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1925in"/>
    </style:style>
    <style:style style:name="co7" style:family="table-column">
      <style:table-column-properties fo:break-before="auto" style:column-width="1.3862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3" table:default-cell-style-name="ce3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column table:style-name="co1" table:default-cell-style-name="ce3"/>
        <table:table-column table:style-name="co1" table:default-cell-style-name="Default"/>
        <table:table-column table:style-name="co7" table:default-cell-style-name="Default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1.1413in" svg:height="0.7083in" svg:x="1.1252in" svg:y="0in" draw:caption-point-x="-0.2402in" draw:caption-point-y="0.0039in">
              <dc:date>2023-05-09T00:00:00</dc:date>
              <text:p text:style-name="P1"><text:span text:style-name="T1"><text:a xlink:href="https://en.wikipedia.org/wiki/List_of_stars_in_Ursa_Major" xlink:type="simple">https://en.wikipedia.org/wiki/List_of_stars_in_Ursa_Major</text:a></text:span><text:span text:style-name="T1"><text:s/></text:span></text:p>
            </office:annotation>
            <text:p><text:a xlink:href="https://en.wikipedia.org/wiki/Proper_names_(astronomy)" xlink:type="simple">Name</text:a></text:p>
          </table:table-cell>
          <table:table-cell table:style-name="ce1" office:value-type="string" calcext:value-type="string">
            <text:p><text:a xlink:href="https://en.wikipedia.org/wiki/Bayer_designation" xlink:type="simple">B</text:a></text:p>
          </table:table-cell>
          <table:table-cell table:style-name="ce1" office:value-type="string" calcext:value-type="string">
            <text:p><text:a xlink:href="https://en.wikipedia.org/wiki/Flamsteed_designation" xlink:type="simple">F</text:a></text:p>
          </table:table-cell>
          <table:table-cell table:style-name="ce1" office:value-type="string" calcext:value-type="string">
            <text:p><text:a xlink:href="https://en.wikipedia.org/wiki/Variable_star_designation" xlink:type="simple">Var</text:a></text:p>
          </table:table-cell>
          <table:table-cell table:style-name="ce1" office:value-type="string" calcext:value-type="string">
            <text:p><text:a xlink:href="https://en.wikipedia.org/wiki/Henry_Draper_Catalogue" xlink:type="simple">HD</text:a></text:p>
          </table:table-cell>
          <table:table-cell table:style-name="ce1" office:value-type="string" calcext:value-type="string">
            <text:p><text:a xlink:href="https://en.wikipedia.org/wiki/Hipparcos_Catalogue" xlink:type="simple">HIP</text:a></text:p>
          </table:table-cell>
          <table:table-cell table:style-name="ce1" office:value-type="string" calcext:value-type="string">
            <text:p><text:a xlink:href="https://en.wikipedia.org/wiki/Right_ascension" xlink:type="simple">RA</text:a></text:p>
          </table:table-cell>
          <table:table-cell table:style-name="ce1" office:value-type="string" calcext:value-type="string">
            <text:p><text:a xlink:href="https://en.wikipedia.org/wiki/Declination" xlink:type="simple">Dec</text:a></text:p>
          </table:table-cell>
          <table:table-cell table:style-name="ce1" office:value-type="string" calcext:value-type="string">
            <text:p><text:a xlink:href="https://en.wikipedia.org/wiki/Apparent_magnitude" xlink:type="simple">vis.mag.</text:a></text:p>
          </table:table-cell>
          <table:table-cell table:style-name="ce1" office:value-type="string" calcext:value-type="string">
            <text:p><text:a xlink:href="https://en.wikipedia.org/wiki/Absolute_magnitude" xlink:type="simple">abs.mag.</text:a></text:p>
          </table:table-cell>
          <table:table-cell table:style-name="ce1" office:value-type="string" calcext:value-type="string">
            <text:p><text:a xlink:href="https://en.wikipedia.org/wiki/Stellar_distance" xlink:type="simple">Dist.</text:a> (<text:a xlink:href="https://en.wikipedia.org/wiki/Light_year" xlink:type="simple">ly</text:a>)</text:p>
          </table:table-cell>
          <table:table-cell table:style-name="ce1" office:value-type="string" calcext:value-type="string">
            <text:p><text:a xlink:href="https://en.wikipedia.org/wiki/Stellar_classification" xlink:type="simple">Sp. class</text:a></text:p>
          </table:table-cell>
          <table:table-cell table:style-name="ce1" office:value-type="string" calcext:value-type="string">
            <text:p>Notes</text:p>
          </table:table-cell>
          <table:table-cell/>
          <table:table-cell office:value-type="string" calcext:value-type="string">
            <text:p>ORDER tracé edges</text:p>
          </table:table-cell>
          <table:table-cell office:value-type="string" calcext:value-type="string">
            <text:p>RA2 h str</text:p>
          </table:table-cell>
          <table:table-cell office:value-type="string" calcext:value-type="string">
            <text:p>RA2 h nb</text:p>
          </table:table-cell>
          <table:table-cell office:value-type="string" calcext:value-type="string">
            <text:p>RA2 mn str</text:p>
          </table:table-cell>
          <table:table-cell office:value-type="string" calcext:value-type="string">
            <text:p>RA2 mn nb</text:p>
          </table:table-cell>
          <table:table-cell office:value-type="string" calcext:value-type="string">
            <text:p>RA2 sec str</text:p>
          </table:table-cell>
          <table:table-cell office:value-type="string" calcext:value-type="string">
            <text:p>RA2 sec nb</text:p>
          </table:table-cell>
          <table:table-cell office:value-type="string" calcext:value-type="string">
            <text:p>Dec2 h str</text:p>
          </table:table-cell>
          <table:table-cell office:value-type="string" calcext:value-type="string">
            <text:p>Dec2 h nb</text:p>
          </table:table-cell>
          <table:table-cell office:value-type="string" calcext:value-type="string">
            <text:p>Dec2 mn str</text:p>
          </table:table-cell>
          <table:table-cell office:value-type="string" calcext:value-type="string">
            <text:p>Dec2 mn nb</text:p>
          </table:table-cell>
          <table:table-cell office:value-type="string" calcext:value-type="string">
            <text:p>Dec2 sec str</text:p>
          </table:table-cell>
          <table:table-cell office:value-type="string" calcext:value-type="string">
            <text:p>Dec2 sec nb</text:p>
          </table:table-cell>
          <table:table-cell office:value-type="string" calcext:value-type="string">
            <text:p>RA2 h.</text:p>
          </table:table-cell>
          <table:table-cell office:value-type="string" calcext:value-type="string">
            <text:p>Dec2 deg.</text:p>
          </table:table-cell>
        </table:table-row>
        <table:table-row table:style-name="ro1">
          <table:table-cell office:value-type="string" calcext:value-type="string">
            <text:p><text:a xlink:href="https://en.wikipedia.org/wiki/Epsilon_Ursae_Majoris" xlink:type="simple">ε UMa</text:a></text:p>
          </table:table-cell>
          <table:table-cell table:style-name="ce2" office:value-type="string" calcext:value-type="string">
            <text:p>ε</text:p>
          </table:table-cell>
          <table:table-cell table:style-name="ce2" office:value-type="float" office:value="77" calcext:value-type="float">
            <text:p>77</text:p>
          </table:table-cell>
          <table:table-cell/>
          <table:table-cell office:value-type="float" office:value="112185" calcext:value-type="float">
            <text:p>112185</text:p>
          </table:table-cell>
          <table:table-cell office:value-type="float" office:value="62956" calcext:value-type="float">
            <text:p>62956</text:p>
          </table:table-cell>
          <table:table-cell office:value-type="string" calcext:value-type="string">
            <text:p>12h 54m 01.63s</text:p>
          </table:table-cell>
          <table:table-cell office:value-type="string" calcext:value-type="string">
            <text:p>+55° 57′ 35.4″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−0.2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0p</text:p>
          </table:table-cell>
          <table:table-cell table:style-name="ce2" office:value-type="string" calcext:value-type="string">
            <text:p>Alioth; <text:a xlink:href="https://en.wikipedia.org/wiki/Brown_dwarf" xlink:type="simple">brown dwarf</text:a> companion?; <text:a xlink:href="https://en.wikipedia.org/wiki/Alpha²_Canum_Venaticorum_variable" xlink:type="simple">α² CVn variable</text:a></text:p>
          </table:table-cell>
          <table:table-cell/>
          <table:table-cell office:value-type="float" office:value="3" calcext:value-type="float">
            <text:p>3</text:p>
          </table:table-cell>
          <table:table-cell table:formula="of:=MIDB([.$G2];1;2)" office:value-type="string" office:string-value="12" calcext:value-type="string">
            <text:p>12</text:p>
          </table:table-cell>
          <table:table-cell table:formula="of:=VALUE([.P2])" office:value-type="float" office:value="12" calcext:value-type="float">
            <text:p>12</text:p>
          </table:table-cell>
          <table:table-cell table:formula="of:=ORG.LIBREOFFICE.REGEX([.G2];&quot;.*h(.*)m.*&quot;;&quot;$1&quot;)" office:value-type="string" office:string-value=" 54" calcext:value-type="string">
            <text:p> 54</text:p>
          </table:table-cell>
          <table:table-cell table:formula="of:=VALUE([.R2])" office:value-type="float" office:value="54" calcext:value-type="float">
            <text:p>54</text:p>
          </table:table-cell>
          <table:table-cell table:formula="of:=ORG.LIBREOFFICE.REGEX([.G2];&quot;.*m(.*)s.*&quot;;&quot;$1&quot;)" office:value-type="string" office:string-value=" 01.63" calcext:value-type="string">
            <text:p> 01.63</text:p>
          </table:table-cell>
          <table:table-cell table:formula="of:=VALUE([.T2])" office:value-type="float" office:value="1.63" calcext:value-type="float">
            <text:p>1.63</text:p>
          </table:table-cell>
          <table:table-cell table:formula="of:=ORG.LIBREOFFICE.REGEX([.H2];&quot;(.*)°.*&quot;;&quot;$1&quot;)" office:value-type="string" office:string-value="+55" calcext:value-type="string">
            <text:p>+55</text:p>
          </table:table-cell>
          <table:table-cell table:formula="of:=VALUE([.V2])" office:value-type="float" office:value="55" calcext:value-type="float">
            <text:p>55</text:p>
          </table:table-cell>
          <table:table-cell table:formula="of:=ORG.LIBREOFFICE.REGEX([.H2];&quot;.*°(.*)′ .*&quot;;&quot;$1&quot;)" office:value-type="string" office:string-value=" 57" calcext:value-type="string">
            <text:p> 57</text:p>
          </table:table-cell>
          <table:table-cell table:formula="of:=VALUE([.X2])" office:value-type="float" office:value="57" calcext:value-type="float">
            <text:p>57</text:p>
          </table:table-cell>
          <table:table-cell table:formula="of:=ORG.LIBREOFFICE.REGEX([.H2];&quot;.*′(.*)″.*&quot;;&quot;$1&quot;)" office:value-type="string" office:string-value=" 35.4" calcext:value-type="string">
            <text:p> 35.4</text:p>
          </table:table-cell>
          <table:table-cell table:formula="of:=VALUE([.Z2])" office:value-type="float" office:value="35.4" calcext:value-type="float">
            <text:p>35.4</text:p>
          </table:table-cell>
          <table:table-cell table:formula="of:=[.Q2]+[.S2]/60+[.U2]/3600" office:value-type="float" office:value="12.9004527777778" calcext:value-type="float">
            <text:p>12.9004527777778</text:p>
          </table:table-cell>
          <table:table-cell table:formula="of:=[.W2]+[.Y2]/60+[.AA2]/3600" office:value-type="float" office:value="55.9598333333333" calcext:value-type="float">
            <text:p>55.9598333333333</text:p>
          </table:table-cell>
        </table:table-row>
        <table:table-row table:style-name="ro1">
          <table:table-cell office:value-type="string" calcext:value-type="string">
            <text:p><text:a xlink:href="https://en.wikipedia.org/wiki/Alpha_Ursae_Majoris" xlink:type="simple">α UMa</text:a></text:p>
          </table:table-cell>
          <table:table-cell table:style-name="ce2" office:value-type="string" calcext:value-type="string">
            <text:p>α</text:p>
          </table:table-cell>
          <table:table-cell table:style-name="ce2" office:value-type="float" office:value="50" calcext:value-type="float">
            <text:p>50</text:p>
          </table:table-cell>
          <table:table-cell/>
          <table:table-cell office:value-type="float" office:value="95689" calcext:value-type="float">
            <text:p>95689</text:p>
          </table:table-cell>
          <table:table-cell office:value-type="float" office:value="54061" calcext:value-type="float">
            <text:p>54061</text:p>
          </table:table-cell>
          <table:table-cell office:value-type="string" calcext:value-type="string">
            <text:p>11h 03m 43.84s</text:p>
          </table:table-cell>
          <table:table-cell office:value-type="string" calcext:value-type="string">
            <text:p>+61° 45′ 04.0″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−1.0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F7V comp</text:p>
          </table:table-cell>
          <table:table-cell table:style-name="ce2" office:value-type="string" calcext:value-type="string">
            <text:p>Dubhe, Dubh, Dubb, Thahr al Dub al Akbar, Ak</text:p>
          </table:table-cell>
          <table:table-cell/>
          <table:table-cell office:value-type="float" office:value="7" calcext:value-type="float">
            <text:p>7</text:p>
          </table:table-cell>
          <table:table-cell table:formula="of:=MIDB([.$G3];1;2)" office:value-type="string" office:string-value="11" calcext:value-type="string">
            <text:p>11</text:p>
          </table:table-cell>
          <table:table-cell table:formula="of:=VALUE([.P3])" office:value-type="float" office:value="11" calcext:value-type="float">
            <text:p>11</text:p>
          </table:table-cell>
          <table:table-cell table:formula="of:=ORG.LIBREOFFICE.REGEX([.G3];&quot;.*h(.*)m.*&quot;;&quot;$1&quot;)" office:value-type="string" office:string-value=" 03" calcext:value-type="string">
            <text:p> 03</text:p>
          </table:table-cell>
          <table:table-cell table:formula="of:=VALUE([.R3])" office:value-type="float" office:value="3" calcext:value-type="float">
            <text:p>3</text:p>
          </table:table-cell>
          <table:table-cell table:formula="of:=ORG.LIBREOFFICE.REGEX([.G3];&quot;.*m(.*)s.*&quot;;&quot;$1&quot;)" office:value-type="string" office:string-value=" 43.84" calcext:value-type="string">
            <text:p> 43.84</text:p>
          </table:table-cell>
          <table:table-cell table:formula="of:=VALUE([.T3])" office:value-type="float" office:value="43.84" calcext:value-type="float">
            <text:p>43.84</text:p>
          </table:table-cell>
          <table:table-cell table:formula="of:=ORG.LIBREOFFICE.REGEX([.H3];&quot;(.*)°.*&quot;;&quot;$1&quot;)" office:value-type="string" office:string-value="+61" calcext:value-type="string">
            <text:p>+61</text:p>
          </table:table-cell>
          <table:table-cell table:formula="of:=VALUE([.V3])" office:value-type="float" office:value="61" calcext:value-type="float">
            <text:p>61</text:p>
          </table:table-cell>
          <table:table-cell table:formula="of:=ORG.LIBREOFFICE.REGEX([.H3];&quot;.*°(.*)′ .*&quot;;&quot;$1&quot;)" office:value-type="string" office:string-value=" 45" calcext:value-type="string">
            <text:p> 45</text:p>
          </table:table-cell>
          <table:table-cell table:formula="of:=VALUE([.X3])" office:value-type="float" office:value="45" calcext:value-type="float">
            <text:p>45</text:p>
          </table:table-cell>
          <table:table-cell table:formula="of:=ORG.LIBREOFFICE.REGEX([.H3];&quot;.*′(.*)″.*&quot;;&quot;$1&quot;)" office:value-type="string" office:string-value=" 04.0" calcext:value-type="string">
            <text:p> 04.0</text:p>
          </table:table-cell>
          <table:table-cell table:formula="of:=VALUE([.Z3])" office:value-type="float" office:value="4" calcext:value-type="float">
            <text:p>4</text:p>
          </table:table-cell>
          <table:table-cell table:formula="of:=[.Q3]+[.S3]/60+[.U3]/3600" office:value-type="float" office:value="11.0621777777778" calcext:value-type="float">
            <text:p>11.0621777777778</text:p>
          </table:table-cell>
          <table:table-cell table:formula="of:=[.W3]+[.Y3]/60+[.AA3]/3600" office:value-type="float" office:value="61.7511111111111" calcext:value-type="float">
            <text:p>61.7511111111111</text:p>
          </table:table-cell>
        </table:table-row>
        <table:table-row table:style-name="ro2">
          <table:table-cell office:value-type="string" calcext:value-type="string">
            <text:p><text:a xlink:href="https://en.wikipedia.org/wiki/Eta_Ursae_Majoris" xlink:type="simple">η UMa</text:a></text:p>
          </table:table-cell>
          <table:table-cell table:style-name="ce2" office:value-type="string" calcext:value-type="string">
            <text:p>η</text:p>
          </table:table-cell>
          <table:table-cell table:style-name="ce2" office:value-type="float" office:value="85" calcext:value-type="float">
            <text:p>85</text:p>
          </table:table-cell>
          <table:table-cell/>
          <table:table-cell office:value-type="float" office:value="120315" calcext:value-type="float">
            <text:p>120315</text:p>
          </table:table-cell>
          <table:table-cell office:value-type="float" office:value="67301" calcext:value-type="float">
            <text:p>67301</text:p>
          </table:table-cell>
          <table:table-cell office:value-type="string" calcext:value-type="string">
            <text:p>13h 47m 32.55s</text:p>
          </table:table-cell>
          <table:table-cell office:value-type="string" calcext:value-type="string">
            <text:p>+49° 18′ 47.9″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−0.6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3V SB</text:p>
          </table:table-cell>
          <table:table-cell table:style-name="ce2" office:value-type="string" calcext:value-type="string">
            <text:p>Benetnasch, Alkaid, Elkeid</text:p>
          </table:table-cell>
          <table:table-cell/>
          <table:table-cell office:value-type="float" office:value="1" calcext:value-type="float">
            <text:p>1</text:p>
          </table:table-cell>
          <table:table-cell table:formula="of:=MIDB([.$G4];1;2)" office:value-type="string" office:string-value="13" calcext:value-type="string">
            <text:p>13</text:p>
          </table:table-cell>
          <table:table-cell table:formula="of:=VALUE([.P4])" office:value-type="float" office:value="13" calcext:value-type="float">
            <text:p>13</text:p>
          </table:table-cell>
          <table:table-cell table:formula="of:=ORG.LIBREOFFICE.REGEX([.G4];&quot;.*h(.*)m.*&quot;;&quot;$1&quot;)" office:value-type="string" office:string-value=" 47" calcext:value-type="string">
            <text:p> 47</text:p>
          </table:table-cell>
          <table:table-cell table:formula="of:=VALUE([.R4])" office:value-type="float" office:value="47" calcext:value-type="float">
            <text:p>47</text:p>
          </table:table-cell>
          <table:table-cell table:formula="of:=ORG.LIBREOFFICE.REGEX([.G4];&quot;.*m(.*)s.*&quot;;&quot;$1&quot;)" office:value-type="string" office:string-value=" 32.55" calcext:value-type="string">
            <text:p> 32.55</text:p>
          </table:table-cell>
          <table:table-cell table:formula="of:=VALUE([.T4])" office:value-type="float" office:value="32.55" calcext:value-type="float">
            <text:p>32.55</text:p>
          </table:table-cell>
          <table:table-cell table:formula="of:=ORG.LIBREOFFICE.REGEX([.H4];&quot;(.*)°.*&quot;;&quot;$1&quot;)" office:value-type="string" office:string-value="+49" calcext:value-type="string">
            <text:p>+49</text:p>
          </table:table-cell>
          <table:table-cell table:formula="of:=VALUE([.V4])" office:value-type="float" office:value="49" calcext:value-type="float">
            <text:p>49</text:p>
          </table:table-cell>
          <table:table-cell table:formula="of:=ORG.LIBREOFFICE.REGEX([.H4];&quot;.*°(.*)′ .*&quot;;&quot;$1&quot;)" office:value-type="string" office:string-value=" 18" calcext:value-type="string">
            <text:p> 18</text:p>
          </table:table-cell>
          <table:table-cell table:formula="of:=VALUE([.X4])" office:value-type="float" office:value="18" calcext:value-type="float">
            <text:p>18</text:p>
          </table:table-cell>
          <table:table-cell table:formula="of:=ORG.LIBREOFFICE.REGEX([.H4];&quot;.*′(.*)″.*&quot;;&quot;$1&quot;)" office:value-type="string" office:string-value=" 47.9" calcext:value-type="string">
            <text:p> 47.9</text:p>
          </table:table-cell>
          <table:table-cell table:formula="of:=VALUE([.Z4])" office:value-type="float" office:value="47.9" calcext:value-type="float">
            <text:p>47.9</text:p>
          </table:table-cell>
          <table:table-cell table:formula="of:=[.Q4]+[.S4]/60+[.U4]/3600" office:value-type="float" office:value="13.792375" calcext:value-type="float">
            <text:p>13.792375</text:p>
          </table:table-cell>
          <table:table-cell table:formula="of:=[.W4]+[.Y4]/60+[.AA4]/3600" office:value-type="float" office:value="49.3133055555556" calcext:value-type="float">
            <text:p>49.3133055555556</text:p>
          </table:table-cell>
        </table:table-row>
        <table:table-row table:style-name="ro3">
          <table:table-cell office:value-type="string" calcext:value-type="string">
            <text:p><text:a xlink:href="https://en.wikipedia.org/wiki/Mizar" xlink:type="simple">Mizar</text:a> A</text:p>
          </table:table-cell>
          <table:table-cell table:style-name="ce2" office:value-type="string" calcext:value-type="string">
            <text:p>ζ1</text:p>
          </table:table-cell>
          <table:table-cell table:style-name="ce2" office:value-type="float" office:value="79" calcext:value-type="float">
            <text:p>79</text:p>
          </table:table-cell>
          <table:table-cell/>
          <table:table-cell office:value-type="float" office:value="116656" calcext:value-type="float">
            <text:p>116656</text:p>
          </table:table-cell>
          <table:table-cell office:value-type="float" office:value="65378" calcext:value-type="float">
            <text:p>65378</text:p>
          </table:table-cell>
          <table:table-cell office:value-type="string" calcext:value-type="string">
            <text:p>13h 23m 55.54s</text:p>
          </table:table-cell>
          <table:table-cell office:value-type="string" calcext:value-type="string">
            <text:p>+54° 55′ 31.3″</text:p>
          </table:table-cell>
          <table:table-cell office:value-type="float" office:value="2.23" calcext:value-type="float">
            <text:p>2.23</text:p>
          </table:table-cell>
          <table:table-cell office:value-type="float" office:value="0.32" calcext:value-type="float">
            <text:p>0.3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2V SB</text:p>
          </table:table-cell>
          <table:table-cell table:style-name="ce2" office:value-type="string" calcext:value-type="string">
            <text:p><text:a xlink:href="https://en.wikipedia.org/wiki/Spectroscopic_binary" xlink:type="simple">spectroscopic binary</text:a>, the Mizar pair also form a naked eye double with Alcor</text:p>
          </table:table-cell>
          <table:table-cell/>
          <table:table-cell office:value-type="float" office:value="2" calcext:value-type="float">
            <text:p>2</text:p>
          </table:table-cell>
          <table:table-cell table:formula="of:=MIDB([.$G5];1;2)" office:value-type="string" office:string-value="13" calcext:value-type="string">
            <text:p>13</text:p>
          </table:table-cell>
          <table:table-cell table:formula="of:=VALUE([.P5])" office:value-type="float" office:value="13" calcext:value-type="float">
            <text:p>13</text:p>
          </table:table-cell>
          <table:table-cell table:formula="of:=ORG.LIBREOFFICE.REGEX([.G5];&quot;.*h(.*)m.*&quot;;&quot;$1&quot;)" office:value-type="string" office:string-value=" 23" calcext:value-type="string">
            <text:p> 23</text:p>
          </table:table-cell>
          <table:table-cell table:formula="of:=VALUE([.R5])" office:value-type="float" office:value="23" calcext:value-type="float">
            <text:p>23</text:p>
          </table:table-cell>
          <table:table-cell table:formula="of:=ORG.LIBREOFFICE.REGEX([.G5];&quot;.*m(.*)s.*&quot;;&quot;$1&quot;)" office:value-type="string" office:string-value=" 55.54" calcext:value-type="string">
            <text:p> 55.54</text:p>
          </table:table-cell>
          <table:table-cell table:formula="of:=VALUE([.T5])" office:value-type="float" office:value="55.54" calcext:value-type="float">
            <text:p>55.54</text:p>
          </table:table-cell>
          <table:table-cell table:formula="of:=ORG.LIBREOFFICE.REGEX([.H5];&quot;(.*)°.*&quot;;&quot;$1&quot;)" office:value-type="string" office:string-value="+54" calcext:value-type="string">
            <text:p>+54</text:p>
          </table:table-cell>
          <table:table-cell table:formula="of:=VALUE([.V5])" office:value-type="float" office:value="54" calcext:value-type="float">
            <text:p>54</text:p>
          </table:table-cell>
          <table:table-cell table:formula="of:=ORG.LIBREOFFICE.REGEX([.H5];&quot;.*°(.*)′ .*&quot;;&quot;$1&quot;)" office:value-type="string" office:string-value=" 55" calcext:value-type="string">
            <text:p> 55</text:p>
          </table:table-cell>
          <table:table-cell table:formula="of:=VALUE([.X5])" office:value-type="float" office:value="55" calcext:value-type="float">
            <text:p>55</text:p>
          </table:table-cell>
          <table:table-cell table:formula="of:=ORG.LIBREOFFICE.REGEX([.H5];&quot;.*′(.*)″.*&quot;;&quot;$1&quot;)" office:value-type="string" office:string-value=" 31.3" calcext:value-type="string">
            <text:p> 31.3</text:p>
          </table:table-cell>
          <table:table-cell table:formula="of:=VALUE([.Z5])" office:value-type="float" office:value="31.3" calcext:value-type="float">
            <text:p>31.3</text:p>
          </table:table-cell>
          <table:table-cell table:formula="of:=[.Q5]+[.S5]/60+[.U5]/3600" office:value-type="float" office:value="13.3987611111111" calcext:value-type="float">
            <text:p>13.3987611111111</text:p>
          </table:table-cell>
          <table:table-cell table:formula="of:=[.W5]+[.Y5]/60+[.AA5]/3600" office:value-type="float" office:value="54.9253611111111" calcext:value-type="float">
            <text:p>54.9253611111111</text:p>
          </table:table-cell>
        </table:table-row>
        <table:table-row table:style-name="ro4">
          <table:table-cell office:value-type="string" calcext:value-type="string">
            <text:p><text:a xlink:href="https://en.wikipedia.org/wiki/Beta_Ursae_Majoris" xlink:type="simple">β UMa</text:a></text:p>
          </table:table-cell>
          <table:table-cell table:style-name="ce2" office:value-type="string" calcext:value-type="string">
            <text:p>β</text:p>
          </table:table-cell>
          <table:table-cell table:style-name="ce2" office:value-type="float" office:value="48" calcext:value-type="float">
            <text:p>48</text:p>
          </table:table-cell>
          <table:table-cell/>
          <table:table-cell office:value-type="float" office:value="95418" calcext:value-type="float">
            <text:p>95418</text:p>
          </table:table-cell>
          <table:table-cell office:value-type="float" office:value="53910" calcext:value-type="float">
            <text:p>53910</text:p>
          </table:table-cell>
          <table:table-cell office:value-type="string" calcext:value-type="string">
            <text:p>11h 01m 50.39s</text:p>
          </table:table-cell>
          <table:table-cell office:value-type="string" calcext:value-type="string">
            <text:p>+56° 22′ 56.4″</text:p>
          </table:table-cell>
          <table:table-cell office:value-type="float" office:value="2.37" calcext:value-type="float">
            <text:p>2.37</text:p>
          </table:table-cell>
          <table:table-cell office:value-type="float" office:value="0.41" calcext:value-type="float">
            <text:p>0.4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1V</text:p>
          </table:table-cell>
          <table:table-cell table:style-name="ce2" office:value-type="string" calcext:value-type="string">
            <text:p>Merak, Mirak</text:p>
          </table:table-cell>
          <table:table-cell/>
          <table:table-cell office:value-type="float" office:value="6" calcext:value-type="float">
            <text:p>6</text:p>
          </table:table-cell>
          <table:table-cell table:formula="of:=MIDB([.$G6];1;2)" office:value-type="string" office:string-value="11" calcext:value-type="string">
            <text:p>11</text:p>
          </table:table-cell>
          <table:table-cell table:formula="of:=VALUE([.P6])" office:value-type="float" office:value="11" calcext:value-type="float">
            <text:p>11</text:p>
          </table:table-cell>
          <table:table-cell table:formula="of:=ORG.LIBREOFFICE.REGEX([.G6];&quot;.*h(.*)m.*&quot;;&quot;$1&quot;)" office:value-type="string" office:string-value=" 01" calcext:value-type="string">
            <text:p> 01</text:p>
          </table:table-cell>
          <table:table-cell table:formula="of:=VALUE([.R6])" office:value-type="float" office:value="1" calcext:value-type="float">
            <text:p>1</text:p>
          </table:table-cell>
          <table:table-cell table:formula="of:=ORG.LIBREOFFICE.REGEX([.G6];&quot;.*m(.*)s.*&quot;;&quot;$1&quot;)" office:value-type="string" office:string-value=" 50.39" calcext:value-type="string">
            <text:p> 50.39</text:p>
          </table:table-cell>
          <table:table-cell table:formula="of:=VALUE([.T6])" office:value-type="float" office:value="50.39" calcext:value-type="float">
            <text:p>50.39</text:p>
          </table:table-cell>
          <table:table-cell table:formula="of:=ORG.LIBREOFFICE.REGEX([.H6];&quot;(.*)°.*&quot;;&quot;$1&quot;)" office:value-type="string" office:string-value="+56" calcext:value-type="string">
            <text:p>+56</text:p>
          </table:table-cell>
          <table:table-cell table:formula="of:=VALUE([.V6])" office:value-type="float" office:value="56" calcext:value-type="float">
            <text:p>56</text:p>
          </table:table-cell>
          <table:table-cell table:formula="of:=ORG.LIBREOFFICE.REGEX([.H6];&quot;.*°(.*)′ .*&quot;;&quot;$1&quot;)" office:value-type="string" office:string-value=" 22" calcext:value-type="string">
            <text:p> 22</text:p>
          </table:table-cell>
          <table:table-cell table:formula="of:=VALUE([.X6])" office:value-type="float" office:value="22" calcext:value-type="float">
            <text:p>22</text:p>
          </table:table-cell>
          <table:table-cell table:formula="of:=ORG.LIBREOFFICE.REGEX([.H6];&quot;.*′(.*)″.*&quot;;&quot;$1&quot;)" office:value-type="string" office:string-value=" 56.4" calcext:value-type="string">
            <text:p> 56.4</text:p>
          </table:table-cell>
          <table:table-cell table:formula="of:=VALUE([.Z6])" office:value-type="float" office:value="56.4" calcext:value-type="float">
            <text:p>56.4</text:p>
          </table:table-cell>
          <table:table-cell table:formula="of:=[.Q6]+[.S6]/60+[.U6]/3600" office:value-type="float" office:value="11.0306638888889" calcext:value-type="float">
            <text:p>11.0306638888889</text:p>
          </table:table-cell>
          <table:table-cell table:formula="of:=[.W6]+[.Y6]/60+[.AA6]/3600" office:value-type="float" office:value="56.3823333333333" calcext:value-type="float">
            <text:p>56.3823333333333</text:p>
          </table:table-cell>
        </table:table-row>
        <table:table-row table:style-name="ro1">
          <table:table-cell office:value-type="string" calcext:value-type="string">
            <text:p><text:a xlink:href="https://en.wikipedia.org/wiki/Gamma_Ursae_Majoris" xlink:type="simple">γ UMa</text:a></text:p>
          </table:table-cell>
          <table:table-cell table:style-name="ce2" office:value-type="string" calcext:value-type="string">
            <text:p>γ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office:value-type="float" office:value="103287" calcext:value-type="float">
            <text:p>103287</text:p>
          </table:table-cell>
          <table:table-cell office:value-type="float" office:value="58001" calcext:value-type="float">
            <text:p>58001</text:p>
          </table:table-cell>
          <table:table-cell office:value-type="string" calcext:value-type="string">
            <text:p>11h 53m 49.74s</text:p>
          </table:table-cell>
          <table:table-cell office:value-type="string" calcext:value-type="string">
            <text:p>+53° 41′ 41.0″</text:p>
          </table:table-cell>
          <table:table-cell office:value-type="float" office:value="2.44" calcext:value-type="float">
            <text:p>2.44</text:p>
          </table:table-cell>
          <table:table-cell office:value-type="float" office:value="0.36" calcext:value-type="float">
            <text:p>0.3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0V SB</text:p>
          </table:table-cell>
          <table:table-cell table:style-name="ce2" office:value-type="string" calcext:value-type="string">
            <text:p>Phad, Phecda, Phegda, Phekha, Phacd</text:p>
          </table:table-cell>
          <table:table-cell/>
          <table:table-cell office:value-type="float" office:value="5" calcext:value-type="float">
            <text:p>5</text:p>
          </table:table-cell>
          <table:table-cell table:formula="of:=MIDB([.$G7];1;2)" office:value-type="string" office:string-value="11" calcext:value-type="string">
            <text:p>11</text:p>
          </table:table-cell>
          <table:table-cell table:formula="of:=VALUE([.P7])" office:value-type="float" office:value="11" calcext:value-type="float">
            <text:p>11</text:p>
          </table:table-cell>
          <table:table-cell table:formula="of:=ORG.LIBREOFFICE.REGEX([.G7];&quot;.*h(.*)m.*&quot;;&quot;$1&quot;)" office:value-type="string" office:string-value=" 53" calcext:value-type="string">
            <text:p> 53</text:p>
          </table:table-cell>
          <table:table-cell table:formula="of:=VALUE([.R7])" office:value-type="float" office:value="53" calcext:value-type="float">
            <text:p>53</text:p>
          </table:table-cell>
          <table:table-cell table:formula="of:=ORG.LIBREOFFICE.REGEX([.G7];&quot;.*m(.*)s.*&quot;;&quot;$1&quot;)" office:value-type="string" office:string-value=" 49.74" calcext:value-type="string">
            <text:p> 49.74</text:p>
          </table:table-cell>
          <table:table-cell table:formula="of:=VALUE([.T7])" office:value-type="float" office:value="49.74" calcext:value-type="float">
            <text:p>49.74</text:p>
          </table:table-cell>
          <table:table-cell table:formula="of:=ORG.LIBREOFFICE.REGEX([.H7];&quot;(.*)°.*&quot;;&quot;$1&quot;)" office:value-type="string" office:string-value="+53" calcext:value-type="string">
            <text:p>+53</text:p>
          </table:table-cell>
          <table:table-cell table:formula="of:=VALUE([.V7])" office:value-type="float" office:value="53" calcext:value-type="float">
            <text:p>53</text:p>
          </table:table-cell>
          <table:table-cell table:formula="of:=ORG.LIBREOFFICE.REGEX([.H7];&quot;.*°(.*)′ .*&quot;;&quot;$1&quot;)" office:value-type="string" office:string-value=" 41" calcext:value-type="string">
            <text:p> 41</text:p>
          </table:table-cell>
          <table:table-cell table:formula="of:=VALUE([.X7])" office:value-type="float" office:value="41" calcext:value-type="float">
            <text:p>41</text:p>
          </table:table-cell>
          <table:table-cell table:formula="of:=ORG.LIBREOFFICE.REGEX([.H7];&quot;.*′(.*)″.*&quot;;&quot;$1&quot;)" office:value-type="string" office:string-value=" 41.0" calcext:value-type="string">
            <text:p> 41.0</text:p>
          </table:table-cell>
          <table:table-cell table:formula="of:=VALUE([.Z7])" office:value-type="float" office:value="41" calcext:value-type="float">
            <text:p>41</text:p>
          </table:table-cell>
          <table:table-cell table:formula="of:=[.Q7]+[.S7]/60+[.U7]/3600" office:value-type="float" office:value="11.89715" calcext:value-type="float">
            <text:p>11.89715</text:p>
          </table:table-cell>
          <table:table-cell table:formula="of:=[.W7]+[.Y7]/60+[.AA7]/3600" office:value-type="float" office:value="53.6947222222222" calcext:value-type="float">
            <text:p>53.6947222222222</text:p>
          </table:table-cell>
        </table:table-row>
        <table:table-row table:style-name="ro4">
          <table:table-cell office:value-type="string" calcext:value-type="string">
            <text:p><text:a xlink:href="https://en.wikipedia.org/wiki/Psi_Ursae_Majoris" xlink:type="simple">ψ UMa</text:a></text:p>
          </table:table-cell>
          <table:table-cell table:style-name="ce2" office:value-type="string" calcext:value-type="string">
            <text:p>ψ</text:p>
          </table:table-cell>
          <table:table-cell table:style-name="ce2" office:value-type="float" office:value="52" calcext:value-type="float">
            <text:p>52</text:p>
          </table:table-cell>
          <table:table-cell/>
          <table:table-cell office:value-type="float" office:value="96833" calcext:value-type="float">
            <text:p>96833</text:p>
          </table:table-cell>
          <table:table-cell office:value-type="float" office:value="54539" calcext:value-type="float">
            <text:p>54539</text:p>
          </table:table-cell>
          <table:table-cell office:value-type="string" calcext:value-type="string">
            <text:p>11h 09m 39.86s</text:p>
          </table:table-cell>
          <table:table-cell office:value-type="string" calcext:value-type="string">
            <text:p>+44° 29′ 54.8″</text:p>
          </table:table-cell>
          <table:table-cell office:value-type="float" office:value="3.01" calcext:value-type="float">
            <text:p>3.01</text:p>
          </table:table-cell>
          <table:table-cell office:value-type="string" calcext:value-type="string">
            <text:p>−0.2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K1III</text:p>
          </table:table-cell>
          <table:table-cell table:style-name="ce2" office:value-type="string" calcext:value-type="string">
            <text:p>Ta Tsun</text:p>
          </table:table-cell>
          <table:table-cell table:number-columns-repeated="2"/>
          <table:table-cell table:formula="of:=MIDB([.$G8];1;2)" office:value-type="string" office:string-value="11" calcext:value-type="string">
            <text:p>11</text:p>
          </table:table-cell>
          <table:table-cell table:formula="of:=VALUE([.P8])" office:value-type="float" office:value="11" calcext:value-type="float">
            <text:p>11</text:p>
          </table:table-cell>
          <table:table-cell table:formula="of:=ORG.LIBREOFFICE.REGEX([.G8];&quot;.*h(.*)m.*&quot;;&quot;$1&quot;)" office:value-type="string" office:string-value=" 09" calcext:value-type="string">
            <text:p> 09</text:p>
          </table:table-cell>
          <table:table-cell table:formula="of:=VALUE([.R8])" office:value-type="float" office:value="9" calcext:value-type="float">
            <text:p>9</text:p>
          </table:table-cell>
          <table:table-cell table:formula="of:=ORG.LIBREOFFICE.REGEX([.G8];&quot;.*m(.*)s.*&quot;;&quot;$1&quot;)" office:value-type="string" office:string-value=" 39.86" calcext:value-type="string">
            <text:p> 39.86</text:p>
          </table:table-cell>
          <table:table-cell table:formula="of:=VALUE([.T8])" office:value-type="float" office:value="39.86" calcext:value-type="float">
            <text:p>39.86</text:p>
          </table:table-cell>
          <table:table-cell table:formula="of:=ORG.LIBREOFFICE.REGEX([.H8];&quot;(.*)°.*&quot;;&quot;$1&quot;)" office:value-type="string" office:string-value="+44" calcext:value-type="string">
            <text:p>+44</text:p>
          </table:table-cell>
          <table:table-cell table:formula="of:=VALUE([.V8])" office:value-type="float" office:value="44" calcext:value-type="float">
            <text:p>44</text:p>
          </table:table-cell>
          <table:table-cell table:formula="of:=ORG.LIBREOFFICE.REGEX([.H8];&quot;.*°(.*)′ .*&quot;;&quot;$1&quot;)" office:value-type="string" office:string-value=" 29" calcext:value-type="string">
            <text:p> 29</text:p>
          </table:table-cell>
          <table:table-cell table:formula="of:=VALUE([.X8])" office:value-type="float" office:value="29" calcext:value-type="float">
            <text:p>29</text:p>
          </table:table-cell>
          <table:table-cell table:formula="of:=ORG.LIBREOFFICE.REGEX([.H8];&quot;.*′(.*)″.*&quot;;&quot;$1&quot;)" office:value-type="string" office:string-value=" 54.8" calcext:value-type="string">
            <text:p> 54.8</text:p>
          </table:table-cell>
          <table:table-cell table:formula="of:=VALUE([.Z8])" office:value-type="float" office:value="54.8" calcext:value-type="float">
            <text:p>54.8</text:p>
          </table:table-cell>
          <table:table-cell table:formula="of:=[.Q8]+[.S8]/60+[.U8]/3600" office:value-type="float" office:value="11.1610722222222" calcext:value-type="float">
            <text:p>11.1610722222222</text:p>
          </table:table-cell>
          <table:table-cell table:formula="of:=[.W8]+[.Y8]/60+[.AA8]/3600" office:value-type="float" office:value="44.4985555555556" calcext:value-type="float">
            <text:p>44.4985555555556</text:p>
          </table:table-cell>
        </table:table-row>
        <table:table-row table:style-name="ro5">
          <table:table-cell office:value-type="string" calcext:value-type="string">
            <text:p><text:a xlink:href="https://en.wikipedia.org/wiki/Mu_Ursae_Majoris" xlink:type="simple">μ UMa</text:a></text:p>
          </table:table-cell>
          <table:table-cell table:style-name="ce2" office:value-type="string" calcext:value-type="string">
            <text:p>μ</text:p>
          </table:table-cell>
          <table:table-cell table:style-name="ce2" office:value-type="float" office:value="34" calcext:value-type="float">
            <text:p>34</text:p>
          </table:table-cell>
          <table:table-cell/>
          <table:table-cell office:value-type="float" office:value="89758" calcext:value-type="float">
            <text:p>89758</text:p>
          </table:table-cell>
          <table:table-cell office:value-type="float" office:value="50801" calcext:value-type="float">
            <text:p>50801</text:p>
          </table:table-cell>
          <table:table-cell office:value-type="string" calcext:value-type="string">
            <text:p>10h 22m 19.80s</text:p>
          </table:table-cell>
          <table:table-cell office:value-type="string" calcext:value-type="string">
            <text:p>+41° 29′ 58.0″</text:p>
          </table:table-cell>
          <table:table-cell office:value-type="float" office:value="3.06" calcext:value-type="float">
            <text:p>3.06</text:p>
          </table:table-cell>
          <table:table-cell office:value-type="string" calcext:value-type="string">
            <text:p>−1.35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0III SB</text:p>
          </table:table-cell>
          <table:table-cell table:style-name="ce2" office:value-type="string" calcext:value-type="string">
            <text:p>Tania Australis, Alkafzah Australis; <text:a xlink:href="https://en.wikipedia.org/wiki/Semiregular_variable" xlink:type="simple">semiregular variable</text:a></text:p>
          </table:table-cell>
          <table:table-cell table:number-columns-repeated="2"/>
          <table:table-cell table:formula="of:=MIDB([.$G9];1;2)" office:value-type="string" office:string-value="10" calcext:value-type="string">
            <text:p>10</text:p>
          </table:table-cell>
          <table:table-cell table:formula="of:=VALUE([.P9])" office:value-type="float" office:value="10" calcext:value-type="float">
            <text:p>10</text:p>
          </table:table-cell>
          <table:table-cell table:formula="of:=ORG.LIBREOFFICE.REGEX([.G9];&quot;.*h(.*)m.*&quot;;&quot;$1&quot;)" office:value-type="string" office:string-value=" 22" calcext:value-type="string">
            <text:p> 22</text:p>
          </table:table-cell>
          <table:table-cell table:formula="of:=VALUE([.R9])" office:value-type="float" office:value="22" calcext:value-type="float">
            <text:p>22</text:p>
          </table:table-cell>
          <table:table-cell table:formula="of:=ORG.LIBREOFFICE.REGEX([.G9];&quot;.*m(.*)s.*&quot;;&quot;$1&quot;)" office:value-type="string" office:string-value=" 19.80" calcext:value-type="string">
            <text:p> 19.80</text:p>
          </table:table-cell>
          <table:table-cell table:formula="of:=VALUE([.T9])" office:value-type="float" office:value="19.8" calcext:value-type="float">
            <text:p>19.8</text:p>
          </table:table-cell>
          <table:table-cell table:formula="of:=ORG.LIBREOFFICE.REGEX([.H9];&quot;(.*)°.*&quot;;&quot;$1&quot;)" office:value-type="string" office:string-value="+41" calcext:value-type="string">
            <text:p>+41</text:p>
          </table:table-cell>
          <table:table-cell table:formula="of:=VALUE([.V9])" office:value-type="float" office:value="41" calcext:value-type="float">
            <text:p>41</text:p>
          </table:table-cell>
          <table:table-cell table:formula="of:=ORG.LIBREOFFICE.REGEX([.H9];&quot;.*°(.*)′ .*&quot;;&quot;$1&quot;)" office:value-type="string" office:string-value=" 29" calcext:value-type="string">
            <text:p> 29</text:p>
          </table:table-cell>
          <table:table-cell table:formula="of:=VALUE([.X9])" office:value-type="float" office:value="29" calcext:value-type="float">
            <text:p>29</text:p>
          </table:table-cell>
          <table:table-cell table:formula="of:=ORG.LIBREOFFICE.REGEX([.H9];&quot;.*′(.*)″.*&quot;;&quot;$1&quot;)" office:value-type="string" office:string-value=" 58.0" calcext:value-type="string">
            <text:p> 58.0</text:p>
          </table:table-cell>
          <table:table-cell table:formula="of:=VALUE([.Z9])" office:value-type="float" office:value="58" calcext:value-type="float">
            <text:p>58</text:p>
          </table:table-cell>
          <table:table-cell table:formula="of:=[.Q9]+[.S9]/60+[.U9]/3600" office:value-type="float" office:value="10.3721666666667" calcext:value-type="float">
            <text:p>10.3721666666667</text:p>
          </table:table-cell>
          <table:table-cell table:formula="of:=[.W9]+[.Y9]/60+[.AA9]/3600" office:value-type="float" office:value="41.4994444444444" calcext:value-type="float">
            <text:p>41.4994444444444</text:p>
          </table:table-cell>
        </table:table-row>
        <table:table-row table:style-name="ro2">
          <table:table-cell office:value-type="string" calcext:value-type="string">
            <text:p><text:a xlink:href="https://en.wikipedia.org/wiki/Theta_Ursae_Majoris" xlink:type="simple">θ UMa</text:a></text:p>
          </table:table-cell>
          <table:table-cell table:style-name="ce2" office:value-type="string" calcext:value-type="string">
            <text:p>θ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office:value-type="float" office:value="82328" calcext:value-type="float">
            <text:p>82328</text:p>
          </table:table-cell>
          <table:table-cell office:value-type="float" office:value="46853" calcext:value-type="float">
            <text:p>46853</text:p>
          </table:table-cell>
          <table:table-cell office:value-type="string" calcext:value-type="string">
            <text:p>09h 32m 52.33s</text:p>
          </table:table-cell>
          <table:table-cell office:value-type="string" calcext:value-type="string">
            <text:p>+51° 40′ 43.0″</text:p>
          </table:table-cell>
          <table:table-cell office:value-type="float" office:value="3.12" calcext:value-type="float">
            <text:p>3.12</text:p>
          </table:table-cell>
          <table:table-cell office:value-type="float" office:value="2.52" calcext:value-type="float">
            <text:p>2.5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6IV</text:p>
          </table:table-cell>
          <table:table-cell table:style-name="ce2" office:value-type="string" calcext:value-type="string">
            <text:p>Al Haud, Sarir, Sarir Bonet</text:p>
          </table:table-cell>
          <table:table-cell table:number-columns-repeated="2"/>
          <table:table-cell table:formula="of:=MIDB([.$G10];1;2)" office:value-type="string" office:string-value="09" calcext:value-type="string">
            <text:p>09</text:p>
          </table:table-cell>
          <table:table-cell table:formula="of:=VALUE([.P10])" office:value-type="float" office:value="9" calcext:value-type="float">
            <text:p>9</text:p>
          </table:table-cell>
          <table:table-cell table:formula="of:=ORG.LIBREOFFICE.REGEX([.G10];&quot;.*h(.*)m.*&quot;;&quot;$1&quot;)" office:value-type="string" office:string-value=" 32" calcext:value-type="string">
            <text:p> 32</text:p>
          </table:table-cell>
          <table:table-cell table:formula="of:=VALUE([.R10])" office:value-type="float" office:value="32" calcext:value-type="float">
            <text:p>32</text:p>
          </table:table-cell>
          <table:table-cell table:formula="of:=ORG.LIBREOFFICE.REGEX([.G10];&quot;.*m(.*)s.*&quot;;&quot;$1&quot;)" office:value-type="string" office:string-value=" 52.33" calcext:value-type="string">
            <text:p> 52.33</text:p>
          </table:table-cell>
          <table:table-cell table:formula="of:=VALUE([.T10])" office:value-type="float" office:value="52.33" calcext:value-type="float">
            <text:p>52.33</text:p>
          </table:table-cell>
          <table:table-cell table:formula="of:=ORG.LIBREOFFICE.REGEX([.H10];&quot;(.*)°.*&quot;;&quot;$1&quot;)" office:value-type="string" office:string-value="+51" calcext:value-type="string">
            <text:p>+51</text:p>
          </table:table-cell>
          <table:table-cell table:formula="of:=VALUE([.V10])" office:value-type="float" office:value="51" calcext:value-type="float">
            <text:p>51</text:p>
          </table:table-cell>
          <table:table-cell table:formula="of:=ORG.LIBREOFFICE.REGEX([.H10];&quot;.*°(.*)′ .*&quot;;&quot;$1&quot;)" office:value-type="string" office:string-value=" 40" calcext:value-type="string">
            <text:p> 40</text:p>
          </table:table-cell>
          <table:table-cell table:formula="of:=VALUE([.X10])" office:value-type="float" office:value="40" calcext:value-type="float">
            <text:p>40</text:p>
          </table:table-cell>
          <table:table-cell table:formula="of:=ORG.LIBREOFFICE.REGEX([.H10];&quot;.*′(.*)″.*&quot;;&quot;$1&quot;)" office:value-type="string" office:string-value=" 43.0" calcext:value-type="string">
            <text:p> 43.0</text:p>
          </table:table-cell>
          <table:table-cell table:formula="of:=VALUE([.Z10])" office:value-type="float" office:value="43" calcext:value-type="float">
            <text:p>43</text:p>
          </table:table-cell>
          <table:table-cell table:formula="of:=[.Q10]+[.S10]/60+[.U10]/3600" office:value-type="float" office:value="9.54786944444444" calcext:value-type="float">
            <text:p>9.54786944444444</text:p>
          </table:table-cell>
          <table:table-cell table:formula="of:=[.W10]+[.Y10]/60+[.AA10]/3600" office:value-type="float" office:value="51.6786111111111" calcext:value-type="float">
            <text:p>51.6786111111111</text:p>
          </table:table-cell>
        </table:table-row>
        <table:table-row table:style-name="ro5">
          <table:table-cell office:value-type="string" calcext:value-type="string">
            <text:p><text:a xlink:href="https://en.wikipedia.org/wiki/Iota_Ursae_Majoris" xlink:type="simple">ι UMa</text:a></text:p>
          </table:table-cell>
          <table:table-cell table:style-name="ce2" office:value-type="string" calcext:value-type="string">
            <text:p>ι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office:value-type="float" office:value="76644" calcext:value-type="float">
            <text:p>76644</text:p>
          </table:table-cell>
          <table:table-cell office:value-type="float" office:value="44127" calcext:value-type="float">
            <text:p>44127</text:p>
          </table:table-cell>
          <table:table-cell office:value-type="string" calcext:value-type="string">
            <text:p>08h 59m 12.84s</text:p>
          </table:table-cell>
          <table:table-cell office:value-type="string" calcext:value-type="string">
            <text:p>+48° 02′ 32.5″</text:p>
          </table:table-cell>
          <table:table-cell office:value-type="float" office:value="3.14" calcext:value-type="float">
            <text:p>3.14</text:p>
          </table:table-cell>
          <table:table-cell office:value-type="float" office:value="2.29" calcext:value-type="float">
            <text:p>2.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7IV</text:p>
          </table:table-cell>
          <table:table-cell table:style-name="ce2" office:value-type="string" calcext:value-type="string">
            <text:p>Talitha, Dnoces, Alphikra Borealis; quadruple star</text:p>
          </table:table-cell>
          <table:table-cell table:number-columns-repeated="2"/>
          <table:table-cell table:formula="of:=MIDB([.$G11];1;2)" office:value-type="string" office:string-value="08" calcext:value-type="string">
            <text:p>08</text:p>
          </table:table-cell>
          <table:table-cell table:formula="of:=VALUE([.P11])" office:value-type="float" office:value="8" calcext:value-type="float">
            <text:p>8</text:p>
          </table:table-cell>
          <table:table-cell table:formula="of:=ORG.LIBREOFFICE.REGEX([.G11];&quot;.*h(.*)m.*&quot;;&quot;$1&quot;)" office:value-type="string" office:string-value=" 59" calcext:value-type="string">
            <text:p> 59</text:p>
          </table:table-cell>
          <table:table-cell table:formula="of:=VALUE([.R11])" office:value-type="float" office:value="59" calcext:value-type="float">
            <text:p>59</text:p>
          </table:table-cell>
          <table:table-cell table:formula="of:=ORG.LIBREOFFICE.REGEX([.G11];&quot;.*m(.*)s.*&quot;;&quot;$1&quot;)" office:value-type="string" office:string-value=" 12.84" calcext:value-type="string">
            <text:p> 12.84</text:p>
          </table:table-cell>
          <table:table-cell table:formula="of:=VALUE([.T11])" office:value-type="float" office:value="12.84" calcext:value-type="float">
            <text:p>12.84</text:p>
          </table:table-cell>
          <table:table-cell table:formula="of:=ORG.LIBREOFFICE.REGEX([.H11];&quot;(.*)°.*&quot;;&quot;$1&quot;)" office:value-type="string" office:string-value="+48" calcext:value-type="string">
            <text:p>+48</text:p>
          </table:table-cell>
          <table:table-cell table:formula="of:=VALUE([.V11])" office:value-type="float" office:value="48" calcext:value-type="float">
            <text:p>48</text:p>
          </table:table-cell>
          <table:table-cell table:formula="of:=ORG.LIBREOFFICE.REGEX([.H11];&quot;.*°(.*)′ .*&quot;;&quot;$1&quot;)" office:value-type="string" office:string-value=" 02" calcext:value-type="string">
            <text:p> 02</text:p>
          </table:table-cell>
          <table:table-cell table:formula="of:=VALUE([.X11])" office:value-type="float" office:value="2" calcext:value-type="float">
            <text:p>2</text:p>
          </table:table-cell>
          <table:table-cell table:formula="of:=ORG.LIBREOFFICE.REGEX([.H11];&quot;.*′(.*)″.*&quot;;&quot;$1&quot;)" office:value-type="string" office:string-value=" 32.5" calcext:value-type="string">
            <text:p> 32.5</text:p>
          </table:table-cell>
          <table:table-cell table:formula="of:=VALUE([.Z11])" office:value-type="float" office:value="32.5" calcext:value-type="float">
            <text:p>32.5</text:p>
          </table:table-cell>
          <table:table-cell table:formula="of:=[.Q11]+[.S11]/60+[.U11]/3600" office:value-type="float" office:value="8.9869" calcext:value-type="float">
            <text:p>8.9869</text:p>
          </table:table-cell>
          <table:table-cell table:formula="of:=[.W11]+[.Y11]/60+[.AA11]/3600" office:value-type="float" office:value="48.0423611111111" calcext:value-type="float">
            <text:p>48.0423611111111</text:p>
          </table:table-cell>
        </table:table-row>
        <table:table-row table:style-name="ro4">
          <table:table-cell office:value-type="string" calcext:value-type="string">
            <text:p><text:a xlink:href="https://en.wikipedia.org/wiki/Delta_Ursae_Majoris" xlink:type="simple">δ UMa</text:a></text:p>
          </table:table-cell>
          <table:table-cell table:style-name="ce2" office:value-type="string" calcext:value-type="string">
            <text:p>δ</text:p>
          </table:table-cell>
          <table:table-cell table:style-name="ce2" office:value-type="float" office:value="69" calcext:value-type="float">
            <text:p>69</text:p>
          </table:table-cell>
          <table:table-cell/>
          <table:table-cell office:value-type="float" office:value="106591" calcext:value-type="float">
            <text:p>106591</text:p>
          </table:table-cell>
          <table:table-cell office:value-type="float" office:value="59774" calcext:value-type="float">
            <text:p>59774</text:p>
          </table:table-cell>
          <table:table-cell office:value-type="string" calcext:value-type="string">
            <text:p>12h 15m 25.45s</text:p>
          </table:table-cell>
          <table:table-cell office:value-type="string" calcext:value-type="string">
            <text:p>+57° 01′ 57.4″</text:p>
          </table:table-cell>
          <table:table-cell office:value-type="float" office:value="3.31" calcext:value-type="float">
            <text:p>3.31</text:p>
          </table:table-cell>
          <table:table-cell office:value-type="float" office:value="1.33" calcext:value-type="float">
            <text:p>1.3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3Vvar</text:p>
          </table:table-cell>
          <table:table-cell table:style-name="ce2" office:value-type="string" calcext:value-type="string">
            <text:p>Megrez, Kaffa</text:p>
          </table:table-cell>
          <table:table-cell/>
          <table:table-cell office:value-type="float" office:value="4.8" calcext:value-type="float">
            <text:p>4.8</text:p>
          </table:table-cell>
          <table:table-cell table:formula="of:=MIDB([.$G12];1;2)" office:value-type="string" office:string-value="12" calcext:value-type="string">
            <text:p>12</text:p>
          </table:table-cell>
          <table:table-cell table:formula="of:=VALUE([.P12])" office:value-type="float" office:value="12" calcext:value-type="float">
            <text:p>12</text:p>
          </table:table-cell>
          <table:table-cell table:formula="of:=ORG.LIBREOFFICE.REGEX([.G12];&quot;.*h(.*)m.*&quot;;&quot;$1&quot;)" office:value-type="string" office:string-value=" 15" calcext:value-type="string">
            <text:p> 15</text:p>
          </table:table-cell>
          <table:table-cell table:formula="of:=VALUE([.R12])" office:value-type="float" office:value="15" calcext:value-type="float">
            <text:p>15</text:p>
          </table:table-cell>
          <table:table-cell table:formula="of:=ORG.LIBREOFFICE.REGEX([.G12];&quot;.*m(.*)s.*&quot;;&quot;$1&quot;)" office:value-type="string" office:string-value=" 25.45" calcext:value-type="string">
            <text:p> 25.45</text:p>
          </table:table-cell>
          <table:table-cell table:formula="of:=VALUE([.T12])" office:value-type="float" office:value="25.45" calcext:value-type="float">
            <text:p>25.45</text:p>
          </table:table-cell>
          <table:table-cell table:formula="of:=ORG.LIBREOFFICE.REGEX([.H12];&quot;(.*)°.*&quot;;&quot;$1&quot;)" office:value-type="string" office:string-value="+57" calcext:value-type="string">
            <text:p>+57</text:p>
          </table:table-cell>
          <table:table-cell table:formula="of:=VALUE([.V12])" office:value-type="float" office:value="57" calcext:value-type="float">
            <text:p>57</text:p>
          </table:table-cell>
          <table:table-cell table:formula="of:=ORG.LIBREOFFICE.REGEX([.H12];&quot;.*°(.*)′ .*&quot;;&quot;$1&quot;)" office:value-type="string" office:string-value=" 01" calcext:value-type="string">
            <text:p> 01</text:p>
          </table:table-cell>
          <table:table-cell table:formula="of:=VALUE([.X12])" office:value-type="float" office:value="1" calcext:value-type="float">
            <text:p>1</text:p>
          </table:table-cell>
          <table:table-cell table:formula="of:=ORG.LIBREOFFICE.REGEX([.H12];&quot;.*′(.*)″.*&quot;;&quot;$1&quot;)" office:value-type="string" office:string-value=" 57.4" calcext:value-type="string">
            <text:p> 57.4</text:p>
          </table:table-cell>
          <table:table-cell table:formula="of:=VALUE([.Z12])" office:value-type="float" office:value="57.4" calcext:value-type="float">
            <text:p>57.4</text:p>
          </table:table-cell>
          <table:table-cell table:formula="of:=[.Q12]+[.S12]/60+[.U12]/3600" office:value-type="float" office:value="12.2570694444444" calcext:value-type="float">
            <text:p>12.2570694444444</text:p>
          </table:table-cell>
          <table:table-cell table:formula="of:=[.W12]+[.Y12]/60+[.AA12]/3600" office:value-type="float" office:value="57.0326111111111" calcext:value-type="float">
            <text:p>57.0326111111111</text:p>
          </table:table-cell>
        </table:table-row>
        <table:table-row table:style-name="ro6">
          <table:table-cell office:value-type="string" calcext:value-type="string">
            <text:p><text:a xlink:href="https://en.wikipedia.org/wiki/Omicron_Ursae_Majoris" xlink:type="simple">ο UMa</text:a></text:p>
          </table:table-cell>
          <table:table-cell table:style-name="ce2" office:value-type="string" calcext:value-type="string">
            <text:p>ο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71369" calcext:value-type="float">
            <text:p>71369</text:p>
          </table:table-cell>
          <table:table-cell office:value-type="float" office:value="41704" calcext:value-type="float">
            <text:p>41704</text:p>
          </table:table-cell>
          <table:table-cell office:value-type="string" calcext:value-type="string">
            <text:p>08h 30m 16.03s</text:p>
          </table:table-cell>
          <table:table-cell office:value-type="string" calcext:value-type="string">
            <text:p>+60° 43′ 06.4″</text:p>
          </table:table-cell>
          <table:table-cell office:value-type="float" office:value="3.35" calcext:value-type="float">
            <text:p>3.35</text:p>
          </table:table-cell>
          <table:table-cell office:value-type="string" calcext:value-type="string">
            <text:p>−0.4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G4II-III</text:p>
          </table:table-cell>
          <table:table-cell table:style-name="ce2" office:value-type="string" calcext:value-type="string">
            <text:p>Muscida, has a planet (<text:a xlink:href="https://en.wikipedia.org/wiki/Omicron_Ursae_Majoris_b" xlink:type="simple">b</text:a>)</text:p>
          </table:table-cell>
          <table:table-cell table:number-columns-repeated="2"/>
          <table:table-cell table:formula="of:=MIDB([.$G13];1;2)" office:value-type="string" office:string-value="08" calcext:value-type="string">
            <text:p>08</text:p>
          </table:table-cell>
          <table:table-cell table:formula="of:=VALUE([.P13])" office:value-type="float" office:value="8" calcext:value-type="float">
            <text:p>8</text:p>
          </table:table-cell>
          <table:table-cell table:formula="of:=ORG.LIBREOFFICE.REGEX([.G13];&quot;.*h(.*)m.*&quot;;&quot;$1&quot;)" office:value-type="string" office:string-value=" 30" calcext:value-type="string">
            <text:p> 30</text:p>
          </table:table-cell>
          <table:table-cell table:formula="of:=VALUE([.R13])" office:value-type="float" office:value="30" calcext:value-type="float">
            <text:p>30</text:p>
          </table:table-cell>
          <table:table-cell table:formula="of:=ORG.LIBREOFFICE.REGEX([.G13];&quot;.*m(.*)s.*&quot;;&quot;$1&quot;)" office:value-type="string" office:string-value=" 16.03" calcext:value-type="string">
            <text:p> 16.03</text:p>
          </table:table-cell>
          <table:table-cell table:formula="of:=VALUE([.T13])" office:value-type="float" office:value="16.03" calcext:value-type="float">
            <text:p>16.03</text:p>
          </table:table-cell>
          <table:table-cell table:formula="of:=ORG.LIBREOFFICE.REGEX([.H13];&quot;(.*)°.*&quot;;&quot;$1&quot;)" office:value-type="string" office:string-value="+60" calcext:value-type="string">
            <text:p>+60</text:p>
          </table:table-cell>
          <table:table-cell table:formula="of:=VALUE([.V13])" office:value-type="float" office:value="60" calcext:value-type="float">
            <text:p>60</text:p>
          </table:table-cell>
          <table:table-cell table:formula="of:=ORG.LIBREOFFICE.REGEX([.H13];&quot;.*°(.*)′ .*&quot;;&quot;$1&quot;)" office:value-type="string" office:string-value=" 43" calcext:value-type="string">
            <text:p> 43</text:p>
          </table:table-cell>
          <table:table-cell table:formula="of:=VALUE([.X13])" office:value-type="float" office:value="43" calcext:value-type="float">
            <text:p>43</text:p>
          </table:table-cell>
          <table:table-cell table:formula="of:=ORG.LIBREOFFICE.REGEX([.H13];&quot;.*′(.*)″.*&quot;;&quot;$1&quot;)" office:value-type="string" office:string-value=" 06.4" calcext:value-type="string">
            <text:p> 06.4</text:p>
          </table:table-cell>
          <table:table-cell table:formula="of:=VALUE([.Z13])" office:value-type="float" office:value="6.4" calcext:value-type="float">
            <text:p>6.4</text:p>
          </table:table-cell>
          <table:table-cell table:formula="of:=[.Q13]+[.S13]/60+[.U13]/3600" office:value-type="float" office:value="8.50445277777778" calcext:value-type="float">
            <text:p>8.50445277777778</text:p>
          </table:table-cell>
          <table:table-cell table:formula="of:=[.W13]+[.Y13]/60+[.AA13]/3600" office:value-type="float" office:value="60.7184444444444" calcext:value-type="float">
            <text:p>60.7184444444444</text:p>
          </table:table-cell>
        </table:table-row>
        <table:table-row table:style-name="ro1">
          <table:table-cell office:value-type="string" calcext:value-type="string">
            <text:p><text:a xlink:href="https://en.wikipedia.org/wiki/Lambda_Ursae_Majoris" xlink:type="simple">λ UMa</text:a></text:p>
          </table:table-cell>
          <table:table-cell table:style-name="ce2" office:value-type="string" calcext:value-type="string">
            <text:p>λ</text:p>
          </table:table-cell>
          <table:table-cell table:style-name="ce2" office:value-type="float" office:value="33" calcext:value-type="float">
            <text:p>33</text:p>
          </table:table-cell>
          <table:table-cell/>
          <table:table-cell office:value-type="float" office:value="89021" calcext:value-type="float">
            <text:p>89021</text:p>
          </table:table-cell>
          <table:table-cell office:value-type="float" office:value="50372" calcext:value-type="float">
            <text:p>50372</text:p>
          </table:table-cell>
          <table:table-cell office:value-type="string" calcext:value-type="string">
            <text:p>10h 17m 05.93s</text:p>
          </table:table-cell>
          <table:table-cell office:value-type="string" calcext:value-type="string">
            <text:p>+42° 54′ 52.1″</text:p>
          </table:table-cell>
          <table:table-cell office:value-type="float" office:value="3.45" calcext:value-type="float">
            <text:p>3.45</text:p>
          </table:table-cell>
          <table:table-cell office:value-type="float" office:value="0.38" calcext:value-type="float">
            <text:p>0.3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A2IV</text:p>
          </table:table-cell>
          <table:table-cell table:style-name="ce2" office:value-type="string" calcext:value-type="string">
            <text:p>Tania Borealis, Alkafzah Borealis</text:p>
          </table:table-cell>
          <table:table-cell table:number-columns-repeated="2"/>
          <table:table-cell table:formula="of:=MIDB([.$G14];1;2)" office:value-type="string" office:string-value="10" calcext:value-type="string">
            <text:p>10</text:p>
          </table:table-cell>
          <table:table-cell table:formula="of:=VALUE([.P14])" office:value-type="float" office:value="10" calcext:value-type="float">
            <text:p>10</text:p>
          </table:table-cell>
          <table:table-cell table:formula="of:=ORG.LIBREOFFICE.REGEX([.G14];&quot;.*h(.*)m.*&quot;;&quot;$1&quot;)" office:value-type="string" office:string-value=" 17" calcext:value-type="string">
            <text:p> 17</text:p>
          </table:table-cell>
          <table:table-cell table:formula="of:=VALUE([.R14])" office:value-type="float" office:value="17" calcext:value-type="float">
            <text:p>17</text:p>
          </table:table-cell>
          <table:table-cell table:formula="of:=ORG.LIBREOFFICE.REGEX([.G14];&quot;.*m(.*)s.*&quot;;&quot;$1&quot;)" office:value-type="string" office:string-value=" 05.93" calcext:value-type="string">
            <text:p> 05.93</text:p>
          </table:table-cell>
          <table:table-cell table:formula="of:=VALUE([.T14])" office:value-type="float" office:value="5.93" calcext:value-type="float">
            <text:p>5.93</text:p>
          </table:table-cell>
          <table:table-cell table:formula="of:=ORG.LIBREOFFICE.REGEX([.H14];&quot;(.*)°.*&quot;;&quot;$1&quot;)" office:value-type="string" office:string-value="+42" calcext:value-type="string">
            <text:p>+42</text:p>
          </table:table-cell>
          <table:table-cell table:formula="of:=VALUE([.V14])" office:value-type="float" office:value="42" calcext:value-type="float">
            <text:p>42</text:p>
          </table:table-cell>
          <table:table-cell table:formula="of:=ORG.LIBREOFFICE.REGEX([.H14];&quot;.*°(.*)′ .*&quot;;&quot;$1&quot;)" office:value-type="string" office:string-value=" 54" calcext:value-type="string">
            <text:p> 54</text:p>
          </table:table-cell>
          <table:table-cell table:formula="of:=VALUE([.X14])" office:value-type="float" office:value="54" calcext:value-type="float">
            <text:p>54</text:p>
          </table:table-cell>
          <table:table-cell table:formula="of:=ORG.LIBREOFFICE.REGEX([.H14];&quot;.*′(.*)″.*&quot;;&quot;$1&quot;)" office:value-type="string" office:string-value=" 52.1" calcext:value-type="string">
            <text:p> 52.1</text:p>
          </table:table-cell>
          <table:table-cell table:formula="of:=VALUE([.Z14])" office:value-type="float" office:value="52.1" calcext:value-type="float">
            <text:p>52.1</text:p>
          </table:table-cell>
          <table:table-cell table:formula="of:=[.Q14]+[.S14]/60+[.U14]/3600" office:value-type="float" office:value="10.2849805555556" calcext:value-type="float">
            <text:p>10.2849805555556</text:p>
          </table:table-cell>
          <table:table-cell table:formula="of:=[.W14]+[.Y14]/60+[.AA14]/3600" office:value-type="float" office:value="42.9144722222222" calcext:value-type="float">
            <text:p>42.9144722222222</text:p>
          </table:table-cell>
        </table:table-row>
        <table:table-row table:style-name="ro4">
          <table:table-cell office:value-type="string" calcext:value-type="string">
            <text:p><text:a xlink:href="https://en.wikipedia.org/wiki/Nu_Ursae_Majoris" xlink:type="simple">ν UMa</text:a></text:p>
          </table:table-cell>
          <table:table-cell table:style-name="ce2" office:value-type="string" calcext:value-type="string">
            <text:p>ν</text:p>
          </table:table-cell>
          <table:table-cell table:style-name="ce2" office:value-type="float" office:value="54" calcext:value-type="float">
            <text:p>54</text:p>
          </table:table-cell>
          <table:table-cell/>
          <table:table-cell office:value-type="float" office:value="98262" calcext:value-type="float">
            <text:p>98262</text:p>
          </table:table-cell>
          <table:table-cell office:value-type="float" office:value="55219" calcext:value-type="float">
            <text:p>55219</text:p>
          </table:table-cell>
          <table:table-cell office:value-type="string" calcext:value-type="string">
            <text:p>11h 18m 28.76s</text:p>
          </table:table-cell>
          <table:table-cell office:value-type="string" calcext:value-type="string">
            <text:p>+33° 05′ 39.3″</text:p>
          </table:table-cell>
          <table:table-cell office:value-type="float" office:value="3.49" calcext:value-type="float">
            <text:p>3.49</text:p>
          </table:table-cell>
          <table:table-cell office:value-type="string" calcext:value-type="string">
            <text:p>−2.07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K3III SB</text:p>
          </table:table-cell>
          <table:table-cell table:style-name="ce2" office:value-type="string" calcext:value-type="string">
            <text:p>Alula Borealis</text:p>
          </table:table-cell>
          <table:table-cell table:number-columns-repeated="2"/>
          <table:table-cell table:formula="of:=MIDB([.$G15];1;2)" office:value-type="string" office:string-value="11" calcext:value-type="string">
            <text:p>11</text:p>
          </table:table-cell>
          <table:table-cell table:formula="of:=VALUE([.P15])" office:value-type="float" office:value="11" calcext:value-type="float">
            <text:p>11</text:p>
          </table:table-cell>
          <table:table-cell table:formula="of:=ORG.LIBREOFFICE.REGEX([.G15];&quot;.*h(.*)m.*&quot;;&quot;$1&quot;)" office:value-type="string" office:string-value=" 18" calcext:value-type="string">
            <text:p> 18</text:p>
          </table:table-cell>
          <table:table-cell table:formula="of:=VALUE([.R15])" office:value-type="float" office:value="18" calcext:value-type="float">
            <text:p>18</text:p>
          </table:table-cell>
          <table:table-cell table:formula="of:=ORG.LIBREOFFICE.REGEX([.G15];&quot;.*m(.*)s.*&quot;;&quot;$1&quot;)" office:value-type="string" office:string-value=" 28.76" calcext:value-type="string">
            <text:p> 28.76</text:p>
          </table:table-cell>
          <table:table-cell table:formula="of:=VALUE([.T15])" office:value-type="float" office:value="28.76" calcext:value-type="float">
            <text:p>28.76</text:p>
          </table:table-cell>
          <table:table-cell table:formula="of:=ORG.LIBREOFFICE.REGEX([.H15];&quot;(.*)°.*&quot;;&quot;$1&quot;)" office:value-type="string" office:string-value="+33" calcext:value-type="string">
            <text:p>+33</text:p>
          </table:table-cell>
          <table:table-cell table:formula="of:=VALUE([.V15])" office:value-type="float" office:value="33" calcext:value-type="float">
            <text:p>33</text:p>
          </table:table-cell>
          <table:table-cell table:formula="of:=ORG.LIBREOFFICE.REGEX([.H15];&quot;.*°(.*)′ .*&quot;;&quot;$1&quot;)" office:value-type="string" office:string-value=" 05" calcext:value-type="string">
            <text:p> 05</text:p>
          </table:table-cell>
          <table:table-cell table:formula="of:=VALUE([.X15])" office:value-type="float" office:value="5" calcext:value-type="float">
            <text:p>5</text:p>
          </table:table-cell>
          <table:table-cell table:formula="of:=ORG.LIBREOFFICE.REGEX([.H15];&quot;.*′(.*)″.*&quot;;&quot;$1&quot;)" office:value-type="string" office:string-value=" 39.3" calcext:value-type="string">
            <text:p> 39.3</text:p>
          </table:table-cell>
          <table:table-cell table:formula="of:=VALUE([.Z15])" office:value-type="float" office:value="39.3" calcext:value-type="float">
            <text:p>39.3</text:p>
          </table:table-cell>
          <table:table-cell table:formula="of:=[.Q15]+[.S15]/60+[.U15]/3600" office:value-type="float" office:value="11.3079888888889" calcext:value-type="float">
            <text:p>11.3079888888889</text:p>
          </table:table-cell>
          <table:table-cell table:formula="of:=[.W15]+[.Y15]/60+[.AA15]/3600" office:value-type="float" office:value="33.09425" calcext:value-type="float">
            <text:p>33.09425</text:p>
          </table:table-cell>
        </table:table-row>
        <table:table-row table:style-name="ro3">
          <table:table-cell office:value-type="string" calcext:value-type="string">
            <text:p><text:a xlink:href="https://en.wikipedia.org/wiki/Kappa_Ursae_Majoris" xlink:type="simple">κ UMa</text:a></text:p>
          </table:table-cell>
          <table:table-cell table:style-name="ce2" office:value-type="string" calcext:value-type="string">
            <text:p>κ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office:value-type="float" office:value="77327" calcext:value-type="float">
            <text:p>77327</text:p>
          </table:table-cell>
          <table:table-cell office:value-type="float" office:value="44471" calcext:value-type="float">
            <text:p>44471</text:p>
          </table:table-cell>
          <table:table-cell office:value-type="string" calcext:value-type="string">
            <text:p>09h 03m 37.56s</text:p>
          </table:table-cell>
          <table:table-cell office:value-type="string" calcext:value-type="string">
            <text:p>+47° 09′ 24.0″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−1.99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A1Vn</text:p>
          </table:table-cell>
          <table:table-cell table:style-name="ce2" office:value-type="string" calcext:value-type="string">
            <text:p>Alkaphrah, Al Kaprah, Talitha Australis, Alphikra Australis</text:p>
          </table:table-cell>
          <table:table-cell table:number-columns-repeated="2"/>
          <table:table-cell table:formula="of:=MIDB([.$G16];1;2)" office:value-type="string" office:string-value="09" calcext:value-type="string">
            <text:p>09</text:p>
          </table:table-cell>
          <table:table-cell table:formula="of:=VALUE([.P16])" office:value-type="float" office:value="9" calcext:value-type="float">
            <text:p>9</text:p>
          </table:table-cell>
          <table:table-cell table:formula="of:=ORG.LIBREOFFICE.REGEX([.G16];&quot;.*h(.*)m.*&quot;;&quot;$1&quot;)" office:value-type="string" office:string-value=" 03" calcext:value-type="string">
            <text:p> 03</text:p>
          </table:table-cell>
          <table:table-cell table:formula="of:=VALUE([.R16])" office:value-type="float" office:value="3" calcext:value-type="float">
            <text:p>3</text:p>
          </table:table-cell>
          <table:table-cell table:formula="of:=ORG.LIBREOFFICE.REGEX([.G16];&quot;.*m(.*)s.*&quot;;&quot;$1&quot;)" office:value-type="string" office:string-value=" 37.56" calcext:value-type="string">
            <text:p> 37.56</text:p>
          </table:table-cell>
          <table:table-cell table:formula="of:=VALUE([.T16])" office:value-type="float" office:value="37.56" calcext:value-type="float">
            <text:p>37.56</text:p>
          </table:table-cell>
          <table:table-cell table:formula="of:=ORG.LIBREOFFICE.REGEX([.H16];&quot;(.*)°.*&quot;;&quot;$1&quot;)" office:value-type="string" office:string-value="+47" calcext:value-type="string">
            <text:p>+47</text:p>
          </table:table-cell>
          <table:table-cell table:formula="of:=VALUE([.V16])" office:value-type="float" office:value="47" calcext:value-type="float">
            <text:p>47</text:p>
          </table:table-cell>
          <table:table-cell table:formula="of:=ORG.LIBREOFFICE.REGEX([.H16];&quot;.*°(.*)′ .*&quot;;&quot;$1&quot;)" office:value-type="string" office:string-value=" 09" calcext:value-type="string">
            <text:p> 09</text:p>
          </table:table-cell>
          <table:table-cell table:formula="of:=VALUE([.X16])" office:value-type="float" office:value="9" calcext:value-type="float">
            <text:p>9</text:p>
          </table:table-cell>
          <table:table-cell table:formula="of:=ORG.LIBREOFFICE.REGEX([.H16];&quot;.*′(.*)″.*&quot;;&quot;$1&quot;)" office:value-type="string" office:string-value=" 24.0" calcext:value-type="string">
            <text:p> 24.0</text:p>
          </table:table-cell>
          <table:table-cell table:formula="of:=VALUE([.Z16])" office:value-type="float" office:value="24" calcext:value-type="float">
            <text:p>24</text:p>
          </table:table-cell>
          <table:table-cell table:formula="of:=[.Q16]+[.S16]/60+[.U16]/3600" office:value-type="float" office:value="9.06043333333333" calcext:value-type="float">
            <text:p>9.06043333333333</text:p>
          </table:table-cell>
          <table:table-cell table:formula="of:=[.W16]+[.Y16]/60+[.AA16]/3600" office:value-type="float" office:value="47.1566666666667" calcext:value-type="float">
            <text:p>47.1566666666667</text:p>
          </table:table-cell>
        </table:table-row>
        <table:table-row table:style-name="ro4">
          <table:table-cell office:value-type="string" calcext:value-type="string">
            <text:p><text:a xlink:href="https://en.wikipedia.org/wiki/23_Ursae_Majoris" xlink:type="simple">23 UMa</text:a></text:p>
          </table:table-cell>
          <table:table-cell table:style-name="ce2" office:value-type="string" calcext:value-type="string">
            <text:p>h</text:p>
          </table:table-cell>
          <table:table-cell table:style-name="ce2" office:value-type="float" office:value="23" calcext:value-type="float">
            <text:p>23</text:p>
          </table:table-cell>
          <table:table-cell/>
          <table:table-cell office:value-type="float" office:value="81937" calcext:value-type="float">
            <text:p>81937</text:p>
          </table:table-cell>
          <table:table-cell office:value-type="float" office:value="46733" calcext:value-type="float">
            <text:p>46733</text:p>
          </table:table-cell>
          <table:table-cell office:value-type="string" calcext:value-type="string">
            <text:p>09h 31m 31.57s</text:p>
          </table:table-cell>
          <table:table-cell office:value-type="string" calcext:value-type="string">
            <text:p>+63° 03′ 42.5″</text:p>
          </table:table-cell>
          <table:table-cell office:value-type="float" office:value="3.65" calcext:value-type="float">
            <text:p>3.65</text:p>
          </table:table-cell>
          <table:table-cell office:value-type="float" office:value="1.83" calcext:value-type="float">
            <text:p>1.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0IV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17];1;2)" office:value-type="string" office:string-value="09" calcext:value-type="string">
            <text:p>09</text:p>
          </table:table-cell>
          <table:table-cell table:formula="of:=VALUE([.P17])" office:value-type="float" office:value="9" calcext:value-type="float">
            <text:p>9</text:p>
          </table:table-cell>
          <table:table-cell table:formula="of:=ORG.LIBREOFFICE.REGEX([.G17];&quot;.*h(.*)m.*&quot;;&quot;$1&quot;)" office:value-type="string" office:string-value=" 31" calcext:value-type="string">
            <text:p> 31</text:p>
          </table:table-cell>
          <table:table-cell table:formula="of:=VALUE([.R17])" office:value-type="float" office:value="31" calcext:value-type="float">
            <text:p>31</text:p>
          </table:table-cell>
          <table:table-cell table:formula="of:=ORG.LIBREOFFICE.REGEX([.G17];&quot;.*m(.*)s.*&quot;;&quot;$1&quot;)" office:value-type="string" office:string-value=" 31.57" calcext:value-type="string">
            <text:p> 31.57</text:p>
          </table:table-cell>
          <table:table-cell table:formula="of:=VALUE([.T17])" office:value-type="float" office:value="31.57" calcext:value-type="float">
            <text:p>31.57</text:p>
          </table:table-cell>
          <table:table-cell table:formula="of:=ORG.LIBREOFFICE.REGEX([.H17];&quot;(.*)°.*&quot;;&quot;$1&quot;)" office:value-type="string" office:string-value="+63" calcext:value-type="string">
            <text:p>+63</text:p>
          </table:table-cell>
          <table:table-cell table:formula="of:=VALUE([.V17])" office:value-type="float" office:value="63" calcext:value-type="float">
            <text:p>63</text:p>
          </table:table-cell>
          <table:table-cell table:formula="of:=ORG.LIBREOFFICE.REGEX([.H17];&quot;.*°(.*)′ .*&quot;;&quot;$1&quot;)" office:value-type="string" office:string-value=" 03" calcext:value-type="string">
            <text:p> 03</text:p>
          </table:table-cell>
          <table:table-cell table:formula="of:=VALUE([.X17])" office:value-type="float" office:value="3" calcext:value-type="float">
            <text:p>3</text:p>
          </table:table-cell>
          <table:table-cell table:formula="of:=ORG.LIBREOFFICE.REGEX([.H17];&quot;.*′(.*)″.*&quot;;&quot;$1&quot;)" office:value-type="string" office:string-value=" 42.5" calcext:value-type="string">
            <text:p> 42.5</text:p>
          </table:table-cell>
          <table:table-cell table:formula="of:=VALUE([.Z17])" office:value-type="float" office:value="42.5" calcext:value-type="float">
            <text:p>42.5</text:p>
          </table:table-cell>
          <table:table-cell table:formula="of:=[.Q17]+[.S17]/60+[.U17]/3600" office:value-type="float" office:value="9.52543611111111" calcext:value-type="float">
            <text:p>9.52543611111111</text:p>
          </table:table-cell>
          <table:table-cell table:formula="of:=[.W17]+[.Y17]/60+[.AA17]/3600" office:value-type="float" office:value="63.0618055555556" calcext:value-type="float">
            <text:p>63.0618055555556</text:p>
          </table:table-cell>
        </table:table-row>
        <table:table-row table:style-name="ro1">
          <table:table-cell office:value-type="string" calcext:value-type="string">
            <text:p><text:a xlink:href="https://en.wikipedia.org/wiki/Chi_Ursae_Majoris" xlink:type="simple">χ UMa</text:a></text:p>
          </table:table-cell>
          <table:table-cell table:style-name="ce2" office:value-type="string" calcext:value-type="string">
            <text:p>χ</text:p>
          </table:table-cell>
          <table:table-cell table:style-name="ce2" office:value-type="float" office:value="63" calcext:value-type="float">
            <text:p>63</text:p>
          </table:table-cell>
          <table:table-cell/>
          <table:table-cell office:value-type="float" office:value="102224" calcext:value-type="float">
            <text:p>102224</text:p>
          </table:table-cell>
          <table:table-cell office:value-type="float" office:value="57399" calcext:value-type="float">
            <text:p>57399</text:p>
          </table:table-cell>
          <table:table-cell office:value-type="string" calcext:value-type="string">
            <text:p>11h 46m 03.13s</text:p>
          </table:table-cell>
          <table:table-cell office:value-type="string" calcext:value-type="string">
            <text:p>+47° 46′ 45.6″</text:p>
          </table:table-cell>
          <table:table-cell office:value-type="float" office:value="3.72" calcext:value-type="float">
            <text:p>3.72</text:p>
          </table:table-cell>
          <table:table-cell office:value-type="string" calcext:value-type="string">
            <text:p>−0.2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K0III</text:p>
          </table:table-cell>
          <table:table-cell table:style-name="ce2" office:value-type="string" calcext:value-type="string">
            <text:p>Taiyangshou, Alkafzah, Alkaphrah, El Koprah</text:p>
          </table:table-cell>
          <table:table-cell table:number-columns-repeated="2"/>
          <table:table-cell table:formula="of:=MIDB([.$G18];1;2)" office:value-type="string" office:string-value="11" calcext:value-type="string">
            <text:p>11</text:p>
          </table:table-cell>
          <table:table-cell table:formula="of:=VALUE([.P18])" office:value-type="float" office:value="11" calcext:value-type="float">
            <text:p>11</text:p>
          </table:table-cell>
          <table:table-cell table:formula="of:=ORG.LIBREOFFICE.REGEX([.G18];&quot;.*h(.*)m.*&quot;;&quot;$1&quot;)" office:value-type="string" office:string-value=" 46" calcext:value-type="string">
            <text:p> 46</text:p>
          </table:table-cell>
          <table:table-cell table:formula="of:=VALUE([.R18])" office:value-type="float" office:value="46" calcext:value-type="float">
            <text:p>46</text:p>
          </table:table-cell>
          <table:table-cell table:formula="of:=ORG.LIBREOFFICE.REGEX([.G18];&quot;.*m(.*)s.*&quot;;&quot;$1&quot;)" office:value-type="string" office:string-value=" 03.13" calcext:value-type="string">
            <text:p> 03.13</text:p>
          </table:table-cell>
          <table:table-cell table:formula="of:=VALUE([.T18])" office:value-type="float" office:value="3.13" calcext:value-type="float">
            <text:p>3.13</text:p>
          </table:table-cell>
          <table:table-cell table:formula="of:=ORG.LIBREOFFICE.REGEX([.H18];&quot;(.*)°.*&quot;;&quot;$1&quot;)" office:value-type="string" office:string-value="+47" calcext:value-type="string">
            <text:p>+47</text:p>
          </table:table-cell>
          <table:table-cell table:formula="of:=VALUE([.V18])" office:value-type="float" office:value="47" calcext:value-type="float">
            <text:p>47</text:p>
          </table:table-cell>
          <table:table-cell table:formula="of:=ORG.LIBREOFFICE.REGEX([.H18];&quot;.*°(.*)′ .*&quot;;&quot;$1&quot;)" office:value-type="string" office:string-value=" 46" calcext:value-type="string">
            <text:p> 46</text:p>
          </table:table-cell>
          <table:table-cell table:formula="of:=VALUE([.X18])" office:value-type="float" office:value="46" calcext:value-type="float">
            <text:p>46</text:p>
          </table:table-cell>
          <table:table-cell table:formula="of:=ORG.LIBREOFFICE.REGEX([.H18];&quot;.*′(.*)″.*&quot;;&quot;$1&quot;)" office:value-type="string" office:string-value=" 45.6" calcext:value-type="string">
            <text:p> 45.6</text:p>
          </table:table-cell>
          <table:table-cell table:formula="of:=VALUE([.Z18])" office:value-type="float" office:value="45.6" calcext:value-type="float">
            <text:p>45.6</text:p>
          </table:table-cell>
          <table:table-cell table:formula="of:=[.Q18]+[.S18]/60+[.U18]/3600" office:value-type="float" office:value="11.7675361111111" calcext:value-type="float">
            <text:p>11.7675361111111</text:p>
          </table:table-cell>
          <table:table-cell table:formula="of:=[.W18]+[.Y18]/60+[.AA18]/3600" office:value-type="float" office:value="47.7793333333333" calcext:value-type="float">
            <text:p>47.7793333333333</text:p>
          </table:table-cell>
        </table:table-row>
        <table:table-row table:style-name="ro4">
          <table:table-cell office:value-type="string" calcext:value-type="string">
            <text:p><text:a xlink:href="https://en.wikipedia.org/wiki/Upsilon_Ursae_Majoris" xlink:type="simple">υ UMa</text:a></text:p>
          </table:table-cell>
          <table:table-cell table:style-name="ce2" office:value-type="string" calcext:value-type="string">
            <text:p>υ</text:p>
          </table:table-cell>
          <table:table-cell table:style-name="ce2" office:value-type="float" office:value="29" calcext:value-type="float">
            <text:p>29</text:p>
          </table:table-cell>
          <table:table-cell/>
          <table:table-cell office:value-type="float" office:value="84999" calcext:value-type="float">
            <text:p>84999</text:p>
          </table:table-cell>
          <table:table-cell office:value-type="float" office:value="48319" calcext:value-type="float">
            <text:p>48319</text:p>
          </table:table-cell>
          <table:table-cell office:value-type="string" calcext:value-type="string">
            <text:p>09h 50m 59.69s</text:p>
          </table:table-cell>
          <table:table-cell office:value-type="string" calcext:value-type="string">
            <text:p>+59° 02′ 20.8″</text:p>
          </table:table-cell>
          <table:table-cell office:value-type="float" office:value="3.78" calcext:value-type="float">
            <text:p>3.78</text:p>
          </table:table-cell>
          <table:table-cell office:value-type="float" office:value="1.04" calcext:value-type="float">
            <text:p>1.0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0IV</text:p>
          </table:table-cell>
          <table:table-cell table:style-name="ce2" office:value-type="string" calcext:value-type="string">
            <text:p><text:a xlink:href="https://en.wikipedia.org/wiki/Delta_Scuti_variable" xlink:type="simple">δ Sct variable</text:a></text:p>
          </table:table-cell>
          <table:table-cell table:number-columns-repeated="2"/>
          <table:table-cell table:formula="of:=MIDB([.$G19];1;2)" office:value-type="string" office:string-value="09" calcext:value-type="string">
            <text:p>09</text:p>
          </table:table-cell>
          <table:table-cell table:formula="of:=VALUE([.P19])" office:value-type="float" office:value="9" calcext:value-type="float">
            <text:p>9</text:p>
          </table:table-cell>
          <table:table-cell table:formula="of:=ORG.LIBREOFFICE.REGEX([.G19];&quot;.*h(.*)m.*&quot;;&quot;$1&quot;)" office:value-type="string" office:string-value=" 50" calcext:value-type="string">
            <text:p> 50</text:p>
          </table:table-cell>
          <table:table-cell table:formula="of:=VALUE([.R19])" office:value-type="float" office:value="50" calcext:value-type="float">
            <text:p>50</text:p>
          </table:table-cell>
          <table:table-cell table:formula="of:=ORG.LIBREOFFICE.REGEX([.G19];&quot;.*m(.*)s.*&quot;;&quot;$1&quot;)" office:value-type="string" office:string-value=" 59.69" calcext:value-type="string">
            <text:p> 59.69</text:p>
          </table:table-cell>
          <table:table-cell table:formula="of:=VALUE([.T19])" office:value-type="float" office:value="59.69" calcext:value-type="float">
            <text:p>59.69</text:p>
          </table:table-cell>
          <table:table-cell table:formula="of:=ORG.LIBREOFFICE.REGEX([.H19];&quot;(.*)°.*&quot;;&quot;$1&quot;)" office:value-type="string" office:string-value="+59" calcext:value-type="string">
            <text:p>+59</text:p>
          </table:table-cell>
          <table:table-cell table:formula="of:=VALUE([.V19])" office:value-type="float" office:value="59" calcext:value-type="float">
            <text:p>59</text:p>
          </table:table-cell>
          <table:table-cell table:formula="of:=ORG.LIBREOFFICE.REGEX([.H19];&quot;.*°(.*)′ .*&quot;;&quot;$1&quot;)" office:value-type="string" office:string-value=" 02" calcext:value-type="string">
            <text:p> 02</text:p>
          </table:table-cell>
          <table:table-cell table:formula="of:=VALUE([.X19])" office:value-type="float" office:value="2" calcext:value-type="float">
            <text:p>2</text:p>
          </table:table-cell>
          <table:table-cell table:formula="of:=ORG.LIBREOFFICE.REGEX([.H19];&quot;.*′(.*)″.*&quot;;&quot;$1&quot;)" office:value-type="string" office:string-value=" 20.8" calcext:value-type="string">
            <text:p> 20.8</text:p>
          </table:table-cell>
          <table:table-cell table:formula="of:=VALUE([.Z19])" office:value-type="float" office:value="20.8" calcext:value-type="float">
            <text:p>20.8</text:p>
          </table:table-cell>
          <table:table-cell table:formula="of:=[.Q19]+[.S19]/60+[.U19]/3600" office:value-type="float" office:value="9.84991388888889" calcext:value-type="float">
            <text:p>9.84991388888889</text:p>
          </table:table-cell>
          <table:table-cell table:formula="of:=[.W19]+[.Y19]/60+[.AA19]/3600" office:value-type="float" office:value="59.0391111111111" calcext:value-type="float">
            <text:p>59.0391111111111</text:p>
          </table:table-cell>
        </table:table-row>
        <table:table-row table:style-name="ro3">
          <table:table-cell office:value-type="string" calcext:value-type="string">
            <text:p><text:a xlink:href="https://en.wikipedia.org/wiki/Mizar" xlink:type="simple">Mizar</text:a> B</text:p>
          </table:table-cell>
          <table:table-cell table:style-name="ce2" office:value-type="string" calcext:value-type="string">
            <text:p>ζ2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65378" calcext:value-type="float">
            <text:p>65378</text:p>
          </table:table-cell>
          <table:table-cell office:value-type="float" office:value="116657" calcext:value-type="float">
            <text:p>116657</text:p>
          </table:table-cell>
          <table:table-cell table:style-name="ce3"/>
          <table:table-cell office:value-type="string" calcext:value-type="string">
            <text:p>13h 23m 56.33s</text:p>
          </table:table-cell>
          <table:table-cell office:value-type="string" calcext:value-type="string">
            <text:p>+54° 55′ 18.56″</text:p>
          </table:table-cell>
          <table:table-cell office:value-type="float" office:value="3.88" calcext:value-type="float">
            <text:p>3.88</text:p>
          </table:table-cell>
          <table:table-cell office:value-type="float" office:value="1.96" calcext:value-type="float">
            <text:p>1.9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3m</text:p>
          </table:table-cell>
          <table:table-cell table:style-name="ce2" office:value-type="string" calcext:value-type="string">
            <text:p><text:a xlink:href="https://en.wikipedia.org/wiki/Spectroscopic_binary" xlink:type="simple">spectroscopic binary</text:a>, the Mizar pair also form a naked eye double with Alcor</text:p>
          </table:table-cell>
          <table:table-cell table:number-columns-repeated="2"/>
          <table:table-cell table:formula="of:=MIDB([.$G20];1;2)" office:value-type="string" office:string-value="13" calcext:value-type="string">
            <text:p>13</text:p>
          </table:table-cell>
          <table:table-cell table:formula="of:=VALUE([.P20])" office:value-type="float" office:value="13" calcext:value-type="float">
            <text:p>13</text:p>
          </table:table-cell>
          <table:table-cell table:formula="of:=ORG.LIBREOFFICE.REGEX([.G20];&quot;.*h(.*)m.*&quot;;&quot;$1&quot;)" office:value-type="string" office:string-value=" 23" calcext:value-type="string">
            <text:p> 23</text:p>
          </table:table-cell>
          <table:table-cell table:formula="of:=VALUE([.R20])" office:value-type="float" office:value="23" calcext:value-type="float">
            <text:p>23</text:p>
          </table:table-cell>
          <table:table-cell table:formula="of:=ORG.LIBREOFFICE.REGEX([.G20];&quot;.*m(.*)s.*&quot;;&quot;$1&quot;)" office:value-type="string" office:string-value=" 56.33" calcext:value-type="string">
            <text:p> 56.33</text:p>
          </table:table-cell>
          <table:table-cell table:formula="of:=VALUE([.T20])" office:value-type="float" office:value="56.33" calcext:value-type="float">
            <text:p>56.33</text:p>
          </table:table-cell>
          <table:table-cell table:formula="of:=ORG.LIBREOFFICE.REGEX([.H20];&quot;(.*)°.*&quot;;&quot;$1&quot;)" office:value-type="string" office:string-value="+54" calcext:value-type="string">
            <text:p>+54</text:p>
          </table:table-cell>
          <table:table-cell table:formula="of:=VALUE([.V20])" office:value-type="float" office:value="54" calcext:value-type="float">
            <text:p>54</text:p>
          </table:table-cell>
          <table:table-cell table:formula="of:=ORG.LIBREOFFICE.REGEX([.H20];&quot;.*°(.*)′ .*&quot;;&quot;$1&quot;)" office:value-type="string" office:string-value=" 55" calcext:value-type="string">
            <text:p> 55</text:p>
          </table:table-cell>
          <table:table-cell table:formula="of:=VALUE([.X20])" office:value-type="float" office:value="55" calcext:value-type="float">
            <text:p>55</text:p>
          </table:table-cell>
          <table:table-cell table:formula="of:=ORG.LIBREOFFICE.REGEX([.H20];&quot;.*′(.*)″.*&quot;;&quot;$1&quot;)" office:value-type="string" office:string-value=" 18.56" calcext:value-type="string">
            <text:p> 18.56</text:p>
          </table:table-cell>
          <table:table-cell table:formula="of:=VALUE([.Z20])" office:value-type="float" office:value="18.56" calcext:value-type="float">
            <text:p>18.56</text:p>
          </table:table-cell>
          <table:table-cell table:formula="of:=[.Q20]+[.S20]/60+[.U20]/3600" office:value-type="float" office:value="13.3989805555556" calcext:value-type="float">
            <text:p>13.3989805555556</text:p>
          </table:table-cell>
          <table:table-cell table:formula="of:=[.W20]+[.Y20]/60+[.AA20]/3600" office:value-type="float" office:value="54.9218222222222" calcext:value-type="float">
            <text:p>54.9218222222222</text:p>
          </table:table-cell>
        </table:table-row>
        <table:table-row table:style-name="ro5">
          <table:table-cell office:value-type="string" calcext:value-type="string">
            <text:p><text:a xlink:href="https://en.wikipedia.org/wiki/Alcor_(star)" xlink:type="simple">Alcor</text:a></text:p>
          </table:table-cell>
          <table:table-cell table:style-name="ce2" office:value-type="string" calcext:value-type="string">
            <text:p>g</text:p>
          </table:table-cell>
          <table:table-cell table:style-name="ce2" office:value-type="float" office:value="80" calcext:value-type="float">
            <text:p>80</text:p>
          </table:table-cell>
          <table:table-cell/>
          <table:table-cell office:value-type="float" office:value="116842" calcext:value-type="float">
            <text:p>116842</text:p>
          </table:table-cell>
          <table:table-cell office:value-type="float" office:value="65477" calcext:value-type="float">
            <text:p>65477</text:p>
          </table:table-cell>
          <table:table-cell office:value-type="string" calcext:value-type="string">
            <text:p>13h 25m 13.54s</text:p>
          </table:table-cell>
          <table:table-cell office:value-type="string" calcext:value-type="string">
            <text:p>+54° 59′ 16.7″</text:p>
          </table:table-cell>
          <table:table-cell office:value-type="float" office:value="3.99" calcext:value-type="float">
            <text:p>3.99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5Vn</text:p>
          </table:table-cell>
          <table:table-cell table:style-name="ce2" office:value-type="string" calcext:value-type="string">
            <text:p>Saidak, Suha, Arundhati; naked-eye double star with Mizar</text:p>
          </table:table-cell>
          <table:table-cell table:number-columns-repeated="2"/>
          <table:table-cell table:formula="of:=MIDB([.$G21];1;2)" office:value-type="string" office:string-value="13" calcext:value-type="string">
            <text:p>13</text:p>
          </table:table-cell>
          <table:table-cell table:formula="of:=VALUE([.P21])" office:value-type="float" office:value="13" calcext:value-type="float">
            <text:p>13</text:p>
          </table:table-cell>
          <table:table-cell table:formula="of:=ORG.LIBREOFFICE.REGEX([.G21];&quot;.*h(.*)m.*&quot;;&quot;$1&quot;)" office:value-type="string" office:string-value=" 25" calcext:value-type="string">
            <text:p> 25</text:p>
          </table:table-cell>
          <table:table-cell table:formula="of:=VALUE([.R21])" office:value-type="float" office:value="25" calcext:value-type="float">
            <text:p>25</text:p>
          </table:table-cell>
          <table:table-cell table:formula="of:=ORG.LIBREOFFICE.REGEX([.G21];&quot;.*m(.*)s.*&quot;;&quot;$1&quot;)" office:value-type="string" office:string-value=" 13.54" calcext:value-type="string">
            <text:p> 13.54</text:p>
          </table:table-cell>
          <table:table-cell table:formula="of:=VALUE([.T21])" office:value-type="float" office:value="13.54" calcext:value-type="float">
            <text:p>13.54</text:p>
          </table:table-cell>
          <table:table-cell table:formula="of:=ORG.LIBREOFFICE.REGEX([.H21];&quot;(.*)°.*&quot;;&quot;$1&quot;)" office:value-type="string" office:string-value="+54" calcext:value-type="string">
            <text:p>+54</text:p>
          </table:table-cell>
          <table:table-cell table:formula="of:=VALUE([.V21])" office:value-type="float" office:value="54" calcext:value-type="float">
            <text:p>54</text:p>
          </table:table-cell>
          <table:table-cell table:formula="of:=ORG.LIBREOFFICE.REGEX([.H21];&quot;.*°(.*)′ .*&quot;;&quot;$1&quot;)" office:value-type="string" office:string-value=" 59" calcext:value-type="string">
            <text:p> 59</text:p>
          </table:table-cell>
          <table:table-cell table:formula="of:=VALUE([.X21])" office:value-type="float" office:value="59" calcext:value-type="float">
            <text:p>59</text:p>
          </table:table-cell>
          <table:table-cell table:formula="of:=ORG.LIBREOFFICE.REGEX([.H21];&quot;.*′(.*)″.*&quot;;&quot;$1&quot;)" office:value-type="string" office:string-value=" 16.7" calcext:value-type="string">
            <text:p> 16.7</text:p>
          </table:table-cell>
          <table:table-cell table:formula="of:=VALUE([.Z21])" office:value-type="float" office:value="16.7" calcext:value-type="float">
            <text:p>16.7</text:p>
          </table:table-cell>
          <table:table-cell table:formula="of:=[.Q21]+[.S21]/60+[.U21]/3600" office:value-type="float" office:value="13.4204277777778" calcext:value-type="float">
            <text:p>13.4204277777778</text:p>
          </table:table-cell>
          <table:table-cell table:formula="of:=[.W21]+[.Y21]/60+[.AA21]/3600" office:value-type="float" office:value="54.9879722222222" calcext:value-type="float">
            <text:p>54.9879722222222</text:p>
          </table:table-cell>
        </table:table-row>
        <table:table-row table:style-name="ro1">
          <table:table-cell office:value-type="string" calcext:value-type="string">
            <text:p><text:a xlink:href="https://en.wikipedia.org/wiki/Xi_Ursae_Majoris" xlink:type="simple">ξ UMa A</text:a></text:p>
          </table:table-cell>
          <table:table-cell table:style-name="ce2" office:value-type="string" calcext:value-type="string">
            <text:p>ξ</text:p>
          </table:table-cell>
          <table:table-cell table:style-name="ce2" office:value-type="float" office:value="53" calcext:value-type="float">
            <text:p>53</text:p>
          </table:table-cell>
          <table:table-cell/>
          <table:table-cell office:value-type="float" office:value="98230" calcext:value-type="float">
            <text:p>98230</text:p>
          </table:table-cell>
          <table:table-cell office:value-type="float" office:value="55203" calcext:value-type="float">
            <text:p>55203</text:p>
          </table:table-cell>
          <table:table-cell office:value-type="string" calcext:value-type="string">
            <text:p>11h 18m 11.24s</text:p>
          </table:table-cell>
          <table:table-cell office:value-type="string" calcext:value-type="string">
            <text:p>+31° 31′ 50.8″</text:p>
          </table:table-cell>
          <table:table-cell office:value-type="float" office:value="4.26" calcext:value-type="float">
            <text:p>4.26</text:p>
          </table:table-cell>
          <table:table-cell office:value-type="float" office:value="4.18" calcext:value-type="float">
            <text:p>4.18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G0V</text:p>
          </table:table-cell>
          <table:table-cell table:style-name="ce2" office:value-type="string" calcext:value-type="string">
            <text:p>Alula Australis; <text:a xlink:href="https://en.wikipedia.org/wiki/Binary_star" xlink:type="simple">binary star</text:a>; <text:a xlink:href="https://en.wikipedia.org/wiki/RS_Canum_Venaticorum_variable" xlink:type="simple">RS CVn variable</text:a></text:p>
          </table:table-cell>
          <table:table-cell table:number-columns-repeated="2"/>
          <table:table-cell table:formula="of:=MIDB([.$G22];1;2)" office:value-type="string" office:string-value="11" calcext:value-type="string">
            <text:p>11</text:p>
          </table:table-cell>
          <table:table-cell table:formula="of:=VALUE([.P22])" office:value-type="float" office:value="11" calcext:value-type="float">
            <text:p>11</text:p>
          </table:table-cell>
          <table:table-cell table:formula="of:=ORG.LIBREOFFICE.REGEX([.G22];&quot;.*h(.*)m.*&quot;;&quot;$1&quot;)" office:value-type="string" office:string-value=" 18" calcext:value-type="string">
            <text:p> 18</text:p>
          </table:table-cell>
          <table:table-cell table:formula="of:=VALUE([.R22])" office:value-type="float" office:value="18" calcext:value-type="float">
            <text:p>18</text:p>
          </table:table-cell>
          <table:table-cell table:formula="of:=ORG.LIBREOFFICE.REGEX([.G22];&quot;.*m(.*)s.*&quot;;&quot;$1&quot;)" office:value-type="string" office:string-value=" 11.24" calcext:value-type="string">
            <text:p> 11.24</text:p>
          </table:table-cell>
          <table:table-cell table:formula="of:=VALUE([.T22])" office:value-type="float" office:value="11.24" calcext:value-type="float">
            <text:p>11.24</text:p>
          </table:table-cell>
          <table:table-cell table:formula="of:=ORG.LIBREOFFICE.REGEX([.H22];&quot;(.*)°.*&quot;;&quot;$1&quot;)" office:value-type="string" office:string-value="+31" calcext:value-type="string">
            <text:p>+31</text:p>
          </table:table-cell>
          <table:table-cell table:formula="of:=VALUE([.V22])" office:value-type="float" office:value="31" calcext:value-type="float">
            <text:p>31</text:p>
          </table:table-cell>
          <table:table-cell table:formula="of:=ORG.LIBREOFFICE.REGEX([.H22];&quot;.*°(.*)′ .*&quot;;&quot;$1&quot;)" office:value-type="string" office:string-value=" 31" calcext:value-type="string">
            <text:p> 31</text:p>
          </table:table-cell>
          <table:table-cell table:formula="of:=VALUE([.X22])" office:value-type="float" office:value="31" calcext:value-type="float">
            <text:p>31</text:p>
          </table:table-cell>
          <table:table-cell table:formula="of:=ORG.LIBREOFFICE.REGEX([.H22];&quot;.*′(.*)″.*&quot;;&quot;$1&quot;)" office:value-type="string" office:string-value=" 50.8" calcext:value-type="string">
            <text:p> 50.8</text:p>
          </table:table-cell>
          <table:table-cell table:formula="of:=VALUE([.Z22])" office:value-type="float" office:value="50.8" calcext:value-type="float">
            <text:p>50.8</text:p>
          </table:table-cell>
          <table:table-cell table:formula="of:=[.Q22]+[.S22]/60+[.U22]/3600" office:value-type="float" office:value="11.3031222222222" calcext:value-type="float">
            <text:p>11.3031222222222</text:p>
          </table:table-cell>
          <table:table-cell table:formula="of:=[.W22]+[.Y22]/60+[.AA22]/3600" office:value-type="float" office:value="31.5307777777778" calcext:value-type="float">
            <text:p>31.5307777777778</text:p>
          </table:table-cell>
        </table:table-row>
        <table:table-row table:style-name="ro4">
          <table:table-cell office:value-type="string" calcext:value-type="string">
            <text:p><text:a xlink:href="https://en.wikipedia.org/wiki/15_Ursae_Majoris" xlink:type="simple">15 UMa</text:a>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15" calcext:value-type="float">
            <text:p>15</text:p>
          </table:table-cell>
          <table:table-cell/>
          <table:table-cell office:value-type="float" office:value="78209" calcext:value-type="float">
            <text:p>78209</text:p>
          </table:table-cell>
          <table:table-cell office:value-type="float" office:value="44901" calcext:value-type="float">
            <text:p>44901</text:p>
          </table:table-cell>
          <table:table-cell office:value-type="string" calcext:value-type="string">
            <text:p>09h 08m 52.39s</text:p>
          </table:table-cell>
          <table:table-cell office:value-type="string" calcext:value-type="string">
            <text:p>+51° 36′ 17.0″</text:p>
          </table:table-cell>
          <table:table-cell office:value-type="float" office:value="4.46" calcext:value-type="float">
            <text:p>4.46</text:p>
          </table:table-cell>
          <table:table-cell office:value-type="float" office:value="2.13" calcext:value-type="float">
            <text:p>2.1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23];1;2)" office:value-type="string" office:string-value="09" calcext:value-type="string">
            <text:p>09</text:p>
          </table:table-cell>
          <table:table-cell table:formula="of:=VALUE([.P23])" office:value-type="float" office:value="9" calcext:value-type="float">
            <text:p>9</text:p>
          </table:table-cell>
          <table:table-cell table:formula="of:=ORG.LIBREOFFICE.REGEX([.G23];&quot;.*h(.*)m.*&quot;;&quot;$1&quot;)" office:value-type="string" office:string-value=" 08" calcext:value-type="string">
            <text:p> 08</text:p>
          </table:table-cell>
          <table:table-cell table:formula="of:=VALUE([.R23])" office:value-type="float" office:value="8" calcext:value-type="float">
            <text:p>8</text:p>
          </table:table-cell>
          <table:table-cell table:formula="of:=ORG.LIBREOFFICE.REGEX([.G23];&quot;.*m(.*)s.*&quot;;&quot;$1&quot;)" office:value-type="string" office:string-value=" 52.39" calcext:value-type="string">
            <text:p> 52.39</text:p>
          </table:table-cell>
          <table:table-cell table:formula="of:=VALUE([.T23])" office:value-type="float" office:value="52.39" calcext:value-type="float">
            <text:p>52.39</text:p>
          </table:table-cell>
          <table:table-cell table:formula="of:=ORG.LIBREOFFICE.REGEX([.H23];&quot;(.*)°.*&quot;;&quot;$1&quot;)" office:value-type="string" office:string-value="+51" calcext:value-type="string">
            <text:p>+51</text:p>
          </table:table-cell>
          <table:table-cell table:formula="of:=VALUE([.V23])" office:value-type="float" office:value="51" calcext:value-type="float">
            <text:p>51</text:p>
          </table:table-cell>
          <table:table-cell table:formula="of:=ORG.LIBREOFFICE.REGEX([.H23];&quot;.*°(.*)′ .*&quot;;&quot;$1&quot;)" office:value-type="string" office:string-value=" 36" calcext:value-type="string">
            <text:p> 36</text:p>
          </table:table-cell>
          <table:table-cell table:formula="of:=VALUE([.X23])" office:value-type="float" office:value="36" calcext:value-type="float">
            <text:p>36</text:p>
          </table:table-cell>
          <table:table-cell table:formula="of:=ORG.LIBREOFFICE.REGEX([.H23];&quot;.*′(.*)″.*&quot;;&quot;$1&quot;)" office:value-type="string" office:string-value=" 17.0" calcext:value-type="string">
            <text:p> 17.0</text:p>
          </table:table-cell>
          <table:table-cell table:formula="of:=VALUE([.Z23])" office:value-type="float" office:value="17" calcext:value-type="float">
            <text:p>17</text:p>
          </table:table-cell>
          <table:table-cell table:formula="of:=[.Q23]+[.S23]/60+[.U23]/3600" office:value-type="float" office:value="9.14788611111111" calcext:value-type="float">
            <text:p>9.14788611111111</text:p>
          </table:table-cell>
          <table:table-cell table:formula="of:=[.W23]+[.Y23]/60+[.AA23]/3600" office:value-type="float" office:value="51.6047222222222" calcext:value-type="float">
            <text:p>51.6047222222222</text:p>
          </table:table-cell>
        </table:table-row>
        <table:table-row table:style-name="ro4">
          <table:table-cell office:value-type="string" calcext:value-type="string">
            <text:p><text:a xlink:href="https://en.wikipedia.org/wiki/26_Ursae_Majoris" xlink:type="simple">26 UMa</text:a></text:p>
          </table:table-cell>
          <table:table-cell/>
          <table:table-cell table:style-name="ce2" office:value-type="float" office:value="26" calcext:value-type="float">
            <text:p>26</text:p>
          </table:table-cell>
          <table:table-cell/>
          <table:table-cell office:value-type="float" office:value="82621" calcext:value-type="float">
            <text:p>82621</text:p>
          </table:table-cell>
          <table:table-cell office:value-type="float" office:value="47006" calcext:value-type="float">
            <text:p>47006</text:p>
          </table:table-cell>
          <table:table-cell office:value-type="string" calcext:value-type="string">
            <text:p>09h 34m 49.49s</text:p>
          </table:table-cell>
          <table:table-cell office:value-type="string" calcext:value-type="string">
            <text:p>+52° 03′ 05.6″</text:p>
          </table:table-cell>
          <table:table-cell office:value-type="float" office:value="4.47" calcext:value-type="float">
            <text:p>4.47</text:p>
          </table:table-cell>
          <table:table-cell office:value-type="string" calcext:value-type="string">
            <text:p>−0.1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A2V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24];1;2)" office:value-type="string" office:string-value="09" calcext:value-type="string">
            <text:p>09</text:p>
          </table:table-cell>
          <table:table-cell table:formula="of:=VALUE([.P24])" office:value-type="float" office:value="9" calcext:value-type="float">
            <text:p>9</text:p>
          </table:table-cell>
          <table:table-cell table:formula="of:=ORG.LIBREOFFICE.REGEX([.G24];&quot;.*h(.*)m.*&quot;;&quot;$1&quot;)" office:value-type="string" office:string-value=" 34" calcext:value-type="string">
            <text:p> 34</text:p>
          </table:table-cell>
          <table:table-cell table:formula="of:=VALUE([.R24])" office:value-type="float" office:value="34" calcext:value-type="float">
            <text:p>34</text:p>
          </table:table-cell>
          <table:table-cell table:formula="of:=ORG.LIBREOFFICE.REGEX([.G24];&quot;.*m(.*)s.*&quot;;&quot;$1&quot;)" office:value-type="string" office:string-value=" 49.49" calcext:value-type="string">
            <text:p> 49.49</text:p>
          </table:table-cell>
          <table:table-cell table:formula="of:=VALUE([.T24])" office:value-type="float" office:value="49.49" calcext:value-type="float">
            <text:p>49.49</text:p>
          </table:table-cell>
          <table:table-cell table:formula="of:=ORG.LIBREOFFICE.REGEX([.H24];&quot;(.*)°.*&quot;;&quot;$1&quot;)" office:value-type="string" office:string-value="+52" calcext:value-type="string">
            <text:p>+52</text:p>
          </table:table-cell>
          <table:table-cell table:formula="of:=VALUE([.V24])" office:value-type="float" office:value="52" calcext:value-type="float">
            <text:p>52</text:p>
          </table:table-cell>
          <table:table-cell table:formula="of:=ORG.LIBREOFFICE.REGEX([.H24];&quot;.*°(.*)′ .*&quot;;&quot;$1&quot;)" office:value-type="string" office:string-value=" 03" calcext:value-type="string">
            <text:p> 03</text:p>
          </table:table-cell>
          <table:table-cell table:formula="of:=VALUE([.X24])" office:value-type="float" office:value="3" calcext:value-type="float">
            <text:p>3</text:p>
          </table:table-cell>
          <table:table-cell table:formula="of:=ORG.LIBREOFFICE.REGEX([.H24];&quot;.*′(.*)″.*&quot;;&quot;$1&quot;)" office:value-type="string" office:string-value=" 05.6" calcext:value-type="string">
            <text:p> 05.6</text:p>
          </table:table-cell>
          <table:table-cell table:formula="of:=VALUE([.Z24])" office:value-type="float" office:value="5.6" calcext:value-type="float">
            <text:p>5.6</text:p>
          </table:table-cell>
          <table:table-cell table:formula="of:=[.Q24]+[.S24]/60+[.U24]/3600" office:value-type="float" office:value="9.58041388888889" calcext:value-type="float">
            <text:p>9.58041388888889</text:p>
          </table:table-cell>
          <table:table-cell table:formula="of:=[.W24]+[.Y24]/60+[.AA24]/3600" office:value-type="float" office:value="52.0515555555556" calcext:value-type="float">
            <text:p>52.0515555555556</text:p>
          </table:table-cell>
        </table:table-row>
        <table:table-row table:style-name="ro6">
          <table:table-cell office:value-type="string" calcext:value-type="string">
            <text:p><text:a xlink:href="https://en.wikipedia.org/wiki/24_Ursae_Majoris" xlink:type="simple">24 UMa</text:a>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DK</text:p>
          </table:table-cell>
          <table:table-cell office:value-type="float" office:value="82210" calcext:value-type="float">
            <text:p>82210</text:p>
          </table:table-cell>
          <table:table-cell office:value-type="float" office:value="46977" calcext:value-type="float">
            <text:p>46977</text:p>
          </table:table-cell>
          <table:table-cell office:value-type="string" calcext:value-type="string">
            <text:p>09h 34m 28.97s</text:p>
          </table:table-cell>
          <table:table-cell office:value-type="string" calcext:value-type="string">
            <text:p>+69° 49′ 48.6″</text:p>
          </table:table-cell>
          <table:table-cell office:value-type="float" office:value="4.54" calcext:value-type="float">
            <text:p>4.54</text:p>
          </table:table-cell>
          <table:table-cell office:value-type="float" office:value="1.99" calcext:value-type="float">
            <text:p>1.99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G4III-IV</text:p>
          </table:table-cell>
          <table:table-cell table:style-name="ce2" office:value-type="string" calcext:value-type="string">
            <text:p>DK UMa; RS CVn variable</text:p>
          </table:table-cell>
          <table:table-cell table:number-columns-repeated="2"/>
          <table:table-cell table:formula="of:=MIDB([.$G25];1;2)" office:value-type="string" office:string-value="09" calcext:value-type="string">
            <text:p>09</text:p>
          </table:table-cell>
          <table:table-cell table:formula="of:=VALUE([.P25])" office:value-type="float" office:value="9" calcext:value-type="float">
            <text:p>9</text:p>
          </table:table-cell>
          <table:table-cell table:formula="of:=ORG.LIBREOFFICE.REGEX([.G25];&quot;.*h(.*)m.*&quot;;&quot;$1&quot;)" office:value-type="string" office:string-value=" 34" calcext:value-type="string">
            <text:p> 34</text:p>
          </table:table-cell>
          <table:table-cell table:formula="of:=VALUE([.R25])" office:value-type="float" office:value="34" calcext:value-type="float">
            <text:p>34</text:p>
          </table:table-cell>
          <table:table-cell table:formula="of:=ORG.LIBREOFFICE.REGEX([.G25];&quot;.*m(.*)s.*&quot;;&quot;$1&quot;)" office:value-type="string" office:string-value=" 28.97" calcext:value-type="string">
            <text:p> 28.97</text:p>
          </table:table-cell>
          <table:table-cell table:formula="of:=VALUE([.T25])" office:value-type="float" office:value="28.97" calcext:value-type="float">
            <text:p>28.97</text:p>
          </table:table-cell>
          <table:table-cell table:formula="of:=ORG.LIBREOFFICE.REGEX([.H25];&quot;(.*)°.*&quot;;&quot;$1&quot;)" office:value-type="string" office:string-value="+69" calcext:value-type="string">
            <text:p>+69</text:p>
          </table:table-cell>
          <table:table-cell table:formula="of:=VALUE([.V25])" office:value-type="float" office:value="69" calcext:value-type="float">
            <text:p>69</text:p>
          </table:table-cell>
          <table:table-cell table:formula="of:=ORG.LIBREOFFICE.REGEX([.H25];&quot;.*°(.*)′ .*&quot;;&quot;$1&quot;)" office:value-type="string" office:string-value=" 49" calcext:value-type="string">
            <text:p> 49</text:p>
          </table:table-cell>
          <table:table-cell table:formula="of:=VALUE([.X25])" office:value-type="float" office:value="49" calcext:value-type="float">
            <text:p>49</text:p>
          </table:table-cell>
          <table:table-cell table:formula="of:=ORG.LIBREOFFICE.REGEX([.H25];&quot;.*′(.*)″.*&quot;;&quot;$1&quot;)" office:value-type="string" office:string-value=" 48.6" calcext:value-type="string">
            <text:p> 48.6</text:p>
          </table:table-cell>
          <table:table-cell table:formula="of:=VALUE([.Z25])" office:value-type="float" office:value="48.6" calcext:value-type="float">
            <text:p>48.6</text:p>
          </table:table-cell>
          <table:table-cell table:formula="of:=[.Q25]+[.S25]/60+[.U25]/3600" office:value-type="float" office:value="9.57471388888889" calcext:value-type="float">
            <text:p>9.57471388888889</text:p>
          </table:table-cell>
          <table:table-cell table:formula="of:=[.W25]+[.Y25]/60+[.AA25]/3600" office:value-type="float" office:value="69.8301666666667" calcext:value-type="float">
            <text:p>69.8301666666667</text:p>
          </table:table-cell>
        </table:table-row>
        <table:table-row table:style-name="ro4">
          <table:table-cell office:value-type="string" calcext:value-type="string">
            <text:p><text:a xlink:href="https://en.wikipedia.org/wiki/Phi_Ursae_Majoris" xlink:type="simple">φ UMa</text:a></text:p>
          </table:table-cell>
          <table:table-cell table:style-name="ce2" office:value-type="string" calcext:value-type="string">
            <text:p>φ</text:p>
          </table:table-cell>
          <table:table-cell table:style-name="ce2" office:value-type="float" office:value="30" calcext:value-type="float">
            <text:p>30</text:p>
          </table:table-cell>
          <table:table-cell/>
          <table:table-cell office:value-type="float" office:value="85235" calcext:value-type="float">
            <text:p>85235</text:p>
          </table:table-cell>
          <table:table-cell office:value-type="float" office:value="48402" calcext:value-type="float">
            <text:p>48402</text:p>
          </table:table-cell>
          <table:table-cell office:value-type="string" calcext:value-type="string">
            <text:p>09h 52m 06.36s</text:p>
          </table:table-cell>
          <table:table-cell office:value-type="string" calcext:value-type="string">
            <text:p>+54° 03′ 51.4″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−1.08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3IV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26];1;2)" office:value-type="string" office:string-value="09" calcext:value-type="string">
            <text:p>09</text:p>
          </table:table-cell>
          <table:table-cell table:formula="of:=VALUE([.P26])" office:value-type="float" office:value="9" calcext:value-type="float">
            <text:p>9</text:p>
          </table:table-cell>
          <table:table-cell table:formula="of:=ORG.LIBREOFFICE.REGEX([.G26];&quot;.*h(.*)m.*&quot;;&quot;$1&quot;)" office:value-type="string" office:string-value=" 52" calcext:value-type="string">
            <text:p> 52</text:p>
          </table:table-cell>
          <table:table-cell table:formula="of:=VALUE([.R26])" office:value-type="float" office:value="52" calcext:value-type="float">
            <text:p>52</text:p>
          </table:table-cell>
          <table:table-cell table:formula="of:=ORG.LIBREOFFICE.REGEX([.G26];&quot;.*m(.*)s.*&quot;;&quot;$1&quot;)" office:value-type="string" office:string-value=" 06.36" calcext:value-type="string">
            <text:p> 06.36</text:p>
          </table:table-cell>
          <table:table-cell table:formula="of:=VALUE([.T26])" office:value-type="float" office:value="6.36" calcext:value-type="float">
            <text:p>6.36</text:p>
          </table:table-cell>
          <table:table-cell table:formula="of:=ORG.LIBREOFFICE.REGEX([.H26];&quot;(.*)°.*&quot;;&quot;$1&quot;)" office:value-type="string" office:string-value="+54" calcext:value-type="string">
            <text:p>+54</text:p>
          </table:table-cell>
          <table:table-cell table:formula="of:=VALUE([.V26])" office:value-type="float" office:value="54" calcext:value-type="float">
            <text:p>54</text:p>
          </table:table-cell>
          <table:table-cell table:formula="of:=ORG.LIBREOFFICE.REGEX([.H26];&quot;.*°(.*)′ .*&quot;;&quot;$1&quot;)" office:value-type="string" office:string-value=" 03" calcext:value-type="string">
            <text:p> 03</text:p>
          </table:table-cell>
          <table:table-cell table:formula="of:=VALUE([.X26])" office:value-type="float" office:value="3" calcext:value-type="float">
            <text:p>3</text:p>
          </table:table-cell>
          <table:table-cell table:formula="of:=ORG.LIBREOFFICE.REGEX([.H26];&quot;.*′(.*)″.*&quot;;&quot;$1&quot;)" office:value-type="string" office:string-value=" 51.4" calcext:value-type="string">
            <text:p> 51.4</text:p>
          </table:table-cell>
          <table:table-cell table:formula="of:=VALUE([.Z26])" office:value-type="float" office:value="51.4" calcext:value-type="float">
            <text:p>51.4</text:p>
          </table:table-cell>
          <table:table-cell table:formula="of:=[.Q26]+[.S26]/60+[.U26]/3600" office:value-type="float" office:value="9.86843333333333" calcext:value-type="float">
            <text:p>9.86843333333333</text:p>
          </table:table-cell>
          <table:table-cell table:formula="of:=[.W26]+[.Y26]/60+[.AA26]/3600" office:value-type="float" office:value="54.0642777777778" calcext:value-type="float">
            <text:p>54.0642777777778</text:p>
          </table:table-cell>
        </table:table-row>
        <table:table-row table:style-name="ro4">
          <table:table-cell office:value-type="string" calcext:value-type="string">
            <text:p><text:a xlink:href="https://en.wikipedia.org/wiki/Omega_Ursae_Majoris" xlink:type="simple">ω UMa</text:a></text:p>
          </table:table-cell>
          <table:table-cell table:style-name="ce2" office:value-type="string" calcext:value-type="string">
            <text:p>ω</text:p>
          </table:table-cell>
          <table:table-cell table:style-name="ce2" office:value-type="float" office:value="45" calcext:value-type="float">
            <text:p>45</text:p>
          </table:table-cell>
          <table:table-cell/>
          <table:table-cell office:value-type="float" office:value="94334" calcext:value-type="float">
            <text:p>94334</text:p>
          </table:table-cell>
          <table:table-cell office:value-type="float" office:value="53295" calcext:value-type="float">
            <text:p>53295</text:p>
          </table:table-cell>
          <table:table-cell office:value-type="string" calcext:value-type="string">
            <text:p>10h 53m 58.71s</text:p>
          </table:table-cell>
          <table:table-cell office:value-type="string" calcext:value-type="string">
            <text:p>+43° 11′ 24.1″</text:p>
          </table:table-cell>
          <table:table-cell office:value-type="float" office:value="4.61" calcext:value-type="float">
            <text:p>4.61</text:p>
          </table:table-cell>
          <table:table-cell office:value-type="float" office:value="0.1" calcext:value-type="float">
            <text:p>0.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A1Vs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27];1;2)" office:value-type="string" office:string-value="10" calcext:value-type="string">
            <text:p>10</text:p>
          </table:table-cell>
          <table:table-cell table:formula="of:=VALUE([.P27])" office:value-type="float" office:value="10" calcext:value-type="float">
            <text:p>10</text:p>
          </table:table-cell>
          <table:table-cell table:formula="of:=ORG.LIBREOFFICE.REGEX([.G27];&quot;.*h(.*)m.*&quot;;&quot;$1&quot;)" office:value-type="string" office:string-value=" 53" calcext:value-type="string">
            <text:p> 53</text:p>
          </table:table-cell>
          <table:table-cell table:formula="of:=VALUE([.R27])" office:value-type="float" office:value="53" calcext:value-type="float">
            <text:p>53</text:p>
          </table:table-cell>
          <table:table-cell table:formula="of:=ORG.LIBREOFFICE.REGEX([.G27];&quot;.*m(.*)s.*&quot;;&quot;$1&quot;)" office:value-type="string" office:string-value=" 58.71" calcext:value-type="string">
            <text:p> 58.71</text:p>
          </table:table-cell>
          <table:table-cell table:formula="of:=VALUE([.T27])" office:value-type="float" office:value="58.71" calcext:value-type="float">
            <text:p>58.71</text:p>
          </table:table-cell>
          <table:table-cell table:formula="of:=ORG.LIBREOFFICE.REGEX([.H27];&quot;(.*)°.*&quot;;&quot;$1&quot;)" office:value-type="string" office:string-value="+43" calcext:value-type="string">
            <text:p>+43</text:p>
          </table:table-cell>
          <table:table-cell table:formula="of:=VALUE([.V27])" office:value-type="float" office:value="43" calcext:value-type="float">
            <text:p>43</text:p>
          </table:table-cell>
          <table:table-cell table:formula="of:=ORG.LIBREOFFICE.REGEX([.H27];&quot;.*°(.*)′ .*&quot;;&quot;$1&quot;)" office:value-type="string" office:string-value=" 11" calcext:value-type="string">
            <text:p> 11</text:p>
          </table:table-cell>
          <table:table-cell table:formula="of:=VALUE([.X27])" office:value-type="float" office:value="11" calcext:value-type="float">
            <text:p>11</text:p>
          </table:table-cell>
          <table:table-cell table:formula="of:=ORG.LIBREOFFICE.REGEX([.H27];&quot;.*′(.*)″.*&quot;;&quot;$1&quot;)" office:value-type="string" office:string-value=" 24.1" calcext:value-type="string">
            <text:p> 24.1</text:p>
          </table:table-cell>
          <table:table-cell table:formula="of:=VALUE([.Z27])" office:value-type="float" office:value="24.1" calcext:value-type="float">
            <text:p>24.1</text:p>
          </table:table-cell>
          <table:table-cell table:formula="of:=[.Q27]+[.S27]/60+[.U27]/3600" office:value-type="float" office:value="10.8996416666667" calcext:value-type="float">
            <text:p>10.8996416666667</text:p>
          </table:table-cell>
          <table:table-cell table:formula="of:=[.W27]+[.Y27]/60+[.AA27]/3600" office:value-type="float" office:value="43.1900277777778" calcext:value-type="float">
            <text:p>43.1900277777778</text:p>
          </table:table-cell>
        </table:table-row>
        <table:table-row table:style-name="ro6">
          <table:table-cell office:value-type="string" calcext:value-type="string">
            <text:p><text:a xlink:href="https://en.wikipedia.org/wiki/4_Ursae_Majoris" xlink:type="simple">π2 UMa</text:a></text:p>
          </table:table-cell>
          <table:table-cell table:style-name="ce2" office:value-type="string" calcext:value-type="string">
            <text:p>π2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73108" calcext:value-type="float">
            <text:p>73108</text:p>
          </table:table-cell>
          <table:table-cell office:value-type="float" office:value="42527" calcext:value-type="float">
            <text:p>42527</text:p>
          </table:table-cell>
          <table:table-cell office:value-type="string" calcext:value-type="string">
            <text:p>08h 40m 12.90s</text:p>
          </table:table-cell>
          <table:table-cell office:value-type="string" calcext:value-type="string">
            <text:p>+64° 19′ 40.3″</text:p>
          </table:table-cell>
          <table:table-cell office:value-type="float" office:value="4.62" calcext:value-type="float">
            <text:p>4.62</text:p>
          </table:table-cell>
          <table:table-cell office:value-type="float" office:value="0.15" calcext:value-type="float">
            <text:p>0.15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K2III</text:p>
          </table:table-cell>
          <table:table-cell table:style-name="ce2" office:value-type="string" calcext:value-type="string">
            <text:p>Muscida, has a <text:a xlink:href="https://en.wikipedia.org/wiki/Extrasolar_planet" xlink:type="simple">planet</text:a> (<text:a xlink:href="https://en.wikipedia.org/wiki/Pi2_Ursae_Majoris_b" xlink:type="simple">b</text:a>)</text:p>
          </table:table-cell>
          <table:table-cell table:number-columns-repeated="2"/>
          <table:table-cell table:formula="of:=MIDB([.$G28];1;2)" office:value-type="string" office:string-value="08" calcext:value-type="string">
            <text:p>08</text:p>
          </table:table-cell>
          <table:table-cell table:formula="of:=VALUE([.P28])" office:value-type="float" office:value="8" calcext:value-type="float">
            <text:p>8</text:p>
          </table:table-cell>
          <table:table-cell table:formula="of:=ORG.LIBREOFFICE.REGEX([.G28];&quot;.*h(.*)m.*&quot;;&quot;$1&quot;)" office:value-type="string" office:string-value=" 40" calcext:value-type="string">
            <text:p> 40</text:p>
          </table:table-cell>
          <table:table-cell table:formula="of:=VALUE([.R28])" office:value-type="float" office:value="40" calcext:value-type="float">
            <text:p>40</text:p>
          </table:table-cell>
          <table:table-cell table:formula="of:=ORG.LIBREOFFICE.REGEX([.G28];&quot;.*m(.*)s.*&quot;;&quot;$1&quot;)" office:value-type="string" office:string-value=" 12.90" calcext:value-type="string">
            <text:p> 12.90</text:p>
          </table:table-cell>
          <table:table-cell table:formula="of:=VALUE([.T28])" office:value-type="float" office:value="12.9" calcext:value-type="float">
            <text:p>12.9</text:p>
          </table:table-cell>
          <table:table-cell table:formula="of:=ORG.LIBREOFFICE.REGEX([.H28];&quot;(.*)°.*&quot;;&quot;$1&quot;)" office:value-type="string" office:string-value="+64" calcext:value-type="string">
            <text:p>+64</text:p>
          </table:table-cell>
          <table:table-cell table:formula="of:=VALUE([.V28])" office:value-type="float" office:value="64" calcext:value-type="float">
            <text:p>64</text:p>
          </table:table-cell>
          <table:table-cell table:formula="of:=ORG.LIBREOFFICE.REGEX([.H28];&quot;.*°(.*)′ .*&quot;;&quot;$1&quot;)" office:value-type="string" office:string-value=" 19" calcext:value-type="string">
            <text:p> 19</text:p>
          </table:table-cell>
          <table:table-cell table:formula="of:=VALUE([.X28])" office:value-type="float" office:value="19" calcext:value-type="float">
            <text:p>19</text:p>
          </table:table-cell>
          <table:table-cell table:formula="of:=ORG.LIBREOFFICE.REGEX([.H28];&quot;.*′(.*)″.*&quot;;&quot;$1&quot;)" office:value-type="string" office:string-value=" 40.3" calcext:value-type="string">
            <text:p> 40.3</text:p>
          </table:table-cell>
          <table:table-cell table:formula="of:=VALUE([.Z28])" office:value-type="float" office:value="40.3" calcext:value-type="float">
            <text:p>40.3</text:p>
          </table:table-cell>
          <table:table-cell table:formula="of:=[.Q28]+[.S28]/60+[.U28]/3600" office:value-type="float" office:value="8.67025" calcext:value-type="float">
            <text:p>8.67025</text:p>
          </table:table-cell>
          <table:table-cell table:formula="of:=[.W28]+[.Y28]/60+[.AA28]/3600" office:value-type="float" office:value="64.3278611111111" calcext:value-type="float">
            <text:p>64.3278611111111</text:p>
          </table:table-cell>
        </table:table-row>
        <table:table-row table:style-name="ro4">
          <table:table-cell office:value-type="string" calcext:value-type="string">
            <text:p><text:a xlink:href="https://en.wikipedia.org/wiki/Tau_Ursae_Majoris" xlink:type="simple">τ UMa</text:a></text:p>
          </table:table-cell>
          <table:table-cell table:style-name="ce2" office:value-type="string" calcext:value-type="string">
            <text:p>τ</text:p>
          </table:table-cell>
          <table:table-cell table:style-name="ce2" office:value-type="float" office:value="14" calcext:value-type="float">
            <text:p>14</text:p>
          </table:table-cell>
          <table:table-cell/>
          <table:table-cell office:value-type="float" office:value="78362" calcext:value-type="float">
            <text:p>78362</text:p>
          </table:table-cell>
          <table:table-cell office:value-type="float" office:value="45075" calcext:value-type="float">
            <text:p>45075</text:p>
          </table:table-cell>
          <table:table-cell office:value-type="string" calcext:value-type="string">
            <text:p>09h 10m 54.93s</text:p>
          </table:table-cell>
          <table:table-cell office:value-type="string" calcext:value-type="string">
            <text:p>+63° 30′ 49.6″</text:p>
          </table:table-cell>
          <table:table-cell office:value-type="float" office:value="4.66" calcext:value-type="float">
            <text:p>4.66</text:p>
          </table:table-cell>
          <table:table-cell office:value-type="float" office:value="1.81" calcext:value-type="float">
            <text:p>1.8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29];1;2)" office:value-type="string" office:string-value="09" calcext:value-type="string">
            <text:p>09</text:p>
          </table:table-cell>
          <table:table-cell table:formula="of:=VALUE([.P29])" office:value-type="float" office:value="9" calcext:value-type="float">
            <text:p>9</text:p>
          </table:table-cell>
          <table:table-cell table:formula="of:=ORG.LIBREOFFICE.REGEX([.G29];&quot;.*h(.*)m.*&quot;;&quot;$1&quot;)" office:value-type="string" office:string-value=" 10" calcext:value-type="string">
            <text:p> 10</text:p>
          </table:table-cell>
          <table:table-cell table:formula="of:=VALUE([.R29])" office:value-type="float" office:value="10" calcext:value-type="float">
            <text:p>10</text:p>
          </table:table-cell>
          <table:table-cell table:formula="of:=ORG.LIBREOFFICE.REGEX([.G29];&quot;.*m(.*)s.*&quot;;&quot;$1&quot;)" office:value-type="string" office:string-value=" 54.93" calcext:value-type="string">
            <text:p> 54.93</text:p>
          </table:table-cell>
          <table:table-cell table:formula="of:=VALUE([.T29])" office:value-type="float" office:value="54.93" calcext:value-type="float">
            <text:p>54.93</text:p>
          </table:table-cell>
          <table:table-cell table:formula="of:=ORG.LIBREOFFICE.REGEX([.H29];&quot;(.*)°.*&quot;;&quot;$1&quot;)" office:value-type="string" office:string-value="+63" calcext:value-type="string">
            <text:p>+63</text:p>
          </table:table-cell>
          <table:table-cell table:formula="of:=VALUE([.V29])" office:value-type="float" office:value="63" calcext:value-type="float">
            <text:p>63</text:p>
          </table:table-cell>
          <table:table-cell table:formula="of:=ORG.LIBREOFFICE.REGEX([.H29];&quot;.*°(.*)′ .*&quot;;&quot;$1&quot;)" office:value-type="string" office:string-value=" 30" calcext:value-type="string">
            <text:p> 30</text:p>
          </table:table-cell>
          <table:table-cell table:formula="of:=VALUE([.X29])" office:value-type="float" office:value="30" calcext:value-type="float">
            <text:p>30</text:p>
          </table:table-cell>
          <table:table-cell table:formula="of:=ORG.LIBREOFFICE.REGEX([.H29];&quot;.*′(.*)″.*&quot;;&quot;$1&quot;)" office:value-type="string" office:string-value=" 49.6" calcext:value-type="string">
            <text:p> 49.6</text:p>
          </table:table-cell>
          <table:table-cell table:formula="of:=VALUE([.Z29])" office:value-type="float" office:value="49.6" calcext:value-type="float">
            <text:p>49.6</text:p>
          </table:table-cell>
          <table:table-cell table:formula="of:=[.Q29]+[.S29]/60+[.U29]/3600" office:value-type="float" office:value="9.181925" calcext:value-type="float">
            <text:p>9.181925</text:p>
          </table:table-cell>
          <table:table-cell table:formula="of:=[.W29]+[.Y29]/60+[.AA29]/3600" office:value-type="float" office:value="63.5137777777778" calcext:value-type="float">
            <text:p>63.5137777777778</text:p>
          </table:table-cell>
        </table:table-row>
        <table:table-row table:style-name="ro4">
          <table:table-cell office:value-type="string" calcext:value-type="string">
            <text:p><text:a xlink:href="https://en.wikipedia.org/wiki/83_Ursae_Majoris" xlink:type="simple">83 UMa</text:a></text:p>
          </table:table-cell>
          <table:table-cell/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IQ</text:p>
          </table:table-cell>
          <table:table-cell office:value-type="float" office:value="119228" calcext:value-type="float">
            <text:p>119228</text:p>
          </table:table-cell>
          <table:table-cell office:value-type="float" office:value="66738" calcext:value-type="float">
            <text:p>66738</text:p>
          </table:table-cell>
          <table:table-cell office:value-type="string" calcext:value-type="string">
            <text:p>13h 40m 44.29s</text:p>
          </table:table-cell>
          <table:table-cell office:value-type="string" calcext:value-type="string">
            <text:p>+54° 40′ 54.0″</text:p>
          </table:table-cell>
          <table:table-cell office:value-type="float" office:value="4.69" calcext:value-type="float">
            <text:p>4.69</text:p>
          </table:table-cell>
          <table:table-cell office:value-type="string" calcext:value-type="string">
            <text:p>−1.50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M2IIIvar</text:p>
          </table:table-cell>
          <table:table-cell table:style-name="ce2" office:value-type="string" calcext:value-type="string">
            <text:p>IQ UMa</text:p>
          </table:table-cell>
          <table:table-cell table:number-columns-repeated="2"/>
          <table:table-cell table:formula="of:=MIDB([.$G30];1;2)" office:value-type="string" office:string-value="13" calcext:value-type="string">
            <text:p>13</text:p>
          </table:table-cell>
          <table:table-cell table:formula="of:=VALUE([.P30])" office:value-type="float" office:value="13" calcext:value-type="float">
            <text:p>13</text:p>
          </table:table-cell>
          <table:table-cell table:formula="of:=ORG.LIBREOFFICE.REGEX([.G30];&quot;.*h(.*)m.*&quot;;&quot;$1&quot;)" office:value-type="string" office:string-value=" 40" calcext:value-type="string">
            <text:p> 40</text:p>
          </table:table-cell>
          <table:table-cell table:formula="of:=VALUE([.R30])" office:value-type="float" office:value="40" calcext:value-type="float">
            <text:p>40</text:p>
          </table:table-cell>
          <table:table-cell table:formula="of:=ORG.LIBREOFFICE.REGEX([.G30];&quot;.*m(.*)s.*&quot;;&quot;$1&quot;)" office:value-type="string" office:string-value=" 44.29" calcext:value-type="string">
            <text:p> 44.29</text:p>
          </table:table-cell>
          <table:table-cell table:formula="of:=VALUE([.T30])" office:value-type="float" office:value="44.29" calcext:value-type="float">
            <text:p>44.29</text:p>
          </table:table-cell>
          <table:table-cell table:formula="of:=ORG.LIBREOFFICE.REGEX([.H30];&quot;(.*)°.*&quot;;&quot;$1&quot;)" office:value-type="string" office:string-value="+54" calcext:value-type="string">
            <text:p>+54</text:p>
          </table:table-cell>
          <table:table-cell table:formula="of:=VALUE([.V30])" office:value-type="float" office:value="54" calcext:value-type="float">
            <text:p>54</text:p>
          </table:table-cell>
          <table:table-cell table:formula="of:=ORG.LIBREOFFICE.REGEX([.H30];&quot;.*°(.*)′ .*&quot;;&quot;$1&quot;)" office:value-type="string" office:string-value=" 40" calcext:value-type="string">
            <text:p> 40</text:p>
          </table:table-cell>
          <table:table-cell table:formula="of:=VALUE([.X30])" office:value-type="float" office:value="40" calcext:value-type="float">
            <text:p>40</text:p>
          </table:table-cell>
          <table:table-cell table:formula="of:=ORG.LIBREOFFICE.REGEX([.H30];&quot;.*′(.*)″.*&quot;;&quot;$1&quot;)" office:value-type="string" office:string-value=" 54.0" calcext:value-type="string">
            <text:p> 54.0</text:p>
          </table:table-cell>
          <table:table-cell table:formula="of:=VALUE([.Z30])" office:value-type="float" office:value="54" calcext:value-type="float">
            <text:p>54</text:p>
          </table:table-cell>
          <table:table-cell table:formula="of:=[.Q30]+[.S30]/60+[.U30]/3600" office:value-type="float" office:value="13.6789694444444" calcext:value-type="float">
            <text:p>13.6789694444444</text:p>
          </table:table-cell>
          <table:table-cell table:formula="of:=[.W30]+[.Y30]/60+[.AA30]/3600" office:value-type="float" office:value="54.6816666666667" calcext:value-type="float">
            <text:p>54.6816666666667</text:p>
          </table:table-cell>
        </table:table-row>
        <table:table-row table:style-name="ro4">
          <table:table-cell office:value-type="string" calcext:value-type="string">
            <text:p><text:a xlink:href="https://en.wikipedia.org/wiki/HD_91312" xlink:type="simple">HD 91312</text:a></text:p>
          </table:table-cell>
          <table:table-cell table:number-columns-repeated="3"/>
          <table:table-cell office:value-type="float" office:value="91312" calcext:value-type="float">
            <text:p>91312</text:p>
          </table:table-cell>
          <table:table-cell office:value-type="float" office:value="51658" calcext:value-type="float">
            <text:p>51658</text:p>
          </table:table-cell>
          <table:table-cell office:value-type="string" calcext:value-type="string">
            <text:p>10h 33m 14.00s</text:p>
          </table:table-cell>
          <table:table-cell office:value-type="string" calcext:value-type="string">
            <text:p>+40° 25′ 31.9″</text:p>
          </table:table-cell>
          <table:table-cell office:value-type="float" office:value="4.72" calcext:value-type="float">
            <text:p>4.72</text:p>
          </table:table-cell>
          <table:table-cell office:value-type="float" office:value="2.04" calcext:value-type="float">
            <text:p>2.0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7IV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31];1;2)" office:value-type="string" office:string-value="10" calcext:value-type="string">
            <text:p>10</text:p>
          </table:table-cell>
          <table:table-cell table:formula="of:=VALUE([.P31])" office:value-type="float" office:value="10" calcext:value-type="float">
            <text:p>10</text:p>
          </table:table-cell>
          <table:table-cell table:formula="of:=ORG.LIBREOFFICE.REGEX([.G31];&quot;.*h(.*)m.*&quot;;&quot;$1&quot;)" office:value-type="string" office:string-value=" 33" calcext:value-type="string">
            <text:p> 33</text:p>
          </table:table-cell>
          <table:table-cell table:formula="of:=VALUE([.R31])" office:value-type="float" office:value="33" calcext:value-type="float">
            <text:p>33</text:p>
          </table:table-cell>
          <table:table-cell table:formula="of:=ORG.LIBREOFFICE.REGEX([.G31];&quot;.*m(.*)s.*&quot;;&quot;$1&quot;)" office:value-type="string" office:string-value=" 14.00" calcext:value-type="string">
            <text:p> 14.00</text:p>
          </table:table-cell>
          <table:table-cell table:formula="of:=VALUE([.T31])" office:value-type="float" office:value="14" calcext:value-type="float">
            <text:p>14</text:p>
          </table:table-cell>
          <table:table-cell table:formula="of:=ORG.LIBREOFFICE.REGEX([.H31];&quot;(.*)°.*&quot;;&quot;$1&quot;)" office:value-type="string" office:string-value="+40" calcext:value-type="string">
            <text:p>+40</text:p>
          </table:table-cell>
          <table:table-cell table:formula="of:=VALUE([.V31])" office:value-type="float" office:value="40" calcext:value-type="float">
            <text:p>40</text:p>
          </table:table-cell>
          <table:table-cell table:formula="of:=ORG.LIBREOFFICE.REGEX([.H31];&quot;.*°(.*)′ .*&quot;;&quot;$1&quot;)" office:value-type="string" office:string-value=" 25" calcext:value-type="string">
            <text:p> 25</text:p>
          </table:table-cell>
          <table:table-cell table:formula="of:=VALUE([.X31])" office:value-type="float" office:value="25" calcext:value-type="float">
            <text:p>25</text:p>
          </table:table-cell>
          <table:table-cell table:formula="of:=ORG.LIBREOFFICE.REGEX([.H31];&quot;.*′(.*)″.*&quot;;&quot;$1&quot;)" office:value-type="string" office:string-value=" 31.9" calcext:value-type="string">
            <text:p> 31.9</text:p>
          </table:table-cell>
          <table:table-cell table:formula="of:=VALUE([.Z31])" office:value-type="float" office:value="31.9" calcext:value-type="float">
            <text:p>31.9</text:p>
          </table:table-cell>
          <table:table-cell table:formula="of:=[.Q31]+[.S31]/60+[.U31]/3600" office:value-type="float" office:value="10.5538888888889" calcext:value-type="float">
            <text:p>10.5538888888889</text:p>
          </table:table-cell>
          <table:table-cell table:formula="of:=[.W31]+[.Y31]/60+[.AA31]/3600" office:value-type="float" office:value="40.4255277777778" calcext:value-type="float">
            <text:p>40.4255277777778</text:p>
          </table:table-cell>
        </table:table-row>
        <table:table-row table:style-name="ro2">
          <table:table-cell office:value-type="string" calcext:value-type="string">
            <text:p><text:a xlink:href="https://en.wikipedia.org/wiki/Xi_Ursae_Majoris" xlink:type="simple">ξ UMa B</text:a></text:p>
          </table:table-cell>
          <table:table-cell table:style-name="ce2" office:value-type="string" calcext:value-type="string">
            <text:p>ξ</text:p>
          </table:table-cell>
          <table:table-cell table:style-name="ce2" office:value-type="float" office:value="53" calcext:value-type="float">
            <text:p>53</text:p>
          </table:table-cell>
          <table:table-cell/>
          <table:table-cell office:value-type="float" office:value="98231" calcext:value-type="float">
            <text:p>98231</text:p>
          </table:table-cell>
          <table:table-cell table:style-name="ce3"/>
          <table:table-cell office:value-type="string" calcext:value-type="string">
            <text:p>11h 18m 11.00s</text:p>
          </table:table-cell>
          <table:table-cell office:value-type="string" calcext:value-type="string">
            <text:p>+31° 31′ 45.0″</text:p>
          </table:table-cell>
          <table:table-cell office:value-type="float" office:value="4.73" calcext:value-type="float">
            <text:p>4.73</text:p>
          </table:table-cell>
          <table:table-cell table:style-name="ce3" table:number-columns-repeated="3"/>
          <table:table-cell table:style-name="ce2" office:value-type="string" calcext:value-type="string">
            <text:p>component of the ξ UMa system</text:p>
          </table:table-cell>
          <table:table-cell table:number-columns-repeated="2"/>
          <table:table-cell table:formula="of:=MIDB([.$G32];1;2)" office:value-type="string" office:string-value="11" calcext:value-type="string">
            <text:p>11</text:p>
          </table:table-cell>
          <table:table-cell table:formula="of:=VALUE([.P32])" office:value-type="float" office:value="11" calcext:value-type="float">
            <text:p>11</text:p>
          </table:table-cell>
          <table:table-cell table:formula="of:=ORG.LIBREOFFICE.REGEX([.G32];&quot;.*h(.*)m.*&quot;;&quot;$1&quot;)" office:value-type="string" office:string-value=" 18" calcext:value-type="string">
            <text:p> 18</text:p>
          </table:table-cell>
          <table:table-cell table:formula="of:=VALUE([.R32])" office:value-type="float" office:value="18" calcext:value-type="float">
            <text:p>18</text:p>
          </table:table-cell>
          <table:table-cell table:formula="of:=ORG.LIBREOFFICE.REGEX([.G32];&quot;.*m(.*)s.*&quot;;&quot;$1&quot;)" office:value-type="string" office:string-value=" 11.00" calcext:value-type="string">
            <text:p> 11.00</text:p>
          </table:table-cell>
          <table:table-cell table:formula="of:=VALUE([.T32])" office:value-type="float" office:value="11" calcext:value-type="float">
            <text:p>11</text:p>
          </table:table-cell>
          <table:table-cell table:formula="of:=ORG.LIBREOFFICE.REGEX([.H32];&quot;(.*)°.*&quot;;&quot;$1&quot;)" office:value-type="string" office:string-value="+31" calcext:value-type="string">
            <text:p>+31</text:p>
          </table:table-cell>
          <table:table-cell table:formula="of:=VALUE([.V32])" office:value-type="float" office:value="31" calcext:value-type="float">
            <text:p>31</text:p>
          </table:table-cell>
          <table:table-cell table:formula="of:=ORG.LIBREOFFICE.REGEX([.H32];&quot;.*°(.*)′ .*&quot;;&quot;$1&quot;)" office:value-type="string" office:string-value=" 31" calcext:value-type="string">
            <text:p> 31</text:p>
          </table:table-cell>
          <table:table-cell table:formula="of:=VALUE([.X32])" office:value-type="float" office:value="31" calcext:value-type="float">
            <text:p>31</text:p>
          </table:table-cell>
          <table:table-cell table:formula="of:=ORG.LIBREOFFICE.REGEX([.H32];&quot;.*′(.*)″.*&quot;;&quot;$1&quot;)" office:value-type="string" office:string-value=" 45.0" calcext:value-type="string">
            <text:p> 45.0</text:p>
          </table:table-cell>
          <table:table-cell table:formula="of:=VALUE([.Z32])" office:value-type="float" office:value="45" calcext:value-type="float">
            <text:p>45</text:p>
          </table:table-cell>
          <table:table-cell table:formula="of:=[.Q32]+[.S32]/60+[.U32]/3600" office:value-type="float" office:value="11.3030555555556" calcext:value-type="float">
            <text:p>11.3030555555556</text:p>
          </table:table-cell>
          <table:table-cell table:formula="of:=[.W32]+[.Y32]/60+[.AA32]/3600" office:value-type="float" office:value="31.5291666666667" calcext:value-type="float">
            <text:p>31.5291666666667</text:p>
          </table:table-cell>
        </table:table-row>
        <table:table-row table:style-name="ro4">
          <table:table-cell office:value-type="string" calcext:value-type="string">
            <text:p><text:a xlink:href="https://en.wikipedia.org/wiki/Rho_Ursae_Majoris" xlink:type="simple">ρ UMa</text:a></text:p>
          </table:table-cell>
          <table:table-cell table:style-name="ce2" office:value-type="string" calcext:value-type="string">
            <text:p>ρ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office:value-type="float" office:value="76827" calcext:value-type="float">
            <text:p>76827</text:p>
          </table:table-cell>
          <table:table-cell office:value-type="float" office:value="44390" calcext:value-type="float">
            <text:p>44390</text:p>
          </table:table-cell>
          <table:table-cell office:value-type="string" calcext:value-type="string">
            <text:p>09h 02m 32.73s</text:p>
          </table:table-cell>
          <table:table-cell office:value-type="string" calcext:value-type="string">
            <text:p>+67° 37′ 46.5″</text:p>
          </table:table-cell>
          <table:table-cell office:value-type="float" office:value="4.74" calcext:value-type="float">
            <text:p>4.74</text:p>
          </table:table-cell>
          <table:table-cell office:value-type="float" office:value="0.01" calcext:value-type="float">
            <text:p>0.01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M3III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33];1;2)" office:value-type="string" office:string-value="09" calcext:value-type="string">
            <text:p>09</text:p>
          </table:table-cell>
          <table:table-cell table:formula="of:=VALUE([.P33])" office:value-type="float" office:value="9" calcext:value-type="float">
            <text:p>9</text:p>
          </table:table-cell>
          <table:table-cell table:formula="of:=ORG.LIBREOFFICE.REGEX([.G33];&quot;.*h(.*)m.*&quot;;&quot;$1&quot;)" office:value-type="string" office:string-value=" 02" calcext:value-type="string">
            <text:p> 02</text:p>
          </table:table-cell>
          <table:table-cell table:formula="of:=VALUE([.R33])" office:value-type="float" office:value="2" calcext:value-type="float">
            <text:p>2</text:p>
          </table:table-cell>
          <table:table-cell table:formula="of:=ORG.LIBREOFFICE.REGEX([.G33];&quot;.*m(.*)s.*&quot;;&quot;$1&quot;)" office:value-type="string" office:string-value=" 32.73" calcext:value-type="string">
            <text:p> 32.73</text:p>
          </table:table-cell>
          <table:table-cell table:formula="of:=VALUE([.T33])" office:value-type="float" office:value="32.73" calcext:value-type="float">
            <text:p>32.73</text:p>
          </table:table-cell>
          <table:table-cell table:formula="of:=ORG.LIBREOFFICE.REGEX([.H33];&quot;(.*)°.*&quot;;&quot;$1&quot;)" office:value-type="string" office:string-value="+67" calcext:value-type="string">
            <text:p>+67</text:p>
          </table:table-cell>
          <table:table-cell table:formula="of:=VALUE([.V33])" office:value-type="float" office:value="67" calcext:value-type="float">
            <text:p>67</text:p>
          </table:table-cell>
          <table:table-cell table:formula="of:=ORG.LIBREOFFICE.REGEX([.H33];&quot;.*°(.*)′ .*&quot;;&quot;$1&quot;)" office:value-type="string" office:string-value=" 37" calcext:value-type="string">
            <text:p> 37</text:p>
          </table:table-cell>
          <table:table-cell table:formula="of:=VALUE([.X33])" office:value-type="float" office:value="37" calcext:value-type="float">
            <text:p>37</text:p>
          </table:table-cell>
          <table:table-cell table:formula="of:=ORG.LIBREOFFICE.REGEX([.H33];&quot;.*′(.*)″.*&quot;;&quot;$1&quot;)" office:value-type="string" office:string-value=" 46.5" calcext:value-type="string">
            <text:p> 46.5</text:p>
          </table:table-cell>
          <table:table-cell table:formula="of:=VALUE([.Z33])" office:value-type="float" office:value="46.5" calcext:value-type="float">
            <text:p>46.5</text:p>
          </table:table-cell>
          <table:table-cell table:formula="of:=[.Q33]+[.S33]/60+[.U33]/3600" office:value-type="float" office:value="9.042425" calcext:value-type="float">
            <text:p>9.042425</text:p>
          </table:table-cell>
          <table:table-cell table:formula="of:=[.W33]+[.Y33]/60+[.AA33]/3600" office:value-type="float" office:value="67.6295833333333" calcext:value-type="float">
            <text:p>67.6295833333333</text:p>
          </table:table-cell>
        </table:table-row>
        <table:table-row table:style-name="ro4">
          <table:table-cell office:value-type="string" calcext:value-type="string">
            <text:p><text:a xlink:href="https://en.wikipedia.org/wiki/55_Ursae_Majoris" xlink:type="simple">55 UMa</text:a></text:p>
          </table:table-cell>
          <table:table-cell/>
          <table:table-cell table:style-name="ce2" office:value-type="float" office:value="55" calcext:value-type="float">
            <text:p>55</text:p>
          </table:table-cell>
          <table:table-cell/>
          <table:table-cell office:value-type="float" office:value="98353" calcext:value-type="float">
            <text:p>98353</text:p>
          </table:table-cell>
          <table:table-cell office:value-type="float" office:value="55266" calcext:value-type="float">
            <text:p>55266</text:p>
          </table:table-cell>
          <table:table-cell office:value-type="string" calcext:value-type="string">
            <text:p>11h 19m 07.94s</text:p>
          </table:table-cell>
          <table:table-cell office:value-type="string" calcext:value-type="string">
            <text:p>+38° 11′ 08.6″</text:p>
          </table:table-cell>
          <table:table-cell office:value-type="float" office:value="4.8" calcext:value-type="float">
            <text:p>4.8</text:p>
          </table:table-cell>
          <table:table-cell office:value-type="float" office:value="1.01" calcext:value-type="float">
            <text:p>1.0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2V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34];1;2)" office:value-type="string" office:string-value="11" calcext:value-type="string">
            <text:p>11</text:p>
          </table:table-cell>
          <table:table-cell table:formula="of:=VALUE([.P34])" office:value-type="float" office:value="11" calcext:value-type="float">
            <text:p>11</text:p>
          </table:table-cell>
          <table:table-cell table:formula="of:=ORG.LIBREOFFICE.REGEX([.G34];&quot;.*h(.*)m.*&quot;;&quot;$1&quot;)" office:value-type="string" office:string-value=" 19" calcext:value-type="string">
            <text:p> 19</text:p>
          </table:table-cell>
          <table:table-cell table:formula="of:=VALUE([.R34])" office:value-type="float" office:value="19" calcext:value-type="float">
            <text:p>19</text:p>
          </table:table-cell>
          <table:table-cell table:formula="of:=ORG.LIBREOFFICE.REGEX([.G34];&quot;.*m(.*)s.*&quot;;&quot;$1&quot;)" office:value-type="string" office:string-value=" 07.94" calcext:value-type="string">
            <text:p> 07.94</text:p>
          </table:table-cell>
          <table:table-cell table:formula="of:=VALUE([.T34])" office:value-type="float" office:value="7.94" calcext:value-type="float">
            <text:p>7.94</text:p>
          </table:table-cell>
          <table:table-cell table:formula="of:=ORG.LIBREOFFICE.REGEX([.H34];&quot;(.*)°.*&quot;;&quot;$1&quot;)" office:value-type="string" office:string-value="+38" calcext:value-type="string">
            <text:p>+38</text:p>
          </table:table-cell>
          <table:table-cell table:formula="of:=VALUE([.V34])" office:value-type="float" office:value="38" calcext:value-type="float">
            <text:p>38</text:p>
          </table:table-cell>
          <table:table-cell table:formula="of:=ORG.LIBREOFFICE.REGEX([.H34];&quot;.*°(.*)′ .*&quot;;&quot;$1&quot;)" office:value-type="string" office:string-value=" 11" calcext:value-type="string">
            <text:p> 11</text:p>
          </table:table-cell>
          <table:table-cell table:formula="of:=VALUE([.X34])" office:value-type="float" office:value="11" calcext:value-type="float">
            <text:p>11</text:p>
          </table:table-cell>
          <table:table-cell table:formula="of:=ORG.LIBREOFFICE.REGEX([.H34];&quot;.*′(.*)″.*&quot;;&quot;$1&quot;)" office:value-type="string" office:string-value=" 08.6" calcext:value-type="string">
            <text:p> 08.6</text:p>
          </table:table-cell>
          <table:table-cell table:formula="of:=VALUE([.Z34])" office:value-type="float" office:value="8.6" calcext:value-type="float">
            <text:p>8.6</text:p>
          </table:table-cell>
          <table:table-cell table:formula="of:=[.Q34]+[.S34]/60+[.U34]/3600" office:value-type="float" office:value="11.3188722222222" calcext:value-type="float">
            <text:p>11.3188722222222</text:p>
          </table:table-cell>
          <table:table-cell table:formula="of:=[.W34]+[.Y34]/60+[.AA34]/3600" office:value-type="float" office:value="38.1857222222222" calcext:value-type="float">
            <text:p>38.1857222222222</text:p>
          </table:table-cell>
        </table:table-row>
        <table:table-row table:style-name="ro4">
          <table:table-cell office:value-type="string" calcext:value-type="string">
            <text:p><text:a xlink:href="https://en.wikipedia.org/wiki/Sigma2_Ursae_Majoris" xlink:type="simple">σ2 UMa</text:a></text:p>
          </table:table-cell>
          <table:table-cell table:style-name="ce2" office:value-type="string" calcext:value-type="string">
            <text:p>σ2</text:p>
          </table:table-cell>
          <table:table-cell table:style-name="ce2" office:value-type="float" office:value="13" calcext:value-type="float">
            <text:p>13</text:p>
          </table:table-cell>
          <table:table-cell/>
          <table:table-cell office:value-type="float" office:value="78154" calcext:value-type="float">
            <text:p>78154</text:p>
          </table:table-cell>
          <table:table-cell office:value-type="float" office:value="45038" calcext:value-type="float">
            <text:p>45038</text:p>
          </table:table-cell>
          <table:table-cell office:value-type="string" calcext:value-type="string">
            <text:p>09h 10m 23.53s</text:p>
          </table:table-cell>
          <table:table-cell office:value-type="string" calcext:value-type="string">
            <text:p>+67° 08′ 03.3″</text:p>
          </table:table-cell>
          <table:table-cell office:value-type="float" office:value="4.8" calcext:value-type="float">
            <text:p>4.8</text:p>
          </table:table-cell>
          <table:table-cell office:value-type="float" office:value="3.25" calcext:value-type="float">
            <text:p>3.2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7IV-V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35];1;2)" office:value-type="string" office:string-value="09" calcext:value-type="string">
            <text:p>09</text:p>
          </table:table-cell>
          <table:table-cell table:formula="of:=VALUE([.P35])" office:value-type="float" office:value="9" calcext:value-type="float">
            <text:p>9</text:p>
          </table:table-cell>
          <table:table-cell table:formula="of:=ORG.LIBREOFFICE.REGEX([.G35];&quot;.*h(.*)m.*&quot;;&quot;$1&quot;)" office:value-type="string" office:string-value=" 10" calcext:value-type="string">
            <text:p> 10</text:p>
          </table:table-cell>
          <table:table-cell table:formula="of:=VALUE([.R35])" office:value-type="float" office:value="10" calcext:value-type="float">
            <text:p>10</text:p>
          </table:table-cell>
          <table:table-cell table:formula="of:=ORG.LIBREOFFICE.REGEX([.G35];&quot;.*m(.*)s.*&quot;;&quot;$1&quot;)" office:value-type="string" office:string-value=" 23.53" calcext:value-type="string">
            <text:p> 23.53</text:p>
          </table:table-cell>
          <table:table-cell table:formula="of:=VALUE([.T35])" office:value-type="float" office:value="23.53" calcext:value-type="float">
            <text:p>23.53</text:p>
          </table:table-cell>
          <table:table-cell table:formula="of:=ORG.LIBREOFFICE.REGEX([.H35];&quot;(.*)°.*&quot;;&quot;$1&quot;)" office:value-type="string" office:string-value="+67" calcext:value-type="string">
            <text:p>+67</text:p>
          </table:table-cell>
          <table:table-cell table:formula="of:=VALUE([.V35])" office:value-type="float" office:value="67" calcext:value-type="float">
            <text:p>67</text:p>
          </table:table-cell>
          <table:table-cell table:formula="of:=ORG.LIBREOFFICE.REGEX([.H35];&quot;.*°(.*)′ .*&quot;;&quot;$1&quot;)" office:value-type="string" office:string-value=" 08" calcext:value-type="string">
            <text:p> 08</text:p>
          </table:table-cell>
          <table:table-cell table:formula="of:=VALUE([.X35])" office:value-type="float" office:value="8" calcext:value-type="float">
            <text:p>8</text:p>
          </table:table-cell>
          <table:table-cell table:formula="of:=ORG.LIBREOFFICE.REGEX([.H35];&quot;.*′(.*)″.*&quot;;&quot;$1&quot;)" office:value-type="string" office:string-value=" 03.3" calcext:value-type="string">
            <text:p> 03.3</text:p>
          </table:table-cell>
          <table:table-cell table:formula="of:=VALUE([.Z35])" office:value-type="float" office:value="3.3" calcext:value-type="float">
            <text:p>3.3</text:p>
          </table:table-cell>
          <table:table-cell table:formula="of:=[.Q35]+[.S35]/60+[.U35]/3600" office:value-type="float" office:value="9.17320277777778" calcext:value-type="float">
            <text:p>9.17320277777778</text:p>
          </table:table-cell>
          <table:table-cell table:formula="of:=[.W35]+[.Y35]/60+[.AA35]/3600" office:value-type="float" office:value="67.13425" calcext:value-type="float">
            <text:p>67.13425</text:p>
          </table:table-cell>
        </table:table-row>
        <table:table-row table:style-name="ro4">
          <table:table-cell office:value-type="string" calcext:value-type="string">
            <text:p><text:a xlink:href="https://en.wikipedia.org/wiki/36_Ursae_Majoris" xlink:type="simple">36 UMa</text:a></text:p>
          </table:table-cell>
          <table:table-cell/>
          <table:table-cell table:style-name="ce2" office:value-type="float" office:value="36" calcext:value-type="float">
            <text:p>36</text:p>
          </table:table-cell>
          <table:table-cell/>
          <table:table-cell office:value-type="float" office:value="90839" calcext:value-type="float">
            <text:p>90839</text:p>
          </table:table-cell>
          <table:table-cell office:value-type="float" office:value="51459" calcext:value-type="float">
            <text:p>51459</text:p>
          </table:table-cell>
          <table:table-cell office:value-type="string" calcext:value-type="string">
            <text:p>10h 30m 37.76s</text:p>
          </table:table-cell>
          <table:table-cell office:value-type="string" calcext:value-type="string">
            <text:p>+55° 58′ 50.2″</text:p>
          </table:table-cell>
          <table:table-cell office:value-type="float" office:value="4.82" calcext:value-type="float">
            <text:p>4.82</text:p>
          </table:table-cell>
          <table:table-cell office:value-type="float" office:value="4.28" calcext:value-type="float">
            <text:p>4.2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8V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36];1;2)" office:value-type="string" office:string-value="10" calcext:value-type="string">
            <text:p>10</text:p>
          </table:table-cell>
          <table:table-cell table:formula="of:=VALUE([.P36])" office:value-type="float" office:value="10" calcext:value-type="float">
            <text:p>10</text:p>
          </table:table-cell>
          <table:table-cell table:formula="of:=ORG.LIBREOFFICE.REGEX([.G36];&quot;.*h(.*)m.*&quot;;&quot;$1&quot;)" office:value-type="string" office:string-value=" 30" calcext:value-type="string">
            <text:p> 30</text:p>
          </table:table-cell>
          <table:table-cell table:formula="of:=VALUE([.R36])" office:value-type="float" office:value="30" calcext:value-type="float">
            <text:p>30</text:p>
          </table:table-cell>
          <table:table-cell table:formula="of:=ORG.LIBREOFFICE.REGEX([.G36];&quot;.*m(.*)s.*&quot;;&quot;$1&quot;)" office:value-type="string" office:string-value=" 37.76" calcext:value-type="string">
            <text:p> 37.76</text:p>
          </table:table-cell>
          <table:table-cell table:formula="of:=VALUE([.T36])" office:value-type="float" office:value="37.76" calcext:value-type="float">
            <text:p>37.76</text:p>
          </table:table-cell>
          <table:table-cell table:formula="of:=ORG.LIBREOFFICE.REGEX([.H36];&quot;(.*)°.*&quot;;&quot;$1&quot;)" office:value-type="string" office:string-value="+55" calcext:value-type="string">
            <text:p>+55</text:p>
          </table:table-cell>
          <table:table-cell table:formula="of:=VALUE([.V36])" office:value-type="float" office:value="55" calcext:value-type="float">
            <text:p>55</text:p>
          </table:table-cell>
          <table:table-cell table:formula="of:=ORG.LIBREOFFICE.REGEX([.H36];&quot;.*°(.*)′ .*&quot;;&quot;$1&quot;)" office:value-type="string" office:string-value=" 58" calcext:value-type="string">
            <text:p> 58</text:p>
          </table:table-cell>
          <table:table-cell table:formula="of:=VALUE([.X36])" office:value-type="float" office:value="58" calcext:value-type="float">
            <text:p>58</text:p>
          </table:table-cell>
          <table:table-cell table:formula="of:=ORG.LIBREOFFICE.REGEX([.H36];&quot;.*′(.*)″.*&quot;;&quot;$1&quot;)" office:value-type="string" office:string-value=" 50.2" calcext:value-type="string">
            <text:p> 50.2</text:p>
          </table:table-cell>
          <table:table-cell table:formula="of:=VALUE([.Z36])" office:value-type="float" office:value="50.2" calcext:value-type="float">
            <text:p>50.2</text:p>
          </table:table-cell>
          <table:table-cell table:formula="of:=[.Q36]+[.S36]/60+[.U36]/3600" office:value-type="float" office:value="10.5104888888889" calcext:value-type="float">
            <text:p>10.5104888888889</text:p>
          </table:table-cell>
          <table:table-cell table:formula="of:=[.W36]+[.Y36]/60+[.AA36]/3600" office:value-type="float" office:value="55.9806111111111" calcext:value-type="float">
            <text:p>55.9806111111111</text:p>
          </table:table-cell>
        </table:table-row>
        <table:table-row table:style-name="ro6">
          <table:table-cell office:value-type="string" calcext:value-type="string">
            <text:p><text:a xlink:href="https://en.wikipedia.org/wiki/18_Ursae_Majoris" xlink:type="simple">18 UMa</text:a></text:p>
          </table:table-cell>
          <table:table-cell table:style-name="ce2" office:value-type="string" calcext:value-type="string">
            <text:p>e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DD</text:p>
          </table:table-cell>
          <table:table-cell office:value-type="float" office:value="79439" calcext:value-type="float">
            <text:p>79439</text:p>
          </table:table-cell>
          <table:table-cell office:value-type="float" office:value="45493" calcext:value-type="float">
            <text:p>45493</text:p>
          </table:table-cell>
          <table:table-cell office:value-type="string" calcext:value-type="string">
            <text:p>09h 16m 11.28s</text:p>
          </table:table-cell>
          <table:table-cell office:value-type="string" calcext:value-type="string">
            <text:p>+54° 01′ 18.2″</text:p>
          </table:table-cell>
          <table:table-cell office:value-type="float" office:value="4.83" calcext:value-type="float">
            <text:p>4.83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5V</text:p>
          </table:table-cell>
          <table:table-cell table:style-name="ce2" office:value-type="string" calcext:value-type="string">
            <text:p>DD UMa; δ Sct variable</text:p>
          </table:table-cell>
          <table:table-cell table:number-columns-repeated="2"/>
          <table:table-cell table:formula="of:=MIDB([.$G37];1;2)" office:value-type="string" office:string-value="09" calcext:value-type="string">
            <text:p>09</text:p>
          </table:table-cell>
          <table:table-cell table:formula="of:=VALUE([.P37])" office:value-type="float" office:value="9" calcext:value-type="float">
            <text:p>9</text:p>
          </table:table-cell>
          <table:table-cell table:formula="of:=ORG.LIBREOFFICE.REGEX([.G37];&quot;.*h(.*)m.*&quot;;&quot;$1&quot;)" office:value-type="string" office:string-value=" 16" calcext:value-type="string">
            <text:p> 16</text:p>
          </table:table-cell>
          <table:table-cell table:formula="of:=VALUE([.R37])" office:value-type="float" office:value="16" calcext:value-type="float">
            <text:p>16</text:p>
          </table:table-cell>
          <table:table-cell table:formula="of:=ORG.LIBREOFFICE.REGEX([.G37];&quot;.*m(.*)s.*&quot;;&quot;$1&quot;)" office:value-type="string" office:string-value=" 11.28" calcext:value-type="string">
            <text:p> 11.28</text:p>
          </table:table-cell>
          <table:table-cell table:formula="of:=VALUE([.T37])" office:value-type="float" office:value="11.28" calcext:value-type="float">
            <text:p>11.28</text:p>
          </table:table-cell>
          <table:table-cell table:formula="of:=ORG.LIBREOFFICE.REGEX([.H37];&quot;(.*)°.*&quot;;&quot;$1&quot;)" office:value-type="string" office:string-value="+54" calcext:value-type="string">
            <text:p>+54</text:p>
          </table:table-cell>
          <table:table-cell table:formula="of:=VALUE([.V37])" office:value-type="float" office:value="54" calcext:value-type="float">
            <text:p>54</text:p>
          </table:table-cell>
          <table:table-cell table:formula="of:=ORG.LIBREOFFICE.REGEX([.H37];&quot;.*°(.*)′ .*&quot;;&quot;$1&quot;)" office:value-type="string" office:string-value=" 01" calcext:value-type="string">
            <text:p> 01</text:p>
          </table:table-cell>
          <table:table-cell table:formula="of:=VALUE([.X37])" office:value-type="float" office:value="1" calcext:value-type="float">
            <text:p>1</text:p>
          </table:table-cell>
          <table:table-cell table:formula="of:=ORG.LIBREOFFICE.REGEX([.H37];&quot;.*′(.*)″.*&quot;;&quot;$1&quot;)" office:value-type="string" office:string-value=" 18.2" calcext:value-type="string">
            <text:p> 18.2</text:p>
          </table:table-cell>
          <table:table-cell table:formula="of:=VALUE([.Z37])" office:value-type="float" office:value="18.2" calcext:value-type="float">
            <text:p>18.2</text:p>
          </table:table-cell>
          <table:table-cell table:formula="of:=[.Q37]+[.S37]/60+[.U37]/3600" office:value-type="float" office:value="9.2698" calcext:value-type="float">
            <text:p>9.2698</text:p>
          </table:table-cell>
          <table:table-cell table:formula="of:=[.W37]+[.Y37]/60+[.AA37]/3600" office:value-type="float" office:value="54.0217222222222" calcext:value-type="float">
            <text:p>54.0217222222222</text:p>
          </table:table-cell>
        </table:table-row>
        <table:table-row table:style-name="ro4">
          <table:table-cell office:value-type="string" calcext:value-type="string">
            <text:p><text:a xlink:href="https://en.wikipedia.org/wiki/78_Ursae_Majoris" xlink:type="simple">78 UMa</text:a></text:p>
          </table:table-cell>
          <table:table-cell/>
          <table:table-cell table:style-name="ce2" office:value-type="float" office:value="78" calcext:value-type="float">
            <text:p>78</text:p>
          </table:table-cell>
          <table:table-cell/>
          <table:table-cell office:value-type="float" office:value="113139" calcext:value-type="float">
            <text:p>113139</text:p>
          </table:table-cell>
          <table:table-cell office:value-type="float" office:value="63503" calcext:value-type="float">
            <text:p>63503</text:p>
          </table:table-cell>
          <table:table-cell office:value-type="string" calcext:value-type="string">
            <text:p>13h 00m 43.59s</text:p>
          </table:table-cell>
          <table:table-cell office:value-type="string" calcext:value-type="string">
            <text:p>+56° 21′ 58.8″</text:p>
          </table:table-cell>
          <table:table-cell office:value-type="float" office:value="4.93" calcext:value-type="float">
            <text:p>4.93</text:p>
          </table:table-cell>
          <table:table-cell office:value-type="float" office:value="2.94" calcext:value-type="float">
            <text:p>2.9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2V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38];1;2)" office:value-type="string" office:string-value="13" calcext:value-type="string">
            <text:p>13</text:p>
          </table:table-cell>
          <table:table-cell table:formula="of:=VALUE([.P38])" office:value-type="float" office:value="13" calcext:value-type="float">
            <text:p>13</text:p>
          </table:table-cell>
          <table:table-cell table:formula="of:=ORG.LIBREOFFICE.REGEX([.G38];&quot;.*h(.*)m.*&quot;;&quot;$1&quot;)" office:value-type="string" office:string-value=" 00" calcext:value-type="string">
            <text:p> 00</text:p>
          </table:table-cell>
          <table:table-cell table:formula="of:=VALUE([.R38])" office:value-type="float" office:value="0" calcext:value-type="float">
            <text:p>0</text:p>
          </table:table-cell>
          <table:table-cell table:formula="of:=ORG.LIBREOFFICE.REGEX([.G38];&quot;.*m(.*)s.*&quot;;&quot;$1&quot;)" office:value-type="string" office:string-value=" 43.59" calcext:value-type="string">
            <text:p> 43.59</text:p>
          </table:table-cell>
          <table:table-cell table:formula="of:=VALUE([.T38])" office:value-type="float" office:value="43.59" calcext:value-type="float">
            <text:p>43.59</text:p>
          </table:table-cell>
          <table:table-cell table:formula="of:=ORG.LIBREOFFICE.REGEX([.H38];&quot;(.*)°.*&quot;;&quot;$1&quot;)" office:value-type="string" office:string-value="+56" calcext:value-type="string">
            <text:p>+56</text:p>
          </table:table-cell>
          <table:table-cell table:formula="of:=VALUE([.V38])" office:value-type="float" office:value="56" calcext:value-type="float">
            <text:p>56</text:p>
          </table:table-cell>
          <table:table-cell table:formula="of:=ORG.LIBREOFFICE.REGEX([.H38];&quot;.*°(.*)′ .*&quot;;&quot;$1&quot;)" office:value-type="string" office:string-value=" 21" calcext:value-type="string">
            <text:p> 21</text:p>
          </table:table-cell>
          <table:table-cell table:formula="of:=VALUE([.X38])" office:value-type="float" office:value="21" calcext:value-type="float">
            <text:p>21</text:p>
          </table:table-cell>
          <table:table-cell table:formula="of:=ORG.LIBREOFFICE.REGEX([.H38];&quot;.*′(.*)″.*&quot;;&quot;$1&quot;)" office:value-type="string" office:string-value=" 58.8" calcext:value-type="string">
            <text:p> 58.8</text:p>
          </table:table-cell>
          <table:table-cell table:formula="of:=VALUE([.Z38])" office:value-type="float" office:value="58.8" calcext:value-type="float">
            <text:p>58.8</text:p>
          </table:table-cell>
          <table:table-cell table:formula="of:=[.Q38]+[.S38]/60+[.U38]/3600" office:value-type="float" office:value="13.0121083333333" calcext:value-type="float">
            <text:p>13.0121083333333</text:p>
          </table:table-cell>
          <table:table-cell table:formula="of:=[.W38]+[.Y38]/60+[.AA38]/3600" office:value-type="float" office:value="56.3663333333333" calcext:value-type="float">
            <text:p>56.3663333333333</text:p>
          </table:table-cell>
        </table:table-row>
        <table:table-row table:style-name="ro6">
          <table:table-cell office:value-type="string" calcext:value-type="string">
            <text:p><text:a xlink:href="https://en.wikipedia.org/wiki/ET_Ursae_Majoris" xlink:type="simple">ET UMa</text:a></text:p>
          </table:table-cell>
          <table:table-cell table:number-columns-repeated="2"/>
          <table:table-cell table:style-name="ce2" office:value-type="string" calcext:value-type="string">
            <text:p>ET</text:p>
          </table:table-cell>
          <table:table-cell office:value-type="float" office:value="89822" calcext:value-type="float">
            <text:p>89822</text:p>
          </table:table-cell>
          <table:table-cell office:value-type="float" office:value="50933" calcext:value-type="float">
            <text:p>50933</text:p>
          </table:table-cell>
          <table:table-cell office:value-type="string" calcext:value-type="string">
            <text:p>10h 24m 07.86s</text:p>
          </table:table-cell>
          <table:table-cell office:value-type="string" calcext:value-type="string">
            <text:p>+65° 33′ 59.3″</text:p>
          </table:table-cell>
          <table:table-cell office:value-type="float" office:value="4.94" calcext:value-type="float">
            <text:p>4.94</text:p>
          </table:table-cell>
          <table:table-cell office:value-type="float" office:value="0.12" calcext:value-type="float">
            <text:p>0.12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0sp...</text:p>
          </table:table-cell>
          <table:table-cell table:style-name="ce2" office:value-type="string" calcext:value-type="string">
            <text:p>α² CVn variable</text:p>
          </table:table-cell>
          <table:table-cell table:number-columns-repeated="2"/>
          <table:table-cell table:formula="of:=MIDB([.$G39];1;2)" office:value-type="string" office:string-value="10" calcext:value-type="string">
            <text:p>10</text:p>
          </table:table-cell>
          <table:table-cell table:formula="of:=VALUE([.P39])" office:value-type="float" office:value="10" calcext:value-type="float">
            <text:p>10</text:p>
          </table:table-cell>
          <table:table-cell table:formula="of:=ORG.LIBREOFFICE.REGEX([.G39];&quot;.*h(.*)m.*&quot;;&quot;$1&quot;)" office:value-type="string" office:string-value=" 24" calcext:value-type="string">
            <text:p> 24</text:p>
          </table:table-cell>
          <table:table-cell table:formula="of:=VALUE([.R39])" office:value-type="float" office:value="24" calcext:value-type="float">
            <text:p>24</text:p>
          </table:table-cell>
          <table:table-cell table:formula="of:=ORG.LIBREOFFICE.REGEX([.G39];&quot;.*m(.*)s.*&quot;;&quot;$1&quot;)" office:value-type="string" office:string-value=" 07.86" calcext:value-type="string">
            <text:p> 07.86</text:p>
          </table:table-cell>
          <table:table-cell table:formula="of:=VALUE([.T39])" office:value-type="float" office:value="7.86" calcext:value-type="float">
            <text:p>7.86</text:p>
          </table:table-cell>
          <table:table-cell table:formula="of:=ORG.LIBREOFFICE.REGEX([.H39];&quot;(.*)°.*&quot;;&quot;$1&quot;)" office:value-type="string" office:string-value="+65" calcext:value-type="string">
            <text:p>+65</text:p>
          </table:table-cell>
          <table:table-cell table:formula="of:=VALUE([.V39])" office:value-type="float" office:value="65" calcext:value-type="float">
            <text:p>65</text:p>
          </table:table-cell>
          <table:table-cell table:formula="of:=ORG.LIBREOFFICE.REGEX([.H39];&quot;.*°(.*)′ .*&quot;;&quot;$1&quot;)" office:value-type="string" office:string-value=" 33" calcext:value-type="string">
            <text:p> 33</text:p>
          </table:table-cell>
          <table:table-cell table:formula="of:=VALUE([.X39])" office:value-type="float" office:value="33" calcext:value-type="float">
            <text:p>33</text:p>
          </table:table-cell>
          <table:table-cell table:formula="of:=ORG.LIBREOFFICE.REGEX([.H39];&quot;.*′(.*)″.*&quot;;&quot;$1&quot;)" office:value-type="string" office:string-value=" 59.3" calcext:value-type="string">
            <text:p> 59.3</text:p>
          </table:table-cell>
          <table:table-cell table:formula="of:=VALUE([.Z39])" office:value-type="float" office:value="59.3" calcext:value-type="float">
            <text:p>59.3</text:p>
          </table:table-cell>
          <table:table-cell table:formula="of:=[.Q39]+[.S39]/60+[.U39]/3600" office:value-type="float" office:value="10.4021833333333" calcext:value-type="float">
            <text:p>10.4021833333333</text:p>
          </table:table-cell>
          <table:table-cell table:formula="of:=[.W39]+[.Y39]/60+[.AA39]/3600" office:value-type="float" office:value="65.5664722222222" calcext:value-type="float">
            <text:p>65.5664722222222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2523" calcext:value-type="float">
            <text:p>92523</text:p>
          </table:table-cell>
          <table:table-cell office:value-type="float" office:value="52425" calcext:value-type="float">
            <text:p>52425</text:p>
          </table:table-cell>
          <table:table-cell office:value-type="string" calcext:value-type="string">
            <text:p>10h 43m 04.04s</text:p>
          </table:table-cell>
          <table:table-cell office:value-type="string" calcext:value-type="string">
            <text:p>+69° 04′ 34.5″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−0.57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K3III</text:p>
          </table:table-cell>
          <table:table-cell table:number-columns-repeated="3"/>
          <table:table-cell table:formula="of:=MIDB([.$G40];1;2)" office:value-type="string" office:string-value="10" calcext:value-type="string">
            <text:p>10</text:p>
          </table:table-cell>
          <table:table-cell table:formula="of:=VALUE([.P40])" office:value-type="float" office:value="10" calcext:value-type="float">
            <text:p>10</text:p>
          </table:table-cell>
          <table:table-cell table:formula="of:=ORG.LIBREOFFICE.REGEX([.G40];&quot;.*h(.*)m.*&quot;;&quot;$1&quot;)" office:value-type="string" office:string-value=" 43" calcext:value-type="string">
            <text:p> 43</text:p>
          </table:table-cell>
          <table:table-cell table:formula="of:=VALUE([.R40])" office:value-type="float" office:value="43" calcext:value-type="float">
            <text:p>43</text:p>
          </table:table-cell>
          <table:table-cell table:formula="of:=ORG.LIBREOFFICE.REGEX([.G40];&quot;.*m(.*)s.*&quot;;&quot;$1&quot;)" office:value-type="string" office:string-value=" 04.04" calcext:value-type="string">
            <text:p> 04.04</text:p>
          </table:table-cell>
          <table:table-cell table:formula="of:=VALUE([.T40])" office:value-type="float" office:value="4.04" calcext:value-type="float">
            <text:p>4.04</text:p>
          </table:table-cell>
          <table:table-cell table:formula="of:=ORG.LIBREOFFICE.REGEX([.H40];&quot;(.*)°.*&quot;;&quot;$1&quot;)" office:value-type="string" office:string-value="+69" calcext:value-type="string">
            <text:p>+69</text:p>
          </table:table-cell>
          <table:table-cell table:formula="of:=VALUE([.V40])" office:value-type="float" office:value="69" calcext:value-type="float">
            <text:p>69</text:p>
          </table:table-cell>
          <table:table-cell table:formula="of:=ORG.LIBREOFFICE.REGEX([.H40];&quot;.*°(.*)′ .*&quot;;&quot;$1&quot;)" office:value-type="string" office:string-value=" 04" calcext:value-type="string">
            <text:p> 04</text:p>
          </table:table-cell>
          <table:table-cell table:formula="of:=VALUE([.X40])" office:value-type="float" office:value="4" calcext:value-type="float">
            <text:p>4</text:p>
          </table:table-cell>
          <table:table-cell table:formula="of:=ORG.LIBREOFFICE.REGEX([.H40];&quot;.*′(.*)″.*&quot;;&quot;$1&quot;)" office:value-type="string" office:string-value=" 34.5" calcext:value-type="string">
            <text:p> 34.5</text:p>
          </table:table-cell>
          <table:table-cell table:formula="of:=VALUE([.Z40])" office:value-type="float" office:value="34.5" calcext:value-type="float">
            <text:p>34.5</text:p>
          </table:table-cell>
          <table:table-cell table:formula="of:=[.Q40]+[.S40]/60+[.U40]/3600" office:value-type="float" office:value="10.7177888888889" calcext:value-type="float">
            <text:p>10.7177888888889</text:p>
          </table:table-cell>
          <table:table-cell table:formula="of:=[.W40]+[.Y40]/60+[.AA40]/3600" office:value-type="float" office:value="69.07625" calcext:value-type="float">
            <text:p>69.07625</text:p>
          </table:table-cell>
        </table:table-row>
        <table:table-row table:style-name="ro4">
          <table:table-cell office:value-type="string" calcext:value-type="string">
            <text:p>46 UMa</text:p>
          </table:table-cell>
          <table:table-cell/>
          <table:table-cell table:style-name="ce2" office:value-type="float" office:value="46" calcext:value-type="float">
            <text:p>46</text:p>
          </table:table-cell>
          <table:table-cell/>
          <table:table-cell office:value-type="float" office:value="94600" calcext:value-type="float">
            <text:p>94600</text:p>
          </table:table-cell>
          <table:table-cell office:value-type="float" office:value="53426" calcext:value-type="float">
            <text:p>53426</text:p>
          </table:table-cell>
          <table:table-cell office:value-type="string" calcext:value-type="string">
            <text:p>10h 55m 44.46s</text:p>
          </table:table-cell>
          <table:table-cell office:value-type="string" calcext:value-type="string">
            <text:p>+33° 30′ 25.2″</text:p>
          </table:table-cell>
          <table:table-cell office:value-type="float" office:value="5.03" calcext:value-type="float">
            <text:p>5.03</text:p>
          </table:table-cell>
          <table:table-cell office:value-type="float" office:value="0.64" calcext:value-type="float">
            <text:p>0.64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K1III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41];1;2)" office:value-type="string" office:string-value="10" calcext:value-type="string">
            <text:p>10</text:p>
          </table:table-cell>
          <table:table-cell table:formula="of:=VALUE([.P41])" office:value-type="float" office:value="10" calcext:value-type="float">
            <text:p>10</text:p>
          </table:table-cell>
          <table:table-cell table:formula="of:=ORG.LIBREOFFICE.REGEX([.G41];&quot;.*h(.*)m.*&quot;;&quot;$1&quot;)" office:value-type="string" office:string-value=" 55" calcext:value-type="string">
            <text:p> 55</text:p>
          </table:table-cell>
          <table:table-cell table:formula="of:=VALUE([.R41])" office:value-type="float" office:value="55" calcext:value-type="float">
            <text:p>55</text:p>
          </table:table-cell>
          <table:table-cell table:formula="of:=ORG.LIBREOFFICE.REGEX([.G41];&quot;.*m(.*)s.*&quot;;&quot;$1&quot;)" office:value-type="string" office:string-value=" 44.46" calcext:value-type="string">
            <text:p> 44.46</text:p>
          </table:table-cell>
          <table:table-cell table:formula="of:=VALUE([.T41])" office:value-type="float" office:value="44.46" calcext:value-type="float">
            <text:p>44.46</text:p>
          </table:table-cell>
          <table:table-cell table:formula="of:=ORG.LIBREOFFICE.REGEX([.H41];&quot;(.*)°.*&quot;;&quot;$1&quot;)" office:value-type="string" office:string-value="+33" calcext:value-type="string">
            <text:p>+33</text:p>
          </table:table-cell>
          <table:table-cell table:formula="of:=VALUE([.V41])" office:value-type="float" office:value="33" calcext:value-type="float">
            <text:p>33</text:p>
          </table:table-cell>
          <table:table-cell table:formula="of:=ORG.LIBREOFFICE.REGEX([.H41];&quot;.*°(.*)′ .*&quot;;&quot;$1&quot;)" office:value-type="string" office:string-value=" 30" calcext:value-type="string">
            <text:p> 30</text:p>
          </table:table-cell>
          <table:table-cell table:formula="of:=VALUE([.X41])" office:value-type="float" office:value="30" calcext:value-type="float">
            <text:p>30</text:p>
          </table:table-cell>
          <table:table-cell table:formula="of:=ORG.LIBREOFFICE.REGEX([.H41];&quot;.*′(.*)″.*&quot;;&quot;$1&quot;)" office:value-type="string" office:string-value=" 25.2" calcext:value-type="string">
            <text:p> 25.2</text:p>
          </table:table-cell>
          <table:table-cell table:formula="of:=VALUE([.Z41])" office:value-type="float" office:value="25.2" calcext:value-type="float">
            <text:p>25.2</text:p>
          </table:table-cell>
          <table:table-cell table:formula="of:=[.Q41]+[.S41]/60+[.U41]/3600" office:value-type="float" office:value="10.9290166666667" calcext:value-type="float">
            <text:p>10.9290166666667</text:p>
          </table:table-cell>
          <table:table-cell table:formula="of:=[.W41]+[.Y41]/60+[.AA41]/3600" office:value-type="float" office:value="33.507" calcext:value-type="float">
            <text:p>33.507</text:p>
          </table:table-cell>
        </table:table-row>
        <table:table-row table:style-name="ro4">
          <table:table-cell office:value-type="string" calcext:value-type="string">
            <text:p><text:a xlink:href="https://en.wikipedia.org/wiki/56_Ursae_Majoris" xlink:type="simple">56 UMa</text:a></text:p>
          </table:table-cell>
          <table:table-cell/>
          <table:table-cell table:style-name="ce2" office:value-type="float" office:value="56" calcext:value-type="float">
            <text:p>56</text:p>
          </table:table-cell>
          <table:table-cell/>
          <table:table-cell office:value-type="float" office:value="98839" calcext:value-type="float">
            <text:p>98839</text:p>
          </table:table-cell>
          <table:table-cell office:value-type="float" office:value="55560" calcext:value-type="float">
            <text:p>55560</text:p>
          </table:table-cell>
          <table:table-cell office:value-type="string" calcext:value-type="string">
            <text:p>11h 22m 49.61s</text:p>
          </table:table-cell>
          <table:table-cell office:value-type="string" calcext:value-type="string">
            <text:p>+43° 28′ 57.9″</text:p>
          </table:table-cell>
          <table:table-cell office:value-type="float" office:value="5.03" calcext:value-type="float">
            <text:p>5.03</text:p>
          </table:table-cell>
          <table:table-cell office:value-type="string" calcext:value-type="string">
            <text:p>−0.90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G8II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42];1;2)" office:value-type="string" office:string-value="11" calcext:value-type="string">
            <text:p>11</text:p>
          </table:table-cell>
          <table:table-cell table:formula="of:=VALUE([.P42])" office:value-type="float" office:value="11" calcext:value-type="float">
            <text:p>11</text:p>
          </table:table-cell>
          <table:table-cell table:formula="of:=ORG.LIBREOFFICE.REGEX([.G42];&quot;.*h(.*)m.*&quot;;&quot;$1&quot;)" office:value-type="string" office:string-value=" 22" calcext:value-type="string">
            <text:p> 22</text:p>
          </table:table-cell>
          <table:table-cell table:formula="of:=VALUE([.R42])" office:value-type="float" office:value="22" calcext:value-type="float">
            <text:p>22</text:p>
          </table:table-cell>
          <table:table-cell table:formula="of:=ORG.LIBREOFFICE.REGEX([.G42];&quot;.*m(.*)s.*&quot;;&quot;$1&quot;)" office:value-type="string" office:string-value=" 49.61" calcext:value-type="string">
            <text:p> 49.61</text:p>
          </table:table-cell>
          <table:table-cell table:formula="of:=VALUE([.T42])" office:value-type="float" office:value="49.61" calcext:value-type="float">
            <text:p>49.61</text:p>
          </table:table-cell>
          <table:table-cell table:formula="of:=ORG.LIBREOFFICE.REGEX([.H42];&quot;(.*)°.*&quot;;&quot;$1&quot;)" office:value-type="string" office:string-value="+43" calcext:value-type="string">
            <text:p>+43</text:p>
          </table:table-cell>
          <table:table-cell table:formula="of:=VALUE([.V42])" office:value-type="float" office:value="43" calcext:value-type="float">
            <text:p>43</text:p>
          </table:table-cell>
          <table:table-cell table:formula="of:=ORG.LIBREOFFICE.REGEX([.H42];&quot;.*°(.*)′ .*&quot;;&quot;$1&quot;)" office:value-type="string" office:string-value=" 28" calcext:value-type="string">
            <text:p> 28</text:p>
          </table:table-cell>
          <table:table-cell table:formula="of:=VALUE([.X42])" office:value-type="float" office:value="28" calcext:value-type="float">
            <text:p>28</text:p>
          </table:table-cell>
          <table:table-cell table:formula="of:=ORG.LIBREOFFICE.REGEX([.H42];&quot;.*′(.*)″.*&quot;;&quot;$1&quot;)" office:value-type="string" office:string-value=" 57.9" calcext:value-type="string">
            <text:p> 57.9</text:p>
          </table:table-cell>
          <table:table-cell table:formula="of:=VALUE([.Z42])" office:value-type="float" office:value="57.9" calcext:value-type="float">
            <text:p>57.9</text:p>
          </table:table-cell>
          <table:table-cell table:formula="of:=[.Q42]+[.S42]/60+[.U42]/3600" office:value-type="float" office:value="11.3804472222222" calcext:value-type="float">
            <text:p>11.3804472222222</text:p>
          </table:table-cell>
          <table:table-cell table:formula="of:=[.W42]+[.Y42]/60+[.AA42]/3600" office:value-type="float" office:value="43.48275" calcext:value-type="float">
            <text:p>43.48275</text:p>
          </table:table-cell>
        </table:table-row>
        <table:table-row table:style-name="ro1">
          <table:table-cell office:value-type="string" calcext:value-type="string">
            <text:p><text:a xlink:href="https://en.wikipedia.org/wiki/47_Ursae_Majoris" xlink:type="simple">47 UMa</text:a></text:p>
          </table:table-cell>
          <table:table-cell/>
          <table:table-cell table:style-name="ce2" office:value-type="float" office:value="47" calcext:value-type="float">
            <text:p>47</text:p>
          </table:table-cell>
          <table:table-cell/>
          <table:table-cell office:value-type="float" office:value="95128" calcext:value-type="float">
            <text:p>95128</text:p>
          </table:table-cell>
          <table:table-cell office:value-type="float" office:value="53721" calcext:value-type="float">
            <text:p>53721</text:p>
          </table:table-cell>
          <table:table-cell office:value-type="string" calcext:value-type="string">
            <text:p>10h 59m 28.22s</text:p>
          </table:table-cell>
          <table:table-cell office:value-type="string" calcext:value-type="string">
            <text:p>+40° 25′ 48.4″</text:p>
          </table:table-cell>
          <table:table-cell office:value-type="float" office:value="5.03" calcext:value-type="float">
            <text:p>5.03</text:p>
          </table:table-cell>
          <table:table-cell office:value-type="float" office:value="4.29" calcext:value-type="float">
            <text:p>4.2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0V</text:p>
          </table:table-cell>
          <table:table-cell table:style-name="ce2" office:value-type="string" calcext:value-type="string">
            <text:p>Chalawan,<text:a xlink:href="https://en.wikipedia.org/wiki/List_of_stars_in_Ursa_Major#cite_note-NameExoWorlds-1" xlink:type="simple">[1]</text:a> has three planets (<text:a xlink:href="https://en.wikipedia.org/wiki/47_Ursae_Majoris_b" xlink:type="simple">b</text:a>, <text:a xlink:href="https://en.wikipedia.org/wiki/47_Ursae_Majoris_c" xlink:type="simple">c</text:a> &amp; <text:a xlink:href="https://en.wikipedia.org/wiki/47_Ursae_Majoris_d" xlink:type="simple">d</text:a>)</text:p>
          </table:table-cell>
          <table:table-cell table:number-columns-repeated="2"/>
          <table:table-cell table:formula="of:=MIDB([.$G43];1;2)" office:value-type="string" office:string-value="10" calcext:value-type="string">
            <text:p>10</text:p>
          </table:table-cell>
          <table:table-cell table:formula="of:=VALUE([.P43])" office:value-type="float" office:value="10" calcext:value-type="float">
            <text:p>10</text:p>
          </table:table-cell>
          <table:table-cell table:formula="of:=ORG.LIBREOFFICE.REGEX([.G43];&quot;.*h(.*)m.*&quot;;&quot;$1&quot;)" office:value-type="string" office:string-value=" 59" calcext:value-type="string">
            <text:p> 59</text:p>
          </table:table-cell>
          <table:table-cell table:formula="of:=VALUE([.R43])" office:value-type="float" office:value="59" calcext:value-type="float">
            <text:p>59</text:p>
          </table:table-cell>
          <table:table-cell table:formula="of:=ORG.LIBREOFFICE.REGEX([.G43];&quot;.*m(.*)s.*&quot;;&quot;$1&quot;)" office:value-type="string" office:string-value=" 28.22" calcext:value-type="string">
            <text:p> 28.22</text:p>
          </table:table-cell>
          <table:table-cell table:formula="of:=VALUE([.T43])" office:value-type="float" office:value="28.22" calcext:value-type="float">
            <text:p>28.22</text:p>
          </table:table-cell>
          <table:table-cell table:formula="of:=ORG.LIBREOFFICE.REGEX([.H43];&quot;(.*)°.*&quot;;&quot;$1&quot;)" office:value-type="string" office:string-value="+40" calcext:value-type="string">
            <text:p>+40</text:p>
          </table:table-cell>
          <table:table-cell table:formula="of:=VALUE([.V43])" office:value-type="float" office:value="40" calcext:value-type="float">
            <text:p>40</text:p>
          </table:table-cell>
          <table:table-cell table:formula="of:=ORG.LIBREOFFICE.REGEX([.H43];&quot;.*°(.*)′ .*&quot;;&quot;$1&quot;)" office:value-type="string" office:string-value=" 25" calcext:value-type="string">
            <text:p> 25</text:p>
          </table:table-cell>
          <table:table-cell table:formula="of:=VALUE([.X43])" office:value-type="float" office:value="25" calcext:value-type="float">
            <text:p>25</text:p>
          </table:table-cell>
          <table:table-cell table:formula="of:=ORG.LIBREOFFICE.REGEX([.H43];&quot;.*′(.*)″.*&quot;;&quot;$1&quot;)" office:value-type="string" office:string-value=" 48.4" calcext:value-type="string">
            <text:p> 48.4</text:p>
          </table:table-cell>
          <table:table-cell table:formula="of:=VALUE([.Z43])" office:value-type="float" office:value="48.4" calcext:value-type="float">
            <text:p>48.4</text:p>
          </table:table-cell>
          <table:table-cell table:formula="of:=[.Q43]+[.S43]/60+[.U43]/3600" office:value-type="float" office:value="10.9911722222222" calcext:value-type="float">
            <text:p>10.9911722222222</text:p>
          </table:table-cell>
          <table:table-cell table:formula="of:=[.W43]+[.Y43]/60+[.AA43]/3600" office:value-type="float" office:value="40.4301111111111" calcext:value-type="float">
            <text:p>40.4301111111111</text:p>
          </table:table-cell>
        </table:table-row>
        <table:table-row table:style-name="ro4">
          <table:table-cell office:value-type="string" calcext:value-type="string">
            <text:p>49 UMa</text:p>
          </table:table-cell>
          <table:table-cell/>
          <table:table-cell table:style-name="ce2" office:value-type="float" office:value="49" calcext:value-type="float">
            <text:p>49</text:p>
          </table:table-cell>
          <table:table-cell/>
          <table:table-cell office:value-type="float" office:value="95310" calcext:value-type="float">
            <text:p>95310</text:p>
          </table:table-cell>
          <table:table-cell office:value-type="float" office:value="53838" calcext:value-type="float">
            <text:p>53838</text:p>
          </table:table-cell>
          <table:table-cell office:value-type="string" calcext:value-type="string">
            <text:p>11h 00m 50.48s</text:p>
          </table:table-cell>
          <table:table-cell office:value-type="string" calcext:value-type="string">
            <text:p>+39° 12′ 43.7″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−0.4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44];1;2)" office:value-type="string" office:string-value="11" calcext:value-type="string">
            <text:p>11</text:p>
          </table:table-cell>
          <table:table-cell table:formula="of:=VALUE([.P44])" office:value-type="float" office:value="11" calcext:value-type="float">
            <text:p>11</text:p>
          </table:table-cell>
          <table:table-cell table:formula="of:=ORG.LIBREOFFICE.REGEX([.G44];&quot;.*h(.*)m.*&quot;;&quot;$1&quot;)" office:value-type="string" office:string-value=" 00" calcext:value-type="string">
            <text:p> 00</text:p>
          </table:table-cell>
          <table:table-cell table:formula="of:=VALUE([.R44])" office:value-type="float" office:value="0" calcext:value-type="float">
            <text:p>0</text:p>
          </table:table-cell>
          <table:table-cell table:formula="of:=ORG.LIBREOFFICE.REGEX([.G44];&quot;.*m(.*)s.*&quot;;&quot;$1&quot;)" office:value-type="string" office:string-value=" 50.48" calcext:value-type="string">
            <text:p> 50.48</text:p>
          </table:table-cell>
          <table:table-cell table:formula="of:=VALUE([.T44])" office:value-type="float" office:value="50.48" calcext:value-type="float">
            <text:p>50.48</text:p>
          </table:table-cell>
          <table:table-cell table:formula="of:=ORG.LIBREOFFICE.REGEX([.H44];&quot;(.*)°.*&quot;;&quot;$1&quot;)" office:value-type="string" office:string-value="+39" calcext:value-type="string">
            <text:p>+39</text:p>
          </table:table-cell>
          <table:table-cell table:formula="of:=VALUE([.V44])" office:value-type="float" office:value="39" calcext:value-type="float">
            <text:p>39</text:p>
          </table:table-cell>
          <table:table-cell table:formula="of:=ORG.LIBREOFFICE.REGEX([.H44];&quot;.*°(.*)′ .*&quot;;&quot;$1&quot;)" office:value-type="string" office:string-value=" 12" calcext:value-type="string">
            <text:p> 12</text:p>
          </table:table-cell>
          <table:table-cell table:formula="of:=VALUE([.X44])" office:value-type="float" office:value="12" calcext:value-type="float">
            <text:p>12</text:p>
          </table:table-cell>
          <table:table-cell table:formula="of:=ORG.LIBREOFFICE.REGEX([.H44];&quot;.*′(.*)″.*&quot;;&quot;$1&quot;)" office:value-type="string" office:string-value=" 43.7" calcext:value-type="string">
            <text:p> 43.7</text:p>
          </table:table-cell>
          <table:table-cell table:formula="of:=VALUE([.Z44])" office:value-type="float" office:value="43.7" calcext:value-type="float">
            <text:p>43.7</text:p>
          </table:table-cell>
          <table:table-cell table:formula="of:=[.Q44]+[.S44]/60+[.U44]/3600" office:value-type="float" office:value="11.0140222222222" calcext:value-type="float">
            <text:p>11.0140222222222</text:p>
          </table:table-cell>
          <table:table-cell table:formula="of:=[.W44]+[.Y44]/60+[.AA44]/3600" office:value-type="float" office:value="39.2121388888889" calcext:value-type="float">
            <text:p>39.2121388888889</text:p>
          </table:table-cell>
        </table:table-row>
        <table:table-row table:style-name="ro4">
          <table:table-cell office:value-type="string" calcext:value-type="string">
            <text:p><text:a xlink:href="https://en.wikipedia.org/wiki/15_Leonis_Minoris" xlink:type="simple">15 LMi</text:a></text:p>
          </table:table-cell>
          <table:table-cell/>
          <table:table-cell table:style-name="ce2" office:value-type="float" office:value="-15" calcext:value-type="float">
            <text:p>-15</text:p>
          </table:table-cell>
          <table:table-cell/>
          <table:table-cell office:value-type="float" office:value="84737" calcext:value-type="float">
            <text:p>84737</text:p>
          </table:table-cell>
          <table:table-cell office:value-type="float" office:value="48113" calcext:value-type="float">
            <text:p>48113</text:p>
          </table:table-cell>
          <table:table-cell office:value-type="string" calcext:value-type="string">
            <text:p>09h 48m 35.18s</text:p>
          </table:table-cell>
          <table:table-cell office:value-type="string" calcext:value-type="string">
            <text:p>+46° 01′ 16.4″</text:p>
          </table:table-cell>
          <table:table-cell office:value-type="float" office:value="5.08" calcext:value-type="float">
            <text:p>5.08</text:p>
          </table:table-cell>
          <table:table-cell office:value-type="float" office:value="3.75" calcext:value-type="float">
            <text:p>3.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2V</text:p>
          </table:table-cell>
          <table:table-cell table:number-columns-repeated="3"/>
          <table:table-cell table:formula="of:=MIDB([.$G45];1;2)" office:value-type="string" office:string-value="09" calcext:value-type="string">
            <text:p>09</text:p>
          </table:table-cell>
          <table:table-cell table:formula="of:=VALUE([.P45])" office:value-type="float" office:value="9" calcext:value-type="float">
            <text:p>9</text:p>
          </table:table-cell>
          <table:table-cell table:formula="of:=ORG.LIBREOFFICE.REGEX([.G45];&quot;.*h(.*)m.*&quot;;&quot;$1&quot;)" office:value-type="string" office:string-value=" 48" calcext:value-type="string">
            <text:p> 48</text:p>
          </table:table-cell>
          <table:table-cell table:formula="of:=VALUE([.R45])" office:value-type="float" office:value="48" calcext:value-type="float">
            <text:p>48</text:p>
          </table:table-cell>
          <table:table-cell table:formula="of:=ORG.LIBREOFFICE.REGEX([.G45];&quot;.*m(.*)s.*&quot;;&quot;$1&quot;)" office:value-type="string" office:string-value=" 35.18" calcext:value-type="string">
            <text:p> 35.18</text:p>
          </table:table-cell>
          <table:table-cell table:formula="of:=VALUE([.T45])" office:value-type="float" office:value="35.18" calcext:value-type="float">
            <text:p>35.18</text:p>
          </table:table-cell>
          <table:table-cell table:formula="of:=ORG.LIBREOFFICE.REGEX([.H45];&quot;(.*)°.*&quot;;&quot;$1&quot;)" office:value-type="string" office:string-value="+46" calcext:value-type="string">
            <text:p>+46</text:p>
          </table:table-cell>
          <table:table-cell table:formula="of:=VALUE([.V45])" office:value-type="float" office:value="46" calcext:value-type="float">
            <text:p>46</text:p>
          </table:table-cell>
          <table:table-cell table:formula="of:=ORG.LIBREOFFICE.REGEX([.H45];&quot;.*°(.*)′ .*&quot;;&quot;$1&quot;)" office:value-type="string" office:string-value=" 01" calcext:value-type="string">
            <text:p> 01</text:p>
          </table:table-cell>
          <table:table-cell table:formula="of:=VALUE([.X45])" office:value-type="float" office:value="1" calcext:value-type="float">
            <text:p>1</text:p>
          </table:table-cell>
          <table:table-cell table:formula="of:=ORG.LIBREOFFICE.REGEX([.H45];&quot;.*′(.*)″.*&quot;;&quot;$1&quot;)" office:value-type="string" office:string-value=" 16.4" calcext:value-type="string">
            <text:p> 16.4</text:p>
          </table:table-cell>
          <table:table-cell table:formula="of:=VALUE([.Z45])" office:value-type="float" office:value="16.4" calcext:value-type="float">
            <text:p>16.4</text:p>
          </table:table-cell>
          <table:table-cell table:formula="of:=[.Q45]+[.S45]/60+[.U45]/3600" office:value-type="float" office:value="9.80977222222222" calcext:value-type="float">
            <text:p>9.80977222222222</text:p>
          </table:table-cell>
          <table:table-cell table:formula="of:=[.W45]+[.Y45]/60+[.AA45]/3600" office:value-type="float" office:value="46.0212222222222" calcext:value-type="float">
            <text:p>46.0212222222222</text:p>
          </table:table-cell>
        </table:table-row>
        <table:table-row table:style-name="ro4">
          <table:table-cell office:value-type="string" calcext:value-type="string">
            <text:p>44 UMa</text:p>
          </table:table-cell>
          <table:table-cell/>
          <table:table-cell table:style-name="ce2" office:value-type="float" office:value="44" calcext:value-type="float">
            <text:p>44</text:p>
          </table:table-cell>
          <table:table-cell/>
          <table:table-cell office:value-type="float" office:value="94247" calcext:value-type="float">
            <text:p>94247</text:p>
          </table:table-cell>
          <table:table-cell office:value-type="float" office:value="53261" calcext:value-type="float">
            <text:p>53261</text:p>
          </table:table-cell>
          <table:table-cell office:value-type="string" calcext:value-type="string">
            <text:p>10h 53m 34.52s</text:p>
          </table:table-cell>
          <table:table-cell office:value-type="string" calcext:value-type="string">
            <text:p>+54° 35′ 06.5″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−1.46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K3III</text:p>
          </table:table-cell>
          <table:table-cell table:number-columns-repeated="3"/>
          <table:table-cell table:formula="of:=MIDB([.$G46];1;2)" office:value-type="string" office:string-value="10" calcext:value-type="string">
            <text:p>10</text:p>
          </table:table-cell>
          <table:table-cell table:formula="of:=VALUE([.P46])" office:value-type="float" office:value="10" calcext:value-type="float">
            <text:p>10</text:p>
          </table:table-cell>
          <table:table-cell table:formula="of:=ORG.LIBREOFFICE.REGEX([.G46];&quot;.*h(.*)m.*&quot;;&quot;$1&quot;)" office:value-type="string" office:string-value=" 53" calcext:value-type="string">
            <text:p> 53</text:p>
          </table:table-cell>
          <table:table-cell table:formula="of:=VALUE([.R46])" office:value-type="float" office:value="53" calcext:value-type="float">
            <text:p>53</text:p>
          </table:table-cell>
          <table:table-cell table:formula="of:=ORG.LIBREOFFICE.REGEX([.G46];&quot;.*m(.*)s.*&quot;;&quot;$1&quot;)" office:value-type="string" office:string-value=" 34.52" calcext:value-type="string">
            <text:p> 34.52</text:p>
          </table:table-cell>
          <table:table-cell table:formula="of:=VALUE([.T46])" office:value-type="float" office:value="34.52" calcext:value-type="float">
            <text:p>34.52</text:p>
          </table:table-cell>
          <table:table-cell table:formula="of:=ORG.LIBREOFFICE.REGEX([.H46];&quot;(.*)°.*&quot;;&quot;$1&quot;)" office:value-type="string" office:string-value="+54" calcext:value-type="string">
            <text:p>+54</text:p>
          </table:table-cell>
          <table:table-cell table:formula="of:=VALUE([.V46])" office:value-type="float" office:value="54" calcext:value-type="float">
            <text:p>54</text:p>
          </table:table-cell>
          <table:table-cell table:formula="of:=ORG.LIBREOFFICE.REGEX([.H46];&quot;.*°(.*)′ .*&quot;;&quot;$1&quot;)" office:value-type="string" office:string-value=" 35" calcext:value-type="string">
            <text:p> 35</text:p>
          </table:table-cell>
          <table:table-cell table:formula="of:=VALUE([.X46])" office:value-type="float" office:value="35" calcext:value-type="float">
            <text:p>35</text:p>
          </table:table-cell>
          <table:table-cell table:formula="of:=ORG.LIBREOFFICE.REGEX([.H46];&quot;.*′(.*)″.*&quot;;&quot;$1&quot;)" office:value-type="string" office:string-value=" 06.5" calcext:value-type="string">
            <text:p> 06.5</text:p>
          </table:table-cell>
          <table:table-cell table:formula="of:=VALUE([.Z46])" office:value-type="float" office:value="6.5" calcext:value-type="float">
            <text:p>6.5</text:p>
          </table:table-cell>
          <table:table-cell table:formula="of:=[.Q46]+[.S46]/60+[.U46]/3600" office:value-type="float" office:value="10.8929222222222" calcext:value-type="float">
            <text:p>10.8929222222222</text:p>
          </table:table-cell>
          <table:table-cell table:formula="of:=[.W46]+[.Y46]/60+[.AA46]/3600" office:value-type="float" office:value="54.5851388888889" calcext:value-type="float">
            <text:p>54.5851388888889</text:p>
          </table:table-cell>
        </table:table-row>
        <table:table-row table:style-name="ro4">
          <table:table-cell office:value-type="string" calcext:value-type="string">
            <text:p>38 UMa</text:p>
          </table:table-cell>
          <table:table-cell/>
          <table:table-cell table:style-name="ce2" office:value-type="float" office:value="38" calcext:value-type="float">
            <text:p>38</text:p>
          </table:table-cell>
          <table:table-cell/>
          <table:table-cell office:value-type="float" office:value="92424" calcext:value-type="float">
            <text:p>92424</text:p>
          </table:table-cell>
          <table:table-cell office:value-type="float" office:value="52353" calcext:value-type="float">
            <text:p>52353</text:p>
          </table:table-cell>
          <table:table-cell office:value-type="string" calcext:value-type="string">
            <text:p>10h 41m 56.78s</text:p>
          </table:table-cell>
          <table:table-cell office:value-type="string" calcext:value-type="string">
            <text:p>+65° 42′ 59.3″</text:p>
          </table:table-cell>
          <table:table-cell office:value-type="float" office:value="5.12" calcext:value-type="float">
            <text:p>5.12</text:p>
          </table:table-cell>
          <table:table-cell office:value-type="float" office:value="0.94" calcext:value-type="float">
            <text:p>0.94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K2IIIvar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47];1;2)" office:value-type="string" office:string-value="10" calcext:value-type="string">
            <text:p>10</text:p>
          </table:table-cell>
          <table:table-cell table:formula="of:=VALUE([.P47])" office:value-type="float" office:value="10" calcext:value-type="float">
            <text:p>10</text:p>
          </table:table-cell>
          <table:table-cell table:formula="of:=ORG.LIBREOFFICE.REGEX([.G47];&quot;.*h(.*)m.*&quot;;&quot;$1&quot;)" office:value-type="string" office:string-value=" 41" calcext:value-type="string">
            <text:p> 41</text:p>
          </table:table-cell>
          <table:table-cell table:formula="of:=VALUE([.R47])" office:value-type="float" office:value="41" calcext:value-type="float">
            <text:p>41</text:p>
          </table:table-cell>
          <table:table-cell table:formula="of:=ORG.LIBREOFFICE.REGEX([.G47];&quot;.*m(.*)s.*&quot;;&quot;$1&quot;)" office:value-type="string" office:string-value=" 56.78" calcext:value-type="string">
            <text:p> 56.78</text:p>
          </table:table-cell>
          <table:table-cell table:formula="of:=VALUE([.T47])" office:value-type="float" office:value="56.78" calcext:value-type="float">
            <text:p>56.78</text:p>
          </table:table-cell>
          <table:table-cell table:formula="of:=ORG.LIBREOFFICE.REGEX([.H47];&quot;(.*)°.*&quot;;&quot;$1&quot;)" office:value-type="string" office:string-value="+65" calcext:value-type="string">
            <text:p>+65</text:p>
          </table:table-cell>
          <table:table-cell table:formula="of:=VALUE([.V47])" office:value-type="float" office:value="65" calcext:value-type="float">
            <text:p>65</text:p>
          </table:table-cell>
          <table:table-cell table:formula="of:=ORG.LIBREOFFICE.REGEX([.H47];&quot;.*°(.*)′ .*&quot;;&quot;$1&quot;)" office:value-type="string" office:string-value=" 42" calcext:value-type="string">
            <text:p> 42</text:p>
          </table:table-cell>
          <table:table-cell table:formula="of:=VALUE([.X47])" office:value-type="float" office:value="42" calcext:value-type="float">
            <text:p>42</text:p>
          </table:table-cell>
          <table:table-cell table:formula="of:=ORG.LIBREOFFICE.REGEX([.H47];&quot;.*′(.*)″.*&quot;;&quot;$1&quot;)" office:value-type="string" office:string-value=" 59.3" calcext:value-type="string">
            <text:p> 59.3</text:p>
          </table:table-cell>
          <table:table-cell table:formula="of:=VALUE([.Z47])" office:value-type="float" office:value="59.3" calcext:value-type="float">
            <text:p>59.3</text:p>
          </table:table-cell>
          <table:table-cell table:formula="of:=[.Q47]+[.S47]/60+[.U47]/3600" office:value-type="float" office:value="10.6991055555556" calcext:value-type="float">
            <text:p>10.6991055555556</text:p>
          </table:table-cell>
          <table:table-cell table:formula="of:=[.W47]+[.Y47]/60+[.AA47]/3600" office:value-type="float" office:value="65.7164722222222" calcext:value-type="float">
            <text:p>65.7164722222222</text:p>
          </table:table-cell>
        </table:table-row>
        <table:table-row table:style-name="ro4">
          <table:table-cell office:value-type="string" calcext:value-type="string">
            <text:p><text:a xlink:href="https://en.wikipedia.org/wiki/Sigma_Ursae_Majoris" xlink:type="simple">σ1 UMa</text:a></text:p>
          </table:table-cell>
          <table:table-cell table:style-name="ce2" office:value-type="string" calcext:value-type="string">
            <text:p>σ1</text:p>
          </table:table-cell>
          <table:table-cell table:style-name="ce2" office:value-type="float" office:value="11" calcext:value-type="float">
            <text:p>11</text:p>
          </table:table-cell>
          <table:table-cell/>
          <table:table-cell office:value-type="float" office:value="77800" calcext:value-type="float">
            <text:p>77800</text:p>
          </table:table-cell>
          <table:table-cell office:value-type="float" office:value="44857" calcext:value-type="float">
            <text:p>44857</text:p>
          </table:table-cell>
          <table:table-cell office:value-type="string" calcext:value-type="string">
            <text:p>09h 08m 23.53s</text:p>
          </table:table-cell>
          <table:table-cell office:value-type="string" calcext:value-type="string">
            <text:p>+66° 52′ 24.0″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−0.77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K5III</text:p>
          </table:table-cell>
          <table:table-cell table:number-columns-repeated="3"/>
          <table:table-cell table:formula="of:=MIDB([.$G48];1;2)" office:value-type="string" office:string-value="09" calcext:value-type="string">
            <text:p>09</text:p>
          </table:table-cell>
          <table:table-cell table:formula="of:=VALUE([.P48])" office:value-type="float" office:value="9" calcext:value-type="float">
            <text:p>9</text:p>
          </table:table-cell>
          <table:table-cell table:formula="of:=ORG.LIBREOFFICE.REGEX([.G48];&quot;.*h(.*)m.*&quot;;&quot;$1&quot;)" office:value-type="string" office:string-value=" 08" calcext:value-type="string">
            <text:p> 08</text:p>
          </table:table-cell>
          <table:table-cell table:formula="of:=VALUE([.R48])" office:value-type="float" office:value="8" calcext:value-type="float">
            <text:p>8</text:p>
          </table:table-cell>
          <table:table-cell table:formula="of:=ORG.LIBREOFFICE.REGEX([.G48];&quot;.*m(.*)s.*&quot;;&quot;$1&quot;)" office:value-type="string" office:string-value=" 23.53" calcext:value-type="string">
            <text:p> 23.53</text:p>
          </table:table-cell>
          <table:table-cell table:formula="of:=VALUE([.T48])" office:value-type="float" office:value="23.53" calcext:value-type="float">
            <text:p>23.53</text:p>
          </table:table-cell>
          <table:table-cell table:formula="of:=ORG.LIBREOFFICE.REGEX([.H48];&quot;(.*)°.*&quot;;&quot;$1&quot;)" office:value-type="string" office:string-value="+66" calcext:value-type="string">
            <text:p>+66</text:p>
          </table:table-cell>
          <table:table-cell table:formula="of:=VALUE([.V48])" office:value-type="float" office:value="66" calcext:value-type="float">
            <text:p>66</text:p>
          </table:table-cell>
          <table:table-cell table:formula="of:=ORG.LIBREOFFICE.REGEX([.H48];&quot;.*°(.*)′ .*&quot;;&quot;$1&quot;)" office:value-type="string" office:string-value=" 52" calcext:value-type="string">
            <text:p> 52</text:p>
          </table:table-cell>
          <table:table-cell table:formula="of:=VALUE([.X48])" office:value-type="float" office:value="52" calcext:value-type="float">
            <text:p>52</text:p>
          </table:table-cell>
          <table:table-cell table:formula="of:=ORG.LIBREOFFICE.REGEX([.H48];&quot;.*′(.*)″.*&quot;;&quot;$1&quot;)" office:value-type="string" office:string-value=" 24.0" calcext:value-type="string">
            <text:p> 24.0</text:p>
          </table:table-cell>
          <table:table-cell table:formula="of:=VALUE([.Z48])" office:value-type="float" office:value="24" calcext:value-type="float">
            <text:p>24</text:p>
          </table:table-cell>
          <table:table-cell table:formula="of:=[.Q48]+[.S48]/60+[.U48]/3600" office:value-type="float" office:value="9.13986944444445" calcext:value-type="float">
            <text:p>9.13986944444445</text:p>
          </table:table-cell>
          <table:table-cell table:formula="of:=[.W48]+[.Y48]/60+[.AA48]/3600" office:value-type="float" office:value="66.8733333333333" calcext:value-type="float">
            <text:p>66.8733333333333</text:p>
          </table:table-cell>
        </table:table-row>
        <table:table-row table:style-name="ro4">
          <table:table-cell office:value-type="string" calcext:value-type="string">
            <text:p>27 UMa</text:p>
          </table:table-cell>
          <table:table-cell/>
          <table:table-cell table:style-name="ce2" office:value-type="float" office:value="27" calcext:value-type="float">
            <text:p>27</text:p>
          </table:table-cell>
          <table:table-cell/>
          <table:table-cell office:value-type="float" office:value="83506" calcext:value-type="float">
            <text:p>83506</text:p>
          </table:table-cell>
          <table:table-cell office:value-type="float" office:value="47654" calcext:value-type="float">
            <text:p>47654</text:p>
          </table:table-cell>
          <table:table-cell office:value-type="string" calcext:value-type="string">
            <text:p>09h 42m 57.24s</text:p>
          </table:table-cell>
          <table:table-cell office:value-type="string" calcext:value-type="string">
            <text:p>+72° 15′ 09.7″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−0.51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K0III</text:p>
          </table:table-cell>
          <table:table-cell table:number-columns-repeated="3"/>
          <table:table-cell table:formula="of:=MIDB([.$G49];1;2)" office:value-type="string" office:string-value="09" calcext:value-type="string">
            <text:p>09</text:p>
          </table:table-cell>
          <table:table-cell table:formula="of:=VALUE([.P49])" office:value-type="float" office:value="9" calcext:value-type="float">
            <text:p>9</text:p>
          </table:table-cell>
          <table:table-cell table:formula="of:=ORG.LIBREOFFICE.REGEX([.G49];&quot;.*h(.*)m.*&quot;;&quot;$1&quot;)" office:value-type="string" office:string-value=" 42" calcext:value-type="string">
            <text:p> 42</text:p>
          </table:table-cell>
          <table:table-cell table:formula="of:=VALUE([.R49])" office:value-type="float" office:value="42" calcext:value-type="float">
            <text:p>42</text:p>
          </table:table-cell>
          <table:table-cell table:formula="of:=ORG.LIBREOFFICE.REGEX([.G49];&quot;.*m(.*)s.*&quot;;&quot;$1&quot;)" office:value-type="string" office:string-value=" 57.24" calcext:value-type="string">
            <text:p> 57.24</text:p>
          </table:table-cell>
          <table:table-cell table:formula="of:=VALUE([.T49])" office:value-type="float" office:value="57.24" calcext:value-type="float">
            <text:p>57.24</text:p>
          </table:table-cell>
          <table:table-cell table:formula="of:=ORG.LIBREOFFICE.REGEX([.H49];&quot;(.*)°.*&quot;;&quot;$1&quot;)" office:value-type="string" office:string-value="+72" calcext:value-type="string">
            <text:p>+72</text:p>
          </table:table-cell>
          <table:table-cell table:formula="of:=VALUE([.V49])" office:value-type="float" office:value="72" calcext:value-type="float">
            <text:p>72</text:p>
          </table:table-cell>
          <table:table-cell table:formula="of:=ORG.LIBREOFFICE.REGEX([.H49];&quot;.*°(.*)′ .*&quot;;&quot;$1&quot;)" office:value-type="string" office:string-value=" 15" calcext:value-type="string">
            <text:p> 15</text:p>
          </table:table-cell>
          <table:table-cell table:formula="of:=VALUE([.X49])" office:value-type="float" office:value="15" calcext:value-type="float">
            <text:p>15</text:p>
          </table:table-cell>
          <table:table-cell table:formula="of:=ORG.LIBREOFFICE.REGEX([.H49];&quot;.*′(.*)″.*&quot;;&quot;$1&quot;)" office:value-type="string" office:string-value=" 09.7" calcext:value-type="string">
            <text:p> 09.7</text:p>
          </table:table-cell>
          <table:table-cell table:formula="of:=VALUE([.Z49])" office:value-type="float" office:value="9.7" calcext:value-type="float">
            <text:p>9.7</text:p>
          </table:table-cell>
          <table:table-cell table:formula="of:=[.Q49]+[.S49]/60+[.U49]/3600" office:value-type="float" office:value="9.7159" calcext:value-type="float">
            <text:p>9.7159</text:p>
          </table:table-cell>
          <table:table-cell table:formula="of:=[.W49]+[.Y49]/60+[.AA49]/3600" office:value-type="float" office:value="72.2526944444444" calcext:value-type="float">
            <text:p>72.2526944444444</text:p>
          </table:table-cell>
        </table:table-row>
        <table:table-row table:style-name="ro4">
          <table:table-cell office:value-type="string" calcext:value-type="string">
            <text:p>37 UMa</text:p>
          </table:table-cell>
          <table:table-cell/>
          <table:table-cell table:style-name="ce2" office:value-type="float" office:value="37" calcext:value-type="float">
            <text:p>37</text:p>
          </table:table-cell>
          <table:table-cell/>
          <table:table-cell office:value-type="float" office:value="91480" calcext:value-type="float">
            <text:p>91480</text:p>
          </table:table-cell>
          <table:table-cell office:value-type="float" office:value="51814" calcext:value-type="float">
            <text:p>51814</text:p>
          </table:table-cell>
          <table:table-cell office:value-type="string" calcext:value-type="string">
            <text:p>10h 35m 09.62s</text:p>
          </table:table-cell>
          <table:table-cell office:value-type="string" calcext:value-type="string">
            <text:p>+57° 04′ 57.2″</text:p>
          </table:table-cell>
          <table:table-cell office:value-type="float" office:value="5.16" calcext:value-type="float">
            <text:p>5.16</text:p>
          </table:table-cell>
          <table:table-cell office:value-type="float" office:value="3.05" calcext:value-type="float">
            <text:p>3.0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F1V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50];1;2)" office:value-type="string" office:string-value="10" calcext:value-type="string">
            <text:p>10</text:p>
          </table:table-cell>
          <table:table-cell table:formula="of:=VALUE([.P50])" office:value-type="float" office:value="10" calcext:value-type="float">
            <text:p>10</text:p>
          </table:table-cell>
          <table:table-cell table:formula="of:=ORG.LIBREOFFICE.REGEX([.G50];&quot;.*h(.*)m.*&quot;;&quot;$1&quot;)" office:value-type="string" office:string-value=" 35" calcext:value-type="string">
            <text:p> 35</text:p>
          </table:table-cell>
          <table:table-cell table:formula="of:=VALUE([.R50])" office:value-type="float" office:value="35" calcext:value-type="float">
            <text:p>35</text:p>
          </table:table-cell>
          <table:table-cell table:formula="of:=ORG.LIBREOFFICE.REGEX([.G50];&quot;.*m(.*)s.*&quot;;&quot;$1&quot;)" office:value-type="string" office:string-value=" 09.62" calcext:value-type="string">
            <text:p> 09.62</text:p>
          </table:table-cell>
          <table:table-cell table:formula="of:=VALUE([.T50])" office:value-type="float" office:value="9.62" calcext:value-type="float">
            <text:p>9.62</text:p>
          </table:table-cell>
          <table:table-cell table:formula="of:=ORG.LIBREOFFICE.REGEX([.H50];&quot;(.*)°.*&quot;;&quot;$1&quot;)" office:value-type="string" office:string-value="+57" calcext:value-type="string">
            <text:p>+57</text:p>
          </table:table-cell>
          <table:table-cell table:formula="of:=VALUE([.V50])" office:value-type="float" office:value="57" calcext:value-type="float">
            <text:p>57</text:p>
          </table:table-cell>
          <table:table-cell table:formula="of:=ORG.LIBREOFFICE.REGEX([.H50];&quot;.*°(.*)′ .*&quot;;&quot;$1&quot;)" office:value-type="string" office:string-value=" 04" calcext:value-type="string">
            <text:p> 04</text:p>
          </table:table-cell>
          <table:table-cell table:formula="of:=VALUE([.X50])" office:value-type="float" office:value="4" calcext:value-type="float">
            <text:p>4</text:p>
          </table:table-cell>
          <table:table-cell table:formula="of:=ORG.LIBREOFFICE.REGEX([.H50];&quot;.*′(.*)″.*&quot;;&quot;$1&quot;)" office:value-type="string" office:string-value=" 57.2" calcext:value-type="string">
            <text:p> 57.2</text:p>
          </table:table-cell>
          <table:table-cell table:formula="of:=VALUE([.Z50])" office:value-type="float" office:value="57.2" calcext:value-type="float">
            <text:p>57.2</text:p>
          </table:table-cell>
          <table:table-cell table:formula="of:=[.Q50]+[.S50]/60+[.U50]/3600" office:value-type="float" office:value="10.5860055555556" calcext:value-type="float">
            <text:p>10.5860055555556</text:p>
          </table:table-cell>
          <table:table-cell table:formula="of:=[.W50]+[.Y50]/60+[.AA50]/3600" office:value-type="float" office:value="57.0825555555556" calcext:value-type="float">
            <text:p>57.0825555555556</text:p>
          </table:table-cell>
        </table:table-row>
        <table:table-row table:style-name="ro4">
          <table:table-cell office:value-type="string" calcext:value-type="string">
            <text:p><text:a xlink:href="https://en.wikipedia.org/wiki/16_Ursae_Majoris" xlink:type="simple">16 UMa</text:a>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16" calcext:value-type="float">
            <text:p>16</text:p>
          </table:table-cell>
          <table:table-cell/>
          <table:table-cell office:value-type="float" office:value="79028" calcext:value-type="float">
            <text:p>79028</text:p>
          </table:table-cell>
          <table:table-cell office:value-type="float" office:value="45333" calcext:value-type="float">
            <text:p>45333</text:p>
          </table:table-cell>
          <table:table-cell office:value-type="string" calcext:value-type="string">
            <text:p>09h 14m 20.55s</text:p>
          </table:table-cell>
          <table:table-cell office:value-type="string" calcext:value-type="string">
            <text:p>+61° 25′ 24.2″</text:p>
          </table:table-cell>
          <table:table-cell office:value-type="float" office:value="5.18" calcext:value-type="float">
            <text:p>5.18</text:p>
          </table:table-cell>
          <table:table-cell office:value-type="float" office:value="3.72" calcext:value-type="float">
            <text:p>3.7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9V</text:p>
          </table:table-cell>
          <table:table-cell table:number-columns-repeated="3"/>
          <table:table-cell table:formula="of:=MIDB([.$G51];1;2)" office:value-type="string" office:string-value="09" calcext:value-type="string">
            <text:p>09</text:p>
          </table:table-cell>
          <table:table-cell table:formula="of:=VALUE([.P51])" office:value-type="float" office:value="9" calcext:value-type="float">
            <text:p>9</text:p>
          </table:table-cell>
          <table:table-cell table:formula="of:=ORG.LIBREOFFICE.REGEX([.G51];&quot;.*h(.*)m.*&quot;;&quot;$1&quot;)" office:value-type="string" office:string-value=" 14" calcext:value-type="string">
            <text:p> 14</text:p>
          </table:table-cell>
          <table:table-cell table:formula="of:=VALUE([.R51])" office:value-type="float" office:value="14" calcext:value-type="float">
            <text:p>14</text:p>
          </table:table-cell>
          <table:table-cell table:formula="of:=ORG.LIBREOFFICE.REGEX([.G51];&quot;.*m(.*)s.*&quot;;&quot;$1&quot;)" office:value-type="string" office:string-value=" 20.55" calcext:value-type="string">
            <text:p> 20.55</text:p>
          </table:table-cell>
          <table:table-cell table:formula="of:=VALUE([.T51])" office:value-type="float" office:value="20.55" calcext:value-type="float">
            <text:p>20.55</text:p>
          </table:table-cell>
          <table:table-cell table:formula="of:=ORG.LIBREOFFICE.REGEX([.H51];&quot;(.*)°.*&quot;;&quot;$1&quot;)" office:value-type="string" office:string-value="+61" calcext:value-type="string">
            <text:p>+61</text:p>
          </table:table-cell>
          <table:table-cell table:formula="of:=VALUE([.V51])" office:value-type="float" office:value="61" calcext:value-type="float">
            <text:p>61</text:p>
          </table:table-cell>
          <table:table-cell table:formula="of:=ORG.LIBREOFFICE.REGEX([.H51];&quot;.*°(.*)′ .*&quot;;&quot;$1&quot;)" office:value-type="string" office:string-value=" 25" calcext:value-type="string">
            <text:p> 25</text:p>
          </table:table-cell>
          <table:table-cell table:formula="of:=VALUE([.X51])" office:value-type="float" office:value="25" calcext:value-type="float">
            <text:p>25</text:p>
          </table:table-cell>
          <table:table-cell table:formula="of:=ORG.LIBREOFFICE.REGEX([.H51];&quot;.*′(.*)″.*&quot;;&quot;$1&quot;)" office:value-type="string" office:string-value=" 24.2" calcext:value-type="string">
            <text:p> 24.2</text:p>
          </table:table-cell>
          <table:table-cell table:formula="of:=VALUE([.Z51])" office:value-type="float" office:value="24.2" calcext:value-type="float">
            <text:p>24.2</text:p>
          </table:table-cell>
          <table:table-cell table:formula="of:=[.Q51]+[.S51]/60+[.U51]/3600" office:value-type="float" office:value="9.23904166666667" calcext:value-type="float">
            <text:p>9.23904166666667</text:p>
          </table:table-cell>
          <table:table-cell table:formula="of:=[.W51]+[.Y51]/60+[.AA51]/3600" office:value-type="float" office:value="61.4233888888889" calcext:value-type="float">
            <text:p>61.4233888888889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2787" calcext:value-type="float">
            <text:p>92787</text:p>
          </table:table-cell>
          <table:table-cell office:value-type="float" office:value="52469" calcext:value-type="float">
            <text:p>52469</text:p>
          </table:table-cell>
          <table:table-cell office:value-type="string" calcext:value-type="string">
            <text:p>10h 43m 33.12s</text:p>
          </table:table-cell>
          <table:table-cell office:value-type="string" calcext:value-type="string">
            <text:p>+46° 12′ 14.5″</text:p>
          </table:table-cell>
          <table:table-cell office:value-type="float" office:value="5.18" calcext:value-type="float">
            <text:p>5.18</text:p>
          </table:table-cell>
          <table:table-cell office:value-type="float" office:value="2.42" calcext:value-type="float">
            <text:p>2.4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F5III</text:p>
          </table:table-cell>
          <table:table-cell table:number-columns-repeated="3"/>
          <table:table-cell table:formula="of:=MIDB([.$G52];1;2)" office:value-type="string" office:string-value="10" calcext:value-type="string">
            <text:p>10</text:p>
          </table:table-cell>
          <table:table-cell table:formula="of:=VALUE([.P52])" office:value-type="float" office:value="10" calcext:value-type="float">
            <text:p>10</text:p>
          </table:table-cell>
          <table:table-cell table:formula="of:=ORG.LIBREOFFICE.REGEX([.G52];&quot;.*h(.*)m.*&quot;;&quot;$1&quot;)" office:value-type="string" office:string-value=" 43" calcext:value-type="string">
            <text:p> 43</text:p>
          </table:table-cell>
          <table:table-cell table:formula="of:=VALUE([.R52])" office:value-type="float" office:value="43" calcext:value-type="float">
            <text:p>43</text:p>
          </table:table-cell>
          <table:table-cell table:formula="of:=ORG.LIBREOFFICE.REGEX([.G52];&quot;.*m(.*)s.*&quot;;&quot;$1&quot;)" office:value-type="string" office:string-value=" 33.12" calcext:value-type="string">
            <text:p> 33.12</text:p>
          </table:table-cell>
          <table:table-cell table:formula="of:=VALUE([.T52])" office:value-type="float" office:value="33.12" calcext:value-type="float">
            <text:p>33.12</text:p>
          </table:table-cell>
          <table:table-cell table:formula="of:=ORG.LIBREOFFICE.REGEX([.H52];&quot;(.*)°.*&quot;;&quot;$1&quot;)" office:value-type="string" office:string-value="+46" calcext:value-type="string">
            <text:p>+46</text:p>
          </table:table-cell>
          <table:table-cell table:formula="of:=VALUE([.V52])" office:value-type="float" office:value="46" calcext:value-type="float">
            <text:p>46</text:p>
          </table:table-cell>
          <table:table-cell table:formula="of:=ORG.LIBREOFFICE.REGEX([.H52];&quot;.*°(.*)′ .*&quot;;&quot;$1&quot;)" office:value-type="string" office:string-value=" 12" calcext:value-type="string">
            <text:p> 12</text:p>
          </table:table-cell>
          <table:table-cell table:formula="of:=VALUE([.X52])" office:value-type="float" office:value="12" calcext:value-type="float">
            <text:p>12</text:p>
          </table:table-cell>
          <table:table-cell table:formula="of:=ORG.LIBREOFFICE.REGEX([.H52];&quot;.*′(.*)″.*&quot;;&quot;$1&quot;)" office:value-type="string" office:string-value=" 14.5" calcext:value-type="string">
            <text:p> 14.5</text:p>
          </table:table-cell>
          <table:table-cell table:formula="of:=VALUE([.Z52])" office:value-type="float" office:value="14.5" calcext:value-type="float">
            <text:p>14.5</text:p>
          </table:table-cell>
          <table:table-cell table:formula="of:=[.Q52]+[.S52]/60+[.U52]/3600" office:value-type="float" office:value="10.7258666666667" calcext:value-type="float">
            <text:p>10.7258666666667</text:p>
          </table:table-cell>
          <table:table-cell table:formula="of:=[.W52]+[.Y52]/60+[.AA52]/3600" office:value-type="float" office:value="46.2040277777778" calcext:value-type="float">
            <text:p>46.2040277777778</text:p>
          </table:table-cell>
        </table:table-row>
        <table:table-row table:style-name="ro4">
          <table:table-cell office:value-type="string" calcext:value-type="string">
            <text:p>44 Lyn</text:p>
          </table:table-cell>
          <table:table-cell/>
          <table:table-cell table:style-name="ce2" office:value-type="float" office:value="-44" calcext:value-type="float">
            <text:p>-44</text:p>
          </table:table-cell>
          <table:table-cell/>
          <table:table-cell office:value-type="float" office:value="84335" calcext:value-type="float">
            <text:p>84335</text:p>
          </table:table-cell>
          <table:table-cell office:value-type="float" office:value="47965" calcext:value-type="float">
            <text:p>47965</text:p>
          </table:table-cell>
          <table:table-cell office:value-type="string" calcext:value-type="string">
            <text:p>09h 46m 31.66s</text:p>
          </table:table-cell>
          <table:table-cell office:value-type="string" calcext:value-type="string">
            <text:p>+57° 07′ 40.8″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−1.07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M3III</text:p>
          </table:table-cell>
          <table:table-cell table:number-columns-repeated="3"/>
          <table:table-cell table:formula="of:=MIDB([.$G53];1;2)" office:value-type="string" office:string-value="09" calcext:value-type="string">
            <text:p>09</text:p>
          </table:table-cell>
          <table:table-cell table:formula="of:=VALUE([.P53])" office:value-type="float" office:value="9" calcext:value-type="float">
            <text:p>9</text:p>
          </table:table-cell>
          <table:table-cell table:formula="of:=ORG.LIBREOFFICE.REGEX([.G53];&quot;.*h(.*)m.*&quot;;&quot;$1&quot;)" office:value-type="string" office:string-value=" 46" calcext:value-type="string">
            <text:p> 46</text:p>
          </table:table-cell>
          <table:table-cell table:formula="of:=VALUE([.R53])" office:value-type="float" office:value="46" calcext:value-type="float">
            <text:p>46</text:p>
          </table:table-cell>
          <table:table-cell table:formula="of:=ORG.LIBREOFFICE.REGEX([.G53];&quot;.*m(.*)s.*&quot;;&quot;$1&quot;)" office:value-type="string" office:string-value=" 31.66" calcext:value-type="string">
            <text:p> 31.66</text:p>
          </table:table-cell>
          <table:table-cell table:formula="of:=VALUE([.T53])" office:value-type="float" office:value="31.66" calcext:value-type="float">
            <text:p>31.66</text:p>
          </table:table-cell>
          <table:table-cell table:formula="of:=ORG.LIBREOFFICE.REGEX([.H53];&quot;(.*)°.*&quot;;&quot;$1&quot;)" office:value-type="string" office:string-value="+57" calcext:value-type="string">
            <text:p>+57</text:p>
          </table:table-cell>
          <table:table-cell table:formula="of:=VALUE([.V53])" office:value-type="float" office:value="57" calcext:value-type="float">
            <text:p>57</text:p>
          </table:table-cell>
          <table:table-cell table:formula="of:=ORG.LIBREOFFICE.REGEX([.H53];&quot;.*°(.*)′ .*&quot;;&quot;$1&quot;)" office:value-type="string" office:string-value=" 07" calcext:value-type="string">
            <text:p> 07</text:p>
          </table:table-cell>
          <table:table-cell table:formula="of:=VALUE([.X53])" office:value-type="float" office:value="7" calcext:value-type="float">
            <text:p>7</text:p>
          </table:table-cell>
          <table:table-cell table:formula="of:=ORG.LIBREOFFICE.REGEX([.H53];&quot;.*′(.*)″.*&quot;;&quot;$1&quot;)" office:value-type="string" office:string-value=" 40.8" calcext:value-type="string">
            <text:p> 40.8</text:p>
          </table:table-cell>
          <table:table-cell table:formula="of:=VALUE([.Z53])" office:value-type="float" office:value="40.8" calcext:value-type="float">
            <text:p>40.8</text:p>
          </table:table-cell>
          <table:table-cell table:formula="of:=[.Q53]+[.S53]/60+[.U53]/3600" office:value-type="float" office:value="9.77546111111111" calcext:value-type="float">
            <text:p>9.77546111111111</text:p>
          </table:table-cell>
          <table:table-cell table:formula="of:=[.W53]+[.Y53]/60+[.AA53]/3600" office:value-type="float" office:value="57.128" calcext:value-type="float">
            <text:p>57.128</text:p>
          </table:table-cell>
        </table:table-row>
        <table:table-row table:style-name="ro6">
          <table:table-cell office:value-type="string" calcext:value-type="string">
            <text:p>67 UMa</text:p>
          </table:table-cell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DP</text:p>
          </table:table-cell>
          <table:table-cell office:value-type="float" office:value="104513" calcext:value-type="float">
            <text:p>104513</text:p>
          </table:table-cell>
          <table:table-cell office:value-type="float" office:value="58684" calcext:value-type="float">
            <text:p>58684</text:p>
          </table:table-cell>
          <table:table-cell office:value-type="string" calcext:value-type="string">
            <text:p>12h 02m 07.06s</text:p>
          </table:table-cell>
          <table:table-cell office:value-type="string" calcext:value-type="string">
            <text:p>+43° 02′ 43.7″</text:p>
          </table:table-cell>
          <table:table-cell office:value-type="float" office:value="5.22" calcext:value-type="float">
            <text:p>5.22</text:p>
          </table:table-cell>
          <table:table-cell office:value-type="float" office:value="2.57" calcext:value-type="float">
            <text:p>2.5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7m</text:p>
          </table:table-cell>
          <table:table-cell table:style-name="ce2" office:value-type="string" calcext:value-type="string">
            <text:p>DP UMa; δ Sct variable</text:p>
          </table:table-cell>
          <table:table-cell table:number-columns-repeated="2"/>
          <table:table-cell table:formula="of:=MIDB([.$G54];1;2)" office:value-type="string" office:string-value="12" calcext:value-type="string">
            <text:p>12</text:p>
          </table:table-cell>
          <table:table-cell table:formula="of:=VALUE([.P54])" office:value-type="float" office:value="12" calcext:value-type="float">
            <text:p>12</text:p>
          </table:table-cell>
          <table:table-cell table:formula="of:=ORG.LIBREOFFICE.REGEX([.G54];&quot;.*h(.*)m.*&quot;;&quot;$1&quot;)" office:value-type="string" office:string-value=" 02" calcext:value-type="string">
            <text:p> 02</text:p>
          </table:table-cell>
          <table:table-cell table:formula="of:=VALUE([.R54])" office:value-type="float" office:value="2" calcext:value-type="float">
            <text:p>2</text:p>
          </table:table-cell>
          <table:table-cell table:formula="of:=ORG.LIBREOFFICE.REGEX([.G54];&quot;.*m(.*)s.*&quot;;&quot;$1&quot;)" office:value-type="string" office:string-value=" 07.06" calcext:value-type="string">
            <text:p> 07.06</text:p>
          </table:table-cell>
          <table:table-cell table:formula="of:=VALUE([.T54])" office:value-type="float" office:value="7.06" calcext:value-type="float">
            <text:p>7.06</text:p>
          </table:table-cell>
          <table:table-cell table:formula="of:=ORG.LIBREOFFICE.REGEX([.H54];&quot;(.*)°.*&quot;;&quot;$1&quot;)" office:value-type="string" office:string-value="+43" calcext:value-type="string">
            <text:p>+43</text:p>
          </table:table-cell>
          <table:table-cell table:formula="of:=VALUE([.V54])" office:value-type="float" office:value="43" calcext:value-type="float">
            <text:p>43</text:p>
          </table:table-cell>
          <table:table-cell table:formula="of:=ORG.LIBREOFFICE.REGEX([.H54];&quot;.*°(.*)′ .*&quot;;&quot;$1&quot;)" office:value-type="string" office:string-value=" 02" calcext:value-type="string">
            <text:p> 02</text:p>
          </table:table-cell>
          <table:table-cell table:formula="of:=VALUE([.X54])" office:value-type="float" office:value="2" calcext:value-type="float">
            <text:p>2</text:p>
          </table:table-cell>
          <table:table-cell table:formula="of:=ORG.LIBREOFFICE.REGEX([.H54];&quot;.*′(.*)″.*&quot;;&quot;$1&quot;)" office:value-type="string" office:string-value=" 43.7" calcext:value-type="string">
            <text:p> 43.7</text:p>
          </table:table-cell>
          <table:table-cell table:formula="of:=VALUE([.Z54])" office:value-type="float" office:value="43.7" calcext:value-type="float">
            <text:p>43.7</text:p>
          </table:table-cell>
          <table:table-cell table:formula="of:=[.Q54]+[.S54]/60+[.U54]/3600" office:value-type="float" office:value="12.0352944444444" calcext:value-type="float">
            <text:p>12.0352944444444</text:p>
          </table:table-cell>
          <table:table-cell table:formula="of:=[.W54]+[.Y54]/60+[.AA54]/3600" office:value-type="float" office:value="43.0454722222222" calcext:value-type="float">
            <text:p>43.0454722222222</text:p>
          </table:table-cell>
        </table:table-row>
        <table:table-row table:style-name="ro4">
          <table:table-cell office:value-type="string" calcext:value-type="string">
            <text:p>31 UMa</text:p>
          </table:table-cell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SY</text:p>
          </table:table-cell>
          <table:table-cell office:value-type="float" office:value="85795" calcext:value-type="float">
            <text:p>85795</text:p>
          </table:table-cell>
          <table:table-cell office:value-type="float" office:value="48682" calcext:value-type="float">
            <text:p>48682</text:p>
          </table:table-cell>
          <table:table-cell office:value-type="string" calcext:value-type="string">
            <text:p>09h 55m 43.01s</text:p>
          </table:table-cell>
          <table:table-cell office:value-type="string" calcext:value-type="string">
            <text:p>+49° 49′ 11.3″</text:p>
          </table:table-cell>
          <table:table-cell office:value-type="float" office:value="5.27" calcext:value-type="float">
            <text:p>5.27</text:p>
          </table:table-cell>
          <table:table-cell office:value-type="float" office:value="1.1" calcext:value-type="float">
            <text:p>1.1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A3III</text:p>
          </table:table-cell>
          <table:table-cell table:style-name="ce2" office:value-type="string" calcext:value-type="string">
            <text:p>SY UMa</text:p>
          </table:table-cell>
          <table:table-cell table:number-columns-repeated="2"/>
          <table:table-cell table:formula="of:=MIDB([.$G55];1;2)" office:value-type="string" office:string-value="09" calcext:value-type="string">
            <text:p>09</text:p>
          </table:table-cell>
          <table:table-cell table:formula="of:=VALUE([.P55])" office:value-type="float" office:value="9" calcext:value-type="float">
            <text:p>9</text:p>
          </table:table-cell>
          <table:table-cell table:formula="of:=ORG.LIBREOFFICE.REGEX([.G55];&quot;.*h(.*)m.*&quot;;&quot;$1&quot;)" office:value-type="string" office:string-value=" 55" calcext:value-type="string">
            <text:p> 55</text:p>
          </table:table-cell>
          <table:table-cell table:formula="of:=VALUE([.R55])" office:value-type="float" office:value="55" calcext:value-type="float">
            <text:p>55</text:p>
          </table:table-cell>
          <table:table-cell table:formula="of:=ORG.LIBREOFFICE.REGEX([.G55];&quot;.*m(.*)s.*&quot;;&quot;$1&quot;)" office:value-type="string" office:string-value=" 43.01" calcext:value-type="string">
            <text:p> 43.01</text:p>
          </table:table-cell>
          <table:table-cell table:formula="of:=VALUE([.T55])" office:value-type="float" office:value="43.01" calcext:value-type="float">
            <text:p>43.01</text:p>
          </table:table-cell>
          <table:table-cell table:formula="of:=ORG.LIBREOFFICE.REGEX([.H55];&quot;(.*)°.*&quot;;&quot;$1&quot;)" office:value-type="string" office:string-value="+49" calcext:value-type="string">
            <text:p>+49</text:p>
          </table:table-cell>
          <table:table-cell table:formula="of:=VALUE([.V55])" office:value-type="float" office:value="49" calcext:value-type="float">
            <text:p>49</text:p>
          </table:table-cell>
          <table:table-cell table:formula="of:=ORG.LIBREOFFICE.REGEX([.H55];&quot;.*°(.*)′ .*&quot;;&quot;$1&quot;)" office:value-type="string" office:string-value=" 49" calcext:value-type="string">
            <text:p> 49</text:p>
          </table:table-cell>
          <table:table-cell table:formula="of:=VALUE([.X55])" office:value-type="float" office:value="49" calcext:value-type="float">
            <text:p>49</text:p>
          </table:table-cell>
          <table:table-cell table:formula="of:=ORG.LIBREOFFICE.REGEX([.H55];&quot;.*′(.*)″.*&quot;;&quot;$1&quot;)" office:value-type="string" office:string-value=" 11.3" calcext:value-type="string">
            <text:p> 11.3</text:p>
          </table:table-cell>
          <table:table-cell table:formula="of:=VALUE([.Z55])" office:value-type="float" office:value="11.3" calcext:value-type="float">
            <text:p>11.3</text:p>
          </table:table-cell>
          <table:table-cell table:formula="of:=[.Q55]+[.S55]/60+[.U55]/3600" office:value-type="float" office:value="9.92861388888889" calcext:value-type="float">
            <text:p>9.92861388888889</text:p>
          </table:table-cell>
          <table:table-cell table:formula="of:=[.W55]+[.Y55]/60+[.AA55]/3600" office:value-type="float" office:value="49.8198055555556" calcext:value-type="float">
            <text:p>49.8198055555556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02328" calcext:value-type="float">
            <text:p>102328</text:p>
          </table:table-cell>
          <table:table-cell office:value-type="float" office:value="57477" calcext:value-type="float">
            <text:p>57477</text:p>
          </table:table-cell>
          <table:table-cell office:value-type="string" calcext:value-type="string">
            <text:p>11h 46m 55.61s</text:p>
          </table:table-cell>
          <table:table-cell office:value-type="string" calcext:value-type="string">
            <text:p>+55° 37′ 41.8″</text:p>
          </table:table-cell>
          <table:table-cell office:value-type="float" office:value="5.27" calcext:value-type="float">
            <text:p>5.27</text:p>
          </table:table-cell>
          <table:table-cell office:value-type="float" office:value="1.26" calcext:value-type="float">
            <text:p>1.26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K3III</text:p>
          </table:table-cell>
          <table:table-cell table:number-columns-repeated="3"/>
          <table:table-cell table:formula="of:=MIDB([.$G56];1;2)" office:value-type="string" office:string-value="11" calcext:value-type="string">
            <text:p>11</text:p>
          </table:table-cell>
          <table:table-cell table:formula="of:=VALUE([.P56])" office:value-type="float" office:value="11" calcext:value-type="float">
            <text:p>11</text:p>
          </table:table-cell>
          <table:table-cell table:formula="of:=ORG.LIBREOFFICE.REGEX([.G56];&quot;.*h(.*)m.*&quot;;&quot;$1&quot;)" office:value-type="string" office:string-value=" 46" calcext:value-type="string">
            <text:p> 46</text:p>
          </table:table-cell>
          <table:table-cell table:formula="of:=VALUE([.R56])" office:value-type="float" office:value="46" calcext:value-type="float">
            <text:p>46</text:p>
          </table:table-cell>
          <table:table-cell table:formula="of:=ORG.LIBREOFFICE.REGEX([.G56];&quot;.*m(.*)s.*&quot;;&quot;$1&quot;)" office:value-type="string" office:string-value=" 55.61" calcext:value-type="string">
            <text:p> 55.61</text:p>
          </table:table-cell>
          <table:table-cell table:formula="of:=VALUE([.T56])" office:value-type="float" office:value="55.61" calcext:value-type="float">
            <text:p>55.61</text:p>
          </table:table-cell>
          <table:table-cell table:formula="of:=ORG.LIBREOFFICE.REGEX([.H56];&quot;(.*)°.*&quot;;&quot;$1&quot;)" office:value-type="string" office:string-value="+55" calcext:value-type="string">
            <text:p>+55</text:p>
          </table:table-cell>
          <table:table-cell table:formula="of:=VALUE([.V56])" office:value-type="float" office:value="55" calcext:value-type="float">
            <text:p>55</text:p>
          </table:table-cell>
          <table:table-cell table:formula="of:=ORG.LIBREOFFICE.REGEX([.H56];&quot;.*°(.*)′ .*&quot;;&quot;$1&quot;)" office:value-type="string" office:string-value=" 37" calcext:value-type="string">
            <text:p> 37</text:p>
          </table:table-cell>
          <table:table-cell table:formula="of:=VALUE([.X56])" office:value-type="float" office:value="37" calcext:value-type="float">
            <text:p>37</text:p>
          </table:table-cell>
          <table:table-cell table:formula="of:=ORG.LIBREOFFICE.REGEX([.H56];&quot;.*′(.*)″.*&quot;;&quot;$1&quot;)" office:value-type="string" office:string-value=" 41.8" calcext:value-type="string">
            <text:p> 41.8</text:p>
          </table:table-cell>
          <table:table-cell table:formula="of:=VALUE([.Z56])" office:value-type="float" office:value="41.8" calcext:value-type="float">
            <text:p>41.8</text:p>
          </table:table-cell>
          <table:table-cell table:formula="of:=[.Q56]+[.S56]/60+[.U56]/3600" office:value-type="float" office:value="11.7821138888889" calcext:value-type="float">
            <text:p>11.7821138888889</text:p>
          </table:table-cell>
          <table:table-cell table:formula="of:=[.W56]+[.Y56]/60+[.AA56]/3600" office:value-type="float" office:value="55.6282777777778" calcext:value-type="float">
            <text:p>55.6282777777778</text:p>
          </table:table-cell>
        </table:table-row>
        <table:table-row table:style-name="ro4">
          <table:table-cell office:value-type="string" calcext:value-type="string">
            <text:p>17 UMa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/>
          <table:table-cell office:value-type="float" office:value="79354" calcext:value-type="float">
            <text:p>79354</text:p>
          </table:table-cell>
          <table:table-cell office:value-type="float" office:value="45455" calcext:value-type="float">
            <text:p>45455</text:p>
          </table:table-cell>
          <table:table-cell office:value-type="string" calcext:value-type="string">
            <text:p>09h 15m 49.81s</text:p>
          </table:table-cell>
          <table:table-cell office:value-type="string" calcext:value-type="string">
            <text:p>+56° 44′ 29.3″</text:p>
          </table:table-cell>
          <table:table-cell office:value-type="float" office:value="5.28" calcext:value-type="float">
            <text:p>5.28</text:p>
          </table:table-cell>
          <table:table-cell office:value-type="string" calcext:value-type="string">
            <text:p>−1.32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K5III</text:p>
          </table:table-cell>
          <table:table-cell table:number-columns-repeated="3"/>
          <table:table-cell table:formula="of:=MIDB([.$G57];1;2)" office:value-type="string" office:string-value="09" calcext:value-type="string">
            <text:p>09</text:p>
          </table:table-cell>
          <table:table-cell table:formula="of:=VALUE([.P57])" office:value-type="float" office:value="9" calcext:value-type="float">
            <text:p>9</text:p>
          </table:table-cell>
          <table:table-cell table:formula="of:=ORG.LIBREOFFICE.REGEX([.G57];&quot;.*h(.*)m.*&quot;;&quot;$1&quot;)" office:value-type="string" office:string-value=" 15" calcext:value-type="string">
            <text:p> 15</text:p>
          </table:table-cell>
          <table:table-cell table:formula="of:=VALUE([.R57])" office:value-type="float" office:value="15" calcext:value-type="float">
            <text:p>15</text:p>
          </table:table-cell>
          <table:table-cell table:formula="of:=ORG.LIBREOFFICE.REGEX([.G57];&quot;.*m(.*)s.*&quot;;&quot;$1&quot;)" office:value-type="string" office:string-value=" 49.81" calcext:value-type="string">
            <text:p> 49.81</text:p>
          </table:table-cell>
          <table:table-cell table:formula="of:=VALUE([.T57])" office:value-type="float" office:value="49.81" calcext:value-type="float">
            <text:p>49.81</text:p>
          </table:table-cell>
          <table:table-cell table:formula="of:=ORG.LIBREOFFICE.REGEX([.H57];&quot;(.*)°.*&quot;;&quot;$1&quot;)" office:value-type="string" office:string-value="+56" calcext:value-type="string">
            <text:p>+56</text:p>
          </table:table-cell>
          <table:table-cell table:formula="of:=VALUE([.V57])" office:value-type="float" office:value="56" calcext:value-type="float">
            <text:p>56</text:p>
          </table:table-cell>
          <table:table-cell table:formula="of:=ORG.LIBREOFFICE.REGEX([.H57];&quot;.*°(.*)′ .*&quot;;&quot;$1&quot;)" office:value-type="string" office:string-value=" 44" calcext:value-type="string">
            <text:p> 44</text:p>
          </table:table-cell>
          <table:table-cell table:formula="of:=VALUE([.X57])" office:value-type="float" office:value="44" calcext:value-type="float">
            <text:p>44</text:p>
          </table:table-cell>
          <table:table-cell table:formula="of:=ORG.LIBREOFFICE.REGEX([.H57];&quot;.*′(.*)″.*&quot;;&quot;$1&quot;)" office:value-type="string" office:string-value=" 29.3" calcext:value-type="string">
            <text:p> 29.3</text:p>
          </table:table-cell>
          <table:table-cell table:formula="of:=VALUE([.Z57])" office:value-type="float" office:value="29.3" calcext:value-type="float">
            <text:p>29.3</text:p>
          </table:table-cell>
          <table:table-cell table:formula="of:=[.Q57]+[.S57]/60+[.U57]/3600" office:value-type="float" office:value="9.26383611111111" calcext:value-type="float">
            <text:p>9.26383611111111</text:p>
          </table:table-cell>
          <table:table-cell table:formula="of:=[.W57]+[.Y57]/60+[.AA57]/3600" office:value-type="float" office:value="56.7414722222222" calcext:value-type="float">
            <text:p>56.7414722222222</text:p>
          </table:table-cell>
        </table:table-row>
        <table:table-row table:style-name="ro4">
          <table:table-cell office:value-type="string" calcext:value-type="string">
            <text:p>57 UMa</text:p>
          </table:table-cell>
          <table:table-cell/>
          <table:table-cell table:style-name="ce2" office:value-type="float" office:value="57" calcext:value-type="float">
            <text:p>57</text:p>
          </table:table-cell>
          <table:table-cell/>
          <table:table-cell office:value-type="float" office:value="99787" calcext:value-type="float">
            <text:p>99787</text:p>
          </table:table-cell>
          <table:table-cell office:value-type="float" office:value="56034" calcext:value-type="float">
            <text:p>56034</text:p>
          </table:table-cell>
          <table:table-cell office:value-type="string" calcext:value-type="string">
            <text:p>11h 29m 04.16s</text:p>
          </table:table-cell>
          <table:table-cell office:value-type="string" calcext:value-type="string">
            <text:p>+39° 20′ 13.0″</text:p>
          </table:table-cell>
          <table:table-cell office:value-type="float" office:value="5.3" calcext:value-type="float">
            <text:p>5.3</text:p>
          </table:table-cell>
          <table:table-cell office:value-type="float" office:value="1.26" calcext:value-type="float">
            <text:p>1.26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A2V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58];1;2)" office:value-type="string" office:string-value="11" calcext:value-type="string">
            <text:p>11</text:p>
          </table:table-cell>
          <table:table-cell table:formula="of:=VALUE([.P58])" office:value-type="float" office:value="11" calcext:value-type="float">
            <text:p>11</text:p>
          </table:table-cell>
          <table:table-cell table:formula="of:=ORG.LIBREOFFICE.REGEX([.G58];&quot;.*h(.*)m.*&quot;;&quot;$1&quot;)" office:value-type="string" office:string-value=" 29" calcext:value-type="string">
            <text:p> 29</text:p>
          </table:table-cell>
          <table:table-cell table:formula="of:=VALUE([.R58])" office:value-type="float" office:value="29" calcext:value-type="float">
            <text:p>29</text:p>
          </table:table-cell>
          <table:table-cell table:formula="of:=ORG.LIBREOFFICE.REGEX([.G58];&quot;.*m(.*)s.*&quot;;&quot;$1&quot;)" office:value-type="string" office:string-value=" 04.16" calcext:value-type="string">
            <text:p> 04.16</text:p>
          </table:table-cell>
          <table:table-cell table:formula="of:=VALUE([.T58])" office:value-type="float" office:value="4.16" calcext:value-type="float">
            <text:p>4.16</text:p>
          </table:table-cell>
          <table:table-cell table:formula="of:=ORG.LIBREOFFICE.REGEX([.H58];&quot;(.*)°.*&quot;;&quot;$1&quot;)" office:value-type="string" office:string-value="+39" calcext:value-type="string">
            <text:p>+39</text:p>
          </table:table-cell>
          <table:table-cell table:formula="of:=VALUE([.V58])" office:value-type="float" office:value="39" calcext:value-type="float">
            <text:p>39</text:p>
          </table:table-cell>
          <table:table-cell table:formula="of:=ORG.LIBREOFFICE.REGEX([.H58];&quot;.*°(.*)′ .*&quot;;&quot;$1&quot;)" office:value-type="string" office:string-value=" 20" calcext:value-type="string">
            <text:p> 20</text:p>
          </table:table-cell>
          <table:table-cell table:formula="of:=VALUE([.X58])" office:value-type="float" office:value="20" calcext:value-type="float">
            <text:p>20</text:p>
          </table:table-cell>
          <table:table-cell table:formula="of:=ORG.LIBREOFFICE.REGEX([.H58];&quot;.*′(.*)″.*&quot;;&quot;$1&quot;)" office:value-type="string" office:string-value=" 13.0" calcext:value-type="string">
            <text:p> 13.0</text:p>
          </table:table-cell>
          <table:table-cell table:formula="of:=VALUE([.Z58])" office:value-type="float" office:value="13" calcext:value-type="float">
            <text:p>13</text:p>
          </table:table-cell>
          <table:table-cell table:formula="of:=[.Q58]+[.S58]/60+[.U58]/3600" office:value-type="float" office:value="11.4844888888889" calcext:value-type="float">
            <text:p>11.4844888888889</text:p>
          </table:table-cell>
          <table:table-cell table:formula="of:=[.W58]+[.Y58]/60+[.AA58]/3600" office:value-type="float" office:value="39.3369444444445" calcext:value-type="float">
            <text:p>39.3369444444445</text:p>
          </table:table-cell>
        </table:table-row>
        <table:table-row table:style-name="ro4">
          <table:table-cell office:value-type="string" calcext:value-type="string">
            <text:p><text:a xlink:href="https://en.wikipedia.org/wiki/61_Ursae_Majoris" xlink:type="simple">61 UMa</text:a></text:p>
          </table:table-cell>
          <table:table-cell/>
          <table:table-cell table:style-name="ce2" office:value-type="float" office:value="61" calcext:value-type="float">
            <text:p>61</text:p>
          </table:table-cell>
          <table:table-cell/>
          <table:table-cell office:value-type="float" office:value="101501" calcext:value-type="float">
            <text:p>101501</text:p>
          </table:table-cell>
          <table:table-cell office:value-type="float" office:value="56997" calcext:value-type="float">
            <text:p>56997</text:p>
          </table:table-cell>
          <table:table-cell office:value-type="string" calcext:value-type="string">
            <text:p>11h 41m 03.03s</text:p>
          </table:table-cell>
          <table:table-cell office:value-type="string" calcext:value-type="string">
            <text:p>+34° 12′ 09.2″</text:p>
          </table:table-cell>
          <table:table-cell office:value-type="float" office:value="5.31" calcext:value-type="float">
            <text:p>5.31</text:p>
          </table:table-cell>
          <table:table-cell office:value-type="float" office:value="5.41" calcext:value-type="float">
            <text:p>5.4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8Vvar</text:p>
          </table:table-cell>
          <table:table-cell table:number-columns-repeated="3"/>
          <table:table-cell table:formula="of:=MIDB([.$G59];1;2)" office:value-type="string" office:string-value="11" calcext:value-type="string">
            <text:p>11</text:p>
          </table:table-cell>
          <table:table-cell table:formula="of:=VALUE([.P59])" office:value-type="float" office:value="11" calcext:value-type="float">
            <text:p>11</text:p>
          </table:table-cell>
          <table:table-cell table:formula="of:=ORG.LIBREOFFICE.REGEX([.G59];&quot;.*h(.*)m.*&quot;;&quot;$1&quot;)" office:value-type="string" office:string-value=" 41" calcext:value-type="string">
            <text:p> 41</text:p>
          </table:table-cell>
          <table:table-cell table:formula="of:=VALUE([.R59])" office:value-type="float" office:value="41" calcext:value-type="float">
            <text:p>41</text:p>
          </table:table-cell>
          <table:table-cell table:formula="of:=ORG.LIBREOFFICE.REGEX([.G59];&quot;.*m(.*)s.*&quot;;&quot;$1&quot;)" office:value-type="string" office:string-value=" 03.03" calcext:value-type="string">
            <text:p> 03.03</text:p>
          </table:table-cell>
          <table:table-cell table:formula="of:=VALUE([.T59])" office:value-type="float" office:value="3.03" calcext:value-type="float">
            <text:p>3.03</text:p>
          </table:table-cell>
          <table:table-cell table:formula="of:=ORG.LIBREOFFICE.REGEX([.H59];&quot;(.*)°.*&quot;;&quot;$1&quot;)" office:value-type="string" office:string-value="+34" calcext:value-type="string">
            <text:p>+34</text:p>
          </table:table-cell>
          <table:table-cell table:formula="of:=VALUE([.V59])" office:value-type="float" office:value="34" calcext:value-type="float">
            <text:p>34</text:p>
          </table:table-cell>
          <table:table-cell table:formula="of:=ORG.LIBREOFFICE.REGEX([.H59];&quot;.*°(.*)′ .*&quot;;&quot;$1&quot;)" office:value-type="string" office:string-value=" 12" calcext:value-type="string">
            <text:p> 12</text:p>
          </table:table-cell>
          <table:table-cell table:formula="of:=VALUE([.X59])" office:value-type="float" office:value="12" calcext:value-type="float">
            <text:p>12</text:p>
          </table:table-cell>
          <table:table-cell table:formula="of:=ORG.LIBREOFFICE.REGEX([.H59];&quot;.*′(.*)″.*&quot;;&quot;$1&quot;)" office:value-type="string" office:string-value=" 09.2" calcext:value-type="string">
            <text:p> 09.2</text:p>
          </table:table-cell>
          <table:table-cell table:formula="of:=VALUE([.Z59])" office:value-type="float" office:value="9.2" calcext:value-type="float">
            <text:p>9.2</text:p>
          </table:table-cell>
          <table:table-cell table:formula="of:=[.Q59]+[.S59]/60+[.U59]/3600" office:value-type="float" office:value="11.684175" calcext:value-type="float">
            <text:p>11.684175</text:p>
          </table:table-cell>
          <table:table-cell table:formula="of:=[.W59]+[.Y59]/60+[.AA59]/3600" office:value-type="float" office:value="34.2025555555556" calcext:value-type="float">
            <text:p>34.2025555555556</text:p>
          </table:table-cell>
        </table:table-row>
        <table:table-row table:style-name="ro4">
          <table:table-cell office:value-type="string" calcext:value-type="string">
            <text:p>55 Cam</text:p>
          </table:table-cell>
          <table:table-cell/>
          <table:table-cell table:style-name="ce2" office:value-type="float" office:value="-55" calcext:value-type="float">
            <text:p>-55</text:p>
          </table:table-cell>
          <table:table-cell/>
          <table:table-cell office:value-type="float" office:value="67447" calcext:value-type="float">
            <text:p>67447</text:p>
          </table:table-cell>
          <table:table-cell office:value-type="float" office:value="40215" calcext:value-type="float">
            <text:p>40215</text:p>
          </table:table-cell>
          <table:table-cell office:value-type="string" calcext:value-type="string">
            <text:p>08h 12m 48.79s</text:p>
          </table:table-cell>
          <table:table-cell office:value-type="string" calcext:value-type="string">
            <text:p>+68° 28′ 26.6″</text:p>
          </table:table-cell>
          <table:table-cell office:value-type="float" office:value="5.34" calcext:value-type="float">
            <text:p>5.34</text:p>
          </table:table-cell>
          <table:table-cell office:value-type="string" calcext:value-type="string">
            <text:p>−2.22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G8II</text:p>
          </table:table-cell>
          <table:table-cell table:number-columns-repeated="3"/>
          <table:table-cell table:formula="of:=MIDB([.$G60];1;2)" office:value-type="string" office:string-value="08" calcext:value-type="string">
            <text:p>08</text:p>
          </table:table-cell>
          <table:table-cell table:formula="of:=VALUE([.P60])" office:value-type="float" office:value="8" calcext:value-type="float">
            <text:p>8</text:p>
          </table:table-cell>
          <table:table-cell table:formula="of:=ORG.LIBREOFFICE.REGEX([.G60];&quot;.*h(.*)m.*&quot;;&quot;$1&quot;)" office:value-type="string" office:string-value=" 12" calcext:value-type="string">
            <text:p> 12</text:p>
          </table:table-cell>
          <table:table-cell table:formula="of:=VALUE([.R60])" office:value-type="float" office:value="12" calcext:value-type="float">
            <text:p>12</text:p>
          </table:table-cell>
          <table:table-cell table:formula="of:=ORG.LIBREOFFICE.REGEX([.G60];&quot;.*m(.*)s.*&quot;;&quot;$1&quot;)" office:value-type="string" office:string-value=" 48.79" calcext:value-type="string">
            <text:p> 48.79</text:p>
          </table:table-cell>
          <table:table-cell table:formula="of:=VALUE([.T60])" office:value-type="float" office:value="48.79" calcext:value-type="float">
            <text:p>48.79</text:p>
          </table:table-cell>
          <table:table-cell table:formula="of:=ORG.LIBREOFFICE.REGEX([.H60];&quot;(.*)°.*&quot;;&quot;$1&quot;)" office:value-type="string" office:string-value="+68" calcext:value-type="string">
            <text:p>+68</text:p>
          </table:table-cell>
          <table:table-cell table:formula="of:=VALUE([.V60])" office:value-type="float" office:value="68" calcext:value-type="float">
            <text:p>68</text:p>
          </table:table-cell>
          <table:table-cell table:formula="of:=ORG.LIBREOFFICE.REGEX([.H60];&quot;.*°(.*)′ .*&quot;;&quot;$1&quot;)" office:value-type="string" office:string-value=" 28" calcext:value-type="string">
            <text:p> 28</text:p>
          </table:table-cell>
          <table:table-cell table:formula="of:=VALUE([.X60])" office:value-type="float" office:value="28" calcext:value-type="float">
            <text:p>28</text:p>
          </table:table-cell>
          <table:table-cell table:formula="of:=ORG.LIBREOFFICE.REGEX([.H60];&quot;.*′(.*)″.*&quot;;&quot;$1&quot;)" office:value-type="string" office:string-value=" 26.6" calcext:value-type="string">
            <text:p> 26.6</text:p>
          </table:table-cell>
          <table:table-cell table:formula="of:=VALUE([.Z60])" office:value-type="float" office:value="26.6" calcext:value-type="float">
            <text:p>26.6</text:p>
          </table:table-cell>
          <table:table-cell table:formula="of:=[.Q60]+[.S60]/60+[.U60]/3600" office:value-type="float" office:value="8.21355277777778" calcext:value-type="float">
            <text:p>8.21355277777778</text:p>
          </table:table-cell>
          <table:table-cell table:formula="of:=[.W60]+[.Y60]/60+[.AA60]/3600" office:value-type="float" office:value="68.4740555555556" calcext:value-type="float">
            <text:p>68.4740555555556</text:p>
          </table:table-cell>
        </table:table-row>
        <table:table-row table:style-name="ro4">
          <table:table-cell office:value-type="string" calcext:value-type="string">
            <text:p>74 UMa</text:p>
          </table:table-cell>
          <table:table-cell/>
          <table:table-cell table:style-name="ce2" office:value-type="float" office:value="74" calcext:value-type="float">
            <text:p>74</text:p>
          </table:table-cell>
          <table:table-cell/>
          <table:table-cell office:value-type="float" office:value="108844" calcext:value-type="float">
            <text:p>108844</text:p>
          </table:table-cell>
          <table:table-cell office:value-type="float" office:value="60978" calcext:value-type="float">
            <text:p>60978</text:p>
          </table:table-cell>
          <table:table-cell office:value-type="string" calcext:value-type="string">
            <text:p>12h 29m 57.40s</text:p>
          </table:table-cell>
          <table:table-cell office:value-type="string" calcext:value-type="string">
            <text:p>+58° 24′ 19.9″</text:p>
          </table:table-cell>
          <table:table-cell office:value-type="float" office:value="5.37" calcext:value-type="float">
            <text:p>5.37</text:p>
          </table:table-cell>
          <table:table-cell office:value-type="float" office:value="0.74" calcext:value-type="float">
            <text:p>0.74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A5e...</text:p>
          </table:table-cell>
          <table:table-cell table:number-columns-repeated="3"/>
          <table:table-cell table:formula="of:=MIDB([.$G61];1;2)" office:value-type="string" office:string-value="12" calcext:value-type="string">
            <text:p>12</text:p>
          </table:table-cell>
          <table:table-cell table:formula="of:=VALUE([.P61])" office:value-type="float" office:value="12" calcext:value-type="float">
            <text:p>12</text:p>
          </table:table-cell>
          <table:table-cell table:formula="of:=ORG.LIBREOFFICE.REGEX([.G61];&quot;.*h(.*)m.*&quot;;&quot;$1&quot;)" office:value-type="string" office:string-value=" 29" calcext:value-type="string">
            <text:p> 29</text:p>
          </table:table-cell>
          <table:table-cell table:formula="of:=VALUE([.R61])" office:value-type="float" office:value="29" calcext:value-type="float">
            <text:p>29</text:p>
          </table:table-cell>
          <table:table-cell table:formula="of:=ORG.LIBREOFFICE.REGEX([.G61];&quot;.*m(.*)s.*&quot;;&quot;$1&quot;)" office:value-type="string" office:string-value=" 57.40" calcext:value-type="string">
            <text:p> 57.40</text:p>
          </table:table-cell>
          <table:table-cell table:formula="of:=VALUE([.T61])" office:value-type="float" office:value="57.4" calcext:value-type="float">
            <text:p>57.4</text:p>
          </table:table-cell>
          <table:table-cell table:formula="of:=ORG.LIBREOFFICE.REGEX([.H61];&quot;(.*)°.*&quot;;&quot;$1&quot;)" office:value-type="string" office:string-value="+58" calcext:value-type="string">
            <text:p>+58</text:p>
          </table:table-cell>
          <table:table-cell table:formula="of:=VALUE([.V61])" office:value-type="float" office:value="58" calcext:value-type="float">
            <text:p>58</text:p>
          </table:table-cell>
          <table:table-cell table:formula="of:=ORG.LIBREOFFICE.REGEX([.H61];&quot;.*°(.*)′ .*&quot;;&quot;$1&quot;)" office:value-type="string" office:string-value=" 24" calcext:value-type="string">
            <text:p> 24</text:p>
          </table:table-cell>
          <table:table-cell table:formula="of:=VALUE([.X61])" office:value-type="float" office:value="24" calcext:value-type="float">
            <text:p>24</text:p>
          </table:table-cell>
          <table:table-cell table:formula="of:=ORG.LIBREOFFICE.REGEX([.H61];&quot;.*′(.*)″.*&quot;;&quot;$1&quot;)" office:value-type="string" office:string-value=" 19.9" calcext:value-type="string">
            <text:p> 19.9</text:p>
          </table:table-cell>
          <table:table-cell table:formula="of:=VALUE([.Z61])" office:value-type="float" office:value="19.9" calcext:value-type="float">
            <text:p>19.9</text:p>
          </table:table-cell>
          <table:table-cell table:formula="of:=[.Q61]+[.S61]/60+[.U61]/3600" office:value-type="float" office:value="12.4992777777778" calcext:value-type="float">
            <text:p>12.4992777777778</text:p>
          </table:table-cell>
          <table:table-cell table:formula="of:=[.W61]+[.Y61]/60+[.AA61]/3600" office:value-type="float" office:value="58.4055277777778" calcext:value-type="float">
            <text:p>58.4055277777778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17376" calcext:value-type="float">
            <text:p>117376</text:p>
          </table:table-cell>
          <table:table-cell office:value-type="float" office:value="65728" calcext:value-type="float">
            <text:p>65728</text:p>
          </table:table-cell>
          <table:table-cell office:value-type="string" calcext:value-type="string">
            <text:p>13h 28m 27.18s</text:p>
          </table:table-cell>
          <table:table-cell office:value-type="string" calcext:value-type="string">
            <text:p>+59° 56′ 44.5″</text:p>
          </table:table-cell>
          <table:table-cell office:value-type="float" office:value="5.4" calcext:value-type="float">
            <text:p>5.4</text:p>
          </table:table-cell>
          <table:table-cell office:value-type="float" office:value="1.1" calcext:value-type="float">
            <text:p>1.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A1Vn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62];1;2)" office:value-type="string" office:string-value="13" calcext:value-type="string">
            <text:p>13</text:p>
          </table:table-cell>
          <table:table-cell table:formula="of:=VALUE([.P62])" office:value-type="float" office:value="13" calcext:value-type="float">
            <text:p>13</text:p>
          </table:table-cell>
          <table:table-cell table:formula="of:=ORG.LIBREOFFICE.REGEX([.G62];&quot;.*h(.*)m.*&quot;;&quot;$1&quot;)" office:value-type="string" office:string-value=" 28" calcext:value-type="string">
            <text:p> 28</text:p>
          </table:table-cell>
          <table:table-cell table:formula="of:=VALUE([.R62])" office:value-type="float" office:value="28" calcext:value-type="float">
            <text:p>28</text:p>
          </table:table-cell>
          <table:table-cell table:formula="of:=ORG.LIBREOFFICE.REGEX([.G62];&quot;.*m(.*)s.*&quot;;&quot;$1&quot;)" office:value-type="string" office:string-value=" 27.18" calcext:value-type="string">
            <text:p> 27.18</text:p>
          </table:table-cell>
          <table:table-cell table:formula="of:=VALUE([.T62])" office:value-type="float" office:value="27.18" calcext:value-type="float">
            <text:p>27.18</text:p>
          </table:table-cell>
          <table:table-cell table:formula="of:=ORG.LIBREOFFICE.REGEX([.H62];&quot;(.*)°.*&quot;;&quot;$1&quot;)" office:value-type="string" office:string-value="+59" calcext:value-type="string">
            <text:p>+59</text:p>
          </table:table-cell>
          <table:table-cell table:formula="of:=VALUE([.V62])" office:value-type="float" office:value="59" calcext:value-type="float">
            <text:p>59</text:p>
          </table:table-cell>
          <table:table-cell table:formula="of:=ORG.LIBREOFFICE.REGEX([.H62];&quot;.*°(.*)′ .*&quot;;&quot;$1&quot;)" office:value-type="string" office:string-value=" 56" calcext:value-type="string">
            <text:p> 56</text:p>
          </table:table-cell>
          <table:table-cell table:formula="of:=VALUE([.X62])" office:value-type="float" office:value="56" calcext:value-type="float">
            <text:p>56</text:p>
          </table:table-cell>
          <table:table-cell table:formula="of:=ORG.LIBREOFFICE.REGEX([.H62];&quot;.*′(.*)″.*&quot;;&quot;$1&quot;)" office:value-type="string" office:string-value=" 44.5" calcext:value-type="string">
            <text:p> 44.5</text:p>
          </table:table-cell>
          <table:table-cell table:formula="of:=VALUE([.Z62])" office:value-type="float" office:value="44.5" calcext:value-type="float">
            <text:p>44.5</text:p>
          </table:table-cell>
          <table:table-cell table:formula="of:=[.Q62]+[.S62]/60+[.U62]/3600" office:value-type="float" office:value="13.4742166666667" calcext:value-type="float">
            <text:p>13.4742166666667</text:p>
          </table:table-cell>
          <table:table-cell table:formula="of:=[.W62]+[.Y62]/60+[.AA62]/3600" office:value-type="float" office:value="59.9456944444444" calcext:value-type="float">
            <text:p>59.9456944444444</text:p>
          </table:table-cell>
        </table:table-row>
        <table:table-row table:style-name="ro2">
          <table:table-cell office:value-type="string" calcext:value-type="string">
            <text:p><text:a xlink:href="https://en.wikipedia.org/wiki/41_Lyncis" xlink:type="simple">41 Lyn</text:a></text:p>
          </table:table-cell>
          <table:table-cell/>
          <table:table-cell table:style-name="ce2" office:value-type="float" office:value="-41" calcext:value-type="float">
            <text:p>-41</text:p>
          </table:table-cell>
          <table:table-cell/>
          <table:table-cell office:value-type="float" office:value="81688" calcext:value-type="float">
            <text:p>81688</text:p>
          </table:table-cell>
          <table:table-cell office:value-type="float" office:value="46471" calcext:value-type="float">
            <text:p>46471</text:p>
          </table:table-cell>
          <table:table-cell office:value-type="string" calcext:value-type="string">
            <text:p>09h 28m 39.99s</text:p>
          </table:table-cell>
          <table:table-cell office:value-type="string" calcext:value-type="string">
            <text:p>+45° 36′ 06.5″</text:p>
          </table:table-cell>
          <table:table-cell office:value-type="float" office:value="5.41" calcext:value-type="float">
            <text:p>5.41</text:p>
          </table:table-cell>
          <table:table-cell office:value-type="float" office:value="0.68" calcext:value-type="float">
            <text:p>0.68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K0III-IV</text:p>
          </table:table-cell>
          <table:table-cell table:style-name="ce2" office:value-type="string" calcext:value-type="string">
            <text:p>Intercrus,<text:a xlink:href="https://en.wikipedia.org/wiki/List_of_stars_in_Ursa_Major#cite_note-NameExoWorlds-1" xlink:type="simple">[1]</text:a> has a planet (<text:a xlink:href="https://en.wikipedia.org/wiki/41_Lyncis_b" xlink:type="simple">b</text:a>)</text:p>
          </table:table-cell>
          <table:table-cell table:number-columns-repeated="2"/>
          <table:table-cell table:formula="of:=MIDB([.$G63];1;2)" office:value-type="string" office:string-value="09" calcext:value-type="string">
            <text:p>09</text:p>
          </table:table-cell>
          <table:table-cell table:formula="of:=VALUE([.P63])" office:value-type="float" office:value="9" calcext:value-type="float">
            <text:p>9</text:p>
          </table:table-cell>
          <table:table-cell table:formula="of:=ORG.LIBREOFFICE.REGEX([.G63];&quot;.*h(.*)m.*&quot;;&quot;$1&quot;)" office:value-type="string" office:string-value=" 28" calcext:value-type="string">
            <text:p> 28</text:p>
          </table:table-cell>
          <table:table-cell table:formula="of:=VALUE([.R63])" office:value-type="float" office:value="28" calcext:value-type="float">
            <text:p>28</text:p>
          </table:table-cell>
          <table:table-cell table:formula="of:=ORG.LIBREOFFICE.REGEX([.G63];&quot;.*m(.*)s.*&quot;;&quot;$1&quot;)" office:value-type="string" office:string-value=" 39.99" calcext:value-type="string">
            <text:p> 39.99</text:p>
          </table:table-cell>
          <table:table-cell table:formula="of:=VALUE([.T63])" office:value-type="float" office:value="39.99" calcext:value-type="float">
            <text:p>39.99</text:p>
          </table:table-cell>
          <table:table-cell table:formula="of:=ORG.LIBREOFFICE.REGEX([.H63];&quot;(.*)°.*&quot;;&quot;$1&quot;)" office:value-type="string" office:string-value="+45" calcext:value-type="string">
            <text:p>+45</text:p>
          </table:table-cell>
          <table:table-cell table:formula="of:=VALUE([.V63])" office:value-type="float" office:value="45" calcext:value-type="float">
            <text:p>45</text:p>
          </table:table-cell>
          <table:table-cell table:formula="of:=ORG.LIBREOFFICE.REGEX([.H63];&quot;.*°(.*)′ .*&quot;;&quot;$1&quot;)" office:value-type="string" office:string-value=" 36" calcext:value-type="string">
            <text:p> 36</text:p>
          </table:table-cell>
          <table:table-cell table:formula="of:=VALUE([.X63])" office:value-type="float" office:value="36" calcext:value-type="float">
            <text:p>36</text:p>
          </table:table-cell>
          <table:table-cell table:formula="of:=ORG.LIBREOFFICE.REGEX([.H63];&quot;.*′(.*)″.*&quot;;&quot;$1&quot;)" office:value-type="string" office:string-value=" 06.5" calcext:value-type="string">
            <text:p> 06.5</text:p>
          </table:table-cell>
          <table:table-cell table:formula="of:=VALUE([.Z63])" office:value-type="float" office:value="6.5" calcext:value-type="float">
            <text:p>6.5</text:p>
          </table:table-cell>
          <table:table-cell table:formula="of:=[.Q63]+[.S63]/60+[.U63]/3600" office:value-type="float" office:value="9.477775" calcext:value-type="float">
            <text:p>9.477775</text:p>
          </table:table-cell>
          <table:table-cell table:formula="of:=[.W63]+[.Y63]/60+[.AA63]/3600" office:value-type="float" office:value="45.6018055555556" calcext:value-type="float">
            <text:p>45.6018055555556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00203" calcext:value-type="float">
            <text:p>100203</text:p>
          </table:table-cell>
          <table:table-cell office:value-type="float" office:value="56290" calcext:value-type="float">
            <text:p>56290</text:p>
          </table:table-cell>
          <table:table-cell office:value-type="string" calcext:value-type="string">
            <text:p>11h 32m 20.76s</text:p>
          </table:table-cell>
          <table:table-cell office:value-type="string" calcext:value-type="string">
            <text:p>+61° 04′ 57.9″</text:p>
          </table:table-cell>
          <table:table-cell office:value-type="float" office:value="5.46" calcext:value-type="float">
            <text:p>5.46</text:p>
          </table:table-cell>
          <table:table-cell office:value-type="float" office:value="3.26" calcext:value-type="float">
            <text:p>3.2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6V</text:p>
          </table:table-cell>
          <table:table-cell table:number-columns-repeated="3"/>
          <table:table-cell table:formula="of:=MIDB([.$G64];1;2)" office:value-type="string" office:string-value="11" calcext:value-type="string">
            <text:p>11</text:p>
          </table:table-cell>
          <table:table-cell table:formula="of:=VALUE([.P64])" office:value-type="float" office:value="11" calcext:value-type="float">
            <text:p>11</text:p>
          </table:table-cell>
          <table:table-cell table:formula="of:=ORG.LIBREOFFICE.REGEX([.G64];&quot;.*h(.*)m.*&quot;;&quot;$1&quot;)" office:value-type="string" office:string-value=" 32" calcext:value-type="string">
            <text:p> 32</text:p>
          </table:table-cell>
          <table:table-cell table:formula="of:=VALUE([.R64])" office:value-type="float" office:value="32" calcext:value-type="float">
            <text:p>32</text:p>
          </table:table-cell>
          <table:table-cell table:formula="of:=ORG.LIBREOFFICE.REGEX([.G64];&quot;.*m(.*)s.*&quot;;&quot;$1&quot;)" office:value-type="string" office:string-value=" 20.76" calcext:value-type="string">
            <text:p> 20.76</text:p>
          </table:table-cell>
          <table:table-cell table:formula="of:=VALUE([.T64])" office:value-type="float" office:value="20.76" calcext:value-type="float">
            <text:p>20.76</text:p>
          </table:table-cell>
          <table:table-cell table:formula="of:=ORG.LIBREOFFICE.REGEX([.H64];&quot;(.*)°.*&quot;;&quot;$1&quot;)" office:value-type="string" office:string-value="+61" calcext:value-type="string">
            <text:p>+61</text:p>
          </table:table-cell>
          <table:table-cell table:formula="of:=VALUE([.V64])" office:value-type="float" office:value="61" calcext:value-type="float">
            <text:p>61</text:p>
          </table:table-cell>
          <table:table-cell table:formula="of:=ORG.LIBREOFFICE.REGEX([.H64];&quot;.*°(.*)′ .*&quot;;&quot;$1&quot;)" office:value-type="string" office:string-value=" 04" calcext:value-type="string">
            <text:p> 04</text:p>
          </table:table-cell>
          <table:table-cell table:formula="of:=VALUE([.X64])" office:value-type="float" office:value="4" calcext:value-type="float">
            <text:p>4</text:p>
          </table:table-cell>
          <table:table-cell table:formula="of:=ORG.LIBREOFFICE.REGEX([.H64];&quot;.*′(.*)″.*&quot;;&quot;$1&quot;)" office:value-type="string" office:string-value=" 57.9" calcext:value-type="string">
            <text:p> 57.9</text:p>
          </table:table-cell>
          <table:table-cell table:formula="of:=VALUE([.Z64])" office:value-type="float" office:value="57.9" calcext:value-type="float">
            <text:p>57.9</text:p>
          </table:table-cell>
          <table:table-cell table:formula="of:=[.Q64]+[.S64]/60+[.U64]/3600" office:value-type="float" office:value="11.5391" calcext:value-type="float">
            <text:p>11.5391</text:p>
          </table:table-cell>
          <table:table-cell table:formula="of:=[.W64]+[.Y64]/60+[.AA64]/3600" office:value-type="float" office:value="61.08275" calcext:value-type="float">
            <text:p>61.08275</text:p>
          </table:table-cell>
        </table:table-row>
        <table:table-row table:style-name="ro4">
          <table:table-cell office:value-type="string" calcext:value-type="string">
            <text:p>82 UMa</text:p>
          </table:table-cell>
          <table:table-cell/>
          <table:table-cell table:style-name="ce2" office:value-type="float" office:value="82" calcext:value-type="float">
            <text:p>82</text:p>
          </table:table-cell>
          <table:table-cell/>
          <table:table-cell office:value-type="float" office:value="119024" calcext:value-type="float">
            <text:p>119024</text:p>
          </table:table-cell>
          <table:table-cell office:value-type="float" office:value="66634" calcext:value-type="float">
            <text:p>66634</text:p>
          </table:table-cell>
          <table:table-cell office:value-type="string" calcext:value-type="string">
            <text:p>13h 39m 30.58s</text:p>
          </table:table-cell>
          <table:table-cell office:value-type="string" calcext:value-type="string">
            <text:p>+52° 55′ 15.9″</text:p>
          </table:table-cell>
          <table:table-cell office:value-type="float" office:value="5.46" calcext:value-type="float">
            <text:p>5.46</text:p>
          </table:table-cell>
          <table:table-cell office:value-type="float" office:value="1.88" calcext:value-type="float">
            <text:p>1.8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A3Vn</text:p>
          </table:table-cell>
          <table:table-cell table:number-columns-repeated="3"/>
          <table:table-cell table:formula="of:=MIDB([.$G65];1;2)" office:value-type="string" office:string-value="13" calcext:value-type="string">
            <text:p>13</text:p>
          </table:table-cell>
          <table:table-cell table:formula="of:=VALUE([.P65])" office:value-type="float" office:value="13" calcext:value-type="float">
            <text:p>13</text:p>
          </table:table-cell>
          <table:table-cell table:formula="of:=ORG.LIBREOFFICE.REGEX([.G65];&quot;.*h(.*)m.*&quot;;&quot;$1&quot;)" office:value-type="string" office:string-value=" 39" calcext:value-type="string">
            <text:p> 39</text:p>
          </table:table-cell>
          <table:table-cell table:formula="of:=VALUE([.R65])" office:value-type="float" office:value="39" calcext:value-type="float">
            <text:p>39</text:p>
          </table:table-cell>
          <table:table-cell table:formula="of:=ORG.LIBREOFFICE.REGEX([.G65];&quot;.*m(.*)s.*&quot;;&quot;$1&quot;)" office:value-type="string" office:string-value=" 30.58" calcext:value-type="string">
            <text:p> 30.58</text:p>
          </table:table-cell>
          <table:table-cell table:formula="of:=VALUE([.T65])" office:value-type="float" office:value="30.58" calcext:value-type="float">
            <text:p>30.58</text:p>
          </table:table-cell>
          <table:table-cell table:formula="of:=ORG.LIBREOFFICE.REGEX([.H65];&quot;(.*)°.*&quot;;&quot;$1&quot;)" office:value-type="string" office:string-value="+52" calcext:value-type="string">
            <text:p>+52</text:p>
          </table:table-cell>
          <table:table-cell table:formula="of:=VALUE([.V65])" office:value-type="float" office:value="52" calcext:value-type="float">
            <text:p>52</text:p>
          </table:table-cell>
          <table:table-cell table:formula="of:=ORG.LIBREOFFICE.REGEX([.H65];&quot;.*°(.*)′ .*&quot;;&quot;$1&quot;)" office:value-type="string" office:string-value=" 55" calcext:value-type="string">
            <text:p> 55</text:p>
          </table:table-cell>
          <table:table-cell table:formula="of:=VALUE([.X65])" office:value-type="float" office:value="55" calcext:value-type="float">
            <text:p>55</text:p>
          </table:table-cell>
          <table:table-cell table:formula="of:=ORG.LIBREOFFICE.REGEX([.H65];&quot;.*′(.*)″.*&quot;;&quot;$1&quot;)" office:value-type="string" office:string-value=" 15.9" calcext:value-type="string">
            <text:p> 15.9</text:p>
          </table:table-cell>
          <table:table-cell table:formula="of:=VALUE([.Z65])" office:value-type="float" office:value="15.9" calcext:value-type="float">
            <text:p>15.9</text:p>
          </table:table-cell>
          <table:table-cell table:formula="of:=[.Q65]+[.S65]/60+[.U65]/3600" office:value-type="float" office:value="13.6584944444444" calcext:value-type="float">
            <text:p>13.6584944444444</text:p>
          </table:table-cell>
          <table:table-cell table:formula="of:=[.W65]+[.Y65]/60+[.AA65]/3600" office:value-type="float" office:value="52.9210833333333" calcext:value-type="float">
            <text:p>52.9210833333333</text:p>
          </table:table-cell>
        </table:table-row>
        <table:table-row table:style-name="ro4">
          <table:table-cell office:value-type="string" calcext:value-type="string">
            <text:p>2 UMa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72037" calcext:value-type="float">
            <text:p>72037</text:p>
          </table:table-cell>
          <table:table-cell office:value-type="float" office:value="42080" calcext:value-type="float">
            <text:p>42080</text:p>
          </table:table-cell>
          <table:table-cell office:value-type="string" calcext:value-type="string">
            <text:p>08h 34m 36.19s</text:p>
          </table:table-cell>
          <table:table-cell office:value-type="string" calcext:value-type="string">
            <text:p>+65° 08′ 43.0″</text:p>
          </table:table-cell>
          <table:table-cell office:value-type="float" office:value="5.47" calcext:value-type="float">
            <text:p>5.47</text:p>
          </table:table-cell>
          <table:table-cell office:value-type="float" office:value="2.04" calcext:value-type="float">
            <text:p>2.0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2m</text:p>
          </table:table-cell>
          <table:table-cell table:number-columns-repeated="3"/>
          <table:table-cell table:formula="of:=MIDB([.$G66];1;2)" office:value-type="string" office:string-value="08" calcext:value-type="string">
            <text:p>08</text:p>
          </table:table-cell>
          <table:table-cell table:formula="of:=VALUE([.P66])" office:value-type="float" office:value="8" calcext:value-type="float">
            <text:p>8</text:p>
          </table:table-cell>
          <table:table-cell table:formula="of:=ORG.LIBREOFFICE.REGEX([.G66];&quot;.*h(.*)m.*&quot;;&quot;$1&quot;)" office:value-type="string" office:string-value=" 34" calcext:value-type="string">
            <text:p> 34</text:p>
          </table:table-cell>
          <table:table-cell table:formula="of:=VALUE([.R66])" office:value-type="float" office:value="34" calcext:value-type="float">
            <text:p>34</text:p>
          </table:table-cell>
          <table:table-cell table:formula="of:=ORG.LIBREOFFICE.REGEX([.G66];&quot;.*m(.*)s.*&quot;;&quot;$1&quot;)" office:value-type="string" office:string-value=" 36.19" calcext:value-type="string">
            <text:p> 36.19</text:p>
          </table:table-cell>
          <table:table-cell table:formula="of:=VALUE([.T66])" office:value-type="float" office:value="36.19" calcext:value-type="float">
            <text:p>36.19</text:p>
          </table:table-cell>
          <table:table-cell table:formula="of:=ORG.LIBREOFFICE.REGEX([.H66];&quot;(.*)°.*&quot;;&quot;$1&quot;)" office:value-type="string" office:string-value="+65" calcext:value-type="string">
            <text:p>+65</text:p>
          </table:table-cell>
          <table:table-cell table:formula="of:=VALUE([.V66])" office:value-type="float" office:value="65" calcext:value-type="float">
            <text:p>65</text:p>
          </table:table-cell>
          <table:table-cell table:formula="of:=ORG.LIBREOFFICE.REGEX([.H66];&quot;.*°(.*)′ .*&quot;;&quot;$1&quot;)" office:value-type="string" office:string-value=" 08" calcext:value-type="string">
            <text:p> 08</text:p>
          </table:table-cell>
          <table:table-cell table:formula="of:=VALUE([.X66])" office:value-type="float" office:value="8" calcext:value-type="float">
            <text:p>8</text:p>
          </table:table-cell>
          <table:table-cell table:formula="of:=ORG.LIBREOFFICE.REGEX([.H66];&quot;.*′(.*)″.*&quot;;&quot;$1&quot;)" office:value-type="string" office:string-value=" 43.0" calcext:value-type="string">
            <text:p> 43.0</text:p>
          </table:table-cell>
          <table:table-cell table:formula="of:=VALUE([.Z66])" office:value-type="float" office:value="43" calcext:value-type="float">
            <text:p>43</text:p>
          </table:table-cell>
          <table:table-cell table:formula="of:=[.Q66]+[.S66]/60+[.U66]/3600" office:value-type="float" office:value="8.57671944444445" calcext:value-type="float">
            <text:p>8.57671944444445</text:p>
          </table:table-cell>
          <table:table-cell table:formula="of:=[.W66]+[.Y66]/60+[.AA66]/3600" office:value-type="float" office:value="65.1452777777778" calcext:value-type="float">
            <text:p>65.1452777777778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5212" calcext:value-type="float">
            <text:p>95212</text:p>
          </table:table-cell>
          <table:table-cell office:value-type="float" office:value="53781" calcext:value-type="float">
            <text:p>53781</text:p>
          </table:table-cell>
          <table:table-cell office:value-type="string" calcext:value-type="string">
            <text:p>11h 00m 14.70s</text:p>
          </table:table-cell>
          <table:table-cell office:value-type="string" calcext:value-type="string">
            <text:p>+45° 31′ 34.6″</text:p>
          </table:table-cell>
          <table:table-cell office:value-type="float" office:value="5.47" calcext:value-type="float">
            <text:p>5.47</text:p>
          </table:table-cell>
          <table:table-cell office:value-type="string" calcext:value-type="string">
            <text:p>−1.69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K5III</text:p>
          </table:table-cell>
          <table:table-cell table:number-columns-repeated="3"/>
          <table:table-cell table:formula="of:=MIDB([.$G67];1;2)" office:value-type="string" office:string-value="11" calcext:value-type="string">
            <text:p>11</text:p>
          </table:table-cell>
          <table:table-cell table:formula="of:=VALUE([.P67])" office:value-type="float" office:value="11" calcext:value-type="float">
            <text:p>11</text:p>
          </table:table-cell>
          <table:table-cell table:formula="of:=ORG.LIBREOFFICE.REGEX([.G67];&quot;.*h(.*)m.*&quot;;&quot;$1&quot;)" office:value-type="string" office:string-value=" 00" calcext:value-type="string">
            <text:p> 00</text:p>
          </table:table-cell>
          <table:table-cell table:formula="of:=VALUE([.R67])" office:value-type="float" office:value="0" calcext:value-type="float">
            <text:p>0</text:p>
          </table:table-cell>
          <table:table-cell table:formula="of:=ORG.LIBREOFFICE.REGEX([.G67];&quot;.*m(.*)s.*&quot;;&quot;$1&quot;)" office:value-type="string" office:string-value=" 14.70" calcext:value-type="string">
            <text:p> 14.70</text:p>
          </table:table-cell>
          <table:table-cell table:formula="of:=VALUE([.T67])" office:value-type="float" office:value="14.7" calcext:value-type="float">
            <text:p>14.7</text:p>
          </table:table-cell>
          <table:table-cell table:formula="of:=ORG.LIBREOFFICE.REGEX([.H67];&quot;(.*)°.*&quot;;&quot;$1&quot;)" office:value-type="string" office:string-value="+45" calcext:value-type="string">
            <text:p>+45</text:p>
          </table:table-cell>
          <table:table-cell table:formula="of:=VALUE([.V67])" office:value-type="float" office:value="45" calcext:value-type="float">
            <text:p>45</text:p>
          </table:table-cell>
          <table:table-cell table:formula="of:=ORG.LIBREOFFICE.REGEX([.H67];&quot;.*°(.*)′ .*&quot;;&quot;$1&quot;)" office:value-type="string" office:string-value=" 31" calcext:value-type="string">
            <text:p> 31</text:p>
          </table:table-cell>
          <table:table-cell table:formula="of:=VALUE([.X67])" office:value-type="float" office:value="31" calcext:value-type="float">
            <text:p>31</text:p>
          </table:table-cell>
          <table:table-cell table:formula="of:=ORG.LIBREOFFICE.REGEX([.H67];&quot;.*′(.*)″.*&quot;;&quot;$1&quot;)" office:value-type="string" office:string-value=" 34.6" calcext:value-type="string">
            <text:p> 34.6</text:p>
          </table:table-cell>
          <table:table-cell table:formula="of:=VALUE([.Z67])" office:value-type="float" office:value="34.6" calcext:value-type="float">
            <text:p>34.6</text:p>
          </table:table-cell>
          <table:table-cell table:formula="of:=[.Q67]+[.S67]/60+[.U67]/3600" office:value-type="float" office:value="11.0040833333333" calcext:value-type="float">
            <text:p>11.0040833333333</text:p>
          </table:table-cell>
          <table:table-cell table:formula="of:=[.W67]+[.Y67]/60+[.AA67]/3600" office:value-type="float" office:value="45.5262777777778" calcext:value-type="float">
            <text:p>45.5262777777778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77601" calcext:value-type="float">
            <text:p>77601</text:p>
          </table:table-cell>
          <table:table-cell office:value-type="float" office:value="44613" calcext:value-type="float">
            <text:p>44613</text:p>
          </table:table-cell>
          <table:table-cell office:value-type="string" calcext:value-type="string">
            <text:p>09h 05m 24.11s</text:p>
          </table:table-cell>
          <table:table-cell office:value-type="string" calcext:value-type="string">
            <text:p>+48° 31′ 49.3″</text:p>
          </table:table-cell>
          <table:table-cell office:value-type="float" office:value="5.48" calcext:value-type="float">
            <text:p>5.48</text:p>
          </table:table-cell>
          <table:table-cell office:value-type="float" office:value="0.34" calcext:value-type="float">
            <text:p>0.3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F6II-III</text:p>
          </table:table-cell>
          <table:table-cell table:number-columns-repeated="3"/>
          <table:table-cell table:formula="of:=MIDB([.$G68];1;2)" office:value-type="string" office:string-value="09" calcext:value-type="string">
            <text:p>09</text:p>
          </table:table-cell>
          <table:table-cell table:formula="of:=VALUE([.P68])" office:value-type="float" office:value="9" calcext:value-type="float">
            <text:p>9</text:p>
          </table:table-cell>
          <table:table-cell table:formula="of:=ORG.LIBREOFFICE.REGEX([.G68];&quot;.*h(.*)m.*&quot;;&quot;$1&quot;)" office:value-type="string" office:string-value=" 05" calcext:value-type="string">
            <text:p> 05</text:p>
          </table:table-cell>
          <table:table-cell table:formula="of:=VALUE([.R68])" office:value-type="float" office:value="5" calcext:value-type="float">
            <text:p>5</text:p>
          </table:table-cell>
          <table:table-cell table:formula="of:=ORG.LIBREOFFICE.REGEX([.G68];&quot;.*m(.*)s.*&quot;;&quot;$1&quot;)" office:value-type="string" office:string-value=" 24.11" calcext:value-type="string">
            <text:p> 24.11</text:p>
          </table:table-cell>
          <table:table-cell table:formula="of:=VALUE([.T68])" office:value-type="float" office:value="24.11" calcext:value-type="float">
            <text:p>24.11</text:p>
          </table:table-cell>
          <table:table-cell table:formula="of:=ORG.LIBREOFFICE.REGEX([.H68];&quot;(.*)°.*&quot;;&quot;$1&quot;)" office:value-type="string" office:string-value="+48" calcext:value-type="string">
            <text:p>+48</text:p>
          </table:table-cell>
          <table:table-cell table:formula="of:=VALUE([.V68])" office:value-type="float" office:value="48" calcext:value-type="float">
            <text:p>48</text:p>
          </table:table-cell>
          <table:table-cell table:formula="of:=ORG.LIBREOFFICE.REGEX([.H68];&quot;.*°(.*)′ .*&quot;;&quot;$1&quot;)" office:value-type="string" office:string-value=" 31" calcext:value-type="string">
            <text:p> 31</text:p>
          </table:table-cell>
          <table:table-cell table:formula="of:=VALUE([.X68])" office:value-type="float" office:value="31" calcext:value-type="float">
            <text:p>31</text:p>
          </table:table-cell>
          <table:table-cell table:formula="of:=ORG.LIBREOFFICE.REGEX([.H68];&quot;.*′(.*)″.*&quot;;&quot;$1&quot;)" office:value-type="string" office:string-value=" 49.3" calcext:value-type="string">
            <text:p> 49.3</text:p>
          </table:table-cell>
          <table:table-cell table:formula="of:=VALUE([.Z68])" office:value-type="float" office:value="49.3" calcext:value-type="float">
            <text:p>49.3</text:p>
          </table:table-cell>
          <table:table-cell table:formula="of:=[.Q68]+[.S68]/60+[.U68]/3600" office:value-type="float" office:value="9.09003055555556" calcext:value-type="float">
            <text:p>9.09003055555556</text:p>
          </table:table-cell>
          <table:table-cell table:formula="of:=[.W68]+[.Y68]/60+[.AA68]/3600" office:value-type="float" office:value="48.5303611111111" calcext:value-type="float">
            <text:p>48.5303611111111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86378" calcext:value-type="float">
            <text:p>86378</text:p>
          </table:table-cell>
          <table:table-cell office:value-type="float" office:value="49005" calcext:value-type="float">
            <text:p>49005</text:p>
          </table:table-cell>
          <table:table-cell office:value-type="string" calcext:value-type="string">
            <text:p>09h 59m 51.72s</text:p>
          </table:table-cell>
          <table:table-cell office:value-type="string" calcext:value-type="string">
            <text:p>+56° 48′ 42.8″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−0.4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K5III</text:p>
          </table:table-cell>
          <table:table-cell table:number-columns-repeated="3"/>
          <table:table-cell table:formula="of:=MIDB([.$G69];1;2)" office:value-type="string" office:string-value="09" calcext:value-type="string">
            <text:p>09</text:p>
          </table:table-cell>
          <table:table-cell table:formula="of:=VALUE([.P69])" office:value-type="float" office:value="9" calcext:value-type="float">
            <text:p>9</text:p>
          </table:table-cell>
          <table:table-cell table:formula="of:=ORG.LIBREOFFICE.REGEX([.G69];&quot;.*h(.*)m.*&quot;;&quot;$1&quot;)" office:value-type="string" office:string-value=" 59" calcext:value-type="string">
            <text:p> 59</text:p>
          </table:table-cell>
          <table:table-cell table:formula="of:=VALUE([.R69])" office:value-type="float" office:value="59" calcext:value-type="float">
            <text:p>59</text:p>
          </table:table-cell>
          <table:table-cell table:formula="of:=ORG.LIBREOFFICE.REGEX([.G69];&quot;.*m(.*)s.*&quot;;&quot;$1&quot;)" office:value-type="string" office:string-value=" 51.72" calcext:value-type="string">
            <text:p> 51.72</text:p>
          </table:table-cell>
          <table:table-cell table:formula="of:=VALUE([.T69])" office:value-type="float" office:value="51.72" calcext:value-type="float">
            <text:p>51.72</text:p>
          </table:table-cell>
          <table:table-cell table:formula="of:=ORG.LIBREOFFICE.REGEX([.H69];&quot;(.*)°.*&quot;;&quot;$1&quot;)" office:value-type="string" office:string-value="+56" calcext:value-type="string">
            <text:p>+56</text:p>
          </table:table-cell>
          <table:table-cell table:formula="of:=VALUE([.V69])" office:value-type="float" office:value="56" calcext:value-type="float">
            <text:p>56</text:p>
          </table:table-cell>
          <table:table-cell table:formula="of:=ORG.LIBREOFFICE.REGEX([.H69];&quot;.*°(.*)′ .*&quot;;&quot;$1&quot;)" office:value-type="string" office:string-value=" 48" calcext:value-type="string">
            <text:p> 48</text:p>
          </table:table-cell>
          <table:table-cell table:formula="of:=VALUE([.X69])" office:value-type="float" office:value="48" calcext:value-type="float">
            <text:p>48</text:p>
          </table:table-cell>
          <table:table-cell table:formula="of:=ORG.LIBREOFFICE.REGEX([.H69];&quot;.*′(.*)″.*&quot;;&quot;$1&quot;)" office:value-type="string" office:string-value=" 42.8" calcext:value-type="string">
            <text:p> 42.8</text:p>
          </table:table-cell>
          <table:table-cell table:formula="of:=VALUE([.Z69])" office:value-type="float" office:value="42.8" calcext:value-type="float">
            <text:p>42.8</text:p>
          </table:table-cell>
          <table:table-cell table:formula="of:=[.Q69]+[.S69]/60+[.U69]/3600" office:value-type="float" office:value="9.9977" calcext:value-type="float">
            <text:p>9.9977</text:p>
          </table:table-cell>
          <table:table-cell table:formula="of:=[.W69]+[.Y69]/60+[.AA69]/3600" office:value-type="float" office:value="56.8118888888889" calcext:value-type="float">
            <text:p>56.8118888888889</text:p>
          </table:table-cell>
        </table:table-row>
        <table:table-row table:style-name="ro4">
          <table:table-cell office:value-type="string" calcext:value-type="string">
            <text:p>70 UMa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office:value-type="float" office:value="107465" calcext:value-type="float">
            <text:p>107465</text:p>
          </table:table-cell>
          <table:table-cell office:value-type="float" office:value="60212" calcext:value-type="float">
            <text:p>60212</text:p>
          </table:table-cell>
          <table:table-cell office:value-type="string" calcext:value-type="string">
            <text:p>12h 20m 50.83s</text:p>
          </table:table-cell>
          <table:table-cell office:value-type="string" calcext:value-type="string">
            <text:p>+57° 51′ 51.4″</text:p>
          </table:table-cell>
          <table:table-cell office:value-type="float" office:value="5.54" calcext:value-type="float">
            <text:p>5.54</text:p>
          </table:table-cell>
          <table:table-cell office:value-type="string" calcext:value-type="string">
            <text:p>−1.12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K5III</text:p>
          </table:table-cell>
          <table:table-cell table:number-columns-repeated="3"/>
          <table:table-cell table:formula="of:=MIDB([.$G70];1;2)" office:value-type="string" office:string-value="12" calcext:value-type="string">
            <text:p>12</text:p>
          </table:table-cell>
          <table:table-cell table:formula="of:=VALUE([.P70])" office:value-type="float" office:value="12" calcext:value-type="float">
            <text:p>12</text:p>
          </table:table-cell>
          <table:table-cell table:formula="of:=ORG.LIBREOFFICE.REGEX([.G70];&quot;.*h(.*)m.*&quot;;&quot;$1&quot;)" office:value-type="string" office:string-value=" 20" calcext:value-type="string">
            <text:p> 20</text:p>
          </table:table-cell>
          <table:table-cell table:formula="of:=VALUE([.R70])" office:value-type="float" office:value="20" calcext:value-type="float">
            <text:p>20</text:p>
          </table:table-cell>
          <table:table-cell table:formula="of:=ORG.LIBREOFFICE.REGEX([.G70];&quot;.*m(.*)s.*&quot;;&quot;$1&quot;)" office:value-type="string" office:string-value=" 50.83" calcext:value-type="string">
            <text:p> 50.83</text:p>
          </table:table-cell>
          <table:table-cell table:formula="of:=VALUE([.T70])" office:value-type="float" office:value="50.83" calcext:value-type="float">
            <text:p>50.83</text:p>
          </table:table-cell>
          <table:table-cell table:formula="of:=ORG.LIBREOFFICE.REGEX([.H70];&quot;(.*)°.*&quot;;&quot;$1&quot;)" office:value-type="string" office:string-value="+57" calcext:value-type="string">
            <text:p>+57</text:p>
          </table:table-cell>
          <table:table-cell table:formula="of:=VALUE([.V70])" office:value-type="float" office:value="57" calcext:value-type="float">
            <text:p>57</text:p>
          </table:table-cell>
          <table:table-cell table:formula="of:=ORG.LIBREOFFICE.REGEX([.H70];&quot;.*°(.*)′ .*&quot;;&quot;$1&quot;)" office:value-type="string" office:string-value=" 51" calcext:value-type="string">
            <text:p> 51</text:p>
          </table:table-cell>
          <table:table-cell table:formula="of:=VALUE([.X70])" office:value-type="float" office:value="51" calcext:value-type="float">
            <text:p>51</text:p>
          </table:table-cell>
          <table:table-cell table:formula="of:=ORG.LIBREOFFICE.REGEX([.H70];&quot;.*′(.*)″.*&quot;;&quot;$1&quot;)" office:value-type="string" office:string-value=" 51.4" calcext:value-type="string">
            <text:p> 51.4</text:p>
          </table:table-cell>
          <table:table-cell table:formula="of:=VALUE([.Z70])" office:value-type="float" office:value="51.4" calcext:value-type="float">
            <text:p>51.4</text:p>
          </table:table-cell>
          <table:table-cell table:formula="of:=[.Q70]+[.S70]/60+[.U70]/3600" office:value-type="float" office:value="12.3474527777778" calcext:value-type="float">
            <text:p>12.3474527777778</text:p>
          </table:table-cell>
          <table:table-cell table:formula="of:=[.W70]+[.Y70]/60+[.AA70]/3600" office:value-type="float" office:value="57.8642777777778" calcext:value-type="float">
            <text:p>57.8642777777778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2095" calcext:value-type="float">
            <text:p>92095</text:p>
          </table:table-cell>
          <table:table-cell office:value-type="float" office:value="52136" calcext:value-type="float">
            <text:p>52136</text:p>
          </table:table-cell>
          <table:table-cell office:value-type="string" calcext:value-type="string">
            <text:p>10h 39m 05.74s</text:p>
          </table:table-cell>
          <table:table-cell office:value-type="string" calcext:value-type="string">
            <text:p>+53° 40′ 06.6″</text:p>
          </table:table-cell>
          <table:table-cell office:value-type="float" office:value="5.55" calcext:value-type="float">
            <text:p>5.55</text:p>
          </table:table-cell>
          <table:table-cell office:value-type="string" calcext:value-type="string">
            <text:p>−0.44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K3III</text:p>
          </table:table-cell>
          <table:table-cell table:number-columns-repeated="3"/>
          <table:table-cell table:formula="of:=MIDB([.$G71];1;2)" office:value-type="string" office:string-value="10" calcext:value-type="string">
            <text:p>10</text:p>
          </table:table-cell>
          <table:table-cell table:formula="of:=VALUE([.P71])" office:value-type="float" office:value="10" calcext:value-type="float">
            <text:p>10</text:p>
          </table:table-cell>
          <table:table-cell table:formula="of:=ORG.LIBREOFFICE.REGEX([.G71];&quot;.*h(.*)m.*&quot;;&quot;$1&quot;)" office:value-type="string" office:string-value=" 39" calcext:value-type="string">
            <text:p> 39</text:p>
          </table:table-cell>
          <table:table-cell table:formula="of:=VALUE([.R71])" office:value-type="float" office:value="39" calcext:value-type="float">
            <text:p>39</text:p>
          </table:table-cell>
          <table:table-cell table:formula="of:=ORG.LIBREOFFICE.REGEX([.G71];&quot;.*m(.*)s.*&quot;;&quot;$1&quot;)" office:value-type="string" office:string-value=" 05.74" calcext:value-type="string">
            <text:p> 05.74</text:p>
          </table:table-cell>
          <table:table-cell table:formula="of:=VALUE([.T71])" office:value-type="float" office:value="5.74" calcext:value-type="float">
            <text:p>5.74</text:p>
          </table:table-cell>
          <table:table-cell table:formula="of:=ORG.LIBREOFFICE.REGEX([.H71];&quot;(.*)°.*&quot;;&quot;$1&quot;)" office:value-type="string" office:string-value="+53" calcext:value-type="string">
            <text:p>+53</text:p>
          </table:table-cell>
          <table:table-cell table:formula="of:=VALUE([.V71])" office:value-type="float" office:value="53" calcext:value-type="float">
            <text:p>53</text:p>
          </table:table-cell>
          <table:table-cell table:formula="of:=ORG.LIBREOFFICE.REGEX([.H71];&quot;.*°(.*)′ .*&quot;;&quot;$1&quot;)" office:value-type="string" office:string-value=" 40" calcext:value-type="string">
            <text:p> 40</text:p>
          </table:table-cell>
          <table:table-cell table:formula="of:=VALUE([.X71])" office:value-type="float" office:value="40" calcext:value-type="float">
            <text:p>40</text:p>
          </table:table-cell>
          <table:table-cell table:formula="of:=ORG.LIBREOFFICE.REGEX([.H71];&quot;.*′(.*)″.*&quot;;&quot;$1&quot;)" office:value-type="string" office:string-value=" 06.6" calcext:value-type="string">
            <text:p> 06.6</text:p>
          </table:table-cell>
          <table:table-cell table:formula="of:=VALUE([.Z71])" office:value-type="float" office:value="6.6" calcext:value-type="float">
            <text:p>6.6</text:p>
          </table:table-cell>
          <table:table-cell table:formula="of:=[.Q71]+[.S71]/60+[.U71]/3600" office:value-type="float" office:value="10.6515944444444" calcext:value-type="float">
            <text:p>10.6515944444444</text:p>
          </table:table-cell>
          <table:table-cell table:formula="of:=[.W71]+[.Y71]/60+[.AA71]/3600" office:value-type="float" office:value="53.6685" calcext:value-type="float">
            <text:p>53.6685</text:p>
          </table:table-cell>
        </table:table-row>
        <table:table-row table:style-name="ro4">
          <table:table-cell office:value-type="string" calcext:value-type="string">
            <text:p>59 UMa</text:p>
          </table:table-cell>
          <table:table-cell/>
          <table:table-cell table:style-name="ce2" office:value-type="float" office:value="59" calcext:value-type="float">
            <text:p>59</text:p>
          </table:table-cell>
          <table:table-cell/>
          <table:table-cell office:value-type="float" office:value="101107" calcext:value-type="float">
            <text:p>101107</text:p>
          </table:table-cell>
          <table:table-cell office:value-type="float" office:value="56770" calcext:value-type="float">
            <text:p>56770</text:p>
          </table:table-cell>
          <table:table-cell office:value-type="string" calcext:value-type="string">
            <text:p>11h 38m 20.69s</text:p>
          </table:table-cell>
          <table:table-cell office:value-type="string" calcext:value-type="string">
            <text:p>+43° 37′ 31.8″</text:p>
          </table:table-cell>
          <table:table-cell office:value-type="float" office:value="5.56" calcext:value-type="float">
            <text:p>5.56</text:p>
          </table:table-cell>
          <table:table-cell office:value-type="float" office:value="2.26" calcext:value-type="float">
            <text:p>2.2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F2II-III</text:p>
          </table:table-cell>
          <table:table-cell table:number-columns-repeated="3"/>
          <table:table-cell table:formula="of:=MIDB([.$G72];1;2)" office:value-type="string" office:string-value="11" calcext:value-type="string">
            <text:p>11</text:p>
          </table:table-cell>
          <table:table-cell table:formula="of:=VALUE([.P72])" office:value-type="float" office:value="11" calcext:value-type="float">
            <text:p>11</text:p>
          </table:table-cell>
          <table:table-cell table:formula="of:=ORG.LIBREOFFICE.REGEX([.G72];&quot;.*h(.*)m.*&quot;;&quot;$1&quot;)" office:value-type="string" office:string-value=" 38" calcext:value-type="string">
            <text:p> 38</text:p>
          </table:table-cell>
          <table:table-cell table:formula="of:=VALUE([.R72])" office:value-type="float" office:value="38" calcext:value-type="float">
            <text:p>38</text:p>
          </table:table-cell>
          <table:table-cell table:formula="of:=ORG.LIBREOFFICE.REGEX([.G72];&quot;.*m(.*)s.*&quot;;&quot;$1&quot;)" office:value-type="string" office:string-value=" 20.69" calcext:value-type="string">
            <text:p> 20.69</text:p>
          </table:table-cell>
          <table:table-cell table:formula="of:=VALUE([.T72])" office:value-type="float" office:value="20.69" calcext:value-type="float">
            <text:p>20.69</text:p>
          </table:table-cell>
          <table:table-cell table:formula="of:=ORG.LIBREOFFICE.REGEX([.H72];&quot;(.*)°.*&quot;;&quot;$1&quot;)" office:value-type="string" office:string-value="+43" calcext:value-type="string">
            <text:p>+43</text:p>
          </table:table-cell>
          <table:table-cell table:formula="of:=VALUE([.V72])" office:value-type="float" office:value="43" calcext:value-type="float">
            <text:p>43</text:p>
          </table:table-cell>
          <table:table-cell table:formula="of:=ORG.LIBREOFFICE.REGEX([.H72];&quot;.*°(.*)′ .*&quot;;&quot;$1&quot;)" office:value-type="string" office:string-value=" 37" calcext:value-type="string">
            <text:p> 37</text:p>
          </table:table-cell>
          <table:table-cell table:formula="of:=VALUE([.X72])" office:value-type="float" office:value="37" calcext:value-type="float">
            <text:p>37</text:p>
          </table:table-cell>
          <table:table-cell table:formula="of:=ORG.LIBREOFFICE.REGEX([.H72];&quot;.*′(.*)″.*&quot;;&quot;$1&quot;)" office:value-type="string" office:string-value=" 31.8" calcext:value-type="string">
            <text:p> 31.8</text:p>
          </table:table-cell>
          <table:table-cell table:formula="of:=VALUE([.Z72])" office:value-type="float" office:value="31.8" calcext:value-type="float">
            <text:p>31.8</text:p>
          </table:table-cell>
          <table:table-cell table:formula="of:=[.Q72]+[.S72]/60+[.U72]/3600" office:value-type="float" office:value="11.6390805555556" calcext:value-type="float">
            <text:p>11.6390805555556</text:p>
          </table:table-cell>
          <table:table-cell table:formula="of:=[.W72]+[.Y72]/60+[.AA72]/3600" office:value-type="float" office:value="43.6255" calcext:value-type="float">
            <text:p>43.6255</text:p>
          </table:table-cell>
        </table:table-row>
        <table:table-row table:style-name="ro4">
          <table:table-cell office:value-type="string" calcext:value-type="string">
            <text:p>6 UMa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office:value-type="float" office:value="75958" calcext:value-type="float">
            <text:p>75958</text:p>
          </table:table-cell>
          <table:table-cell office:value-type="float" office:value="43903" calcext:value-type="float">
            <text:p>43903</text:p>
          </table:table-cell>
          <table:table-cell office:value-type="string" calcext:value-type="string">
            <text:p>08h 56m 37.49s</text:p>
          </table:table-cell>
          <table:table-cell office:value-type="string" calcext:value-type="string">
            <text:p>+64° 36′ 14.5″</text:p>
          </table:table-cell>
          <table:table-cell office:value-type="float" office:value="5.57" calcext:value-type="float">
            <text:p>5.57</text:p>
          </table:table-cell>
          <table:table-cell office:value-type="float" office:value="0.69" calcext:value-type="float">
            <text:p>0.69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G6III</text:p>
          </table:table-cell>
          <table:table-cell table:number-columns-repeated="3"/>
          <table:table-cell table:formula="of:=MIDB([.$G73];1;2)" office:value-type="string" office:string-value="08" calcext:value-type="string">
            <text:p>08</text:p>
          </table:table-cell>
          <table:table-cell table:formula="of:=VALUE([.P73])" office:value-type="float" office:value="8" calcext:value-type="float">
            <text:p>8</text:p>
          </table:table-cell>
          <table:table-cell table:formula="of:=ORG.LIBREOFFICE.REGEX([.G73];&quot;.*h(.*)m.*&quot;;&quot;$1&quot;)" office:value-type="string" office:string-value=" 56" calcext:value-type="string">
            <text:p> 56</text:p>
          </table:table-cell>
          <table:table-cell table:formula="of:=VALUE([.R73])" office:value-type="float" office:value="56" calcext:value-type="float">
            <text:p>56</text:p>
          </table:table-cell>
          <table:table-cell table:formula="of:=ORG.LIBREOFFICE.REGEX([.G73];&quot;.*m(.*)s.*&quot;;&quot;$1&quot;)" office:value-type="string" office:string-value=" 37.49" calcext:value-type="string">
            <text:p> 37.49</text:p>
          </table:table-cell>
          <table:table-cell table:formula="of:=VALUE([.T73])" office:value-type="float" office:value="37.49" calcext:value-type="float">
            <text:p>37.49</text:p>
          </table:table-cell>
          <table:table-cell table:formula="of:=ORG.LIBREOFFICE.REGEX([.H73];&quot;(.*)°.*&quot;;&quot;$1&quot;)" office:value-type="string" office:string-value="+64" calcext:value-type="string">
            <text:p>+64</text:p>
          </table:table-cell>
          <table:table-cell table:formula="of:=VALUE([.V73])" office:value-type="float" office:value="64" calcext:value-type="float">
            <text:p>64</text:p>
          </table:table-cell>
          <table:table-cell table:formula="of:=ORG.LIBREOFFICE.REGEX([.H73];&quot;.*°(.*)′ .*&quot;;&quot;$1&quot;)" office:value-type="string" office:string-value=" 36" calcext:value-type="string">
            <text:p> 36</text:p>
          </table:table-cell>
          <table:table-cell table:formula="of:=VALUE([.X73])" office:value-type="float" office:value="36" calcext:value-type="float">
            <text:p>36</text:p>
          </table:table-cell>
          <table:table-cell table:formula="of:=ORG.LIBREOFFICE.REGEX([.H73];&quot;.*′(.*)″.*&quot;;&quot;$1&quot;)" office:value-type="string" office:string-value=" 14.5" calcext:value-type="string">
            <text:p> 14.5</text:p>
          </table:table-cell>
          <table:table-cell table:formula="of:=VALUE([.Z73])" office:value-type="float" office:value="14.5" calcext:value-type="float">
            <text:p>14.5</text:p>
          </table:table-cell>
          <table:table-cell table:formula="of:=[.Q73]+[.S73]/60+[.U73]/3600" office:value-type="float" office:value="8.94374722222222" calcext:value-type="float">
            <text:p>8.94374722222222</text:p>
          </table:table-cell>
          <table:table-cell table:formula="of:=[.W73]+[.Y73]/60+[.AA73]/3600" office:value-type="float" office:value="64.6040277777778" calcext:value-type="float">
            <text:p>64.6040277777778</text:p>
          </table:table-cell>
        </table:table-row>
        <table:table-row table:style-name="ro4">
          <table:table-cell office:value-type="string" calcext:value-type="string">
            <text:p>42 UMa</text:p>
          </table:table-cell>
          <table:table-cell/>
          <table:table-cell table:style-name="ce2" office:value-type="float" office:value="42" calcext:value-type="float">
            <text:p>42</text:p>
          </table:table-cell>
          <table:table-cell/>
          <table:table-cell office:value-type="float" office:value="93875" calcext:value-type="float">
            <text:p>93875</text:p>
          </table:table-cell>
          <table:table-cell office:value-type="float" office:value="53064" calcext:value-type="float">
            <text:p>53064</text:p>
          </table:table-cell>
          <table:table-cell office:value-type="string" calcext:value-type="string">
            <text:p>10h 51m 23.76s</text:p>
          </table:table-cell>
          <table:table-cell office:value-type="string" calcext:value-type="string">
            <text:p>+59° 19′ 12.9″</text:p>
          </table:table-cell>
          <table:table-cell office:value-type="float" office:value="5.57" calcext:value-type="float">
            <text:p>5.57</text:p>
          </table:table-cell>
          <table:table-cell office:value-type="float" office:value="1.04" calcext:value-type="float">
            <text:p>1.04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K2III</text:p>
          </table:table-cell>
          <table:table-cell table:number-columns-repeated="3"/>
          <table:table-cell table:formula="of:=MIDB([.$G74];1;2)" office:value-type="string" office:string-value="10" calcext:value-type="string">
            <text:p>10</text:p>
          </table:table-cell>
          <table:table-cell table:formula="of:=VALUE([.P74])" office:value-type="float" office:value="10" calcext:value-type="float">
            <text:p>10</text:p>
          </table:table-cell>
          <table:table-cell table:formula="of:=ORG.LIBREOFFICE.REGEX([.G74];&quot;.*h(.*)m.*&quot;;&quot;$1&quot;)" office:value-type="string" office:string-value=" 51" calcext:value-type="string">
            <text:p> 51</text:p>
          </table:table-cell>
          <table:table-cell table:formula="of:=VALUE([.R74])" office:value-type="float" office:value="51" calcext:value-type="float">
            <text:p>51</text:p>
          </table:table-cell>
          <table:table-cell table:formula="of:=ORG.LIBREOFFICE.REGEX([.G74];&quot;.*m(.*)s.*&quot;;&quot;$1&quot;)" office:value-type="string" office:string-value=" 23.76" calcext:value-type="string">
            <text:p> 23.76</text:p>
          </table:table-cell>
          <table:table-cell table:formula="of:=VALUE([.T74])" office:value-type="float" office:value="23.76" calcext:value-type="float">
            <text:p>23.76</text:p>
          </table:table-cell>
          <table:table-cell table:formula="of:=ORG.LIBREOFFICE.REGEX([.H74];&quot;(.*)°.*&quot;;&quot;$1&quot;)" office:value-type="string" office:string-value="+59" calcext:value-type="string">
            <text:p>+59</text:p>
          </table:table-cell>
          <table:table-cell table:formula="of:=VALUE([.V74])" office:value-type="float" office:value="59" calcext:value-type="float">
            <text:p>59</text:p>
          </table:table-cell>
          <table:table-cell table:formula="of:=ORG.LIBREOFFICE.REGEX([.H74];&quot;.*°(.*)′ .*&quot;;&quot;$1&quot;)" office:value-type="string" office:string-value=" 19" calcext:value-type="string">
            <text:p> 19</text:p>
          </table:table-cell>
          <table:table-cell table:formula="of:=VALUE([.X74])" office:value-type="float" office:value="19" calcext:value-type="float">
            <text:p>19</text:p>
          </table:table-cell>
          <table:table-cell table:formula="of:=ORG.LIBREOFFICE.REGEX([.H74];&quot;.*′(.*)″.*&quot;;&quot;$1&quot;)" office:value-type="string" office:string-value=" 12.9" calcext:value-type="string">
            <text:p> 12.9</text:p>
          </table:table-cell>
          <table:table-cell table:formula="of:=VALUE([.Z74])" office:value-type="float" office:value="12.9" calcext:value-type="float">
            <text:p>12.9</text:p>
          </table:table-cell>
          <table:table-cell table:formula="of:=[.Q74]+[.S74]/60+[.U74]/3600" office:value-type="float" office:value="10.8566" calcext:value-type="float">
            <text:p>10.8566</text:p>
          </table:table-cell>
          <table:table-cell table:formula="of:=[.W74]+[.Y74]/60+[.AA74]/3600" office:value-type="float" office:value="59.32025" calcext:value-type="float">
            <text:p>59.32025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04438" calcext:value-type="float">
            <text:p>104438</text:p>
          </table:table-cell>
          <table:table-cell office:value-type="float" office:value="58654" calcext:value-type="float">
            <text:p>58654</text:p>
          </table:table-cell>
          <table:table-cell office:value-type="string" calcext:value-type="string">
            <text:p>12h 01m 39.53s</text:p>
          </table:table-cell>
          <table:table-cell office:value-type="string" calcext:value-type="string">
            <text:p>+36° 02′ 32.2″</text:p>
          </table:table-cell>
          <table:table-cell office:value-type="float" office:value="5.59" calcext:value-type="float">
            <text:p>5.59</text:p>
          </table:table-cell>
          <table:table-cell office:value-type="float" office:value="0.36" calcext:value-type="float">
            <text:p>0.36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K0III</text:p>
          </table:table-cell>
          <table:table-cell table:number-columns-repeated="3"/>
          <table:table-cell table:formula="of:=MIDB([.$G75];1;2)" office:value-type="string" office:string-value="12" calcext:value-type="string">
            <text:p>12</text:p>
          </table:table-cell>
          <table:table-cell table:formula="of:=VALUE([.P75])" office:value-type="float" office:value="12" calcext:value-type="float">
            <text:p>12</text:p>
          </table:table-cell>
          <table:table-cell table:formula="of:=ORG.LIBREOFFICE.REGEX([.G75];&quot;.*h(.*)m.*&quot;;&quot;$1&quot;)" office:value-type="string" office:string-value=" 01" calcext:value-type="string">
            <text:p> 01</text:p>
          </table:table-cell>
          <table:table-cell table:formula="of:=VALUE([.R75])" office:value-type="float" office:value="1" calcext:value-type="float">
            <text:p>1</text:p>
          </table:table-cell>
          <table:table-cell table:formula="of:=ORG.LIBREOFFICE.REGEX([.G75];&quot;.*m(.*)s.*&quot;;&quot;$1&quot;)" office:value-type="string" office:string-value=" 39.53" calcext:value-type="string">
            <text:p> 39.53</text:p>
          </table:table-cell>
          <table:table-cell table:formula="of:=VALUE([.T75])" office:value-type="float" office:value="39.53" calcext:value-type="float">
            <text:p>39.53</text:p>
          </table:table-cell>
          <table:table-cell table:formula="of:=ORG.LIBREOFFICE.REGEX([.H75];&quot;(.*)°.*&quot;;&quot;$1&quot;)" office:value-type="string" office:string-value="+36" calcext:value-type="string">
            <text:p>+36</text:p>
          </table:table-cell>
          <table:table-cell table:formula="of:=VALUE([.V75])" office:value-type="float" office:value="36" calcext:value-type="float">
            <text:p>36</text:p>
          </table:table-cell>
          <table:table-cell table:formula="of:=ORG.LIBREOFFICE.REGEX([.H75];&quot;.*°(.*)′ .*&quot;;&quot;$1&quot;)" office:value-type="string" office:string-value=" 02" calcext:value-type="string">
            <text:p> 02</text:p>
          </table:table-cell>
          <table:table-cell table:formula="of:=VALUE([.X75])" office:value-type="float" office:value="2" calcext:value-type="float">
            <text:p>2</text:p>
          </table:table-cell>
          <table:table-cell table:formula="of:=ORG.LIBREOFFICE.REGEX([.H75];&quot;.*′(.*)″.*&quot;;&quot;$1&quot;)" office:value-type="string" office:string-value=" 32.2" calcext:value-type="string">
            <text:p> 32.2</text:p>
          </table:table-cell>
          <table:table-cell table:formula="of:=VALUE([.Z75])" office:value-type="float" office:value="32.2" calcext:value-type="float">
            <text:p>32.2</text:p>
          </table:table-cell>
          <table:table-cell table:formula="of:=[.Q75]+[.S75]/60+[.U75]/3600" office:value-type="float" office:value="12.0276472222222" calcext:value-type="float">
            <text:p>12.0276472222222</text:p>
          </table:table-cell>
          <table:table-cell table:formula="of:=[.W75]+[.Y75]/60+[.AA75]/3600" office:value-type="float" office:value="36.0422777777778" calcext:value-type="float">
            <text:p>36.0422777777778</text:p>
          </table:table-cell>
        </table:table-row>
        <table:table-row table:style-name="ro1">
          <table:table-cell office:value-type="string" calcext:value-type="string">
            <text:p>81 UMa</text:p>
          </table:table-cell>
          <table:table-cell/>
          <table:table-cell table:style-name="ce2" office:value-type="float" office:value="81" calcext:value-type="float">
            <text:p>81</text:p>
          </table:table-cell>
          <table:table-cell/>
          <table:table-cell office:value-type="float" office:value="118214" calcext:value-type="float">
            <text:p>118214</text:p>
          </table:table-cell>
          <table:table-cell office:value-type="float" office:value="66198" calcext:value-type="float">
            <text:p>66198</text:p>
          </table:table-cell>
          <table:table-cell office:value-type="string" calcext:value-type="string">
            <text:p>13h 34m 07.33s</text:p>
          </table:table-cell>
          <table:table-cell office:value-type="string" calcext:value-type="string">
            <text:p>+55° 20′ 54.4″</text:p>
          </table:table-cell>
          <table:table-cell office:value-type="float" office:value="5.6" calcext:value-type="float">
            <text:p>5.6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306<text:a xlink:href="https://en.wikipedia.org/wiki/List_of_stars_in_Ursa_Major#cite_note-2" xlink:type="simple">[2]</text:a></text:p>
          </table:table-cell>
          <table:table-cell office:value-type="string" calcext:value-type="string">
            <text:p>A0V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76];1;2)" office:value-type="string" office:string-value="13" calcext:value-type="string">
            <text:p>13</text:p>
          </table:table-cell>
          <table:table-cell table:formula="of:=VALUE([.P76])" office:value-type="float" office:value="13" calcext:value-type="float">
            <text:p>13</text:p>
          </table:table-cell>
          <table:table-cell table:formula="of:=ORG.LIBREOFFICE.REGEX([.G76];&quot;.*h(.*)m.*&quot;;&quot;$1&quot;)" office:value-type="string" office:string-value=" 34" calcext:value-type="string">
            <text:p> 34</text:p>
          </table:table-cell>
          <table:table-cell table:formula="of:=VALUE([.R76])" office:value-type="float" office:value="34" calcext:value-type="float">
            <text:p>34</text:p>
          </table:table-cell>
          <table:table-cell table:formula="of:=ORG.LIBREOFFICE.REGEX([.G76];&quot;.*m(.*)s.*&quot;;&quot;$1&quot;)" office:value-type="string" office:string-value=" 07.33" calcext:value-type="string">
            <text:p> 07.33</text:p>
          </table:table-cell>
          <table:table-cell table:formula="of:=VALUE([.T76])" office:value-type="float" office:value="7.33" calcext:value-type="float">
            <text:p>7.33</text:p>
          </table:table-cell>
          <table:table-cell table:formula="of:=ORG.LIBREOFFICE.REGEX([.H76];&quot;(.*)°.*&quot;;&quot;$1&quot;)" office:value-type="string" office:string-value="+55" calcext:value-type="string">
            <text:p>+55</text:p>
          </table:table-cell>
          <table:table-cell table:formula="of:=VALUE([.V76])" office:value-type="float" office:value="55" calcext:value-type="float">
            <text:p>55</text:p>
          </table:table-cell>
          <table:table-cell table:formula="of:=ORG.LIBREOFFICE.REGEX([.H76];&quot;.*°(.*)′ .*&quot;;&quot;$1&quot;)" office:value-type="string" office:string-value=" 20" calcext:value-type="string">
            <text:p> 20</text:p>
          </table:table-cell>
          <table:table-cell table:formula="of:=VALUE([.X76])" office:value-type="float" office:value="20" calcext:value-type="float">
            <text:p>20</text:p>
          </table:table-cell>
          <table:table-cell table:formula="of:=ORG.LIBREOFFICE.REGEX([.H76];&quot;.*′(.*)″.*&quot;;&quot;$1&quot;)" office:value-type="string" office:string-value=" 54.4" calcext:value-type="string">
            <text:p> 54.4</text:p>
          </table:table-cell>
          <table:table-cell table:formula="of:=VALUE([.Z76])" office:value-type="float" office:value="54.4" calcext:value-type="float">
            <text:p>54.4</text:p>
          </table:table-cell>
          <table:table-cell table:formula="of:=[.Q76]+[.S76]/60+[.U76]/3600" office:value-type="float" office:value="13.5687027777778" calcext:value-type="float">
            <text:p>13.5687027777778</text:p>
          </table:table-cell>
          <table:table-cell table:formula="of:=[.W76]+[.Y76]/60+[.AA76]/3600" office:value-type="float" office:value="55.3484444444444" calcext:value-type="float">
            <text:p>55.3484444444444</text:p>
          </table:table-cell>
        </table:table-row>
        <table:table-row table:style-name="ro6">
          <table:table-cell office:value-type="string" calcext:value-type="string">
            <text:p><text:a xlink:href="https://en.wikipedia.org/wiki/Pi_Ursae_Majoris" xlink:type="simple">π1 UMa</text:a></text:p>
          </table:table-cell>
          <table:table-cell table:style-name="ce2" office:value-type="string" calcext:value-type="string">
            <text:p>π1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72905" calcext:value-type="float">
            <text:p>72905</text:p>
          </table:table-cell>
          <table:table-cell office:value-type="float" office:value="42438" calcext:value-type="float">
            <text:p>42438</text:p>
          </table:table-cell>
          <table:table-cell office:value-type="string" calcext:value-type="string">
            <text:p>08h 39m 11.74s</text:p>
          </table:table-cell>
          <table:table-cell office:value-type="string" calcext:value-type="string">
            <text:p>+65° 01′ 14.5″</text:p>
          </table:table-cell>
          <table:table-cell office:value-type="float" office:value="5.63" calcext:value-type="float">
            <text:p>5.63</text:p>
          </table:table-cell>
          <table:table-cell office:value-type="float" office:value="4.86" calcext:value-type="float">
            <text:p>4.8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G1.5Vb</text:p>
          </table:table-cell>
          <table:table-cell table:style-name="ce2" office:value-type="string" calcext:value-type="string">
            <text:p>Muscida; <text:a xlink:href="https://en.wikipedia.org/wiki/BY_Draconis_variable" xlink:type="simple">BY Draconis variable</text:a></text:p>
          </table:table-cell>
          <table:table-cell table:number-columns-repeated="2"/>
          <table:table-cell table:formula="of:=MIDB([.$G77];1;2)" office:value-type="string" office:string-value="08" calcext:value-type="string">
            <text:p>08</text:p>
          </table:table-cell>
          <table:table-cell table:formula="of:=VALUE([.P77])" office:value-type="float" office:value="8" calcext:value-type="float">
            <text:p>8</text:p>
          </table:table-cell>
          <table:table-cell table:formula="of:=ORG.LIBREOFFICE.REGEX([.G77];&quot;.*h(.*)m.*&quot;;&quot;$1&quot;)" office:value-type="string" office:string-value=" 39" calcext:value-type="string">
            <text:p> 39</text:p>
          </table:table-cell>
          <table:table-cell table:formula="of:=VALUE([.R77])" office:value-type="float" office:value="39" calcext:value-type="float">
            <text:p>39</text:p>
          </table:table-cell>
          <table:table-cell table:formula="of:=ORG.LIBREOFFICE.REGEX([.G77];&quot;.*m(.*)s.*&quot;;&quot;$1&quot;)" office:value-type="string" office:string-value=" 11.74" calcext:value-type="string">
            <text:p> 11.74</text:p>
          </table:table-cell>
          <table:table-cell table:formula="of:=VALUE([.T77])" office:value-type="float" office:value="11.74" calcext:value-type="float">
            <text:p>11.74</text:p>
          </table:table-cell>
          <table:table-cell table:formula="of:=ORG.LIBREOFFICE.REGEX([.H77];&quot;(.*)°.*&quot;;&quot;$1&quot;)" office:value-type="string" office:string-value="+65" calcext:value-type="string">
            <text:p>+65</text:p>
          </table:table-cell>
          <table:table-cell table:formula="of:=VALUE([.V77])" office:value-type="float" office:value="65" calcext:value-type="float">
            <text:p>65</text:p>
          </table:table-cell>
          <table:table-cell table:formula="of:=ORG.LIBREOFFICE.REGEX([.H77];&quot;.*°(.*)′ .*&quot;;&quot;$1&quot;)" office:value-type="string" office:string-value=" 01" calcext:value-type="string">
            <text:p> 01</text:p>
          </table:table-cell>
          <table:table-cell table:formula="of:=VALUE([.X77])" office:value-type="float" office:value="1" calcext:value-type="float">
            <text:p>1</text:p>
          </table:table-cell>
          <table:table-cell table:formula="of:=ORG.LIBREOFFICE.REGEX([.H77];&quot;.*′(.*)″.*&quot;;&quot;$1&quot;)" office:value-type="string" office:string-value=" 14.5" calcext:value-type="string">
            <text:p> 14.5</text:p>
          </table:table-cell>
          <table:table-cell table:formula="of:=VALUE([.Z77])" office:value-type="float" office:value="14.5" calcext:value-type="float">
            <text:p>14.5</text:p>
          </table:table-cell>
          <table:table-cell table:formula="of:=[.Q77]+[.S77]/60+[.U77]/3600" office:value-type="float" office:value="8.65326111111111" calcext:value-type="float">
            <text:p>8.65326111111111</text:p>
          </table:table-cell>
          <table:table-cell table:formula="of:=[.W77]+[.Y77]/60+[.AA77]/3600" office:value-type="float" office:value="65.0206944444444" calcext:value-type="float">
            <text:p>65.0206944444444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00615" calcext:value-type="float">
            <text:p>100615</text:p>
          </table:table-cell>
          <table:table-cell office:value-type="float" office:value="56510" calcext:value-type="float">
            <text:p>56510</text:p>
          </table:table-cell>
          <table:table-cell office:value-type="string" calcext:value-type="string">
            <text:p>11h 35m 04.90s</text:p>
          </table:table-cell>
          <table:table-cell office:value-type="string" calcext:value-type="string">
            <text:p>+54° 47′ 07.4″</text:p>
          </table:table-cell>
          <table:table-cell office:value-type="float" office:value="5.63" calcext:value-type="float">
            <text:p>5.63</text:p>
          </table:table-cell>
          <table:table-cell office:value-type="float" office:value="0.13" calcext:value-type="float">
            <text:p>0.13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K0III</text:p>
          </table:table-cell>
          <table:table-cell table:number-columns-repeated="3"/>
          <table:table-cell table:formula="of:=MIDB([.$G78];1;2)" office:value-type="string" office:string-value="11" calcext:value-type="string">
            <text:p>11</text:p>
          </table:table-cell>
          <table:table-cell table:formula="of:=VALUE([.P78])" office:value-type="float" office:value="11" calcext:value-type="float">
            <text:p>11</text:p>
          </table:table-cell>
          <table:table-cell table:formula="of:=ORG.LIBREOFFICE.REGEX([.G78];&quot;.*h(.*)m.*&quot;;&quot;$1&quot;)" office:value-type="string" office:string-value=" 35" calcext:value-type="string">
            <text:p> 35</text:p>
          </table:table-cell>
          <table:table-cell table:formula="of:=VALUE([.R78])" office:value-type="float" office:value="35" calcext:value-type="float">
            <text:p>35</text:p>
          </table:table-cell>
          <table:table-cell table:formula="of:=ORG.LIBREOFFICE.REGEX([.G78];&quot;.*m(.*)s.*&quot;;&quot;$1&quot;)" office:value-type="string" office:string-value=" 04.90" calcext:value-type="string">
            <text:p> 04.90</text:p>
          </table:table-cell>
          <table:table-cell table:formula="of:=VALUE([.T78])" office:value-type="float" office:value="4.9" calcext:value-type="float">
            <text:p>4.9</text:p>
          </table:table-cell>
          <table:table-cell table:formula="of:=ORG.LIBREOFFICE.REGEX([.H78];&quot;(.*)°.*&quot;;&quot;$1&quot;)" office:value-type="string" office:string-value="+54" calcext:value-type="string">
            <text:p>+54</text:p>
          </table:table-cell>
          <table:table-cell table:formula="of:=VALUE([.V78])" office:value-type="float" office:value="54" calcext:value-type="float">
            <text:p>54</text:p>
          </table:table-cell>
          <table:table-cell table:formula="of:=ORG.LIBREOFFICE.REGEX([.H78];&quot;.*°(.*)′ .*&quot;;&quot;$1&quot;)" office:value-type="string" office:string-value=" 47" calcext:value-type="string">
            <text:p> 47</text:p>
          </table:table-cell>
          <table:table-cell table:formula="of:=VALUE([.X78])" office:value-type="float" office:value="47" calcext:value-type="float">
            <text:p>47</text:p>
          </table:table-cell>
          <table:table-cell table:formula="of:=ORG.LIBREOFFICE.REGEX([.H78];&quot;.*′(.*)″.*&quot;;&quot;$1&quot;)" office:value-type="string" office:string-value=" 07.4" calcext:value-type="string">
            <text:p> 07.4</text:p>
          </table:table-cell>
          <table:table-cell table:formula="of:=VALUE([.Z78])" office:value-type="float" office:value="7.4" calcext:value-type="float">
            <text:p>7.4</text:p>
          </table:table-cell>
          <table:table-cell table:formula="of:=[.Q78]+[.S78]/60+[.U78]/3600" office:value-type="float" office:value="11.5846944444444" calcext:value-type="float">
            <text:p>11.5846944444444</text:p>
          </table:table-cell>
          <table:table-cell table:formula="of:=[.W78]+[.Y78]/60+[.AA78]/3600" office:value-type="float" office:value="54.7853888888889" calcext:value-type="float">
            <text:p>54.7853888888889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73017" calcext:value-type="float">
            <text:p>73017</text:p>
          </table:table-cell>
          <table:table-cell office:value-type="float" office:value="42372" calcext:value-type="float">
            <text:p>42372</text:p>
          </table:table-cell>
          <table:table-cell office:value-type="string" calcext:value-type="string">
            <text:p>08h 38m 22.26s</text:p>
          </table:table-cell>
          <table:table-cell office:value-type="string" calcext:value-type="string">
            <text:p>+53° 24′ 05.7″</text:p>
          </table:table-cell>
          <table:table-cell office:value-type="float" office:value="5.66" calcext:value-type="float">
            <text:p>5.66</text:p>
          </table:table-cell>
          <table:table-cell office:value-type="float" office:value="1.32" calcext:value-type="float">
            <text:p>1.32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G8IV</text:p>
          </table:table-cell>
          <table:table-cell table:number-columns-repeated="3"/>
          <table:table-cell table:formula="of:=MIDB([.$G79];1;2)" office:value-type="string" office:string-value="08" calcext:value-type="string">
            <text:p>08</text:p>
          </table:table-cell>
          <table:table-cell table:formula="of:=VALUE([.P79])" office:value-type="float" office:value="8" calcext:value-type="float">
            <text:p>8</text:p>
          </table:table-cell>
          <table:table-cell table:formula="of:=ORG.LIBREOFFICE.REGEX([.G79];&quot;.*h(.*)m.*&quot;;&quot;$1&quot;)" office:value-type="string" office:string-value=" 38" calcext:value-type="string">
            <text:p> 38</text:p>
          </table:table-cell>
          <table:table-cell table:formula="of:=VALUE([.R79])" office:value-type="float" office:value="38" calcext:value-type="float">
            <text:p>38</text:p>
          </table:table-cell>
          <table:table-cell table:formula="of:=ORG.LIBREOFFICE.REGEX([.G79];&quot;.*m(.*)s.*&quot;;&quot;$1&quot;)" office:value-type="string" office:string-value=" 22.26" calcext:value-type="string">
            <text:p> 22.26</text:p>
          </table:table-cell>
          <table:table-cell table:formula="of:=VALUE([.T79])" office:value-type="float" office:value="22.26" calcext:value-type="float">
            <text:p>22.26</text:p>
          </table:table-cell>
          <table:table-cell table:formula="of:=ORG.LIBREOFFICE.REGEX([.H79];&quot;(.*)°.*&quot;;&quot;$1&quot;)" office:value-type="string" office:string-value="+53" calcext:value-type="string">
            <text:p>+53</text:p>
          </table:table-cell>
          <table:table-cell table:formula="of:=VALUE([.V79])" office:value-type="float" office:value="53" calcext:value-type="float">
            <text:p>53</text:p>
          </table:table-cell>
          <table:table-cell table:formula="of:=ORG.LIBREOFFICE.REGEX([.H79];&quot;.*°(.*)′ .*&quot;;&quot;$1&quot;)" office:value-type="string" office:string-value=" 24" calcext:value-type="string">
            <text:p> 24</text:p>
          </table:table-cell>
          <table:table-cell table:formula="of:=VALUE([.X79])" office:value-type="float" office:value="24" calcext:value-type="float">
            <text:p>24</text:p>
          </table:table-cell>
          <table:table-cell table:formula="of:=ORG.LIBREOFFICE.REGEX([.H79];&quot;.*′(.*)″.*&quot;;&quot;$1&quot;)" office:value-type="string" office:string-value=" 05.7" calcext:value-type="string">
            <text:p> 05.7</text:p>
          </table:table-cell>
          <table:table-cell table:formula="of:=VALUE([.Z79])" office:value-type="float" office:value="5.7" calcext:value-type="float">
            <text:p>5.7</text:p>
          </table:table-cell>
          <table:table-cell table:formula="of:=[.Q79]+[.S79]/60+[.U79]/3600" office:value-type="float" office:value="8.63951666666667" calcext:value-type="float">
            <text:p>8.63951666666667</text:p>
          </table:table-cell>
          <table:table-cell table:formula="of:=[.W79]+[.Y79]/60+[.AA79]/3600" office:value-type="float" office:value="53.4015833333333" calcext:value-type="float">
            <text:p>53.4015833333333</text:p>
          </table:table-cell>
        </table:table-row>
        <table:table-row table:style-name="ro4">
          <table:table-cell office:value-type="string" calcext:value-type="string">
            <text:p>43 UMa</text:p>
          </table:table-cell>
          <table:table-cell/>
          <table:table-cell table:style-name="ce2" office:value-type="float" office:value="43" calcext:value-type="float">
            <text:p>43</text:p>
          </table:table-cell>
          <table:table-cell/>
          <table:table-cell office:value-type="float" office:value="93859" calcext:value-type="float">
            <text:p>93859</text:p>
          </table:table-cell>
          <table:table-cell office:value-type="float" office:value="53043" calcext:value-type="float">
            <text:p>53043</text:p>
          </table:table-cell>
          <table:table-cell office:value-type="string" calcext:value-type="string">
            <text:p>10h 51m 11.08s</text:p>
          </table:table-cell>
          <table:table-cell office:value-type="string" calcext:value-type="string">
            <text:p>+56° 34′ 56.1″</text:p>
          </table:table-cell>
          <table:table-cell office:value-type="float" office:value="5.66" calcext:value-type="float">
            <text:p>5.66</text:p>
          </table:table-cell>
          <table:table-cell office:value-type="float" office:value="0.51" calcext:value-type="float">
            <text:p>0.5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K2III</text:p>
          </table:table-cell>
          <table:table-cell table:number-columns-repeated="3"/>
          <table:table-cell table:formula="of:=MIDB([.$G80];1;2)" office:value-type="string" office:string-value="10" calcext:value-type="string">
            <text:p>10</text:p>
          </table:table-cell>
          <table:table-cell table:formula="of:=VALUE([.P80])" office:value-type="float" office:value="10" calcext:value-type="float">
            <text:p>10</text:p>
          </table:table-cell>
          <table:table-cell table:formula="of:=ORG.LIBREOFFICE.REGEX([.G80];&quot;.*h(.*)m.*&quot;;&quot;$1&quot;)" office:value-type="string" office:string-value=" 51" calcext:value-type="string">
            <text:p> 51</text:p>
          </table:table-cell>
          <table:table-cell table:formula="of:=VALUE([.R80])" office:value-type="float" office:value="51" calcext:value-type="float">
            <text:p>51</text:p>
          </table:table-cell>
          <table:table-cell table:formula="of:=ORG.LIBREOFFICE.REGEX([.G80];&quot;.*m(.*)s.*&quot;;&quot;$1&quot;)" office:value-type="string" office:string-value=" 11.08" calcext:value-type="string">
            <text:p> 11.08</text:p>
          </table:table-cell>
          <table:table-cell table:formula="of:=VALUE([.T80])" office:value-type="float" office:value="11.08" calcext:value-type="float">
            <text:p>11.08</text:p>
          </table:table-cell>
          <table:table-cell table:formula="of:=ORG.LIBREOFFICE.REGEX([.H80];&quot;(.*)°.*&quot;;&quot;$1&quot;)" office:value-type="string" office:string-value="+56" calcext:value-type="string">
            <text:p>+56</text:p>
          </table:table-cell>
          <table:table-cell table:formula="of:=VALUE([.V80])" office:value-type="float" office:value="56" calcext:value-type="float">
            <text:p>56</text:p>
          </table:table-cell>
          <table:table-cell table:formula="of:=ORG.LIBREOFFICE.REGEX([.H80];&quot;.*°(.*)′ .*&quot;;&quot;$1&quot;)" office:value-type="string" office:string-value=" 34" calcext:value-type="string">
            <text:p> 34</text:p>
          </table:table-cell>
          <table:table-cell table:formula="of:=VALUE([.X80])" office:value-type="float" office:value="34" calcext:value-type="float">
            <text:p>34</text:p>
          </table:table-cell>
          <table:table-cell table:formula="of:=ORG.LIBREOFFICE.REGEX([.H80];&quot;.*′(.*)″.*&quot;;&quot;$1&quot;)" office:value-type="string" office:string-value=" 56.1" calcext:value-type="string">
            <text:p> 56.1</text:p>
          </table:table-cell>
          <table:table-cell table:formula="of:=VALUE([.Z80])" office:value-type="float" office:value="56.1" calcext:value-type="float">
            <text:p>56.1</text:p>
          </table:table-cell>
          <table:table-cell table:formula="of:=[.Q80]+[.S80]/60+[.U80]/3600" office:value-type="float" office:value="10.8530777777778" calcext:value-type="float">
            <text:p>10.8530777777778</text:p>
          </table:table-cell>
          <table:table-cell table:formula="of:=[.W80]+[.Y80]/60+[.AA80]/3600" office:value-type="float" office:value="56.58225" calcext:value-type="float">
            <text:p>56.58225</text:p>
          </table:table-cell>
        </table:table-row>
        <table:table-row table:style-name="ro4">
          <table:table-cell office:value-type="string" calcext:value-type="string">
            <text:p>73 UMa</text:p>
          </table:table-cell>
          <table:table-cell/>
          <table:table-cell table:style-name="ce2" office:value-type="float" office:value="73" calcext:value-type="float">
            <text:p>73</text:p>
          </table:table-cell>
          <table:table-cell/>
          <table:table-cell office:value-type="float" office:value="108502" calcext:value-type="float">
            <text:p>108502</text:p>
          </table:table-cell>
          <table:table-cell office:value-type="float" office:value="60795" calcext:value-type="float">
            <text:p>60795</text:p>
          </table:table-cell>
          <table:table-cell office:value-type="string" calcext:value-type="string">
            <text:p>12h 27m 35.13s</text:p>
          </table:table-cell>
          <table:table-cell office:value-type="string" calcext:value-type="string">
            <text:p>+55° 42′ 45.9″</text:p>
          </table:table-cell>
          <table:table-cell office:value-type="float" office:value="5.68" calcext:value-type="float">
            <text:p>5.68</text:p>
          </table:table-cell>
          <table:table-cell office:value-type="float" office:value="0.03" calcext:value-type="float">
            <text:p>0.03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M2III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81];1;2)" office:value-type="string" office:string-value="12" calcext:value-type="string">
            <text:p>12</text:p>
          </table:table-cell>
          <table:table-cell table:formula="of:=VALUE([.P81])" office:value-type="float" office:value="12" calcext:value-type="float">
            <text:p>12</text:p>
          </table:table-cell>
          <table:table-cell table:formula="of:=ORG.LIBREOFFICE.REGEX([.G81];&quot;.*h(.*)m.*&quot;;&quot;$1&quot;)" office:value-type="string" office:string-value=" 27" calcext:value-type="string">
            <text:p> 27</text:p>
          </table:table-cell>
          <table:table-cell table:formula="of:=VALUE([.R81])" office:value-type="float" office:value="27" calcext:value-type="float">
            <text:p>27</text:p>
          </table:table-cell>
          <table:table-cell table:formula="of:=ORG.LIBREOFFICE.REGEX([.G81];&quot;.*m(.*)s.*&quot;;&quot;$1&quot;)" office:value-type="string" office:string-value=" 35.13" calcext:value-type="string">
            <text:p> 35.13</text:p>
          </table:table-cell>
          <table:table-cell table:formula="of:=VALUE([.T81])" office:value-type="float" office:value="35.13" calcext:value-type="float">
            <text:p>35.13</text:p>
          </table:table-cell>
          <table:table-cell table:formula="of:=ORG.LIBREOFFICE.REGEX([.H81];&quot;(.*)°.*&quot;;&quot;$1&quot;)" office:value-type="string" office:string-value="+55" calcext:value-type="string">
            <text:p>+55</text:p>
          </table:table-cell>
          <table:table-cell table:formula="of:=VALUE([.V81])" office:value-type="float" office:value="55" calcext:value-type="float">
            <text:p>55</text:p>
          </table:table-cell>
          <table:table-cell table:formula="of:=ORG.LIBREOFFICE.REGEX([.H81];&quot;.*°(.*)′ .*&quot;;&quot;$1&quot;)" office:value-type="string" office:string-value=" 42" calcext:value-type="string">
            <text:p> 42</text:p>
          </table:table-cell>
          <table:table-cell table:formula="of:=VALUE([.X81])" office:value-type="float" office:value="42" calcext:value-type="float">
            <text:p>42</text:p>
          </table:table-cell>
          <table:table-cell table:formula="of:=ORG.LIBREOFFICE.REGEX([.H81];&quot;.*′(.*)″.*&quot;;&quot;$1&quot;)" office:value-type="string" office:string-value=" 45.9" calcext:value-type="string">
            <text:p> 45.9</text:p>
          </table:table-cell>
          <table:table-cell table:formula="of:=VALUE([.Z81])" office:value-type="float" office:value="45.9" calcext:value-type="float">
            <text:p>45.9</text:p>
          </table:table-cell>
          <table:table-cell table:formula="of:=[.Q81]+[.S81]/60+[.U81]/3600" office:value-type="float" office:value="12.4597583333333" calcext:value-type="float">
            <text:p>12.4597583333333</text:p>
          </table:table-cell>
          <table:table-cell table:formula="of:=[.W81]+[.Y81]/60+[.AA81]/3600" office:value-type="float" office:value="55.71275" calcext:value-type="float">
            <text:p>55.71275</text:p>
          </table:table-cell>
        </table:table-row>
        <table:table-row table:style-name="ro6">
          <table:table-cell office:value-type="string" calcext:value-type="string">
            <text:p><text:a xlink:href="https://en.wikipedia.org/wiki/84_Ursae_Majoris" xlink:type="simple">84 UMa</text:a></text:p>
          </table:table-cell>
          <table:table-cell/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CR</text:p>
          </table:table-cell>
          <table:table-cell office:value-type="float" office:value="120198" calcext:value-type="float">
            <text:p>120198</text:p>
          </table:table-cell>
          <table:table-cell office:value-type="float" office:value="67231" calcext:value-type="float">
            <text:p>67231</text:p>
          </table:table-cell>
          <table:table-cell office:value-type="string" calcext:value-type="string">
            <text:p>13h 46m 35.68s</text:p>
          </table:table-cell>
          <table:table-cell office:value-type="string" calcext:value-type="string">
            <text:p>+54° 25′ 57.7″</text:p>
          </table:table-cell>
          <table:table-cell office:value-type="float" office:value="5.68" calcext:value-type="float">
            <text:p>5.68</text:p>
          </table:table-cell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9p EuCr</text:p>
          </table:table-cell>
          <table:table-cell table:style-name="ce2" office:value-type="string" calcext:value-type="string">
            <text:p>CR UMa; α² CVn variable</text:p>
          </table:table-cell>
          <table:table-cell table:number-columns-repeated="2"/>
          <table:table-cell table:formula="of:=MIDB([.$G82];1;2)" office:value-type="string" office:string-value="13" calcext:value-type="string">
            <text:p>13</text:p>
          </table:table-cell>
          <table:table-cell table:formula="of:=VALUE([.P82])" office:value-type="float" office:value="13" calcext:value-type="float">
            <text:p>13</text:p>
          </table:table-cell>
          <table:table-cell table:formula="of:=ORG.LIBREOFFICE.REGEX([.G82];&quot;.*h(.*)m.*&quot;;&quot;$1&quot;)" office:value-type="string" office:string-value=" 46" calcext:value-type="string">
            <text:p> 46</text:p>
          </table:table-cell>
          <table:table-cell table:formula="of:=VALUE([.R82])" office:value-type="float" office:value="46" calcext:value-type="float">
            <text:p>46</text:p>
          </table:table-cell>
          <table:table-cell table:formula="of:=ORG.LIBREOFFICE.REGEX([.G82];&quot;.*m(.*)s.*&quot;;&quot;$1&quot;)" office:value-type="string" office:string-value=" 35.68" calcext:value-type="string">
            <text:p> 35.68</text:p>
          </table:table-cell>
          <table:table-cell table:formula="of:=VALUE([.T82])" office:value-type="float" office:value="35.68" calcext:value-type="float">
            <text:p>35.68</text:p>
          </table:table-cell>
          <table:table-cell table:formula="of:=ORG.LIBREOFFICE.REGEX([.H82];&quot;(.*)°.*&quot;;&quot;$1&quot;)" office:value-type="string" office:string-value="+54" calcext:value-type="string">
            <text:p>+54</text:p>
          </table:table-cell>
          <table:table-cell table:formula="of:=VALUE([.V82])" office:value-type="float" office:value="54" calcext:value-type="float">
            <text:p>54</text:p>
          </table:table-cell>
          <table:table-cell table:formula="of:=ORG.LIBREOFFICE.REGEX([.H82];&quot;.*°(.*)′ .*&quot;;&quot;$1&quot;)" office:value-type="string" office:string-value=" 25" calcext:value-type="string">
            <text:p> 25</text:p>
          </table:table-cell>
          <table:table-cell table:formula="of:=VALUE([.X82])" office:value-type="float" office:value="25" calcext:value-type="float">
            <text:p>25</text:p>
          </table:table-cell>
          <table:table-cell table:formula="of:=ORG.LIBREOFFICE.REGEX([.H82];&quot;.*′(.*)″.*&quot;;&quot;$1&quot;)" office:value-type="string" office:string-value=" 57.7" calcext:value-type="string">
            <text:p> 57.7</text:p>
          </table:table-cell>
          <table:table-cell table:formula="of:=VALUE([.Z82])" office:value-type="float" office:value="57.7" calcext:value-type="float">
            <text:p>57.7</text:p>
          </table:table-cell>
          <table:table-cell table:formula="of:=[.Q82]+[.S82]/60+[.U82]/3600" office:value-type="float" office:value="13.7765777777778" calcext:value-type="float">
            <text:p>13.7765777777778</text:p>
          </table:table-cell>
          <table:table-cell table:formula="of:=[.W82]+[.Y82]/60+[.AA82]/3600" office:value-type="float" office:value="54.4326944444444" calcext:value-type="float">
            <text:p>54.4326944444444</text:p>
          </table:table-cell>
        </table:table-row>
        <table:table-row table:style-name="ro4">
          <table:table-cell office:value-type="string" calcext:value-type="string">
            <text:p>86 UMa</text:p>
          </table:table-cell>
          <table:table-cell/>
          <table:table-cell table:style-name="ce2" office:value-type="float" office:value="86" calcext:value-type="float">
            <text:p>86</text:p>
          </table:table-cell>
          <table:table-cell/>
          <table:table-cell office:value-type="float" office:value="121409" calcext:value-type="float">
            <text:p>121409</text:p>
          </table:table-cell>
          <table:table-cell office:value-type="float" office:value="67848" calcext:value-type="float">
            <text:p>67848</text:p>
          </table:table-cell>
          <table:table-cell office:value-type="string" calcext:value-type="string">
            <text:p>13h 53m 51.04s</text:p>
          </table:table-cell>
          <table:table-cell office:value-type="string" calcext:value-type="string">
            <text:p>+53° 43′ 43.3″</text:p>
          </table:table-cell>
          <table:table-cell office:value-type="float" office:value="5.7" calcext:value-type="float">
            <text:p>5.7</text:p>
          </table:table-cell>
          <table:table-cell office:value-type="float" office:value="0.03" calcext:value-type="float">
            <text:p>0.03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A0V</text:p>
          </table:table-cell>
          <table:table-cell table:number-columns-repeated="3"/>
          <table:table-cell table:formula="of:=MIDB([.$G83];1;2)" office:value-type="string" office:string-value="13" calcext:value-type="string">
            <text:p>13</text:p>
          </table:table-cell>
          <table:table-cell table:formula="of:=VALUE([.P83])" office:value-type="float" office:value="13" calcext:value-type="float">
            <text:p>13</text:p>
          </table:table-cell>
          <table:table-cell table:formula="of:=ORG.LIBREOFFICE.REGEX([.G83];&quot;.*h(.*)m.*&quot;;&quot;$1&quot;)" office:value-type="string" office:string-value=" 53" calcext:value-type="string">
            <text:p> 53</text:p>
          </table:table-cell>
          <table:table-cell table:formula="of:=VALUE([.R83])" office:value-type="float" office:value="53" calcext:value-type="float">
            <text:p>53</text:p>
          </table:table-cell>
          <table:table-cell table:formula="of:=ORG.LIBREOFFICE.REGEX([.G83];&quot;.*m(.*)s.*&quot;;&quot;$1&quot;)" office:value-type="string" office:string-value=" 51.04" calcext:value-type="string">
            <text:p> 51.04</text:p>
          </table:table-cell>
          <table:table-cell table:formula="of:=VALUE([.T83])" office:value-type="float" office:value="51.04" calcext:value-type="float">
            <text:p>51.04</text:p>
          </table:table-cell>
          <table:table-cell table:formula="of:=ORG.LIBREOFFICE.REGEX([.H83];&quot;(.*)°.*&quot;;&quot;$1&quot;)" office:value-type="string" office:string-value="+53" calcext:value-type="string">
            <text:p>+53</text:p>
          </table:table-cell>
          <table:table-cell table:formula="of:=VALUE([.V83])" office:value-type="float" office:value="53" calcext:value-type="float">
            <text:p>53</text:p>
          </table:table-cell>
          <table:table-cell table:formula="of:=ORG.LIBREOFFICE.REGEX([.H83];&quot;.*°(.*)′ .*&quot;;&quot;$1&quot;)" office:value-type="string" office:string-value=" 43" calcext:value-type="string">
            <text:p> 43</text:p>
          </table:table-cell>
          <table:table-cell table:formula="of:=VALUE([.X83])" office:value-type="float" office:value="43" calcext:value-type="float">
            <text:p>43</text:p>
          </table:table-cell>
          <table:table-cell table:formula="of:=ORG.LIBREOFFICE.REGEX([.H83];&quot;.*′(.*)″.*&quot;;&quot;$1&quot;)" office:value-type="string" office:string-value=" 43.3" calcext:value-type="string">
            <text:p> 43.3</text:p>
          </table:table-cell>
          <table:table-cell table:formula="of:=VALUE([.Z83])" office:value-type="float" office:value="43.3" calcext:value-type="float">
            <text:p>43.3</text:p>
          </table:table-cell>
          <table:table-cell table:formula="of:=[.Q83]+[.S83]/60+[.U83]/3600" office:value-type="float" office:value="13.8975111111111" calcext:value-type="float">
            <text:p>13.8975111111111</text:p>
          </table:table-cell>
          <table:table-cell table:formula="of:=[.W83]+[.Y83]/60+[.AA83]/3600" office:value-type="float" office:value="53.7286944444444" calcext:value-type="float">
            <text:p>53.7286944444444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87141" calcext:value-type="float">
            <text:p>87141</text:p>
          </table:table-cell>
          <table:table-cell office:value-type="float" office:value="49363" calcext:value-type="float">
            <text:p>49363</text:p>
          </table:table-cell>
          <table:table-cell office:value-type="string" calcext:value-type="string">
            <text:p>10h 04m 36.35s</text:p>
          </table:table-cell>
          <table:table-cell office:value-type="string" calcext:value-type="string">
            <text:p>+53° 53′ 30.2″</text:p>
          </table:table-cell>
          <table:table-cell office:value-type="float" office:value="5.71" calcext:value-type="float">
            <text:p>5.71</text:p>
          </table:table-cell>
          <table:table-cell office:value-type="float" office:value="2.34" calcext:value-type="float">
            <text:p>2.3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F5V</text:p>
          </table:table-cell>
          <table:table-cell table:number-columns-repeated="3"/>
          <table:table-cell table:formula="of:=MIDB([.$G84];1;2)" office:value-type="string" office:string-value="10" calcext:value-type="string">
            <text:p>10</text:p>
          </table:table-cell>
          <table:table-cell table:formula="of:=VALUE([.P84])" office:value-type="float" office:value="10" calcext:value-type="float">
            <text:p>10</text:p>
          </table:table-cell>
          <table:table-cell table:formula="of:=ORG.LIBREOFFICE.REGEX([.G84];&quot;.*h(.*)m.*&quot;;&quot;$1&quot;)" office:value-type="string" office:string-value=" 04" calcext:value-type="string">
            <text:p> 04</text:p>
          </table:table-cell>
          <table:table-cell table:formula="of:=VALUE([.R84])" office:value-type="float" office:value="4" calcext:value-type="float">
            <text:p>4</text:p>
          </table:table-cell>
          <table:table-cell table:formula="of:=ORG.LIBREOFFICE.REGEX([.G84];&quot;.*m(.*)s.*&quot;;&quot;$1&quot;)" office:value-type="string" office:string-value=" 36.35" calcext:value-type="string">
            <text:p> 36.35</text:p>
          </table:table-cell>
          <table:table-cell table:formula="of:=VALUE([.T84])" office:value-type="float" office:value="36.35" calcext:value-type="float">
            <text:p>36.35</text:p>
          </table:table-cell>
          <table:table-cell table:formula="of:=ORG.LIBREOFFICE.REGEX([.H84];&quot;(.*)°.*&quot;;&quot;$1&quot;)" office:value-type="string" office:string-value="+53" calcext:value-type="string">
            <text:p>+53</text:p>
          </table:table-cell>
          <table:table-cell table:formula="of:=VALUE([.V84])" office:value-type="float" office:value="53" calcext:value-type="float">
            <text:p>53</text:p>
          </table:table-cell>
          <table:table-cell table:formula="of:=ORG.LIBREOFFICE.REGEX([.H84];&quot;.*°(.*)′ .*&quot;;&quot;$1&quot;)" office:value-type="string" office:string-value=" 53" calcext:value-type="string">
            <text:p> 53</text:p>
          </table:table-cell>
          <table:table-cell table:formula="of:=VALUE([.X84])" office:value-type="float" office:value="53" calcext:value-type="float">
            <text:p>53</text:p>
          </table:table-cell>
          <table:table-cell table:formula="of:=ORG.LIBREOFFICE.REGEX([.H84];&quot;.*′(.*)″.*&quot;;&quot;$1&quot;)" office:value-type="string" office:string-value=" 30.2" calcext:value-type="string">
            <text:p> 30.2</text:p>
          </table:table-cell>
          <table:table-cell table:formula="of:=VALUE([.Z84])" office:value-type="float" office:value="30.2" calcext:value-type="float">
            <text:p>30.2</text:p>
          </table:table-cell>
          <table:table-cell table:formula="of:=[.Q84]+[.S84]/60+[.U84]/3600" office:value-type="float" office:value="10.0767638888889" calcext:value-type="float">
            <text:p>10.0767638888889</text:p>
          </table:table-cell>
          <table:table-cell table:formula="of:=[.W84]+[.Y84]/60+[.AA84]/3600" office:value-type="float" office:value="53.8917222222222" calcext:value-type="float">
            <text:p>53.8917222222222</text:p>
          </table:table-cell>
        </table:table-row>
        <table:table-row table:style-name="ro4">
          <table:table-cell office:value-type="string" calcext:value-type="string">
            <text:p>CO UMa</text:p>
          </table:table-cell>
          <table:table-cell table:number-columns-repeated="2"/>
          <table:table-cell table:style-name="ce2" office:value-type="string" calcext:value-type="string">
            <text:p>CO</text:p>
          </table:table-cell>
          <table:table-cell office:value-type="float" office:value="96813" calcext:value-type="float">
            <text:p>96813</text:p>
          </table:table-cell>
          <table:table-cell office:value-type="float" office:value="54522" calcext:value-type="float">
            <text:p>54522</text:p>
          </table:table-cell>
          <table:table-cell office:value-type="string" calcext:value-type="string">
            <text:p>11h 09m 19.11s</text:p>
          </table:table-cell>
          <table:table-cell office:value-type="string" calcext:value-type="string">
            <text:p>+36° 18′ 34.0″</text:p>
          </table:table-cell>
          <table:table-cell office:value-type="float" office:value="5.71" calcext:value-type="float">
            <text:p>5.71</text:p>
          </table:table-cell>
          <table:table-cell office:value-type="float" office:value="0.39" calcext:value-type="float">
            <text:p>0.39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M3.5III</text:p>
          </table:table-cell>
          <table:table-cell table:number-columns-repeated="3"/>
          <table:table-cell table:formula="of:=MIDB([.$G85];1;2)" office:value-type="string" office:string-value="11" calcext:value-type="string">
            <text:p>11</text:p>
          </table:table-cell>
          <table:table-cell table:formula="of:=VALUE([.P85])" office:value-type="float" office:value="11" calcext:value-type="float">
            <text:p>11</text:p>
          </table:table-cell>
          <table:table-cell table:formula="of:=ORG.LIBREOFFICE.REGEX([.G85];&quot;.*h(.*)m.*&quot;;&quot;$1&quot;)" office:value-type="string" office:string-value=" 09" calcext:value-type="string">
            <text:p> 09</text:p>
          </table:table-cell>
          <table:table-cell table:formula="of:=VALUE([.R85])" office:value-type="float" office:value="9" calcext:value-type="float">
            <text:p>9</text:p>
          </table:table-cell>
          <table:table-cell table:formula="of:=ORG.LIBREOFFICE.REGEX([.G85];&quot;.*m(.*)s.*&quot;;&quot;$1&quot;)" office:value-type="string" office:string-value=" 19.11" calcext:value-type="string">
            <text:p> 19.11</text:p>
          </table:table-cell>
          <table:table-cell table:formula="of:=VALUE([.T85])" office:value-type="float" office:value="19.11" calcext:value-type="float">
            <text:p>19.11</text:p>
          </table:table-cell>
          <table:table-cell table:formula="of:=ORG.LIBREOFFICE.REGEX([.H85];&quot;(.*)°.*&quot;;&quot;$1&quot;)" office:value-type="string" office:string-value="+36" calcext:value-type="string">
            <text:p>+36</text:p>
          </table:table-cell>
          <table:table-cell table:formula="of:=VALUE([.V85])" office:value-type="float" office:value="36" calcext:value-type="float">
            <text:p>36</text:p>
          </table:table-cell>
          <table:table-cell table:formula="of:=ORG.LIBREOFFICE.REGEX([.H85];&quot;.*°(.*)′ .*&quot;;&quot;$1&quot;)" office:value-type="string" office:string-value=" 18" calcext:value-type="string">
            <text:p> 18</text:p>
          </table:table-cell>
          <table:table-cell table:formula="of:=VALUE([.X85])" office:value-type="float" office:value="18" calcext:value-type="float">
            <text:p>18</text:p>
          </table:table-cell>
          <table:table-cell table:formula="of:=ORG.LIBREOFFICE.REGEX([.H85];&quot;.*′(.*)″.*&quot;;&quot;$1&quot;)" office:value-type="string" office:string-value=" 34.0" calcext:value-type="string">
            <text:p> 34.0</text:p>
          </table:table-cell>
          <table:table-cell table:formula="of:=VALUE([.Z85])" office:value-type="float" office:value="34" calcext:value-type="float">
            <text:p>34</text:p>
          </table:table-cell>
          <table:table-cell table:formula="of:=[.Q85]+[.S85]/60+[.U85]/3600" office:value-type="float" office:value="11.1553083333333" calcext:value-type="float">
            <text:p>11.1553083333333</text:p>
          </table:table-cell>
          <table:table-cell table:formula="of:=[.W85]+[.Y85]/60+[.AA85]/3600" office:value-type="float" office:value="36.3094444444444" calcext:value-type="float">
            <text:p>36.3094444444444</text:p>
          </table:table-cell>
        </table:table-row>
        <table:table-row table:style-name="ro4">
          <table:table-cell office:value-type="string" calcext:value-type="string">
            <text:p>5 UMa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75486" calcext:value-type="float">
            <text:p>75486</text:p>
          </table:table-cell>
          <table:table-cell office:value-type="float" office:value="43644" calcext:value-type="float">
            <text:p>43644</text:p>
          </table:table-cell>
          <table:table-cell office:value-type="string" calcext:value-type="string">
            <text:p>08h 53m 22.57s</text:p>
          </table:table-cell>
          <table:table-cell office:value-type="string" calcext:value-type="string">
            <text:p>+61° 57′ 44.0″</text:p>
          </table:table-cell>
          <table:table-cell office:value-type="float" office:value="5.72" calcext:value-type="float">
            <text:p>5.72</text:p>
          </table:table-cell>
          <table:table-cell office:value-type="float" office:value="1.01" calcext:value-type="float">
            <text:p>1.01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F2III</text:p>
          </table:table-cell>
          <table:table-cell table:number-columns-repeated="3"/>
          <table:table-cell table:formula="of:=MIDB([.$G86];1;2)" office:value-type="string" office:string-value="08" calcext:value-type="string">
            <text:p>08</text:p>
          </table:table-cell>
          <table:table-cell table:formula="of:=VALUE([.P86])" office:value-type="float" office:value="8" calcext:value-type="float">
            <text:p>8</text:p>
          </table:table-cell>
          <table:table-cell table:formula="of:=ORG.LIBREOFFICE.REGEX([.G86];&quot;.*h(.*)m.*&quot;;&quot;$1&quot;)" office:value-type="string" office:string-value=" 53" calcext:value-type="string">
            <text:p> 53</text:p>
          </table:table-cell>
          <table:table-cell table:formula="of:=VALUE([.R86])" office:value-type="float" office:value="53" calcext:value-type="float">
            <text:p>53</text:p>
          </table:table-cell>
          <table:table-cell table:formula="of:=ORG.LIBREOFFICE.REGEX([.G86];&quot;.*m(.*)s.*&quot;;&quot;$1&quot;)" office:value-type="string" office:string-value=" 22.57" calcext:value-type="string">
            <text:p> 22.57</text:p>
          </table:table-cell>
          <table:table-cell table:formula="of:=VALUE([.T86])" office:value-type="float" office:value="22.57" calcext:value-type="float">
            <text:p>22.57</text:p>
          </table:table-cell>
          <table:table-cell table:formula="of:=ORG.LIBREOFFICE.REGEX([.H86];&quot;(.*)°.*&quot;;&quot;$1&quot;)" office:value-type="string" office:string-value="+61" calcext:value-type="string">
            <text:p>+61</text:p>
          </table:table-cell>
          <table:table-cell table:formula="of:=VALUE([.V86])" office:value-type="float" office:value="61" calcext:value-type="float">
            <text:p>61</text:p>
          </table:table-cell>
          <table:table-cell table:formula="of:=ORG.LIBREOFFICE.REGEX([.H86];&quot;.*°(.*)′ .*&quot;;&quot;$1&quot;)" office:value-type="string" office:string-value=" 57" calcext:value-type="string">
            <text:p> 57</text:p>
          </table:table-cell>
          <table:table-cell table:formula="of:=VALUE([.X86])" office:value-type="float" office:value="57" calcext:value-type="float">
            <text:p>57</text:p>
          </table:table-cell>
          <table:table-cell table:formula="of:=ORG.LIBREOFFICE.REGEX([.H86];&quot;.*′(.*)″.*&quot;;&quot;$1&quot;)" office:value-type="string" office:string-value=" 44.0" calcext:value-type="string">
            <text:p> 44.0</text:p>
          </table:table-cell>
          <table:table-cell table:formula="of:=VALUE([.Z86])" office:value-type="float" office:value="44" calcext:value-type="float">
            <text:p>44</text:p>
          </table:table-cell>
          <table:table-cell table:formula="of:=[.Q86]+[.S86]/60+[.U86]/3600" office:value-type="float" office:value="8.88960277777778" calcext:value-type="float">
            <text:p>8.88960277777778</text:p>
          </table:table-cell>
          <table:table-cell table:formula="of:=[.W86]+[.Y86]/60+[.AA86]/3600" office:value-type="float" office:value="61.9622222222222" calcext:value-type="float">
            <text:p>61.9622222222222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83489" calcext:value-type="float">
            <text:p>83489</text:p>
          </table:table-cell>
          <table:table-cell office:value-type="float" office:value="47594" calcext:value-type="float">
            <text:p>47594</text:p>
          </table:table-cell>
          <table:table-cell office:value-type="string" calcext:value-type="string">
            <text:p>09h 42m 14.93s</text:p>
          </table:table-cell>
          <table:table-cell office:value-type="string" calcext:value-type="string">
            <text:p>+69° 14′ 15.7″</text:p>
          </table:table-cell>
          <table:table-cell office:value-type="float" office:value="5.72" calcext:value-type="float">
            <text:p>5.72</text:p>
          </table:table-cell>
          <table:table-cell office:value-type="string" calcext:value-type="string">
            <text:p>−0.11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G9III:</text:p>
          </table:table-cell>
          <table:table-cell table:number-columns-repeated="3"/>
          <table:table-cell table:formula="of:=MIDB([.$G87];1;2)" office:value-type="string" office:string-value="09" calcext:value-type="string">
            <text:p>09</text:p>
          </table:table-cell>
          <table:table-cell table:formula="of:=VALUE([.P87])" office:value-type="float" office:value="9" calcext:value-type="float">
            <text:p>9</text:p>
          </table:table-cell>
          <table:table-cell table:formula="of:=ORG.LIBREOFFICE.REGEX([.G87];&quot;.*h(.*)m.*&quot;;&quot;$1&quot;)" office:value-type="string" office:string-value=" 42" calcext:value-type="string">
            <text:p> 42</text:p>
          </table:table-cell>
          <table:table-cell table:formula="of:=VALUE([.R87])" office:value-type="float" office:value="42" calcext:value-type="float">
            <text:p>42</text:p>
          </table:table-cell>
          <table:table-cell table:formula="of:=ORG.LIBREOFFICE.REGEX([.G87];&quot;.*m(.*)s.*&quot;;&quot;$1&quot;)" office:value-type="string" office:string-value=" 14.93" calcext:value-type="string">
            <text:p> 14.93</text:p>
          </table:table-cell>
          <table:table-cell table:formula="of:=VALUE([.T87])" office:value-type="float" office:value="14.93" calcext:value-type="float">
            <text:p>14.93</text:p>
          </table:table-cell>
          <table:table-cell table:formula="of:=ORG.LIBREOFFICE.REGEX([.H87];&quot;(.*)°.*&quot;;&quot;$1&quot;)" office:value-type="string" office:string-value="+69" calcext:value-type="string">
            <text:p>+69</text:p>
          </table:table-cell>
          <table:table-cell table:formula="of:=VALUE([.V87])" office:value-type="float" office:value="69" calcext:value-type="float">
            <text:p>69</text:p>
          </table:table-cell>
          <table:table-cell table:formula="of:=ORG.LIBREOFFICE.REGEX([.H87];&quot;.*°(.*)′ .*&quot;;&quot;$1&quot;)" office:value-type="string" office:string-value=" 14" calcext:value-type="string">
            <text:p> 14</text:p>
          </table:table-cell>
          <table:table-cell table:formula="of:=VALUE([.X87])" office:value-type="float" office:value="14" calcext:value-type="float">
            <text:p>14</text:p>
          </table:table-cell>
          <table:table-cell table:formula="of:=ORG.LIBREOFFICE.REGEX([.H87];&quot;.*′(.*)″.*&quot;;&quot;$1&quot;)" office:value-type="string" office:string-value=" 15.7" calcext:value-type="string">
            <text:p> 15.7</text:p>
          </table:table-cell>
          <table:table-cell table:formula="of:=VALUE([.Z87])" office:value-type="float" office:value="15.7" calcext:value-type="float">
            <text:p>15.7</text:p>
          </table:table-cell>
          <table:table-cell table:formula="of:=[.Q87]+[.S87]/60+[.U87]/3600" office:value-type="float" office:value="9.70414722222222" calcext:value-type="float">
            <text:p>9.70414722222222</text:p>
          </table:table-cell>
          <table:table-cell table:formula="of:=[.W87]+[.Y87]/60+[.AA87]/3600" office:value-type="float" office:value="69.2376944444444" calcext:value-type="float">
            <text:p>69.2376944444444</text:p>
          </table:table-cell>
        </table:table-row>
        <table:table-row table:style-name="ro6">
          <table:table-cell office:value-type="string" calcext:value-type="string">
            <text:p>57 Cam</text:p>
          </table:table-cell>
          <table:table-cell/>
          <table:table-cell table:style-name="ce2" office:value-type="float" office:value="-57" calcext:value-type="float">
            <text:p>-57</text:p>
          </table:table-cell>
          <table:table-cell table:style-name="ce2" office:value-type="string" calcext:value-type="string">
            <text:p>OS</text:p>
          </table:table-cell>
          <table:table-cell office:value-type="float" office:value="69148" calcext:value-type="float">
            <text:p>69148</text:p>
          </table:table-cell>
          <table:table-cell office:value-type="float" office:value="40772" calcext:value-type="float">
            <text:p>40772</text:p>
          </table:table-cell>
          <table:table-cell office:value-type="string" calcext:value-type="string">
            <text:p>08h 19m 17.18s</text:p>
          </table:table-cell>
          <table:table-cell office:value-type="string" calcext:value-type="string">
            <text:p>+62° 30′ 25.7″</text:p>
          </table:table-cell>
          <table:table-cell office:value-type="float" office:value="5.73" calcext:value-type="float">
            <text:p>5.73</text:p>
          </table:table-cell>
          <table:table-cell office:value-type="string" calcext:value-type="string">
            <text:p>−0.07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G8III</text:p>
          </table:table-cell>
          <table:table-cell table:style-name="ce2" office:value-type="string" calcext:value-type="string">
            <text:p>OS UMa, <text:a xlink:href="https://en.wikipedia.org/wiki/RS_Canum_Venaticorum_variable" xlink:type="simple">RS CVn variable</text:a></text:p>
          </table:table-cell>
          <table:table-cell table:number-columns-repeated="2"/>
          <table:table-cell table:formula="of:=MIDB([.$G88];1;2)" office:value-type="string" office:string-value="08" calcext:value-type="string">
            <text:p>08</text:p>
          </table:table-cell>
          <table:table-cell table:formula="of:=VALUE([.P88])" office:value-type="float" office:value="8" calcext:value-type="float">
            <text:p>8</text:p>
          </table:table-cell>
          <table:table-cell table:formula="of:=ORG.LIBREOFFICE.REGEX([.G88];&quot;.*h(.*)m.*&quot;;&quot;$1&quot;)" office:value-type="string" office:string-value=" 19" calcext:value-type="string">
            <text:p> 19</text:p>
          </table:table-cell>
          <table:table-cell table:formula="of:=VALUE([.R88])" office:value-type="float" office:value="19" calcext:value-type="float">
            <text:p>19</text:p>
          </table:table-cell>
          <table:table-cell table:formula="of:=ORG.LIBREOFFICE.REGEX([.G88];&quot;.*m(.*)s.*&quot;;&quot;$1&quot;)" office:value-type="string" office:string-value=" 17.18" calcext:value-type="string">
            <text:p> 17.18</text:p>
          </table:table-cell>
          <table:table-cell table:formula="of:=VALUE([.T88])" office:value-type="float" office:value="17.18" calcext:value-type="float">
            <text:p>17.18</text:p>
          </table:table-cell>
          <table:table-cell table:formula="of:=ORG.LIBREOFFICE.REGEX([.H88];&quot;(.*)°.*&quot;;&quot;$1&quot;)" office:value-type="string" office:string-value="+62" calcext:value-type="string">
            <text:p>+62</text:p>
          </table:table-cell>
          <table:table-cell table:formula="of:=VALUE([.V88])" office:value-type="float" office:value="62" calcext:value-type="float">
            <text:p>62</text:p>
          </table:table-cell>
          <table:table-cell table:formula="of:=ORG.LIBREOFFICE.REGEX([.H88];&quot;.*°(.*)′ .*&quot;;&quot;$1&quot;)" office:value-type="string" office:string-value=" 30" calcext:value-type="string">
            <text:p> 30</text:p>
          </table:table-cell>
          <table:table-cell table:formula="of:=VALUE([.X88])" office:value-type="float" office:value="30" calcext:value-type="float">
            <text:p>30</text:p>
          </table:table-cell>
          <table:table-cell table:formula="of:=ORG.LIBREOFFICE.REGEX([.H88];&quot;.*′(.*)″.*&quot;;&quot;$1&quot;)" office:value-type="string" office:string-value=" 25.7" calcext:value-type="string">
            <text:p> 25.7</text:p>
          </table:table-cell>
          <table:table-cell table:formula="of:=VALUE([.Z88])" office:value-type="float" office:value="25.7" calcext:value-type="float">
            <text:p>25.7</text:p>
          </table:table-cell>
          <table:table-cell table:formula="of:=[.Q88]+[.S88]/60+[.U88]/3600" office:value-type="float" office:value="8.32143888888889" calcext:value-type="float">
            <text:p>8.32143888888889</text:p>
          </table:table-cell>
          <table:table-cell table:formula="of:=[.W88]+[.Y88]/60+[.AA88]/3600" office:value-type="float" office:value="62.5071388888889" calcext:value-type="float">
            <text:p>62.5071388888889</text:p>
          </table:table-cell>
        </table:table-row>
        <table:table-row table:style-name="ro2">
          <table:table-cell office:value-type="string" calcext:value-type="string">
            <text:p><text:a xlink:href="https://en.wikipedia.org/wiki/HD_89744" xlink:type="simple">HD 89744</text:a></text:p>
          </table:table-cell>
          <table:table-cell table:number-columns-repeated="3"/>
          <table:table-cell office:value-type="float" office:value="89744" calcext:value-type="float">
            <text:p>89744</text:p>
          </table:table-cell>
          <table:table-cell office:value-type="float" office:value="50786" calcext:value-type="float">
            <text:p>50786</text:p>
          </table:table-cell>
          <table:table-cell office:value-type="string" calcext:value-type="string">
            <text:p>10h 22m 10.0s</text:p>
          </table:table-cell>
          <table:table-cell office:value-type="string" calcext:value-type="string">
            <text:p>+41° 13′ 46″</text:p>
          </table:table-cell>
          <table:table-cell office:value-type="float" office:value="5.74" calcext:value-type="float">
            <text:p>5.74</text:p>
          </table:table-cell>
          <table:table-cell office:value-type="float" office:value="2.78" calcext:value-type="float">
            <text:p>2.7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F7V</text:p>
          </table:table-cell>
          <table:table-cell table:style-name="ce2" office:value-type="string" calcext:value-type="string">
            <text:p>has two planets (<text:a xlink:href="https://en.wikipedia.org/wiki/HD_89744_b" xlink:type="simple">b</text:a> and c)</text:p>
          </table:table-cell>
          <table:table-cell table:number-columns-repeated="2"/>
          <table:table-cell table:formula="of:=MIDB([.$G89];1;2)" office:value-type="string" office:string-value="10" calcext:value-type="string">
            <text:p>10</text:p>
          </table:table-cell>
          <table:table-cell table:formula="of:=VALUE([.P89])" office:value-type="float" office:value="10" calcext:value-type="float">
            <text:p>10</text:p>
          </table:table-cell>
          <table:table-cell table:formula="of:=ORG.LIBREOFFICE.REGEX([.G89];&quot;.*h(.*)m.*&quot;;&quot;$1&quot;)" office:value-type="string" office:string-value=" 22" calcext:value-type="string">
            <text:p> 22</text:p>
          </table:table-cell>
          <table:table-cell table:formula="of:=VALUE([.R89])" office:value-type="float" office:value="22" calcext:value-type="float">
            <text:p>22</text:p>
          </table:table-cell>
          <table:table-cell table:formula="of:=ORG.LIBREOFFICE.REGEX([.G89];&quot;.*m(.*)s.*&quot;;&quot;$1&quot;)" office:value-type="string" office:string-value=" 10.0" calcext:value-type="string">
            <text:p> 10.0</text:p>
          </table:table-cell>
          <table:table-cell table:formula="of:=VALUE([.T89])" office:value-type="float" office:value="10" calcext:value-type="float">
            <text:p>10</text:p>
          </table:table-cell>
          <table:table-cell table:formula="of:=ORG.LIBREOFFICE.REGEX([.H89];&quot;(.*)°.*&quot;;&quot;$1&quot;)" office:value-type="string" office:string-value="+41" calcext:value-type="string">
            <text:p>+41</text:p>
          </table:table-cell>
          <table:table-cell table:formula="of:=VALUE([.V89])" office:value-type="float" office:value="41" calcext:value-type="float">
            <text:p>41</text:p>
          </table:table-cell>
          <table:table-cell table:formula="of:=ORG.LIBREOFFICE.REGEX([.H89];&quot;.*°(.*)′ .*&quot;;&quot;$1&quot;)" office:value-type="string" office:string-value=" 13" calcext:value-type="string">
            <text:p> 13</text:p>
          </table:table-cell>
          <table:table-cell table:formula="of:=VALUE([.X89])" office:value-type="float" office:value="13" calcext:value-type="float">
            <text:p>13</text:p>
          </table:table-cell>
          <table:table-cell table:formula="of:=ORG.LIBREOFFICE.REGEX([.H89];&quot;.*′(.*)″.*&quot;;&quot;$1&quot;)" office:value-type="string" office:string-value=" 46" calcext:value-type="string">
            <text:p> 46</text:p>
          </table:table-cell>
          <table:table-cell table:formula="of:=VALUE([.Z89])" office:value-type="float" office:value="46" calcext:value-type="float">
            <text:p>46</text:p>
          </table:table-cell>
          <table:table-cell table:formula="of:=[.Q89]+[.S89]/60+[.U89]/3600" office:value-type="float" office:value="10.3694444444444" calcext:value-type="float">
            <text:p>10.3694444444444</text:p>
          </table:table-cell>
          <table:table-cell table:formula="of:=[.W89]+[.Y89]/60+[.AA89]/3600" office:value-type="float" office:value="41.2294444444445" calcext:value-type="float">
            <text:p>41.2294444444445</text:p>
          </table:table-cell>
        </table:table-row>
        <table:table-row table:style-name="ro4">
          <table:table-cell office:value-type="string" calcext:value-type="string">
            <text:p>47 LMi</text:p>
          </table:table-cell>
          <table:table-cell/>
          <table:table-cell table:style-name="ce2" office:value-type="float" office:value="-47" calcext:value-type="float">
            <text:p>-47</text:p>
          </table:table-cell>
          <table:table-cell/>
          <table:table-cell office:value-type="float" office:value="94497" calcext:value-type="float">
            <text:p>94497</text:p>
          </table:table-cell>
          <table:table-cell office:value-type="float" office:value="53377" calcext:value-type="float">
            <text:p>53377</text:p>
          </table:table-cell>
          <table:table-cell office:value-type="string" calcext:value-type="string">
            <text:p>10h 54m 58.22s</text:p>
          </table:table-cell>
          <table:table-cell office:value-type="string" calcext:value-type="string">
            <text:p>+34° 02′ 05.7″</text:p>
          </table:table-cell>
          <table:table-cell office:value-type="float" office:value="5.73" calcext:value-type="float">
            <text:p>5.73</text:p>
          </table:table-cell>
          <table:table-cell office:value-type="float" office:value="0.87" calcext:value-type="float">
            <text:p>0.87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G7III:</text:p>
          </table:table-cell>
          <table:table-cell table:number-columns-repeated="3"/>
          <table:table-cell table:formula="of:=MIDB([.$G90];1;2)" office:value-type="string" office:string-value="10" calcext:value-type="string">
            <text:p>10</text:p>
          </table:table-cell>
          <table:table-cell table:formula="of:=VALUE([.P90])" office:value-type="float" office:value="10" calcext:value-type="float">
            <text:p>10</text:p>
          </table:table-cell>
          <table:table-cell table:formula="of:=ORG.LIBREOFFICE.REGEX([.G90];&quot;.*h(.*)m.*&quot;;&quot;$1&quot;)" office:value-type="string" office:string-value=" 54" calcext:value-type="string">
            <text:p> 54</text:p>
          </table:table-cell>
          <table:table-cell table:formula="of:=VALUE([.R90])" office:value-type="float" office:value="54" calcext:value-type="float">
            <text:p>54</text:p>
          </table:table-cell>
          <table:table-cell table:formula="of:=ORG.LIBREOFFICE.REGEX([.G90];&quot;.*m(.*)s.*&quot;;&quot;$1&quot;)" office:value-type="string" office:string-value=" 58.22" calcext:value-type="string">
            <text:p> 58.22</text:p>
          </table:table-cell>
          <table:table-cell table:formula="of:=VALUE([.T90])" office:value-type="float" office:value="58.22" calcext:value-type="float">
            <text:p>58.22</text:p>
          </table:table-cell>
          <table:table-cell table:formula="of:=ORG.LIBREOFFICE.REGEX([.H90];&quot;(.*)°.*&quot;;&quot;$1&quot;)" office:value-type="string" office:string-value="+34" calcext:value-type="string">
            <text:p>+34</text:p>
          </table:table-cell>
          <table:table-cell table:formula="of:=VALUE([.V90])" office:value-type="float" office:value="34" calcext:value-type="float">
            <text:p>34</text:p>
          </table:table-cell>
          <table:table-cell table:formula="of:=ORG.LIBREOFFICE.REGEX([.H90];&quot;.*°(.*)′ .*&quot;;&quot;$1&quot;)" office:value-type="string" office:string-value=" 02" calcext:value-type="string">
            <text:p> 02</text:p>
          </table:table-cell>
          <table:table-cell table:formula="of:=VALUE([.X90])" office:value-type="float" office:value="2" calcext:value-type="float">
            <text:p>2</text:p>
          </table:table-cell>
          <table:table-cell table:formula="of:=ORG.LIBREOFFICE.REGEX([.H90];&quot;.*′(.*)″.*&quot;;&quot;$1&quot;)" office:value-type="string" office:string-value=" 05.7" calcext:value-type="string">
            <text:p> 05.7</text:p>
          </table:table-cell>
          <table:table-cell table:formula="of:=VALUE([.Z90])" office:value-type="float" office:value="5.7" calcext:value-type="float">
            <text:p>5.7</text:p>
          </table:table-cell>
          <table:table-cell table:formula="of:=[.Q90]+[.S90]/60+[.U90]/3600" office:value-type="float" office:value="10.9161722222222" calcext:value-type="float">
            <text:p>10.9161722222222</text:p>
          </table:table-cell>
          <table:table-cell table:formula="of:=[.W90]+[.Y90]/60+[.AA90]/3600" office:value-type="float" office:value="34.0349166666667" calcext:value-type="float">
            <text:p>34.0349166666667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9283" calcext:value-type="float">
            <text:p>99283</text:p>
          </table:table-cell>
          <table:table-cell office:value-type="float" office:value="55797" calcext:value-type="float">
            <text:p>55797</text:p>
          </table:table-cell>
          <table:table-cell office:value-type="string" calcext:value-type="string">
            <text:p>11h 25m 57.18s</text:p>
          </table:table-cell>
          <table:table-cell office:value-type="string" calcext:value-type="string">
            <text:p>+55° 51′ 01.2″</text:p>
          </table:table-cell>
          <table:table-cell office:value-type="float" office:value="5.73" calcext:value-type="float">
            <text:p>5.73</text:p>
          </table:table-cell>
          <table:table-cell office:value-type="float" office:value="0.59" calcext:value-type="float">
            <text:p>0.59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K0III</text:p>
          </table:table-cell>
          <table:table-cell table:number-columns-repeated="3"/>
          <table:table-cell table:formula="of:=MIDB([.$G91];1;2)" office:value-type="string" office:string-value="11" calcext:value-type="string">
            <text:p>11</text:p>
          </table:table-cell>
          <table:table-cell table:formula="of:=VALUE([.P91])" office:value-type="float" office:value="11" calcext:value-type="float">
            <text:p>11</text:p>
          </table:table-cell>
          <table:table-cell table:formula="of:=ORG.LIBREOFFICE.REGEX([.G91];&quot;.*h(.*)m.*&quot;;&quot;$1&quot;)" office:value-type="string" office:string-value=" 25" calcext:value-type="string">
            <text:p> 25</text:p>
          </table:table-cell>
          <table:table-cell table:formula="of:=VALUE([.R91])" office:value-type="float" office:value="25" calcext:value-type="float">
            <text:p>25</text:p>
          </table:table-cell>
          <table:table-cell table:formula="of:=ORG.LIBREOFFICE.REGEX([.G91];&quot;.*m(.*)s.*&quot;;&quot;$1&quot;)" office:value-type="string" office:string-value=" 57.18" calcext:value-type="string">
            <text:p> 57.18</text:p>
          </table:table-cell>
          <table:table-cell table:formula="of:=VALUE([.T91])" office:value-type="float" office:value="57.18" calcext:value-type="float">
            <text:p>57.18</text:p>
          </table:table-cell>
          <table:table-cell table:formula="of:=ORG.LIBREOFFICE.REGEX([.H91];&quot;(.*)°.*&quot;;&quot;$1&quot;)" office:value-type="string" office:string-value="+55" calcext:value-type="string">
            <text:p>+55</text:p>
          </table:table-cell>
          <table:table-cell table:formula="of:=VALUE([.V91])" office:value-type="float" office:value="55" calcext:value-type="float">
            <text:p>55</text:p>
          </table:table-cell>
          <table:table-cell table:formula="of:=ORG.LIBREOFFICE.REGEX([.H91];&quot;.*°(.*)′ .*&quot;;&quot;$1&quot;)" office:value-type="string" office:string-value=" 51" calcext:value-type="string">
            <text:p> 51</text:p>
          </table:table-cell>
          <table:table-cell table:formula="of:=VALUE([.X91])" office:value-type="float" office:value="51" calcext:value-type="float">
            <text:p>51</text:p>
          </table:table-cell>
          <table:table-cell table:formula="of:=ORG.LIBREOFFICE.REGEX([.H91];&quot;.*′(.*)″.*&quot;;&quot;$1&quot;)" office:value-type="string" office:string-value=" 01.2" calcext:value-type="string">
            <text:p> 01.2</text:p>
          </table:table-cell>
          <table:table-cell table:formula="of:=VALUE([.Z91])" office:value-type="float" office:value="1.2" calcext:value-type="float">
            <text:p>1.2</text:p>
          </table:table-cell>
          <table:table-cell table:formula="of:=[.Q91]+[.S91]/60+[.U91]/3600" office:value-type="float" office:value="11.43255" calcext:value-type="float">
            <text:p>11.43255</text:p>
          </table:table-cell>
          <table:table-cell table:formula="of:=[.W91]+[.Y91]/60+[.AA91]/3600" office:value-type="float" office:value="55.8503333333333" calcext:value-type="float">
            <text:p>55.8503333333333</text:p>
          </table:table-cell>
        </table:table-row>
        <table:table-row table:style-name="ro4">
          <table:table-cell office:value-type="string" calcext:value-type="string">
            <text:p>62 UMa</text:p>
          </table:table-cell>
          <table:table-cell/>
          <table:table-cell table:style-name="ce2" office:value-type="float" office:value="62" calcext:value-type="float">
            <text:p>62</text:p>
          </table:table-cell>
          <table:table-cell/>
          <table:table-cell office:value-type="float" office:value="101606" calcext:value-type="float">
            <text:p>101606</text:p>
          </table:table-cell>
          <table:table-cell office:value-type="float" office:value="57029" calcext:value-type="float">
            <text:p>57029</text:p>
          </table:table-cell>
          <table:table-cell office:value-type="string" calcext:value-type="string">
            <text:p>11h 41m 34.50s</text:p>
          </table:table-cell>
          <table:table-cell office:value-type="string" calcext:value-type="string">
            <text:p>+31° 44′ 45.5″</text:p>
          </table:table-cell>
          <table:table-cell office:value-type="float" office:value="5.73" calcext:value-type="float">
            <text:p>5.73</text:p>
          </table:table-cell>
          <table:table-cell office:value-type="float" office:value="2.67" calcext:value-type="float">
            <text:p>2.6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F4V</text:p>
          </table:table-cell>
          <table:table-cell table:number-columns-repeated="3"/>
          <table:table-cell table:formula="of:=MIDB([.$G92];1;2)" office:value-type="string" office:string-value="11" calcext:value-type="string">
            <text:p>11</text:p>
          </table:table-cell>
          <table:table-cell table:formula="of:=VALUE([.P92])" office:value-type="float" office:value="11" calcext:value-type="float">
            <text:p>11</text:p>
          </table:table-cell>
          <table:table-cell table:formula="of:=ORG.LIBREOFFICE.REGEX([.G92];&quot;.*h(.*)m.*&quot;;&quot;$1&quot;)" office:value-type="string" office:string-value=" 41" calcext:value-type="string">
            <text:p> 41</text:p>
          </table:table-cell>
          <table:table-cell table:formula="of:=VALUE([.R92])" office:value-type="float" office:value="41" calcext:value-type="float">
            <text:p>41</text:p>
          </table:table-cell>
          <table:table-cell table:formula="of:=ORG.LIBREOFFICE.REGEX([.G92];&quot;.*m(.*)s.*&quot;;&quot;$1&quot;)" office:value-type="string" office:string-value=" 34.50" calcext:value-type="string">
            <text:p> 34.50</text:p>
          </table:table-cell>
          <table:table-cell table:formula="of:=VALUE([.T92])" office:value-type="float" office:value="34.5" calcext:value-type="float">
            <text:p>34.5</text:p>
          </table:table-cell>
          <table:table-cell table:formula="of:=ORG.LIBREOFFICE.REGEX([.H92];&quot;(.*)°.*&quot;;&quot;$1&quot;)" office:value-type="string" office:string-value="+31" calcext:value-type="string">
            <text:p>+31</text:p>
          </table:table-cell>
          <table:table-cell table:formula="of:=VALUE([.V92])" office:value-type="float" office:value="31" calcext:value-type="float">
            <text:p>31</text:p>
          </table:table-cell>
          <table:table-cell table:formula="of:=ORG.LIBREOFFICE.REGEX([.H92];&quot;.*°(.*)′ .*&quot;;&quot;$1&quot;)" office:value-type="string" office:string-value=" 44" calcext:value-type="string">
            <text:p> 44</text:p>
          </table:table-cell>
          <table:table-cell table:formula="of:=VALUE([.X92])" office:value-type="float" office:value="44" calcext:value-type="float">
            <text:p>44</text:p>
          </table:table-cell>
          <table:table-cell table:formula="of:=ORG.LIBREOFFICE.REGEX([.H92];&quot;.*′(.*)″.*&quot;;&quot;$1&quot;)" office:value-type="string" office:string-value=" 45.5" calcext:value-type="string">
            <text:p> 45.5</text:p>
          </table:table-cell>
          <table:table-cell table:formula="of:=VALUE([.Z92])" office:value-type="float" office:value="45.5" calcext:value-type="float">
            <text:p>45.5</text:p>
          </table:table-cell>
          <table:table-cell table:formula="of:=[.Q92]+[.S92]/60+[.U92]/3600" office:value-type="float" office:value="11.6929166666667" calcext:value-type="float">
            <text:p>11.6929166666667</text:p>
          </table:table-cell>
          <table:table-cell table:formula="of:=[.W92]+[.Y92]/60+[.AA92]/3600" office:value-type="float" office:value="31.7459722222222" calcext:value-type="float">
            <text:p>31.7459722222222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02713" calcext:value-type="float">
            <text:p>102713</text:p>
          </table:table-cell>
          <table:table-cell office:value-type="float" office:value="57670" calcext:value-type="float">
            <text:p>57670</text:p>
          </table:table-cell>
          <table:table-cell office:value-type="string" calcext:value-type="string">
            <text:p>11h 49m 41.80s</text:p>
          </table:table-cell>
          <table:table-cell office:value-type="string" calcext:value-type="string">
            <text:p>+34° 55′ 54.3″</text:p>
          </table:table-cell>
          <table:table-cell office:value-type="float" office:value="5.73" calcext:value-type="float">
            <text:p>5.73</text:p>
          </table:table-cell>
          <table:table-cell office:value-type="float" office:value="1.52" calcext:value-type="float">
            <text:p>1.52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F5IV</text:p>
          </table:table-cell>
          <table:table-cell table:number-columns-repeated="3"/>
          <table:table-cell table:formula="of:=MIDB([.$G93];1;2)" office:value-type="string" office:string-value="11" calcext:value-type="string">
            <text:p>11</text:p>
          </table:table-cell>
          <table:table-cell table:formula="of:=VALUE([.P93])" office:value-type="float" office:value="11" calcext:value-type="float">
            <text:p>11</text:p>
          </table:table-cell>
          <table:table-cell table:formula="of:=ORG.LIBREOFFICE.REGEX([.G93];&quot;.*h(.*)m.*&quot;;&quot;$1&quot;)" office:value-type="string" office:string-value=" 49" calcext:value-type="string">
            <text:p> 49</text:p>
          </table:table-cell>
          <table:table-cell table:formula="of:=VALUE([.R93])" office:value-type="float" office:value="49" calcext:value-type="float">
            <text:p>49</text:p>
          </table:table-cell>
          <table:table-cell table:formula="of:=ORG.LIBREOFFICE.REGEX([.G93];&quot;.*m(.*)s.*&quot;;&quot;$1&quot;)" office:value-type="string" office:string-value=" 41.80" calcext:value-type="string">
            <text:p> 41.80</text:p>
          </table:table-cell>
          <table:table-cell table:formula="of:=VALUE([.T93])" office:value-type="float" office:value="41.8" calcext:value-type="float">
            <text:p>41.8</text:p>
          </table:table-cell>
          <table:table-cell table:formula="of:=ORG.LIBREOFFICE.REGEX([.H93];&quot;(.*)°.*&quot;;&quot;$1&quot;)" office:value-type="string" office:string-value="+34" calcext:value-type="string">
            <text:p>+34</text:p>
          </table:table-cell>
          <table:table-cell table:formula="of:=VALUE([.V93])" office:value-type="float" office:value="34" calcext:value-type="float">
            <text:p>34</text:p>
          </table:table-cell>
          <table:table-cell table:formula="of:=ORG.LIBREOFFICE.REGEX([.H93];&quot;.*°(.*)′ .*&quot;;&quot;$1&quot;)" office:value-type="string" office:string-value=" 55" calcext:value-type="string">
            <text:p> 55</text:p>
          </table:table-cell>
          <table:table-cell table:formula="of:=VALUE([.X93])" office:value-type="float" office:value="55" calcext:value-type="float">
            <text:p>55</text:p>
          </table:table-cell>
          <table:table-cell table:formula="of:=ORG.LIBREOFFICE.REGEX([.H93];&quot;.*′(.*)″.*&quot;;&quot;$1&quot;)" office:value-type="string" office:string-value=" 54.3" calcext:value-type="string">
            <text:p> 54.3</text:p>
          </table:table-cell>
          <table:table-cell table:formula="of:=VALUE([.Z93])" office:value-type="float" office:value="54.3" calcext:value-type="float">
            <text:p>54.3</text:p>
          </table:table-cell>
          <table:table-cell table:formula="of:=[.Q93]+[.S93]/60+[.U93]/3600" office:value-type="float" office:value="11.8282777777778" calcext:value-type="float">
            <text:p>11.8282777777778</text:p>
          </table:table-cell>
          <table:table-cell table:formula="of:=[.W93]+[.Y93]/60+[.AA93]/3600" office:value-type="float" office:value="34.93175" calcext:value-type="float">
            <text:p>34.93175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77309" calcext:value-type="float">
            <text:p>77309</text:p>
          </table:table-cell>
          <table:table-cell office:value-type="float" office:value="44504" calcext:value-type="float">
            <text:p>44504</text:p>
          </table:table-cell>
          <table:table-cell office:value-type="string" calcext:value-type="string">
            <text:p>09h 04m 00.40s</text:p>
          </table:table-cell>
          <table:table-cell office:value-type="string" calcext:value-type="string">
            <text:p>+54° 17′ 02.0″</text:p>
          </table:table-cell>
          <table:table-cell office:value-type="float" office:value="5.74" calcext:value-type="float">
            <text:p>5.74</text:p>
          </table:table-cell>
          <table:table-cell office:value-type="float" office:value="0.67" calcext:value-type="float">
            <text:p>0.67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A2V</text:p>
          </table:table-cell>
          <table:table-cell table:number-columns-repeated="3"/>
          <table:table-cell table:formula="of:=MIDB([.$G94];1;2)" office:value-type="string" office:string-value="09" calcext:value-type="string">
            <text:p>09</text:p>
          </table:table-cell>
          <table:table-cell table:formula="of:=VALUE([.P94])" office:value-type="float" office:value="9" calcext:value-type="float">
            <text:p>9</text:p>
          </table:table-cell>
          <table:table-cell table:formula="of:=ORG.LIBREOFFICE.REGEX([.G94];&quot;.*h(.*)m.*&quot;;&quot;$1&quot;)" office:value-type="string" office:string-value=" 04" calcext:value-type="string">
            <text:p> 04</text:p>
          </table:table-cell>
          <table:table-cell table:formula="of:=VALUE([.R94])" office:value-type="float" office:value="4" calcext:value-type="float">
            <text:p>4</text:p>
          </table:table-cell>
          <table:table-cell table:formula="of:=ORG.LIBREOFFICE.REGEX([.G94];&quot;.*m(.*)s.*&quot;;&quot;$1&quot;)" office:value-type="string" office:string-value=" 00.40" calcext:value-type="string">
            <text:p> 00.40</text:p>
          </table:table-cell>
          <table:table-cell table:formula="of:=VALUE([.T94])" office:value-type="float" office:value="0.4" calcext:value-type="float">
            <text:p>0.4</text:p>
          </table:table-cell>
          <table:table-cell table:formula="of:=ORG.LIBREOFFICE.REGEX([.H94];&quot;(.*)°.*&quot;;&quot;$1&quot;)" office:value-type="string" office:string-value="+54" calcext:value-type="string">
            <text:p>+54</text:p>
          </table:table-cell>
          <table:table-cell table:formula="of:=VALUE([.V94])" office:value-type="float" office:value="54" calcext:value-type="float">
            <text:p>54</text:p>
          </table:table-cell>
          <table:table-cell table:formula="of:=ORG.LIBREOFFICE.REGEX([.H94];&quot;.*°(.*)′ .*&quot;;&quot;$1&quot;)" office:value-type="string" office:string-value=" 17" calcext:value-type="string">
            <text:p> 17</text:p>
          </table:table-cell>
          <table:table-cell table:formula="of:=VALUE([.X94])" office:value-type="float" office:value="17" calcext:value-type="float">
            <text:p>17</text:p>
          </table:table-cell>
          <table:table-cell table:formula="of:=ORG.LIBREOFFICE.REGEX([.H94];&quot;.*′(.*)″.*&quot;;&quot;$1&quot;)" office:value-type="string" office:string-value=" 02.0" calcext:value-type="string">
            <text:p> 02.0</text:p>
          </table:table-cell>
          <table:table-cell table:formula="of:=VALUE([.Z94])" office:value-type="float" office:value="2" calcext:value-type="float">
            <text:p>2</text:p>
          </table:table-cell>
          <table:table-cell table:formula="of:=[.Q94]+[.S94]/60+[.U94]/3600" office:value-type="float" office:value="9.06677777777778" calcext:value-type="float">
            <text:p>9.06677777777778</text:p>
          </table:table-cell>
          <table:table-cell table:formula="of:=[.W94]+[.Y94]/60+[.AA94]/3600" office:value-type="float" office:value="54.2838888888889" calcext:value-type="float">
            <text:p>54.2838888888889</text:p>
          </table:table-cell>
        </table:table-row>
        <table:table-row table:style-name="ro4">
          <table:table-cell office:value-type="string" calcext:value-type="string">
            <text:p>32 UMa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/>
          <table:table-cell office:value-type="float" office:value="88983" calcext:value-type="float">
            <text:p>88983</text:p>
          </table:table-cell>
          <table:table-cell office:value-type="float" office:value="50448" calcext:value-type="float">
            <text:p>50448</text:p>
          </table:table-cell>
          <table:table-cell office:value-type="string" calcext:value-type="string">
            <text:p>10h 18m 02.15s</text:p>
          </table:table-cell>
          <table:table-cell office:value-type="string" calcext:value-type="string">
            <text:p>+65° 06′ 30.1″</text:p>
          </table:table-cell>
          <table:table-cell office:value-type="float" office:value="5.74" calcext:value-type="float">
            <text:p>5.74</text:p>
          </table:table-cell>
          <table:table-cell office:value-type="float" office:value="1.32" calcext:value-type="float">
            <text:p>1.32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A8III</text:p>
          </table:table-cell>
          <table:table-cell table:number-columns-repeated="3"/>
          <table:table-cell table:formula="of:=MIDB([.$G95];1;2)" office:value-type="string" office:string-value="10" calcext:value-type="string">
            <text:p>10</text:p>
          </table:table-cell>
          <table:table-cell table:formula="of:=VALUE([.P95])" office:value-type="float" office:value="10" calcext:value-type="float">
            <text:p>10</text:p>
          </table:table-cell>
          <table:table-cell table:formula="of:=ORG.LIBREOFFICE.REGEX([.G95];&quot;.*h(.*)m.*&quot;;&quot;$1&quot;)" office:value-type="string" office:string-value=" 18" calcext:value-type="string">
            <text:p> 18</text:p>
          </table:table-cell>
          <table:table-cell table:formula="of:=VALUE([.R95])" office:value-type="float" office:value="18" calcext:value-type="float">
            <text:p>18</text:p>
          </table:table-cell>
          <table:table-cell table:formula="of:=ORG.LIBREOFFICE.REGEX([.G95];&quot;.*m(.*)s.*&quot;;&quot;$1&quot;)" office:value-type="string" office:string-value=" 02.15" calcext:value-type="string">
            <text:p> 02.15</text:p>
          </table:table-cell>
          <table:table-cell table:formula="of:=VALUE([.T95])" office:value-type="float" office:value="2.15" calcext:value-type="float">
            <text:p>2.15</text:p>
          </table:table-cell>
          <table:table-cell table:formula="of:=ORG.LIBREOFFICE.REGEX([.H95];&quot;(.*)°.*&quot;;&quot;$1&quot;)" office:value-type="string" office:string-value="+65" calcext:value-type="string">
            <text:p>+65</text:p>
          </table:table-cell>
          <table:table-cell table:formula="of:=VALUE([.V95])" office:value-type="float" office:value="65" calcext:value-type="float">
            <text:p>65</text:p>
          </table:table-cell>
          <table:table-cell table:formula="of:=ORG.LIBREOFFICE.REGEX([.H95];&quot;.*°(.*)′ .*&quot;;&quot;$1&quot;)" office:value-type="string" office:string-value=" 06" calcext:value-type="string">
            <text:p> 06</text:p>
          </table:table-cell>
          <table:table-cell table:formula="of:=VALUE([.X95])" office:value-type="float" office:value="6" calcext:value-type="float">
            <text:p>6</text:p>
          </table:table-cell>
          <table:table-cell table:formula="of:=ORG.LIBREOFFICE.REGEX([.H95];&quot;.*′(.*)″.*&quot;;&quot;$1&quot;)" office:value-type="string" office:string-value=" 30.1" calcext:value-type="string">
            <text:p> 30.1</text:p>
          </table:table-cell>
          <table:table-cell table:formula="of:=VALUE([.Z95])" office:value-type="float" office:value="30.1" calcext:value-type="float">
            <text:p>30.1</text:p>
          </table:table-cell>
          <table:table-cell table:formula="of:=[.Q95]+[.S95]/60+[.U95]/3600" office:value-type="float" office:value="10.3005972222222" calcext:value-type="float">
            <text:p>10.3005972222222</text:p>
          </table:table-cell>
          <table:table-cell table:formula="of:=[.W95]+[.Y95]/60+[.AA95]/3600" office:value-type="float" office:value="65.1083611111111" calcext:value-type="float">
            <text:p>65.1083611111111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2354" calcext:value-type="float">
            <text:p>92354</text:p>
          </table:table-cell>
          <table:table-cell office:value-type="float" office:value="52338" calcext:value-type="float">
            <text:p>52338</text:p>
          </table:table-cell>
          <table:table-cell office:value-type="string" calcext:value-type="string">
            <text:p>10h 41m 48.31s</text:p>
          </table:table-cell>
          <table:table-cell office:value-type="string" calcext:value-type="string">
            <text:p>+68° 26′ 36.8″</text:p>
          </table:table-cell>
          <table:table-cell office:value-type="float" office:value="5.74" calcext:value-type="float">
            <text:p>5.74</text:p>
          </table:table-cell>
          <table:table-cell office:value-type="string" calcext:value-type="string">
            <text:p>−0.53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K3III</text:p>
          </table:table-cell>
          <table:table-cell table:number-columns-repeated="3"/>
          <table:table-cell table:formula="of:=MIDB([.$G96];1;2)" office:value-type="string" office:string-value="10" calcext:value-type="string">
            <text:p>10</text:p>
          </table:table-cell>
          <table:table-cell table:formula="of:=VALUE([.P96])" office:value-type="float" office:value="10" calcext:value-type="float">
            <text:p>10</text:p>
          </table:table-cell>
          <table:table-cell table:formula="of:=ORG.LIBREOFFICE.REGEX([.G96];&quot;.*h(.*)m.*&quot;;&quot;$1&quot;)" office:value-type="string" office:string-value=" 41" calcext:value-type="string">
            <text:p> 41</text:p>
          </table:table-cell>
          <table:table-cell table:formula="of:=VALUE([.R96])" office:value-type="float" office:value="41" calcext:value-type="float">
            <text:p>41</text:p>
          </table:table-cell>
          <table:table-cell table:formula="of:=ORG.LIBREOFFICE.REGEX([.G96];&quot;.*m(.*)s.*&quot;;&quot;$1&quot;)" office:value-type="string" office:string-value=" 48.31" calcext:value-type="string">
            <text:p> 48.31</text:p>
          </table:table-cell>
          <table:table-cell table:formula="of:=VALUE([.T96])" office:value-type="float" office:value="48.31" calcext:value-type="float">
            <text:p>48.31</text:p>
          </table:table-cell>
          <table:table-cell table:formula="of:=ORG.LIBREOFFICE.REGEX([.H96];&quot;(.*)°.*&quot;;&quot;$1&quot;)" office:value-type="string" office:string-value="+68" calcext:value-type="string">
            <text:p>+68</text:p>
          </table:table-cell>
          <table:table-cell table:formula="of:=VALUE([.V96])" office:value-type="float" office:value="68" calcext:value-type="float">
            <text:p>68</text:p>
          </table:table-cell>
          <table:table-cell table:formula="of:=ORG.LIBREOFFICE.REGEX([.H96];&quot;.*°(.*)′ .*&quot;;&quot;$1&quot;)" office:value-type="string" office:string-value=" 26" calcext:value-type="string">
            <text:p> 26</text:p>
          </table:table-cell>
          <table:table-cell table:formula="of:=VALUE([.X96])" office:value-type="float" office:value="26" calcext:value-type="float">
            <text:p>26</text:p>
          </table:table-cell>
          <table:table-cell table:formula="of:=ORG.LIBREOFFICE.REGEX([.H96];&quot;.*′(.*)″.*&quot;;&quot;$1&quot;)" office:value-type="string" office:string-value=" 36.8" calcext:value-type="string">
            <text:p> 36.8</text:p>
          </table:table-cell>
          <table:table-cell table:formula="of:=VALUE([.Z96])" office:value-type="float" office:value="36.8" calcext:value-type="float">
            <text:p>36.8</text:p>
          </table:table-cell>
          <table:table-cell table:formula="of:=[.Q96]+[.S96]/60+[.U96]/3600" office:value-type="float" office:value="10.6967527777778" calcext:value-type="float">
            <text:p>10.6967527777778</text:p>
          </table:table-cell>
          <table:table-cell table:formula="of:=[.W96]+[.Y96]/60+[.AA96]/3600" office:value-type="float" office:value="68.4435555555556" calcext:value-type="float">
            <text:p>68.4435555555556</text:p>
          </table:table-cell>
        </table:table-row>
        <table:table-row table:style-name="ro4">
          <table:table-cell office:value-type="string" calcext:value-type="string">
            <text:p>22 UMa</text:p>
          </table:table-cell>
          <table:table-cell/>
          <table:table-cell table:style-name="ce2" office:value-type="float" office:value="22" calcext:value-type="float">
            <text:p>22</text:p>
          </table:table-cell>
          <table:table-cell/>
          <table:table-cell office:value-type="float" office:value="82189" calcext:value-type="float">
            <text:p>82189</text:p>
          </table:table-cell>
          <table:table-cell office:value-type="float" office:value="47013" calcext:value-type="float">
            <text:p>47013</text:p>
          </table:table-cell>
          <table:table-cell office:value-type="string" calcext:value-type="string">
            <text:p>09h 34m 53.39s</text:p>
          </table:table-cell>
          <table:table-cell office:value-type="string" calcext:value-type="string">
            <text:p>+72° 12′ 21.1″</text:p>
          </table:table-cell>
          <table:table-cell office:value-type="float" office:value="5.77" calcext:value-type="float">
            <text:p>5.77</text:p>
          </table:table-cell>
          <table:table-cell office:value-type="float" office:value="2.28" calcext:value-type="float">
            <text:p>2.28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F7V</text:p>
          </table:table-cell>
          <table:table-cell table:number-columns-repeated="3"/>
          <table:table-cell table:formula="of:=MIDB([.$G97];1;2)" office:value-type="string" office:string-value="09" calcext:value-type="string">
            <text:p>09</text:p>
          </table:table-cell>
          <table:table-cell table:formula="of:=VALUE([.P97])" office:value-type="float" office:value="9" calcext:value-type="float">
            <text:p>9</text:p>
          </table:table-cell>
          <table:table-cell table:formula="of:=ORG.LIBREOFFICE.REGEX([.G97];&quot;.*h(.*)m.*&quot;;&quot;$1&quot;)" office:value-type="string" office:string-value=" 34" calcext:value-type="string">
            <text:p> 34</text:p>
          </table:table-cell>
          <table:table-cell table:formula="of:=VALUE([.R97])" office:value-type="float" office:value="34" calcext:value-type="float">
            <text:p>34</text:p>
          </table:table-cell>
          <table:table-cell table:formula="of:=ORG.LIBREOFFICE.REGEX([.G97];&quot;.*m(.*)s.*&quot;;&quot;$1&quot;)" office:value-type="string" office:string-value=" 53.39" calcext:value-type="string">
            <text:p> 53.39</text:p>
          </table:table-cell>
          <table:table-cell table:formula="of:=VALUE([.T97])" office:value-type="float" office:value="53.39" calcext:value-type="float">
            <text:p>53.39</text:p>
          </table:table-cell>
          <table:table-cell table:formula="of:=ORG.LIBREOFFICE.REGEX([.H97];&quot;(.*)°.*&quot;;&quot;$1&quot;)" office:value-type="string" office:string-value="+72" calcext:value-type="string">
            <text:p>+72</text:p>
          </table:table-cell>
          <table:table-cell table:formula="of:=VALUE([.V97])" office:value-type="float" office:value="72" calcext:value-type="float">
            <text:p>72</text:p>
          </table:table-cell>
          <table:table-cell table:formula="of:=ORG.LIBREOFFICE.REGEX([.H97];&quot;.*°(.*)′ .*&quot;;&quot;$1&quot;)" office:value-type="string" office:string-value=" 12" calcext:value-type="string">
            <text:p> 12</text:p>
          </table:table-cell>
          <table:table-cell table:formula="of:=VALUE([.X97])" office:value-type="float" office:value="12" calcext:value-type="float">
            <text:p>12</text:p>
          </table:table-cell>
          <table:table-cell table:formula="of:=ORG.LIBREOFFICE.REGEX([.H97];&quot;.*′(.*)″.*&quot;;&quot;$1&quot;)" office:value-type="string" office:string-value=" 21.1" calcext:value-type="string">
            <text:p> 21.1</text:p>
          </table:table-cell>
          <table:table-cell table:formula="of:=VALUE([.Z97])" office:value-type="float" office:value="21.1" calcext:value-type="float">
            <text:p>21.1</text:p>
          </table:table-cell>
          <table:table-cell table:formula="of:=[.Q97]+[.S97]/60+[.U97]/3600" office:value-type="float" office:value="9.58149722222222" calcext:value-type="float">
            <text:p>9.58149722222222</text:p>
          </table:table-cell>
          <table:table-cell table:formula="of:=[.W97]+[.Y97]/60+[.AA97]/3600" office:value-type="float" office:value="72.2058611111111" calcext:value-type="float">
            <text:p>72.2058611111111</text:p>
          </table:table-cell>
        </table:table-row>
        <table:table-row table:style-name="ro4">
          <table:table-cell office:value-type="string" calcext:value-type="string">
            <text:p>CG UMa</text:p>
          </table:table-cell>
          <table:table-cell table:number-columns-repeated="2"/>
          <table:table-cell table:style-name="ce2" office:value-type="string" calcext:value-type="string">
            <text:p>CG</text:p>
          </table:table-cell>
          <table:table-cell office:value-type="float" office:value="80390" calcext:value-type="float">
            <text:p>80390</text:p>
          </table:table-cell>
          <table:table-cell office:value-type="float" office:value="45915" calcext:value-type="float">
            <text:p>45915</text:p>
          </table:table-cell>
          <table:table-cell office:value-type="string" calcext:value-type="string">
            <text:p>09h 21m 43.30s</text:p>
          </table:table-cell>
          <table:table-cell office:value-type="string" calcext:value-type="string">
            <text:p>+56° 41′ 57.3″</text:p>
          </table:table-cell>
          <table:table-cell office:value-type="float" office:value="5.79" calcext:value-type="float">
            <text:p>5.79</text:p>
          </table:table-cell>
          <table:table-cell office:value-type="string" calcext:value-type="string">
            <text:p>−0.03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M4IIIa</text:p>
          </table:table-cell>
          <table:table-cell table:number-columns-repeated="3"/>
          <table:table-cell table:formula="of:=MIDB([.$G98];1;2)" office:value-type="string" office:string-value="09" calcext:value-type="string">
            <text:p>09</text:p>
          </table:table-cell>
          <table:table-cell table:formula="of:=VALUE([.P98])" office:value-type="float" office:value="9" calcext:value-type="float">
            <text:p>9</text:p>
          </table:table-cell>
          <table:table-cell table:formula="of:=ORG.LIBREOFFICE.REGEX([.G98];&quot;.*h(.*)m.*&quot;;&quot;$1&quot;)" office:value-type="string" office:string-value=" 21" calcext:value-type="string">
            <text:p> 21</text:p>
          </table:table-cell>
          <table:table-cell table:formula="of:=VALUE([.R98])" office:value-type="float" office:value="21" calcext:value-type="float">
            <text:p>21</text:p>
          </table:table-cell>
          <table:table-cell table:formula="of:=ORG.LIBREOFFICE.REGEX([.G98];&quot;.*m(.*)s.*&quot;;&quot;$1&quot;)" office:value-type="string" office:string-value=" 43.30" calcext:value-type="string">
            <text:p> 43.30</text:p>
          </table:table-cell>
          <table:table-cell table:formula="of:=VALUE([.T98])" office:value-type="float" office:value="43.3" calcext:value-type="float">
            <text:p>43.3</text:p>
          </table:table-cell>
          <table:table-cell table:formula="of:=ORG.LIBREOFFICE.REGEX([.H98];&quot;(.*)°.*&quot;;&quot;$1&quot;)" office:value-type="string" office:string-value="+56" calcext:value-type="string">
            <text:p>+56</text:p>
          </table:table-cell>
          <table:table-cell table:formula="of:=VALUE([.V98])" office:value-type="float" office:value="56" calcext:value-type="float">
            <text:p>56</text:p>
          </table:table-cell>
          <table:table-cell table:formula="of:=ORG.LIBREOFFICE.REGEX([.H98];&quot;.*°(.*)′ .*&quot;;&quot;$1&quot;)" office:value-type="string" office:string-value=" 41" calcext:value-type="string">
            <text:p> 41</text:p>
          </table:table-cell>
          <table:table-cell table:formula="of:=VALUE([.X98])" office:value-type="float" office:value="41" calcext:value-type="float">
            <text:p>41</text:p>
          </table:table-cell>
          <table:table-cell table:formula="of:=ORG.LIBREOFFICE.REGEX([.H98];&quot;.*′(.*)″.*&quot;;&quot;$1&quot;)" office:value-type="string" office:string-value=" 57.3" calcext:value-type="string">
            <text:p> 57.3</text:p>
          </table:table-cell>
          <table:table-cell table:formula="of:=VALUE([.Z98])" office:value-type="float" office:value="57.3" calcext:value-type="float">
            <text:p>57.3</text:p>
          </table:table-cell>
          <table:table-cell table:formula="of:=[.Q98]+[.S98]/60+[.U98]/3600" office:value-type="float" office:value="9.36202777777778" calcext:value-type="float">
            <text:p>9.36202777777778</text:p>
          </table:table-cell>
          <table:table-cell table:formula="of:=[.W98]+[.Y98]/60+[.AA98]/3600" office:value-type="float" office:value="56.69925" calcext:value-type="float">
            <text:p>56.69925</text:p>
          </table:table-cell>
        </table:table-row>
        <table:table-row table:style-name="ro4">
          <table:table-cell office:value-type="string" calcext:value-type="string">
            <text:p>39 UMa</text:p>
          </table:table-cell>
          <table:table-cell/>
          <table:table-cell table:style-name="ce2" office:value-type="float" office:value="39" calcext:value-type="float">
            <text:p>39</text:p>
          </table:table-cell>
          <table:table-cell/>
          <table:table-cell office:value-type="float" office:value="92728" calcext:value-type="float">
            <text:p>92728</text:p>
          </table:table-cell>
          <table:table-cell office:value-type="float" office:value="52478" calcext:value-type="float">
            <text:p>52478</text:p>
          </table:table-cell>
          <table:table-cell office:value-type="string" calcext:value-type="string">
            <text:p>10h 43m 43.32s</text:p>
          </table:table-cell>
          <table:table-cell office:value-type="string" calcext:value-type="string">
            <text:p>+57° 11′ 57.6″</text:p>
          </table:table-cell>
          <table:table-cell office:value-type="float" office:value="5.79" calcext:value-type="float">
            <text:p>5.79</text:p>
          </table:table-cell>
          <table:table-cell office:value-type="float" office:value="0.53" calcext:value-type="float">
            <text:p>0.53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A0Vs</text:p>
          </table:table-cell>
          <table:table-cell table:number-columns-repeated="3"/>
          <table:table-cell table:formula="of:=MIDB([.$G99];1;2)" office:value-type="string" office:string-value="10" calcext:value-type="string">
            <text:p>10</text:p>
          </table:table-cell>
          <table:table-cell table:formula="of:=VALUE([.P99])" office:value-type="float" office:value="10" calcext:value-type="float">
            <text:p>10</text:p>
          </table:table-cell>
          <table:table-cell table:formula="of:=ORG.LIBREOFFICE.REGEX([.G99];&quot;.*h(.*)m.*&quot;;&quot;$1&quot;)" office:value-type="string" office:string-value=" 43" calcext:value-type="string">
            <text:p> 43</text:p>
          </table:table-cell>
          <table:table-cell table:formula="of:=VALUE([.R99])" office:value-type="float" office:value="43" calcext:value-type="float">
            <text:p>43</text:p>
          </table:table-cell>
          <table:table-cell table:formula="of:=ORG.LIBREOFFICE.REGEX([.G99];&quot;.*m(.*)s.*&quot;;&quot;$1&quot;)" office:value-type="string" office:string-value=" 43.32" calcext:value-type="string">
            <text:p> 43.32</text:p>
          </table:table-cell>
          <table:table-cell table:formula="of:=VALUE([.T99])" office:value-type="float" office:value="43.32" calcext:value-type="float">
            <text:p>43.32</text:p>
          </table:table-cell>
          <table:table-cell table:formula="of:=ORG.LIBREOFFICE.REGEX([.H99];&quot;(.*)°.*&quot;;&quot;$1&quot;)" office:value-type="string" office:string-value="+57" calcext:value-type="string">
            <text:p>+57</text:p>
          </table:table-cell>
          <table:table-cell table:formula="of:=VALUE([.V99])" office:value-type="float" office:value="57" calcext:value-type="float">
            <text:p>57</text:p>
          </table:table-cell>
          <table:table-cell table:formula="of:=ORG.LIBREOFFICE.REGEX([.H99];&quot;.*°(.*)′ .*&quot;;&quot;$1&quot;)" office:value-type="string" office:string-value=" 11" calcext:value-type="string">
            <text:p> 11</text:p>
          </table:table-cell>
          <table:table-cell table:formula="of:=VALUE([.X99])" office:value-type="float" office:value="11" calcext:value-type="float">
            <text:p>11</text:p>
          </table:table-cell>
          <table:table-cell table:formula="of:=ORG.LIBREOFFICE.REGEX([.H99];&quot;.*′(.*)″.*&quot;;&quot;$1&quot;)" office:value-type="string" office:string-value=" 57.6" calcext:value-type="string">
            <text:p> 57.6</text:p>
          </table:table-cell>
          <table:table-cell table:formula="of:=VALUE([.Z99])" office:value-type="float" office:value="57.6" calcext:value-type="float">
            <text:p>57.6</text:p>
          </table:table-cell>
          <table:table-cell table:formula="of:=[.Q99]+[.S99]/60+[.U99]/3600" office:value-type="float" office:value="10.7287" calcext:value-type="float">
            <text:p>10.7287</text:p>
          </table:table-cell>
          <table:table-cell table:formula="of:=[.W99]+[.Y99]/60+[.AA99]/3600" office:value-type="float" office:value="57.1993333333333" calcext:value-type="float">
            <text:p>57.1993333333333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06884" calcext:value-type="float">
            <text:p>106884</text:p>
          </table:table-cell>
          <table:table-cell office:value-type="float" office:value="59920" calcext:value-type="float">
            <text:p>59920</text:p>
          </table:table-cell>
          <table:table-cell office:value-type="string" calcext:value-type="string">
            <text:p>12h 17m 29.56s</text:p>
          </table:table-cell>
          <table:table-cell office:value-type="string" calcext:value-type="string">
            <text:p>+53° 11′ 29.2″</text:p>
          </table:table-cell>
          <table:table-cell office:value-type="float" office:value="5.8" calcext:value-type="float">
            <text:p>5.8</text:p>
          </table:table-cell>
          <table:table-cell office:value-type="float" office:value="0.46" calcext:value-type="float">
            <text:p>0.46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K6III</text:p>
          </table:table-cell>
          <table:table-cell table:number-columns-repeated="3"/>
          <table:table-cell table:formula="of:=MIDB([.$G100];1;2)" office:value-type="string" office:string-value="12" calcext:value-type="string">
            <text:p>12</text:p>
          </table:table-cell>
          <table:table-cell table:formula="of:=VALUE([.P100])" office:value-type="float" office:value="12" calcext:value-type="float">
            <text:p>12</text:p>
          </table:table-cell>
          <table:table-cell table:formula="of:=ORG.LIBREOFFICE.REGEX([.G100];&quot;.*h(.*)m.*&quot;;&quot;$1&quot;)" office:value-type="string" office:string-value=" 17" calcext:value-type="string">
            <text:p> 17</text:p>
          </table:table-cell>
          <table:table-cell table:formula="of:=VALUE([.R100])" office:value-type="float" office:value="17" calcext:value-type="float">
            <text:p>17</text:p>
          </table:table-cell>
          <table:table-cell table:formula="of:=ORG.LIBREOFFICE.REGEX([.G100];&quot;.*m(.*)s.*&quot;;&quot;$1&quot;)" office:value-type="string" office:string-value=" 29.56" calcext:value-type="string">
            <text:p> 29.56</text:p>
          </table:table-cell>
          <table:table-cell table:formula="of:=VALUE([.T100])" office:value-type="float" office:value="29.56" calcext:value-type="float">
            <text:p>29.56</text:p>
          </table:table-cell>
          <table:table-cell table:formula="of:=ORG.LIBREOFFICE.REGEX([.H100];&quot;(.*)°.*&quot;;&quot;$1&quot;)" office:value-type="string" office:string-value="+53" calcext:value-type="string">
            <text:p>+53</text:p>
          </table:table-cell>
          <table:table-cell table:formula="of:=VALUE([.V100])" office:value-type="float" office:value="53" calcext:value-type="float">
            <text:p>53</text:p>
          </table:table-cell>
          <table:table-cell table:formula="of:=ORG.LIBREOFFICE.REGEX([.H100];&quot;.*°(.*)′ .*&quot;;&quot;$1&quot;)" office:value-type="string" office:string-value=" 11" calcext:value-type="string">
            <text:p> 11</text:p>
          </table:table-cell>
          <table:table-cell table:formula="of:=VALUE([.X100])" office:value-type="float" office:value="11" calcext:value-type="float">
            <text:p>11</text:p>
          </table:table-cell>
          <table:table-cell table:formula="of:=ORG.LIBREOFFICE.REGEX([.H100];&quot;.*′(.*)″.*&quot;;&quot;$1&quot;)" office:value-type="string" office:string-value=" 29.2" calcext:value-type="string">
            <text:p> 29.2</text:p>
          </table:table-cell>
          <table:table-cell table:formula="of:=VALUE([.Z100])" office:value-type="float" office:value="29.2" calcext:value-type="float">
            <text:p>29.2</text:p>
          </table:table-cell>
          <table:table-cell table:formula="of:=[.Q100]+[.S100]/60+[.U100]/3600" office:value-type="float" office:value="12.2915444444444" calcext:value-type="float">
            <text:p>12.2915444444444</text:p>
          </table:table-cell>
          <table:table-cell table:formula="of:=[.W100]+[.Y100]/60+[.AA100]/3600" office:value-type="float" office:value="53.1914444444444" calcext:value-type="float">
            <text:p>53.1914444444444</text:p>
          </table:table-cell>
        </table:table-row>
        <table:table-row table:style-name="ro4">
          <table:table-cell office:value-type="string" calcext:value-type="string">
            <text:p>71 UMa</text:p>
          </table:table-cell>
          <table:table-cell/>
          <table:table-cell table:style-name="ce2" office:value-type="float" office:value="71" calcext:value-type="float">
            <text:p>71</text:p>
          </table:table-cell>
          <table:table-cell/>
          <table:table-cell office:value-type="float" office:value="108135" calcext:value-type="float">
            <text:p>108135</text:p>
          </table:table-cell>
          <table:table-cell office:value-type="float" office:value="60584" calcext:value-type="float">
            <text:p>60584</text:p>
          </table:table-cell>
          <table:table-cell office:value-type="string" calcext:value-type="string">
            <text:p>12h 25m 03.22s</text:p>
          </table:table-cell>
          <table:table-cell office:value-type="string" calcext:value-type="string">
            <text:p>+56° 46′ 40.3″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−1.99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M3III</text:p>
          </table:table-cell>
          <table:table-cell table:number-columns-repeated="3"/>
          <table:table-cell table:formula="of:=MIDB([.$G101];1;2)" office:value-type="string" office:string-value="12" calcext:value-type="string">
            <text:p>12</text:p>
          </table:table-cell>
          <table:table-cell table:formula="of:=VALUE([.P101])" office:value-type="float" office:value="12" calcext:value-type="float">
            <text:p>12</text:p>
          </table:table-cell>
          <table:table-cell table:formula="of:=ORG.LIBREOFFICE.REGEX([.G101];&quot;.*h(.*)m.*&quot;;&quot;$1&quot;)" office:value-type="string" office:string-value=" 25" calcext:value-type="string">
            <text:p> 25</text:p>
          </table:table-cell>
          <table:table-cell table:formula="of:=VALUE([.R101])" office:value-type="float" office:value="25" calcext:value-type="float">
            <text:p>25</text:p>
          </table:table-cell>
          <table:table-cell table:formula="of:=ORG.LIBREOFFICE.REGEX([.G101];&quot;.*m(.*)s.*&quot;;&quot;$1&quot;)" office:value-type="string" office:string-value=" 03.22" calcext:value-type="string">
            <text:p> 03.22</text:p>
          </table:table-cell>
          <table:table-cell table:formula="of:=VALUE([.T101])" office:value-type="float" office:value="3.22" calcext:value-type="float">
            <text:p>3.22</text:p>
          </table:table-cell>
          <table:table-cell table:formula="of:=ORG.LIBREOFFICE.REGEX([.H101];&quot;(.*)°.*&quot;;&quot;$1&quot;)" office:value-type="string" office:string-value="+56" calcext:value-type="string">
            <text:p>+56</text:p>
          </table:table-cell>
          <table:table-cell table:formula="of:=VALUE([.V101])" office:value-type="float" office:value="56" calcext:value-type="float">
            <text:p>56</text:p>
          </table:table-cell>
          <table:table-cell table:formula="of:=ORG.LIBREOFFICE.REGEX([.H101];&quot;.*°(.*)′ .*&quot;;&quot;$1&quot;)" office:value-type="string" office:string-value=" 46" calcext:value-type="string">
            <text:p> 46</text:p>
          </table:table-cell>
          <table:table-cell table:formula="of:=VALUE([.X101])" office:value-type="float" office:value="46" calcext:value-type="float">
            <text:p>46</text:p>
          </table:table-cell>
          <table:table-cell table:formula="of:=ORG.LIBREOFFICE.REGEX([.H101];&quot;.*′(.*)″.*&quot;;&quot;$1&quot;)" office:value-type="string" office:string-value=" 40.3" calcext:value-type="string">
            <text:p> 40.3</text:p>
          </table:table-cell>
          <table:table-cell table:formula="of:=VALUE([.Z101])" office:value-type="float" office:value="40.3" calcext:value-type="float">
            <text:p>40.3</text:p>
          </table:table-cell>
          <table:table-cell table:formula="of:=[.Q101]+[.S101]/60+[.U101]/3600" office:value-type="float" office:value="12.4175611111111" calcext:value-type="float">
            <text:p>12.4175611111111</text:p>
          </table:table-cell>
          <table:table-cell table:formula="of:=[.W101]+[.Y101]/60+[.AA101]/3600" office:value-type="float" office:value="56.7778611111111" calcext:value-type="float">
            <text:p>56.7778611111111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9747" calcext:value-type="float">
            <text:p>99747</text:p>
          </table:table-cell>
          <table:table-cell office:value-type="float" office:value="56035" calcext:value-type="float">
            <text:p>56035</text:p>
          </table:table-cell>
          <table:table-cell office:value-type="string" calcext:value-type="string">
            <text:p>11h 29m 04.70s</text:p>
          </table:table-cell>
          <table:table-cell office:value-type="string" calcext:value-type="string">
            <text:p>+61° 46′ 40.0″</text:p>
          </table:table-cell>
          <table:table-cell office:value-type="float" office:value="5.83" calcext:value-type="float">
            <text:p>5.83</text:p>
          </table:table-cell>
          <table:table-cell office:value-type="float" office:value="3.24" calcext:value-type="float">
            <text:p>3.2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F5Vawvar</text:p>
          </table:table-cell>
          <table:table-cell table:number-columns-repeated="3"/>
          <table:table-cell table:formula="of:=MIDB([.$G102];1;2)" office:value-type="string" office:string-value="11" calcext:value-type="string">
            <text:p>11</text:p>
          </table:table-cell>
          <table:table-cell table:formula="of:=VALUE([.P102])" office:value-type="float" office:value="11" calcext:value-type="float">
            <text:p>11</text:p>
          </table:table-cell>
          <table:table-cell table:formula="of:=ORG.LIBREOFFICE.REGEX([.G102];&quot;.*h(.*)m.*&quot;;&quot;$1&quot;)" office:value-type="string" office:string-value=" 29" calcext:value-type="string">
            <text:p> 29</text:p>
          </table:table-cell>
          <table:table-cell table:formula="of:=VALUE([.R102])" office:value-type="float" office:value="29" calcext:value-type="float">
            <text:p>29</text:p>
          </table:table-cell>
          <table:table-cell table:formula="of:=ORG.LIBREOFFICE.REGEX([.G102];&quot;.*m(.*)s.*&quot;;&quot;$1&quot;)" office:value-type="string" office:string-value=" 04.70" calcext:value-type="string">
            <text:p> 04.70</text:p>
          </table:table-cell>
          <table:table-cell table:formula="of:=VALUE([.T102])" office:value-type="float" office:value="4.7" calcext:value-type="float">
            <text:p>4.7</text:p>
          </table:table-cell>
          <table:table-cell table:formula="of:=ORG.LIBREOFFICE.REGEX([.H102];&quot;(.*)°.*&quot;;&quot;$1&quot;)" office:value-type="string" office:string-value="+61" calcext:value-type="string">
            <text:p>+61</text:p>
          </table:table-cell>
          <table:table-cell table:formula="of:=VALUE([.V102])" office:value-type="float" office:value="61" calcext:value-type="float">
            <text:p>61</text:p>
          </table:table-cell>
          <table:table-cell table:formula="of:=ORG.LIBREOFFICE.REGEX([.H102];&quot;.*°(.*)′ .*&quot;;&quot;$1&quot;)" office:value-type="string" office:string-value=" 46" calcext:value-type="string">
            <text:p> 46</text:p>
          </table:table-cell>
          <table:table-cell table:formula="of:=VALUE([.X102])" office:value-type="float" office:value="46" calcext:value-type="float">
            <text:p>46</text:p>
          </table:table-cell>
          <table:table-cell table:formula="of:=ORG.LIBREOFFICE.REGEX([.H102];&quot;.*′(.*)″.*&quot;;&quot;$1&quot;)" office:value-type="string" office:string-value=" 40.0" calcext:value-type="string">
            <text:p> 40.0</text:p>
          </table:table-cell>
          <table:table-cell table:formula="of:=VALUE([.Z102])" office:value-type="float" office:value="40" calcext:value-type="float">
            <text:p>40</text:p>
          </table:table-cell>
          <table:table-cell table:formula="of:=[.Q102]+[.S102]/60+[.U102]/3600" office:value-type="float" office:value="11.4846388888889" calcext:value-type="float">
            <text:p>11.4846388888889</text:p>
          </table:table-cell>
          <table:table-cell table:formula="of:=[.W102]+[.Y102]/60+[.AA102]/3600" office:value-type="float" office:value="61.7777777777778" calcext:value-type="float">
            <text:p>61.7777777777778</text:p>
          </table:table-cell>
        </table:table-row>
        <table:table-row table:style-name="ro4">
          <table:table-cell office:value-type="string" calcext:value-type="string">
            <text:p>66 UMa</text:p>
          </table:table-cell>
          <table:table-cell/>
          <table:table-cell table:style-name="ce2" office:value-type="float" office:value="66" calcext:value-type="float">
            <text:p>66</text:p>
          </table:table-cell>
          <table:table-cell/>
          <table:table-cell office:value-type="float" office:value="103605" calcext:value-type="float">
            <text:p>103605</text:p>
          </table:table-cell>
          <table:table-cell office:value-type="float" office:value="58181" calcext:value-type="float">
            <text:p>58181</text:p>
          </table:table-cell>
          <table:table-cell office:value-type="string" calcext:value-type="string">
            <text:p>11h 55m 58.41s</text:p>
          </table:table-cell>
          <table:table-cell office:value-type="string" calcext:value-type="string">
            <text:p>+56° 35′ 54.8″</text:p>
          </table:table-cell>
          <table:table-cell office:value-type="float" office:value="5.83" calcext:value-type="float">
            <text:p>5.83</text:p>
          </table:table-cell>
          <table:table-cell office:value-type="float" office:value="0.9" calcext:value-type="float">
            <text:p>0.9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K1III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103];1;2)" office:value-type="string" office:string-value="11" calcext:value-type="string">
            <text:p>11</text:p>
          </table:table-cell>
          <table:table-cell table:formula="of:=VALUE([.P103])" office:value-type="float" office:value="11" calcext:value-type="float">
            <text:p>11</text:p>
          </table:table-cell>
          <table:table-cell table:formula="of:=ORG.LIBREOFFICE.REGEX([.G103];&quot;.*h(.*)m.*&quot;;&quot;$1&quot;)" office:value-type="string" office:string-value=" 55" calcext:value-type="string">
            <text:p> 55</text:p>
          </table:table-cell>
          <table:table-cell table:formula="of:=VALUE([.R103])" office:value-type="float" office:value="55" calcext:value-type="float">
            <text:p>55</text:p>
          </table:table-cell>
          <table:table-cell table:formula="of:=ORG.LIBREOFFICE.REGEX([.G103];&quot;.*m(.*)s.*&quot;;&quot;$1&quot;)" office:value-type="string" office:string-value=" 58.41" calcext:value-type="string">
            <text:p> 58.41</text:p>
          </table:table-cell>
          <table:table-cell table:formula="of:=VALUE([.T103])" office:value-type="float" office:value="58.41" calcext:value-type="float">
            <text:p>58.41</text:p>
          </table:table-cell>
          <table:table-cell table:formula="of:=ORG.LIBREOFFICE.REGEX([.H103];&quot;(.*)°.*&quot;;&quot;$1&quot;)" office:value-type="string" office:string-value="+56" calcext:value-type="string">
            <text:p>+56</text:p>
          </table:table-cell>
          <table:table-cell table:formula="of:=VALUE([.V103])" office:value-type="float" office:value="56" calcext:value-type="float">
            <text:p>56</text:p>
          </table:table-cell>
          <table:table-cell table:formula="of:=ORG.LIBREOFFICE.REGEX([.H103];&quot;.*°(.*)′ .*&quot;;&quot;$1&quot;)" office:value-type="string" office:string-value=" 35" calcext:value-type="string">
            <text:p> 35</text:p>
          </table:table-cell>
          <table:table-cell table:formula="of:=VALUE([.X103])" office:value-type="float" office:value="35" calcext:value-type="float">
            <text:p>35</text:p>
          </table:table-cell>
          <table:table-cell table:formula="of:=ORG.LIBREOFFICE.REGEX([.H103];&quot;.*′(.*)″.*&quot;;&quot;$1&quot;)" office:value-type="string" office:string-value=" 54.8" calcext:value-type="string">
            <text:p> 54.8</text:p>
          </table:table-cell>
          <table:table-cell table:formula="of:=VALUE([.Z103])" office:value-type="float" office:value="54.8" calcext:value-type="float">
            <text:p>54.8</text:p>
          </table:table-cell>
          <table:table-cell table:formula="of:=[.Q103]+[.S103]/60+[.U103]/3600" office:value-type="float" office:value="11.9328916666667" calcext:value-type="float">
            <text:p>11.9328916666667</text:p>
          </table:table-cell>
          <table:table-cell table:formula="of:=[.W103]+[.Y103]/60+[.AA103]/3600" office:value-type="float" office:value="56.5985555555556" calcext:value-type="float">
            <text:p>56.5985555555556</text:p>
          </table:table-cell>
        </table:table-row>
        <table:table-row table:style-name="ro4">
          <table:table-cell office:value-type="string" calcext:value-type="string">
            <text:p><text:a xlink:href="https://en.wikipedia.org/wiki/HD_111456" xlink:type="simple">HD 111456</text:a></text:p>
          </table:table-cell>
          <table:table-cell table:number-columns-repeated="3"/>
          <table:table-cell office:value-type="float" office:value="111456" calcext:value-type="float">
            <text:p>111456</text:p>
          </table:table-cell>
          <table:table-cell office:value-type="float" office:value="62512" calcext:value-type="float">
            <text:p>62512</text:p>
          </table:table-cell>
          <table:table-cell office:value-type="string" calcext:value-type="string">
            <text:p>12h 48m 39.34s</text:p>
          </table:table-cell>
          <table:table-cell office:value-type="string" calcext:value-type="string">
            <text:p>+60° 19′ 11.6″</text:p>
          </table:table-cell>
          <table:table-cell office:value-type="float" office:value="5.83" calcext:value-type="float">
            <text:p>5.83</text:p>
          </table:table-cell>
          <table:table-cell office:value-type="float" office:value="3.91" calcext:value-type="float">
            <text:p>3.9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5V</text:p>
          </table:table-cell>
          <table:table-cell table:number-columns-repeated="3"/>
          <table:table-cell table:formula="of:=MIDB([.$G104];1;2)" office:value-type="string" office:string-value="12" calcext:value-type="string">
            <text:p>12</text:p>
          </table:table-cell>
          <table:table-cell table:formula="of:=VALUE([.P104])" office:value-type="float" office:value="12" calcext:value-type="float">
            <text:p>12</text:p>
          </table:table-cell>
          <table:table-cell table:formula="of:=ORG.LIBREOFFICE.REGEX([.G104];&quot;.*h(.*)m.*&quot;;&quot;$1&quot;)" office:value-type="string" office:string-value=" 48" calcext:value-type="string">
            <text:p> 48</text:p>
          </table:table-cell>
          <table:table-cell table:formula="of:=VALUE([.R104])" office:value-type="float" office:value="48" calcext:value-type="float">
            <text:p>48</text:p>
          </table:table-cell>
          <table:table-cell table:formula="of:=ORG.LIBREOFFICE.REGEX([.G104];&quot;.*m(.*)s.*&quot;;&quot;$1&quot;)" office:value-type="string" office:string-value=" 39.34" calcext:value-type="string">
            <text:p> 39.34</text:p>
          </table:table-cell>
          <table:table-cell table:formula="of:=VALUE([.T104])" office:value-type="float" office:value="39.34" calcext:value-type="float">
            <text:p>39.34</text:p>
          </table:table-cell>
          <table:table-cell table:formula="of:=ORG.LIBREOFFICE.REGEX([.H104];&quot;(.*)°.*&quot;;&quot;$1&quot;)" office:value-type="string" office:string-value="+60" calcext:value-type="string">
            <text:p>+60</text:p>
          </table:table-cell>
          <table:table-cell table:formula="of:=VALUE([.V104])" office:value-type="float" office:value="60" calcext:value-type="float">
            <text:p>60</text:p>
          </table:table-cell>
          <table:table-cell table:formula="of:=ORG.LIBREOFFICE.REGEX([.H104];&quot;.*°(.*)′ .*&quot;;&quot;$1&quot;)" office:value-type="string" office:string-value=" 19" calcext:value-type="string">
            <text:p> 19</text:p>
          </table:table-cell>
          <table:table-cell table:formula="of:=VALUE([.X104])" office:value-type="float" office:value="19" calcext:value-type="float">
            <text:p>19</text:p>
          </table:table-cell>
          <table:table-cell table:formula="of:=ORG.LIBREOFFICE.REGEX([.H104];&quot;.*′(.*)″.*&quot;;&quot;$1&quot;)" office:value-type="string" office:string-value=" 11.6" calcext:value-type="string">
            <text:p> 11.6</text:p>
          </table:table-cell>
          <table:table-cell table:formula="of:=VALUE([.Z104])" office:value-type="float" office:value="11.6" calcext:value-type="float">
            <text:p>11.6</text:p>
          </table:table-cell>
          <table:table-cell table:formula="of:=[.Q104]+[.S104]/60+[.U104]/3600" office:value-type="float" office:value="12.8109277777778" calcext:value-type="float">
            <text:p>12.8109277777778</text:p>
          </table:table-cell>
          <table:table-cell table:formula="of:=[.W104]+[.Y104]/60+[.AA104]/3600" office:value-type="float" office:value="60.3198888888889" calcext:value-type="float">
            <text:p>60.3198888888889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12486" calcext:value-type="float">
            <text:p>112486</text:p>
          </table:table-cell>
          <table:table-cell office:value-type="float" office:value="63143" calcext:value-type="float">
            <text:p>63143</text:p>
          </table:table-cell>
          <table:table-cell office:value-type="string" calcext:value-type="string">
            <text:p>12h 56m 17.64s</text:p>
          </table:table-cell>
          <table:table-cell office:value-type="string" calcext:value-type="string">
            <text:p>+54° 05′ 58.1″</text:p>
          </table:table-cell>
          <table:table-cell office:value-type="float" office:value="5.84" calcext:value-type="float">
            <text:p>5.84</text:p>
          </table:table-cell>
          <table:table-cell office:value-type="float" office:value="1.37" calcext:value-type="float">
            <text:p>1.3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A5m</text:p>
          </table:table-cell>
          <table:table-cell table:number-columns-repeated="3"/>
          <table:table-cell table:formula="of:=MIDB([.$G105];1;2)" office:value-type="string" office:string-value="12" calcext:value-type="string">
            <text:p>12</text:p>
          </table:table-cell>
          <table:table-cell table:formula="of:=VALUE([.P105])" office:value-type="float" office:value="12" calcext:value-type="float">
            <text:p>12</text:p>
          </table:table-cell>
          <table:table-cell table:formula="of:=ORG.LIBREOFFICE.REGEX([.G105];&quot;.*h(.*)m.*&quot;;&quot;$1&quot;)" office:value-type="string" office:string-value=" 56" calcext:value-type="string">
            <text:p> 56</text:p>
          </table:table-cell>
          <table:table-cell table:formula="of:=VALUE([.R105])" office:value-type="float" office:value="56" calcext:value-type="float">
            <text:p>56</text:p>
          </table:table-cell>
          <table:table-cell table:formula="of:=ORG.LIBREOFFICE.REGEX([.G105];&quot;.*m(.*)s.*&quot;;&quot;$1&quot;)" office:value-type="string" office:string-value=" 17.64" calcext:value-type="string">
            <text:p> 17.64</text:p>
          </table:table-cell>
          <table:table-cell table:formula="of:=VALUE([.T105])" office:value-type="float" office:value="17.64" calcext:value-type="float">
            <text:p>17.64</text:p>
          </table:table-cell>
          <table:table-cell table:formula="of:=ORG.LIBREOFFICE.REGEX([.H105];&quot;(.*)°.*&quot;;&quot;$1&quot;)" office:value-type="string" office:string-value="+54" calcext:value-type="string">
            <text:p>+54</text:p>
          </table:table-cell>
          <table:table-cell table:formula="of:=VALUE([.V105])" office:value-type="float" office:value="54" calcext:value-type="float">
            <text:p>54</text:p>
          </table:table-cell>
          <table:table-cell table:formula="of:=ORG.LIBREOFFICE.REGEX([.H105];&quot;.*°(.*)′ .*&quot;;&quot;$1&quot;)" office:value-type="string" office:string-value=" 05" calcext:value-type="string">
            <text:p> 05</text:p>
          </table:table-cell>
          <table:table-cell table:formula="of:=VALUE([.X105])" office:value-type="float" office:value="5" calcext:value-type="float">
            <text:p>5</text:p>
          </table:table-cell>
          <table:table-cell table:formula="of:=ORG.LIBREOFFICE.REGEX([.H105];&quot;.*′(.*)″.*&quot;;&quot;$1&quot;)" office:value-type="string" office:string-value=" 58.1" calcext:value-type="string">
            <text:p> 58.1</text:p>
          </table:table-cell>
          <table:table-cell table:formula="of:=VALUE([.Z105])" office:value-type="float" office:value="58.1" calcext:value-type="float">
            <text:p>58.1</text:p>
          </table:table-cell>
          <table:table-cell table:formula="of:=[.Q105]+[.S105]/60+[.U105]/3600" office:value-type="float" office:value="12.9382333333333" calcext:value-type="float">
            <text:p>12.9382333333333</text:p>
          </table:table-cell>
          <table:table-cell table:formula="of:=[.W105]+[.Y105]/60+[.AA105]/3600" office:value-type="float" office:value="54.0994722222222" calcext:value-type="float">
            <text:p>54.0994722222222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85841" calcext:value-type="float">
            <text:p>85841</text:p>
          </table:table-cell>
          <table:table-cell office:value-type="float" office:value="48893" calcext:value-type="float">
            <text:p>48893</text:p>
          </table:table-cell>
          <table:table-cell office:value-type="string" calcext:value-type="string">
            <text:p>09h 58m 22.91s</text:p>
          </table:table-cell>
          <table:table-cell office:value-type="string" calcext:value-type="string">
            <text:p>+72° 52′ 46.6″</text:p>
          </table:table-cell>
          <table:table-cell office:value-type="float" office:value="5.86" calcext:value-type="float">
            <text:p>5.86</text:p>
          </table:table-cell>
          <table:table-cell office:value-type="float" office:value="0.58" calcext:value-type="float">
            <text:p>0.58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K3III:</text:p>
          </table:table-cell>
          <table:table-cell table:number-columns-repeated="3"/>
          <table:table-cell table:formula="of:=MIDB([.$G106];1;2)" office:value-type="string" office:string-value="09" calcext:value-type="string">
            <text:p>09</text:p>
          </table:table-cell>
          <table:table-cell table:formula="of:=VALUE([.P106])" office:value-type="float" office:value="9" calcext:value-type="float">
            <text:p>9</text:p>
          </table:table-cell>
          <table:table-cell table:formula="of:=ORG.LIBREOFFICE.REGEX([.G106];&quot;.*h(.*)m.*&quot;;&quot;$1&quot;)" office:value-type="string" office:string-value=" 58" calcext:value-type="string">
            <text:p> 58</text:p>
          </table:table-cell>
          <table:table-cell table:formula="of:=VALUE([.R106])" office:value-type="float" office:value="58" calcext:value-type="float">
            <text:p>58</text:p>
          </table:table-cell>
          <table:table-cell table:formula="of:=ORG.LIBREOFFICE.REGEX([.G106];&quot;.*m(.*)s.*&quot;;&quot;$1&quot;)" office:value-type="string" office:string-value=" 22.91" calcext:value-type="string">
            <text:p> 22.91</text:p>
          </table:table-cell>
          <table:table-cell table:formula="of:=VALUE([.T106])" office:value-type="float" office:value="22.91" calcext:value-type="float">
            <text:p>22.91</text:p>
          </table:table-cell>
          <table:table-cell table:formula="of:=ORG.LIBREOFFICE.REGEX([.H106];&quot;(.*)°.*&quot;;&quot;$1&quot;)" office:value-type="string" office:string-value="+72" calcext:value-type="string">
            <text:p>+72</text:p>
          </table:table-cell>
          <table:table-cell table:formula="of:=VALUE([.V106])" office:value-type="float" office:value="72" calcext:value-type="float">
            <text:p>72</text:p>
          </table:table-cell>
          <table:table-cell table:formula="of:=ORG.LIBREOFFICE.REGEX([.H106];&quot;.*°(.*)′ .*&quot;;&quot;$1&quot;)" office:value-type="string" office:string-value=" 52" calcext:value-type="string">
            <text:p> 52</text:p>
          </table:table-cell>
          <table:table-cell table:formula="of:=VALUE([.X106])" office:value-type="float" office:value="52" calcext:value-type="float">
            <text:p>52</text:p>
          </table:table-cell>
          <table:table-cell table:formula="of:=ORG.LIBREOFFICE.REGEX([.H106];&quot;.*′(.*)″.*&quot;;&quot;$1&quot;)" office:value-type="string" office:string-value=" 46.6" calcext:value-type="string">
            <text:p> 46.6</text:p>
          </table:table-cell>
          <table:table-cell table:formula="of:=VALUE([.Z106])" office:value-type="float" office:value="46.6" calcext:value-type="float">
            <text:p>46.6</text:p>
          </table:table-cell>
          <table:table-cell table:formula="of:=[.Q106]+[.S106]/60+[.U106]/3600" office:value-type="float" office:value="9.97303055555556" calcext:value-type="float">
            <text:p>9.97303055555556</text:p>
          </table:table-cell>
          <table:table-cell table:formula="of:=[.W106]+[.Y106]/60+[.AA106]/3600" office:value-type="float" office:value="72.8796111111111" calcext:value-type="float">
            <text:p>72.8796111111111</text:p>
          </table:table-cell>
        </table:table-row>
        <table:table-row table:style-name="ro4">
          <table:table-cell office:value-type="string" calcext:value-type="string">
            <text:p>EN UMa</text:p>
          </table:table-cell>
          <table:table-cell table:number-columns-repeated="2"/>
          <table:table-cell table:style-name="ce2" office:value-type="string" calcext:value-type="string">
            <text:p>EN</text:p>
          </table:table-cell>
          <table:table-cell office:value-type="float" office:value="89343" calcext:value-type="float">
            <text:p>89343</text:p>
          </table:table-cell>
          <table:table-cell office:value-type="float" office:value="50685" calcext:value-type="float">
            <text:p>50685</text:p>
          </table:table-cell>
          <table:table-cell office:value-type="string" calcext:value-type="string">
            <text:p>10h 21m 03.43s</text:p>
          </table:table-cell>
          <table:table-cell office:value-type="string" calcext:value-type="string">
            <text:p>+68° 44′ 51.8″</text:p>
          </table:table-cell>
          <table:table-cell office:value-type="float" office:value="5.88" calcext:value-type="float">
            <text:p>5.88</text:p>
          </table:table-cell>
          <table:table-cell office:value-type="float" office:value="0.38" calcext:value-type="float">
            <text:p>0.38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A7Vn</text:p>
          </table:table-cell>
          <table:table-cell table:style-name="ce2" office:value-type="string" calcext:value-type="string">
            <text:p>δ Sct variable</text:p>
          </table:table-cell>
          <table:table-cell table:number-columns-repeated="2"/>
          <table:table-cell table:formula="of:=MIDB([.$G107];1;2)" office:value-type="string" office:string-value="10" calcext:value-type="string">
            <text:p>10</text:p>
          </table:table-cell>
          <table:table-cell table:formula="of:=VALUE([.P107])" office:value-type="float" office:value="10" calcext:value-type="float">
            <text:p>10</text:p>
          </table:table-cell>
          <table:table-cell table:formula="of:=ORG.LIBREOFFICE.REGEX([.G107];&quot;.*h(.*)m.*&quot;;&quot;$1&quot;)" office:value-type="string" office:string-value=" 21" calcext:value-type="string">
            <text:p> 21</text:p>
          </table:table-cell>
          <table:table-cell table:formula="of:=VALUE([.R107])" office:value-type="float" office:value="21" calcext:value-type="float">
            <text:p>21</text:p>
          </table:table-cell>
          <table:table-cell table:formula="of:=ORG.LIBREOFFICE.REGEX([.G107];&quot;.*m(.*)s.*&quot;;&quot;$1&quot;)" office:value-type="string" office:string-value=" 03.43" calcext:value-type="string">
            <text:p> 03.43</text:p>
          </table:table-cell>
          <table:table-cell table:formula="of:=VALUE([.T107])" office:value-type="float" office:value="3.43" calcext:value-type="float">
            <text:p>3.43</text:p>
          </table:table-cell>
          <table:table-cell table:formula="of:=ORG.LIBREOFFICE.REGEX([.H107];&quot;(.*)°.*&quot;;&quot;$1&quot;)" office:value-type="string" office:string-value="+68" calcext:value-type="string">
            <text:p>+68</text:p>
          </table:table-cell>
          <table:table-cell table:formula="of:=VALUE([.V107])" office:value-type="float" office:value="68" calcext:value-type="float">
            <text:p>68</text:p>
          </table:table-cell>
          <table:table-cell table:formula="of:=ORG.LIBREOFFICE.REGEX([.H107];&quot;.*°(.*)′ .*&quot;;&quot;$1&quot;)" office:value-type="string" office:string-value=" 44" calcext:value-type="string">
            <text:p> 44</text:p>
          </table:table-cell>
          <table:table-cell table:formula="of:=VALUE([.X107])" office:value-type="float" office:value="44" calcext:value-type="float">
            <text:p>44</text:p>
          </table:table-cell>
          <table:table-cell table:formula="of:=ORG.LIBREOFFICE.REGEX([.H107];&quot;.*′(.*)″.*&quot;;&quot;$1&quot;)" office:value-type="string" office:string-value=" 51.8" calcext:value-type="string">
            <text:p> 51.8</text:p>
          </table:table-cell>
          <table:table-cell table:formula="of:=VALUE([.Z107])" office:value-type="float" office:value="51.8" calcext:value-type="float">
            <text:p>51.8</text:p>
          </table:table-cell>
          <table:table-cell table:formula="of:=[.Q107]+[.S107]/60+[.U107]/3600" office:value-type="float" office:value="10.3509527777778" calcext:value-type="float">
            <text:p>10.3509527777778</text:p>
          </table:table-cell>
          <table:table-cell table:formula="of:=[.W107]+[.Y107]/60+[.AA107]/3600" office:value-type="float" office:value="68.7477222222222" calcext:value-type="float">
            <text:p>68.7477222222222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7989" calcext:value-type="float">
            <text:p>97989</text:p>
          </table:table-cell>
          <table:table-cell office:value-type="float" office:value="55086" calcext:value-type="float">
            <text:p>55086</text:p>
          </table:table-cell>
          <table:table-cell office:value-type="string" calcext:value-type="string">
            <text:p>11h 16m 41.93s</text:p>
          </table:table-cell>
          <table:table-cell office:value-type="string" calcext:value-type="string">
            <text:p>+49° 28′ 34.6″</text:p>
          </table:table-cell>
          <table:table-cell office:value-type="float" office:value="5.88" calcext:value-type="float">
            <text:p>5.88</text:p>
          </table:table-cell>
          <table:table-cell office:value-type="float" office:value="0.32" calcext:value-type="float">
            <text:p>0.32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K0III:</text:p>
          </table:table-cell>
          <table:table-cell table:number-columns-repeated="3"/>
          <table:table-cell table:formula="of:=MIDB([.$G108];1;2)" office:value-type="string" office:string-value="11" calcext:value-type="string">
            <text:p>11</text:p>
          </table:table-cell>
          <table:table-cell table:formula="of:=VALUE([.P108])" office:value-type="float" office:value="11" calcext:value-type="float">
            <text:p>11</text:p>
          </table:table-cell>
          <table:table-cell table:formula="of:=ORG.LIBREOFFICE.REGEX([.G108];&quot;.*h(.*)m.*&quot;;&quot;$1&quot;)" office:value-type="string" office:string-value=" 16" calcext:value-type="string">
            <text:p> 16</text:p>
          </table:table-cell>
          <table:table-cell table:formula="of:=VALUE([.R108])" office:value-type="float" office:value="16" calcext:value-type="float">
            <text:p>16</text:p>
          </table:table-cell>
          <table:table-cell table:formula="of:=ORG.LIBREOFFICE.REGEX([.G108];&quot;.*m(.*)s.*&quot;;&quot;$1&quot;)" office:value-type="string" office:string-value=" 41.93" calcext:value-type="string">
            <text:p> 41.93</text:p>
          </table:table-cell>
          <table:table-cell table:formula="of:=VALUE([.T108])" office:value-type="float" office:value="41.93" calcext:value-type="float">
            <text:p>41.93</text:p>
          </table:table-cell>
          <table:table-cell table:formula="of:=ORG.LIBREOFFICE.REGEX([.H108];&quot;(.*)°.*&quot;;&quot;$1&quot;)" office:value-type="string" office:string-value="+49" calcext:value-type="string">
            <text:p>+49</text:p>
          </table:table-cell>
          <table:table-cell table:formula="of:=VALUE([.V108])" office:value-type="float" office:value="49" calcext:value-type="float">
            <text:p>49</text:p>
          </table:table-cell>
          <table:table-cell table:formula="of:=ORG.LIBREOFFICE.REGEX([.H108];&quot;.*°(.*)′ .*&quot;;&quot;$1&quot;)" office:value-type="string" office:string-value=" 28" calcext:value-type="string">
            <text:p> 28</text:p>
          </table:table-cell>
          <table:table-cell table:formula="of:=VALUE([.X108])" office:value-type="float" office:value="28" calcext:value-type="float">
            <text:p>28</text:p>
          </table:table-cell>
          <table:table-cell table:formula="of:=ORG.LIBREOFFICE.REGEX([.H108];&quot;.*′(.*)″.*&quot;;&quot;$1&quot;)" office:value-type="string" office:string-value=" 34.6" calcext:value-type="string">
            <text:p> 34.6</text:p>
          </table:table-cell>
          <table:table-cell table:formula="of:=VALUE([.Z108])" office:value-type="float" office:value="34.6" calcext:value-type="float">
            <text:p>34.6</text:p>
          </table:table-cell>
          <table:table-cell table:formula="of:=[.Q108]+[.S108]/60+[.U108]/3600" office:value-type="float" office:value="11.2783138888889" calcext:value-type="float">
            <text:p>11.2783138888889</text:p>
          </table:table-cell>
          <table:table-cell table:formula="of:=[.W108]+[.Y108]/60+[.AA108]/3600" office:value-type="float" office:value="49.4762777777778" calcext:value-type="float">
            <text:p>49.4762777777778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11270" calcext:value-type="float">
            <text:p>111270</text:p>
          </table:table-cell>
          <table:table-cell office:value-type="float" office:value="62402" calcext:value-type="float">
            <text:p>62402</text:p>
          </table:table-cell>
          <table:table-cell office:value-type="string" calcext:value-type="string">
            <text:p>12h 47m 18.93s</text:p>
          </table:table-cell>
          <table:table-cell office:value-type="string" calcext:value-type="string">
            <text:p>+62° 46′ 52.1″</text:p>
          </table:table-cell>
          <table:table-cell office:value-type="float" office:value="5.88" calcext:value-type="float">
            <text:p>5.88</text:p>
          </table:table-cell>
          <table:table-cell office:value-type="float" office:value="1.88" calcext:value-type="float">
            <text:p>1.88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A9V</text:p>
          </table:table-cell>
          <table:table-cell table:number-columns-repeated="3"/>
          <table:table-cell table:formula="of:=MIDB([.$G109];1;2)" office:value-type="string" office:string-value="12" calcext:value-type="string">
            <text:p>12</text:p>
          </table:table-cell>
          <table:table-cell table:formula="of:=VALUE([.P109])" office:value-type="float" office:value="12" calcext:value-type="float">
            <text:p>12</text:p>
          </table:table-cell>
          <table:table-cell table:formula="of:=ORG.LIBREOFFICE.REGEX([.G109];&quot;.*h(.*)m.*&quot;;&quot;$1&quot;)" office:value-type="string" office:string-value=" 47" calcext:value-type="string">
            <text:p> 47</text:p>
          </table:table-cell>
          <table:table-cell table:formula="of:=VALUE([.R109])" office:value-type="float" office:value="47" calcext:value-type="float">
            <text:p>47</text:p>
          </table:table-cell>
          <table:table-cell table:formula="of:=ORG.LIBREOFFICE.REGEX([.G109];&quot;.*m(.*)s.*&quot;;&quot;$1&quot;)" office:value-type="string" office:string-value=" 18.93" calcext:value-type="string">
            <text:p> 18.93</text:p>
          </table:table-cell>
          <table:table-cell table:formula="of:=VALUE([.T109])" office:value-type="float" office:value="18.93" calcext:value-type="float">
            <text:p>18.93</text:p>
          </table:table-cell>
          <table:table-cell table:formula="of:=ORG.LIBREOFFICE.REGEX([.H109];&quot;(.*)°.*&quot;;&quot;$1&quot;)" office:value-type="string" office:string-value="+62" calcext:value-type="string">
            <text:p>+62</text:p>
          </table:table-cell>
          <table:table-cell table:formula="of:=VALUE([.V109])" office:value-type="float" office:value="62" calcext:value-type="float">
            <text:p>62</text:p>
          </table:table-cell>
          <table:table-cell table:formula="of:=ORG.LIBREOFFICE.REGEX([.H109];&quot;.*°(.*)′ .*&quot;;&quot;$1&quot;)" office:value-type="string" office:string-value=" 46" calcext:value-type="string">
            <text:p> 46</text:p>
          </table:table-cell>
          <table:table-cell table:formula="of:=VALUE([.X109])" office:value-type="float" office:value="46" calcext:value-type="float">
            <text:p>46</text:p>
          </table:table-cell>
          <table:table-cell table:formula="of:=ORG.LIBREOFFICE.REGEX([.H109];&quot;.*′(.*)″.*&quot;;&quot;$1&quot;)" office:value-type="string" office:string-value=" 52.1" calcext:value-type="string">
            <text:p> 52.1</text:p>
          </table:table-cell>
          <table:table-cell table:formula="of:=VALUE([.Z109])" office:value-type="float" office:value="52.1" calcext:value-type="float">
            <text:p>52.1</text:p>
          </table:table-cell>
          <table:table-cell table:formula="of:=[.Q109]+[.S109]/60+[.U109]/3600" office:value-type="float" office:value="12.7885916666667" calcext:value-type="float">
            <text:p>12.7885916666667</text:p>
          </table:table-cell>
          <table:table-cell table:formula="of:=[.W109]+[.Y109]/60+[.AA109]/3600" office:value-type="float" office:value="62.7811388888889" calcext:value-type="float">
            <text:p>62.7811388888889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71088" calcext:value-type="float">
            <text:p>71088</text:p>
          </table:table-cell>
          <table:table-cell office:value-type="float" office:value="41676" calcext:value-type="float">
            <text:p>41676</text:p>
          </table:table-cell>
          <table:table-cell office:value-type="string" calcext:value-type="string">
            <text:p>08h 29m 46.29s</text:p>
          </table:table-cell>
          <table:table-cell office:value-type="string" calcext:value-type="string">
            <text:p>+67° 17′ 50.7″</text:p>
          </table:table-cell>
          <table:table-cell office:value-type="float" office:value="5.89" calcext:value-type="float">
            <text:p>5.89</text:p>
          </table:table-cell>
          <table:table-cell office:value-type="float" office:value="0.92" calcext:value-type="float">
            <text:p>0.92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G8III</text:p>
          </table:table-cell>
          <table:table-cell table:number-columns-repeated="3"/>
          <table:table-cell table:formula="of:=MIDB([.$G110];1;2)" office:value-type="string" office:string-value="08" calcext:value-type="string">
            <text:p>08</text:p>
          </table:table-cell>
          <table:table-cell table:formula="of:=VALUE([.P110])" office:value-type="float" office:value="8" calcext:value-type="float">
            <text:p>8</text:p>
          </table:table-cell>
          <table:table-cell table:formula="of:=ORG.LIBREOFFICE.REGEX([.G110];&quot;.*h(.*)m.*&quot;;&quot;$1&quot;)" office:value-type="string" office:string-value=" 29" calcext:value-type="string">
            <text:p> 29</text:p>
          </table:table-cell>
          <table:table-cell table:formula="of:=VALUE([.R110])" office:value-type="float" office:value="29" calcext:value-type="float">
            <text:p>29</text:p>
          </table:table-cell>
          <table:table-cell table:formula="of:=ORG.LIBREOFFICE.REGEX([.G110];&quot;.*m(.*)s.*&quot;;&quot;$1&quot;)" office:value-type="string" office:string-value=" 46.29" calcext:value-type="string">
            <text:p> 46.29</text:p>
          </table:table-cell>
          <table:table-cell table:formula="of:=VALUE([.T110])" office:value-type="float" office:value="46.29" calcext:value-type="float">
            <text:p>46.29</text:p>
          </table:table-cell>
          <table:table-cell table:formula="of:=ORG.LIBREOFFICE.REGEX([.H110];&quot;(.*)°.*&quot;;&quot;$1&quot;)" office:value-type="string" office:string-value="+67" calcext:value-type="string">
            <text:p>+67</text:p>
          </table:table-cell>
          <table:table-cell table:formula="of:=VALUE([.V110])" office:value-type="float" office:value="67" calcext:value-type="float">
            <text:p>67</text:p>
          </table:table-cell>
          <table:table-cell table:formula="of:=ORG.LIBREOFFICE.REGEX([.H110];&quot;.*°(.*)′ .*&quot;;&quot;$1&quot;)" office:value-type="string" office:string-value=" 17" calcext:value-type="string">
            <text:p> 17</text:p>
          </table:table-cell>
          <table:table-cell table:formula="of:=VALUE([.X110])" office:value-type="float" office:value="17" calcext:value-type="float">
            <text:p>17</text:p>
          </table:table-cell>
          <table:table-cell table:formula="of:=ORG.LIBREOFFICE.REGEX([.H110];&quot;.*′(.*)″.*&quot;;&quot;$1&quot;)" office:value-type="string" office:string-value=" 50.7" calcext:value-type="string">
            <text:p> 50.7</text:p>
          </table:table-cell>
          <table:table-cell table:formula="of:=VALUE([.Z110])" office:value-type="float" office:value="50.7" calcext:value-type="float">
            <text:p>50.7</text:p>
          </table:table-cell>
          <table:table-cell table:formula="of:=[.Q110]+[.S110]/60+[.U110]/3600" office:value-type="float" office:value="8.49619166666667" calcext:value-type="float">
            <text:p>8.49619166666667</text:p>
          </table:table-cell>
          <table:table-cell table:formula="of:=[.W110]+[.Y110]/60+[.AA110]/3600" office:value-type="float" office:value="67.2974166666667" calcext:value-type="float">
            <text:p>67.2974166666667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6834" calcext:value-type="float">
            <text:p>96834</text:p>
          </table:table-cell>
          <table:table-cell office:value-type="float" office:value="54537" calcext:value-type="float">
            <text:p>54537</text:p>
          </table:table-cell>
          <table:table-cell office:value-type="string" calcext:value-type="string">
            <text:p>11h 09m 38.55s</text:p>
          </table:table-cell>
          <table:table-cell office:value-type="string" calcext:value-type="string">
            <text:p>+43° 12′ 27.9″</text:p>
          </table:table-cell>
          <table:table-cell office:value-type="float" office:value="5.89" calcext:value-type="float">
            <text:p>5.89</text:p>
          </table:table-cell>
          <table:table-cell office:value-type="string" calcext:value-type="string">
            <text:p>−0.31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M2III</text:p>
          </table:table-cell>
          <table:table-cell table:number-columns-repeated="3"/>
          <table:table-cell table:formula="of:=MIDB([.$G111];1;2)" office:value-type="string" office:string-value="11" calcext:value-type="string">
            <text:p>11</text:p>
          </table:table-cell>
          <table:table-cell table:formula="of:=VALUE([.P111])" office:value-type="float" office:value="11" calcext:value-type="float">
            <text:p>11</text:p>
          </table:table-cell>
          <table:table-cell table:formula="of:=ORG.LIBREOFFICE.REGEX([.G111];&quot;.*h(.*)m.*&quot;;&quot;$1&quot;)" office:value-type="string" office:string-value=" 09" calcext:value-type="string">
            <text:p> 09</text:p>
          </table:table-cell>
          <table:table-cell table:formula="of:=VALUE([.R111])" office:value-type="float" office:value="9" calcext:value-type="float">
            <text:p>9</text:p>
          </table:table-cell>
          <table:table-cell table:formula="of:=ORG.LIBREOFFICE.REGEX([.G111];&quot;.*m(.*)s.*&quot;;&quot;$1&quot;)" office:value-type="string" office:string-value=" 38.55" calcext:value-type="string">
            <text:p> 38.55</text:p>
          </table:table-cell>
          <table:table-cell table:formula="of:=VALUE([.T111])" office:value-type="float" office:value="38.55" calcext:value-type="float">
            <text:p>38.55</text:p>
          </table:table-cell>
          <table:table-cell table:formula="of:=ORG.LIBREOFFICE.REGEX([.H111];&quot;(.*)°.*&quot;;&quot;$1&quot;)" office:value-type="string" office:string-value="+43" calcext:value-type="string">
            <text:p>+43</text:p>
          </table:table-cell>
          <table:table-cell table:formula="of:=VALUE([.V111])" office:value-type="float" office:value="43" calcext:value-type="float">
            <text:p>43</text:p>
          </table:table-cell>
          <table:table-cell table:formula="of:=ORG.LIBREOFFICE.REGEX([.H111];&quot;.*°(.*)′ .*&quot;;&quot;$1&quot;)" office:value-type="string" office:string-value=" 12" calcext:value-type="string">
            <text:p> 12</text:p>
          </table:table-cell>
          <table:table-cell table:formula="of:=VALUE([.X111])" office:value-type="float" office:value="12" calcext:value-type="float">
            <text:p>12</text:p>
          </table:table-cell>
          <table:table-cell table:formula="of:=ORG.LIBREOFFICE.REGEX([.H111];&quot;.*′(.*)″.*&quot;;&quot;$1&quot;)" office:value-type="string" office:string-value=" 27.9" calcext:value-type="string">
            <text:p> 27.9</text:p>
          </table:table-cell>
          <table:table-cell table:formula="of:=VALUE([.Z111])" office:value-type="float" office:value="27.9" calcext:value-type="float">
            <text:p>27.9</text:p>
          </table:table-cell>
          <table:table-cell table:formula="of:=[.Q111]+[.S111]/60+[.U111]/3600" office:value-type="float" office:value="11.1607083333333" calcext:value-type="float">
            <text:p>11.1607083333333</text:p>
          </table:table-cell>
          <table:table-cell table:formula="of:=[.W111]+[.Y111]/60+[.AA111]/3600" office:value-type="float" office:value="43.20775" calcext:value-type="float">
            <text:p>43.20775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73171" calcext:value-type="float">
            <text:p>73171</text:p>
          </table:table-cell>
          <table:table-cell office:value-type="float" office:value="42452" calcext:value-type="float">
            <text:p>42452</text:p>
          </table:table-cell>
          <table:table-cell office:value-type="string" calcext:value-type="string">
            <text:p>08h 39m 17.65s</text:p>
          </table:table-cell>
          <table:table-cell office:value-type="string" calcext:value-type="string">
            <text:p>+52° 42′ 42.1″</text:p>
          </table:table-cell>
          <table:table-cell office:value-type="float" office:value="5.91" calcext:value-type="float">
            <text:p>5.91</text:p>
          </table:table-cell>
          <table:table-cell office:value-type="float" office:value="0.48" calcext:value-type="float">
            <text:p>0.48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K1III:</text:p>
          </table:table-cell>
          <table:table-cell table:number-columns-repeated="3"/>
          <table:table-cell table:formula="of:=MIDB([.$G112];1;2)" office:value-type="string" office:string-value="08" calcext:value-type="string">
            <text:p>08</text:p>
          </table:table-cell>
          <table:table-cell table:formula="of:=VALUE([.P112])" office:value-type="float" office:value="8" calcext:value-type="float">
            <text:p>8</text:p>
          </table:table-cell>
          <table:table-cell table:formula="of:=ORG.LIBREOFFICE.REGEX([.G112];&quot;.*h(.*)m.*&quot;;&quot;$1&quot;)" office:value-type="string" office:string-value=" 39" calcext:value-type="string">
            <text:p> 39</text:p>
          </table:table-cell>
          <table:table-cell table:formula="of:=VALUE([.R112])" office:value-type="float" office:value="39" calcext:value-type="float">
            <text:p>39</text:p>
          </table:table-cell>
          <table:table-cell table:formula="of:=ORG.LIBREOFFICE.REGEX([.G112];&quot;.*m(.*)s.*&quot;;&quot;$1&quot;)" office:value-type="string" office:string-value=" 17.65" calcext:value-type="string">
            <text:p> 17.65</text:p>
          </table:table-cell>
          <table:table-cell table:formula="of:=VALUE([.T112])" office:value-type="float" office:value="17.65" calcext:value-type="float">
            <text:p>17.65</text:p>
          </table:table-cell>
          <table:table-cell table:formula="of:=ORG.LIBREOFFICE.REGEX([.H112];&quot;(.*)°.*&quot;;&quot;$1&quot;)" office:value-type="string" office:string-value="+52" calcext:value-type="string">
            <text:p>+52</text:p>
          </table:table-cell>
          <table:table-cell table:formula="of:=VALUE([.V112])" office:value-type="float" office:value="52" calcext:value-type="float">
            <text:p>52</text:p>
          </table:table-cell>
          <table:table-cell table:formula="of:=ORG.LIBREOFFICE.REGEX([.H112];&quot;.*°(.*)′ .*&quot;;&quot;$1&quot;)" office:value-type="string" office:string-value=" 42" calcext:value-type="string">
            <text:p> 42</text:p>
          </table:table-cell>
          <table:table-cell table:formula="of:=VALUE([.X112])" office:value-type="float" office:value="42" calcext:value-type="float">
            <text:p>42</text:p>
          </table:table-cell>
          <table:table-cell table:formula="of:=ORG.LIBREOFFICE.REGEX([.H112];&quot;.*′(.*)″.*&quot;;&quot;$1&quot;)" office:value-type="string" office:string-value=" 42.1" calcext:value-type="string">
            <text:p> 42.1</text:p>
          </table:table-cell>
          <table:table-cell table:formula="of:=VALUE([.Z112])" office:value-type="float" office:value="42.1" calcext:value-type="float">
            <text:p>42.1</text:p>
          </table:table-cell>
          <table:table-cell table:formula="of:=[.Q112]+[.S112]/60+[.U112]/3600" office:value-type="float" office:value="8.65490277777778" calcext:value-type="float">
            <text:p>8.65490277777778</text:p>
          </table:table-cell>
          <table:table-cell table:formula="of:=[.W112]+[.Y112]/60+[.AA112]/3600" office:value-type="float" office:value="52.7116944444445" calcext:value-type="float">
            <text:p>52.7116944444445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4132" calcext:value-type="float">
            <text:p>94132</text:p>
          </table:table-cell>
          <table:table-cell office:value-type="float" office:value="53257" calcext:value-type="float">
            <text:p>53257</text:p>
          </table:table-cell>
          <table:table-cell office:value-type="string" calcext:value-type="string">
            <text:p>10h 53m 31.38s</text:p>
          </table:table-cell>
          <table:table-cell office:value-type="string" calcext:value-type="string">
            <text:p>+69° 51′ 14.6″</text:p>
          </table:table-cell>
          <table:table-cell office:value-type="float" office:value="5.91" calcext:value-type="float">
            <text:p>5.91</text:p>
          </table:table-cell>
          <table:table-cell office:value-type="float" office:value="2.72" calcext:value-type="float">
            <text:p>2.7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G9IV</text:p>
          </table:table-cell>
          <table:table-cell table:number-columns-repeated="3"/>
          <table:table-cell table:formula="of:=MIDB([.$G113];1;2)" office:value-type="string" office:string-value="10" calcext:value-type="string">
            <text:p>10</text:p>
          </table:table-cell>
          <table:table-cell table:formula="of:=VALUE([.P113])" office:value-type="float" office:value="10" calcext:value-type="float">
            <text:p>10</text:p>
          </table:table-cell>
          <table:table-cell table:formula="of:=ORG.LIBREOFFICE.REGEX([.G113];&quot;.*h(.*)m.*&quot;;&quot;$1&quot;)" office:value-type="string" office:string-value=" 53" calcext:value-type="string">
            <text:p> 53</text:p>
          </table:table-cell>
          <table:table-cell table:formula="of:=VALUE([.R113])" office:value-type="float" office:value="53" calcext:value-type="float">
            <text:p>53</text:p>
          </table:table-cell>
          <table:table-cell table:formula="of:=ORG.LIBREOFFICE.REGEX([.G113];&quot;.*m(.*)s.*&quot;;&quot;$1&quot;)" office:value-type="string" office:string-value=" 31.38" calcext:value-type="string">
            <text:p> 31.38</text:p>
          </table:table-cell>
          <table:table-cell table:formula="of:=VALUE([.T113])" office:value-type="float" office:value="31.38" calcext:value-type="float">
            <text:p>31.38</text:p>
          </table:table-cell>
          <table:table-cell table:formula="of:=ORG.LIBREOFFICE.REGEX([.H113];&quot;(.*)°.*&quot;;&quot;$1&quot;)" office:value-type="string" office:string-value="+69" calcext:value-type="string">
            <text:p>+69</text:p>
          </table:table-cell>
          <table:table-cell table:formula="of:=VALUE([.V113])" office:value-type="float" office:value="69" calcext:value-type="float">
            <text:p>69</text:p>
          </table:table-cell>
          <table:table-cell table:formula="of:=ORG.LIBREOFFICE.REGEX([.H113];&quot;.*°(.*)′ .*&quot;;&quot;$1&quot;)" office:value-type="string" office:string-value=" 51" calcext:value-type="string">
            <text:p> 51</text:p>
          </table:table-cell>
          <table:table-cell table:formula="of:=VALUE([.X113])" office:value-type="float" office:value="51" calcext:value-type="float">
            <text:p>51</text:p>
          </table:table-cell>
          <table:table-cell table:formula="of:=ORG.LIBREOFFICE.REGEX([.H113];&quot;.*′(.*)″.*&quot;;&quot;$1&quot;)" office:value-type="string" office:string-value=" 14.6" calcext:value-type="string">
            <text:p> 14.6</text:p>
          </table:table-cell>
          <table:table-cell table:formula="of:=VALUE([.Z113])" office:value-type="float" office:value="14.6" calcext:value-type="float">
            <text:p>14.6</text:p>
          </table:table-cell>
          <table:table-cell table:formula="of:=[.Q113]+[.S113]/60+[.U113]/3600" office:value-type="float" office:value="10.89205" calcext:value-type="float">
            <text:p>10.89205</text:p>
          </table:table-cell>
          <table:table-cell table:formula="of:=[.W113]+[.Y113]/60+[.AA113]/3600" office:value-type="float" office:value="69.8540555555556" calcext:value-type="float">
            <text:p>69.8540555555556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78935" calcext:value-type="float">
            <text:p>78935</text:p>
          </table:table-cell>
          <table:table-cell office:value-type="float" office:value="45461" calcext:value-type="float">
            <text:p>45461</text:p>
          </table:table-cell>
          <table:table-cell office:value-type="string" calcext:value-type="string">
            <text:p>09h 15m 52.75s</text:p>
          </table:table-cell>
          <table:table-cell office:value-type="string" calcext:value-type="string">
            <text:p>+72° 56′ 47.3″</text:p>
          </table:table-cell>
          <table:table-cell office:value-type="float" office:value="5.93" calcext:value-type="float">
            <text:p>5.93</text:p>
          </table:table-cell>
          <table:table-cell office:value-type="float" office:value="1.18" calcext:value-type="float">
            <text:p>1.18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F0III</text:p>
          </table:table-cell>
          <table:table-cell table:number-columns-repeated="3"/>
          <table:table-cell table:formula="of:=MIDB([.$G114];1;2)" office:value-type="string" office:string-value="09" calcext:value-type="string">
            <text:p>09</text:p>
          </table:table-cell>
          <table:table-cell table:formula="of:=VALUE([.P114])" office:value-type="float" office:value="9" calcext:value-type="float">
            <text:p>9</text:p>
          </table:table-cell>
          <table:table-cell table:formula="of:=ORG.LIBREOFFICE.REGEX([.G114];&quot;.*h(.*)m.*&quot;;&quot;$1&quot;)" office:value-type="string" office:string-value=" 15" calcext:value-type="string">
            <text:p> 15</text:p>
          </table:table-cell>
          <table:table-cell table:formula="of:=VALUE([.R114])" office:value-type="float" office:value="15" calcext:value-type="float">
            <text:p>15</text:p>
          </table:table-cell>
          <table:table-cell table:formula="of:=ORG.LIBREOFFICE.REGEX([.G114];&quot;.*m(.*)s.*&quot;;&quot;$1&quot;)" office:value-type="string" office:string-value=" 52.75" calcext:value-type="string">
            <text:p> 52.75</text:p>
          </table:table-cell>
          <table:table-cell table:formula="of:=VALUE([.T114])" office:value-type="float" office:value="52.75" calcext:value-type="float">
            <text:p>52.75</text:p>
          </table:table-cell>
          <table:table-cell table:formula="of:=ORG.LIBREOFFICE.REGEX([.H114];&quot;(.*)°.*&quot;;&quot;$1&quot;)" office:value-type="string" office:string-value="+72" calcext:value-type="string">
            <text:p>+72</text:p>
          </table:table-cell>
          <table:table-cell table:formula="of:=VALUE([.V114])" office:value-type="float" office:value="72" calcext:value-type="float">
            <text:p>72</text:p>
          </table:table-cell>
          <table:table-cell table:formula="of:=ORG.LIBREOFFICE.REGEX([.H114];&quot;.*°(.*)′ .*&quot;;&quot;$1&quot;)" office:value-type="string" office:string-value=" 56" calcext:value-type="string">
            <text:p> 56</text:p>
          </table:table-cell>
          <table:table-cell table:formula="of:=VALUE([.X114])" office:value-type="float" office:value="56" calcext:value-type="float">
            <text:p>56</text:p>
          </table:table-cell>
          <table:table-cell table:formula="of:=ORG.LIBREOFFICE.REGEX([.H114];&quot;.*′(.*)″.*&quot;;&quot;$1&quot;)" office:value-type="string" office:string-value=" 47.3" calcext:value-type="string">
            <text:p> 47.3</text:p>
          </table:table-cell>
          <table:table-cell table:formula="of:=VALUE([.Z114])" office:value-type="float" office:value="47.3" calcext:value-type="float">
            <text:p>47.3</text:p>
          </table:table-cell>
          <table:table-cell table:formula="of:=[.Q114]+[.S114]/60+[.U114]/3600" office:value-type="float" office:value="9.26465277777778" calcext:value-type="float">
            <text:p>9.26465277777778</text:p>
          </table:table-cell>
          <table:table-cell table:formula="of:=[.W114]+[.Y114]/60+[.AA114]/3600" office:value-type="float" office:value="72.9464722222222" calcext:value-type="float">
            <text:p>72.9464722222222</text:p>
          </table:table-cell>
        </table:table-row>
        <table:table-row table:style-name="ro4">
          <table:table-cell office:value-type="string" calcext:value-type="string">
            <text:p>58 UMa</text:p>
          </table:table-cell>
          <table:table-cell/>
          <table:table-cell table:style-name="ce2" office:value-type="float" office:value="58" calcext:value-type="float">
            <text:p>58</text:p>
          </table:table-cell>
          <table:table-cell/>
          <table:table-cell office:value-type="float" office:value="99984" calcext:value-type="float">
            <text:p>99984</text:p>
          </table:table-cell>
          <table:table-cell office:value-type="float" office:value="56148" calcext:value-type="float">
            <text:p>56148</text:p>
          </table:table-cell>
          <table:table-cell office:value-type="string" calcext:value-type="string">
            <text:p>11h 30m 31.17s</text:p>
          </table:table-cell>
          <table:table-cell office:value-type="string" calcext:value-type="string">
            <text:p>+43° 10′ 23.0″</text:p>
          </table:table-cell>
          <table:table-cell office:value-type="float" office:value="5.94" calcext:value-type="float">
            <text:p>5.94</text:p>
          </table:table-cell>
          <table:table-cell office:value-type="float" office:value="2.19" calcext:value-type="float">
            <text:p>2.19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4V</text:p>
          </table:table-cell>
          <table:table-cell table:number-columns-repeated="3"/>
          <table:table-cell table:formula="of:=MIDB([.$G115];1;2)" office:value-type="string" office:string-value="11" calcext:value-type="string">
            <text:p>11</text:p>
          </table:table-cell>
          <table:table-cell table:formula="of:=VALUE([.P115])" office:value-type="float" office:value="11" calcext:value-type="float">
            <text:p>11</text:p>
          </table:table-cell>
          <table:table-cell table:formula="of:=ORG.LIBREOFFICE.REGEX([.G115];&quot;.*h(.*)m.*&quot;;&quot;$1&quot;)" office:value-type="string" office:string-value=" 30" calcext:value-type="string">
            <text:p> 30</text:p>
          </table:table-cell>
          <table:table-cell table:formula="of:=VALUE([.R115])" office:value-type="float" office:value="30" calcext:value-type="float">
            <text:p>30</text:p>
          </table:table-cell>
          <table:table-cell table:formula="of:=ORG.LIBREOFFICE.REGEX([.G115];&quot;.*m(.*)s.*&quot;;&quot;$1&quot;)" office:value-type="string" office:string-value=" 31.17" calcext:value-type="string">
            <text:p> 31.17</text:p>
          </table:table-cell>
          <table:table-cell table:formula="of:=VALUE([.T115])" office:value-type="float" office:value="31.17" calcext:value-type="float">
            <text:p>31.17</text:p>
          </table:table-cell>
          <table:table-cell table:formula="of:=ORG.LIBREOFFICE.REGEX([.H115];&quot;(.*)°.*&quot;;&quot;$1&quot;)" office:value-type="string" office:string-value="+43" calcext:value-type="string">
            <text:p>+43</text:p>
          </table:table-cell>
          <table:table-cell table:formula="of:=VALUE([.V115])" office:value-type="float" office:value="43" calcext:value-type="float">
            <text:p>43</text:p>
          </table:table-cell>
          <table:table-cell table:formula="of:=ORG.LIBREOFFICE.REGEX([.H115];&quot;.*°(.*)′ .*&quot;;&quot;$1&quot;)" office:value-type="string" office:string-value=" 10" calcext:value-type="string">
            <text:p> 10</text:p>
          </table:table-cell>
          <table:table-cell table:formula="of:=VALUE([.X115])" office:value-type="float" office:value="10" calcext:value-type="float">
            <text:p>10</text:p>
          </table:table-cell>
          <table:table-cell table:formula="of:=ORG.LIBREOFFICE.REGEX([.H115];&quot;.*′(.*)″.*&quot;;&quot;$1&quot;)" office:value-type="string" office:string-value=" 23.0" calcext:value-type="string">
            <text:p> 23.0</text:p>
          </table:table-cell>
          <table:table-cell table:formula="of:=VALUE([.Z115])" office:value-type="float" office:value="23" calcext:value-type="float">
            <text:p>23</text:p>
          </table:table-cell>
          <table:table-cell table:formula="of:=[.Q115]+[.S115]/60+[.U115]/3600" office:value-type="float" office:value="11.5086583333333" calcext:value-type="float">
            <text:p>11.5086583333333</text:p>
          </table:table-cell>
          <table:table-cell table:formula="of:=[.W115]+[.Y115]/60+[.AA115]/3600" office:value-type="float" office:value="43.1730555555556" calcext:value-type="float">
            <text:p>43.1730555555556</text:p>
          </table:table-cell>
        </table:table-row>
        <table:table-row table:style-name="ro4">
          <table:table-cell office:value-type="string" calcext:value-type="string">
            <text:p>VY UMa</text:p>
          </table:table-cell>
          <table:table-cell table:number-columns-repeated="2"/>
          <table:table-cell table:style-name="ce2" office:value-type="string" calcext:value-type="string">
            <text:p>VY</text:p>
          </table:table-cell>
          <table:table-cell office:value-type="float" office:value="92839" calcext:value-type="float">
            <text:p>92839</text:p>
          </table:table-cell>
          <table:table-cell office:value-type="float" office:value="52577" calcext:value-type="float">
            <text:p>52577</text:p>
          </table:table-cell>
          <table:table-cell office:value-type="string" calcext:value-type="string">
            <text:p>10h 45m 04.02s</text:p>
          </table:table-cell>
          <table:table-cell office:value-type="string" calcext:value-type="string">
            <text:p>+67° 24′ 41.0″</text:p>
          </table:table-cell>
          <table:table-cell office:value-type="float" office:value="5.95" calcext:value-type="float">
            <text:p>5.95</text:p>
          </table:table-cell>
          <table:table-cell office:value-type="string" calcext:value-type="string">
            <text:p>−1.75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C5II</text:p>
          </table:table-cell>
          <table:table-cell table:number-columns-repeated="3"/>
          <table:table-cell table:formula="of:=MIDB([.$G116];1;2)" office:value-type="string" office:string-value="10" calcext:value-type="string">
            <text:p>10</text:p>
          </table:table-cell>
          <table:table-cell table:formula="of:=VALUE([.P116])" office:value-type="float" office:value="10" calcext:value-type="float">
            <text:p>10</text:p>
          </table:table-cell>
          <table:table-cell table:formula="of:=ORG.LIBREOFFICE.REGEX([.G116];&quot;.*h(.*)m.*&quot;;&quot;$1&quot;)" office:value-type="string" office:string-value=" 45" calcext:value-type="string">
            <text:p> 45</text:p>
          </table:table-cell>
          <table:table-cell table:formula="of:=VALUE([.R116])" office:value-type="float" office:value="45" calcext:value-type="float">
            <text:p>45</text:p>
          </table:table-cell>
          <table:table-cell table:formula="of:=ORG.LIBREOFFICE.REGEX([.G116];&quot;.*m(.*)s.*&quot;;&quot;$1&quot;)" office:value-type="string" office:string-value=" 04.02" calcext:value-type="string">
            <text:p> 04.02</text:p>
          </table:table-cell>
          <table:table-cell table:formula="of:=VALUE([.T116])" office:value-type="float" office:value="4.02" calcext:value-type="float">
            <text:p>4.02</text:p>
          </table:table-cell>
          <table:table-cell table:formula="of:=ORG.LIBREOFFICE.REGEX([.H116];&quot;(.*)°.*&quot;;&quot;$1&quot;)" office:value-type="string" office:string-value="+67" calcext:value-type="string">
            <text:p>+67</text:p>
          </table:table-cell>
          <table:table-cell table:formula="of:=VALUE([.V116])" office:value-type="float" office:value="67" calcext:value-type="float">
            <text:p>67</text:p>
          </table:table-cell>
          <table:table-cell table:formula="of:=ORG.LIBREOFFICE.REGEX([.H116];&quot;.*°(.*)′ .*&quot;;&quot;$1&quot;)" office:value-type="string" office:string-value=" 24" calcext:value-type="string">
            <text:p> 24</text:p>
          </table:table-cell>
          <table:table-cell table:formula="of:=VALUE([.X116])" office:value-type="float" office:value="24" calcext:value-type="float">
            <text:p>24</text:p>
          </table:table-cell>
          <table:table-cell table:formula="of:=ORG.LIBREOFFICE.REGEX([.H116];&quot;.*′(.*)″.*&quot;;&quot;$1&quot;)" office:value-type="string" office:string-value=" 41.0" calcext:value-type="string">
            <text:p> 41.0</text:p>
          </table:table-cell>
          <table:table-cell table:formula="of:=VALUE([.Z116])" office:value-type="float" office:value="41" calcext:value-type="float">
            <text:p>41</text:p>
          </table:table-cell>
          <table:table-cell table:formula="of:=[.Q116]+[.S116]/60+[.U116]/3600" office:value-type="float" office:value="10.7511166666667" calcext:value-type="float">
            <text:p>10.7511166666667</text:p>
          </table:table-cell>
          <table:table-cell table:formula="of:=[.W116]+[.Y116]/60+[.AA116]/3600" office:value-type="float" office:value="67.4113888888889" calcext:value-type="float">
            <text:p>67.4113888888889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04075" calcext:value-type="float">
            <text:p>104075</text:p>
          </table:table-cell>
          <table:table-cell office:value-type="float" office:value="58460" calcext:value-type="float">
            <text:p>58460</text:p>
          </table:table-cell>
          <table:table-cell office:value-type="string" calcext:value-type="string">
            <text:p>11h 59m 17.54s</text:p>
          </table:table-cell>
          <table:table-cell office:value-type="string" calcext:value-type="string">
            <text:p>+33° 10′ 01.3″</text:p>
          </table:table-cell>
          <table:table-cell office:value-type="float" office:value="5.95" calcext:value-type="float">
            <text:p>5.95</text:p>
          </table:table-cell>
          <table:table-cell office:value-type="string" calcext:value-type="string">
            <text:p>−0.62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K1III</text:p>
          </table:table-cell>
          <table:table-cell table:number-columns-repeated="3"/>
          <table:table-cell table:formula="of:=MIDB([.$G117];1;2)" office:value-type="string" office:string-value="11" calcext:value-type="string">
            <text:p>11</text:p>
          </table:table-cell>
          <table:table-cell table:formula="of:=VALUE([.P117])" office:value-type="float" office:value="11" calcext:value-type="float">
            <text:p>11</text:p>
          </table:table-cell>
          <table:table-cell table:formula="of:=ORG.LIBREOFFICE.REGEX([.G117];&quot;.*h(.*)m.*&quot;;&quot;$1&quot;)" office:value-type="string" office:string-value=" 59" calcext:value-type="string">
            <text:p> 59</text:p>
          </table:table-cell>
          <table:table-cell table:formula="of:=VALUE([.R117])" office:value-type="float" office:value="59" calcext:value-type="float">
            <text:p>59</text:p>
          </table:table-cell>
          <table:table-cell table:formula="of:=ORG.LIBREOFFICE.REGEX([.G117];&quot;.*m(.*)s.*&quot;;&quot;$1&quot;)" office:value-type="string" office:string-value=" 17.54" calcext:value-type="string">
            <text:p> 17.54</text:p>
          </table:table-cell>
          <table:table-cell table:formula="of:=VALUE([.T117])" office:value-type="float" office:value="17.54" calcext:value-type="float">
            <text:p>17.54</text:p>
          </table:table-cell>
          <table:table-cell table:formula="of:=ORG.LIBREOFFICE.REGEX([.H117];&quot;(.*)°.*&quot;;&quot;$1&quot;)" office:value-type="string" office:string-value="+33" calcext:value-type="string">
            <text:p>+33</text:p>
          </table:table-cell>
          <table:table-cell table:formula="of:=VALUE([.V117])" office:value-type="float" office:value="33" calcext:value-type="float">
            <text:p>33</text:p>
          </table:table-cell>
          <table:table-cell table:formula="of:=ORG.LIBREOFFICE.REGEX([.H117];&quot;.*°(.*)′ .*&quot;;&quot;$1&quot;)" office:value-type="string" office:string-value=" 10" calcext:value-type="string">
            <text:p> 10</text:p>
          </table:table-cell>
          <table:table-cell table:formula="of:=VALUE([.X117])" office:value-type="float" office:value="10" calcext:value-type="float">
            <text:p>10</text:p>
          </table:table-cell>
          <table:table-cell table:formula="of:=ORG.LIBREOFFICE.REGEX([.H117];&quot;.*′(.*)″.*&quot;;&quot;$1&quot;)" office:value-type="string" office:string-value=" 01.3" calcext:value-type="string">
            <text:p> 01.3</text:p>
          </table:table-cell>
          <table:table-cell table:formula="of:=VALUE([.Z117])" office:value-type="float" office:value="1.3" calcext:value-type="float">
            <text:p>1.3</text:p>
          </table:table-cell>
          <table:table-cell table:formula="of:=[.Q117]+[.S117]/60+[.U117]/3600" office:value-type="float" office:value="11.9882055555556" calcext:value-type="float">
            <text:p>11.9882055555556</text:p>
          </table:table-cell>
          <table:table-cell table:formula="of:=[.W117]+[.Y117]/60+[.AA117]/3600" office:value-type="float" office:value="33.1670277777778" calcext:value-type="float">
            <text:p>33.1670277777778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79763" calcext:value-type="float">
            <text:p>79763</text:p>
          </table:table-cell>
          <table:table-cell office:value-type="float" office:value="45590" calcext:value-type="float">
            <text:p>45590</text:p>
          </table:table-cell>
          <table:table-cell office:value-type="string" calcext:value-type="string">
            <text:p>09h 17m 31.17s</text:p>
          </table:table-cell>
          <table:table-cell office:value-type="string" calcext:value-type="string">
            <text:p>+46° 49′ 01.9″</text:p>
          </table:table-cell>
          <table:table-cell office:value-type="float" office:value="5.96" calcext:value-type="float">
            <text:p>5.96</text:p>
          </table:table-cell>
          <table:table-cell office:value-type="float" office:value="0.7" calcext:value-type="float">
            <text:p>0.7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A1V</text:p>
          </table:table-cell>
          <table:table-cell table:number-columns-repeated="3"/>
          <table:table-cell table:formula="of:=MIDB([.$G118];1;2)" office:value-type="string" office:string-value="09" calcext:value-type="string">
            <text:p>09</text:p>
          </table:table-cell>
          <table:table-cell table:formula="of:=VALUE([.P118])" office:value-type="float" office:value="9" calcext:value-type="float">
            <text:p>9</text:p>
          </table:table-cell>
          <table:table-cell table:formula="of:=ORG.LIBREOFFICE.REGEX([.G118];&quot;.*h(.*)m.*&quot;;&quot;$1&quot;)" office:value-type="string" office:string-value=" 17" calcext:value-type="string">
            <text:p> 17</text:p>
          </table:table-cell>
          <table:table-cell table:formula="of:=VALUE([.R118])" office:value-type="float" office:value="17" calcext:value-type="float">
            <text:p>17</text:p>
          </table:table-cell>
          <table:table-cell table:formula="of:=ORG.LIBREOFFICE.REGEX([.G118];&quot;.*m(.*)s.*&quot;;&quot;$1&quot;)" office:value-type="string" office:string-value=" 31.17" calcext:value-type="string">
            <text:p> 31.17</text:p>
          </table:table-cell>
          <table:table-cell table:formula="of:=VALUE([.T118])" office:value-type="float" office:value="31.17" calcext:value-type="float">
            <text:p>31.17</text:p>
          </table:table-cell>
          <table:table-cell table:formula="of:=ORG.LIBREOFFICE.REGEX([.H118];&quot;(.*)°.*&quot;;&quot;$1&quot;)" office:value-type="string" office:string-value="+46" calcext:value-type="string">
            <text:p>+46</text:p>
          </table:table-cell>
          <table:table-cell table:formula="of:=VALUE([.V118])" office:value-type="float" office:value="46" calcext:value-type="float">
            <text:p>46</text:p>
          </table:table-cell>
          <table:table-cell table:formula="of:=ORG.LIBREOFFICE.REGEX([.H118];&quot;.*°(.*)′ .*&quot;;&quot;$1&quot;)" office:value-type="string" office:string-value=" 49" calcext:value-type="string">
            <text:p> 49</text:p>
          </table:table-cell>
          <table:table-cell table:formula="of:=VALUE([.X118])" office:value-type="float" office:value="49" calcext:value-type="float">
            <text:p>49</text:p>
          </table:table-cell>
          <table:table-cell table:formula="of:=ORG.LIBREOFFICE.REGEX([.H118];&quot;.*′(.*)″.*&quot;;&quot;$1&quot;)" office:value-type="string" office:string-value=" 01.9" calcext:value-type="string">
            <text:p> 01.9</text:p>
          </table:table-cell>
          <table:table-cell table:formula="of:=VALUE([.Z118])" office:value-type="float" office:value="1.9" calcext:value-type="float">
            <text:p>1.9</text:p>
          </table:table-cell>
          <table:table-cell table:formula="of:=[.Q118]+[.S118]/60+[.U118]/3600" office:value-type="float" office:value="9.29199166666667" calcext:value-type="float">
            <text:p>9.29199166666667</text:p>
          </table:table-cell>
          <table:table-cell table:formula="of:=[.W118]+[.Y118]/60+[.AA118]/3600" office:value-type="float" office:value="46.8171944444444" calcext:value-type="float">
            <text:p>46.8171944444444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83126" calcext:value-type="float">
            <text:p>83126</text:p>
          </table:table-cell>
          <table:table-cell office:value-type="float" office:value="47401" calcext:value-type="float">
            <text:p>47401</text:p>
          </table:table-cell>
          <table:table-cell office:value-type="string" calcext:value-type="string">
            <text:p>09h 39m 27.92s</text:p>
          </table:table-cell>
          <table:table-cell office:value-type="string" calcext:value-type="string">
            <text:p>+67° 16′ 20.4″</text:p>
          </table:table-cell>
          <table:table-cell office:value-type="float" office:value="5.96" calcext:value-type="float">
            <text:p>5.96</text:p>
          </table:table-cell>
          <table:table-cell office:value-type="string" calcext:value-type="string">
            <text:p>−0.15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K5</text:p>
          </table:table-cell>
          <table:table-cell table:number-columns-repeated="3"/>
          <table:table-cell table:formula="of:=MIDB([.$G119];1;2)" office:value-type="string" office:string-value="09" calcext:value-type="string">
            <text:p>09</text:p>
          </table:table-cell>
          <table:table-cell table:formula="of:=VALUE([.P119])" office:value-type="float" office:value="9" calcext:value-type="float">
            <text:p>9</text:p>
          </table:table-cell>
          <table:table-cell table:formula="of:=ORG.LIBREOFFICE.REGEX([.G119];&quot;.*h(.*)m.*&quot;;&quot;$1&quot;)" office:value-type="string" office:string-value=" 39" calcext:value-type="string">
            <text:p> 39</text:p>
          </table:table-cell>
          <table:table-cell table:formula="of:=VALUE([.R119])" office:value-type="float" office:value="39" calcext:value-type="float">
            <text:p>39</text:p>
          </table:table-cell>
          <table:table-cell table:formula="of:=ORG.LIBREOFFICE.REGEX([.G119];&quot;.*m(.*)s.*&quot;;&quot;$1&quot;)" office:value-type="string" office:string-value=" 27.92" calcext:value-type="string">
            <text:p> 27.92</text:p>
          </table:table-cell>
          <table:table-cell table:formula="of:=VALUE([.T119])" office:value-type="float" office:value="27.92" calcext:value-type="float">
            <text:p>27.92</text:p>
          </table:table-cell>
          <table:table-cell table:formula="of:=ORG.LIBREOFFICE.REGEX([.H119];&quot;(.*)°.*&quot;;&quot;$1&quot;)" office:value-type="string" office:string-value="+67" calcext:value-type="string">
            <text:p>+67</text:p>
          </table:table-cell>
          <table:table-cell table:formula="of:=VALUE([.V119])" office:value-type="float" office:value="67" calcext:value-type="float">
            <text:p>67</text:p>
          </table:table-cell>
          <table:table-cell table:formula="of:=ORG.LIBREOFFICE.REGEX([.H119];&quot;.*°(.*)′ .*&quot;;&quot;$1&quot;)" office:value-type="string" office:string-value=" 16" calcext:value-type="string">
            <text:p> 16</text:p>
          </table:table-cell>
          <table:table-cell table:formula="of:=VALUE([.X119])" office:value-type="float" office:value="16" calcext:value-type="float">
            <text:p>16</text:p>
          </table:table-cell>
          <table:table-cell table:formula="of:=ORG.LIBREOFFICE.REGEX([.H119];&quot;.*′(.*)″.*&quot;;&quot;$1&quot;)" office:value-type="string" office:string-value=" 20.4" calcext:value-type="string">
            <text:p> 20.4</text:p>
          </table:table-cell>
          <table:table-cell table:formula="of:=VALUE([.Z119])" office:value-type="float" office:value="20.4" calcext:value-type="float">
            <text:p>20.4</text:p>
          </table:table-cell>
          <table:table-cell table:formula="of:=[.Q119]+[.S119]/60+[.U119]/3600" office:value-type="float" office:value="9.65775555555556" calcext:value-type="float">
            <text:p>9.65775555555556</text:p>
          </table:table-cell>
          <table:table-cell table:formula="of:=[.W119]+[.Y119]/60+[.AA119]/3600" office:value-type="float" office:value="67.2723333333333" calcext:value-type="float">
            <text:p>67.2723333333333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85945" calcext:value-type="float">
            <text:p>85945</text:p>
          </table:table-cell>
          <table:table-cell office:value-type="float" office:value="48802" calcext:value-type="float">
            <text:p>48802</text:p>
          </table:table-cell>
          <table:table-cell office:value-type="string" calcext:value-type="string">
            <text:p>09h 57m 13.57s</text:p>
          </table:table-cell>
          <table:table-cell office:value-type="string" calcext:value-type="string">
            <text:p>+57° 25′ 06.1″</text:p>
          </table:table-cell>
          <table:table-cell office:value-type="float" office:value="5.97" calcext:value-type="float">
            <text:p>5.97</text:p>
          </table:table-cell>
          <table:table-cell office:value-type="float" office:value="0.19" calcext:value-type="float">
            <text:p>0.19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G8III</text:p>
          </table:table-cell>
          <table:table-cell table:number-columns-repeated="3"/>
          <table:table-cell table:formula="of:=MIDB([.$G120];1;2)" office:value-type="string" office:string-value="09" calcext:value-type="string">
            <text:p>09</text:p>
          </table:table-cell>
          <table:table-cell table:formula="of:=VALUE([.P120])" office:value-type="float" office:value="9" calcext:value-type="float">
            <text:p>9</text:p>
          </table:table-cell>
          <table:table-cell table:formula="of:=ORG.LIBREOFFICE.REGEX([.G120];&quot;.*h(.*)m.*&quot;;&quot;$1&quot;)" office:value-type="string" office:string-value=" 57" calcext:value-type="string">
            <text:p> 57</text:p>
          </table:table-cell>
          <table:table-cell table:formula="of:=VALUE([.R120])" office:value-type="float" office:value="57" calcext:value-type="float">
            <text:p>57</text:p>
          </table:table-cell>
          <table:table-cell table:formula="of:=ORG.LIBREOFFICE.REGEX([.G120];&quot;.*m(.*)s.*&quot;;&quot;$1&quot;)" office:value-type="string" office:string-value=" 13.57" calcext:value-type="string">
            <text:p> 13.57</text:p>
          </table:table-cell>
          <table:table-cell table:formula="of:=VALUE([.T120])" office:value-type="float" office:value="13.57" calcext:value-type="float">
            <text:p>13.57</text:p>
          </table:table-cell>
          <table:table-cell table:formula="of:=ORG.LIBREOFFICE.REGEX([.H120];&quot;(.*)°.*&quot;;&quot;$1&quot;)" office:value-type="string" office:string-value="+57" calcext:value-type="string">
            <text:p>+57</text:p>
          </table:table-cell>
          <table:table-cell table:formula="of:=VALUE([.V120])" office:value-type="float" office:value="57" calcext:value-type="float">
            <text:p>57</text:p>
          </table:table-cell>
          <table:table-cell table:formula="of:=ORG.LIBREOFFICE.REGEX([.H120];&quot;.*°(.*)′ .*&quot;;&quot;$1&quot;)" office:value-type="string" office:string-value=" 25" calcext:value-type="string">
            <text:p> 25</text:p>
          </table:table-cell>
          <table:table-cell table:formula="of:=VALUE([.X120])" office:value-type="float" office:value="25" calcext:value-type="float">
            <text:p>25</text:p>
          </table:table-cell>
          <table:table-cell table:formula="of:=ORG.LIBREOFFICE.REGEX([.H120];&quot;.*′(.*)″.*&quot;;&quot;$1&quot;)" office:value-type="string" office:string-value=" 06.1" calcext:value-type="string">
            <text:p> 06.1</text:p>
          </table:table-cell>
          <table:table-cell table:formula="of:=VALUE([.Z120])" office:value-type="float" office:value="6.1" calcext:value-type="float">
            <text:p>6.1</text:p>
          </table:table-cell>
          <table:table-cell table:formula="of:=[.Q120]+[.S120]/60+[.U120]/3600" office:value-type="float" office:value="9.95376944444444" calcext:value-type="float">
            <text:p>9.95376944444444</text:p>
          </table:table-cell>
          <table:table-cell table:formula="of:=[.W120]+[.Y120]/60+[.AA120]/3600" office:value-type="float" office:value="57.4183611111111" calcext:value-type="float">
            <text:p>57.4183611111111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20787" calcext:value-type="float">
            <text:p>120787</text:p>
          </table:table-cell>
          <table:table-cell office:value-type="float" office:value="67485" calcext:value-type="float">
            <text:p>67485</text:p>
          </table:table-cell>
          <table:table-cell office:value-type="string" calcext:value-type="string">
            <text:p>13h 49m 45.43s</text:p>
          </table:table-cell>
          <table:table-cell office:value-type="string" calcext:value-type="string">
            <text:p>+61° 29′ 22.4″</text:p>
          </table:table-cell>
          <table:table-cell office:value-type="float" office:value="5.97" calcext:value-type="float">
            <text:p>5.97</text:p>
          </table:table-cell>
          <table:table-cell office:value-type="float" office:value="0.55" calcext:value-type="float">
            <text:p>0.55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G3V</text:p>
          </table:table-cell>
          <table:table-cell table:number-columns-repeated="3"/>
          <table:table-cell table:formula="of:=MIDB([.$G121];1;2)" office:value-type="string" office:string-value="13" calcext:value-type="string">
            <text:p>13</text:p>
          </table:table-cell>
          <table:table-cell table:formula="of:=VALUE([.P121])" office:value-type="float" office:value="13" calcext:value-type="float">
            <text:p>13</text:p>
          </table:table-cell>
          <table:table-cell table:formula="of:=ORG.LIBREOFFICE.REGEX([.G121];&quot;.*h(.*)m.*&quot;;&quot;$1&quot;)" office:value-type="string" office:string-value=" 49" calcext:value-type="string">
            <text:p> 49</text:p>
          </table:table-cell>
          <table:table-cell table:formula="of:=VALUE([.R121])" office:value-type="float" office:value="49" calcext:value-type="float">
            <text:p>49</text:p>
          </table:table-cell>
          <table:table-cell table:formula="of:=ORG.LIBREOFFICE.REGEX([.G121];&quot;.*m(.*)s.*&quot;;&quot;$1&quot;)" office:value-type="string" office:string-value=" 45.43" calcext:value-type="string">
            <text:p> 45.43</text:p>
          </table:table-cell>
          <table:table-cell table:formula="of:=VALUE([.T121])" office:value-type="float" office:value="45.43" calcext:value-type="float">
            <text:p>45.43</text:p>
          </table:table-cell>
          <table:table-cell table:formula="of:=ORG.LIBREOFFICE.REGEX([.H121];&quot;(.*)°.*&quot;;&quot;$1&quot;)" office:value-type="string" office:string-value="+61" calcext:value-type="string">
            <text:p>+61</text:p>
          </table:table-cell>
          <table:table-cell table:formula="of:=VALUE([.V121])" office:value-type="float" office:value="61" calcext:value-type="float">
            <text:p>61</text:p>
          </table:table-cell>
          <table:table-cell table:formula="of:=ORG.LIBREOFFICE.REGEX([.H121];&quot;.*°(.*)′ .*&quot;;&quot;$1&quot;)" office:value-type="string" office:string-value=" 29" calcext:value-type="string">
            <text:p> 29</text:p>
          </table:table-cell>
          <table:table-cell table:formula="of:=VALUE([.X121])" office:value-type="float" office:value="29" calcext:value-type="float">
            <text:p>29</text:p>
          </table:table-cell>
          <table:table-cell table:formula="of:=ORG.LIBREOFFICE.REGEX([.H121];&quot;.*′(.*)″.*&quot;;&quot;$1&quot;)" office:value-type="string" office:string-value=" 22.4" calcext:value-type="string">
            <text:p> 22.4</text:p>
          </table:table-cell>
          <table:table-cell table:formula="of:=VALUE([.Z121])" office:value-type="float" office:value="22.4" calcext:value-type="float">
            <text:p>22.4</text:p>
          </table:table-cell>
          <table:table-cell table:formula="of:=[.Q121]+[.S121]/60+[.U121]/3600" office:value-type="float" office:value="13.8292861111111" calcext:value-type="float">
            <text:p>13.8292861111111</text:p>
          </table:table-cell>
          <table:table-cell table:formula="of:=[.W121]+[.Y121]/60+[.AA121]/3600" office:value-type="float" office:value="61.4895555555556" calcext:value-type="float">
            <text:p>61.4895555555556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5129" calcext:value-type="float">
            <text:p>95129</text:p>
          </table:table-cell>
          <table:table-cell office:value-type="float" office:value="53726" calcext:value-type="float">
            <text:p>53726</text:p>
          </table:table-cell>
          <table:table-cell office:value-type="string" calcext:value-type="string">
            <text:p>10h 59m 32.74s</text:p>
          </table:table-cell>
          <table:table-cell office:value-type="string" calcext:value-type="string">
            <text:p>+36° 05′ 35.6″</text:p>
          </table:table-cell>
          <table:table-cell office:value-type="float" office:value="5.99" calcext:value-type="float">
            <text:p>5.99</text:p>
          </table:table-cell>
          <table:table-cell office:value-type="string" calcext:value-type="string">
            <text:p>−1.19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M2III</text:p>
          </table:table-cell>
          <table:table-cell table:number-columns-repeated="3"/>
          <table:table-cell table:formula="of:=MIDB([.$G122];1;2)" office:value-type="string" office:string-value="10" calcext:value-type="string">
            <text:p>10</text:p>
          </table:table-cell>
          <table:table-cell table:formula="of:=VALUE([.P122])" office:value-type="float" office:value="10" calcext:value-type="float">
            <text:p>10</text:p>
          </table:table-cell>
          <table:table-cell table:formula="of:=ORG.LIBREOFFICE.REGEX([.G122];&quot;.*h(.*)m.*&quot;;&quot;$1&quot;)" office:value-type="string" office:string-value=" 59" calcext:value-type="string">
            <text:p> 59</text:p>
          </table:table-cell>
          <table:table-cell table:formula="of:=VALUE([.R122])" office:value-type="float" office:value="59" calcext:value-type="float">
            <text:p>59</text:p>
          </table:table-cell>
          <table:table-cell table:formula="of:=ORG.LIBREOFFICE.REGEX([.G122];&quot;.*m(.*)s.*&quot;;&quot;$1&quot;)" office:value-type="string" office:string-value=" 32.74" calcext:value-type="string">
            <text:p> 32.74</text:p>
          </table:table-cell>
          <table:table-cell table:formula="of:=VALUE([.T122])" office:value-type="float" office:value="32.74" calcext:value-type="float">
            <text:p>32.74</text:p>
          </table:table-cell>
          <table:table-cell table:formula="of:=ORG.LIBREOFFICE.REGEX([.H122];&quot;(.*)°.*&quot;;&quot;$1&quot;)" office:value-type="string" office:string-value="+36" calcext:value-type="string">
            <text:p>+36</text:p>
          </table:table-cell>
          <table:table-cell table:formula="of:=VALUE([.V122])" office:value-type="float" office:value="36" calcext:value-type="float">
            <text:p>36</text:p>
          </table:table-cell>
          <table:table-cell table:formula="of:=ORG.LIBREOFFICE.REGEX([.H122];&quot;.*°(.*)′ .*&quot;;&quot;$1&quot;)" office:value-type="string" office:string-value=" 05" calcext:value-type="string">
            <text:p> 05</text:p>
          </table:table-cell>
          <table:table-cell table:formula="of:=VALUE([.X122])" office:value-type="float" office:value="5" calcext:value-type="float">
            <text:p>5</text:p>
          </table:table-cell>
          <table:table-cell table:formula="of:=ORG.LIBREOFFICE.REGEX([.H122];&quot;.*′(.*)″.*&quot;;&quot;$1&quot;)" office:value-type="string" office:string-value=" 35.6" calcext:value-type="string">
            <text:p> 35.6</text:p>
          </table:table-cell>
          <table:table-cell table:formula="of:=VALUE([.Z122])" office:value-type="float" office:value="35.6" calcext:value-type="float">
            <text:p>35.6</text:p>
          </table:table-cell>
          <table:table-cell table:formula="of:=[.Q122]+[.S122]/60+[.U122]/3600" office:value-type="float" office:value="10.9924277777778" calcext:value-type="float">
            <text:p>10.9924277777778</text:p>
          </table:table-cell>
          <table:table-cell table:formula="of:=[.W122]+[.Y122]/60+[.AA122]/3600" office:value-type="float" office:value="36.0932222222222" calcext:value-type="float">
            <text:p>36.0932222222222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68951" calcext:value-type="float">
            <text:p>68951</text:p>
          </table:table-cell>
          <table:table-cell office:value-type="float" office:value="40889" calcext:value-type="float">
            <text:p>40889</text:p>
          </table:table-cell>
          <table:table-cell office:value-type="string" calcext:value-type="string">
            <text:p>08h 20m 40.32s</text:p>
          </table:table-cell>
          <table:table-cell office:value-type="string" calcext:value-type="string">
            <text:p>+72° 24′ 26.3″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−1.32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M0III</text:p>
          </table:table-cell>
          <table:table-cell table:number-columns-repeated="3"/>
          <table:table-cell table:formula="of:=MIDB([.$G123];1;2)" office:value-type="string" office:string-value="08" calcext:value-type="string">
            <text:p>08</text:p>
          </table:table-cell>
          <table:table-cell table:formula="of:=VALUE([.P123])" office:value-type="float" office:value="8" calcext:value-type="float">
            <text:p>8</text:p>
          </table:table-cell>
          <table:table-cell table:formula="of:=ORG.LIBREOFFICE.REGEX([.G123];&quot;.*h(.*)m.*&quot;;&quot;$1&quot;)" office:value-type="string" office:string-value=" 20" calcext:value-type="string">
            <text:p> 20</text:p>
          </table:table-cell>
          <table:table-cell table:formula="of:=VALUE([.R123])" office:value-type="float" office:value="20" calcext:value-type="float">
            <text:p>20</text:p>
          </table:table-cell>
          <table:table-cell table:formula="of:=ORG.LIBREOFFICE.REGEX([.G123];&quot;.*m(.*)s.*&quot;;&quot;$1&quot;)" office:value-type="string" office:string-value=" 40.32" calcext:value-type="string">
            <text:p> 40.32</text:p>
          </table:table-cell>
          <table:table-cell table:formula="of:=VALUE([.T123])" office:value-type="float" office:value="40.32" calcext:value-type="float">
            <text:p>40.32</text:p>
          </table:table-cell>
          <table:table-cell table:formula="of:=ORG.LIBREOFFICE.REGEX([.H123];&quot;(.*)°.*&quot;;&quot;$1&quot;)" office:value-type="string" office:string-value="+72" calcext:value-type="string">
            <text:p>+72</text:p>
          </table:table-cell>
          <table:table-cell table:formula="of:=VALUE([.V123])" office:value-type="float" office:value="72" calcext:value-type="float">
            <text:p>72</text:p>
          </table:table-cell>
          <table:table-cell table:formula="of:=ORG.LIBREOFFICE.REGEX([.H123];&quot;.*°(.*)′ .*&quot;;&quot;$1&quot;)" office:value-type="string" office:string-value=" 24" calcext:value-type="string">
            <text:p> 24</text:p>
          </table:table-cell>
          <table:table-cell table:formula="of:=VALUE([.X123])" office:value-type="float" office:value="24" calcext:value-type="float">
            <text:p>24</text:p>
          </table:table-cell>
          <table:table-cell table:formula="of:=ORG.LIBREOFFICE.REGEX([.H123];&quot;.*′(.*)″.*&quot;;&quot;$1&quot;)" office:value-type="string" office:string-value=" 26.3" calcext:value-type="string">
            <text:p> 26.3</text:p>
          </table:table-cell>
          <table:table-cell table:formula="of:=VALUE([.Z123])" office:value-type="float" office:value="26.3" calcext:value-type="float">
            <text:p>26.3</text:p>
          </table:table-cell>
          <table:table-cell table:formula="of:=[.Q123]+[.S123]/60+[.U123]/3600" office:value-type="float" office:value="8.34453333333333" calcext:value-type="float">
            <text:p>8.34453333333333</text:p>
          </table:table-cell>
          <table:table-cell table:formula="of:=[.W123]+[.Y123]/60+[.AA123]/3600" office:value-type="float" office:value="72.4073055555556" calcext:value-type="float">
            <text:p>72.4073055555556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89319" calcext:value-type="float">
            <text:p>89319</text:p>
          </table:table-cell>
          <table:table-cell office:value-type="float" office:value="50546" calcext:value-type="float">
            <text:p>50546</text:p>
          </table:table-cell>
          <table:table-cell office:value-type="string" calcext:value-type="string">
            <text:p>10h 19m 26.88s</text:p>
          </table:table-cell>
          <table:table-cell office:value-type="string" calcext:value-type="string">
            <text:p>+48° 23′ 49.3″</text:p>
          </table:table-cell>
          <table:table-cell office:value-type="float" office:value="6" calcext:value-type="float">
            <text:p>6</text:p>
          </table:table-cell>
          <table:table-cell office:value-type="float" office:value="2.82" calcext:value-type="float">
            <text:p>2.8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K0</text:p>
          </table:table-cell>
          <table:table-cell table:number-columns-repeated="3"/>
          <table:table-cell table:formula="of:=MIDB([.$G124];1;2)" office:value-type="string" office:string-value="10" calcext:value-type="string">
            <text:p>10</text:p>
          </table:table-cell>
          <table:table-cell table:formula="of:=VALUE([.P124])" office:value-type="float" office:value="10" calcext:value-type="float">
            <text:p>10</text:p>
          </table:table-cell>
          <table:table-cell table:formula="of:=ORG.LIBREOFFICE.REGEX([.G124];&quot;.*h(.*)m.*&quot;;&quot;$1&quot;)" office:value-type="string" office:string-value=" 19" calcext:value-type="string">
            <text:p> 19</text:p>
          </table:table-cell>
          <table:table-cell table:formula="of:=VALUE([.R124])" office:value-type="float" office:value="19" calcext:value-type="float">
            <text:p>19</text:p>
          </table:table-cell>
          <table:table-cell table:formula="of:=ORG.LIBREOFFICE.REGEX([.G124];&quot;.*m(.*)s.*&quot;;&quot;$1&quot;)" office:value-type="string" office:string-value=" 26.88" calcext:value-type="string">
            <text:p> 26.88</text:p>
          </table:table-cell>
          <table:table-cell table:formula="of:=VALUE([.T124])" office:value-type="float" office:value="26.88" calcext:value-type="float">
            <text:p>26.88</text:p>
          </table:table-cell>
          <table:table-cell table:formula="of:=ORG.LIBREOFFICE.REGEX([.H124];&quot;(.*)°.*&quot;;&quot;$1&quot;)" office:value-type="string" office:string-value="+48" calcext:value-type="string">
            <text:p>+48</text:p>
          </table:table-cell>
          <table:table-cell table:formula="of:=VALUE([.V124])" office:value-type="float" office:value="48" calcext:value-type="float">
            <text:p>48</text:p>
          </table:table-cell>
          <table:table-cell table:formula="of:=ORG.LIBREOFFICE.REGEX([.H124];&quot;.*°(.*)′ .*&quot;;&quot;$1&quot;)" office:value-type="string" office:string-value=" 23" calcext:value-type="string">
            <text:p> 23</text:p>
          </table:table-cell>
          <table:table-cell table:formula="of:=VALUE([.X124])" office:value-type="float" office:value="23" calcext:value-type="float">
            <text:p>23</text:p>
          </table:table-cell>
          <table:table-cell table:formula="of:=ORG.LIBREOFFICE.REGEX([.H124];&quot;.*′(.*)″.*&quot;;&quot;$1&quot;)" office:value-type="string" office:string-value=" 49.3" calcext:value-type="string">
            <text:p> 49.3</text:p>
          </table:table-cell>
          <table:table-cell table:formula="of:=VALUE([.Z124])" office:value-type="float" office:value="49.3" calcext:value-type="float">
            <text:p>49.3</text:p>
          </table:table-cell>
          <table:table-cell table:formula="of:=[.Q124]+[.S124]/60+[.U124]/3600" office:value-type="float" office:value="10.3241333333333" calcext:value-type="float">
            <text:p>10.3241333333333</text:p>
          </table:table-cell>
          <table:table-cell table:formula="of:=[.W124]+[.Y124]/60+[.AA124]/3600" office:value-type="float" office:value="48.3970277777778" calcext:value-type="float">
            <text:p>48.3970277777778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0470" calcext:value-type="float">
            <text:p>90470</text:p>
          </table:table-cell>
          <table:table-cell office:value-type="float" office:value="51200" calcext:value-type="float">
            <text:p>51200</text:p>
          </table:table-cell>
          <table:table-cell office:value-type="string" calcext:value-type="string">
            <text:p>10h 27m 28.08s</text:p>
          </table:table-cell>
          <table:table-cell office:value-type="string" calcext:value-type="string">
            <text:p>+41° 36′ 04.4″</text:p>
          </table:table-cell>
          <table:table-cell office:value-type="float" office:value="6" calcext:value-type="float">
            <text:p>6</text:p>
          </table:table-cell>
          <table:table-cell office:value-type="float" office:value="1.89" calcext:value-type="float">
            <text:p>1.89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2V</text:p>
          </table:table-cell>
          <table:table-cell table:number-columns-repeated="3"/>
          <table:table-cell table:formula="of:=MIDB([.$G125];1;2)" office:value-type="string" office:string-value="10" calcext:value-type="string">
            <text:p>10</text:p>
          </table:table-cell>
          <table:table-cell table:formula="of:=VALUE([.P125])" office:value-type="float" office:value="10" calcext:value-type="float">
            <text:p>10</text:p>
          </table:table-cell>
          <table:table-cell table:formula="of:=ORG.LIBREOFFICE.REGEX([.G125];&quot;.*h(.*)m.*&quot;;&quot;$1&quot;)" office:value-type="string" office:string-value=" 27" calcext:value-type="string">
            <text:p> 27</text:p>
          </table:table-cell>
          <table:table-cell table:formula="of:=VALUE([.R125])" office:value-type="float" office:value="27" calcext:value-type="float">
            <text:p>27</text:p>
          </table:table-cell>
          <table:table-cell table:formula="of:=ORG.LIBREOFFICE.REGEX([.G125];&quot;.*m(.*)s.*&quot;;&quot;$1&quot;)" office:value-type="string" office:string-value=" 28.08" calcext:value-type="string">
            <text:p> 28.08</text:p>
          </table:table-cell>
          <table:table-cell table:formula="of:=VALUE([.T125])" office:value-type="float" office:value="28.08" calcext:value-type="float">
            <text:p>28.08</text:p>
          </table:table-cell>
          <table:table-cell table:formula="of:=ORG.LIBREOFFICE.REGEX([.H125];&quot;(.*)°.*&quot;;&quot;$1&quot;)" office:value-type="string" office:string-value="+41" calcext:value-type="string">
            <text:p>+41</text:p>
          </table:table-cell>
          <table:table-cell table:formula="of:=VALUE([.V125])" office:value-type="float" office:value="41" calcext:value-type="float">
            <text:p>41</text:p>
          </table:table-cell>
          <table:table-cell table:formula="of:=ORG.LIBREOFFICE.REGEX([.H125];&quot;.*°(.*)′ .*&quot;;&quot;$1&quot;)" office:value-type="string" office:string-value=" 36" calcext:value-type="string">
            <text:p> 36</text:p>
          </table:table-cell>
          <table:table-cell table:formula="of:=VALUE([.X125])" office:value-type="float" office:value="36" calcext:value-type="float">
            <text:p>36</text:p>
          </table:table-cell>
          <table:table-cell table:formula="of:=ORG.LIBREOFFICE.REGEX([.H125];&quot;.*′(.*)″.*&quot;;&quot;$1&quot;)" office:value-type="string" office:string-value=" 04.4" calcext:value-type="string">
            <text:p> 04.4</text:p>
          </table:table-cell>
          <table:table-cell table:formula="of:=VALUE([.Z125])" office:value-type="float" office:value="4.4" calcext:value-type="float">
            <text:p>4.4</text:p>
          </table:table-cell>
          <table:table-cell table:formula="of:=[.Q125]+[.S125]/60+[.U125]/3600" office:value-type="float" office:value="10.4578" calcext:value-type="float">
            <text:p>10.4578</text:p>
          </table:table-cell>
          <table:table-cell table:formula="of:=[.W125]+[.Y125]/60+[.AA125]/3600" office:value-type="float" office:value="41.6012222222222" calcext:value-type="float">
            <text:p>41.6012222222222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89414" calcext:value-type="float">
            <text:p>89414</text:p>
          </table:table-cell>
          <table:table-cell office:value-type="float" office:value="50635" calcext:value-type="float">
            <text:p>50635</text:p>
          </table:table-cell>
          <table:table-cell office:value-type="string" calcext:value-type="string">
            <text:p>10h 20m 31.18s</text:p>
          </table:table-cell>
          <table:table-cell office:value-type="string" calcext:value-type="string">
            <text:p>+54° 13′ 00.7″</text:p>
          </table:table-cell>
          <table:table-cell office:value-type="float" office:value="6.01" calcext:value-type="float">
            <text:p>6.01</text:p>
          </table:table-cell>
          <table:table-cell office:value-type="float" office:value="0.28" calcext:value-type="float">
            <text:p>0.28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K3III:</text:p>
          </table:table-cell>
          <table:table-cell table:number-columns-repeated="3"/>
          <table:table-cell table:formula="of:=MIDB([.$G126];1;2)" office:value-type="string" office:string-value="10" calcext:value-type="string">
            <text:p>10</text:p>
          </table:table-cell>
          <table:table-cell table:formula="of:=VALUE([.P126])" office:value-type="float" office:value="10" calcext:value-type="float">
            <text:p>10</text:p>
          </table:table-cell>
          <table:table-cell table:formula="of:=ORG.LIBREOFFICE.REGEX([.G126];&quot;.*h(.*)m.*&quot;;&quot;$1&quot;)" office:value-type="string" office:string-value=" 20" calcext:value-type="string">
            <text:p> 20</text:p>
          </table:table-cell>
          <table:table-cell table:formula="of:=VALUE([.R126])" office:value-type="float" office:value="20" calcext:value-type="float">
            <text:p>20</text:p>
          </table:table-cell>
          <table:table-cell table:formula="of:=ORG.LIBREOFFICE.REGEX([.G126];&quot;.*m(.*)s.*&quot;;&quot;$1&quot;)" office:value-type="string" office:string-value=" 31.18" calcext:value-type="string">
            <text:p> 31.18</text:p>
          </table:table-cell>
          <table:table-cell table:formula="of:=VALUE([.T126])" office:value-type="float" office:value="31.18" calcext:value-type="float">
            <text:p>31.18</text:p>
          </table:table-cell>
          <table:table-cell table:formula="of:=ORG.LIBREOFFICE.REGEX([.H126];&quot;(.*)°.*&quot;;&quot;$1&quot;)" office:value-type="string" office:string-value="+54" calcext:value-type="string">
            <text:p>+54</text:p>
          </table:table-cell>
          <table:table-cell table:formula="of:=VALUE([.V126])" office:value-type="float" office:value="54" calcext:value-type="float">
            <text:p>54</text:p>
          </table:table-cell>
          <table:table-cell table:formula="of:=ORG.LIBREOFFICE.REGEX([.H126];&quot;.*°(.*)′ .*&quot;;&quot;$1&quot;)" office:value-type="string" office:string-value=" 13" calcext:value-type="string">
            <text:p> 13</text:p>
          </table:table-cell>
          <table:table-cell table:formula="of:=VALUE([.X126])" office:value-type="float" office:value="13" calcext:value-type="float">
            <text:p>13</text:p>
          </table:table-cell>
          <table:table-cell table:formula="of:=ORG.LIBREOFFICE.REGEX([.H126];&quot;.*′(.*)″.*&quot;;&quot;$1&quot;)" office:value-type="string" office:string-value=" 00.7" calcext:value-type="string">
            <text:p> 00.7</text:p>
          </table:table-cell>
          <table:table-cell table:formula="of:=VALUE([.Z126])" office:value-type="float" office:value="0.7" calcext:value-type="float">
            <text:p>0.7</text:p>
          </table:table-cell>
          <table:table-cell table:formula="of:=[.Q126]+[.S126]/60+[.U126]/3600" office:value-type="float" office:value="10.3419944444444" calcext:value-type="float">
            <text:p>10.3419944444444</text:p>
          </table:table-cell>
          <table:table-cell table:formula="of:=[.W126]+[.Y126]/60+[.AA126]/3600" office:value-type="float" office:value="54.2168611111111" calcext:value-type="float">
            <text:p>54.2168611111111</text:p>
          </table:table-cell>
        </table:table-row>
        <table:table-row table:style-name="ro4">
          <table:table-cell office:value-type="string" calcext:value-type="string">
            <text:p>51 UMa</text:p>
          </table:table-cell>
          <table:table-cell/>
          <table:table-cell table:style-name="ce2" office:value-type="float" office:value="51" calcext:value-type="float">
            <text:p>51</text:p>
          </table:table-cell>
          <table:table-cell/>
          <table:table-cell office:value-type="float" office:value="95934" calcext:value-type="float">
            <text:p>95934</text:p>
          </table:table-cell>
          <table:table-cell office:value-type="float" office:value="54136" calcext:value-type="float">
            <text:p>54136</text:p>
          </table:table-cell>
          <table:table-cell office:value-type="string" calcext:value-type="string">
            <text:p>11h 04m 31.28s</text:p>
          </table:table-cell>
          <table:table-cell office:value-type="string" calcext:value-type="string">
            <text:p>+38° 14′ 28.9″</text:p>
          </table:table-cell>
          <table:table-cell office:value-type="float" office:value="6.01" calcext:value-type="float">
            <text:p>6.01</text:p>
          </table:table-cell>
          <table:table-cell office:value-type="float" office:value="1.48" calcext:value-type="float">
            <text:p>1.48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A3III-IV</text:p>
          </table:table-cell>
          <table:table-cell table:number-columns-repeated="3"/>
          <table:table-cell table:formula="of:=MIDB([.$G127];1;2)" office:value-type="string" office:string-value="11" calcext:value-type="string">
            <text:p>11</text:p>
          </table:table-cell>
          <table:table-cell table:formula="of:=VALUE([.P127])" office:value-type="float" office:value="11" calcext:value-type="float">
            <text:p>11</text:p>
          </table:table-cell>
          <table:table-cell table:formula="of:=ORG.LIBREOFFICE.REGEX([.G127];&quot;.*h(.*)m.*&quot;;&quot;$1&quot;)" office:value-type="string" office:string-value=" 04" calcext:value-type="string">
            <text:p> 04</text:p>
          </table:table-cell>
          <table:table-cell table:formula="of:=VALUE([.R127])" office:value-type="float" office:value="4" calcext:value-type="float">
            <text:p>4</text:p>
          </table:table-cell>
          <table:table-cell table:formula="of:=ORG.LIBREOFFICE.REGEX([.G127];&quot;.*m(.*)s.*&quot;;&quot;$1&quot;)" office:value-type="string" office:string-value=" 31.28" calcext:value-type="string">
            <text:p> 31.28</text:p>
          </table:table-cell>
          <table:table-cell table:formula="of:=VALUE([.T127])" office:value-type="float" office:value="31.28" calcext:value-type="float">
            <text:p>31.28</text:p>
          </table:table-cell>
          <table:table-cell table:formula="of:=ORG.LIBREOFFICE.REGEX([.H127];&quot;(.*)°.*&quot;;&quot;$1&quot;)" office:value-type="string" office:string-value="+38" calcext:value-type="string">
            <text:p>+38</text:p>
          </table:table-cell>
          <table:table-cell table:formula="of:=VALUE([.V127])" office:value-type="float" office:value="38" calcext:value-type="float">
            <text:p>38</text:p>
          </table:table-cell>
          <table:table-cell table:formula="of:=ORG.LIBREOFFICE.REGEX([.H127];&quot;.*°(.*)′ .*&quot;;&quot;$1&quot;)" office:value-type="string" office:string-value=" 14" calcext:value-type="string">
            <text:p> 14</text:p>
          </table:table-cell>
          <table:table-cell table:formula="of:=VALUE([.X127])" office:value-type="float" office:value="14" calcext:value-type="float">
            <text:p>14</text:p>
          </table:table-cell>
          <table:table-cell table:formula="of:=ORG.LIBREOFFICE.REGEX([.H127];&quot;.*′(.*)″.*&quot;;&quot;$1&quot;)" office:value-type="string" office:string-value=" 28.9" calcext:value-type="string">
            <text:p> 28.9</text:p>
          </table:table-cell>
          <table:table-cell table:formula="of:=VALUE([.Z127])" office:value-type="float" office:value="28.9" calcext:value-type="float">
            <text:p>28.9</text:p>
          </table:table-cell>
          <table:table-cell table:formula="of:=[.Q127]+[.S127]/60+[.U127]/3600" office:value-type="float" office:value="11.0753555555556" calcext:value-type="float">
            <text:p>11.0753555555556</text:p>
          </table:table-cell>
          <table:table-cell table:formula="of:=[.W127]+[.Y127]/60+[.AA127]/3600" office:value-type="float" office:value="38.2413611111111" calcext:value-type="float">
            <text:p>38.2413611111111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8772" calcext:value-type="float">
            <text:p>98772</text:p>
          </table:table-cell>
          <table:table-cell office:value-type="float" office:value="55564" calcext:value-type="float">
            <text:p>55564</text:p>
          </table:table-cell>
          <table:table-cell office:value-type="string" calcext:value-type="string">
            <text:p>11h 22m 51.25s</text:p>
          </table:table-cell>
          <table:table-cell office:value-type="string" calcext:value-type="string">
            <text:p>+64° 19′ 49.5″</text:p>
          </table:table-cell>
          <table:table-cell office:value-type="float" office:value="6.02" calcext:value-type="float">
            <text:p>6.02</text:p>
          </table:table-cell>
          <table:table-cell office:value-type="float" office:value="1.34" calcext:value-type="float">
            <text:p>1.34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3V</text:p>
          </table:table-cell>
          <table:table-cell table:number-columns-repeated="3"/>
          <table:table-cell table:formula="of:=MIDB([.$G128];1;2)" office:value-type="string" office:string-value="11" calcext:value-type="string">
            <text:p>11</text:p>
          </table:table-cell>
          <table:table-cell table:formula="of:=VALUE([.P128])" office:value-type="float" office:value="11" calcext:value-type="float">
            <text:p>11</text:p>
          </table:table-cell>
          <table:table-cell table:formula="of:=ORG.LIBREOFFICE.REGEX([.G128];&quot;.*h(.*)m.*&quot;;&quot;$1&quot;)" office:value-type="string" office:string-value=" 22" calcext:value-type="string">
            <text:p> 22</text:p>
          </table:table-cell>
          <table:table-cell table:formula="of:=VALUE([.R128])" office:value-type="float" office:value="22" calcext:value-type="float">
            <text:p>22</text:p>
          </table:table-cell>
          <table:table-cell table:formula="of:=ORG.LIBREOFFICE.REGEX([.G128];&quot;.*m(.*)s.*&quot;;&quot;$1&quot;)" office:value-type="string" office:string-value=" 51.25" calcext:value-type="string">
            <text:p> 51.25</text:p>
          </table:table-cell>
          <table:table-cell table:formula="of:=VALUE([.T128])" office:value-type="float" office:value="51.25" calcext:value-type="float">
            <text:p>51.25</text:p>
          </table:table-cell>
          <table:table-cell table:formula="of:=ORG.LIBREOFFICE.REGEX([.H128];&quot;(.*)°.*&quot;;&quot;$1&quot;)" office:value-type="string" office:string-value="+64" calcext:value-type="string">
            <text:p>+64</text:p>
          </table:table-cell>
          <table:table-cell table:formula="of:=VALUE([.V128])" office:value-type="float" office:value="64" calcext:value-type="float">
            <text:p>64</text:p>
          </table:table-cell>
          <table:table-cell table:formula="of:=ORG.LIBREOFFICE.REGEX([.H128];&quot;.*°(.*)′ .*&quot;;&quot;$1&quot;)" office:value-type="string" office:string-value=" 19" calcext:value-type="string">
            <text:p> 19</text:p>
          </table:table-cell>
          <table:table-cell table:formula="of:=VALUE([.X128])" office:value-type="float" office:value="19" calcext:value-type="float">
            <text:p>19</text:p>
          </table:table-cell>
          <table:table-cell table:formula="of:=ORG.LIBREOFFICE.REGEX([.H128];&quot;.*′(.*)″.*&quot;;&quot;$1&quot;)" office:value-type="string" office:string-value=" 49.5" calcext:value-type="string">
            <text:p> 49.5</text:p>
          </table:table-cell>
          <table:table-cell table:formula="of:=VALUE([.Z128])" office:value-type="float" office:value="49.5" calcext:value-type="float">
            <text:p>49.5</text:p>
          </table:table-cell>
          <table:table-cell table:formula="of:=[.Q128]+[.S128]/60+[.U128]/3600" office:value-type="float" office:value="11.3809027777778" calcext:value-type="float">
            <text:p>11.3809027777778</text:p>
          </table:table-cell>
          <table:table-cell table:formula="of:=[.W128]+[.Y128]/60+[.AA128]/3600" office:value-type="float" office:value="64.3304166666667" calcext:value-type="float">
            <text:p>64.3304166666667</text:p>
          </table:table-cell>
        </table:table-row>
        <table:table-row table:style-name="ro4">
          <table:table-cell office:value-type="string" calcext:value-type="string">
            <text:p>76 UMa</text:p>
          </table:table-cell>
          <table:table-cell/>
          <table:table-cell table:style-name="ce2" office:value-type="float" office:value="76" calcext:value-type="float">
            <text:p>76</text:p>
          </table:table-cell>
          <table:table-cell/>
          <table:table-cell office:value-type="float" office:value="110462" calcext:value-type="float">
            <text:p>110462</text:p>
          </table:table-cell>
          <table:table-cell office:value-type="float" office:value="61936" calcext:value-type="float">
            <text:p>61936</text:p>
          </table:table-cell>
          <table:table-cell office:value-type="string" calcext:value-type="string">
            <text:p>12h 41m 33.95s</text:p>
          </table:table-cell>
          <table:table-cell office:value-type="string" calcext:value-type="string">
            <text:p>+62° 42′ 47.1″</text:p>
          </table:table-cell>
          <table:table-cell office:value-type="float" office:value="6.02" calcext:value-type="float">
            <text:p>6.02</text:p>
          </table:table-cell>
          <table:table-cell office:value-type="string" calcext:value-type="string">
            <text:p>−0.24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A2III</text:p>
          </table:table-cell>
          <table:table-cell table:number-columns-repeated="3"/>
          <table:table-cell table:formula="of:=MIDB([.$G129];1;2)" office:value-type="string" office:string-value="12" calcext:value-type="string">
            <text:p>12</text:p>
          </table:table-cell>
          <table:table-cell table:formula="of:=VALUE([.P129])" office:value-type="float" office:value="12" calcext:value-type="float">
            <text:p>12</text:p>
          </table:table-cell>
          <table:table-cell table:formula="of:=ORG.LIBREOFFICE.REGEX([.G129];&quot;.*h(.*)m.*&quot;;&quot;$1&quot;)" office:value-type="string" office:string-value=" 41" calcext:value-type="string">
            <text:p> 41</text:p>
          </table:table-cell>
          <table:table-cell table:formula="of:=VALUE([.R129])" office:value-type="float" office:value="41" calcext:value-type="float">
            <text:p>41</text:p>
          </table:table-cell>
          <table:table-cell table:formula="of:=ORG.LIBREOFFICE.REGEX([.G129];&quot;.*m(.*)s.*&quot;;&quot;$1&quot;)" office:value-type="string" office:string-value=" 33.95" calcext:value-type="string">
            <text:p> 33.95</text:p>
          </table:table-cell>
          <table:table-cell table:formula="of:=VALUE([.T129])" office:value-type="float" office:value="33.95" calcext:value-type="float">
            <text:p>33.95</text:p>
          </table:table-cell>
          <table:table-cell table:formula="of:=ORG.LIBREOFFICE.REGEX([.H129];&quot;(.*)°.*&quot;;&quot;$1&quot;)" office:value-type="string" office:string-value="+62" calcext:value-type="string">
            <text:p>+62</text:p>
          </table:table-cell>
          <table:table-cell table:formula="of:=VALUE([.V129])" office:value-type="float" office:value="62" calcext:value-type="float">
            <text:p>62</text:p>
          </table:table-cell>
          <table:table-cell table:formula="of:=ORG.LIBREOFFICE.REGEX([.H129];&quot;.*°(.*)′ .*&quot;;&quot;$1&quot;)" office:value-type="string" office:string-value=" 42" calcext:value-type="string">
            <text:p> 42</text:p>
          </table:table-cell>
          <table:table-cell table:formula="of:=VALUE([.X129])" office:value-type="float" office:value="42" calcext:value-type="float">
            <text:p>42</text:p>
          </table:table-cell>
          <table:table-cell table:formula="of:=ORG.LIBREOFFICE.REGEX([.H129];&quot;.*′(.*)″.*&quot;;&quot;$1&quot;)" office:value-type="string" office:string-value=" 47.1" calcext:value-type="string">
            <text:p> 47.1</text:p>
          </table:table-cell>
          <table:table-cell table:formula="of:=VALUE([.Z129])" office:value-type="float" office:value="47.1" calcext:value-type="float">
            <text:p>47.1</text:p>
          </table:table-cell>
          <table:table-cell table:formula="of:=[.Q129]+[.S129]/60+[.U129]/3600" office:value-type="float" office:value="12.6927638888889" calcext:value-type="float">
            <text:p>12.6927638888889</text:p>
          </table:table-cell>
          <table:table-cell table:formula="of:=[.W129]+[.Y129]/60+[.AA129]/3600" office:value-type="float" office:value="62.7130833333333" calcext:value-type="float">
            <text:p>62.7130833333333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19765" calcext:value-type="float">
            <text:p>119765</text:p>
          </table:table-cell>
          <table:table-cell office:value-type="float" office:value="67005" calcext:value-type="float">
            <text:p>67005</text:p>
          </table:table-cell>
          <table:table-cell office:value-type="string" calcext:value-type="string">
            <text:p>13h 43m 54.80s</text:p>
          </table:table-cell>
          <table:table-cell office:value-type="string" calcext:value-type="string">
            <text:p>+52° 03′ 51.9″</text:p>
          </table:table-cell>
          <table:table-cell office:value-type="float" office:value="6.02" calcext:value-type="float">
            <text:p>6.02</text:p>
          </table:table-cell>
          <table:table-cell office:value-type="float" office:value="0.9" calcext:value-type="float">
            <text:p>0.9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A1V</text:p>
          </table:table-cell>
          <table:table-cell table:number-columns-repeated="3"/>
          <table:table-cell table:formula="of:=MIDB([.$G130];1;2)" office:value-type="string" office:string-value="13" calcext:value-type="string">
            <text:p>13</text:p>
          </table:table-cell>
          <table:table-cell table:formula="of:=VALUE([.P130])" office:value-type="float" office:value="13" calcext:value-type="float">
            <text:p>13</text:p>
          </table:table-cell>
          <table:table-cell table:formula="of:=ORG.LIBREOFFICE.REGEX([.G130];&quot;.*h(.*)m.*&quot;;&quot;$1&quot;)" office:value-type="string" office:string-value=" 43" calcext:value-type="string">
            <text:p> 43</text:p>
          </table:table-cell>
          <table:table-cell table:formula="of:=VALUE([.R130])" office:value-type="float" office:value="43" calcext:value-type="float">
            <text:p>43</text:p>
          </table:table-cell>
          <table:table-cell table:formula="of:=ORG.LIBREOFFICE.REGEX([.G130];&quot;.*m(.*)s.*&quot;;&quot;$1&quot;)" office:value-type="string" office:string-value=" 54.80" calcext:value-type="string">
            <text:p> 54.80</text:p>
          </table:table-cell>
          <table:table-cell table:formula="of:=VALUE([.T130])" office:value-type="float" office:value="54.8" calcext:value-type="float">
            <text:p>54.8</text:p>
          </table:table-cell>
          <table:table-cell table:formula="of:=ORG.LIBREOFFICE.REGEX([.H130];&quot;(.*)°.*&quot;;&quot;$1&quot;)" office:value-type="string" office:string-value="+52" calcext:value-type="string">
            <text:p>+52</text:p>
          </table:table-cell>
          <table:table-cell table:formula="of:=VALUE([.V130])" office:value-type="float" office:value="52" calcext:value-type="float">
            <text:p>52</text:p>
          </table:table-cell>
          <table:table-cell table:formula="of:=ORG.LIBREOFFICE.REGEX([.H130];&quot;.*°(.*)′ .*&quot;;&quot;$1&quot;)" office:value-type="string" office:string-value=" 03" calcext:value-type="string">
            <text:p> 03</text:p>
          </table:table-cell>
          <table:table-cell table:formula="of:=VALUE([.X130])" office:value-type="float" office:value="3" calcext:value-type="float">
            <text:p>3</text:p>
          </table:table-cell>
          <table:table-cell table:formula="of:=ORG.LIBREOFFICE.REGEX([.H130];&quot;.*′(.*)″.*&quot;;&quot;$1&quot;)" office:value-type="string" office:string-value=" 51.9" calcext:value-type="string">
            <text:p> 51.9</text:p>
          </table:table-cell>
          <table:table-cell table:formula="of:=VALUE([.Z130])" office:value-type="float" office:value="51.9" calcext:value-type="float">
            <text:p>51.9</text:p>
          </table:table-cell>
          <table:table-cell table:formula="of:=[.Q130]+[.S130]/60+[.U130]/3600" office:value-type="float" office:value="13.7318888888889" calcext:value-type="float">
            <text:p>13.7318888888889</text:p>
          </table:table-cell>
          <table:table-cell table:formula="of:=[.W130]+[.Y130]/60+[.AA130]/3600" office:value-type="float" office:value="52.0644166666667" calcext:value-type="float">
            <text:p>52.0644166666667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4669" calcext:value-type="float">
            <text:p>94669</text:p>
          </table:table-cell>
          <table:table-cell office:value-type="float" office:value="53465" calcext:value-type="float">
            <text:p>53465</text:p>
          </table:table-cell>
          <table:table-cell office:value-type="string" calcext:value-type="string">
            <text:p>10h 56m 14.51s</text:p>
          </table:table-cell>
          <table:table-cell office:value-type="string" calcext:value-type="string">
            <text:p>+42° 00′ 30.2″</text:p>
          </table:table-cell>
          <table:table-cell office:value-type="float" office:value="6.03" calcext:value-type="float">
            <text:p>6.03</text:p>
          </table:table-cell>
          <table:table-cell office:value-type="float" office:value="1.13" calcext:value-type="float">
            <text:p>1.13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K2III</text:p>
          </table:table-cell>
          <table:table-cell table:number-columns-repeated="3"/>
          <table:table-cell table:formula="of:=MIDB([.$G131];1;2)" office:value-type="string" office:string-value="10" calcext:value-type="string">
            <text:p>10</text:p>
          </table:table-cell>
          <table:table-cell table:formula="of:=VALUE([.P131])" office:value-type="float" office:value="10" calcext:value-type="float">
            <text:p>10</text:p>
          </table:table-cell>
          <table:table-cell table:formula="of:=ORG.LIBREOFFICE.REGEX([.G131];&quot;.*h(.*)m.*&quot;;&quot;$1&quot;)" office:value-type="string" office:string-value=" 56" calcext:value-type="string">
            <text:p> 56</text:p>
          </table:table-cell>
          <table:table-cell table:formula="of:=VALUE([.R131])" office:value-type="float" office:value="56" calcext:value-type="float">
            <text:p>56</text:p>
          </table:table-cell>
          <table:table-cell table:formula="of:=ORG.LIBREOFFICE.REGEX([.G131];&quot;.*m(.*)s.*&quot;;&quot;$1&quot;)" office:value-type="string" office:string-value=" 14.51" calcext:value-type="string">
            <text:p> 14.51</text:p>
          </table:table-cell>
          <table:table-cell table:formula="of:=VALUE([.T131])" office:value-type="float" office:value="14.51" calcext:value-type="float">
            <text:p>14.51</text:p>
          </table:table-cell>
          <table:table-cell table:formula="of:=ORG.LIBREOFFICE.REGEX([.H131];&quot;(.*)°.*&quot;;&quot;$1&quot;)" office:value-type="string" office:string-value="+42" calcext:value-type="string">
            <text:p>+42</text:p>
          </table:table-cell>
          <table:table-cell table:formula="of:=VALUE([.V131])" office:value-type="float" office:value="42" calcext:value-type="float">
            <text:p>42</text:p>
          </table:table-cell>
          <table:table-cell table:formula="of:=ORG.LIBREOFFICE.REGEX([.H131];&quot;.*°(.*)′ .*&quot;;&quot;$1&quot;)" office:value-type="string" office:string-value=" 00" calcext:value-type="string">
            <text:p> 00</text:p>
          </table:table-cell>
          <table:table-cell table:formula="of:=VALUE([.X131])" office:value-type="float" office:value="0" calcext:value-type="float">
            <text:p>0</text:p>
          </table:table-cell>
          <table:table-cell table:formula="of:=ORG.LIBREOFFICE.REGEX([.H131];&quot;.*′(.*)″.*&quot;;&quot;$1&quot;)" office:value-type="string" office:string-value=" 30.2" calcext:value-type="string">
            <text:p> 30.2</text:p>
          </table:table-cell>
          <table:table-cell table:formula="of:=VALUE([.Z131])" office:value-type="float" office:value="30.2" calcext:value-type="float">
            <text:p>30.2</text:p>
          </table:table-cell>
          <table:table-cell table:formula="of:=[.Q131]+[.S131]/60+[.U131]/3600" office:value-type="float" office:value="10.9373638888889" calcext:value-type="float">
            <text:p>10.9373638888889</text:p>
          </table:table-cell>
          <table:table-cell table:formula="of:=[.W131]+[.Y131]/60+[.AA131]/3600" office:value-type="float" office:value="42.0083888888889" calcext:value-type="float">
            <text:p>42.0083888888889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5241" calcext:value-type="float">
            <text:p>95241</text:p>
          </table:table-cell>
          <table:table-cell office:value-type="float" office:value="53791" calcext:value-type="float">
            <text:p>53791</text:p>
          </table:table-cell>
          <table:table-cell office:value-type="string" calcext:value-type="string">
            <text:p>11h 00m 20.76s</text:p>
          </table:table-cell>
          <table:table-cell office:value-type="string" calcext:value-type="string">
            <text:p>+42° 54′ 43.3″</text:p>
          </table:table-cell>
          <table:table-cell office:value-type="float" office:value="6.03" calcext:value-type="float">
            <text:p>6.03</text:p>
          </table:table-cell>
          <table:table-cell office:value-type="float" office:value="2.74" calcext:value-type="float">
            <text:p>2.7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F9V</text:p>
          </table:table-cell>
          <table:table-cell table:number-columns-repeated="3"/>
          <table:table-cell table:formula="of:=MIDB([.$G132];1;2)" office:value-type="string" office:string-value="11" calcext:value-type="string">
            <text:p>11</text:p>
          </table:table-cell>
          <table:table-cell table:formula="of:=VALUE([.P132])" office:value-type="float" office:value="11" calcext:value-type="float">
            <text:p>11</text:p>
          </table:table-cell>
          <table:table-cell table:formula="of:=ORG.LIBREOFFICE.REGEX([.G132];&quot;.*h(.*)m.*&quot;;&quot;$1&quot;)" office:value-type="string" office:string-value=" 00" calcext:value-type="string">
            <text:p> 00</text:p>
          </table:table-cell>
          <table:table-cell table:formula="of:=VALUE([.R132])" office:value-type="float" office:value="0" calcext:value-type="float">
            <text:p>0</text:p>
          </table:table-cell>
          <table:table-cell table:formula="of:=ORG.LIBREOFFICE.REGEX([.G132];&quot;.*m(.*)s.*&quot;;&quot;$1&quot;)" office:value-type="string" office:string-value=" 20.76" calcext:value-type="string">
            <text:p> 20.76</text:p>
          </table:table-cell>
          <table:table-cell table:formula="of:=VALUE([.T132])" office:value-type="float" office:value="20.76" calcext:value-type="float">
            <text:p>20.76</text:p>
          </table:table-cell>
          <table:table-cell table:formula="of:=ORG.LIBREOFFICE.REGEX([.H132];&quot;(.*)°.*&quot;;&quot;$1&quot;)" office:value-type="string" office:string-value="+42" calcext:value-type="string">
            <text:p>+42</text:p>
          </table:table-cell>
          <table:table-cell table:formula="of:=VALUE([.V132])" office:value-type="float" office:value="42" calcext:value-type="float">
            <text:p>42</text:p>
          </table:table-cell>
          <table:table-cell table:formula="of:=ORG.LIBREOFFICE.REGEX([.H132];&quot;.*°(.*)′ .*&quot;;&quot;$1&quot;)" office:value-type="string" office:string-value=" 54" calcext:value-type="string">
            <text:p> 54</text:p>
          </table:table-cell>
          <table:table-cell table:formula="of:=VALUE([.X132])" office:value-type="float" office:value="54" calcext:value-type="float">
            <text:p>54</text:p>
          </table:table-cell>
          <table:table-cell table:formula="of:=ORG.LIBREOFFICE.REGEX([.H132];&quot;.*′(.*)″.*&quot;;&quot;$1&quot;)" office:value-type="string" office:string-value=" 43.3" calcext:value-type="string">
            <text:p> 43.3</text:p>
          </table:table-cell>
          <table:table-cell table:formula="of:=VALUE([.Z132])" office:value-type="float" office:value="43.3" calcext:value-type="float">
            <text:p>43.3</text:p>
          </table:table-cell>
          <table:table-cell table:formula="of:=[.Q132]+[.S132]/60+[.U132]/3600" office:value-type="float" office:value="11.0057666666667" calcext:value-type="float">
            <text:p>11.0057666666667</text:p>
          </table:table-cell>
          <table:table-cell table:formula="of:=[.W132]+[.Y132]/60+[.AA132]/3600" office:value-type="float" office:value="42.9120277777778" calcext:value-type="float">
            <text:p>42.9120277777778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0745" calcext:value-type="float">
            <text:p>90745</text:p>
          </table:table-cell>
          <table:table-cell office:value-type="float" office:value="51448" calcext:value-type="float">
            <text:p>51448</text:p>
          </table:table-cell>
          <table:table-cell office:value-type="string" calcext:value-type="string">
            <text:p>10h 30m 26.65s</text:p>
          </table:table-cell>
          <table:table-cell office:value-type="string" calcext:value-type="string">
            <text:p>+64° 15′ 28.1″</text:p>
          </table:table-cell>
          <table:table-cell office:value-type="float" office:value="6.07" calcext:value-type="float">
            <text:p>6.07</text:p>
          </table:table-cell>
          <table:table-cell office:value-type="float" office:value="1.33" calcext:value-type="float">
            <text:p>1.33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A7III</text:p>
          </table:table-cell>
          <table:table-cell table:number-columns-repeated="3"/>
          <table:table-cell table:formula="of:=MIDB([.$G133];1;2)" office:value-type="string" office:string-value="10" calcext:value-type="string">
            <text:p>10</text:p>
          </table:table-cell>
          <table:table-cell table:formula="of:=VALUE([.P133])" office:value-type="float" office:value="10" calcext:value-type="float">
            <text:p>10</text:p>
          </table:table-cell>
          <table:table-cell table:formula="of:=ORG.LIBREOFFICE.REGEX([.G133];&quot;.*h(.*)m.*&quot;;&quot;$1&quot;)" office:value-type="string" office:string-value=" 30" calcext:value-type="string">
            <text:p> 30</text:p>
          </table:table-cell>
          <table:table-cell table:formula="of:=VALUE([.R133])" office:value-type="float" office:value="30" calcext:value-type="float">
            <text:p>30</text:p>
          </table:table-cell>
          <table:table-cell table:formula="of:=ORG.LIBREOFFICE.REGEX([.G133];&quot;.*m(.*)s.*&quot;;&quot;$1&quot;)" office:value-type="string" office:string-value=" 26.65" calcext:value-type="string">
            <text:p> 26.65</text:p>
          </table:table-cell>
          <table:table-cell table:formula="of:=VALUE([.T133])" office:value-type="float" office:value="26.65" calcext:value-type="float">
            <text:p>26.65</text:p>
          </table:table-cell>
          <table:table-cell table:formula="of:=ORG.LIBREOFFICE.REGEX([.H133];&quot;(.*)°.*&quot;;&quot;$1&quot;)" office:value-type="string" office:string-value="+64" calcext:value-type="string">
            <text:p>+64</text:p>
          </table:table-cell>
          <table:table-cell table:formula="of:=VALUE([.V133])" office:value-type="float" office:value="64" calcext:value-type="float">
            <text:p>64</text:p>
          </table:table-cell>
          <table:table-cell table:formula="of:=ORG.LIBREOFFICE.REGEX([.H133];&quot;.*°(.*)′ .*&quot;;&quot;$1&quot;)" office:value-type="string" office:string-value=" 15" calcext:value-type="string">
            <text:p> 15</text:p>
          </table:table-cell>
          <table:table-cell table:formula="of:=VALUE([.X133])" office:value-type="float" office:value="15" calcext:value-type="float">
            <text:p>15</text:p>
          </table:table-cell>
          <table:table-cell table:formula="of:=ORG.LIBREOFFICE.REGEX([.H133];&quot;.*′(.*)″.*&quot;;&quot;$1&quot;)" office:value-type="string" office:string-value=" 28.1" calcext:value-type="string">
            <text:p> 28.1</text:p>
          </table:table-cell>
          <table:table-cell table:formula="of:=VALUE([.Z133])" office:value-type="float" office:value="28.1" calcext:value-type="float">
            <text:p>28.1</text:p>
          </table:table-cell>
          <table:table-cell table:formula="of:=[.Q133]+[.S133]/60+[.U133]/3600" office:value-type="float" office:value="10.5074027777778" calcext:value-type="float">
            <text:p>10.5074027777778</text:p>
          </table:table-cell>
          <table:table-cell table:formula="of:=[.W133]+[.Y133]/60+[.AA133]/3600" office:value-type="float" office:value="64.2578055555556" calcext:value-type="float">
            <text:p>64.2578055555556</text:p>
          </table:table-cell>
        </table:table-row>
        <table:table-row table:style-name="ro6">
          <table:table-cell office:value-type="string" calcext:value-type="string">
            <text:p>EP UMa</text:p>
          </table:table-cell>
          <table:table-cell table:number-columns-repeated="2"/>
          <table:table-cell table:style-name="ce2" office:value-type="string" calcext:value-type="string">
            <text:p>EP</text:p>
          </table:table-cell>
          <table:table-cell office:value-type="float" office:value="96707" calcext:value-type="float">
            <text:p>96707</text:p>
          </table:table-cell>
          <table:table-cell office:value-type="float" office:value="54540" calcext:value-type="float">
            <text:p>54540</text:p>
          </table:table-cell>
          <table:table-cell office:value-type="string" calcext:value-type="string">
            <text:p>11h 09m 39.92s</text:p>
          </table:table-cell>
          <table:table-cell office:value-type="string" calcext:value-type="string">
            <text:p>+67° 12′ 37.0″</text:p>
          </table:table-cell>
          <table:table-cell office:value-type="float" office:value="6.07" calcext:value-type="float">
            <text:p>6.07</text:p>
          </table:table-cell>
          <table:table-cell office:value-type="float" office:value="0.88" calcext:value-type="float">
            <text:p>0.8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0sp...</text:p>
          </table:table-cell>
          <table:table-cell table:style-name="ce2" office:value-type="string" calcext:value-type="string">
            <text:p>α² CVn variable</text:p>
          </table:table-cell>
          <table:table-cell table:number-columns-repeated="2"/>
          <table:table-cell table:formula="of:=MIDB([.$G134];1;2)" office:value-type="string" office:string-value="11" calcext:value-type="string">
            <text:p>11</text:p>
          </table:table-cell>
          <table:table-cell table:formula="of:=VALUE([.P134])" office:value-type="float" office:value="11" calcext:value-type="float">
            <text:p>11</text:p>
          </table:table-cell>
          <table:table-cell table:formula="of:=ORG.LIBREOFFICE.REGEX([.G134];&quot;.*h(.*)m.*&quot;;&quot;$1&quot;)" office:value-type="string" office:string-value=" 09" calcext:value-type="string">
            <text:p> 09</text:p>
          </table:table-cell>
          <table:table-cell table:formula="of:=VALUE([.R134])" office:value-type="float" office:value="9" calcext:value-type="float">
            <text:p>9</text:p>
          </table:table-cell>
          <table:table-cell table:formula="of:=ORG.LIBREOFFICE.REGEX([.G134];&quot;.*m(.*)s.*&quot;;&quot;$1&quot;)" office:value-type="string" office:string-value=" 39.92" calcext:value-type="string">
            <text:p> 39.92</text:p>
          </table:table-cell>
          <table:table-cell table:formula="of:=VALUE([.T134])" office:value-type="float" office:value="39.92" calcext:value-type="float">
            <text:p>39.92</text:p>
          </table:table-cell>
          <table:table-cell table:formula="of:=ORG.LIBREOFFICE.REGEX([.H134];&quot;(.*)°.*&quot;;&quot;$1&quot;)" office:value-type="string" office:string-value="+67" calcext:value-type="string">
            <text:p>+67</text:p>
          </table:table-cell>
          <table:table-cell table:formula="of:=VALUE([.V134])" office:value-type="float" office:value="67" calcext:value-type="float">
            <text:p>67</text:p>
          </table:table-cell>
          <table:table-cell table:formula="of:=ORG.LIBREOFFICE.REGEX([.H134];&quot;.*°(.*)′ .*&quot;;&quot;$1&quot;)" office:value-type="string" office:string-value=" 12" calcext:value-type="string">
            <text:p> 12</text:p>
          </table:table-cell>
          <table:table-cell table:formula="of:=VALUE([.X134])" office:value-type="float" office:value="12" calcext:value-type="float">
            <text:p>12</text:p>
          </table:table-cell>
          <table:table-cell table:formula="of:=ORG.LIBREOFFICE.REGEX([.H134];&quot;.*′(.*)″.*&quot;;&quot;$1&quot;)" office:value-type="string" office:string-value=" 37.0" calcext:value-type="string">
            <text:p> 37.0</text:p>
          </table:table-cell>
          <table:table-cell table:formula="of:=VALUE([.Z134])" office:value-type="float" office:value="37" calcext:value-type="float">
            <text:p>37</text:p>
          </table:table-cell>
          <table:table-cell table:formula="of:=[.Q134]+[.S134]/60+[.U134]/3600" office:value-type="float" office:value="11.1610888888889" calcext:value-type="float">
            <text:p>11.1610888888889</text:p>
          </table:table-cell>
          <table:table-cell table:formula="of:=[.W134]+[.Y134]/60+[.AA134]/3600" office:value-type="float" office:value="67.2102777777778" calcext:value-type="float">
            <text:p>67.2102777777778</text:p>
          </table:table-cell>
        </table:table-row>
        <table:table-row table:style-name="ro4">
          <table:table-cell office:value-type="string" calcext:value-type="string">
            <text:p>75 UMa</text:p>
          </table:table-cell>
          <table:table-cell/>
          <table:table-cell table:style-name="ce2" office:value-type="float" office:value="75" calcext:value-type="float">
            <text:p>75</text:p>
          </table:table-cell>
          <table:table-cell/>
          <table:table-cell office:value-type="float" office:value="108861" calcext:value-type="float">
            <text:p>108861</text:p>
          </table:table-cell>
          <table:table-cell office:value-type="float" office:value="60992" calcext:value-type="float">
            <text:p>60992</text:p>
          </table:table-cell>
          <table:table-cell office:value-type="string" calcext:value-type="string">
            <text:p>12h 30m 04.22s</text:p>
          </table:table-cell>
          <table:table-cell office:value-type="string" calcext:value-type="string">
            <text:p>+58° 46′ 04.1″</text:p>
          </table:table-cell>
          <table:table-cell office:value-type="float" office:value="6.07" calcext:value-type="float">
            <text:p>6.07</text:p>
          </table:table-cell>
          <table:table-cell office:value-type="float" office:value="0.48" calcext:value-type="float">
            <text:p>0.48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G8III-IV</text:p>
          </table:table-cell>
          <table:table-cell table:number-columns-repeated="3"/>
          <table:table-cell table:formula="of:=MIDB([.$G135];1;2)" office:value-type="string" office:string-value="12" calcext:value-type="string">
            <text:p>12</text:p>
          </table:table-cell>
          <table:table-cell table:formula="of:=VALUE([.P135])" office:value-type="float" office:value="12" calcext:value-type="float">
            <text:p>12</text:p>
          </table:table-cell>
          <table:table-cell table:formula="of:=ORG.LIBREOFFICE.REGEX([.G135];&quot;.*h(.*)m.*&quot;;&quot;$1&quot;)" office:value-type="string" office:string-value=" 30" calcext:value-type="string">
            <text:p> 30</text:p>
          </table:table-cell>
          <table:table-cell table:formula="of:=VALUE([.R135])" office:value-type="float" office:value="30" calcext:value-type="float">
            <text:p>30</text:p>
          </table:table-cell>
          <table:table-cell table:formula="of:=ORG.LIBREOFFICE.REGEX([.G135];&quot;.*m(.*)s.*&quot;;&quot;$1&quot;)" office:value-type="string" office:string-value=" 04.22" calcext:value-type="string">
            <text:p> 04.22</text:p>
          </table:table-cell>
          <table:table-cell table:formula="of:=VALUE([.T135])" office:value-type="float" office:value="4.22" calcext:value-type="float">
            <text:p>4.22</text:p>
          </table:table-cell>
          <table:table-cell table:formula="of:=ORG.LIBREOFFICE.REGEX([.H135];&quot;(.*)°.*&quot;;&quot;$1&quot;)" office:value-type="string" office:string-value="+58" calcext:value-type="string">
            <text:p>+58</text:p>
          </table:table-cell>
          <table:table-cell table:formula="of:=VALUE([.V135])" office:value-type="float" office:value="58" calcext:value-type="float">
            <text:p>58</text:p>
          </table:table-cell>
          <table:table-cell table:formula="of:=ORG.LIBREOFFICE.REGEX([.H135];&quot;.*°(.*)′ .*&quot;;&quot;$1&quot;)" office:value-type="string" office:string-value=" 46" calcext:value-type="string">
            <text:p> 46</text:p>
          </table:table-cell>
          <table:table-cell table:formula="of:=VALUE([.X135])" office:value-type="float" office:value="46" calcext:value-type="float">
            <text:p>46</text:p>
          </table:table-cell>
          <table:table-cell table:formula="of:=ORG.LIBREOFFICE.REGEX([.H135];&quot;.*′(.*)″.*&quot;;&quot;$1&quot;)" office:value-type="string" office:string-value=" 04.1" calcext:value-type="string">
            <text:p> 04.1</text:p>
          </table:table-cell>
          <table:table-cell table:formula="of:=VALUE([.Z135])" office:value-type="float" office:value="4.1" calcext:value-type="float">
            <text:p>4.1</text:p>
          </table:table-cell>
          <table:table-cell table:formula="of:=[.Q135]+[.S135]/60+[.U135]/3600" office:value-type="float" office:value="12.5011722222222" calcext:value-type="float">
            <text:p>12.5011722222222</text:p>
          </table:table-cell>
          <table:table-cell table:formula="of:=[.W135]+[.Y135]/60+[.AA135]/3600" office:value-type="float" office:value="58.7678055555556" calcext:value-type="float">
            <text:p>58.7678055555556</text:p>
          </table:table-cell>
        </table:table-row>
        <table:table-row table:style-name="ro4">
          <table:table-cell office:value-type="string" calcext:value-type="string">
            <text:p>60 UMa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/>
          <table:table-cell office:value-type="float" office:value="101133" calcext:value-type="float">
            <text:p>101133</text:p>
          </table:table-cell>
          <table:table-cell office:value-type="float" office:value="56789" calcext:value-type="float">
            <text:p>56789</text:p>
          </table:table-cell>
          <table:table-cell office:value-type="string" calcext:value-type="string">
            <text:p>11h 38m 33.54s</text:p>
          </table:table-cell>
          <table:table-cell office:value-type="string" calcext:value-type="string">
            <text:p>+46° 50′ 03.4″</text:p>
          </table:table-cell>
          <table:table-cell office:value-type="float" office:value="6.09" calcext:value-type="float">
            <text:p>6.09</text:p>
          </table:table-cell>
          <table:table-cell office:value-type="float" office:value="0.93" calcext:value-type="float">
            <text:p>0.9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F5IIIs</text:p>
          </table:table-cell>
          <table:table-cell table:number-columns-repeated="3"/>
          <table:table-cell table:formula="of:=MIDB([.$G136];1;2)" office:value-type="string" office:string-value="11" calcext:value-type="string">
            <text:p>11</text:p>
          </table:table-cell>
          <table:table-cell table:formula="of:=VALUE([.P136])" office:value-type="float" office:value="11" calcext:value-type="float">
            <text:p>11</text:p>
          </table:table-cell>
          <table:table-cell table:formula="of:=ORG.LIBREOFFICE.REGEX([.G136];&quot;.*h(.*)m.*&quot;;&quot;$1&quot;)" office:value-type="string" office:string-value=" 38" calcext:value-type="string">
            <text:p> 38</text:p>
          </table:table-cell>
          <table:table-cell table:formula="of:=VALUE([.R136])" office:value-type="float" office:value="38" calcext:value-type="float">
            <text:p>38</text:p>
          </table:table-cell>
          <table:table-cell table:formula="of:=ORG.LIBREOFFICE.REGEX([.G136];&quot;.*m(.*)s.*&quot;;&quot;$1&quot;)" office:value-type="string" office:string-value=" 33.54" calcext:value-type="string">
            <text:p> 33.54</text:p>
          </table:table-cell>
          <table:table-cell table:formula="of:=VALUE([.T136])" office:value-type="float" office:value="33.54" calcext:value-type="float">
            <text:p>33.54</text:p>
          </table:table-cell>
          <table:table-cell table:formula="of:=ORG.LIBREOFFICE.REGEX([.H136];&quot;(.*)°.*&quot;;&quot;$1&quot;)" office:value-type="string" office:string-value="+46" calcext:value-type="string">
            <text:p>+46</text:p>
          </table:table-cell>
          <table:table-cell table:formula="of:=VALUE([.V136])" office:value-type="float" office:value="46" calcext:value-type="float">
            <text:p>46</text:p>
          </table:table-cell>
          <table:table-cell table:formula="of:=ORG.LIBREOFFICE.REGEX([.H136];&quot;.*°(.*)′ .*&quot;;&quot;$1&quot;)" office:value-type="string" office:string-value=" 50" calcext:value-type="string">
            <text:p> 50</text:p>
          </table:table-cell>
          <table:table-cell table:formula="of:=VALUE([.X136])" office:value-type="float" office:value="50" calcext:value-type="float">
            <text:p>50</text:p>
          </table:table-cell>
          <table:table-cell table:formula="of:=ORG.LIBREOFFICE.REGEX([.H136];&quot;.*′(.*)″.*&quot;;&quot;$1&quot;)" office:value-type="string" office:string-value=" 03.4" calcext:value-type="string">
            <text:p> 03.4</text:p>
          </table:table-cell>
          <table:table-cell table:formula="of:=VALUE([.Z136])" office:value-type="float" office:value="3.4" calcext:value-type="float">
            <text:p>3.4</text:p>
          </table:table-cell>
          <table:table-cell table:formula="of:=[.Q136]+[.S136]/60+[.U136]/3600" office:value-type="float" office:value="11.64265" calcext:value-type="float">
            <text:p>11.64265</text:p>
          </table:table-cell>
          <table:table-cell table:formula="of:=[.W136]+[.Y136]/60+[.AA136]/3600" office:value-type="float" office:value="46.8342777777778" calcext:value-type="float">
            <text:p>46.8342777777778</text:p>
          </table:table-cell>
        </table:table-row>
        <table:table-row table:style-name="ro4">
          <table:table-cell office:value-type="string" calcext:value-type="string">
            <text:p>37 Lyn</text:p>
          </table:table-cell>
          <table:table-cell/>
          <table:table-cell table:style-name="ce2" office:value-type="float" office:value="-37" calcext:value-type="float">
            <text:p>-37</text:p>
          </table:table-cell>
          <table:table-cell/>
          <table:table-cell office:value-type="float" office:value="80290" calcext:value-type="float">
            <text:p>80290</text:p>
          </table:table-cell>
          <table:table-cell office:value-type="float" office:value="45836" calcext:value-type="float">
            <text:p>45836</text:p>
          </table:table-cell>
          <table:table-cell office:value-type="string" calcext:value-type="string">
            <text:p>09h 20m 43.79s</text:p>
          </table:table-cell>
          <table:table-cell office:value-type="string" calcext:value-type="string">
            <text:p>+51° 15′ 56.6″</text:p>
          </table:table-cell>
          <table:table-cell office:value-type="float" office:value="6.14" calcext:value-type="float">
            <text:p>6.14</text:p>
          </table:table-cell>
          <table:table-cell office:value-type="float" office:value="3.83" calcext:value-type="float">
            <text:p>3.8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3V</text:p>
          </table:table-cell>
          <table:table-cell table:number-columns-repeated="3"/>
          <table:table-cell table:formula="of:=MIDB([.$G137];1;2)" office:value-type="string" office:string-value="09" calcext:value-type="string">
            <text:p>09</text:p>
          </table:table-cell>
          <table:table-cell table:formula="of:=VALUE([.P137])" office:value-type="float" office:value="9" calcext:value-type="float">
            <text:p>9</text:p>
          </table:table-cell>
          <table:table-cell table:formula="of:=ORG.LIBREOFFICE.REGEX([.G137];&quot;.*h(.*)m.*&quot;;&quot;$1&quot;)" office:value-type="string" office:string-value=" 20" calcext:value-type="string">
            <text:p> 20</text:p>
          </table:table-cell>
          <table:table-cell table:formula="of:=VALUE([.R137])" office:value-type="float" office:value="20" calcext:value-type="float">
            <text:p>20</text:p>
          </table:table-cell>
          <table:table-cell table:formula="of:=ORG.LIBREOFFICE.REGEX([.G137];&quot;.*m(.*)s.*&quot;;&quot;$1&quot;)" office:value-type="string" office:string-value=" 43.79" calcext:value-type="string">
            <text:p> 43.79</text:p>
          </table:table-cell>
          <table:table-cell table:formula="of:=VALUE([.T137])" office:value-type="float" office:value="43.79" calcext:value-type="float">
            <text:p>43.79</text:p>
          </table:table-cell>
          <table:table-cell table:formula="of:=ORG.LIBREOFFICE.REGEX([.H137];&quot;(.*)°.*&quot;;&quot;$1&quot;)" office:value-type="string" office:string-value="+51" calcext:value-type="string">
            <text:p>+51</text:p>
          </table:table-cell>
          <table:table-cell table:formula="of:=VALUE([.V137])" office:value-type="float" office:value="51" calcext:value-type="float">
            <text:p>51</text:p>
          </table:table-cell>
          <table:table-cell table:formula="of:=ORG.LIBREOFFICE.REGEX([.H137];&quot;.*°(.*)′ .*&quot;;&quot;$1&quot;)" office:value-type="string" office:string-value=" 15" calcext:value-type="string">
            <text:p> 15</text:p>
          </table:table-cell>
          <table:table-cell table:formula="of:=VALUE([.X137])" office:value-type="float" office:value="15" calcext:value-type="float">
            <text:p>15</text:p>
          </table:table-cell>
          <table:table-cell table:formula="of:=ORG.LIBREOFFICE.REGEX([.H137];&quot;.*′(.*)″.*&quot;;&quot;$1&quot;)" office:value-type="string" office:string-value=" 56.6" calcext:value-type="string">
            <text:p> 56.6</text:p>
          </table:table-cell>
          <table:table-cell table:formula="of:=VALUE([.Z137])" office:value-type="float" office:value="56.6" calcext:value-type="float">
            <text:p>56.6</text:p>
          </table:table-cell>
          <table:table-cell table:formula="of:=[.Q137]+[.S137]/60+[.U137]/3600" office:value-type="float" office:value="9.34549722222222" calcext:value-type="float">
            <text:p>9.34549722222222</text:p>
          </table:table-cell>
          <table:table-cell table:formula="of:=[.W137]+[.Y137]/60+[.AA137]/3600" office:value-type="float" office:value="51.2657222222222" calcext:value-type="float">
            <text:p>51.2657222222222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01013" calcext:value-type="float">
            <text:p>101013</text:p>
          </table:table-cell>
          <table:table-cell office:value-type="float" office:value="56731" calcext:value-type="float">
            <text:p>56731</text:p>
          </table:table-cell>
          <table:table-cell office:value-type="string" calcext:value-type="string">
            <text:p>11h 37m 53.05s</text:p>
          </table:table-cell>
          <table:table-cell office:value-type="string" calcext:value-type="string">
            <text:p>+50° 37′ 05.8″</text:p>
          </table:table-cell>
          <table:table-cell office:value-type="float" office:value="6.14" calcext:value-type="float">
            <text:p>6.14</text:p>
          </table:table-cell>
          <table:table-cell office:value-type="float" office:value="0.39" calcext:value-type="float">
            <text:p>0.39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K0p...</text:p>
          </table:table-cell>
          <table:table-cell table:style-name="ce2" office:value-type="string" calcext:value-type="string">
            <text:p><text:a xlink:href="https://en.wikipedia.org/wiki/Barium_star" xlink:type="simple">Barium star</text:a></text:p>
          </table:table-cell>
          <table:table-cell table:number-columns-repeated="2"/>
          <table:table-cell table:formula="of:=MIDB([.$G138];1;2)" office:value-type="string" office:string-value="11" calcext:value-type="string">
            <text:p>11</text:p>
          </table:table-cell>
          <table:table-cell table:formula="of:=VALUE([.P138])" office:value-type="float" office:value="11" calcext:value-type="float">
            <text:p>11</text:p>
          </table:table-cell>
          <table:table-cell table:formula="of:=ORG.LIBREOFFICE.REGEX([.G138];&quot;.*h(.*)m.*&quot;;&quot;$1&quot;)" office:value-type="string" office:string-value=" 37" calcext:value-type="string">
            <text:p> 37</text:p>
          </table:table-cell>
          <table:table-cell table:formula="of:=VALUE([.R138])" office:value-type="float" office:value="37" calcext:value-type="float">
            <text:p>37</text:p>
          </table:table-cell>
          <table:table-cell table:formula="of:=ORG.LIBREOFFICE.REGEX([.G138];&quot;.*m(.*)s.*&quot;;&quot;$1&quot;)" office:value-type="string" office:string-value=" 53.05" calcext:value-type="string">
            <text:p> 53.05</text:p>
          </table:table-cell>
          <table:table-cell table:formula="of:=VALUE([.T138])" office:value-type="float" office:value="53.05" calcext:value-type="float">
            <text:p>53.05</text:p>
          </table:table-cell>
          <table:table-cell table:formula="of:=ORG.LIBREOFFICE.REGEX([.H138];&quot;(.*)°.*&quot;;&quot;$1&quot;)" office:value-type="string" office:string-value="+50" calcext:value-type="string">
            <text:p>+50</text:p>
          </table:table-cell>
          <table:table-cell table:formula="of:=VALUE([.V138])" office:value-type="float" office:value="50" calcext:value-type="float">
            <text:p>50</text:p>
          </table:table-cell>
          <table:table-cell table:formula="of:=ORG.LIBREOFFICE.REGEX([.H138];&quot;.*°(.*)′ .*&quot;;&quot;$1&quot;)" office:value-type="string" office:string-value=" 37" calcext:value-type="string">
            <text:p> 37</text:p>
          </table:table-cell>
          <table:table-cell table:formula="of:=VALUE([.X138])" office:value-type="float" office:value="37" calcext:value-type="float">
            <text:p>37</text:p>
          </table:table-cell>
          <table:table-cell table:formula="of:=ORG.LIBREOFFICE.REGEX([.H138];&quot;.*′(.*)″.*&quot;;&quot;$1&quot;)" office:value-type="string" office:string-value=" 05.8" calcext:value-type="string">
            <text:p> 05.8</text:p>
          </table:table-cell>
          <table:table-cell table:formula="of:=VALUE([.Z138])" office:value-type="float" office:value="5.8" calcext:value-type="float">
            <text:p>5.8</text:p>
          </table:table-cell>
          <table:table-cell table:formula="of:=[.Q138]+[.S138]/60+[.U138]/3600" office:value-type="float" office:value="11.6314027777778" calcext:value-type="float">
            <text:p>11.6314027777778</text:p>
          </table:table-cell>
          <table:table-cell table:formula="of:=[.W138]+[.Y138]/60+[.AA138]/3600" office:value-type="float" office:value="50.6182777777778" calcext:value-type="float">
            <text:p>50.6182777777778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05043" calcext:value-type="float">
            <text:p>105043</text:p>
          </table:table-cell>
          <table:table-cell office:value-type="float" office:value="58989" calcext:value-type="float">
            <text:p>58989</text:p>
          </table:table-cell>
          <table:table-cell office:value-type="string" calcext:value-type="string">
            <text:p>12h 05m 39.76s</text:p>
          </table:table-cell>
          <table:table-cell office:value-type="string" calcext:value-type="string">
            <text:p>+62° 55′ 59.9″</text:p>
          </table:table-cell>
          <table:table-cell office:value-type="float" office:value="6.14" calcext:value-type="float">
            <text:p>6.14</text:p>
          </table:table-cell>
          <table:table-cell office:value-type="float" office:value="0.85" calcext:value-type="float">
            <text:p>0.85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K2III</text:p>
          </table:table-cell>
          <table:table-cell table:number-columns-repeated="3"/>
          <table:table-cell table:formula="of:=MIDB([.$G139];1;2)" office:value-type="string" office:string-value="12" calcext:value-type="string">
            <text:p>12</text:p>
          </table:table-cell>
          <table:table-cell table:formula="of:=VALUE([.P139])" office:value-type="float" office:value="12" calcext:value-type="float">
            <text:p>12</text:p>
          </table:table-cell>
          <table:table-cell table:formula="of:=ORG.LIBREOFFICE.REGEX([.G139];&quot;.*h(.*)m.*&quot;;&quot;$1&quot;)" office:value-type="string" office:string-value=" 05" calcext:value-type="string">
            <text:p> 05</text:p>
          </table:table-cell>
          <table:table-cell table:formula="of:=VALUE([.R139])" office:value-type="float" office:value="5" calcext:value-type="float">
            <text:p>5</text:p>
          </table:table-cell>
          <table:table-cell table:formula="of:=ORG.LIBREOFFICE.REGEX([.G139];&quot;.*m(.*)s.*&quot;;&quot;$1&quot;)" office:value-type="string" office:string-value=" 39.76" calcext:value-type="string">
            <text:p> 39.76</text:p>
          </table:table-cell>
          <table:table-cell table:formula="of:=VALUE([.T139])" office:value-type="float" office:value="39.76" calcext:value-type="float">
            <text:p>39.76</text:p>
          </table:table-cell>
          <table:table-cell table:formula="of:=ORG.LIBREOFFICE.REGEX([.H139];&quot;(.*)°.*&quot;;&quot;$1&quot;)" office:value-type="string" office:string-value="+62" calcext:value-type="string">
            <text:p>+62</text:p>
          </table:table-cell>
          <table:table-cell table:formula="of:=VALUE([.V139])" office:value-type="float" office:value="62" calcext:value-type="float">
            <text:p>62</text:p>
          </table:table-cell>
          <table:table-cell table:formula="of:=ORG.LIBREOFFICE.REGEX([.H139];&quot;.*°(.*)′ .*&quot;;&quot;$1&quot;)" office:value-type="string" office:string-value=" 55" calcext:value-type="string">
            <text:p> 55</text:p>
          </table:table-cell>
          <table:table-cell table:formula="of:=VALUE([.X139])" office:value-type="float" office:value="55" calcext:value-type="float">
            <text:p>55</text:p>
          </table:table-cell>
          <table:table-cell table:formula="of:=ORG.LIBREOFFICE.REGEX([.H139];&quot;.*′(.*)″.*&quot;;&quot;$1&quot;)" office:value-type="string" office:string-value=" 59.9" calcext:value-type="string">
            <text:p> 59.9</text:p>
          </table:table-cell>
          <table:table-cell table:formula="of:=VALUE([.Z139])" office:value-type="float" office:value="59.9" calcext:value-type="float">
            <text:p>59.9</text:p>
          </table:table-cell>
          <table:table-cell table:formula="of:=[.Q139]+[.S139]/60+[.U139]/3600" office:value-type="float" office:value="12.0943777777778" calcext:value-type="float">
            <text:p>12.0943777777778</text:p>
          </table:table-cell>
          <table:table-cell table:formula="of:=[.W139]+[.Y139]/60+[.AA139]/3600" office:value-type="float" office:value="62.9333055555556" calcext:value-type="float">
            <text:p>62.9333055555556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13994" calcext:value-type="float">
            <text:p>113994</text:p>
          </table:table-cell>
          <table:table-cell office:value-type="float" office:value="63952" calcext:value-type="float">
            <text:p>63952</text:p>
          </table:table-cell>
          <table:table-cell office:value-type="string" calcext:value-type="string">
            <text:p>13h 06m 22.86s</text:p>
          </table:table-cell>
          <table:table-cell office:value-type="string" calcext:value-type="string">
            <text:p>+62° 02′ 31.1″</text:p>
          </table:table-cell>
          <table:table-cell office:value-type="float" office:value="6.15" calcext:value-type="float">
            <text:p>6.15</text:p>
          </table:table-cell>
          <table:table-cell office:value-type="float" office:value="0.83" calcext:value-type="float">
            <text:p>0.83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G7III</text:p>
          </table:table-cell>
          <table:table-cell table:number-columns-repeated="3"/>
          <table:table-cell table:formula="of:=MIDB([.$G140];1;2)" office:value-type="string" office:string-value="13" calcext:value-type="string">
            <text:p>13</text:p>
          </table:table-cell>
          <table:table-cell table:formula="of:=VALUE([.P140])" office:value-type="float" office:value="13" calcext:value-type="float">
            <text:p>13</text:p>
          </table:table-cell>
          <table:table-cell table:formula="of:=ORG.LIBREOFFICE.REGEX([.G140];&quot;.*h(.*)m.*&quot;;&quot;$1&quot;)" office:value-type="string" office:string-value=" 06" calcext:value-type="string">
            <text:p> 06</text:p>
          </table:table-cell>
          <table:table-cell table:formula="of:=VALUE([.R140])" office:value-type="float" office:value="6" calcext:value-type="float">
            <text:p>6</text:p>
          </table:table-cell>
          <table:table-cell table:formula="of:=ORG.LIBREOFFICE.REGEX([.G140];&quot;.*m(.*)s.*&quot;;&quot;$1&quot;)" office:value-type="string" office:string-value=" 22.86" calcext:value-type="string">
            <text:p> 22.86</text:p>
          </table:table-cell>
          <table:table-cell table:formula="of:=VALUE([.T140])" office:value-type="float" office:value="22.86" calcext:value-type="float">
            <text:p>22.86</text:p>
          </table:table-cell>
          <table:table-cell table:formula="of:=ORG.LIBREOFFICE.REGEX([.H140];&quot;(.*)°.*&quot;;&quot;$1&quot;)" office:value-type="string" office:string-value="+62" calcext:value-type="string">
            <text:p>+62</text:p>
          </table:table-cell>
          <table:table-cell table:formula="of:=VALUE([.V140])" office:value-type="float" office:value="62" calcext:value-type="float">
            <text:p>62</text:p>
          </table:table-cell>
          <table:table-cell table:formula="of:=ORG.LIBREOFFICE.REGEX([.H140];&quot;.*°(.*)′ .*&quot;;&quot;$1&quot;)" office:value-type="string" office:string-value=" 02" calcext:value-type="string">
            <text:p> 02</text:p>
          </table:table-cell>
          <table:table-cell table:formula="of:=VALUE([.X140])" office:value-type="float" office:value="2" calcext:value-type="float">
            <text:p>2</text:p>
          </table:table-cell>
          <table:table-cell table:formula="of:=ORG.LIBREOFFICE.REGEX([.H140];&quot;.*′(.*)″.*&quot;;&quot;$1&quot;)" office:value-type="string" office:string-value=" 31.1" calcext:value-type="string">
            <text:p> 31.1</text:p>
          </table:table-cell>
          <table:table-cell table:formula="of:=VALUE([.Z140])" office:value-type="float" office:value="31.1" calcext:value-type="float">
            <text:p>31.1</text:p>
          </table:table-cell>
          <table:table-cell table:formula="of:=[.Q140]+[.S140]/60+[.U140]/3600" office:value-type="float" office:value="13.10635" calcext:value-type="float">
            <text:p>13.10635</text:p>
          </table:table-cell>
          <table:table-cell table:formula="of:=[.W140]+[.Y140]/60+[.AA140]/3600" office:value-type="float" office:value="62.0419722222222" calcext:value-type="float">
            <text:p>62.0419722222222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22866" calcext:value-type="float">
            <text:p>122866</text:p>
          </table:table-cell>
          <table:table-cell office:value-type="float" office:value="68637" calcext:value-type="float">
            <text:p>68637</text:p>
          </table:table-cell>
          <table:table-cell office:value-type="string" calcext:value-type="string">
            <text:p>14h 02m 59.78s</text:p>
          </table:table-cell>
          <table:table-cell office:value-type="string" calcext:value-type="string">
            <text:p>+50° 58′ 18.6″</text:p>
          </table:table-cell>
          <table:table-cell office:value-type="float" office:value="6.16" calcext:value-type="float">
            <text:p>6.16</text:p>
          </table:table-cell>
          <table:table-cell office:value-type="float" office:value="1.25" calcext:value-type="float">
            <text:p>1.25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2V</text:p>
          </table:table-cell>
          <table:table-cell table:number-columns-repeated="3"/>
          <table:table-cell table:formula="of:=MIDB([.$G141];1;2)" office:value-type="string" office:string-value="14" calcext:value-type="string">
            <text:p>14</text:p>
          </table:table-cell>
          <table:table-cell table:formula="of:=VALUE([.P141])" office:value-type="float" office:value="14" calcext:value-type="float">
            <text:p>14</text:p>
          </table:table-cell>
          <table:table-cell table:formula="of:=ORG.LIBREOFFICE.REGEX([.G141];&quot;.*h(.*)m.*&quot;;&quot;$1&quot;)" office:value-type="string" office:string-value=" 02" calcext:value-type="string">
            <text:p> 02</text:p>
          </table:table-cell>
          <table:table-cell table:formula="of:=VALUE([.R141])" office:value-type="float" office:value="2" calcext:value-type="float">
            <text:p>2</text:p>
          </table:table-cell>
          <table:table-cell table:formula="of:=ORG.LIBREOFFICE.REGEX([.G141];&quot;.*m(.*)s.*&quot;;&quot;$1&quot;)" office:value-type="string" office:string-value=" 59.78" calcext:value-type="string">
            <text:p> 59.78</text:p>
          </table:table-cell>
          <table:table-cell table:formula="of:=VALUE([.T141])" office:value-type="float" office:value="59.78" calcext:value-type="float">
            <text:p>59.78</text:p>
          </table:table-cell>
          <table:table-cell table:formula="of:=ORG.LIBREOFFICE.REGEX([.H141];&quot;(.*)°.*&quot;;&quot;$1&quot;)" office:value-type="string" office:string-value="+50" calcext:value-type="string">
            <text:p>+50</text:p>
          </table:table-cell>
          <table:table-cell table:formula="of:=VALUE([.V141])" office:value-type="float" office:value="50" calcext:value-type="float">
            <text:p>50</text:p>
          </table:table-cell>
          <table:table-cell table:formula="of:=ORG.LIBREOFFICE.REGEX([.H141];&quot;.*°(.*)′ .*&quot;;&quot;$1&quot;)" office:value-type="string" office:string-value=" 58" calcext:value-type="string">
            <text:p> 58</text:p>
          </table:table-cell>
          <table:table-cell table:formula="of:=VALUE([.X141])" office:value-type="float" office:value="58" calcext:value-type="float">
            <text:p>58</text:p>
          </table:table-cell>
          <table:table-cell table:formula="of:=ORG.LIBREOFFICE.REGEX([.H141];&quot;.*′(.*)″.*&quot;;&quot;$1&quot;)" office:value-type="string" office:string-value=" 18.6" calcext:value-type="string">
            <text:p> 18.6</text:p>
          </table:table-cell>
          <table:table-cell table:formula="of:=VALUE([.Z141])" office:value-type="float" office:value="18.6" calcext:value-type="float">
            <text:p>18.6</text:p>
          </table:table-cell>
          <table:table-cell table:formula="of:=[.Q141]+[.S141]/60+[.U141]/3600" office:value-type="float" office:value="14.0499388888889" calcext:value-type="float">
            <text:p>14.0499388888889</text:p>
          </table:table-cell>
          <table:table-cell table:formula="of:=[.W141]+[.Y141]/60+[.AA141]/3600" office:value-type="float" office:value="50.9718333333333" calcext:value-type="float">
            <text:p>50.9718333333333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83962" calcext:value-type="float">
            <text:p>83962</text:p>
          </table:table-cell>
          <table:table-cell office:value-type="float" office:value="47791" calcext:value-type="float">
            <text:p>47791</text:p>
          </table:table-cell>
          <table:table-cell office:value-type="string" calcext:value-type="string">
            <text:p>09h 44m 36.62s</text:p>
          </table:table-cell>
          <table:table-cell office:value-type="string" calcext:value-type="string">
            <text:p>+64° 59′ 02.6″</text:p>
          </table:table-cell>
          <table:table-cell office:value-type="float" office:value="6.18" calcext:value-type="float">
            <text:p>6.18</text:p>
          </table:table-cell>
          <table:table-cell office:value-type="float" office:value="1.02" calcext:value-type="float">
            <text:p>1.0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F3Vn</text:p>
          </table:table-cell>
          <table:table-cell table:number-columns-repeated="3"/>
          <table:table-cell table:formula="of:=MIDB([.$G142];1;2)" office:value-type="string" office:string-value="09" calcext:value-type="string">
            <text:p>09</text:p>
          </table:table-cell>
          <table:table-cell table:formula="of:=VALUE([.P142])" office:value-type="float" office:value="9" calcext:value-type="float">
            <text:p>9</text:p>
          </table:table-cell>
          <table:table-cell table:formula="of:=ORG.LIBREOFFICE.REGEX([.G142];&quot;.*h(.*)m.*&quot;;&quot;$1&quot;)" office:value-type="string" office:string-value=" 44" calcext:value-type="string">
            <text:p> 44</text:p>
          </table:table-cell>
          <table:table-cell table:formula="of:=VALUE([.R142])" office:value-type="float" office:value="44" calcext:value-type="float">
            <text:p>44</text:p>
          </table:table-cell>
          <table:table-cell table:formula="of:=ORG.LIBREOFFICE.REGEX([.G142];&quot;.*m(.*)s.*&quot;;&quot;$1&quot;)" office:value-type="string" office:string-value=" 36.62" calcext:value-type="string">
            <text:p> 36.62</text:p>
          </table:table-cell>
          <table:table-cell table:formula="of:=VALUE([.T142])" office:value-type="float" office:value="36.62" calcext:value-type="float">
            <text:p>36.62</text:p>
          </table:table-cell>
          <table:table-cell table:formula="of:=ORG.LIBREOFFICE.REGEX([.H142];&quot;(.*)°.*&quot;;&quot;$1&quot;)" office:value-type="string" office:string-value="+64" calcext:value-type="string">
            <text:p>+64</text:p>
          </table:table-cell>
          <table:table-cell table:formula="of:=VALUE([.V142])" office:value-type="float" office:value="64" calcext:value-type="float">
            <text:p>64</text:p>
          </table:table-cell>
          <table:table-cell table:formula="of:=ORG.LIBREOFFICE.REGEX([.H142];&quot;.*°(.*)′ .*&quot;;&quot;$1&quot;)" office:value-type="string" office:string-value=" 59" calcext:value-type="string">
            <text:p> 59</text:p>
          </table:table-cell>
          <table:table-cell table:formula="of:=VALUE([.X142])" office:value-type="float" office:value="59" calcext:value-type="float">
            <text:p>59</text:p>
          </table:table-cell>
          <table:table-cell table:formula="of:=ORG.LIBREOFFICE.REGEX([.H142];&quot;.*′(.*)″.*&quot;;&quot;$1&quot;)" office:value-type="string" office:string-value=" 02.6" calcext:value-type="string">
            <text:p> 02.6</text:p>
          </table:table-cell>
          <table:table-cell table:formula="of:=VALUE([.Z142])" office:value-type="float" office:value="2.6" calcext:value-type="float">
            <text:p>2.6</text:p>
          </table:table-cell>
          <table:table-cell table:formula="of:=[.Q142]+[.S142]/60+[.U142]/3600" office:value-type="float" office:value="9.74350555555555" calcext:value-type="float">
            <text:p>9.74350555555555</text:p>
          </table:table-cell>
          <table:table-cell table:formula="of:=[.W142]+[.Y142]/60+[.AA142]/3600" office:value-type="float" office:value="64.9840555555556" calcext:value-type="float">
            <text:p>64.9840555555556</text:p>
          </table:table-cell>
        </table:table-row>
        <table:table-row table:style-name="ro4">
          <table:table-cell office:value-type="string" calcext:value-type="string">
            <text:p>U UMa</text:p>
          </table:table-cell>
          <table:table-cell table:number-columns-repeated="2"/>
          <table:table-cell table:style-name="ce2" office:value-type="string" calcext:value-type="string">
            <text:p>U</text:p>
          </table:table-cell>
          <table:table-cell office:value-type="float" office:value="88651" calcext:value-type="float">
            <text:p>88651</text:p>
          </table:table-cell>
          <table:table-cell office:value-type="float" office:value="50222" calcext:value-type="float">
            <text:p>50222</text:p>
          </table:table-cell>
          <table:table-cell office:value-type="string" calcext:value-type="string">
            <text:p>10h 15m 07.65s</text:p>
          </table:table-cell>
          <table:table-cell office:value-type="string" calcext:value-type="string">
            <text:p>+59° 59′ 07.9″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−2.46</text:p>
          </table:table-cell>
          <table:table-cell office:value-type="float" office:value="1743" calcext:value-type="float">
            <text:p>1743</text:p>
          </table:table-cell>
          <table:table-cell office:value-type="string" calcext:value-type="string">
            <text:p>M0IIIvar</text:p>
          </table:table-cell>
          <table:table-cell table:number-columns-repeated="3"/>
          <table:table-cell table:formula="of:=MIDB([.$G143];1;2)" office:value-type="string" office:string-value="10" calcext:value-type="string">
            <text:p>10</text:p>
          </table:table-cell>
          <table:table-cell table:formula="of:=VALUE([.P143])" office:value-type="float" office:value="10" calcext:value-type="float">
            <text:p>10</text:p>
          </table:table-cell>
          <table:table-cell table:formula="of:=ORG.LIBREOFFICE.REGEX([.G143];&quot;.*h(.*)m.*&quot;;&quot;$1&quot;)" office:value-type="string" office:string-value=" 15" calcext:value-type="string">
            <text:p> 15</text:p>
          </table:table-cell>
          <table:table-cell table:formula="of:=VALUE([.R143])" office:value-type="float" office:value="15" calcext:value-type="float">
            <text:p>15</text:p>
          </table:table-cell>
          <table:table-cell table:formula="of:=ORG.LIBREOFFICE.REGEX([.G143];&quot;.*m(.*)s.*&quot;;&quot;$1&quot;)" office:value-type="string" office:string-value=" 07.65" calcext:value-type="string">
            <text:p> 07.65</text:p>
          </table:table-cell>
          <table:table-cell table:formula="of:=VALUE([.T143])" office:value-type="float" office:value="7.65" calcext:value-type="float">
            <text:p>7.65</text:p>
          </table:table-cell>
          <table:table-cell table:formula="of:=ORG.LIBREOFFICE.REGEX([.H143];&quot;(.*)°.*&quot;;&quot;$1&quot;)" office:value-type="string" office:string-value="+59" calcext:value-type="string">
            <text:p>+59</text:p>
          </table:table-cell>
          <table:table-cell table:formula="of:=VALUE([.V143])" office:value-type="float" office:value="59" calcext:value-type="float">
            <text:p>59</text:p>
          </table:table-cell>
          <table:table-cell table:formula="of:=ORG.LIBREOFFICE.REGEX([.H143];&quot;.*°(.*)′ .*&quot;;&quot;$1&quot;)" office:value-type="string" office:string-value=" 59" calcext:value-type="string">
            <text:p> 59</text:p>
          </table:table-cell>
          <table:table-cell table:formula="of:=VALUE([.X143])" office:value-type="float" office:value="59" calcext:value-type="float">
            <text:p>59</text:p>
          </table:table-cell>
          <table:table-cell table:formula="of:=ORG.LIBREOFFICE.REGEX([.H143];&quot;.*′(.*)″.*&quot;;&quot;$1&quot;)" office:value-type="string" office:string-value=" 07.9" calcext:value-type="string">
            <text:p> 07.9</text:p>
          </table:table-cell>
          <table:table-cell table:formula="of:=VALUE([.Z143])" office:value-type="float" office:value="7.9" calcext:value-type="float">
            <text:p>7.9</text:p>
          </table:table-cell>
          <table:table-cell table:formula="of:=[.Q143]+[.S143]/60+[.U143]/3600" office:value-type="float" office:value="10.252125" calcext:value-type="float">
            <text:p>10.252125</text:p>
          </table:table-cell>
          <table:table-cell table:formula="of:=[.W143]+[.Y143]/60+[.AA143]/3600" office:value-type="float" office:value="59.9855277777778" calcext:value-type="float">
            <text:p>59.9855277777778</text:p>
          </table:table-cell>
        </table:table-row>
        <table:table-row table:style-name="ro4">
          <table:table-cell office:value-type="string" calcext:value-type="string">
            <text:p>1 CVn</text:p>
          </table:table-cell>
          <table:table-cell/>
          <table:table-cell table:style-name="ce2" office:value-type="float" office:value="-1" calcext:value-type="float">
            <text:p>-1</text:p>
          </table:table-cell>
          <table:table-cell/>
          <table:table-cell office:value-type="float" office:value="106478" calcext:value-type="float">
            <text:p>106478</text:p>
          </table:table-cell>
          <table:table-cell office:value-type="float" office:value="59708" calcext:value-type="float">
            <text:p>59708</text:p>
          </table:table-cell>
          <table:table-cell office:value-type="string" calcext:value-type="string">
            <text:p>12h 14m 43.43s</text:p>
          </table:table-cell>
          <table:table-cell office:value-type="string" calcext:value-type="string">
            <text:p>+53° 26′ 04.8″</text:p>
          </table:table-cell>
          <table:table-cell office:value-type="float" office:value="6.18" calcext:value-type="float">
            <text:p>6.18</text:p>
          </table:table-cell>
          <table:table-cell office:value-type="float" office:value="0.23" calcext:value-type="float">
            <text:p>0.23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K0III:</text:p>
          </table:table-cell>
          <table:table-cell table:number-columns-repeated="3"/>
          <table:table-cell table:formula="of:=MIDB([.$G144];1;2)" office:value-type="string" office:string-value="12" calcext:value-type="string">
            <text:p>12</text:p>
          </table:table-cell>
          <table:table-cell table:formula="of:=VALUE([.P144])" office:value-type="float" office:value="12" calcext:value-type="float">
            <text:p>12</text:p>
          </table:table-cell>
          <table:table-cell table:formula="of:=ORG.LIBREOFFICE.REGEX([.G144];&quot;.*h(.*)m.*&quot;;&quot;$1&quot;)" office:value-type="string" office:string-value=" 14" calcext:value-type="string">
            <text:p> 14</text:p>
          </table:table-cell>
          <table:table-cell table:formula="of:=VALUE([.R144])" office:value-type="float" office:value="14" calcext:value-type="float">
            <text:p>14</text:p>
          </table:table-cell>
          <table:table-cell table:formula="of:=ORG.LIBREOFFICE.REGEX([.G144];&quot;.*m(.*)s.*&quot;;&quot;$1&quot;)" office:value-type="string" office:string-value=" 43.43" calcext:value-type="string">
            <text:p> 43.43</text:p>
          </table:table-cell>
          <table:table-cell table:formula="of:=VALUE([.T144])" office:value-type="float" office:value="43.43" calcext:value-type="float">
            <text:p>43.43</text:p>
          </table:table-cell>
          <table:table-cell table:formula="of:=ORG.LIBREOFFICE.REGEX([.H144];&quot;(.*)°.*&quot;;&quot;$1&quot;)" office:value-type="string" office:string-value="+53" calcext:value-type="string">
            <text:p>+53</text:p>
          </table:table-cell>
          <table:table-cell table:formula="of:=VALUE([.V144])" office:value-type="float" office:value="53" calcext:value-type="float">
            <text:p>53</text:p>
          </table:table-cell>
          <table:table-cell table:formula="of:=ORG.LIBREOFFICE.REGEX([.H144];&quot;.*°(.*)′ .*&quot;;&quot;$1&quot;)" office:value-type="string" office:string-value=" 26" calcext:value-type="string">
            <text:p> 26</text:p>
          </table:table-cell>
          <table:table-cell table:formula="of:=VALUE([.X144])" office:value-type="float" office:value="26" calcext:value-type="float">
            <text:p>26</text:p>
          </table:table-cell>
          <table:table-cell table:formula="of:=ORG.LIBREOFFICE.REGEX([.H144];&quot;.*′(.*)″.*&quot;;&quot;$1&quot;)" office:value-type="string" office:string-value=" 04.8" calcext:value-type="string">
            <text:p> 04.8</text:p>
          </table:table-cell>
          <table:table-cell table:formula="of:=VALUE([.Z144])" office:value-type="float" office:value="4.8" calcext:value-type="float">
            <text:p>4.8</text:p>
          </table:table-cell>
          <table:table-cell table:formula="of:=[.Q144]+[.S144]/60+[.U144]/3600" office:value-type="float" office:value="12.2453972222222" calcext:value-type="float">
            <text:p>12.2453972222222</text:p>
          </table:table-cell>
          <table:table-cell table:formula="of:=[.W144]+[.Y144]/60+[.AA144]/3600" office:value-type="float" office:value="53.4346666666667" calcext:value-type="float">
            <text:p>53.4346666666667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74604" calcext:value-type="float">
            <text:p>74604</text:p>
          </table:table-cell>
          <table:table-cell office:value-type="float" office:value="43266" calcext:value-type="float">
            <text:p>43266</text:p>
          </table:table-cell>
          <table:table-cell office:value-type="string" calcext:value-type="string">
            <text:p>08h 48m 49.28s</text:p>
          </table:table-cell>
          <table:table-cell office:value-type="string" calcext:value-type="string">
            <text:p>+66° 42′ 29.4″</text:p>
          </table:table-cell>
          <table:table-cell office:value-type="float" office:value="6.2" calcext:value-type="float">
            <text:p>6.2</text:p>
          </table:table-cell>
          <table:table-cell office:value-type="float" office:value="0.21" calcext:value-type="float">
            <text:p>0.21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B8V</text:p>
          </table:table-cell>
          <table:table-cell table:number-columns-repeated="3"/>
          <table:table-cell table:formula="of:=MIDB([.$G145];1;2)" office:value-type="string" office:string-value="08" calcext:value-type="string">
            <text:p>08</text:p>
          </table:table-cell>
          <table:table-cell table:formula="of:=VALUE([.P145])" office:value-type="float" office:value="8" calcext:value-type="float">
            <text:p>8</text:p>
          </table:table-cell>
          <table:table-cell table:formula="of:=ORG.LIBREOFFICE.REGEX([.G145];&quot;.*h(.*)m.*&quot;;&quot;$1&quot;)" office:value-type="string" office:string-value=" 48" calcext:value-type="string">
            <text:p> 48</text:p>
          </table:table-cell>
          <table:table-cell table:formula="of:=VALUE([.R145])" office:value-type="float" office:value="48" calcext:value-type="float">
            <text:p>48</text:p>
          </table:table-cell>
          <table:table-cell table:formula="of:=ORG.LIBREOFFICE.REGEX([.G145];&quot;.*m(.*)s.*&quot;;&quot;$1&quot;)" office:value-type="string" office:string-value=" 49.28" calcext:value-type="string">
            <text:p> 49.28</text:p>
          </table:table-cell>
          <table:table-cell table:formula="of:=VALUE([.T145])" office:value-type="float" office:value="49.28" calcext:value-type="float">
            <text:p>49.28</text:p>
          </table:table-cell>
          <table:table-cell table:formula="of:=ORG.LIBREOFFICE.REGEX([.H145];&quot;(.*)°.*&quot;;&quot;$1&quot;)" office:value-type="string" office:string-value="+66" calcext:value-type="string">
            <text:p>+66</text:p>
          </table:table-cell>
          <table:table-cell table:formula="of:=VALUE([.V145])" office:value-type="float" office:value="66" calcext:value-type="float">
            <text:p>66</text:p>
          </table:table-cell>
          <table:table-cell table:formula="of:=ORG.LIBREOFFICE.REGEX([.H145];&quot;.*°(.*)′ .*&quot;;&quot;$1&quot;)" office:value-type="string" office:string-value=" 42" calcext:value-type="string">
            <text:p> 42</text:p>
          </table:table-cell>
          <table:table-cell table:formula="of:=VALUE([.X145])" office:value-type="float" office:value="42" calcext:value-type="float">
            <text:p>42</text:p>
          </table:table-cell>
          <table:table-cell table:formula="of:=ORG.LIBREOFFICE.REGEX([.H145];&quot;.*′(.*)″.*&quot;;&quot;$1&quot;)" office:value-type="string" office:string-value=" 29.4" calcext:value-type="string">
            <text:p> 29.4</text:p>
          </table:table-cell>
          <table:table-cell table:formula="of:=VALUE([.Z145])" office:value-type="float" office:value="29.4" calcext:value-type="float">
            <text:p>29.4</text:p>
          </table:table-cell>
          <table:table-cell table:formula="of:=[.Q145]+[.S145]/60+[.U145]/3600" office:value-type="float" office:value="8.81368888888889" calcext:value-type="float">
            <text:p>8.81368888888889</text:p>
          </table:table-cell>
          <table:table-cell table:formula="of:=[.W145]+[.Y145]/60+[.AA145]/3600" office:value-type="float" office:value="66.7081666666667" calcext:value-type="float">
            <text:p>66.7081666666667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8499" calcext:value-type="float">
            <text:p>98499</text:p>
          </table:table-cell>
          <table:table-cell office:value-type="float" office:value="55412" calcext:value-type="float">
            <text:p>55412</text:p>
          </table:table-cell>
          <table:table-cell office:value-type="string" calcext:value-type="string">
            <text:p>11h 20m 53.71s</text:p>
          </table:table-cell>
          <table:table-cell office:value-type="string" calcext:value-type="string">
            <text:p>+67° 06′ 03.1″</text:p>
          </table:table-cell>
          <table:table-cell office:value-type="float" office:value="6.2" calcext:value-type="float">
            <text:p>6.2</text:p>
          </table:table-cell>
          <table:table-cell office:value-type="float" office:value="0.55" calcext:value-type="float">
            <text:p>0.55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8</text:p>
          </table:table-cell>
          <table:table-cell table:number-columns-repeated="3"/>
          <table:table-cell table:formula="of:=MIDB([.$G146];1;2)" office:value-type="string" office:string-value="11" calcext:value-type="string">
            <text:p>11</text:p>
          </table:table-cell>
          <table:table-cell table:formula="of:=VALUE([.P146])" office:value-type="float" office:value="11" calcext:value-type="float">
            <text:p>11</text:p>
          </table:table-cell>
          <table:table-cell table:formula="of:=ORG.LIBREOFFICE.REGEX([.G146];&quot;.*h(.*)m.*&quot;;&quot;$1&quot;)" office:value-type="string" office:string-value=" 20" calcext:value-type="string">
            <text:p> 20</text:p>
          </table:table-cell>
          <table:table-cell table:formula="of:=VALUE([.R146])" office:value-type="float" office:value="20" calcext:value-type="float">
            <text:p>20</text:p>
          </table:table-cell>
          <table:table-cell table:formula="of:=ORG.LIBREOFFICE.REGEX([.G146];&quot;.*m(.*)s.*&quot;;&quot;$1&quot;)" office:value-type="string" office:string-value=" 53.71" calcext:value-type="string">
            <text:p> 53.71</text:p>
          </table:table-cell>
          <table:table-cell table:formula="of:=VALUE([.T146])" office:value-type="float" office:value="53.71" calcext:value-type="float">
            <text:p>53.71</text:p>
          </table:table-cell>
          <table:table-cell table:formula="of:=ORG.LIBREOFFICE.REGEX([.H146];&quot;(.*)°.*&quot;;&quot;$1&quot;)" office:value-type="string" office:string-value="+67" calcext:value-type="string">
            <text:p>+67</text:p>
          </table:table-cell>
          <table:table-cell table:formula="of:=VALUE([.V146])" office:value-type="float" office:value="67" calcext:value-type="float">
            <text:p>67</text:p>
          </table:table-cell>
          <table:table-cell table:formula="of:=ORG.LIBREOFFICE.REGEX([.H146];&quot;.*°(.*)′ .*&quot;;&quot;$1&quot;)" office:value-type="string" office:string-value=" 06" calcext:value-type="string">
            <text:p> 06</text:p>
          </table:table-cell>
          <table:table-cell table:formula="of:=VALUE([.X146])" office:value-type="float" office:value="6" calcext:value-type="float">
            <text:p>6</text:p>
          </table:table-cell>
          <table:table-cell table:formula="of:=ORG.LIBREOFFICE.REGEX([.H146];&quot;.*′(.*)″.*&quot;;&quot;$1&quot;)" office:value-type="string" office:string-value=" 03.1" calcext:value-type="string">
            <text:p> 03.1</text:p>
          </table:table-cell>
          <table:table-cell table:formula="of:=VALUE([.Z146])" office:value-type="float" office:value="3.1" calcext:value-type="float">
            <text:p>3.1</text:p>
          </table:table-cell>
          <table:table-cell table:formula="of:=[.Q146]+[.S146]/60+[.U146]/3600" office:value-type="float" office:value="11.3482527777778" calcext:value-type="float">
            <text:p>11.3482527777778</text:p>
          </table:table-cell>
          <table:table-cell table:formula="of:=[.W146]+[.Y146]/60+[.AA146]/3600" office:value-type="float" office:value="67.1008611111111" calcext:value-type="float">
            <text:p>67.1008611111111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08954" calcext:value-type="float">
            <text:p>108954</text:p>
          </table:table-cell>
          <table:table-cell office:value-type="float" office:value="61053" calcext:value-type="float">
            <text:p>61053</text:p>
          </table:table-cell>
          <table:table-cell office:value-type="string" calcext:value-type="string">
            <text:p>12h 30m 50.12s</text:p>
          </table:table-cell>
          <table:table-cell office:value-type="string" calcext:value-type="string">
            <text:p>+53° 04′ 34.2″</text:p>
          </table:table-cell>
          <table:table-cell office:value-type="float" office:value="6.2" calcext:value-type="float">
            <text:p>6.2</text:p>
          </table:table-cell>
          <table:table-cell office:value-type="float" office:value="4.49" calcext:value-type="float">
            <text:p>4.4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9V</text:p>
          </table:table-cell>
          <table:table-cell table:number-columns-repeated="3"/>
          <table:table-cell table:formula="of:=MIDB([.$G147];1;2)" office:value-type="string" office:string-value="12" calcext:value-type="string">
            <text:p>12</text:p>
          </table:table-cell>
          <table:table-cell table:formula="of:=VALUE([.P147])" office:value-type="float" office:value="12" calcext:value-type="float">
            <text:p>12</text:p>
          </table:table-cell>
          <table:table-cell table:formula="of:=ORG.LIBREOFFICE.REGEX([.G147];&quot;.*h(.*)m.*&quot;;&quot;$1&quot;)" office:value-type="string" office:string-value=" 30" calcext:value-type="string">
            <text:p> 30</text:p>
          </table:table-cell>
          <table:table-cell table:formula="of:=VALUE([.R147])" office:value-type="float" office:value="30" calcext:value-type="float">
            <text:p>30</text:p>
          </table:table-cell>
          <table:table-cell table:formula="of:=ORG.LIBREOFFICE.REGEX([.G147];&quot;.*m(.*)s.*&quot;;&quot;$1&quot;)" office:value-type="string" office:string-value=" 50.12" calcext:value-type="string">
            <text:p> 50.12</text:p>
          </table:table-cell>
          <table:table-cell table:formula="of:=VALUE([.T147])" office:value-type="float" office:value="50.12" calcext:value-type="float">
            <text:p>50.12</text:p>
          </table:table-cell>
          <table:table-cell table:formula="of:=ORG.LIBREOFFICE.REGEX([.H147];&quot;(.*)°.*&quot;;&quot;$1&quot;)" office:value-type="string" office:string-value="+53" calcext:value-type="string">
            <text:p>+53</text:p>
          </table:table-cell>
          <table:table-cell table:formula="of:=VALUE([.V147])" office:value-type="float" office:value="53" calcext:value-type="float">
            <text:p>53</text:p>
          </table:table-cell>
          <table:table-cell table:formula="of:=ORG.LIBREOFFICE.REGEX([.H147];&quot;.*°(.*)′ .*&quot;;&quot;$1&quot;)" office:value-type="string" office:string-value=" 04" calcext:value-type="string">
            <text:p> 04</text:p>
          </table:table-cell>
          <table:table-cell table:formula="of:=VALUE([.X147])" office:value-type="float" office:value="4" calcext:value-type="float">
            <text:p>4</text:p>
          </table:table-cell>
          <table:table-cell table:formula="of:=ORG.LIBREOFFICE.REGEX([.H147];&quot;.*′(.*)″.*&quot;;&quot;$1&quot;)" office:value-type="string" office:string-value=" 34.2" calcext:value-type="string">
            <text:p> 34.2</text:p>
          </table:table-cell>
          <table:table-cell table:formula="of:=VALUE([.Z147])" office:value-type="float" office:value="34.2" calcext:value-type="float">
            <text:p>34.2</text:p>
          </table:table-cell>
          <table:table-cell table:formula="of:=[.Q147]+[.S147]/60+[.U147]/3600" office:value-type="float" office:value="12.5139222222222" calcext:value-type="float">
            <text:p>12.5139222222222</text:p>
          </table:table-cell>
          <table:table-cell table:formula="of:=[.W147]+[.Y147]/60+[.AA147]/3600" office:value-type="float" office:value="53.0761666666667" calcext:value-type="float">
            <text:p>53.0761666666667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73971" calcext:value-type="float">
            <text:p>73971</text:p>
          </table:table-cell>
          <table:table-cell office:value-type="float" office:value="42777" calcext:value-type="float">
            <text:p>42777</text:p>
          </table:table-cell>
          <table:table-cell office:value-type="string" calcext:value-type="string">
            <text:p>08h 43m 00.19s</text:p>
          </table:table-cell>
          <table:table-cell office:value-type="string" calcext:value-type="string">
            <text:p>+46° 54′ 03.6″</text:p>
          </table:table-cell>
          <table:table-cell office:value-type="float" office:value="6.21" calcext:value-type="float">
            <text:p>6.21</text:p>
          </table:table-cell>
          <table:table-cell office:value-type="float" office:value="0.7" calcext:value-type="float">
            <text:p>0.7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G8III</text:p>
          </table:table-cell>
          <table:table-cell table:number-columns-repeated="3"/>
          <table:table-cell table:formula="of:=MIDB([.$G148];1;2)" office:value-type="string" office:string-value="08" calcext:value-type="string">
            <text:p>08</text:p>
          </table:table-cell>
          <table:table-cell table:formula="of:=VALUE([.P148])" office:value-type="float" office:value="8" calcext:value-type="float">
            <text:p>8</text:p>
          </table:table-cell>
          <table:table-cell table:formula="of:=ORG.LIBREOFFICE.REGEX([.G148];&quot;.*h(.*)m.*&quot;;&quot;$1&quot;)" office:value-type="string" office:string-value=" 43" calcext:value-type="string">
            <text:p> 43</text:p>
          </table:table-cell>
          <table:table-cell table:formula="of:=VALUE([.R148])" office:value-type="float" office:value="43" calcext:value-type="float">
            <text:p>43</text:p>
          </table:table-cell>
          <table:table-cell table:formula="of:=ORG.LIBREOFFICE.REGEX([.G148];&quot;.*m(.*)s.*&quot;;&quot;$1&quot;)" office:value-type="string" office:string-value=" 00.19" calcext:value-type="string">
            <text:p> 00.19</text:p>
          </table:table-cell>
          <table:table-cell table:formula="of:=VALUE([.T148])" office:value-type="float" office:value="0.19" calcext:value-type="float">
            <text:p>0.19</text:p>
          </table:table-cell>
          <table:table-cell table:formula="of:=ORG.LIBREOFFICE.REGEX([.H148];&quot;(.*)°.*&quot;;&quot;$1&quot;)" office:value-type="string" office:string-value="+46" calcext:value-type="string">
            <text:p>+46</text:p>
          </table:table-cell>
          <table:table-cell table:formula="of:=VALUE([.V148])" office:value-type="float" office:value="46" calcext:value-type="float">
            <text:p>46</text:p>
          </table:table-cell>
          <table:table-cell table:formula="of:=ORG.LIBREOFFICE.REGEX([.H148];&quot;.*°(.*)′ .*&quot;;&quot;$1&quot;)" office:value-type="string" office:string-value=" 54" calcext:value-type="string">
            <text:p> 54</text:p>
          </table:table-cell>
          <table:table-cell table:formula="of:=VALUE([.X148])" office:value-type="float" office:value="54" calcext:value-type="float">
            <text:p>54</text:p>
          </table:table-cell>
          <table:table-cell table:formula="of:=ORG.LIBREOFFICE.REGEX([.H148];&quot;.*′(.*)″.*&quot;;&quot;$1&quot;)" office:value-type="string" office:string-value=" 03.6" calcext:value-type="string">
            <text:p> 03.6</text:p>
          </table:table-cell>
          <table:table-cell table:formula="of:=VALUE([.Z148])" office:value-type="float" office:value="3.6" calcext:value-type="float">
            <text:p>3.6</text:p>
          </table:table-cell>
          <table:table-cell table:formula="of:=[.Q148]+[.S148]/60+[.U148]/3600" office:value-type="float" office:value="8.71671944444445" calcext:value-type="float">
            <text:p>8.71671944444445</text:p>
          </table:table-cell>
          <table:table-cell table:formula="of:=[.W148]+[.Y148]/60+[.AA148]/3600" office:value-type="float" office:value="46.901" calcext:value-type="float">
            <text:p>46.901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5057" calcext:value-type="float">
            <text:p>95057</text:p>
          </table:table-cell>
          <table:table-cell office:value-type="float" office:value="53706" calcext:value-type="float">
            <text:p>53706</text:p>
          </table:table-cell>
          <table:table-cell office:value-type="string" calcext:value-type="string">
            <text:p>10h 59m 17.89s</text:p>
          </table:table-cell>
          <table:table-cell office:value-type="string" calcext:value-type="string">
            <text:p>+51° 52′ 56.5″</text:p>
          </table:table-cell>
          <table:table-cell office:value-type="float" office:value="6.22" calcext:value-type="float">
            <text:p>6.22</text:p>
          </table:table-cell>
          <table:table-cell office:value-type="string" calcext:value-type="string">
            <text:p>−0.38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K0</text:p>
          </table:table-cell>
          <table:table-cell table:number-columns-repeated="3"/>
          <table:table-cell table:formula="of:=MIDB([.$G149];1;2)" office:value-type="string" office:string-value="10" calcext:value-type="string">
            <text:p>10</text:p>
          </table:table-cell>
          <table:table-cell table:formula="of:=VALUE([.P149])" office:value-type="float" office:value="10" calcext:value-type="float">
            <text:p>10</text:p>
          </table:table-cell>
          <table:table-cell table:formula="of:=ORG.LIBREOFFICE.REGEX([.G149];&quot;.*h(.*)m.*&quot;;&quot;$1&quot;)" office:value-type="string" office:string-value=" 59" calcext:value-type="string">
            <text:p> 59</text:p>
          </table:table-cell>
          <table:table-cell table:formula="of:=VALUE([.R149])" office:value-type="float" office:value="59" calcext:value-type="float">
            <text:p>59</text:p>
          </table:table-cell>
          <table:table-cell table:formula="of:=ORG.LIBREOFFICE.REGEX([.G149];&quot;.*m(.*)s.*&quot;;&quot;$1&quot;)" office:value-type="string" office:string-value=" 17.89" calcext:value-type="string">
            <text:p> 17.89</text:p>
          </table:table-cell>
          <table:table-cell table:formula="of:=VALUE([.T149])" office:value-type="float" office:value="17.89" calcext:value-type="float">
            <text:p>17.89</text:p>
          </table:table-cell>
          <table:table-cell table:formula="of:=ORG.LIBREOFFICE.REGEX([.H149];&quot;(.*)°.*&quot;;&quot;$1&quot;)" office:value-type="string" office:string-value="+51" calcext:value-type="string">
            <text:p>+51</text:p>
          </table:table-cell>
          <table:table-cell table:formula="of:=VALUE([.V149])" office:value-type="float" office:value="51" calcext:value-type="float">
            <text:p>51</text:p>
          </table:table-cell>
          <table:table-cell table:formula="of:=ORG.LIBREOFFICE.REGEX([.H149];&quot;.*°(.*)′ .*&quot;;&quot;$1&quot;)" office:value-type="string" office:string-value=" 52" calcext:value-type="string">
            <text:p> 52</text:p>
          </table:table-cell>
          <table:table-cell table:formula="of:=VALUE([.X149])" office:value-type="float" office:value="52" calcext:value-type="float">
            <text:p>52</text:p>
          </table:table-cell>
          <table:table-cell table:formula="of:=ORG.LIBREOFFICE.REGEX([.H149];&quot;.*′(.*)″.*&quot;;&quot;$1&quot;)" office:value-type="string" office:string-value=" 56.5" calcext:value-type="string">
            <text:p> 56.5</text:p>
          </table:table-cell>
          <table:table-cell table:formula="of:=VALUE([.Z149])" office:value-type="float" office:value="56.5" calcext:value-type="float">
            <text:p>56.5</text:p>
          </table:table-cell>
          <table:table-cell table:formula="of:=[.Q149]+[.S149]/60+[.U149]/3600" office:value-type="float" office:value="10.9883027777778" calcext:value-type="float">
            <text:p>10.9883027777778</text:p>
          </table:table-cell>
          <table:table-cell table:formula="of:=[.W149]+[.Y149]/60+[.AA149]/3600" office:value-type="float" office:value="51.8823611111111" calcext:value-type="float">
            <text:p>51.8823611111111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03736" calcext:value-type="float">
            <text:p>103736</text:p>
          </table:table-cell>
          <table:table-cell office:value-type="float" office:value="58259" calcext:value-type="float">
            <text:p>58259</text:p>
          </table:table-cell>
          <table:table-cell office:value-type="string" calcext:value-type="string">
            <text:p>11h 56m 53.27s</text:p>
          </table:table-cell>
          <table:table-cell office:value-type="string" calcext:value-type="string">
            <text:p>+61° 32′ 57.5″</text:p>
          </table:table-cell>
          <table:table-cell office:value-type="float" office:value="6.22" calcext:value-type="float">
            <text:p>6.22</text:p>
          </table:table-cell>
          <table:table-cell office:value-type="string" calcext:value-type="string">
            <text:p>−0.15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G8III</text:p>
          </table:table-cell>
          <table:table-cell table:number-columns-repeated="3"/>
          <table:table-cell table:formula="of:=MIDB([.$G150];1;2)" office:value-type="string" office:string-value="11" calcext:value-type="string">
            <text:p>11</text:p>
          </table:table-cell>
          <table:table-cell table:formula="of:=VALUE([.P150])" office:value-type="float" office:value="11" calcext:value-type="float">
            <text:p>11</text:p>
          </table:table-cell>
          <table:table-cell table:formula="of:=ORG.LIBREOFFICE.REGEX([.G150];&quot;.*h(.*)m.*&quot;;&quot;$1&quot;)" office:value-type="string" office:string-value=" 56" calcext:value-type="string">
            <text:p> 56</text:p>
          </table:table-cell>
          <table:table-cell table:formula="of:=VALUE([.R150])" office:value-type="float" office:value="56" calcext:value-type="float">
            <text:p>56</text:p>
          </table:table-cell>
          <table:table-cell table:formula="of:=ORG.LIBREOFFICE.REGEX([.G150];&quot;.*m(.*)s.*&quot;;&quot;$1&quot;)" office:value-type="string" office:string-value=" 53.27" calcext:value-type="string">
            <text:p> 53.27</text:p>
          </table:table-cell>
          <table:table-cell table:formula="of:=VALUE([.T150])" office:value-type="float" office:value="53.27" calcext:value-type="float">
            <text:p>53.27</text:p>
          </table:table-cell>
          <table:table-cell table:formula="of:=ORG.LIBREOFFICE.REGEX([.H150];&quot;(.*)°.*&quot;;&quot;$1&quot;)" office:value-type="string" office:string-value="+61" calcext:value-type="string">
            <text:p>+61</text:p>
          </table:table-cell>
          <table:table-cell table:formula="of:=VALUE([.V150])" office:value-type="float" office:value="61" calcext:value-type="float">
            <text:p>61</text:p>
          </table:table-cell>
          <table:table-cell table:formula="of:=ORG.LIBREOFFICE.REGEX([.H150];&quot;.*°(.*)′ .*&quot;;&quot;$1&quot;)" office:value-type="string" office:string-value=" 32" calcext:value-type="string">
            <text:p> 32</text:p>
          </table:table-cell>
          <table:table-cell table:formula="of:=VALUE([.X150])" office:value-type="float" office:value="32" calcext:value-type="float">
            <text:p>32</text:p>
          </table:table-cell>
          <table:table-cell table:formula="of:=ORG.LIBREOFFICE.REGEX([.H150];&quot;.*′(.*)″.*&quot;;&quot;$1&quot;)" office:value-type="string" office:string-value=" 57.5" calcext:value-type="string">
            <text:p> 57.5</text:p>
          </table:table-cell>
          <table:table-cell table:formula="of:=VALUE([.Z150])" office:value-type="float" office:value="57.5" calcext:value-type="float">
            <text:p>57.5</text:p>
          </table:table-cell>
          <table:table-cell table:formula="of:=[.Q150]+[.S150]/60+[.U150]/3600" office:value-type="float" office:value="11.9481305555556" calcext:value-type="float">
            <text:p>11.9481305555556</text:p>
          </table:table-cell>
          <table:table-cell table:formula="of:=[.W150]+[.Y150]/60+[.AA150]/3600" office:value-type="float" office:value="61.5493055555556" calcext:value-type="float">
            <text:p>61.5493055555556</text:p>
          </table:table-cell>
        </table:table-row>
        <table:table-row table:style-name="ro4">
          <table:table-cell office:value-type="string" calcext:value-type="string">
            <text:p>EZ UMa</text:p>
          </table:table-cell>
          <table:table-cell table:number-columns-repeated="2"/>
          <table:table-cell table:style-name="ce2" office:value-type="string" calcext:value-type="string">
            <text:p>EZ</text:p>
          </table:table-cell>
          <table:table-cell office:value-type="float" office:value="80953" calcext:value-type="float">
            <text:p>80953</text:p>
          </table:table-cell>
          <table:table-cell office:value-type="float" office:value="46247" calcext:value-type="float">
            <text:p>46247</text:p>
          </table:table-cell>
          <table:table-cell office:value-type="string" calcext:value-type="string">
            <text:p>09h 25m 44.19s</text:p>
          </table:table-cell>
          <table:table-cell office:value-type="string" calcext:value-type="string">
            <text:p>+63° 56′ 27.7″</text:p>
          </table:table-cell>
          <table:table-cell office:value-type="float" office:value="6.24" calcext:value-type="float">
            <text:p>6.24</text:p>
          </table:table-cell>
          <table:table-cell office:value-type="string" calcext:value-type="string">
            <text:p>−0.73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K2III</text:p>
          </table:table-cell>
          <table:table-cell table:number-columns-repeated="3"/>
          <table:table-cell table:formula="of:=MIDB([.$G151];1;2)" office:value-type="string" office:string-value="09" calcext:value-type="string">
            <text:p>09</text:p>
          </table:table-cell>
          <table:table-cell table:formula="of:=VALUE([.P151])" office:value-type="float" office:value="9" calcext:value-type="float">
            <text:p>9</text:p>
          </table:table-cell>
          <table:table-cell table:formula="of:=ORG.LIBREOFFICE.REGEX([.G151];&quot;.*h(.*)m.*&quot;;&quot;$1&quot;)" office:value-type="string" office:string-value=" 25" calcext:value-type="string">
            <text:p> 25</text:p>
          </table:table-cell>
          <table:table-cell table:formula="of:=VALUE([.R151])" office:value-type="float" office:value="25" calcext:value-type="float">
            <text:p>25</text:p>
          </table:table-cell>
          <table:table-cell table:formula="of:=ORG.LIBREOFFICE.REGEX([.G151];&quot;.*m(.*)s.*&quot;;&quot;$1&quot;)" office:value-type="string" office:string-value=" 44.19" calcext:value-type="string">
            <text:p> 44.19</text:p>
          </table:table-cell>
          <table:table-cell table:formula="of:=VALUE([.T151])" office:value-type="float" office:value="44.19" calcext:value-type="float">
            <text:p>44.19</text:p>
          </table:table-cell>
          <table:table-cell table:formula="of:=ORG.LIBREOFFICE.REGEX([.H151];&quot;(.*)°.*&quot;;&quot;$1&quot;)" office:value-type="string" office:string-value="+63" calcext:value-type="string">
            <text:p>+63</text:p>
          </table:table-cell>
          <table:table-cell table:formula="of:=VALUE([.V151])" office:value-type="float" office:value="63" calcext:value-type="float">
            <text:p>63</text:p>
          </table:table-cell>
          <table:table-cell table:formula="of:=ORG.LIBREOFFICE.REGEX([.H151];&quot;.*°(.*)′ .*&quot;;&quot;$1&quot;)" office:value-type="string" office:string-value=" 56" calcext:value-type="string">
            <text:p> 56</text:p>
          </table:table-cell>
          <table:table-cell table:formula="of:=VALUE([.X151])" office:value-type="float" office:value="56" calcext:value-type="float">
            <text:p>56</text:p>
          </table:table-cell>
          <table:table-cell table:formula="of:=ORG.LIBREOFFICE.REGEX([.H151];&quot;.*′(.*)″.*&quot;;&quot;$1&quot;)" office:value-type="string" office:string-value=" 27.7" calcext:value-type="string">
            <text:p> 27.7</text:p>
          </table:table-cell>
          <table:table-cell table:formula="of:=VALUE([.Z151])" office:value-type="float" office:value="27.7" calcext:value-type="float">
            <text:p>27.7</text:p>
          </table:table-cell>
          <table:table-cell table:formula="of:=[.Q151]+[.S151]/60+[.U151]/3600" office:value-type="float" office:value="9.42894166666667" calcext:value-type="float">
            <text:p>9.42894166666667</text:p>
          </table:table-cell>
          <table:table-cell table:formula="of:=[.W151]+[.Y151]/60+[.AA151]/3600" office:value-type="float" office:value="63.9410277777778" calcext:value-type="float">
            <text:p>63.9410277777778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02942" calcext:value-type="float">
            <text:p>102942</text:p>
          </table:table-cell>
          <table:table-cell office:value-type="float" office:value="57805" calcext:value-type="float">
            <text:p>57805</text:p>
          </table:table-cell>
          <table:table-cell office:value-type="string" calcext:value-type="string">
            <text:p>11h 51m 09.51s</text:p>
          </table:table-cell>
          <table:table-cell office:value-type="string" calcext:value-type="string">
            <text:p>+33° 22′ 29.9″</text:p>
          </table:table-cell>
          <table:table-cell office:value-type="float" office:value="6.25" calcext:value-type="float">
            <text:p>6.25</text:p>
          </table:table-cell>
          <table:table-cell office:value-type="float" office:value="2.25" calcext:value-type="float">
            <text:p>2.2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Am</text:p>
          </table:table-cell>
          <table:table-cell table:number-columns-repeated="3"/>
          <table:table-cell table:formula="of:=MIDB([.$G152];1;2)" office:value-type="string" office:string-value="11" calcext:value-type="string">
            <text:p>11</text:p>
          </table:table-cell>
          <table:table-cell table:formula="of:=VALUE([.P152])" office:value-type="float" office:value="11" calcext:value-type="float">
            <text:p>11</text:p>
          </table:table-cell>
          <table:table-cell table:formula="of:=ORG.LIBREOFFICE.REGEX([.G152];&quot;.*h(.*)m.*&quot;;&quot;$1&quot;)" office:value-type="string" office:string-value=" 51" calcext:value-type="string">
            <text:p> 51</text:p>
          </table:table-cell>
          <table:table-cell table:formula="of:=VALUE([.R152])" office:value-type="float" office:value="51" calcext:value-type="float">
            <text:p>51</text:p>
          </table:table-cell>
          <table:table-cell table:formula="of:=ORG.LIBREOFFICE.REGEX([.G152];&quot;.*m(.*)s.*&quot;;&quot;$1&quot;)" office:value-type="string" office:string-value=" 09.51" calcext:value-type="string">
            <text:p> 09.51</text:p>
          </table:table-cell>
          <table:table-cell table:formula="of:=VALUE([.T152])" office:value-type="float" office:value="9.51" calcext:value-type="float">
            <text:p>9.51</text:p>
          </table:table-cell>
          <table:table-cell table:formula="of:=ORG.LIBREOFFICE.REGEX([.H152];&quot;(.*)°.*&quot;;&quot;$1&quot;)" office:value-type="string" office:string-value="+33" calcext:value-type="string">
            <text:p>+33</text:p>
          </table:table-cell>
          <table:table-cell table:formula="of:=VALUE([.V152])" office:value-type="float" office:value="33" calcext:value-type="float">
            <text:p>33</text:p>
          </table:table-cell>
          <table:table-cell table:formula="of:=ORG.LIBREOFFICE.REGEX([.H152];&quot;.*°(.*)′ .*&quot;;&quot;$1&quot;)" office:value-type="string" office:string-value=" 22" calcext:value-type="string">
            <text:p> 22</text:p>
          </table:table-cell>
          <table:table-cell table:formula="of:=VALUE([.X152])" office:value-type="float" office:value="22" calcext:value-type="float">
            <text:p>22</text:p>
          </table:table-cell>
          <table:table-cell table:formula="of:=ORG.LIBREOFFICE.REGEX([.H152];&quot;.*′(.*)″.*&quot;;&quot;$1&quot;)" office:value-type="string" office:string-value=" 29.9" calcext:value-type="string">
            <text:p> 29.9</text:p>
          </table:table-cell>
          <table:table-cell table:formula="of:=VALUE([.Z152])" office:value-type="float" office:value="29.9" calcext:value-type="float">
            <text:p>29.9</text:p>
          </table:table-cell>
          <table:table-cell table:formula="of:=[.Q152]+[.S152]/60+[.U152]/3600" office:value-type="float" office:value="11.8526416666667" calcext:value-type="float">
            <text:p>11.8526416666667</text:p>
          </table:table-cell>
          <table:table-cell table:formula="of:=[.W152]+[.Y152]/60+[.AA152]/3600" office:value-type="float" office:value="33.3749722222222" calcext:value-type="float">
            <text:p>33.3749722222222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84812" calcext:value-type="float">
            <text:p>84812</text:p>
          </table:table-cell>
          <table:table-cell office:value-type="float" office:value="48266" calcext:value-type="float">
            <text:p>48266</text:p>
          </table:table-cell>
          <table:table-cell office:value-type="string" calcext:value-type="string">
            <text:p>09h 50m 23.67s</text:p>
          </table:table-cell>
          <table:table-cell office:value-type="string" calcext:value-type="string">
            <text:p>+65° 35′ 35.9″</text:p>
          </table:table-cell>
          <table:table-cell office:value-type="float" office:value="6.27" calcext:value-type="float">
            <text:p>6.27</text:p>
          </table:table-cell>
          <table:table-cell office:value-type="float" office:value="1.41" calcext:value-type="float">
            <text:p>1.4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A9Vn</text:p>
          </table:table-cell>
          <table:table-cell table:number-columns-repeated="3"/>
          <table:table-cell table:formula="of:=MIDB([.$G153];1;2)" office:value-type="string" office:string-value="09" calcext:value-type="string">
            <text:p>09</text:p>
          </table:table-cell>
          <table:table-cell table:formula="of:=VALUE([.P153])" office:value-type="float" office:value="9" calcext:value-type="float">
            <text:p>9</text:p>
          </table:table-cell>
          <table:table-cell table:formula="of:=ORG.LIBREOFFICE.REGEX([.G153];&quot;.*h(.*)m.*&quot;;&quot;$1&quot;)" office:value-type="string" office:string-value=" 50" calcext:value-type="string">
            <text:p> 50</text:p>
          </table:table-cell>
          <table:table-cell table:formula="of:=VALUE([.R153])" office:value-type="float" office:value="50" calcext:value-type="float">
            <text:p>50</text:p>
          </table:table-cell>
          <table:table-cell table:formula="of:=ORG.LIBREOFFICE.REGEX([.G153];&quot;.*m(.*)s.*&quot;;&quot;$1&quot;)" office:value-type="string" office:string-value=" 23.67" calcext:value-type="string">
            <text:p> 23.67</text:p>
          </table:table-cell>
          <table:table-cell table:formula="of:=VALUE([.T153])" office:value-type="float" office:value="23.67" calcext:value-type="float">
            <text:p>23.67</text:p>
          </table:table-cell>
          <table:table-cell table:formula="of:=ORG.LIBREOFFICE.REGEX([.H153];&quot;(.*)°.*&quot;;&quot;$1&quot;)" office:value-type="string" office:string-value="+65" calcext:value-type="string">
            <text:p>+65</text:p>
          </table:table-cell>
          <table:table-cell table:formula="of:=VALUE([.V153])" office:value-type="float" office:value="65" calcext:value-type="float">
            <text:p>65</text:p>
          </table:table-cell>
          <table:table-cell table:formula="of:=ORG.LIBREOFFICE.REGEX([.H153];&quot;.*°(.*)′ .*&quot;;&quot;$1&quot;)" office:value-type="string" office:string-value=" 35" calcext:value-type="string">
            <text:p> 35</text:p>
          </table:table-cell>
          <table:table-cell table:formula="of:=VALUE([.X153])" office:value-type="float" office:value="35" calcext:value-type="float">
            <text:p>35</text:p>
          </table:table-cell>
          <table:table-cell table:formula="of:=ORG.LIBREOFFICE.REGEX([.H153];&quot;.*′(.*)″.*&quot;;&quot;$1&quot;)" office:value-type="string" office:string-value=" 35.9" calcext:value-type="string">
            <text:p> 35.9</text:p>
          </table:table-cell>
          <table:table-cell table:formula="of:=VALUE([.Z153])" office:value-type="float" office:value="35.9" calcext:value-type="float">
            <text:p>35.9</text:p>
          </table:table-cell>
          <table:table-cell table:formula="of:=[.Q153]+[.S153]/60+[.U153]/3600" office:value-type="float" office:value="9.83990833333333" calcext:value-type="float">
            <text:p>9.83990833333333</text:p>
          </table:table-cell>
          <table:table-cell table:formula="of:=[.W153]+[.Y153]/60+[.AA153]/3600" office:value-type="float" office:value="65.5933055555556" calcext:value-type="float">
            <text:p>65.5933055555556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01604" calcext:value-type="float">
            <text:p>101604</text:p>
          </table:table-cell>
          <table:table-cell office:value-type="float" office:value="57045" calcext:value-type="float">
            <text:p>57045</text:p>
          </table:table-cell>
          <table:table-cell office:value-type="string" calcext:value-type="string">
            <text:p>11h 41m 43.52s</text:p>
          </table:table-cell>
          <table:table-cell office:value-type="string" calcext:value-type="string">
            <text:p>+55° 10′ 19.2″</text:p>
          </table:table-cell>
          <table:table-cell office:value-type="float" office:value="6.28" calcext:value-type="float">
            <text:p>6.28</text:p>
          </table:table-cell>
          <table:table-cell office:value-type="string" calcext:value-type="string">
            <text:p>−1.17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K5</text:p>
          </table:table-cell>
          <table:table-cell table:number-columns-repeated="3"/>
          <table:table-cell table:formula="of:=MIDB([.$G154];1;2)" office:value-type="string" office:string-value="11" calcext:value-type="string">
            <text:p>11</text:p>
          </table:table-cell>
          <table:table-cell table:formula="of:=VALUE([.P154])" office:value-type="float" office:value="11" calcext:value-type="float">
            <text:p>11</text:p>
          </table:table-cell>
          <table:table-cell table:formula="of:=ORG.LIBREOFFICE.REGEX([.G154];&quot;.*h(.*)m.*&quot;;&quot;$1&quot;)" office:value-type="string" office:string-value=" 41" calcext:value-type="string">
            <text:p> 41</text:p>
          </table:table-cell>
          <table:table-cell table:formula="of:=VALUE([.R154])" office:value-type="float" office:value="41" calcext:value-type="float">
            <text:p>41</text:p>
          </table:table-cell>
          <table:table-cell table:formula="of:=ORG.LIBREOFFICE.REGEX([.G154];&quot;.*m(.*)s.*&quot;;&quot;$1&quot;)" office:value-type="string" office:string-value=" 43.52" calcext:value-type="string">
            <text:p> 43.52</text:p>
          </table:table-cell>
          <table:table-cell table:formula="of:=VALUE([.T154])" office:value-type="float" office:value="43.52" calcext:value-type="float">
            <text:p>43.52</text:p>
          </table:table-cell>
          <table:table-cell table:formula="of:=ORG.LIBREOFFICE.REGEX([.H154];&quot;(.*)°.*&quot;;&quot;$1&quot;)" office:value-type="string" office:string-value="+55" calcext:value-type="string">
            <text:p>+55</text:p>
          </table:table-cell>
          <table:table-cell table:formula="of:=VALUE([.V154])" office:value-type="float" office:value="55" calcext:value-type="float">
            <text:p>55</text:p>
          </table:table-cell>
          <table:table-cell table:formula="of:=ORG.LIBREOFFICE.REGEX([.H154];&quot;.*°(.*)′ .*&quot;;&quot;$1&quot;)" office:value-type="string" office:string-value=" 10" calcext:value-type="string">
            <text:p> 10</text:p>
          </table:table-cell>
          <table:table-cell table:formula="of:=VALUE([.X154])" office:value-type="float" office:value="10" calcext:value-type="float">
            <text:p>10</text:p>
          </table:table-cell>
          <table:table-cell table:formula="of:=ORG.LIBREOFFICE.REGEX([.H154];&quot;.*′(.*)″.*&quot;;&quot;$1&quot;)" office:value-type="string" office:string-value=" 19.2" calcext:value-type="string">
            <text:p> 19.2</text:p>
          </table:table-cell>
          <table:table-cell table:formula="of:=VALUE([.Z154])" office:value-type="float" office:value="19.2" calcext:value-type="float">
            <text:p>19.2</text:p>
          </table:table-cell>
          <table:table-cell table:formula="of:=[.Q154]+[.S154]/60+[.U154]/3600" office:value-type="float" office:value="11.6954222222222" calcext:value-type="float">
            <text:p>11.6954222222222</text:p>
          </table:table-cell>
          <table:table-cell table:formula="of:=[.W154]+[.Y154]/60+[.AA154]/3600" office:value-type="float" office:value="55.172" calcext:value-type="float">
            <text:p>55.172</text:p>
          </table:table-cell>
        </table:table-row>
        <table:table-row table:style-name="ro6">
          <table:table-cell office:value-type="string" calcext:value-type="string">
            <text:p>CQ UMa</text:p>
          </table:table-cell>
          <table:table-cell table:number-columns-repeated="2"/>
          <table:table-cell table:style-name="ce2" office:value-type="string" calcext:value-type="string">
            <text:p>CQ</text:p>
          </table:table-cell>
          <table:table-cell office:value-type="float" office:value="119213" calcext:value-type="float">
            <text:p>119213</text:p>
          </table:table-cell>
          <table:table-cell office:value-type="float" office:value="66700" calcext:value-type="float">
            <text:p>66700</text:p>
          </table:table-cell>
          <table:table-cell office:value-type="string" calcext:value-type="string">
            <text:p>13h 40m 21.44s</text:p>
          </table:table-cell>
          <table:table-cell office:value-type="string" calcext:value-type="string">
            <text:p>+57° 12′ 27.2″</text:p>
          </table:table-cell>
          <table:table-cell office:value-type="float" office:value="6.28" calcext:value-type="float">
            <text:p>6.28</text:p>
          </table:table-cell>
          <table:table-cell office:value-type="float" office:value="1.55" calcext:value-type="float">
            <text:p>1.55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A4p SrCrEu</text:p>
          </table:table-cell>
          <table:table-cell table:style-name="ce2" office:value-type="string" calcext:value-type="string">
            <text:p>α² CVn variable</text:p>
          </table:table-cell>
          <table:table-cell table:number-columns-repeated="2"/>
          <table:table-cell table:formula="of:=MIDB([.$G155];1;2)" office:value-type="string" office:string-value="13" calcext:value-type="string">
            <text:p>13</text:p>
          </table:table-cell>
          <table:table-cell table:formula="of:=VALUE([.P155])" office:value-type="float" office:value="13" calcext:value-type="float">
            <text:p>13</text:p>
          </table:table-cell>
          <table:table-cell table:formula="of:=ORG.LIBREOFFICE.REGEX([.G155];&quot;.*h(.*)m.*&quot;;&quot;$1&quot;)" office:value-type="string" office:string-value=" 40" calcext:value-type="string">
            <text:p> 40</text:p>
          </table:table-cell>
          <table:table-cell table:formula="of:=VALUE([.R155])" office:value-type="float" office:value="40" calcext:value-type="float">
            <text:p>40</text:p>
          </table:table-cell>
          <table:table-cell table:formula="of:=ORG.LIBREOFFICE.REGEX([.G155];&quot;.*m(.*)s.*&quot;;&quot;$1&quot;)" office:value-type="string" office:string-value=" 21.44" calcext:value-type="string">
            <text:p> 21.44</text:p>
          </table:table-cell>
          <table:table-cell table:formula="of:=VALUE([.T155])" office:value-type="float" office:value="21.44" calcext:value-type="float">
            <text:p>21.44</text:p>
          </table:table-cell>
          <table:table-cell table:formula="of:=ORG.LIBREOFFICE.REGEX([.H155];&quot;(.*)°.*&quot;;&quot;$1&quot;)" office:value-type="string" office:string-value="+57" calcext:value-type="string">
            <text:p>+57</text:p>
          </table:table-cell>
          <table:table-cell table:formula="of:=VALUE([.V155])" office:value-type="float" office:value="57" calcext:value-type="float">
            <text:p>57</text:p>
          </table:table-cell>
          <table:table-cell table:formula="of:=ORG.LIBREOFFICE.REGEX([.H155];&quot;.*°(.*)′ .*&quot;;&quot;$1&quot;)" office:value-type="string" office:string-value=" 12" calcext:value-type="string">
            <text:p> 12</text:p>
          </table:table-cell>
          <table:table-cell table:formula="of:=VALUE([.X155])" office:value-type="float" office:value="12" calcext:value-type="float">
            <text:p>12</text:p>
          </table:table-cell>
          <table:table-cell table:formula="of:=ORG.LIBREOFFICE.REGEX([.H155];&quot;.*′(.*)″.*&quot;;&quot;$1&quot;)" office:value-type="string" office:string-value=" 27.2" calcext:value-type="string">
            <text:p> 27.2</text:p>
          </table:table-cell>
          <table:table-cell table:formula="of:=VALUE([.Z155])" office:value-type="float" office:value="27.2" calcext:value-type="float">
            <text:p>27.2</text:p>
          </table:table-cell>
          <table:table-cell table:formula="of:=[.Q155]+[.S155]/60+[.U155]/3600" office:value-type="float" office:value="13.6726222222222" calcext:value-type="float">
            <text:p>13.6726222222222</text:p>
          </table:table-cell>
          <table:table-cell table:formula="of:=[.W155]+[.Y155]/60+[.AA155]/3600" office:value-type="float" office:value="57.2075555555556" calcext:value-type="float">
            <text:p>57.2075555555556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85583" calcext:value-type="float">
            <text:p>85583</text:p>
          </table:table-cell>
          <table:table-cell office:value-type="float" office:value="48638" calcext:value-type="float">
            <text:p>48638</text:p>
          </table:table-cell>
          <table:table-cell office:value-type="string" calcext:value-type="string">
            <text:p>09h 55m 03.35s</text:p>
          </table:table-cell>
          <table:table-cell office:value-type="string" calcext:value-type="string">
            <text:p>+61° 06′ 58.1″</text:p>
          </table:table-cell>
          <table:table-cell office:value-type="float" office:value="6.29" calcext:value-type="float">
            <text:p>6.29</text:p>
          </table:table-cell>
          <table:table-cell office:value-type="float" office:value="0.91" calcext:value-type="float">
            <text:p>0.9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K0</text:p>
          </table:table-cell>
          <table:table-cell table:number-columns-repeated="3"/>
          <table:table-cell table:formula="of:=MIDB([.$G156];1;2)" office:value-type="string" office:string-value="09" calcext:value-type="string">
            <text:p>09</text:p>
          </table:table-cell>
          <table:table-cell table:formula="of:=VALUE([.P156])" office:value-type="float" office:value="9" calcext:value-type="float">
            <text:p>9</text:p>
          </table:table-cell>
          <table:table-cell table:formula="of:=ORG.LIBREOFFICE.REGEX([.G156];&quot;.*h(.*)m.*&quot;;&quot;$1&quot;)" office:value-type="string" office:string-value=" 55" calcext:value-type="string">
            <text:p> 55</text:p>
          </table:table-cell>
          <table:table-cell table:formula="of:=VALUE([.R156])" office:value-type="float" office:value="55" calcext:value-type="float">
            <text:p>55</text:p>
          </table:table-cell>
          <table:table-cell table:formula="of:=ORG.LIBREOFFICE.REGEX([.G156];&quot;.*m(.*)s.*&quot;;&quot;$1&quot;)" office:value-type="string" office:string-value=" 03.35" calcext:value-type="string">
            <text:p> 03.35</text:p>
          </table:table-cell>
          <table:table-cell table:formula="of:=VALUE([.T156])" office:value-type="float" office:value="3.35" calcext:value-type="float">
            <text:p>3.35</text:p>
          </table:table-cell>
          <table:table-cell table:formula="of:=ORG.LIBREOFFICE.REGEX([.H156];&quot;(.*)°.*&quot;;&quot;$1&quot;)" office:value-type="string" office:string-value="+61" calcext:value-type="string">
            <text:p>+61</text:p>
          </table:table-cell>
          <table:table-cell table:formula="of:=VALUE([.V156])" office:value-type="float" office:value="61" calcext:value-type="float">
            <text:p>61</text:p>
          </table:table-cell>
          <table:table-cell table:formula="of:=ORG.LIBREOFFICE.REGEX([.H156];&quot;.*°(.*)′ .*&quot;;&quot;$1&quot;)" office:value-type="string" office:string-value=" 06" calcext:value-type="string">
            <text:p> 06</text:p>
          </table:table-cell>
          <table:table-cell table:formula="of:=VALUE([.X156])" office:value-type="float" office:value="6" calcext:value-type="float">
            <text:p>6</text:p>
          </table:table-cell>
          <table:table-cell table:formula="of:=ORG.LIBREOFFICE.REGEX([.H156];&quot;.*′(.*)″.*&quot;;&quot;$1&quot;)" office:value-type="string" office:string-value=" 58.1" calcext:value-type="string">
            <text:p> 58.1</text:p>
          </table:table-cell>
          <table:table-cell table:formula="of:=VALUE([.Z156])" office:value-type="float" office:value="58.1" calcext:value-type="float">
            <text:p>58.1</text:p>
          </table:table-cell>
          <table:table-cell table:formula="of:=[.Q156]+[.S156]/60+[.U156]/3600" office:value-type="float" office:value="9.91759722222222" calcext:value-type="float">
            <text:p>9.91759722222222</text:p>
          </table:table-cell>
          <table:table-cell table:formula="of:=[.W156]+[.Y156]/60+[.AA156]/3600" office:value-type="float" office:value="61.1161388888889" calcext:value-type="float">
            <text:p>61.1161388888889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9859" calcext:value-type="float">
            <text:p>99859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>11h 29m 43.66s</text:p>
          </table:table-cell>
          <table:table-cell office:value-type="string" calcext:value-type="string">
            <text:p>+56° 44′ 15.6″</text:p>
          </table:table-cell>
          <table:table-cell office:value-type="float" office:value="6.29" calcext:value-type="float">
            <text:p>6.29</text:p>
          </table:table-cell>
          <table:table-cell office:value-type="float" office:value="2.13" calcext:value-type="float">
            <text:p>2.13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A4m</text:p>
          </table:table-cell>
          <table:table-cell table:number-columns-repeated="3"/>
          <table:table-cell table:formula="of:=MIDB([.$G157];1;2)" office:value-type="string" office:string-value="11" calcext:value-type="string">
            <text:p>11</text:p>
          </table:table-cell>
          <table:table-cell table:formula="of:=VALUE([.P157])" office:value-type="float" office:value="11" calcext:value-type="float">
            <text:p>11</text:p>
          </table:table-cell>
          <table:table-cell table:formula="of:=ORG.LIBREOFFICE.REGEX([.G157];&quot;.*h(.*)m.*&quot;;&quot;$1&quot;)" office:value-type="string" office:string-value=" 29" calcext:value-type="string">
            <text:p> 29</text:p>
          </table:table-cell>
          <table:table-cell table:formula="of:=VALUE([.R157])" office:value-type="float" office:value="29" calcext:value-type="float">
            <text:p>29</text:p>
          </table:table-cell>
          <table:table-cell table:formula="of:=ORG.LIBREOFFICE.REGEX([.G157];&quot;.*m(.*)s.*&quot;;&quot;$1&quot;)" office:value-type="string" office:string-value=" 43.66" calcext:value-type="string">
            <text:p> 43.66</text:p>
          </table:table-cell>
          <table:table-cell table:formula="of:=VALUE([.T157])" office:value-type="float" office:value="43.66" calcext:value-type="float">
            <text:p>43.66</text:p>
          </table:table-cell>
          <table:table-cell table:formula="of:=ORG.LIBREOFFICE.REGEX([.H157];&quot;(.*)°.*&quot;;&quot;$1&quot;)" office:value-type="string" office:string-value="+56" calcext:value-type="string">
            <text:p>+56</text:p>
          </table:table-cell>
          <table:table-cell table:formula="of:=VALUE([.V157])" office:value-type="float" office:value="56" calcext:value-type="float">
            <text:p>56</text:p>
          </table:table-cell>
          <table:table-cell table:formula="of:=ORG.LIBREOFFICE.REGEX([.H157];&quot;.*°(.*)′ .*&quot;;&quot;$1&quot;)" office:value-type="string" office:string-value=" 44" calcext:value-type="string">
            <text:p> 44</text:p>
          </table:table-cell>
          <table:table-cell table:formula="of:=VALUE([.X157])" office:value-type="float" office:value="44" calcext:value-type="float">
            <text:p>44</text:p>
          </table:table-cell>
          <table:table-cell table:formula="of:=ORG.LIBREOFFICE.REGEX([.H157];&quot;.*′(.*)″.*&quot;;&quot;$1&quot;)" office:value-type="string" office:string-value=" 15.6" calcext:value-type="string">
            <text:p> 15.6</text:p>
          </table:table-cell>
          <table:table-cell table:formula="of:=VALUE([.Z157])" office:value-type="float" office:value="15.6" calcext:value-type="float">
            <text:p>15.6</text:p>
          </table:table-cell>
          <table:table-cell table:formula="of:=[.Q157]+[.S157]/60+[.U157]/3600" office:value-type="float" office:value="11.4954611111111" calcext:value-type="float">
            <text:p>11.4954611111111</text:p>
          </table:table-cell>
          <table:table-cell table:formula="of:=[.W157]+[.Y157]/60+[.AA157]/3600" office:value-type="float" office:value="56.7376666666667" calcext:value-type="float">
            <text:p>56.7376666666667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01151" calcext:value-type="float">
            <text:p>101151</text:p>
          </table:table-cell>
          <table:table-cell office:value-type="float" office:value="56784" calcext:value-type="float">
            <text:p>56784</text:p>
          </table:table-cell>
          <table:table-cell office:value-type="string" calcext:value-type="string">
            <text:p>11h 38m 32.33s</text:p>
          </table:table-cell>
          <table:table-cell office:value-type="string" calcext:value-type="string">
            <text:p>+33° 37′ 33.1″</text:p>
          </table:table-cell>
          <table:table-cell office:value-type="float" office:value="6.29" calcext:value-type="float">
            <text:p>6.29</text:p>
          </table:table-cell>
          <table:table-cell office:value-type="string" calcext:value-type="string">
            <text:p>−0.16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K2III</text:p>
          </table:table-cell>
          <table:table-cell table:number-columns-repeated="3"/>
          <table:table-cell table:formula="of:=MIDB([.$G158];1;2)" office:value-type="string" office:string-value="11" calcext:value-type="string">
            <text:p>11</text:p>
          </table:table-cell>
          <table:table-cell table:formula="of:=VALUE([.P158])" office:value-type="float" office:value="11" calcext:value-type="float">
            <text:p>11</text:p>
          </table:table-cell>
          <table:table-cell table:formula="of:=ORG.LIBREOFFICE.REGEX([.G158];&quot;.*h(.*)m.*&quot;;&quot;$1&quot;)" office:value-type="string" office:string-value=" 38" calcext:value-type="string">
            <text:p> 38</text:p>
          </table:table-cell>
          <table:table-cell table:formula="of:=VALUE([.R158])" office:value-type="float" office:value="38" calcext:value-type="float">
            <text:p>38</text:p>
          </table:table-cell>
          <table:table-cell table:formula="of:=ORG.LIBREOFFICE.REGEX([.G158];&quot;.*m(.*)s.*&quot;;&quot;$1&quot;)" office:value-type="string" office:string-value=" 32.33" calcext:value-type="string">
            <text:p> 32.33</text:p>
          </table:table-cell>
          <table:table-cell table:formula="of:=VALUE([.T158])" office:value-type="float" office:value="32.33" calcext:value-type="float">
            <text:p>32.33</text:p>
          </table:table-cell>
          <table:table-cell table:formula="of:=ORG.LIBREOFFICE.REGEX([.H158];&quot;(.*)°.*&quot;;&quot;$1&quot;)" office:value-type="string" office:string-value="+33" calcext:value-type="string">
            <text:p>+33</text:p>
          </table:table-cell>
          <table:table-cell table:formula="of:=VALUE([.V158])" office:value-type="float" office:value="33" calcext:value-type="float">
            <text:p>33</text:p>
          </table:table-cell>
          <table:table-cell table:formula="of:=ORG.LIBREOFFICE.REGEX([.H158];&quot;.*°(.*)′ .*&quot;;&quot;$1&quot;)" office:value-type="string" office:string-value=" 37" calcext:value-type="string">
            <text:p> 37</text:p>
          </table:table-cell>
          <table:table-cell table:formula="of:=VALUE([.X158])" office:value-type="float" office:value="37" calcext:value-type="float">
            <text:p>37</text:p>
          </table:table-cell>
          <table:table-cell table:formula="of:=ORG.LIBREOFFICE.REGEX([.H158];&quot;.*′(.*)″.*&quot;;&quot;$1&quot;)" office:value-type="string" office:string-value=" 33.1" calcext:value-type="string">
            <text:p> 33.1</text:p>
          </table:table-cell>
          <table:table-cell table:formula="of:=VALUE([.Z158])" office:value-type="float" office:value="33.1" calcext:value-type="float">
            <text:p>33.1</text:p>
          </table:table-cell>
          <table:table-cell table:formula="of:=[.Q158]+[.S158]/60+[.U158]/3600" office:value-type="float" office:value="11.6423138888889" calcext:value-type="float">
            <text:p>11.6423138888889</text:p>
          </table:table-cell>
          <table:table-cell table:formula="of:=[.W158]+[.Y158]/60+[.AA158]/3600" office:value-type="float" office:value="33.6258611111111" calcext:value-type="float">
            <text:p>33.6258611111111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01177" calcext:value-type="float">
            <text:p>101177</text:p>
          </table:table-cell>
          <table:table-cell office:value-type="float" office:value="56809" calcext:value-type="float">
            <text:p>56809</text:p>
          </table:table-cell>
          <table:table-cell office:value-type="string" calcext:value-type="string">
            <text:p>11h 38m 45.39s</text:p>
          </table:table-cell>
          <table:table-cell office:value-type="string" calcext:value-type="string">
            <text:p>+45° 06′ 30.2″</text:p>
          </table:table-cell>
          <table:table-cell office:value-type="float" office:value="6.29" calcext:value-type="float">
            <text:p>6.29</text:p>
          </table:table-cell>
          <table:table-cell office:value-type="float" office:value="4.45" calcext:value-type="float">
            <text:p>4.4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0V</text:p>
          </table:table-cell>
          <table:table-cell table:style-name="ce2" office:value-type="string" calcext:value-type="string">
            <text:p>Binary star</text:p>
          </table:table-cell>
          <table:table-cell table:number-columns-repeated="2"/>
          <table:table-cell table:formula="of:=MIDB([.$G159];1;2)" office:value-type="string" office:string-value="11" calcext:value-type="string">
            <text:p>11</text:p>
          </table:table-cell>
          <table:table-cell table:formula="of:=VALUE([.P159])" office:value-type="float" office:value="11" calcext:value-type="float">
            <text:p>11</text:p>
          </table:table-cell>
          <table:table-cell table:formula="of:=ORG.LIBREOFFICE.REGEX([.G159];&quot;.*h(.*)m.*&quot;;&quot;$1&quot;)" office:value-type="string" office:string-value=" 38" calcext:value-type="string">
            <text:p> 38</text:p>
          </table:table-cell>
          <table:table-cell table:formula="of:=VALUE([.R159])" office:value-type="float" office:value="38" calcext:value-type="float">
            <text:p>38</text:p>
          </table:table-cell>
          <table:table-cell table:formula="of:=ORG.LIBREOFFICE.REGEX([.G159];&quot;.*m(.*)s.*&quot;;&quot;$1&quot;)" office:value-type="string" office:string-value=" 45.39" calcext:value-type="string">
            <text:p> 45.39</text:p>
          </table:table-cell>
          <table:table-cell table:formula="of:=VALUE([.T159])" office:value-type="float" office:value="45.39" calcext:value-type="float">
            <text:p>45.39</text:p>
          </table:table-cell>
          <table:table-cell table:formula="of:=ORG.LIBREOFFICE.REGEX([.H159];&quot;(.*)°.*&quot;;&quot;$1&quot;)" office:value-type="string" office:string-value="+45" calcext:value-type="string">
            <text:p>+45</text:p>
          </table:table-cell>
          <table:table-cell table:formula="of:=VALUE([.V159])" office:value-type="float" office:value="45" calcext:value-type="float">
            <text:p>45</text:p>
          </table:table-cell>
          <table:table-cell table:formula="of:=ORG.LIBREOFFICE.REGEX([.H159];&quot;.*°(.*)′ .*&quot;;&quot;$1&quot;)" office:value-type="string" office:string-value=" 06" calcext:value-type="string">
            <text:p> 06</text:p>
          </table:table-cell>
          <table:table-cell table:formula="of:=VALUE([.X159])" office:value-type="float" office:value="6" calcext:value-type="float">
            <text:p>6</text:p>
          </table:table-cell>
          <table:table-cell table:formula="of:=ORG.LIBREOFFICE.REGEX([.H159];&quot;.*′(.*)″.*&quot;;&quot;$1&quot;)" office:value-type="string" office:string-value=" 30.2" calcext:value-type="string">
            <text:p> 30.2</text:p>
          </table:table-cell>
          <table:table-cell table:formula="of:=VALUE([.Z159])" office:value-type="float" office:value="30.2" calcext:value-type="float">
            <text:p>30.2</text:p>
          </table:table-cell>
          <table:table-cell table:formula="of:=[.Q159]+[.S159]/60+[.U159]/3600" office:value-type="float" office:value="11.6459416666667" calcext:value-type="float">
            <text:p>11.6459416666667</text:p>
          </table:table-cell>
          <table:table-cell table:formula="of:=[.W159]+[.Y159]/60+[.AA159]/3600" office:value-type="float" office:value="45.1083888888889" calcext:value-type="float">
            <text:p>45.1083888888889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81025" calcext:value-type="float">
            <text:p>81025</text:p>
          </table:table-cell>
          <table:table-cell office:value-type="float" office:value="46168" calcext:value-type="float">
            <text:p>46168</text:p>
          </table:table-cell>
          <table:table-cell office:value-type="string" calcext:value-type="string">
            <text:p>09h 24m 55.64s</text:p>
          </table:table-cell>
          <table:table-cell office:value-type="string" calcext:value-type="string">
            <text:p>+51° 34′ 26.1″</text:p>
          </table:table-cell>
          <table:table-cell office:value-type="float" office:value="6.3" calcext:value-type="float">
            <text:p>6.3</text:p>
          </table:table-cell>
          <table:table-cell office:value-type="float" office:value="0.69" calcext:value-type="float">
            <text:p>0.69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G2III</text:p>
          </table:table-cell>
          <table:table-cell table:number-columns-repeated="3"/>
          <table:table-cell table:formula="of:=MIDB([.$G160];1;2)" office:value-type="string" office:string-value="09" calcext:value-type="string">
            <text:p>09</text:p>
          </table:table-cell>
          <table:table-cell table:formula="of:=VALUE([.P160])" office:value-type="float" office:value="9" calcext:value-type="float">
            <text:p>9</text:p>
          </table:table-cell>
          <table:table-cell table:formula="of:=ORG.LIBREOFFICE.REGEX([.G160];&quot;.*h(.*)m.*&quot;;&quot;$1&quot;)" office:value-type="string" office:string-value=" 24" calcext:value-type="string">
            <text:p> 24</text:p>
          </table:table-cell>
          <table:table-cell table:formula="of:=VALUE([.R160])" office:value-type="float" office:value="24" calcext:value-type="float">
            <text:p>24</text:p>
          </table:table-cell>
          <table:table-cell table:formula="of:=ORG.LIBREOFFICE.REGEX([.G160];&quot;.*m(.*)s.*&quot;;&quot;$1&quot;)" office:value-type="string" office:string-value=" 55.64" calcext:value-type="string">
            <text:p> 55.64</text:p>
          </table:table-cell>
          <table:table-cell table:formula="of:=VALUE([.T160])" office:value-type="float" office:value="55.64" calcext:value-type="float">
            <text:p>55.64</text:p>
          </table:table-cell>
          <table:table-cell table:formula="of:=ORG.LIBREOFFICE.REGEX([.H160];&quot;(.*)°.*&quot;;&quot;$1&quot;)" office:value-type="string" office:string-value="+51" calcext:value-type="string">
            <text:p>+51</text:p>
          </table:table-cell>
          <table:table-cell table:formula="of:=VALUE([.V160])" office:value-type="float" office:value="51" calcext:value-type="float">
            <text:p>51</text:p>
          </table:table-cell>
          <table:table-cell table:formula="of:=ORG.LIBREOFFICE.REGEX([.H160];&quot;.*°(.*)′ .*&quot;;&quot;$1&quot;)" office:value-type="string" office:string-value=" 34" calcext:value-type="string">
            <text:p> 34</text:p>
          </table:table-cell>
          <table:table-cell table:formula="of:=VALUE([.X160])" office:value-type="float" office:value="34" calcext:value-type="float">
            <text:p>34</text:p>
          </table:table-cell>
          <table:table-cell table:formula="of:=ORG.LIBREOFFICE.REGEX([.H160];&quot;.*′(.*)″.*&quot;;&quot;$1&quot;)" office:value-type="string" office:string-value=" 26.1" calcext:value-type="string">
            <text:p> 26.1</text:p>
          </table:table-cell>
          <table:table-cell table:formula="of:=VALUE([.Z160])" office:value-type="float" office:value="26.1" calcext:value-type="float">
            <text:p>26.1</text:p>
          </table:table-cell>
          <table:table-cell table:formula="of:=[.Q160]+[.S160]/60+[.U160]/3600" office:value-type="float" office:value="9.41545555555556" calcext:value-type="float">
            <text:p>9.41545555555556</text:p>
          </table:table-cell>
          <table:table-cell table:formula="of:=[.W160]+[.Y160]/60+[.AA160]/3600" office:value-type="float" office:value="51.5739166666667" calcext:value-type="float">
            <text:p>51.5739166666667</text:p>
          </table:table-cell>
        </table:table-row>
        <table:table-row table:style-name="ro4">
          <table:table-cell office:value-type="string" calcext:value-type="string">
            <text:p>EE UMa</text:p>
          </table:table-cell>
          <table:table-cell table:number-columns-repeated="2"/>
          <table:table-cell table:style-name="ce2" office:value-type="string" calcext:value-type="string">
            <text:p>EE</text:p>
          </table:table-cell>
          <table:table-cell office:value-type="float" office:value="99967" calcext:value-type="float">
            <text:p>99967</text:p>
          </table:table-cell>
          <table:table-cell office:value-type="float" office:value="56135" calcext:value-type="float">
            <text:p>56135</text:p>
          </table:table-cell>
          <table:table-cell office:value-type="string" calcext:value-type="string">
            <text:p>11h 30m 24.83s</text:p>
          </table:table-cell>
          <table:table-cell office:value-type="string" calcext:value-type="string">
            <text:p>+46° 39′ 26.9″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−1.10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K2IIICN-1</text:p>
          </table:table-cell>
          <table:table-cell table:number-columns-repeated="3"/>
          <table:table-cell table:formula="of:=MIDB([.$G161];1;2)" office:value-type="string" office:string-value="11" calcext:value-type="string">
            <text:p>11</text:p>
          </table:table-cell>
          <table:table-cell table:formula="of:=VALUE([.P161])" office:value-type="float" office:value="11" calcext:value-type="float">
            <text:p>11</text:p>
          </table:table-cell>
          <table:table-cell table:formula="of:=ORG.LIBREOFFICE.REGEX([.G161];&quot;.*h(.*)m.*&quot;;&quot;$1&quot;)" office:value-type="string" office:string-value=" 30" calcext:value-type="string">
            <text:p> 30</text:p>
          </table:table-cell>
          <table:table-cell table:formula="of:=VALUE([.R161])" office:value-type="float" office:value="30" calcext:value-type="float">
            <text:p>30</text:p>
          </table:table-cell>
          <table:table-cell table:formula="of:=ORG.LIBREOFFICE.REGEX([.G161];&quot;.*m(.*)s.*&quot;;&quot;$1&quot;)" office:value-type="string" office:string-value=" 24.83" calcext:value-type="string">
            <text:p> 24.83</text:p>
          </table:table-cell>
          <table:table-cell table:formula="of:=VALUE([.T161])" office:value-type="float" office:value="24.83" calcext:value-type="float">
            <text:p>24.83</text:p>
          </table:table-cell>
          <table:table-cell table:formula="of:=ORG.LIBREOFFICE.REGEX([.H161];&quot;(.*)°.*&quot;;&quot;$1&quot;)" office:value-type="string" office:string-value="+46" calcext:value-type="string">
            <text:p>+46</text:p>
          </table:table-cell>
          <table:table-cell table:formula="of:=VALUE([.V161])" office:value-type="float" office:value="46" calcext:value-type="float">
            <text:p>46</text:p>
          </table:table-cell>
          <table:table-cell table:formula="of:=ORG.LIBREOFFICE.REGEX([.H161];&quot;.*°(.*)′ .*&quot;;&quot;$1&quot;)" office:value-type="string" office:string-value=" 39" calcext:value-type="string">
            <text:p> 39</text:p>
          </table:table-cell>
          <table:table-cell table:formula="of:=VALUE([.X161])" office:value-type="float" office:value="39" calcext:value-type="float">
            <text:p>39</text:p>
          </table:table-cell>
          <table:table-cell table:formula="of:=ORG.LIBREOFFICE.REGEX([.H161];&quot;.*′(.*)″.*&quot;;&quot;$1&quot;)" office:value-type="string" office:string-value=" 26.9" calcext:value-type="string">
            <text:p> 26.9</text:p>
          </table:table-cell>
          <table:table-cell table:formula="of:=VALUE([.Z161])" office:value-type="float" office:value="26.9" calcext:value-type="float">
            <text:p>26.9</text:p>
          </table:table-cell>
          <table:table-cell table:formula="of:=[.Q161]+[.S161]/60+[.U161]/3600" office:value-type="float" office:value="11.5068972222222" calcext:value-type="float">
            <text:p>11.5068972222222</text:p>
          </table:table-cell>
          <table:table-cell table:formula="of:=[.W161]+[.Y161]/60+[.AA161]/3600" office:value-type="float" office:value="46.6574722222222" calcext:value-type="float">
            <text:p>46.6574722222222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71553" calcext:value-type="float">
            <text:p>71553</text:p>
          </table:table-cell>
          <table:table-cell office:value-type="float" office:value="41927" calcext:value-type="float">
            <text:p>41927</text:p>
          </table:table-cell>
          <table:table-cell office:value-type="string" calcext:value-type="string">
            <text:p>08h 32m 53.27s</text:p>
          </table:table-cell>
          <table:table-cell office:value-type="string" calcext:value-type="string">
            <text:p>+69° 19′ 11.9″</text:p>
          </table:table-cell>
          <table:table-cell office:value-type="float" office:value="6.31" calcext:value-type="float">
            <text:p>6.31</text:p>
          </table:table-cell>
          <table:table-cell office:value-type="string" calcext:value-type="string">
            <text:p>−0.08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K0</text:p>
          </table:table-cell>
          <table:table-cell table:number-columns-repeated="3"/>
          <table:table-cell table:formula="of:=MIDB([.$G162];1;2)" office:value-type="string" office:string-value="08" calcext:value-type="string">
            <text:p>08</text:p>
          </table:table-cell>
          <table:table-cell table:formula="of:=VALUE([.P162])" office:value-type="float" office:value="8" calcext:value-type="float">
            <text:p>8</text:p>
          </table:table-cell>
          <table:table-cell table:formula="of:=ORG.LIBREOFFICE.REGEX([.G162];&quot;.*h(.*)m.*&quot;;&quot;$1&quot;)" office:value-type="string" office:string-value=" 32" calcext:value-type="string">
            <text:p> 32</text:p>
          </table:table-cell>
          <table:table-cell table:formula="of:=VALUE([.R162])" office:value-type="float" office:value="32" calcext:value-type="float">
            <text:p>32</text:p>
          </table:table-cell>
          <table:table-cell table:formula="of:=ORG.LIBREOFFICE.REGEX([.G162];&quot;.*m(.*)s.*&quot;;&quot;$1&quot;)" office:value-type="string" office:string-value=" 53.27" calcext:value-type="string">
            <text:p> 53.27</text:p>
          </table:table-cell>
          <table:table-cell table:formula="of:=VALUE([.T162])" office:value-type="float" office:value="53.27" calcext:value-type="float">
            <text:p>53.27</text:p>
          </table:table-cell>
          <table:table-cell table:formula="of:=ORG.LIBREOFFICE.REGEX([.H162];&quot;(.*)°.*&quot;;&quot;$1&quot;)" office:value-type="string" office:string-value="+69" calcext:value-type="string">
            <text:p>+69</text:p>
          </table:table-cell>
          <table:table-cell table:formula="of:=VALUE([.V162])" office:value-type="float" office:value="69" calcext:value-type="float">
            <text:p>69</text:p>
          </table:table-cell>
          <table:table-cell table:formula="of:=ORG.LIBREOFFICE.REGEX([.H162];&quot;.*°(.*)′ .*&quot;;&quot;$1&quot;)" office:value-type="string" office:string-value=" 19" calcext:value-type="string">
            <text:p> 19</text:p>
          </table:table-cell>
          <table:table-cell table:formula="of:=VALUE([.X162])" office:value-type="float" office:value="19" calcext:value-type="float">
            <text:p>19</text:p>
          </table:table-cell>
          <table:table-cell table:formula="of:=ORG.LIBREOFFICE.REGEX([.H162];&quot;.*′(.*)″.*&quot;;&quot;$1&quot;)" office:value-type="string" office:string-value=" 11.9" calcext:value-type="string">
            <text:p> 11.9</text:p>
          </table:table-cell>
          <table:table-cell table:formula="of:=VALUE([.Z162])" office:value-type="float" office:value="11.9" calcext:value-type="float">
            <text:p>11.9</text:p>
          </table:table-cell>
          <table:table-cell table:formula="of:=[.Q162]+[.S162]/60+[.U162]/3600" office:value-type="float" office:value="8.54813055555556" calcext:value-type="float">
            <text:p>8.54813055555556</text:p>
          </table:table-cell>
          <table:table-cell table:formula="of:=[.W162]+[.Y162]/60+[.AA162]/3600" office:value-type="float" office:value="69.3199722222222" calcext:value-type="float">
            <text:p>69.3199722222222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87243" calcext:value-type="float">
            <text:p>87243</text:p>
          </table:table-cell>
          <table:table-cell office:value-type="float" office:value="49408" calcext:value-type="float">
            <text:p>49408</text:p>
          </table:table-cell>
          <table:table-cell office:value-type="string" calcext:value-type="string">
            <text:p>10h 05m 10.40s</text:p>
          </table:table-cell>
          <table:table-cell office:value-type="string" calcext:value-type="string">
            <text:p>+52° 22′ 16.7″</text:p>
          </table:table-cell>
          <table:table-cell office:value-type="float" office:value="6.31" calcext:value-type="float">
            <text:p>6.31</text:p>
          </table:table-cell>
          <table:table-cell office:value-type="float" office:value="1.28" calcext:value-type="float">
            <text:p>1.2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5IV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163];1;2)" office:value-type="string" office:string-value="10" calcext:value-type="string">
            <text:p>10</text:p>
          </table:table-cell>
          <table:table-cell table:formula="of:=VALUE([.P163])" office:value-type="float" office:value="10" calcext:value-type="float">
            <text:p>10</text:p>
          </table:table-cell>
          <table:table-cell table:formula="of:=ORG.LIBREOFFICE.REGEX([.G163];&quot;.*h(.*)m.*&quot;;&quot;$1&quot;)" office:value-type="string" office:string-value=" 05" calcext:value-type="string">
            <text:p> 05</text:p>
          </table:table-cell>
          <table:table-cell table:formula="of:=VALUE([.R163])" office:value-type="float" office:value="5" calcext:value-type="float">
            <text:p>5</text:p>
          </table:table-cell>
          <table:table-cell table:formula="of:=ORG.LIBREOFFICE.REGEX([.G163];&quot;.*m(.*)s.*&quot;;&quot;$1&quot;)" office:value-type="string" office:string-value=" 10.40" calcext:value-type="string">
            <text:p> 10.40</text:p>
          </table:table-cell>
          <table:table-cell table:formula="of:=VALUE([.T163])" office:value-type="float" office:value="10.4" calcext:value-type="float">
            <text:p>10.4</text:p>
          </table:table-cell>
          <table:table-cell table:formula="of:=ORG.LIBREOFFICE.REGEX([.H163];&quot;(.*)°.*&quot;;&quot;$1&quot;)" office:value-type="string" office:string-value="+52" calcext:value-type="string">
            <text:p>+52</text:p>
          </table:table-cell>
          <table:table-cell table:formula="of:=VALUE([.V163])" office:value-type="float" office:value="52" calcext:value-type="float">
            <text:p>52</text:p>
          </table:table-cell>
          <table:table-cell table:formula="of:=ORG.LIBREOFFICE.REGEX([.H163];&quot;.*°(.*)′ .*&quot;;&quot;$1&quot;)" office:value-type="string" office:string-value=" 22" calcext:value-type="string">
            <text:p> 22</text:p>
          </table:table-cell>
          <table:table-cell table:formula="of:=VALUE([.X163])" office:value-type="float" office:value="22" calcext:value-type="float">
            <text:p>22</text:p>
          </table:table-cell>
          <table:table-cell table:formula="of:=ORG.LIBREOFFICE.REGEX([.H163];&quot;.*′(.*)″.*&quot;;&quot;$1&quot;)" office:value-type="string" office:string-value=" 16.7" calcext:value-type="string">
            <text:p> 16.7</text:p>
          </table:table-cell>
          <table:table-cell table:formula="of:=VALUE([.Z163])" office:value-type="float" office:value="16.7" calcext:value-type="float">
            <text:p>16.7</text:p>
          </table:table-cell>
          <table:table-cell table:formula="of:=[.Q163]+[.S163]/60+[.U163]/3600" office:value-type="float" office:value="10.0862222222222" calcext:value-type="float">
            <text:p>10.0862222222222</text:p>
          </table:table-cell>
          <table:table-cell table:formula="of:=[.W163]+[.Y163]/60+[.AA163]/3600" office:value-type="float" office:value="52.3713055555556" calcext:value-type="float">
            <text:p>52.3713055555556</text:p>
          </table:table-cell>
        </table:table-row>
        <table:table-row table:style-name="ro4">
          <table:table-cell office:value-type="string" calcext:value-type="string">
            <text:p><text:a xlink:href="https://en.wikipedia.org/wiki/HD_119124" xlink:type="simple">HD 119124</text:a></text:p>
          </table:table-cell>
          <table:table-cell table:number-columns-repeated="3"/>
          <table:table-cell office:value-type="float" office:value="119124" calcext:value-type="float">
            <text:p>119124</text:p>
          </table:table-cell>
          <table:table-cell office:value-type="float" office:value="66704" calcext:value-type="float">
            <text:p>66704</text:p>
          </table:table-cell>
          <table:table-cell office:value-type="string" calcext:value-type="string">
            <text:p>13h 40m 23.35s</text:p>
          </table:table-cell>
          <table:table-cell office:value-type="string" calcext:value-type="string">
            <text:p>+50° 31′ 09.4″</text:p>
          </table:table-cell>
          <table:table-cell office:value-type="float" office:value="6.31" calcext:value-type="float">
            <text:p>6.31</text:p>
          </table:table-cell>
          <table:table-cell office:value-type="float" office:value="4.3" calcext:value-type="float">
            <text:p>4.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7.7V</text:p>
          </table:table-cell>
          <table:table-cell table:number-columns-repeated="3"/>
          <table:table-cell table:formula="of:=MIDB([.$G164];1;2)" office:value-type="string" office:string-value="13" calcext:value-type="string">
            <text:p>13</text:p>
          </table:table-cell>
          <table:table-cell table:formula="of:=VALUE([.P164])" office:value-type="float" office:value="13" calcext:value-type="float">
            <text:p>13</text:p>
          </table:table-cell>
          <table:table-cell table:formula="of:=ORG.LIBREOFFICE.REGEX([.G164];&quot;.*h(.*)m.*&quot;;&quot;$1&quot;)" office:value-type="string" office:string-value=" 40" calcext:value-type="string">
            <text:p> 40</text:p>
          </table:table-cell>
          <table:table-cell table:formula="of:=VALUE([.R164])" office:value-type="float" office:value="40" calcext:value-type="float">
            <text:p>40</text:p>
          </table:table-cell>
          <table:table-cell table:formula="of:=ORG.LIBREOFFICE.REGEX([.G164];&quot;.*m(.*)s.*&quot;;&quot;$1&quot;)" office:value-type="string" office:string-value=" 23.35" calcext:value-type="string">
            <text:p> 23.35</text:p>
          </table:table-cell>
          <table:table-cell table:formula="of:=VALUE([.T164])" office:value-type="float" office:value="23.35" calcext:value-type="float">
            <text:p>23.35</text:p>
          </table:table-cell>
          <table:table-cell table:formula="of:=ORG.LIBREOFFICE.REGEX([.H164];&quot;(.*)°.*&quot;;&quot;$1&quot;)" office:value-type="string" office:string-value="+50" calcext:value-type="string">
            <text:p>+50</text:p>
          </table:table-cell>
          <table:table-cell table:formula="of:=VALUE([.V164])" office:value-type="float" office:value="50" calcext:value-type="float">
            <text:p>50</text:p>
          </table:table-cell>
          <table:table-cell table:formula="of:=ORG.LIBREOFFICE.REGEX([.H164];&quot;.*°(.*)′ .*&quot;;&quot;$1&quot;)" office:value-type="string" office:string-value=" 31" calcext:value-type="string">
            <text:p> 31</text:p>
          </table:table-cell>
          <table:table-cell table:formula="of:=VALUE([.X164])" office:value-type="float" office:value="31" calcext:value-type="float">
            <text:p>31</text:p>
          </table:table-cell>
          <table:table-cell table:formula="of:=ORG.LIBREOFFICE.REGEX([.H164];&quot;.*′(.*)″.*&quot;;&quot;$1&quot;)" office:value-type="string" office:string-value=" 09.4" calcext:value-type="string">
            <text:p> 09.4</text:p>
          </table:table-cell>
          <table:table-cell table:formula="of:=VALUE([.Z164])" office:value-type="float" office:value="9.4" calcext:value-type="float">
            <text:p>9.4</text:p>
          </table:table-cell>
          <table:table-cell table:formula="of:=[.Q164]+[.S164]/60+[.U164]/3600" office:value-type="float" office:value="13.6731527777778" calcext:value-type="float">
            <text:p>13.6731527777778</text:p>
          </table:table-cell>
          <table:table-cell table:formula="of:=[.W164]+[.Y164]/60+[.AA164]/3600" office:value-type="float" office:value="50.5192777777778" calcext:value-type="float">
            <text:p>50.5192777777778</text:p>
          </table:table-cell>
        </table:table-row>
        <table:table-row table:style-name="ro4">
          <table:table-cell office:value-type="string" calcext:value-type="string">
            <text:p>35 UMa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/>
          <table:table-cell office:value-type="float" office:value="90633" calcext:value-type="float">
            <text:p>90633</text:p>
          </table:table-cell>
          <table:table-cell office:value-type="float" office:value="51401" calcext:value-type="float">
            <text:p>51401</text:p>
          </table:table-cell>
          <table:table-cell office:value-type="string" calcext:value-type="string">
            <text:p>10h 29m 54.43s</text:p>
          </table:table-cell>
          <table:table-cell office:value-type="string" calcext:value-type="string">
            <text:p>+65° 37′ 34.7″</text:p>
          </table:table-cell>
          <table:table-cell office:value-type="float" office:value="6.32" calcext:value-type="float">
            <text:p>6.32</text:p>
          </table:table-cell>
          <table:table-cell office:value-type="float" office:value="1.41" calcext:value-type="float">
            <text:p>1.41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K2III:</text:p>
          </table:table-cell>
          <table:table-cell table:number-columns-repeated="3"/>
          <table:table-cell table:formula="of:=MIDB([.$G165];1;2)" office:value-type="string" office:string-value="10" calcext:value-type="string">
            <text:p>10</text:p>
          </table:table-cell>
          <table:table-cell table:formula="of:=VALUE([.P165])" office:value-type="float" office:value="10" calcext:value-type="float">
            <text:p>10</text:p>
          </table:table-cell>
          <table:table-cell table:formula="of:=ORG.LIBREOFFICE.REGEX([.G165];&quot;.*h(.*)m.*&quot;;&quot;$1&quot;)" office:value-type="string" office:string-value=" 29" calcext:value-type="string">
            <text:p> 29</text:p>
          </table:table-cell>
          <table:table-cell table:formula="of:=VALUE([.R165])" office:value-type="float" office:value="29" calcext:value-type="float">
            <text:p>29</text:p>
          </table:table-cell>
          <table:table-cell table:formula="of:=ORG.LIBREOFFICE.REGEX([.G165];&quot;.*m(.*)s.*&quot;;&quot;$1&quot;)" office:value-type="string" office:string-value=" 54.43" calcext:value-type="string">
            <text:p> 54.43</text:p>
          </table:table-cell>
          <table:table-cell table:formula="of:=VALUE([.T165])" office:value-type="float" office:value="54.43" calcext:value-type="float">
            <text:p>54.43</text:p>
          </table:table-cell>
          <table:table-cell table:formula="of:=ORG.LIBREOFFICE.REGEX([.H165];&quot;(.*)°.*&quot;;&quot;$1&quot;)" office:value-type="string" office:string-value="+65" calcext:value-type="string">
            <text:p>+65</text:p>
          </table:table-cell>
          <table:table-cell table:formula="of:=VALUE([.V165])" office:value-type="float" office:value="65" calcext:value-type="float">
            <text:p>65</text:p>
          </table:table-cell>
          <table:table-cell table:formula="of:=ORG.LIBREOFFICE.REGEX([.H165];&quot;.*°(.*)′ .*&quot;;&quot;$1&quot;)" office:value-type="string" office:string-value=" 37" calcext:value-type="string">
            <text:p> 37</text:p>
          </table:table-cell>
          <table:table-cell table:formula="of:=VALUE([.X165])" office:value-type="float" office:value="37" calcext:value-type="float">
            <text:p>37</text:p>
          </table:table-cell>
          <table:table-cell table:formula="of:=ORG.LIBREOFFICE.REGEX([.H165];&quot;.*′(.*)″.*&quot;;&quot;$1&quot;)" office:value-type="string" office:string-value=" 34.7" calcext:value-type="string">
            <text:p> 34.7</text:p>
          </table:table-cell>
          <table:table-cell table:formula="of:=VALUE([.Z165])" office:value-type="float" office:value="34.7" calcext:value-type="float">
            <text:p>34.7</text:p>
          </table:table-cell>
          <table:table-cell table:formula="of:=[.Q165]+[.S165]/60+[.U165]/3600" office:value-type="float" office:value="10.4984527777778" calcext:value-type="float">
            <text:p>10.4984527777778</text:p>
          </table:table-cell>
          <table:table-cell table:formula="of:=[.W165]+[.Y165]/60+[.AA165]/3600" office:value-type="float" office:value="65.6263055555556" calcext:value-type="float">
            <text:p>65.6263055555556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7501" calcext:value-type="float">
            <text:p>97501</text:p>
          </table:table-cell>
          <table:table-cell office:value-type="float" office:value="54842" calcext:value-type="float">
            <text:p>54842</text:p>
          </table:table-cell>
          <table:table-cell office:value-type="string" calcext:value-type="string">
            <text:p>11h 13m 40.10s</text:p>
          </table:table-cell>
          <table:table-cell office:value-type="string" calcext:value-type="string">
            <text:p>+41° 05′ 19.7″</text:p>
          </table:table-cell>
          <table:table-cell office:value-type="float" office:value="6.33" calcext:value-type="float">
            <text:p>6.33</text:p>
          </table:table-cell>
          <table:table-cell office:value-type="float" office:value="1.29" calcext:value-type="float">
            <text:p>1.29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K2III</text:p>
          </table:table-cell>
          <table:table-cell table:number-columns-repeated="3"/>
          <table:table-cell table:formula="of:=MIDB([.$G166];1;2)" office:value-type="string" office:string-value="11" calcext:value-type="string">
            <text:p>11</text:p>
          </table:table-cell>
          <table:table-cell table:formula="of:=VALUE([.P166])" office:value-type="float" office:value="11" calcext:value-type="float">
            <text:p>11</text:p>
          </table:table-cell>
          <table:table-cell table:formula="of:=ORG.LIBREOFFICE.REGEX([.G166];&quot;.*h(.*)m.*&quot;;&quot;$1&quot;)" office:value-type="string" office:string-value=" 13" calcext:value-type="string">
            <text:p> 13</text:p>
          </table:table-cell>
          <table:table-cell table:formula="of:=VALUE([.R166])" office:value-type="float" office:value="13" calcext:value-type="float">
            <text:p>13</text:p>
          </table:table-cell>
          <table:table-cell table:formula="of:=ORG.LIBREOFFICE.REGEX([.G166];&quot;.*m(.*)s.*&quot;;&quot;$1&quot;)" office:value-type="string" office:string-value=" 40.10" calcext:value-type="string">
            <text:p> 40.10</text:p>
          </table:table-cell>
          <table:table-cell table:formula="of:=VALUE([.T166])" office:value-type="float" office:value="40.1" calcext:value-type="float">
            <text:p>40.1</text:p>
          </table:table-cell>
          <table:table-cell table:formula="of:=ORG.LIBREOFFICE.REGEX([.H166];&quot;(.*)°.*&quot;;&quot;$1&quot;)" office:value-type="string" office:string-value="+41" calcext:value-type="string">
            <text:p>+41</text:p>
          </table:table-cell>
          <table:table-cell table:formula="of:=VALUE([.V166])" office:value-type="float" office:value="41" calcext:value-type="float">
            <text:p>41</text:p>
          </table:table-cell>
          <table:table-cell table:formula="of:=ORG.LIBREOFFICE.REGEX([.H166];&quot;.*°(.*)′ .*&quot;;&quot;$1&quot;)" office:value-type="string" office:string-value=" 05" calcext:value-type="string">
            <text:p> 05</text:p>
          </table:table-cell>
          <table:table-cell table:formula="of:=VALUE([.X166])" office:value-type="float" office:value="5" calcext:value-type="float">
            <text:p>5</text:p>
          </table:table-cell>
          <table:table-cell table:formula="of:=ORG.LIBREOFFICE.REGEX([.H166];&quot;.*′(.*)″.*&quot;;&quot;$1&quot;)" office:value-type="string" office:string-value=" 19.7" calcext:value-type="string">
            <text:p> 19.7</text:p>
          </table:table-cell>
          <table:table-cell table:formula="of:=VALUE([.Z166])" office:value-type="float" office:value="19.7" calcext:value-type="float">
            <text:p>19.7</text:p>
          </table:table-cell>
          <table:table-cell table:formula="of:=[.Q166]+[.S166]/60+[.U166]/3600" office:value-type="float" office:value="11.2278055555556" calcext:value-type="float">
            <text:p>11.2278055555556</text:p>
          </table:table-cell>
          <table:table-cell table:formula="of:=[.W166]+[.Y166]/60+[.AA166]/3600" office:value-type="float" office:value="41.0888055555556" calcext:value-type="float">
            <text:p>41.0888055555556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9373" calcext:value-type="float">
            <text:p>99373</text:p>
          </table:table-cell>
          <table:table-cell office:value-type="float" office:value="55821" calcext:value-type="float">
            <text:p>55821</text:p>
          </table:table-cell>
          <table:table-cell office:value-type="string" calcext:value-type="string">
            <text:p>11h 26m 25.58s</text:p>
          </table:table-cell>
          <table:table-cell office:value-type="string" calcext:value-type="string">
            <text:p>+33° 27′ 02.0″</text:p>
          </table:table-cell>
          <table:table-cell office:value-type="float" office:value="6.33" calcext:value-type="float">
            <text:p>6.33</text:p>
          </table:table-cell>
          <table:table-cell office:value-type="float" office:value="2.53" calcext:value-type="float">
            <text:p>2.53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F6IV</text:p>
          </table:table-cell>
          <table:table-cell table:number-columns-repeated="3"/>
          <table:table-cell table:formula="of:=MIDB([.$G167];1;2)" office:value-type="string" office:string-value="11" calcext:value-type="string">
            <text:p>11</text:p>
          </table:table-cell>
          <table:table-cell table:formula="of:=VALUE([.P167])" office:value-type="float" office:value="11" calcext:value-type="float">
            <text:p>11</text:p>
          </table:table-cell>
          <table:table-cell table:formula="of:=ORG.LIBREOFFICE.REGEX([.G167];&quot;.*h(.*)m.*&quot;;&quot;$1&quot;)" office:value-type="string" office:string-value=" 26" calcext:value-type="string">
            <text:p> 26</text:p>
          </table:table-cell>
          <table:table-cell table:formula="of:=VALUE([.R167])" office:value-type="float" office:value="26" calcext:value-type="float">
            <text:p>26</text:p>
          </table:table-cell>
          <table:table-cell table:formula="of:=ORG.LIBREOFFICE.REGEX([.G167];&quot;.*m(.*)s.*&quot;;&quot;$1&quot;)" office:value-type="string" office:string-value=" 25.58" calcext:value-type="string">
            <text:p> 25.58</text:p>
          </table:table-cell>
          <table:table-cell table:formula="of:=VALUE([.T167])" office:value-type="float" office:value="25.58" calcext:value-type="float">
            <text:p>25.58</text:p>
          </table:table-cell>
          <table:table-cell table:formula="of:=ORG.LIBREOFFICE.REGEX([.H167];&quot;(.*)°.*&quot;;&quot;$1&quot;)" office:value-type="string" office:string-value="+33" calcext:value-type="string">
            <text:p>+33</text:p>
          </table:table-cell>
          <table:table-cell table:formula="of:=VALUE([.V167])" office:value-type="float" office:value="33" calcext:value-type="float">
            <text:p>33</text:p>
          </table:table-cell>
          <table:table-cell table:formula="of:=ORG.LIBREOFFICE.REGEX([.H167];&quot;.*°(.*)′ .*&quot;;&quot;$1&quot;)" office:value-type="string" office:string-value=" 27" calcext:value-type="string">
            <text:p> 27</text:p>
          </table:table-cell>
          <table:table-cell table:formula="of:=VALUE([.X167])" office:value-type="float" office:value="27" calcext:value-type="float">
            <text:p>27</text:p>
          </table:table-cell>
          <table:table-cell table:formula="of:=ORG.LIBREOFFICE.REGEX([.H167];&quot;.*′(.*)″.*&quot;;&quot;$1&quot;)" office:value-type="string" office:string-value=" 02.0" calcext:value-type="string">
            <text:p> 02.0</text:p>
          </table:table-cell>
          <table:table-cell table:formula="of:=VALUE([.Z167])" office:value-type="float" office:value="2" calcext:value-type="float">
            <text:p>2</text:p>
          </table:table-cell>
          <table:table-cell table:formula="of:=[.Q167]+[.S167]/60+[.U167]/3600" office:value-type="float" office:value="11.4404388888889" calcext:value-type="float">
            <text:p>11.4404388888889</text:p>
          </table:table-cell>
          <table:table-cell table:formula="of:=[.W167]+[.Y167]/60+[.AA167]/3600" office:value-type="float" office:value="33.4505555555556" calcext:value-type="float">
            <text:p>33.4505555555556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73131" calcext:value-type="float">
            <text:p>73131</text:p>
          </table:table-cell>
          <table:table-cell office:value-type="float" office:value="42415" calcext:value-type="float">
            <text:p>42415</text:p>
          </table:table-cell>
          <table:table-cell office:value-type="string" calcext:value-type="string">
            <text:p>08h 38m 59.92s</text:p>
          </table:table-cell>
          <table:table-cell office:value-type="string" calcext:value-type="string">
            <text:p>+52° 55′ 30.5″</text:p>
          </table:table-cell>
          <table:table-cell office:value-type="float" office:value="6.34" calcext:value-type="float">
            <text:p>6.34</text:p>
          </table:table-cell>
          <table:table-cell office:value-type="float" office:value="0.08" calcext:value-type="float">
            <text:p>0.08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K0</text:p>
          </table:table-cell>
          <table:table-cell table:number-columns-repeated="3"/>
          <table:table-cell table:formula="of:=MIDB([.$G168];1;2)" office:value-type="string" office:string-value="08" calcext:value-type="string">
            <text:p>08</text:p>
          </table:table-cell>
          <table:table-cell table:formula="of:=VALUE([.P168])" office:value-type="float" office:value="8" calcext:value-type="float">
            <text:p>8</text:p>
          </table:table-cell>
          <table:table-cell table:formula="of:=ORG.LIBREOFFICE.REGEX([.G168];&quot;.*h(.*)m.*&quot;;&quot;$1&quot;)" office:value-type="string" office:string-value=" 38" calcext:value-type="string">
            <text:p> 38</text:p>
          </table:table-cell>
          <table:table-cell table:formula="of:=VALUE([.R168])" office:value-type="float" office:value="38" calcext:value-type="float">
            <text:p>38</text:p>
          </table:table-cell>
          <table:table-cell table:formula="of:=ORG.LIBREOFFICE.REGEX([.G168];&quot;.*m(.*)s.*&quot;;&quot;$1&quot;)" office:value-type="string" office:string-value=" 59.92" calcext:value-type="string">
            <text:p> 59.92</text:p>
          </table:table-cell>
          <table:table-cell table:formula="of:=VALUE([.T168])" office:value-type="float" office:value="59.92" calcext:value-type="float">
            <text:p>59.92</text:p>
          </table:table-cell>
          <table:table-cell table:formula="of:=ORG.LIBREOFFICE.REGEX([.H168];&quot;(.*)°.*&quot;;&quot;$1&quot;)" office:value-type="string" office:string-value="+52" calcext:value-type="string">
            <text:p>+52</text:p>
          </table:table-cell>
          <table:table-cell table:formula="of:=VALUE([.V168])" office:value-type="float" office:value="52" calcext:value-type="float">
            <text:p>52</text:p>
          </table:table-cell>
          <table:table-cell table:formula="of:=ORG.LIBREOFFICE.REGEX([.H168];&quot;.*°(.*)′ .*&quot;;&quot;$1&quot;)" office:value-type="string" office:string-value=" 55" calcext:value-type="string">
            <text:p> 55</text:p>
          </table:table-cell>
          <table:table-cell table:formula="of:=VALUE([.X168])" office:value-type="float" office:value="55" calcext:value-type="float">
            <text:p>55</text:p>
          </table:table-cell>
          <table:table-cell table:formula="of:=ORG.LIBREOFFICE.REGEX([.H168];&quot;.*′(.*)″.*&quot;;&quot;$1&quot;)" office:value-type="string" office:string-value=" 30.5" calcext:value-type="string">
            <text:p> 30.5</text:p>
          </table:table-cell>
          <table:table-cell table:formula="of:=VALUE([.Z168])" office:value-type="float" office:value="30.5" calcext:value-type="float">
            <text:p>30.5</text:p>
          </table:table-cell>
          <table:table-cell table:formula="of:=[.Q168]+[.S168]/60+[.U168]/3600" office:value-type="float" office:value="8.64997777777778" calcext:value-type="float">
            <text:p>8.64997777777778</text:p>
          </table:table-cell>
          <table:table-cell table:formula="of:=[.W168]+[.Y168]/60+[.AA168]/3600" office:value-type="float" office:value="52.9251388888889" calcext:value-type="float">
            <text:p>52.9251388888889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86166" calcext:value-type="float">
            <text:p>86166</text:p>
          </table:table-cell>
          <table:table-cell office:value-type="float" office:value="48861" calcext:value-type="float">
            <text:p>48861</text:p>
          </table:table-cell>
          <table:table-cell office:value-type="string" calcext:value-type="string">
            <text:p>09h 57m 56.84s</text:p>
          </table:table-cell>
          <table:table-cell office:value-type="string" calcext:value-type="string">
            <text:p>+45° 24′ 51.8″</text:p>
          </table:table-cell>
          <table:table-cell office:value-type="float" office:value="6.34" calcext:value-type="float">
            <text:p>6.34</text:p>
          </table:table-cell>
          <table:table-cell office:value-type="float" office:value="0.8" calcext:value-type="float">
            <text:p>0.8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K0III</text:p>
          </table:table-cell>
          <table:table-cell table:number-columns-repeated="3"/>
          <table:table-cell table:formula="of:=MIDB([.$G169];1;2)" office:value-type="string" office:string-value="09" calcext:value-type="string">
            <text:p>09</text:p>
          </table:table-cell>
          <table:table-cell table:formula="of:=VALUE([.P169])" office:value-type="float" office:value="9" calcext:value-type="float">
            <text:p>9</text:p>
          </table:table-cell>
          <table:table-cell table:formula="of:=ORG.LIBREOFFICE.REGEX([.G169];&quot;.*h(.*)m.*&quot;;&quot;$1&quot;)" office:value-type="string" office:string-value=" 57" calcext:value-type="string">
            <text:p> 57</text:p>
          </table:table-cell>
          <table:table-cell table:formula="of:=VALUE([.R169])" office:value-type="float" office:value="57" calcext:value-type="float">
            <text:p>57</text:p>
          </table:table-cell>
          <table:table-cell table:formula="of:=ORG.LIBREOFFICE.REGEX([.G169];&quot;.*m(.*)s.*&quot;;&quot;$1&quot;)" office:value-type="string" office:string-value=" 56.84" calcext:value-type="string">
            <text:p> 56.84</text:p>
          </table:table-cell>
          <table:table-cell table:formula="of:=VALUE([.T169])" office:value-type="float" office:value="56.84" calcext:value-type="float">
            <text:p>56.84</text:p>
          </table:table-cell>
          <table:table-cell table:formula="of:=ORG.LIBREOFFICE.REGEX([.H169];&quot;(.*)°.*&quot;;&quot;$1&quot;)" office:value-type="string" office:string-value="+45" calcext:value-type="string">
            <text:p>+45</text:p>
          </table:table-cell>
          <table:table-cell table:formula="of:=VALUE([.V169])" office:value-type="float" office:value="45" calcext:value-type="float">
            <text:p>45</text:p>
          </table:table-cell>
          <table:table-cell table:formula="of:=ORG.LIBREOFFICE.REGEX([.H169];&quot;.*°(.*)′ .*&quot;;&quot;$1&quot;)" office:value-type="string" office:string-value=" 24" calcext:value-type="string">
            <text:p> 24</text:p>
          </table:table-cell>
          <table:table-cell table:formula="of:=VALUE([.X169])" office:value-type="float" office:value="24" calcext:value-type="float">
            <text:p>24</text:p>
          </table:table-cell>
          <table:table-cell table:formula="of:=ORG.LIBREOFFICE.REGEX([.H169];&quot;.*′(.*)″.*&quot;;&quot;$1&quot;)" office:value-type="string" office:string-value=" 51.8" calcext:value-type="string">
            <text:p> 51.8</text:p>
          </table:table-cell>
          <table:table-cell table:formula="of:=VALUE([.Z169])" office:value-type="float" office:value="51.8" calcext:value-type="float">
            <text:p>51.8</text:p>
          </table:table-cell>
          <table:table-cell table:formula="of:=[.Q169]+[.S169]/60+[.U169]/3600" office:value-type="float" office:value="9.96578888888889" calcext:value-type="float">
            <text:p>9.96578888888889</text:p>
          </table:table-cell>
          <table:table-cell table:formula="of:=[.W169]+[.Y169]/60+[.AA169]/3600" office:value-type="float" office:value="45.4143888888889" calcext:value-type="float">
            <text:p>45.4143888888889</text:p>
          </table:table-cell>
        </table:table-row>
        <table:table-row table:style-name="ro4">
          <table:table-cell office:value-type="string" calcext:value-type="string">
            <text:p>41 UMa</text:p>
          </table:table-cell>
          <table:table-cell/>
          <table:table-cell table:style-name="ce2" office:value-type="float" office:value="41" calcext:value-type="float">
            <text:p>41</text:p>
          </table:table-cell>
          <table:table-cell/>
          <table:table-cell office:value-type="float" office:value="93132" calcext:value-type="float">
            <text:p>93132</text:p>
          </table:table-cell>
          <table:table-cell office:value-type="float" office:value="52685" calcext:value-type="float">
            <text:p>52685</text:p>
          </table:table-cell>
          <table:table-cell office:value-type="string" calcext:value-type="string">
            <text:p>10h 46m 22.54s</text:p>
          </table:table-cell>
          <table:table-cell office:value-type="string" calcext:value-type="string">
            <text:p>+57° 21′ 57.8″</text:p>
          </table:table-cell>
          <table:table-cell office:value-type="float" office:value="6.34" calcext:value-type="float">
            <text:p>6.34</text:p>
          </table:table-cell>
          <table:table-cell office:value-type="string" calcext:value-type="string">
            <text:p>−0.49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M1III</text:p>
          </table:table-cell>
          <table:table-cell table:number-columns-repeated="3"/>
          <table:table-cell table:formula="of:=MIDB([.$G170];1;2)" office:value-type="string" office:string-value="10" calcext:value-type="string">
            <text:p>10</text:p>
          </table:table-cell>
          <table:table-cell table:formula="of:=VALUE([.P170])" office:value-type="float" office:value="10" calcext:value-type="float">
            <text:p>10</text:p>
          </table:table-cell>
          <table:table-cell table:formula="of:=ORG.LIBREOFFICE.REGEX([.G170];&quot;.*h(.*)m.*&quot;;&quot;$1&quot;)" office:value-type="string" office:string-value=" 46" calcext:value-type="string">
            <text:p> 46</text:p>
          </table:table-cell>
          <table:table-cell table:formula="of:=VALUE([.R170])" office:value-type="float" office:value="46" calcext:value-type="float">
            <text:p>46</text:p>
          </table:table-cell>
          <table:table-cell table:formula="of:=ORG.LIBREOFFICE.REGEX([.G170];&quot;.*m(.*)s.*&quot;;&quot;$1&quot;)" office:value-type="string" office:string-value=" 22.54" calcext:value-type="string">
            <text:p> 22.54</text:p>
          </table:table-cell>
          <table:table-cell table:formula="of:=VALUE([.T170])" office:value-type="float" office:value="22.54" calcext:value-type="float">
            <text:p>22.54</text:p>
          </table:table-cell>
          <table:table-cell table:formula="of:=ORG.LIBREOFFICE.REGEX([.H170];&quot;(.*)°.*&quot;;&quot;$1&quot;)" office:value-type="string" office:string-value="+57" calcext:value-type="string">
            <text:p>+57</text:p>
          </table:table-cell>
          <table:table-cell table:formula="of:=VALUE([.V170])" office:value-type="float" office:value="57" calcext:value-type="float">
            <text:p>57</text:p>
          </table:table-cell>
          <table:table-cell table:formula="of:=ORG.LIBREOFFICE.REGEX([.H170];&quot;.*°(.*)′ .*&quot;;&quot;$1&quot;)" office:value-type="string" office:string-value=" 21" calcext:value-type="string">
            <text:p> 21</text:p>
          </table:table-cell>
          <table:table-cell table:formula="of:=VALUE([.X170])" office:value-type="float" office:value="21" calcext:value-type="float">
            <text:p>21</text:p>
          </table:table-cell>
          <table:table-cell table:formula="of:=ORG.LIBREOFFICE.REGEX([.H170];&quot;.*′(.*)″.*&quot;;&quot;$1&quot;)" office:value-type="string" office:string-value=" 57.8" calcext:value-type="string">
            <text:p> 57.8</text:p>
          </table:table-cell>
          <table:table-cell table:formula="of:=VALUE([.Z170])" office:value-type="float" office:value="57.8" calcext:value-type="float">
            <text:p>57.8</text:p>
          </table:table-cell>
          <table:table-cell table:formula="of:=[.Q170]+[.S170]/60+[.U170]/3600" office:value-type="float" office:value="10.7729277777778" calcext:value-type="float">
            <text:p>10.7729277777778</text:p>
          </table:table-cell>
          <table:table-cell table:formula="of:=[.W170]+[.Y170]/60+[.AA170]/3600" office:value-type="float" office:value="57.3660555555556" calcext:value-type="float">
            <text:p>57.3660555555556</text:p>
          </table:table-cell>
        </table:table-row>
        <table:table-row table:style-name="ro4">
          <table:table-cell office:value-type="string" calcext:value-type="string">
            <text:p>68 UMa</text:p>
          </table:table-cell>
          <table:table-cell/>
          <table:table-cell table:style-name="ce2" office:value-type="float" office:value="68" calcext:value-type="float">
            <text:p>68</text:p>
          </table:table-cell>
          <table:table-cell/>
          <table:table-cell office:value-type="float" office:value="106002" calcext:value-type="float">
            <text:p>106002</text:p>
          </table:table-cell>
          <table:table-cell office:value-type="float" office:value="59458" calcext:value-type="float">
            <text:p>59458</text:p>
          </table:table-cell>
          <table:table-cell office:value-type="string" calcext:value-type="string">
            <text:p>12h 11m 44.89s</text:p>
          </table:table-cell>
          <table:table-cell office:value-type="string" calcext:value-type="string">
            <text:p>+57° 03′ 16.0″</text:p>
          </table:table-cell>
          <table:table-cell office:value-type="float" office:value="6.34" calcext:value-type="float">
            <text:p>6.34</text:p>
          </table:table-cell>
          <table:table-cell office:value-type="string" calcext:value-type="string">
            <text:p>−1.03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K5III</text:p>
          </table:table-cell>
          <table:table-cell table:number-columns-repeated="3"/>
          <table:table-cell table:formula="of:=MIDB([.$G171];1;2)" office:value-type="string" office:string-value="12" calcext:value-type="string">
            <text:p>12</text:p>
          </table:table-cell>
          <table:table-cell table:formula="of:=VALUE([.P171])" office:value-type="float" office:value="12" calcext:value-type="float">
            <text:p>12</text:p>
          </table:table-cell>
          <table:table-cell table:formula="of:=ORG.LIBREOFFICE.REGEX([.G171];&quot;.*h(.*)m.*&quot;;&quot;$1&quot;)" office:value-type="string" office:string-value=" 11" calcext:value-type="string">
            <text:p> 11</text:p>
          </table:table-cell>
          <table:table-cell table:formula="of:=VALUE([.R171])" office:value-type="float" office:value="11" calcext:value-type="float">
            <text:p>11</text:p>
          </table:table-cell>
          <table:table-cell table:formula="of:=ORG.LIBREOFFICE.REGEX([.G171];&quot;.*m(.*)s.*&quot;;&quot;$1&quot;)" office:value-type="string" office:string-value=" 44.89" calcext:value-type="string">
            <text:p> 44.89</text:p>
          </table:table-cell>
          <table:table-cell table:formula="of:=VALUE([.T171])" office:value-type="float" office:value="44.89" calcext:value-type="float">
            <text:p>44.89</text:p>
          </table:table-cell>
          <table:table-cell table:formula="of:=ORG.LIBREOFFICE.REGEX([.H171];&quot;(.*)°.*&quot;;&quot;$1&quot;)" office:value-type="string" office:string-value="+57" calcext:value-type="string">
            <text:p>+57</text:p>
          </table:table-cell>
          <table:table-cell table:formula="of:=VALUE([.V171])" office:value-type="float" office:value="57" calcext:value-type="float">
            <text:p>57</text:p>
          </table:table-cell>
          <table:table-cell table:formula="of:=ORG.LIBREOFFICE.REGEX([.H171];&quot;.*°(.*)′ .*&quot;;&quot;$1&quot;)" office:value-type="string" office:string-value=" 03" calcext:value-type="string">
            <text:p> 03</text:p>
          </table:table-cell>
          <table:table-cell table:formula="of:=VALUE([.X171])" office:value-type="float" office:value="3" calcext:value-type="float">
            <text:p>3</text:p>
          </table:table-cell>
          <table:table-cell table:formula="of:=ORG.LIBREOFFICE.REGEX([.H171];&quot;.*′(.*)″.*&quot;;&quot;$1&quot;)" office:value-type="string" office:string-value=" 16.0" calcext:value-type="string">
            <text:p> 16.0</text:p>
          </table:table-cell>
          <table:table-cell table:formula="of:=VALUE([.Z171])" office:value-type="float" office:value="16" calcext:value-type="float">
            <text:p>16</text:p>
          </table:table-cell>
          <table:table-cell table:formula="of:=[.Q171]+[.S171]/60+[.U171]/3600" office:value-type="float" office:value="12.1958027777778" calcext:value-type="float">
            <text:p>12.1958027777778</text:p>
          </table:table-cell>
          <table:table-cell table:formula="of:=[.W171]+[.Y171]/60+[.AA171]/3600" office:value-type="float" office:value="57.0544444444444" calcext:value-type="float">
            <text:p>57.0544444444444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17242" calcext:value-type="float">
            <text:p>117242</text:p>
          </table:table-cell>
          <table:table-cell office:value-type="float" office:value="65678" calcext:value-type="float">
            <text:p>65678</text:p>
          </table:table-cell>
          <table:table-cell office:value-type="string" calcext:value-type="string">
            <text:p>13h 27m 59.73s</text:p>
          </table:table-cell>
          <table:table-cell office:value-type="string" calcext:value-type="string">
            <text:p>+52° 44′ 44.3″</text:p>
          </table:table-cell>
          <table:table-cell office:value-type="float" office:value="6.34" calcext:value-type="float">
            <text:p>6.34</text:p>
          </table:table-cell>
          <table:table-cell office:value-type="float" office:value="1.35" calcext:value-type="float">
            <text:p>1.3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0</text:p>
          </table:table-cell>
          <table:table-cell table:number-columns-repeated="3"/>
          <table:table-cell table:formula="of:=MIDB([.$G172];1;2)" office:value-type="string" office:string-value="13" calcext:value-type="string">
            <text:p>13</text:p>
          </table:table-cell>
          <table:table-cell table:formula="of:=VALUE([.P172])" office:value-type="float" office:value="13" calcext:value-type="float">
            <text:p>13</text:p>
          </table:table-cell>
          <table:table-cell table:formula="of:=ORG.LIBREOFFICE.REGEX([.G172];&quot;.*h(.*)m.*&quot;;&quot;$1&quot;)" office:value-type="string" office:string-value=" 27" calcext:value-type="string">
            <text:p> 27</text:p>
          </table:table-cell>
          <table:table-cell table:formula="of:=VALUE([.R172])" office:value-type="float" office:value="27" calcext:value-type="float">
            <text:p>27</text:p>
          </table:table-cell>
          <table:table-cell table:formula="of:=ORG.LIBREOFFICE.REGEX([.G172];&quot;.*m(.*)s.*&quot;;&quot;$1&quot;)" office:value-type="string" office:string-value=" 59.73" calcext:value-type="string">
            <text:p> 59.73</text:p>
          </table:table-cell>
          <table:table-cell table:formula="of:=VALUE([.T172])" office:value-type="float" office:value="59.73" calcext:value-type="float">
            <text:p>59.73</text:p>
          </table:table-cell>
          <table:table-cell table:formula="of:=ORG.LIBREOFFICE.REGEX([.H172];&quot;(.*)°.*&quot;;&quot;$1&quot;)" office:value-type="string" office:string-value="+52" calcext:value-type="string">
            <text:p>+52</text:p>
          </table:table-cell>
          <table:table-cell table:formula="of:=VALUE([.V172])" office:value-type="float" office:value="52" calcext:value-type="float">
            <text:p>52</text:p>
          </table:table-cell>
          <table:table-cell table:formula="of:=ORG.LIBREOFFICE.REGEX([.H172];&quot;.*°(.*)′ .*&quot;;&quot;$1&quot;)" office:value-type="string" office:string-value=" 44" calcext:value-type="string">
            <text:p> 44</text:p>
          </table:table-cell>
          <table:table-cell table:formula="of:=VALUE([.X172])" office:value-type="float" office:value="44" calcext:value-type="float">
            <text:p>44</text:p>
          </table:table-cell>
          <table:table-cell table:formula="of:=ORG.LIBREOFFICE.REGEX([.H172];&quot;.*′(.*)″.*&quot;;&quot;$1&quot;)" office:value-type="string" office:string-value=" 44.3" calcext:value-type="string">
            <text:p> 44.3</text:p>
          </table:table-cell>
          <table:table-cell table:formula="of:=VALUE([.Z172])" office:value-type="float" office:value="44.3" calcext:value-type="float">
            <text:p>44.3</text:p>
          </table:table-cell>
          <table:table-cell table:formula="of:=[.Q172]+[.S172]/60+[.U172]/3600" office:value-type="float" office:value="13.4665916666667" calcext:value-type="float">
            <text:p>13.4665916666667</text:p>
          </table:table-cell>
          <table:table-cell table:formula="of:=[.W172]+[.Y172]/60+[.AA172]/3600" office:value-type="float" office:value="52.7456388888889" calcext:value-type="float">
            <text:p>52.7456388888889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75487" calcext:value-type="float">
            <text:p>75487</text:p>
          </table:table-cell>
          <table:table-cell office:value-type="float" office:value="43624" calcext:value-type="float">
            <text:p>43624</text:p>
          </table:table-cell>
          <table:table-cell office:value-type="string" calcext:value-type="string">
            <text:p>08h 53m 05.93s</text:p>
          </table:table-cell>
          <table:table-cell office:value-type="string" calcext:value-type="string">
            <text:p>+59° 03′ 22.1″</text:p>
          </table:table-cell>
          <table:table-cell office:value-type="float" office:value="6.35" calcext:value-type="float">
            <text:p>6.35</text:p>
          </table:table-cell>
          <table:table-cell office:value-type="float" office:value="2.4" calcext:value-type="float">
            <text:p>2.4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F5IV-V</text:p>
          </table:table-cell>
          <table:table-cell table:number-columns-repeated="3"/>
          <table:table-cell table:formula="of:=MIDB([.$G173];1;2)" office:value-type="string" office:string-value="08" calcext:value-type="string">
            <text:p>08</text:p>
          </table:table-cell>
          <table:table-cell table:formula="of:=VALUE([.P173])" office:value-type="float" office:value="8" calcext:value-type="float">
            <text:p>8</text:p>
          </table:table-cell>
          <table:table-cell table:formula="of:=ORG.LIBREOFFICE.REGEX([.G173];&quot;.*h(.*)m.*&quot;;&quot;$1&quot;)" office:value-type="string" office:string-value=" 53" calcext:value-type="string">
            <text:p> 53</text:p>
          </table:table-cell>
          <table:table-cell table:formula="of:=VALUE([.R173])" office:value-type="float" office:value="53" calcext:value-type="float">
            <text:p>53</text:p>
          </table:table-cell>
          <table:table-cell table:formula="of:=ORG.LIBREOFFICE.REGEX([.G173];&quot;.*m(.*)s.*&quot;;&quot;$1&quot;)" office:value-type="string" office:string-value=" 05.93" calcext:value-type="string">
            <text:p> 05.93</text:p>
          </table:table-cell>
          <table:table-cell table:formula="of:=VALUE([.T173])" office:value-type="float" office:value="5.93" calcext:value-type="float">
            <text:p>5.93</text:p>
          </table:table-cell>
          <table:table-cell table:formula="of:=ORG.LIBREOFFICE.REGEX([.H173];&quot;(.*)°.*&quot;;&quot;$1&quot;)" office:value-type="string" office:string-value="+59" calcext:value-type="string">
            <text:p>+59</text:p>
          </table:table-cell>
          <table:table-cell table:formula="of:=VALUE([.V173])" office:value-type="float" office:value="59" calcext:value-type="float">
            <text:p>59</text:p>
          </table:table-cell>
          <table:table-cell table:formula="of:=ORG.LIBREOFFICE.REGEX([.H173];&quot;.*°(.*)′ .*&quot;;&quot;$1&quot;)" office:value-type="string" office:string-value=" 03" calcext:value-type="string">
            <text:p> 03</text:p>
          </table:table-cell>
          <table:table-cell table:formula="of:=VALUE([.X173])" office:value-type="float" office:value="3" calcext:value-type="float">
            <text:p>3</text:p>
          </table:table-cell>
          <table:table-cell table:formula="of:=ORG.LIBREOFFICE.REGEX([.H173];&quot;.*′(.*)″.*&quot;;&quot;$1&quot;)" office:value-type="string" office:string-value=" 22.1" calcext:value-type="string">
            <text:p> 22.1</text:p>
          </table:table-cell>
          <table:table-cell table:formula="of:=VALUE([.Z173])" office:value-type="float" office:value="22.1" calcext:value-type="float">
            <text:p>22.1</text:p>
          </table:table-cell>
          <table:table-cell table:formula="of:=[.Q173]+[.S173]/60+[.U173]/3600" office:value-type="float" office:value="8.88498055555556" calcext:value-type="float">
            <text:p>8.88498055555556</text:p>
          </table:table-cell>
          <table:table-cell table:formula="of:=[.W173]+[.Y173]/60+[.AA173]/3600" office:value-type="float" office:value="59.0561388888889" calcext:value-type="float">
            <text:p>59.0561388888889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01391" calcext:value-type="float">
            <text:p>101391</text:p>
          </table:table-cell>
          <table:table-cell office:value-type="float" office:value="56944" calcext:value-type="float">
            <text:p>56944</text:p>
          </table:table-cell>
          <table:table-cell office:value-type="string" calcext:value-type="string">
            <text:p>11h 40m 27.44s</text:p>
          </table:table-cell>
          <table:table-cell office:value-type="string" calcext:value-type="string">
            <text:p>+57° 58′ 13.3″</text:p>
          </table:table-cell>
          <table:table-cell office:value-type="float" office:value="6.35" calcext:value-type="float">
            <text:p>6.35</text:p>
          </table:table-cell>
          <table:table-cell office:value-type="float" office:value="0.31" calcext:value-type="float">
            <text:p>0.31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B9p...</text:p>
          </table:table-cell>
          <table:table-cell table:number-columns-repeated="3"/>
          <table:table-cell table:formula="of:=MIDB([.$G174];1;2)" office:value-type="string" office:string-value="11" calcext:value-type="string">
            <text:p>11</text:p>
          </table:table-cell>
          <table:table-cell table:formula="of:=VALUE([.P174])" office:value-type="float" office:value="11" calcext:value-type="float">
            <text:p>11</text:p>
          </table:table-cell>
          <table:table-cell table:formula="of:=ORG.LIBREOFFICE.REGEX([.G174];&quot;.*h(.*)m.*&quot;;&quot;$1&quot;)" office:value-type="string" office:string-value=" 40" calcext:value-type="string">
            <text:p> 40</text:p>
          </table:table-cell>
          <table:table-cell table:formula="of:=VALUE([.R174])" office:value-type="float" office:value="40" calcext:value-type="float">
            <text:p>40</text:p>
          </table:table-cell>
          <table:table-cell table:formula="of:=ORG.LIBREOFFICE.REGEX([.G174];&quot;.*m(.*)s.*&quot;;&quot;$1&quot;)" office:value-type="string" office:string-value=" 27.44" calcext:value-type="string">
            <text:p> 27.44</text:p>
          </table:table-cell>
          <table:table-cell table:formula="of:=VALUE([.T174])" office:value-type="float" office:value="27.44" calcext:value-type="float">
            <text:p>27.44</text:p>
          </table:table-cell>
          <table:table-cell table:formula="of:=ORG.LIBREOFFICE.REGEX([.H174];&quot;(.*)°.*&quot;;&quot;$1&quot;)" office:value-type="string" office:string-value="+57" calcext:value-type="string">
            <text:p>+57</text:p>
          </table:table-cell>
          <table:table-cell table:formula="of:=VALUE([.V174])" office:value-type="float" office:value="57" calcext:value-type="float">
            <text:p>57</text:p>
          </table:table-cell>
          <table:table-cell table:formula="of:=ORG.LIBREOFFICE.REGEX([.H174];&quot;.*°(.*)′ .*&quot;;&quot;$1&quot;)" office:value-type="string" office:string-value=" 58" calcext:value-type="string">
            <text:p> 58</text:p>
          </table:table-cell>
          <table:table-cell table:formula="of:=VALUE([.X174])" office:value-type="float" office:value="58" calcext:value-type="float">
            <text:p>58</text:p>
          </table:table-cell>
          <table:table-cell table:formula="of:=ORG.LIBREOFFICE.REGEX([.H174];&quot;.*′(.*)″.*&quot;;&quot;$1&quot;)" office:value-type="string" office:string-value=" 13.3" calcext:value-type="string">
            <text:p> 13.3</text:p>
          </table:table-cell>
          <table:table-cell table:formula="of:=VALUE([.Z174])" office:value-type="float" office:value="13.3" calcext:value-type="float">
            <text:p>13.3</text:p>
          </table:table-cell>
          <table:table-cell table:formula="of:=[.Q174]+[.S174]/60+[.U174]/3600" office:value-type="float" office:value="11.6742888888889" calcext:value-type="float">
            <text:p>11.6742888888889</text:p>
          </table:table-cell>
          <table:table-cell table:formula="of:=[.W174]+[.Y174]/60+[.AA174]/3600" office:value-type="float" office:value="57.9703611111111" calcext:value-type="float">
            <text:p>57.9703611111111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83869" calcext:value-type="float">
            <text:p>83869</text:p>
          </table:table-cell>
          <table:table-cell office:value-type="float" office:value="47633" calcext:value-type="float">
            <text:p>47633</text:p>
          </table:table-cell>
          <table:table-cell office:value-type="string" calcext:value-type="string">
            <text:p>09h 42m 43.12s</text:p>
          </table:table-cell>
          <table:table-cell office:value-type="string" calcext:value-type="string">
            <text:p>+48° 25′ 51.8″</text:p>
          </table:table-cell>
          <table:table-cell office:value-type="float" office:value="6.36" calcext:value-type="float">
            <text:p>6.36</text:p>
          </table:table-cell>
          <table:table-cell office:value-type="float" office:value="0.73" calcext:value-type="float">
            <text:p>0.73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A1V</text:p>
          </table:table-cell>
          <table:table-cell table:number-columns-repeated="3"/>
          <table:table-cell table:formula="of:=MIDB([.$G175];1;2)" office:value-type="string" office:string-value="09" calcext:value-type="string">
            <text:p>09</text:p>
          </table:table-cell>
          <table:table-cell table:formula="of:=VALUE([.P175])" office:value-type="float" office:value="9" calcext:value-type="float">
            <text:p>9</text:p>
          </table:table-cell>
          <table:table-cell table:formula="of:=ORG.LIBREOFFICE.REGEX([.G175];&quot;.*h(.*)m.*&quot;;&quot;$1&quot;)" office:value-type="string" office:string-value=" 42" calcext:value-type="string">
            <text:p> 42</text:p>
          </table:table-cell>
          <table:table-cell table:formula="of:=VALUE([.R175])" office:value-type="float" office:value="42" calcext:value-type="float">
            <text:p>42</text:p>
          </table:table-cell>
          <table:table-cell table:formula="of:=ORG.LIBREOFFICE.REGEX([.G175];&quot;.*m(.*)s.*&quot;;&quot;$1&quot;)" office:value-type="string" office:string-value=" 43.12" calcext:value-type="string">
            <text:p> 43.12</text:p>
          </table:table-cell>
          <table:table-cell table:formula="of:=VALUE([.T175])" office:value-type="float" office:value="43.12" calcext:value-type="float">
            <text:p>43.12</text:p>
          </table:table-cell>
          <table:table-cell table:formula="of:=ORG.LIBREOFFICE.REGEX([.H175];&quot;(.*)°.*&quot;;&quot;$1&quot;)" office:value-type="string" office:string-value="+48" calcext:value-type="string">
            <text:p>+48</text:p>
          </table:table-cell>
          <table:table-cell table:formula="of:=VALUE([.V175])" office:value-type="float" office:value="48" calcext:value-type="float">
            <text:p>48</text:p>
          </table:table-cell>
          <table:table-cell table:formula="of:=ORG.LIBREOFFICE.REGEX([.H175];&quot;.*°(.*)′ .*&quot;;&quot;$1&quot;)" office:value-type="string" office:string-value=" 25" calcext:value-type="string">
            <text:p> 25</text:p>
          </table:table-cell>
          <table:table-cell table:formula="of:=VALUE([.X175])" office:value-type="float" office:value="25" calcext:value-type="float">
            <text:p>25</text:p>
          </table:table-cell>
          <table:table-cell table:formula="of:=ORG.LIBREOFFICE.REGEX([.H175];&quot;.*′(.*)″.*&quot;;&quot;$1&quot;)" office:value-type="string" office:string-value=" 51.8" calcext:value-type="string">
            <text:p> 51.8</text:p>
          </table:table-cell>
          <table:table-cell table:formula="of:=VALUE([.Z175])" office:value-type="float" office:value="51.8" calcext:value-type="float">
            <text:p>51.8</text:p>
          </table:table-cell>
          <table:table-cell table:formula="of:=[.Q175]+[.S175]/60+[.U175]/3600" office:value-type="float" office:value="9.71197777777778" calcext:value-type="float">
            <text:p>9.71197777777778</text:p>
          </table:table-cell>
          <table:table-cell table:formula="of:=[.W175]+[.Y175]/60+[.AA175]/3600" office:value-type="float" office:value="48.4310555555556" calcext:value-type="float">
            <text:p>48.4310555555556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0602" calcext:value-type="float">
            <text:p>90602</text:p>
          </table:table-cell>
          <table:table-cell office:value-type="float" office:value="51290" calcext:value-type="float">
            <text:p>51290</text:p>
          </table:table-cell>
          <table:table-cell office:value-type="string" calcext:value-type="string">
            <text:p>10h 28m 36.54s</text:p>
          </table:table-cell>
          <table:table-cell office:value-type="string" calcext:value-type="string">
            <text:p>+45° 12′ 44.1″</text:p>
          </table:table-cell>
          <table:table-cell office:value-type="float" office:value="6.37" calcext:value-type="float">
            <text:p>6.37</text:p>
          </table:table-cell>
          <table:table-cell office:value-type="string" calcext:value-type="string">
            <text:p>−0.48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K0</text:p>
          </table:table-cell>
          <table:table-cell table:number-columns-repeated="3"/>
          <table:table-cell table:formula="of:=MIDB([.$G176];1;2)" office:value-type="string" office:string-value="10" calcext:value-type="string">
            <text:p>10</text:p>
          </table:table-cell>
          <table:table-cell table:formula="of:=VALUE([.P176])" office:value-type="float" office:value="10" calcext:value-type="float">
            <text:p>10</text:p>
          </table:table-cell>
          <table:table-cell table:formula="of:=ORG.LIBREOFFICE.REGEX([.G176];&quot;.*h(.*)m.*&quot;;&quot;$1&quot;)" office:value-type="string" office:string-value=" 28" calcext:value-type="string">
            <text:p> 28</text:p>
          </table:table-cell>
          <table:table-cell table:formula="of:=VALUE([.R176])" office:value-type="float" office:value="28" calcext:value-type="float">
            <text:p>28</text:p>
          </table:table-cell>
          <table:table-cell table:formula="of:=ORG.LIBREOFFICE.REGEX([.G176];&quot;.*m(.*)s.*&quot;;&quot;$1&quot;)" office:value-type="string" office:string-value=" 36.54" calcext:value-type="string">
            <text:p> 36.54</text:p>
          </table:table-cell>
          <table:table-cell table:formula="of:=VALUE([.T176])" office:value-type="float" office:value="36.54" calcext:value-type="float">
            <text:p>36.54</text:p>
          </table:table-cell>
          <table:table-cell table:formula="of:=ORG.LIBREOFFICE.REGEX([.H176];&quot;(.*)°.*&quot;;&quot;$1&quot;)" office:value-type="string" office:string-value="+45" calcext:value-type="string">
            <text:p>+45</text:p>
          </table:table-cell>
          <table:table-cell table:formula="of:=VALUE([.V176])" office:value-type="float" office:value="45" calcext:value-type="float">
            <text:p>45</text:p>
          </table:table-cell>
          <table:table-cell table:formula="of:=ORG.LIBREOFFICE.REGEX([.H176];&quot;.*°(.*)′ .*&quot;;&quot;$1&quot;)" office:value-type="string" office:string-value=" 12" calcext:value-type="string">
            <text:p> 12</text:p>
          </table:table-cell>
          <table:table-cell table:formula="of:=VALUE([.X176])" office:value-type="float" office:value="12" calcext:value-type="float">
            <text:p>12</text:p>
          </table:table-cell>
          <table:table-cell table:formula="of:=ORG.LIBREOFFICE.REGEX([.H176];&quot;.*′(.*)″.*&quot;;&quot;$1&quot;)" office:value-type="string" office:string-value=" 44.1" calcext:value-type="string">
            <text:p> 44.1</text:p>
          </table:table-cell>
          <table:table-cell table:formula="of:=VALUE([.Z176])" office:value-type="float" office:value="44.1" calcext:value-type="float">
            <text:p>44.1</text:p>
          </table:table-cell>
          <table:table-cell table:formula="of:=[.Q176]+[.S176]/60+[.U176]/3600" office:value-type="float" office:value="10.4768166666667" calcext:value-type="float">
            <text:p>10.4768166666667</text:p>
          </table:table-cell>
          <table:table-cell table:formula="of:=[.W176]+[.Y176]/60+[.AA176]/3600" office:value-type="float" office:value="45.21225" calcext:value-type="float">
            <text:p>45.21225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5256" calcext:value-type="float">
            <text:p>95256</text:p>
          </table:table-cell>
          <table:table-cell office:value-type="float" office:value="53860" calcext:value-type="float">
            <text:p>53860</text:p>
          </table:table-cell>
          <table:table-cell office:value-type="string" calcext:value-type="string">
            <text:p>11h 01m 05.73s</text:p>
          </table:table-cell>
          <table:table-cell office:value-type="string" calcext:value-type="string">
            <text:p>+63° 25′ 16.4″</text:p>
          </table:table-cell>
          <table:table-cell office:value-type="float" office:value="6.38" calcext:value-type="float">
            <text:p>6.38</text:p>
          </table:table-cell>
          <table:table-cell office:value-type="float" office:value="1.68" calcext:value-type="float">
            <text:p>1.68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A2m</text:p>
          </table:table-cell>
          <table:table-cell table:number-columns-repeated="3"/>
          <table:table-cell table:formula="of:=MIDB([.$G177];1;2)" office:value-type="string" office:string-value="11" calcext:value-type="string">
            <text:p>11</text:p>
          </table:table-cell>
          <table:table-cell table:formula="of:=VALUE([.P177])" office:value-type="float" office:value="11" calcext:value-type="float">
            <text:p>11</text:p>
          </table:table-cell>
          <table:table-cell table:formula="of:=ORG.LIBREOFFICE.REGEX([.G177];&quot;.*h(.*)m.*&quot;;&quot;$1&quot;)" office:value-type="string" office:string-value=" 01" calcext:value-type="string">
            <text:p> 01</text:p>
          </table:table-cell>
          <table:table-cell table:formula="of:=VALUE([.R177])" office:value-type="float" office:value="1" calcext:value-type="float">
            <text:p>1</text:p>
          </table:table-cell>
          <table:table-cell table:formula="of:=ORG.LIBREOFFICE.REGEX([.G177];&quot;.*m(.*)s.*&quot;;&quot;$1&quot;)" office:value-type="string" office:string-value=" 05.73" calcext:value-type="string">
            <text:p> 05.73</text:p>
          </table:table-cell>
          <table:table-cell table:formula="of:=VALUE([.T177])" office:value-type="float" office:value="5.73" calcext:value-type="float">
            <text:p>5.73</text:p>
          </table:table-cell>
          <table:table-cell table:formula="of:=ORG.LIBREOFFICE.REGEX([.H177];&quot;(.*)°.*&quot;;&quot;$1&quot;)" office:value-type="string" office:string-value="+63" calcext:value-type="string">
            <text:p>+63</text:p>
          </table:table-cell>
          <table:table-cell table:formula="of:=VALUE([.V177])" office:value-type="float" office:value="63" calcext:value-type="float">
            <text:p>63</text:p>
          </table:table-cell>
          <table:table-cell table:formula="of:=ORG.LIBREOFFICE.REGEX([.H177];&quot;.*°(.*)′ .*&quot;;&quot;$1&quot;)" office:value-type="string" office:string-value=" 25" calcext:value-type="string">
            <text:p> 25</text:p>
          </table:table-cell>
          <table:table-cell table:formula="of:=VALUE([.X177])" office:value-type="float" office:value="25" calcext:value-type="float">
            <text:p>25</text:p>
          </table:table-cell>
          <table:table-cell table:formula="of:=ORG.LIBREOFFICE.REGEX([.H177];&quot;.*′(.*)″.*&quot;;&quot;$1&quot;)" office:value-type="string" office:string-value=" 16.4" calcext:value-type="string">
            <text:p> 16.4</text:p>
          </table:table-cell>
          <table:table-cell table:formula="of:=VALUE([.Z177])" office:value-type="float" office:value="16.4" calcext:value-type="float">
            <text:p>16.4</text:p>
          </table:table-cell>
          <table:table-cell table:formula="of:=[.Q177]+[.S177]/60+[.U177]/3600" office:value-type="float" office:value="11.0182583333333" calcext:value-type="float">
            <text:p>11.0182583333333</text:p>
          </table:table-cell>
          <table:table-cell table:formula="of:=[.W177]+[.Y177]/60+[.AA177]/3600" office:value-type="float" office:value="63.4212222222222" calcext:value-type="float">
            <text:p>63.4212222222222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00470" calcext:value-type="float">
            <text:p>100470</text:p>
          </table:table-cell>
          <table:table-cell office:value-type="float" office:value="56410" calcext:value-type="float">
            <text:p>56410</text:p>
          </table:table-cell>
          <table:table-cell office:value-type="string" calcext:value-type="string">
            <text:p>11h 33m 56.38s</text:p>
          </table:table-cell>
          <table:table-cell office:value-type="string" calcext:value-type="string">
            <text:p>+36° 48′ 56.7″</text:p>
          </table:table-cell>
          <table:table-cell office:value-type="float" office:value="6.38" calcext:value-type="float">
            <text:p>6.38</text:p>
          </table:table-cell>
          <table:table-cell office:value-type="float" office:value="0.81" calcext:value-type="float">
            <text:p>0.81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K0III</text:p>
          </table:table-cell>
          <table:table-cell table:number-columns-repeated="3"/>
          <table:table-cell table:formula="of:=MIDB([.$G178];1;2)" office:value-type="string" office:string-value="11" calcext:value-type="string">
            <text:p>11</text:p>
          </table:table-cell>
          <table:table-cell table:formula="of:=VALUE([.P178])" office:value-type="float" office:value="11" calcext:value-type="float">
            <text:p>11</text:p>
          </table:table-cell>
          <table:table-cell table:formula="of:=ORG.LIBREOFFICE.REGEX([.G178];&quot;.*h(.*)m.*&quot;;&quot;$1&quot;)" office:value-type="string" office:string-value=" 33" calcext:value-type="string">
            <text:p> 33</text:p>
          </table:table-cell>
          <table:table-cell table:formula="of:=VALUE([.R178])" office:value-type="float" office:value="33" calcext:value-type="float">
            <text:p>33</text:p>
          </table:table-cell>
          <table:table-cell table:formula="of:=ORG.LIBREOFFICE.REGEX([.G178];&quot;.*m(.*)s.*&quot;;&quot;$1&quot;)" office:value-type="string" office:string-value=" 56.38" calcext:value-type="string">
            <text:p> 56.38</text:p>
          </table:table-cell>
          <table:table-cell table:formula="of:=VALUE([.T178])" office:value-type="float" office:value="56.38" calcext:value-type="float">
            <text:p>56.38</text:p>
          </table:table-cell>
          <table:table-cell table:formula="of:=ORG.LIBREOFFICE.REGEX([.H178];&quot;(.*)°.*&quot;;&quot;$1&quot;)" office:value-type="string" office:string-value="+36" calcext:value-type="string">
            <text:p>+36</text:p>
          </table:table-cell>
          <table:table-cell table:formula="of:=VALUE([.V178])" office:value-type="float" office:value="36" calcext:value-type="float">
            <text:p>36</text:p>
          </table:table-cell>
          <table:table-cell table:formula="of:=ORG.LIBREOFFICE.REGEX([.H178];&quot;.*°(.*)′ .*&quot;;&quot;$1&quot;)" office:value-type="string" office:string-value=" 48" calcext:value-type="string">
            <text:p> 48</text:p>
          </table:table-cell>
          <table:table-cell table:formula="of:=VALUE([.X178])" office:value-type="float" office:value="48" calcext:value-type="float">
            <text:p>48</text:p>
          </table:table-cell>
          <table:table-cell table:formula="of:=ORG.LIBREOFFICE.REGEX([.H178];&quot;.*′(.*)″.*&quot;;&quot;$1&quot;)" office:value-type="string" office:string-value=" 56.7" calcext:value-type="string">
            <text:p> 56.7</text:p>
          </table:table-cell>
          <table:table-cell table:formula="of:=VALUE([.Z178])" office:value-type="float" office:value="56.7" calcext:value-type="float">
            <text:p>56.7</text:p>
          </table:table-cell>
          <table:table-cell table:formula="of:=[.Q178]+[.S178]/60+[.U178]/3600" office:value-type="float" office:value="11.5656611111111" calcext:value-type="float">
            <text:p>11.5656611111111</text:p>
          </table:table-cell>
          <table:table-cell table:formula="of:=[.W178]+[.Y178]/60+[.AA178]/3600" office:value-type="float" office:value="36.81575" calcext:value-type="float">
            <text:p>36.81575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10678" calcext:value-type="float">
            <text:p>110678</text:p>
          </table:table-cell>
          <table:table-cell office:value-type="float" office:value="62046" calcext:value-type="float">
            <text:p>62046</text:p>
          </table:table-cell>
          <table:table-cell office:value-type="string" calcext:value-type="string">
            <text:p>12h 43m 04.19s</text:p>
          </table:table-cell>
          <table:table-cell office:value-type="string" calcext:value-type="string">
            <text:p>+61° 09′ 19.3″</text:p>
          </table:table-cell>
          <table:table-cell office:value-type="float" office:value="6.39" calcext:value-type="float">
            <text:p>6.39</text:p>
          </table:table-cell>
          <table:table-cell office:value-type="float" office:value="0.56" calcext:value-type="float">
            <text:p>0.56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K0</text:p>
          </table:table-cell>
          <table:table-cell table:number-columns-repeated="3"/>
          <table:table-cell table:formula="of:=MIDB([.$G179];1;2)" office:value-type="string" office:string-value="12" calcext:value-type="string">
            <text:p>12</text:p>
          </table:table-cell>
          <table:table-cell table:formula="of:=VALUE([.P179])" office:value-type="float" office:value="12" calcext:value-type="float">
            <text:p>12</text:p>
          </table:table-cell>
          <table:table-cell table:formula="of:=ORG.LIBREOFFICE.REGEX([.G179];&quot;.*h(.*)m.*&quot;;&quot;$1&quot;)" office:value-type="string" office:string-value=" 43" calcext:value-type="string">
            <text:p> 43</text:p>
          </table:table-cell>
          <table:table-cell table:formula="of:=VALUE([.R179])" office:value-type="float" office:value="43" calcext:value-type="float">
            <text:p>43</text:p>
          </table:table-cell>
          <table:table-cell table:formula="of:=ORG.LIBREOFFICE.REGEX([.G179];&quot;.*m(.*)s.*&quot;;&quot;$1&quot;)" office:value-type="string" office:string-value=" 04.19" calcext:value-type="string">
            <text:p> 04.19</text:p>
          </table:table-cell>
          <table:table-cell table:formula="of:=VALUE([.T179])" office:value-type="float" office:value="4.19" calcext:value-type="float">
            <text:p>4.19</text:p>
          </table:table-cell>
          <table:table-cell table:formula="of:=ORG.LIBREOFFICE.REGEX([.H179];&quot;(.*)°.*&quot;;&quot;$1&quot;)" office:value-type="string" office:string-value="+61" calcext:value-type="string">
            <text:p>+61</text:p>
          </table:table-cell>
          <table:table-cell table:formula="of:=VALUE([.V179])" office:value-type="float" office:value="61" calcext:value-type="float">
            <text:p>61</text:p>
          </table:table-cell>
          <table:table-cell table:formula="of:=ORG.LIBREOFFICE.REGEX([.H179];&quot;.*°(.*)′ .*&quot;;&quot;$1&quot;)" office:value-type="string" office:string-value=" 09" calcext:value-type="string">
            <text:p> 09</text:p>
          </table:table-cell>
          <table:table-cell table:formula="of:=VALUE([.X179])" office:value-type="float" office:value="9" calcext:value-type="float">
            <text:p>9</text:p>
          </table:table-cell>
          <table:table-cell table:formula="of:=ORG.LIBREOFFICE.REGEX([.H179];&quot;.*′(.*)″.*&quot;;&quot;$1&quot;)" office:value-type="string" office:string-value=" 19.3" calcext:value-type="string">
            <text:p> 19.3</text:p>
          </table:table-cell>
          <table:table-cell table:formula="of:=VALUE([.Z179])" office:value-type="float" office:value="19.3" calcext:value-type="float">
            <text:p>19.3</text:p>
          </table:table-cell>
          <table:table-cell table:formula="of:=[.Q179]+[.S179]/60+[.U179]/3600" office:value-type="float" office:value="12.7178305555556" calcext:value-type="float">
            <text:p>12.7178305555556</text:p>
          </table:table-cell>
          <table:table-cell table:formula="of:=[.W179]+[.Y179]/60+[.AA179]/3600" office:value-type="float" office:value="61.1553611111111" calcext:value-type="float">
            <text:p>61.1553611111111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80461" calcext:value-type="float">
            <text:p>80461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09h 21m 23.61s</text:p>
          </table:table-cell>
          <table:table-cell office:value-type="string" calcext:value-type="string">
            <text:p>+45° 22′ 12.5″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−0.30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K0</text:p>
          </table:table-cell>
          <table:table-cell table:number-columns-repeated="3"/>
          <table:table-cell table:formula="of:=MIDB([.$G180];1;2)" office:value-type="string" office:string-value="09" calcext:value-type="string">
            <text:p>09</text:p>
          </table:table-cell>
          <table:table-cell table:formula="of:=VALUE([.P180])" office:value-type="float" office:value="9" calcext:value-type="float">
            <text:p>9</text:p>
          </table:table-cell>
          <table:table-cell table:formula="of:=ORG.LIBREOFFICE.REGEX([.G180];&quot;.*h(.*)m.*&quot;;&quot;$1&quot;)" office:value-type="string" office:string-value=" 21" calcext:value-type="string">
            <text:p> 21</text:p>
          </table:table-cell>
          <table:table-cell table:formula="of:=VALUE([.R180])" office:value-type="float" office:value="21" calcext:value-type="float">
            <text:p>21</text:p>
          </table:table-cell>
          <table:table-cell table:formula="of:=ORG.LIBREOFFICE.REGEX([.G180];&quot;.*m(.*)s.*&quot;;&quot;$1&quot;)" office:value-type="string" office:string-value=" 23.61" calcext:value-type="string">
            <text:p> 23.61</text:p>
          </table:table-cell>
          <table:table-cell table:formula="of:=VALUE([.T180])" office:value-type="float" office:value="23.61" calcext:value-type="float">
            <text:p>23.61</text:p>
          </table:table-cell>
          <table:table-cell table:formula="of:=ORG.LIBREOFFICE.REGEX([.H180];&quot;(.*)°.*&quot;;&quot;$1&quot;)" office:value-type="string" office:string-value="+45" calcext:value-type="string">
            <text:p>+45</text:p>
          </table:table-cell>
          <table:table-cell table:formula="of:=VALUE([.V180])" office:value-type="float" office:value="45" calcext:value-type="float">
            <text:p>45</text:p>
          </table:table-cell>
          <table:table-cell table:formula="of:=ORG.LIBREOFFICE.REGEX([.H180];&quot;.*°(.*)′ .*&quot;;&quot;$1&quot;)" office:value-type="string" office:string-value=" 22" calcext:value-type="string">
            <text:p> 22</text:p>
          </table:table-cell>
          <table:table-cell table:formula="of:=VALUE([.X180])" office:value-type="float" office:value="22" calcext:value-type="float">
            <text:p>22</text:p>
          </table:table-cell>
          <table:table-cell table:formula="of:=ORG.LIBREOFFICE.REGEX([.H180];&quot;.*′(.*)″.*&quot;;&quot;$1&quot;)" office:value-type="string" office:string-value=" 12.5" calcext:value-type="string">
            <text:p> 12.5</text:p>
          </table:table-cell>
          <table:table-cell table:formula="of:=VALUE([.Z180])" office:value-type="float" office:value="12.5" calcext:value-type="float">
            <text:p>12.5</text:p>
          </table:table-cell>
          <table:table-cell table:formula="of:=[.Q180]+[.S180]/60+[.U180]/3600" office:value-type="float" office:value="9.35655833333333" calcext:value-type="float">
            <text:p>9.35655833333333</text:p>
          </table:table-cell>
          <table:table-cell table:formula="of:=[.W180]+[.Y180]/60+[.AA180]/3600" office:value-type="float" office:value="45.3701388888889" calcext:value-type="float">
            <text:p>45.3701388888889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3427" calcext:value-type="float">
            <text:p>93427</text:p>
          </table:table-cell>
          <table:table-cell office:value-type="float" office:value="52877" calcext:value-type="float">
            <text:p>52877</text:p>
          </table:table-cell>
          <table:table-cell office:value-type="string" calcext:value-type="string">
            <text:p>10h 48m 49.86s</text:p>
          </table:table-cell>
          <table:table-cell office:value-type="string" calcext:value-type="string">
            <text:p>+65° 07′ 56.9″</text:p>
          </table:table-cell>
          <table:table-cell office:value-type="float" office:value="6.4" calcext:value-type="float">
            <text:p>6.4</text:p>
          </table:table-cell>
          <table:table-cell office:value-type="float" office:value="0.85" calcext:value-type="float">
            <text:p>0.85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A1V</text:p>
          </table:table-cell>
          <table:table-cell table:number-columns-repeated="3"/>
          <table:table-cell table:formula="of:=MIDB([.$G181];1;2)" office:value-type="string" office:string-value="10" calcext:value-type="string">
            <text:p>10</text:p>
          </table:table-cell>
          <table:table-cell table:formula="of:=VALUE([.P181])" office:value-type="float" office:value="10" calcext:value-type="float">
            <text:p>10</text:p>
          </table:table-cell>
          <table:table-cell table:formula="of:=ORG.LIBREOFFICE.REGEX([.G181];&quot;.*h(.*)m.*&quot;;&quot;$1&quot;)" office:value-type="string" office:string-value=" 48" calcext:value-type="string">
            <text:p> 48</text:p>
          </table:table-cell>
          <table:table-cell table:formula="of:=VALUE([.R181])" office:value-type="float" office:value="48" calcext:value-type="float">
            <text:p>48</text:p>
          </table:table-cell>
          <table:table-cell table:formula="of:=ORG.LIBREOFFICE.REGEX([.G181];&quot;.*m(.*)s.*&quot;;&quot;$1&quot;)" office:value-type="string" office:string-value=" 49.86" calcext:value-type="string">
            <text:p> 49.86</text:p>
          </table:table-cell>
          <table:table-cell table:formula="of:=VALUE([.T181])" office:value-type="float" office:value="49.86" calcext:value-type="float">
            <text:p>49.86</text:p>
          </table:table-cell>
          <table:table-cell table:formula="of:=ORG.LIBREOFFICE.REGEX([.H181];&quot;(.*)°.*&quot;;&quot;$1&quot;)" office:value-type="string" office:string-value="+65" calcext:value-type="string">
            <text:p>+65</text:p>
          </table:table-cell>
          <table:table-cell table:formula="of:=VALUE([.V181])" office:value-type="float" office:value="65" calcext:value-type="float">
            <text:p>65</text:p>
          </table:table-cell>
          <table:table-cell table:formula="of:=ORG.LIBREOFFICE.REGEX([.H181];&quot;.*°(.*)′ .*&quot;;&quot;$1&quot;)" office:value-type="string" office:string-value=" 07" calcext:value-type="string">
            <text:p> 07</text:p>
          </table:table-cell>
          <table:table-cell table:formula="of:=VALUE([.X181])" office:value-type="float" office:value="7" calcext:value-type="float">
            <text:p>7</text:p>
          </table:table-cell>
          <table:table-cell table:formula="of:=ORG.LIBREOFFICE.REGEX([.H181];&quot;.*′(.*)″.*&quot;;&quot;$1&quot;)" office:value-type="string" office:string-value=" 56.9" calcext:value-type="string">
            <text:p> 56.9</text:p>
          </table:table-cell>
          <table:table-cell table:formula="of:=VALUE([.Z181])" office:value-type="float" office:value="56.9" calcext:value-type="float">
            <text:p>56.9</text:p>
          </table:table-cell>
          <table:table-cell table:formula="of:=[.Q181]+[.S181]/60+[.U181]/3600" office:value-type="float" office:value="10.81385" calcext:value-type="float">
            <text:p>10.81385</text:p>
          </table:table-cell>
          <table:table-cell table:formula="of:=[.W181]+[.Y181]/60+[.AA181]/3600" office:value-type="float" office:value="65.1324722222222" calcext:value-type="float">
            <text:p>65.1324722222222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7138" calcext:value-type="float">
            <text:p>97138</text:p>
          </table:table-cell>
          <table:table-cell office:value-type="float" office:value="54721" calcext:value-type="float">
            <text:p>54721</text:p>
          </table:table-cell>
          <table:table-cell office:value-type="string" calcext:value-type="string">
            <text:p>11h 12m 10.90s</text:p>
          </table:table-cell>
          <table:table-cell office:value-type="string" calcext:value-type="string">
            <text:p>+68° 16′ 18.7″</text:p>
          </table:table-cell>
          <table:table-cell office:value-type="float" office:value="6.4" calcext:value-type="float">
            <text:p>6.4</text:p>
          </table:table-cell>
          <table:table-cell office:value-type="float" office:value="1.58" calcext:value-type="float">
            <text:p>1.5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3V</text:p>
          </table:table-cell>
          <table:table-cell table:number-columns-repeated="3"/>
          <table:table-cell table:formula="of:=MIDB([.$G182];1;2)" office:value-type="string" office:string-value="11" calcext:value-type="string">
            <text:p>11</text:p>
          </table:table-cell>
          <table:table-cell table:formula="of:=VALUE([.P182])" office:value-type="float" office:value="11" calcext:value-type="float">
            <text:p>11</text:p>
          </table:table-cell>
          <table:table-cell table:formula="of:=ORG.LIBREOFFICE.REGEX([.G182];&quot;.*h(.*)m.*&quot;;&quot;$1&quot;)" office:value-type="string" office:string-value=" 12" calcext:value-type="string">
            <text:p> 12</text:p>
          </table:table-cell>
          <table:table-cell table:formula="of:=VALUE([.R182])" office:value-type="float" office:value="12" calcext:value-type="float">
            <text:p>12</text:p>
          </table:table-cell>
          <table:table-cell table:formula="of:=ORG.LIBREOFFICE.REGEX([.G182];&quot;.*m(.*)s.*&quot;;&quot;$1&quot;)" office:value-type="string" office:string-value=" 10.90" calcext:value-type="string">
            <text:p> 10.90</text:p>
          </table:table-cell>
          <table:table-cell table:formula="of:=VALUE([.T182])" office:value-type="float" office:value="10.9" calcext:value-type="float">
            <text:p>10.9</text:p>
          </table:table-cell>
          <table:table-cell table:formula="of:=ORG.LIBREOFFICE.REGEX([.H182];&quot;(.*)°.*&quot;;&quot;$1&quot;)" office:value-type="string" office:string-value="+68" calcext:value-type="string">
            <text:p>+68</text:p>
          </table:table-cell>
          <table:table-cell table:formula="of:=VALUE([.V182])" office:value-type="float" office:value="68" calcext:value-type="float">
            <text:p>68</text:p>
          </table:table-cell>
          <table:table-cell table:formula="of:=ORG.LIBREOFFICE.REGEX([.H182];&quot;.*°(.*)′ .*&quot;;&quot;$1&quot;)" office:value-type="string" office:string-value=" 16" calcext:value-type="string">
            <text:p> 16</text:p>
          </table:table-cell>
          <table:table-cell table:formula="of:=VALUE([.X182])" office:value-type="float" office:value="16" calcext:value-type="float">
            <text:p>16</text:p>
          </table:table-cell>
          <table:table-cell table:formula="of:=ORG.LIBREOFFICE.REGEX([.H182];&quot;.*′(.*)″.*&quot;;&quot;$1&quot;)" office:value-type="string" office:string-value=" 18.7" calcext:value-type="string">
            <text:p> 18.7</text:p>
          </table:table-cell>
          <table:table-cell table:formula="of:=VALUE([.Z182])" office:value-type="float" office:value="18.7" calcext:value-type="float">
            <text:p>18.7</text:p>
          </table:table-cell>
          <table:table-cell table:formula="of:=[.Q182]+[.S182]/60+[.U182]/3600" office:value-type="float" office:value="11.2030277777778" calcext:value-type="float">
            <text:p>11.2030277777778</text:p>
          </table:table-cell>
          <table:table-cell table:formula="of:=[.W182]+[.Y182]/60+[.AA182]/3600" office:value-type="float" office:value="68.2718611111111" calcext:value-type="float">
            <text:p>68.2718611111111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00030" calcext:value-type="float">
            <text:p>100030</text:p>
          </table:table-cell>
          <table:table-cell office:value-type="float" office:value="56170" calcext:value-type="float">
            <text:p>56170</text:p>
          </table:table-cell>
          <table:table-cell office:value-type="string" calcext:value-type="string">
            <text:p>11h 30m 53.14s</text:p>
          </table:table-cell>
          <table:table-cell office:value-type="string" calcext:value-type="string">
            <text:p>+47° 55′ 44.8″</text:p>
          </table:table-cell>
          <table:table-cell office:value-type="float" office:value="6.4" calcext:value-type="float">
            <text:p>6.4</text:p>
          </table:table-cell>
          <table:table-cell office:value-type="float" office:value="1.38" calcext:value-type="float">
            <text:p>1.38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G9IV</text:p>
          </table:table-cell>
          <table:table-cell table:number-columns-repeated="3"/>
          <table:table-cell table:formula="of:=MIDB([.$G183];1;2)" office:value-type="string" office:string-value="11" calcext:value-type="string">
            <text:p>11</text:p>
          </table:table-cell>
          <table:table-cell table:formula="of:=VALUE([.P183])" office:value-type="float" office:value="11" calcext:value-type="float">
            <text:p>11</text:p>
          </table:table-cell>
          <table:table-cell table:formula="of:=ORG.LIBREOFFICE.REGEX([.G183];&quot;.*h(.*)m.*&quot;;&quot;$1&quot;)" office:value-type="string" office:string-value=" 30" calcext:value-type="string">
            <text:p> 30</text:p>
          </table:table-cell>
          <table:table-cell table:formula="of:=VALUE([.R183])" office:value-type="float" office:value="30" calcext:value-type="float">
            <text:p>30</text:p>
          </table:table-cell>
          <table:table-cell table:formula="of:=ORG.LIBREOFFICE.REGEX([.G183];&quot;.*m(.*)s.*&quot;;&quot;$1&quot;)" office:value-type="string" office:string-value=" 53.14" calcext:value-type="string">
            <text:p> 53.14</text:p>
          </table:table-cell>
          <table:table-cell table:formula="of:=VALUE([.T183])" office:value-type="float" office:value="53.14" calcext:value-type="float">
            <text:p>53.14</text:p>
          </table:table-cell>
          <table:table-cell table:formula="of:=ORG.LIBREOFFICE.REGEX([.H183];&quot;(.*)°.*&quot;;&quot;$1&quot;)" office:value-type="string" office:string-value="+47" calcext:value-type="string">
            <text:p>+47</text:p>
          </table:table-cell>
          <table:table-cell table:formula="of:=VALUE([.V183])" office:value-type="float" office:value="47" calcext:value-type="float">
            <text:p>47</text:p>
          </table:table-cell>
          <table:table-cell table:formula="of:=ORG.LIBREOFFICE.REGEX([.H183];&quot;.*°(.*)′ .*&quot;;&quot;$1&quot;)" office:value-type="string" office:string-value=" 55" calcext:value-type="string">
            <text:p> 55</text:p>
          </table:table-cell>
          <table:table-cell table:formula="of:=VALUE([.X183])" office:value-type="float" office:value="55" calcext:value-type="float">
            <text:p>55</text:p>
          </table:table-cell>
          <table:table-cell table:formula="of:=ORG.LIBREOFFICE.REGEX([.H183];&quot;.*′(.*)″.*&quot;;&quot;$1&quot;)" office:value-type="string" office:string-value=" 44.8" calcext:value-type="string">
            <text:p> 44.8</text:p>
          </table:table-cell>
          <table:table-cell table:formula="of:=VALUE([.Z183])" office:value-type="float" office:value="44.8" calcext:value-type="float">
            <text:p>44.8</text:p>
          </table:table-cell>
          <table:table-cell table:formula="of:=[.Q183]+[.S183]/60+[.U183]/3600" office:value-type="float" office:value="11.5147611111111" calcext:value-type="float">
            <text:p>11.5147611111111</text:p>
          </table:table-cell>
          <table:table-cell table:formula="of:=[.W183]+[.Y183]/60+[.AA183]/3600" office:value-type="float" office:value="47.9291111111111" calcext:value-type="float">
            <text:p>47.9291111111111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82969" calcext:value-type="float">
            <text:p>82969</text:p>
          </table:table-cell>
          <table:table-cell office:value-type="float" office:value="47231" calcext:value-type="float">
            <text:p>47231</text:p>
          </table:table-cell>
          <table:table-cell office:value-type="string" calcext:value-type="string">
            <text:p>09h 37m 37.52s</text:p>
          </table:table-cell>
          <table:table-cell office:value-type="string" calcext:value-type="string">
            <text:p>+60° 12′ 49.5″</text:p>
          </table:table-cell>
          <table:table-cell office:value-type="float" office:value="6.41" calcext:value-type="float">
            <text:p>6.41</text:p>
          </table:table-cell>
          <table:table-cell office:value-type="float" office:value="1.45" calcext:value-type="float">
            <text:p>1.45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G5</text:p>
          </table:table-cell>
          <table:table-cell table:number-columns-repeated="3"/>
          <table:table-cell table:formula="of:=MIDB([.$G184];1;2)" office:value-type="string" office:string-value="09" calcext:value-type="string">
            <text:p>09</text:p>
          </table:table-cell>
          <table:table-cell table:formula="of:=VALUE([.P184])" office:value-type="float" office:value="9" calcext:value-type="float">
            <text:p>9</text:p>
          </table:table-cell>
          <table:table-cell table:formula="of:=ORG.LIBREOFFICE.REGEX([.G184];&quot;.*h(.*)m.*&quot;;&quot;$1&quot;)" office:value-type="string" office:string-value=" 37" calcext:value-type="string">
            <text:p> 37</text:p>
          </table:table-cell>
          <table:table-cell table:formula="of:=VALUE([.R184])" office:value-type="float" office:value="37" calcext:value-type="float">
            <text:p>37</text:p>
          </table:table-cell>
          <table:table-cell table:formula="of:=ORG.LIBREOFFICE.REGEX([.G184];&quot;.*m(.*)s.*&quot;;&quot;$1&quot;)" office:value-type="string" office:string-value=" 37.52" calcext:value-type="string">
            <text:p> 37.52</text:p>
          </table:table-cell>
          <table:table-cell table:formula="of:=VALUE([.T184])" office:value-type="float" office:value="37.52" calcext:value-type="float">
            <text:p>37.52</text:p>
          </table:table-cell>
          <table:table-cell table:formula="of:=ORG.LIBREOFFICE.REGEX([.H184];&quot;(.*)°.*&quot;;&quot;$1&quot;)" office:value-type="string" office:string-value="+60" calcext:value-type="string">
            <text:p>+60</text:p>
          </table:table-cell>
          <table:table-cell table:formula="of:=VALUE([.V184])" office:value-type="float" office:value="60" calcext:value-type="float">
            <text:p>60</text:p>
          </table:table-cell>
          <table:table-cell table:formula="of:=ORG.LIBREOFFICE.REGEX([.H184];&quot;.*°(.*)′ .*&quot;;&quot;$1&quot;)" office:value-type="string" office:string-value=" 12" calcext:value-type="string">
            <text:p> 12</text:p>
          </table:table-cell>
          <table:table-cell table:formula="of:=VALUE([.X184])" office:value-type="float" office:value="12" calcext:value-type="float">
            <text:p>12</text:p>
          </table:table-cell>
          <table:table-cell table:formula="of:=ORG.LIBREOFFICE.REGEX([.H184];&quot;.*′(.*)″.*&quot;;&quot;$1&quot;)" office:value-type="string" office:string-value=" 49.5" calcext:value-type="string">
            <text:p> 49.5</text:p>
          </table:table-cell>
          <table:table-cell table:formula="of:=VALUE([.Z184])" office:value-type="float" office:value="49.5" calcext:value-type="float">
            <text:p>49.5</text:p>
          </table:table-cell>
          <table:table-cell table:formula="of:=[.Q184]+[.S184]/60+[.U184]/3600" office:value-type="float" office:value="9.62708888888889" calcext:value-type="float">
            <text:p>9.62708888888889</text:p>
          </table:table-cell>
          <table:table-cell table:formula="of:=[.W184]+[.Y184]/60+[.AA184]/3600" office:value-type="float" office:value="60.21375" calcext:value-type="float">
            <text:p>60.21375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5233" calcext:value-type="float">
            <text:p>95233</text:p>
          </table:table-cell>
          <table:table-cell office:value-type="float" office:value="53798" calcext:value-type="float">
            <text:p>53798</text:p>
          </table:table-cell>
          <table:table-cell office:value-type="string" calcext:value-type="string">
            <text:p>11h 00m 25.58s</text:p>
          </table:table-cell>
          <table:table-cell office:value-type="string" calcext:value-type="string">
            <text:p>+51° 30′ 07.7″</text:p>
          </table:table-cell>
          <table:table-cell office:value-type="float" office:value="6.41" calcext:value-type="float">
            <text:p>6.41</text:p>
          </table:table-cell>
          <table:table-cell office:value-type="float" office:value="0.2" calcext:value-type="float">
            <text:p>0.2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G9III</text:p>
          </table:table-cell>
          <table:table-cell table:number-columns-repeated="3"/>
          <table:table-cell table:formula="of:=MIDB([.$G185];1;2)" office:value-type="string" office:string-value="11" calcext:value-type="string">
            <text:p>11</text:p>
          </table:table-cell>
          <table:table-cell table:formula="of:=VALUE([.P185])" office:value-type="float" office:value="11" calcext:value-type="float">
            <text:p>11</text:p>
          </table:table-cell>
          <table:table-cell table:formula="of:=ORG.LIBREOFFICE.REGEX([.G185];&quot;.*h(.*)m.*&quot;;&quot;$1&quot;)" office:value-type="string" office:string-value=" 00" calcext:value-type="string">
            <text:p> 00</text:p>
          </table:table-cell>
          <table:table-cell table:formula="of:=VALUE([.R185])" office:value-type="float" office:value="0" calcext:value-type="float">
            <text:p>0</text:p>
          </table:table-cell>
          <table:table-cell table:formula="of:=ORG.LIBREOFFICE.REGEX([.G185];&quot;.*m(.*)s.*&quot;;&quot;$1&quot;)" office:value-type="string" office:string-value=" 25.58" calcext:value-type="string">
            <text:p> 25.58</text:p>
          </table:table-cell>
          <table:table-cell table:formula="of:=VALUE([.T185])" office:value-type="float" office:value="25.58" calcext:value-type="float">
            <text:p>25.58</text:p>
          </table:table-cell>
          <table:table-cell table:formula="of:=ORG.LIBREOFFICE.REGEX([.H185];&quot;(.*)°.*&quot;;&quot;$1&quot;)" office:value-type="string" office:string-value="+51" calcext:value-type="string">
            <text:p>+51</text:p>
          </table:table-cell>
          <table:table-cell table:formula="of:=VALUE([.V185])" office:value-type="float" office:value="51" calcext:value-type="float">
            <text:p>51</text:p>
          </table:table-cell>
          <table:table-cell table:formula="of:=ORG.LIBREOFFICE.REGEX([.H185];&quot;.*°(.*)′ .*&quot;;&quot;$1&quot;)" office:value-type="string" office:string-value=" 30" calcext:value-type="string">
            <text:p> 30</text:p>
          </table:table-cell>
          <table:table-cell table:formula="of:=VALUE([.X185])" office:value-type="float" office:value="30" calcext:value-type="float">
            <text:p>30</text:p>
          </table:table-cell>
          <table:table-cell table:formula="of:=ORG.LIBREOFFICE.REGEX([.H185];&quot;.*′(.*)″.*&quot;;&quot;$1&quot;)" office:value-type="string" office:string-value=" 07.7" calcext:value-type="string">
            <text:p> 07.7</text:p>
          </table:table-cell>
          <table:table-cell table:formula="of:=VALUE([.Z185])" office:value-type="float" office:value="7.7" calcext:value-type="float">
            <text:p>7.7</text:p>
          </table:table-cell>
          <table:table-cell table:formula="of:=[.Q185]+[.S185]/60+[.U185]/3600" office:value-type="float" office:value="11.0071055555556" calcext:value-type="float">
            <text:p>11.0071055555556</text:p>
          </table:table-cell>
          <table:table-cell table:formula="of:=[.W185]+[.Y185]/60+[.AA185]/3600" office:value-type="float" office:value="51.5021388888889" calcext:value-type="float">
            <text:p>51.5021388888889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7334" calcext:value-type="float">
            <text:p>97334</text:p>
          </table:table-cell>
          <table:table-cell office:value-type="float" office:value="54745" calcext:value-type="float">
            <text:p>54745</text:p>
          </table:table-cell>
          <table:table-cell office:value-type="string" calcext:value-type="string">
            <text:p>11h 12m 32.53s</text:p>
          </table:table-cell>
          <table:table-cell office:value-type="string" calcext:value-type="string">
            <text:p>+35° 48′ 52.0″</text:p>
          </table:table-cell>
          <table:table-cell office:value-type="float" office:value="6.41" calcext:value-type="float">
            <text:p>6.41</text:p>
          </table:table-cell>
          <table:table-cell office:value-type="float" office:value="4.73" calcext:value-type="float">
            <text:p>4.7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0V</text:p>
          </table:table-cell>
          <table:table-cell table:number-columns-repeated="3"/>
          <table:table-cell table:formula="of:=MIDB([.$G186];1;2)" office:value-type="string" office:string-value="11" calcext:value-type="string">
            <text:p>11</text:p>
          </table:table-cell>
          <table:table-cell table:formula="of:=VALUE([.P186])" office:value-type="float" office:value="11" calcext:value-type="float">
            <text:p>11</text:p>
          </table:table-cell>
          <table:table-cell table:formula="of:=ORG.LIBREOFFICE.REGEX([.G186];&quot;.*h(.*)m.*&quot;;&quot;$1&quot;)" office:value-type="string" office:string-value=" 12" calcext:value-type="string">
            <text:p> 12</text:p>
          </table:table-cell>
          <table:table-cell table:formula="of:=VALUE([.R186])" office:value-type="float" office:value="12" calcext:value-type="float">
            <text:p>12</text:p>
          </table:table-cell>
          <table:table-cell table:formula="of:=ORG.LIBREOFFICE.REGEX([.G186];&quot;.*m(.*)s.*&quot;;&quot;$1&quot;)" office:value-type="string" office:string-value=" 32.53" calcext:value-type="string">
            <text:p> 32.53</text:p>
          </table:table-cell>
          <table:table-cell table:formula="of:=VALUE([.T186])" office:value-type="float" office:value="32.53" calcext:value-type="float">
            <text:p>32.53</text:p>
          </table:table-cell>
          <table:table-cell table:formula="of:=ORG.LIBREOFFICE.REGEX([.H186];&quot;(.*)°.*&quot;;&quot;$1&quot;)" office:value-type="string" office:string-value="+35" calcext:value-type="string">
            <text:p>+35</text:p>
          </table:table-cell>
          <table:table-cell table:formula="of:=VALUE([.V186])" office:value-type="float" office:value="35" calcext:value-type="float">
            <text:p>35</text:p>
          </table:table-cell>
          <table:table-cell table:formula="of:=ORG.LIBREOFFICE.REGEX([.H186];&quot;.*°(.*)′ .*&quot;;&quot;$1&quot;)" office:value-type="string" office:string-value=" 48" calcext:value-type="string">
            <text:p> 48</text:p>
          </table:table-cell>
          <table:table-cell table:formula="of:=VALUE([.X186])" office:value-type="float" office:value="48" calcext:value-type="float">
            <text:p>48</text:p>
          </table:table-cell>
          <table:table-cell table:formula="of:=ORG.LIBREOFFICE.REGEX([.H186];&quot;.*′(.*)″.*&quot;;&quot;$1&quot;)" office:value-type="string" office:string-value=" 52.0" calcext:value-type="string">
            <text:p> 52.0</text:p>
          </table:table-cell>
          <table:table-cell table:formula="of:=VALUE([.Z186])" office:value-type="float" office:value="52" calcext:value-type="float">
            <text:p>52</text:p>
          </table:table-cell>
          <table:table-cell table:formula="of:=[.Q186]+[.S186]/60+[.U186]/3600" office:value-type="float" office:value="11.2090361111111" calcext:value-type="float">
            <text:p>11.2090361111111</text:p>
          </table:table-cell>
          <table:table-cell table:formula="of:=[.W186]+[.Y186]/60+[.AA186]/3600" office:value-type="float" office:value="35.8144444444444" calcext:value-type="float">
            <text:p>35.8144444444444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69976" calcext:value-type="float">
            <text:p>69976</text:p>
          </table:table-cell>
          <table:table-cell office:value-type="float" office:value="41060" calcext:value-type="float">
            <text:p>41060</text:p>
          </table:table-cell>
          <table:table-cell office:value-type="string" calcext:value-type="string">
            <text:p>08h 22m 44.06s</text:p>
          </table:table-cell>
          <table:table-cell office:value-type="string" calcext:value-type="string">
            <text:p>+60° 37′ 52.5″</text:p>
          </table:table-cell>
          <table:table-cell office:value-type="float" office:value="6.42" calcext:value-type="float">
            <text:p>6.42</text:p>
          </table:table-cell>
          <table:table-cell office:value-type="float" office:value="0.75" calcext:value-type="float">
            <text:p>0.75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K0III</text:p>
          </table:table-cell>
          <table:table-cell table:number-columns-repeated="3"/>
          <table:table-cell table:formula="of:=MIDB([.$G187];1;2)" office:value-type="string" office:string-value="08" calcext:value-type="string">
            <text:p>08</text:p>
          </table:table-cell>
          <table:table-cell table:formula="of:=VALUE([.P187])" office:value-type="float" office:value="8" calcext:value-type="float">
            <text:p>8</text:p>
          </table:table-cell>
          <table:table-cell table:formula="of:=ORG.LIBREOFFICE.REGEX([.G187];&quot;.*h(.*)m.*&quot;;&quot;$1&quot;)" office:value-type="string" office:string-value=" 22" calcext:value-type="string">
            <text:p> 22</text:p>
          </table:table-cell>
          <table:table-cell table:formula="of:=VALUE([.R187])" office:value-type="float" office:value="22" calcext:value-type="float">
            <text:p>22</text:p>
          </table:table-cell>
          <table:table-cell table:formula="of:=ORG.LIBREOFFICE.REGEX([.G187];&quot;.*m(.*)s.*&quot;;&quot;$1&quot;)" office:value-type="string" office:string-value=" 44.06" calcext:value-type="string">
            <text:p> 44.06</text:p>
          </table:table-cell>
          <table:table-cell table:formula="of:=VALUE([.T187])" office:value-type="float" office:value="44.06" calcext:value-type="float">
            <text:p>44.06</text:p>
          </table:table-cell>
          <table:table-cell table:formula="of:=ORG.LIBREOFFICE.REGEX([.H187];&quot;(.*)°.*&quot;;&quot;$1&quot;)" office:value-type="string" office:string-value="+60" calcext:value-type="string">
            <text:p>+60</text:p>
          </table:table-cell>
          <table:table-cell table:formula="of:=VALUE([.V187])" office:value-type="float" office:value="60" calcext:value-type="float">
            <text:p>60</text:p>
          </table:table-cell>
          <table:table-cell table:formula="of:=ORG.LIBREOFFICE.REGEX([.H187];&quot;.*°(.*)′ .*&quot;;&quot;$1&quot;)" office:value-type="string" office:string-value=" 37" calcext:value-type="string">
            <text:p> 37</text:p>
          </table:table-cell>
          <table:table-cell table:formula="of:=VALUE([.X187])" office:value-type="float" office:value="37" calcext:value-type="float">
            <text:p>37</text:p>
          </table:table-cell>
          <table:table-cell table:formula="of:=ORG.LIBREOFFICE.REGEX([.H187];&quot;.*′(.*)″.*&quot;;&quot;$1&quot;)" office:value-type="string" office:string-value=" 52.5" calcext:value-type="string">
            <text:p> 52.5</text:p>
          </table:table-cell>
          <table:table-cell table:formula="of:=VALUE([.Z187])" office:value-type="float" office:value="52.5" calcext:value-type="float">
            <text:p>52.5</text:p>
          </table:table-cell>
          <table:table-cell table:formula="of:=[.Q187]+[.S187]/60+[.U187]/3600" office:value-type="float" office:value="8.37890555555556" calcext:value-type="float">
            <text:p>8.37890555555556</text:p>
          </table:table-cell>
          <table:table-cell table:formula="of:=[.W187]+[.Y187]/60+[.AA187]/3600" office:value-type="float" office:value="60.63125" calcext:value-type="float">
            <text:p>60.63125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89268" calcext:value-type="float">
            <text:p>89268</text:p>
          </table:table-cell>
          <table:table-cell office:value-type="float" office:value="50509" calcext:value-type="float">
            <text:p>50509</text:p>
          </table:table-cell>
          <table:table-cell office:value-type="string" calcext:value-type="string">
            <text:p>10h 18m 58.77s</text:p>
          </table:table-cell>
          <table:table-cell office:value-type="string" calcext:value-type="string">
            <text:p>+46° 45′ 39.1″</text:p>
          </table:table-cell>
          <table:table-cell office:value-type="float" office:value="6.42" calcext:value-type="float">
            <text:p>6.42</text:p>
          </table:table-cell>
          <table:table-cell office:value-type="string" calcext:value-type="string">
            <text:p>−0.61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K1III</text:p>
          </table:table-cell>
          <table:table-cell table:number-columns-repeated="3"/>
          <table:table-cell table:formula="of:=MIDB([.$G188];1;2)" office:value-type="string" office:string-value="10" calcext:value-type="string">
            <text:p>10</text:p>
          </table:table-cell>
          <table:table-cell table:formula="of:=VALUE([.P188])" office:value-type="float" office:value="10" calcext:value-type="float">
            <text:p>10</text:p>
          </table:table-cell>
          <table:table-cell table:formula="of:=ORG.LIBREOFFICE.REGEX([.G188];&quot;.*h(.*)m.*&quot;;&quot;$1&quot;)" office:value-type="string" office:string-value=" 18" calcext:value-type="string">
            <text:p> 18</text:p>
          </table:table-cell>
          <table:table-cell table:formula="of:=VALUE([.R188])" office:value-type="float" office:value="18" calcext:value-type="float">
            <text:p>18</text:p>
          </table:table-cell>
          <table:table-cell table:formula="of:=ORG.LIBREOFFICE.REGEX([.G188];&quot;.*m(.*)s.*&quot;;&quot;$1&quot;)" office:value-type="string" office:string-value=" 58.77" calcext:value-type="string">
            <text:p> 58.77</text:p>
          </table:table-cell>
          <table:table-cell table:formula="of:=VALUE([.T188])" office:value-type="float" office:value="58.77" calcext:value-type="float">
            <text:p>58.77</text:p>
          </table:table-cell>
          <table:table-cell table:formula="of:=ORG.LIBREOFFICE.REGEX([.H188];&quot;(.*)°.*&quot;;&quot;$1&quot;)" office:value-type="string" office:string-value="+46" calcext:value-type="string">
            <text:p>+46</text:p>
          </table:table-cell>
          <table:table-cell table:formula="of:=VALUE([.V188])" office:value-type="float" office:value="46" calcext:value-type="float">
            <text:p>46</text:p>
          </table:table-cell>
          <table:table-cell table:formula="of:=ORG.LIBREOFFICE.REGEX([.H188];&quot;.*°(.*)′ .*&quot;;&quot;$1&quot;)" office:value-type="string" office:string-value=" 45" calcext:value-type="string">
            <text:p> 45</text:p>
          </table:table-cell>
          <table:table-cell table:formula="of:=VALUE([.X188])" office:value-type="float" office:value="45" calcext:value-type="float">
            <text:p>45</text:p>
          </table:table-cell>
          <table:table-cell table:formula="of:=ORG.LIBREOFFICE.REGEX([.H188];&quot;.*′(.*)″.*&quot;;&quot;$1&quot;)" office:value-type="string" office:string-value=" 39.1" calcext:value-type="string">
            <text:p> 39.1</text:p>
          </table:table-cell>
          <table:table-cell table:formula="of:=VALUE([.Z188])" office:value-type="float" office:value="39.1" calcext:value-type="float">
            <text:p>39.1</text:p>
          </table:table-cell>
          <table:table-cell table:formula="of:=[.Q188]+[.S188]/60+[.U188]/3600" office:value-type="float" office:value="10.316325" calcext:value-type="float">
            <text:p>10.316325</text:p>
          </table:table-cell>
          <table:table-cell table:formula="of:=[.W188]+[.Y188]/60+[.AA188]/3600" office:value-type="float" office:value="46.7608611111111" calcext:value-type="float">
            <text:p>46.7608611111111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0508" calcext:value-type="float">
            <text:p>90508</text:p>
          </table:table-cell>
          <table:table-cell office:value-type="float" office:value="51248" calcext:value-type="float">
            <text:p>51248</text:p>
          </table:table-cell>
          <table:table-cell office:value-type="string" calcext:value-type="string">
            <text:p>10h 28m 03.81s</text:p>
          </table:table-cell>
          <table:table-cell office:value-type="string" calcext:value-type="string">
            <text:p>+48° 47′ 13.4″</text:p>
          </table:table-cell>
          <table:table-cell office:value-type="float" office:value="6.42" calcext:value-type="float">
            <text:p>6.42</text:p>
          </table:table-cell>
          <table:table-cell office:value-type="float" office:value="4.56" calcext:value-type="float">
            <text:p>4.5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1V</text:p>
          </table:table-cell>
          <table:table-cell table:number-columns-repeated="3"/>
          <table:table-cell table:formula="of:=MIDB([.$G189];1;2)" office:value-type="string" office:string-value="10" calcext:value-type="string">
            <text:p>10</text:p>
          </table:table-cell>
          <table:table-cell table:formula="of:=VALUE([.P189])" office:value-type="float" office:value="10" calcext:value-type="float">
            <text:p>10</text:p>
          </table:table-cell>
          <table:table-cell table:formula="of:=ORG.LIBREOFFICE.REGEX([.G189];&quot;.*h(.*)m.*&quot;;&quot;$1&quot;)" office:value-type="string" office:string-value=" 28" calcext:value-type="string">
            <text:p> 28</text:p>
          </table:table-cell>
          <table:table-cell table:formula="of:=VALUE([.R189])" office:value-type="float" office:value="28" calcext:value-type="float">
            <text:p>28</text:p>
          </table:table-cell>
          <table:table-cell table:formula="of:=ORG.LIBREOFFICE.REGEX([.G189];&quot;.*m(.*)s.*&quot;;&quot;$1&quot;)" office:value-type="string" office:string-value=" 03.81" calcext:value-type="string">
            <text:p> 03.81</text:p>
          </table:table-cell>
          <table:table-cell table:formula="of:=VALUE([.T189])" office:value-type="float" office:value="3.81" calcext:value-type="float">
            <text:p>3.81</text:p>
          </table:table-cell>
          <table:table-cell table:formula="of:=ORG.LIBREOFFICE.REGEX([.H189];&quot;(.*)°.*&quot;;&quot;$1&quot;)" office:value-type="string" office:string-value="+48" calcext:value-type="string">
            <text:p>+48</text:p>
          </table:table-cell>
          <table:table-cell table:formula="of:=VALUE([.V189])" office:value-type="float" office:value="48" calcext:value-type="float">
            <text:p>48</text:p>
          </table:table-cell>
          <table:table-cell table:formula="of:=ORG.LIBREOFFICE.REGEX([.H189];&quot;.*°(.*)′ .*&quot;;&quot;$1&quot;)" office:value-type="string" office:string-value=" 47" calcext:value-type="string">
            <text:p> 47</text:p>
          </table:table-cell>
          <table:table-cell table:formula="of:=VALUE([.X189])" office:value-type="float" office:value="47" calcext:value-type="float">
            <text:p>47</text:p>
          </table:table-cell>
          <table:table-cell table:formula="of:=ORG.LIBREOFFICE.REGEX([.H189];&quot;.*′(.*)″.*&quot;;&quot;$1&quot;)" office:value-type="string" office:string-value=" 13.4" calcext:value-type="string">
            <text:p> 13.4</text:p>
          </table:table-cell>
          <table:table-cell table:formula="of:=VALUE([.Z189])" office:value-type="float" office:value="13.4" calcext:value-type="float">
            <text:p>13.4</text:p>
          </table:table-cell>
          <table:table-cell table:formula="of:=[.Q189]+[.S189]/60+[.U189]/3600" office:value-type="float" office:value="10.467725" calcext:value-type="float">
            <text:p>10.467725</text:p>
          </table:table-cell>
          <table:table-cell table:formula="of:=[.W189]+[.Y189]/60+[.AA189]/3600" office:value-type="float" office:value="48.7870555555556" calcext:value-type="float">
            <text:p>48.7870555555556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3551" calcext:value-type="float">
            <text:p>93551</text:p>
          </table:table-cell>
          <table:table-cell office:value-type="float" office:value="52929" calcext:value-type="float">
            <text:p>52929</text:p>
          </table:table-cell>
          <table:table-cell office:value-type="string" calcext:value-type="string">
            <text:p>10h 49m 28.82s</text:p>
          </table:table-cell>
          <table:table-cell office:value-type="string" calcext:value-type="string">
            <text:p>+63° 48′ 36.0″</text:p>
          </table:table-cell>
          <table:table-cell office:value-type="float" office:value="6.42" calcext:value-type="float">
            <text:p>6.42</text:p>
          </table:table-cell>
          <table:table-cell office:value-type="string" calcext:value-type="string">
            <text:p>−0.69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K0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190];1;2)" office:value-type="string" office:string-value="10" calcext:value-type="string">
            <text:p>10</text:p>
          </table:table-cell>
          <table:table-cell table:formula="of:=VALUE([.P190])" office:value-type="float" office:value="10" calcext:value-type="float">
            <text:p>10</text:p>
          </table:table-cell>
          <table:table-cell table:formula="of:=ORG.LIBREOFFICE.REGEX([.G190];&quot;.*h(.*)m.*&quot;;&quot;$1&quot;)" office:value-type="string" office:string-value=" 49" calcext:value-type="string">
            <text:p> 49</text:p>
          </table:table-cell>
          <table:table-cell table:formula="of:=VALUE([.R190])" office:value-type="float" office:value="49" calcext:value-type="float">
            <text:p>49</text:p>
          </table:table-cell>
          <table:table-cell table:formula="of:=ORG.LIBREOFFICE.REGEX([.G190];&quot;.*m(.*)s.*&quot;;&quot;$1&quot;)" office:value-type="string" office:string-value=" 28.82" calcext:value-type="string">
            <text:p> 28.82</text:p>
          </table:table-cell>
          <table:table-cell table:formula="of:=VALUE([.T190])" office:value-type="float" office:value="28.82" calcext:value-type="float">
            <text:p>28.82</text:p>
          </table:table-cell>
          <table:table-cell table:formula="of:=ORG.LIBREOFFICE.REGEX([.H190];&quot;(.*)°.*&quot;;&quot;$1&quot;)" office:value-type="string" office:string-value="+63" calcext:value-type="string">
            <text:p>+63</text:p>
          </table:table-cell>
          <table:table-cell table:formula="of:=VALUE([.V190])" office:value-type="float" office:value="63" calcext:value-type="float">
            <text:p>63</text:p>
          </table:table-cell>
          <table:table-cell table:formula="of:=ORG.LIBREOFFICE.REGEX([.H190];&quot;.*°(.*)′ .*&quot;;&quot;$1&quot;)" office:value-type="string" office:string-value=" 48" calcext:value-type="string">
            <text:p> 48</text:p>
          </table:table-cell>
          <table:table-cell table:formula="of:=VALUE([.X190])" office:value-type="float" office:value="48" calcext:value-type="float">
            <text:p>48</text:p>
          </table:table-cell>
          <table:table-cell table:formula="of:=ORG.LIBREOFFICE.REGEX([.H190];&quot;.*′(.*)″.*&quot;;&quot;$1&quot;)" office:value-type="string" office:string-value=" 36.0" calcext:value-type="string">
            <text:p> 36.0</text:p>
          </table:table-cell>
          <table:table-cell table:formula="of:=VALUE([.Z190])" office:value-type="float" office:value="36" calcext:value-type="float">
            <text:p>36</text:p>
          </table:table-cell>
          <table:table-cell table:formula="of:=[.Q190]+[.S190]/60+[.U190]/3600" office:value-type="float" office:value="10.8246722222222" calcext:value-type="float">
            <text:p>10.8246722222222</text:p>
          </table:table-cell>
          <table:table-cell table:formula="of:=[.W190]+[.Y190]/60+[.AA190]/3600" office:value-type="float" office:value="63.81" calcext:value-type="float">
            <text:p>63.81</text:p>
          </table:table-cell>
        </table:table-row>
        <table:table-row table:style-name="ro6">
          <table:table-cell office:value-type="string" calcext:value-type="string">
            <text:p><text:a xlink:href="https://en.wikipedia.org/wiki/Groombridge_1830" xlink:type="simple">Groombridge 1830</text:a></text:p>
          </table:table-cell>
          <table:table-cell table:number-columns-repeated="3"/>
          <table:table-cell office:value-type="float" office:value="103095" calcext:value-type="float">
            <text:p>103095</text:p>
          </table:table-cell>
          <table:table-cell office:value-type="float" office:value="57939" calcext:value-type="float">
            <text:p>57939</text:p>
          </table:table-cell>
          <table:table-cell office:value-type="string" calcext:value-type="string">
            <text:p>11h 52m 55.82s</text:p>
          </table:table-cell>
          <table:table-cell office:value-type="string" calcext:value-type="string">
            <text:p>+37° 43′ 58.1″</text:p>
          </table:table-cell>
          <table:table-cell office:value-type="float" office:value="6.42" calcext:value-type="float">
            <text:p>6.42</text:p>
          </table:table-cell>
          <table:table-cell office:value-type="float" office:value="6.61" calcext:value-type="float">
            <text:p>6.6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8VIp</text:p>
          </table:table-cell>
          <table:table-cell table:style-name="ce2" office:value-type="string" calcext:value-type="string">
            <text:p>Argelander's Star</text:p>
          </table:table-cell>
          <table:table-cell table:number-columns-repeated="2"/>
          <table:table-cell table:formula="of:=MIDB([.$G191];1;2)" office:value-type="string" office:string-value="11" calcext:value-type="string">
            <text:p>11</text:p>
          </table:table-cell>
          <table:table-cell table:formula="of:=VALUE([.P191])" office:value-type="float" office:value="11" calcext:value-type="float">
            <text:p>11</text:p>
          </table:table-cell>
          <table:table-cell table:formula="of:=ORG.LIBREOFFICE.REGEX([.G191];&quot;.*h(.*)m.*&quot;;&quot;$1&quot;)" office:value-type="string" office:string-value=" 52" calcext:value-type="string">
            <text:p> 52</text:p>
          </table:table-cell>
          <table:table-cell table:formula="of:=VALUE([.R191])" office:value-type="float" office:value="52" calcext:value-type="float">
            <text:p>52</text:p>
          </table:table-cell>
          <table:table-cell table:formula="of:=ORG.LIBREOFFICE.REGEX([.G191];&quot;.*m(.*)s.*&quot;;&quot;$1&quot;)" office:value-type="string" office:string-value=" 55.82" calcext:value-type="string">
            <text:p> 55.82</text:p>
          </table:table-cell>
          <table:table-cell table:formula="of:=VALUE([.T191])" office:value-type="float" office:value="55.82" calcext:value-type="float">
            <text:p>55.82</text:p>
          </table:table-cell>
          <table:table-cell table:formula="of:=ORG.LIBREOFFICE.REGEX([.H191];&quot;(.*)°.*&quot;;&quot;$1&quot;)" office:value-type="string" office:string-value="+37" calcext:value-type="string">
            <text:p>+37</text:p>
          </table:table-cell>
          <table:table-cell table:formula="of:=VALUE([.V191])" office:value-type="float" office:value="37" calcext:value-type="float">
            <text:p>37</text:p>
          </table:table-cell>
          <table:table-cell table:formula="of:=ORG.LIBREOFFICE.REGEX([.H191];&quot;.*°(.*)′ .*&quot;;&quot;$1&quot;)" office:value-type="string" office:string-value=" 43" calcext:value-type="string">
            <text:p> 43</text:p>
          </table:table-cell>
          <table:table-cell table:formula="of:=VALUE([.X191])" office:value-type="float" office:value="43" calcext:value-type="float">
            <text:p>43</text:p>
          </table:table-cell>
          <table:table-cell table:formula="of:=ORG.LIBREOFFICE.REGEX([.H191];&quot;.*′(.*)″.*&quot;;&quot;$1&quot;)" office:value-type="string" office:string-value=" 58.1" calcext:value-type="string">
            <text:p> 58.1</text:p>
          </table:table-cell>
          <table:table-cell table:formula="of:=VALUE([.Z191])" office:value-type="float" office:value="58.1" calcext:value-type="float">
            <text:p>58.1</text:p>
          </table:table-cell>
          <table:table-cell table:formula="of:=[.Q191]+[.S191]/60+[.U191]/3600" office:value-type="float" office:value="11.8821722222222" calcext:value-type="float">
            <text:p>11.8821722222222</text:p>
          </table:table-cell>
          <table:table-cell table:formula="of:=[.W191]+[.Y191]/60+[.AA191]/3600" office:value-type="float" office:value="37.7328055555556" calcext:value-type="float">
            <text:p>37.7328055555556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03928" calcext:value-type="float">
            <text:p>103928</text:p>
          </table:table-cell>
          <table:table-cell office:value-type="float" office:value="58369" calcext:value-type="float">
            <text:p>58369</text:p>
          </table:table-cell>
          <table:table-cell office:value-type="string" calcext:value-type="string">
            <text:p>11h 58m 07.25s</text:p>
          </table:table-cell>
          <table:table-cell office:value-type="string" calcext:value-type="string">
            <text:p>+32° 16′ 26.6″</text:p>
          </table:table-cell>
          <table:table-cell office:value-type="float" office:value="6.42" calcext:value-type="float">
            <text:p>6.42</text:p>
          </table:table-cell>
          <table:table-cell office:value-type="float" office:value="3.04" calcext:value-type="float">
            <text:p>3.0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9V</text:p>
          </table:table-cell>
          <table:table-cell table:number-columns-repeated="3"/>
          <table:table-cell table:formula="of:=MIDB([.$G192];1;2)" office:value-type="string" office:string-value="11" calcext:value-type="string">
            <text:p>11</text:p>
          </table:table-cell>
          <table:table-cell table:formula="of:=VALUE([.P192])" office:value-type="float" office:value="11" calcext:value-type="float">
            <text:p>11</text:p>
          </table:table-cell>
          <table:table-cell table:formula="of:=ORG.LIBREOFFICE.REGEX([.G192];&quot;.*h(.*)m.*&quot;;&quot;$1&quot;)" office:value-type="string" office:string-value=" 58" calcext:value-type="string">
            <text:p> 58</text:p>
          </table:table-cell>
          <table:table-cell table:formula="of:=VALUE([.R192])" office:value-type="float" office:value="58" calcext:value-type="float">
            <text:p>58</text:p>
          </table:table-cell>
          <table:table-cell table:formula="of:=ORG.LIBREOFFICE.REGEX([.G192];&quot;.*m(.*)s.*&quot;;&quot;$1&quot;)" office:value-type="string" office:string-value=" 07.25" calcext:value-type="string">
            <text:p> 07.25</text:p>
          </table:table-cell>
          <table:table-cell table:formula="of:=VALUE([.T192])" office:value-type="float" office:value="7.25" calcext:value-type="float">
            <text:p>7.25</text:p>
          </table:table-cell>
          <table:table-cell table:formula="of:=ORG.LIBREOFFICE.REGEX([.H192];&quot;(.*)°.*&quot;;&quot;$1&quot;)" office:value-type="string" office:string-value="+32" calcext:value-type="string">
            <text:p>+32</text:p>
          </table:table-cell>
          <table:table-cell table:formula="of:=VALUE([.V192])" office:value-type="float" office:value="32" calcext:value-type="float">
            <text:p>32</text:p>
          </table:table-cell>
          <table:table-cell table:formula="of:=ORG.LIBREOFFICE.REGEX([.H192];&quot;.*°(.*)′ .*&quot;;&quot;$1&quot;)" office:value-type="string" office:string-value=" 16" calcext:value-type="string">
            <text:p> 16</text:p>
          </table:table-cell>
          <table:table-cell table:formula="of:=VALUE([.X192])" office:value-type="float" office:value="16" calcext:value-type="float">
            <text:p>16</text:p>
          </table:table-cell>
          <table:table-cell table:formula="of:=ORG.LIBREOFFICE.REGEX([.H192];&quot;.*′(.*)″.*&quot;;&quot;$1&quot;)" office:value-type="string" office:string-value=" 26.6" calcext:value-type="string">
            <text:p> 26.6</text:p>
          </table:table-cell>
          <table:table-cell table:formula="of:=VALUE([.Z192])" office:value-type="float" office:value="26.6" calcext:value-type="float">
            <text:p>26.6</text:p>
          </table:table-cell>
          <table:table-cell table:formula="of:=[.Q192]+[.S192]/60+[.U192]/3600" office:value-type="float" office:value="11.9686805555556" calcext:value-type="float">
            <text:p>11.9686805555556</text:p>
          </table:table-cell>
          <table:table-cell table:formula="of:=[.W192]+[.Y192]/60+[.AA192]/3600" office:value-type="float" office:value="32.2740555555556" calcext:value-type="float">
            <text:p>32.2740555555556</text:p>
          </table:table-cell>
        </table:table-row>
        <table:table-row table:style-name="ro4">
          <table:table-cell office:value-type="string" calcext:value-type="string">
            <text:p>56 Cam</text:p>
          </table:table-cell>
          <table:table-cell/>
          <table:table-cell table:style-name="ce2" office:value-type="float" office:value="-56" calcext:value-type="float">
            <text:p>-56</text:p>
          </table:table-cell>
          <table:table-cell/>
          <table:table-cell office:value-type="float" office:value="68457" calcext:value-type="float">
            <text:p>68457</text:p>
          </table:table-cell>
          <table:table-cell office:value-type="float" office:value="40474" calcext:value-type="float">
            <text:p>40474</text:p>
          </table:table-cell>
          <table:table-cell office:value-type="string" calcext:value-type="string">
            <text:p>08h 15m 50.52s</text:p>
          </table:table-cell>
          <table:table-cell office:value-type="string" calcext:value-type="string">
            <text:p>+60° 22′ 50.1″</text:p>
          </table:table-cell>
          <table:table-cell office:value-type="float" office:value="6.43" calcext:value-type="float">
            <text:p>6.43</text:p>
          </table:table-cell>
          <table:table-cell office:value-type="float" office:value="0.5" calcext:value-type="float">
            <text:p>0.5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A7Vm</text:p>
          </table:table-cell>
          <table:table-cell table:number-columns-repeated="3"/>
          <table:table-cell table:formula="of:=MIDB([.$G193];1;2)" office:value-type="string" office:string-value="08" calcext:value-type="string">
            <text:p>08</text:p>
          </table:table-cell>
          <table:table-cell table:formula="of:=VALUE([.P193])" office:value-type="float" office:value="8" calcext:value-type="float">
            <text:p>8</text:p>
          </table:table-cell>
          <table:table-cell table:formula="of:=ORG.LIBREOFFICE.REGEX([.G193];&quot;.*h(.*)m.*&quot;;&quot;$1&quot;)" office:value-type="string" office:string-value=" 15" calcext:value-type="string">
            <text:p> 15</text:p>
          </table:table-cell>
          <table:table-cell table:formula="of:=VALUE([.R193])" office:value-type="float" office:value="15" calcext:value-type="float">
            <text:p>15</text:p>
          </table:table-cell>
          <table:table-cell table:formula="of:=ORG.LIBREOFFICE.REGEX([.G193];&quot;.*m(.*)s.*&quot;;&quot;$1&quot;)" office:value-type="string" office:string-value=" 50.52" calcext:value-type="string">
            <text:p> 50.52</text:p>
          </table:table-cell>
          <table:table-cell table:formula="of:=VALUE([.T193])" office:value-type="float" office:value="50.52" calcext:value-type="float">
            <text:p>50.52</text:p>
          </table:table-cell>
          <table:table-cell table:formula="of:=ORG.LIBREOFFICE.REGEX([.H193];&quot;(.*)°.*&quot;;&quot;$1&quot;)" office:value-type="string" office:string-value="+60" calcext:value-type="string">
            <text:p>+60</text:p>
          </table:table-cell>
          <table:table-cell table:formula="of:=VALUE([.V193])" office:value-type="float" office:value="60" calcext:value-type="float">
            <text:p>60</text:p>
          </table:table-cell>
          <table:table-cell table:formula="of:=ORG.LIBREOFFICE.REGEX([.H193];&quot;.*°(.*)′ .*&quot;;&quot;$1&quot;)" office:value-type="string" office:string-value=" 22" calcext:value-type="string">
            <text:p> 22</text:p>
          </table:table-cell>
          <table:table-cell table:formula="of:=VALUE([.X193])" office:value-type="float" office:value="22" calcext:value-type="float">
            <text:p>22</text:p>
          </table:table-cell>
          <table:table-cell table:formula="of:=ORG.LIBREOFFICE.REGEX([.H193];&quot;.*′(.*)″.*&quot;;&quot;$1&quot;)" office:value-type="string" office:string-value=" 50.1" calcext:value-type="string">
            <text:p> 50.1</text:p>
          </table:table-cell>
          <table:table-cell table:formula="of:=VALUE([.Z193])" office:value-type="float" office:value="50.1" calcext:value-type="float">
            <text:p>50.1</text:p>
          </table:table-cell>
          <table:table-cell table:formula="of:=[.Q193]+[.S193]/60+[.U193]/3600" office:value-type="float" office:value="8.26403333333333" calcext:value-type="float">
            <text:p>8.26403333333333</text:p>
          </table:table-cell>
          <table:table-cell table:formula="of:=[.W193]+[.Y193]/60+[.AA193]/3600" office:value-type="float" office:value="60.3805833333333" calcext:value-type="float">
            <text:p>60.3805833333333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8673" calcext:value-type="float">
            <text:p>98673</text:p>
          </table:table-cell>
          <table:table-cell office:value-type="float" office:value="55485" calcext:value-type="float">
            <text:p>55485</text:p>
          </table:table-cell>
          <table:table-cell office:value-type="string" calcext:value-type="string">
            <text:p>11h 21m 49.35s</text:p>
          </table:table-cell>
          <table:table-cell office:value-type="string" calcext:value-type="string">
            <text:p>+57° 04′ 29.4″</text:p>
          </table:table-cell>
          <table:table-cell office:value-type="float" office:value="6.43" calcext:value-type="float">
            <text:p>6.43</text:p>
          </table:table-cell>
          <table:table-cell office:value-type="float" office:value="1.96" calcext:value-type="float">
            <text:p>1.96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7Vn</text:p>
          </table:table-cell>
          <table:table-cell table:number-columns-repeated="3"/>
          <table:table-cell table:formula="of:=MIDB([.$G194];1;2)" office:value-type="string" office:string-value="11" calcext:value-type="string">
            <text:p>11</text:p>
          </table:table-cell>
          <table:table-cell table:formula="of:=VALUE([.P194])" office:value-type="float" office:value="11" calcext:value-type="float">
            <text:p>11</text:p>
          </table:table-cell>
          <table:table-cell table:formula="of:=ORG.LIBREOFFICE.REGEX([.G194];&quot;.*h(.*)m.*&quot;;&quot;$1&quot;)" office:value-type="string" office:string-value=" 21" calcext:value-type="string">
            <text:p> 21</text:p>
          </table:table-cell>
          <table:table-cell table:formula="of:=VALUE([.R194])" office:value-type="float" office:value="21" calcext:value-type="float">
            <text:p>21</text:p>
          </table:table-cell>
          <table:table-cell table:formula="of:=ORG.LIBREOFFICE.REGEX([.G194];&quot;.*m(.*)s.*&quot;;&quot;$1&quot;)" office:value-type="string" office:string-value=" 49.35" calcext:value-type="string">
            <text:p> 49.35</text:p>
          </table:table-cell>
          <table:table-cell table:formula="of:=VALUE([.T194])" office:value-type="float" office:value="49.35" calcext:value-type="float">
            <text:p>49.35</text:p>
          </table:table-cell>
          <table:table-cell table:formula="of:=ORG.LIBREOFFICE.REGEX([.H194];&quot;(.*)°.*&quot;;&quot;$1&quot;)" office:value-type="string" office:string-value="+57" calcext:value-type="string">
            <text:p>+57</text:p>
          </table:table-cell>
          <table:table-cell table:formula="of:=VALUE([.V194])" office:value-type="float" office:value="57" calcext:value-type="float">
            <text:p>57</text:p>
          </table:table-cell>
          <table:table-cell table:formula="of:=ORG.LIBREOFFICE.REGEX([.H194];&quot;.*°(.*)′ .*&quot;;&quot;$1&quot;)" office:value-type="string" office:string-value=" 04" calcext:value-type="string">
            <text:p> 04</text:p>
          </table:table-cell>
          <table:table-cell table:formula="of:=VALUE([.X194])" office:value-type="float" office:value="4" calcext:value-type="float">
            <text:p>4</text:p>
          </table:table-cell>
          <table:table-cell table:formula="of:=ORG.LIBREOFFICE.REGEX([.H194];&quot;.*′(.*)″.*&quot;;&quot;$1&quot;)" office:value-type="string" office:string-value=" 29.4" calcext:value-type="string">
            <text:p> 29.4</text:p>
          </table:table-cell>
          <table:table-cell table:formula="of:=VALUE([.Z194])" office:value-type="float" office:value="29.4" calcext:value-type="float">
            <text:p>29.4</text:p>
          </table:table-cell>
          <table:table-cell table:formula="of:=[.Q194]+[.S194]/60+[.U194]/3600" office:value-type="float" office:value="11.3637083333333" calcext:value-type="float">
            <text:p>11.3637083333333</text:p>
          </table:table-cell>
          <table:table-cell table:formula="of:=[.W194]+[.Y194]/60+[.AA194]/3600" office:value-type="float" office:value="57.0748333333333" calcext:value-type="float">
            <text:p>57.0748333333333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77692" calcext:value-type="float">
            <text:p>77692</text:p>
          </table:table-cell>
          <table:table-cell office:value-type="float" office:value="44717" calcext:value-type="float">
            <text:p>44717</text:p>
          </table:table-cell>
          <table:table-cell office:value-type="string" calcext:value-type="string">
            <text:p>09h 06m 43.16s</text:p>
          </table:table-cell>
          <table:table-cell office:value-type="string" calcext:value-type="string">
            <text:p>+59° 20′ 40.4″</text:p>
          </table:table-cell>
          <table:table-cell office:value-type="float" office:value="6.44" calcext:value-type="float">
            <text:p>6.44</text:p>
          </table:table-cell>
          <table:table-cell office:value-type="string" calcext:value-type="string">
            <text:p>−1.26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A2V</text:p>
          </table:table-cell>
          <table:table-cell table:number-columns-repeated="3"/>
          <table:table-cell table:formula="of:=MIDB([.$G195];1;2)" office:value-type="string" office:string-value="09" calcext:value-type="string">
            <text:p>09</text:p>
          </table:table-cell>
          <table:table-cell table:formula="of:=VALUE([.P195])" office:value-type="float" office:value="9" calcext:value-type="float">
            <text:p>9</text:p>
          </table:table-cell>
          <table:table-cell table:formula="of:=ORG.LIBREOFFICE.REGEX([.G195];&quot;.*h(.*)m.*&quot;;&quot;$1&quot;)" office:value-type="string" office:string-value=" 06" calcext:value-type="string">
            <text:p> 06</text:p>
          </table:table-cell>
          <table:table-cell table:formula="of:=VALUE([.R195])" office:value-type="float" office:value="6" calcext:value-type="float">
            <text:p>6</text:p>
          </table:table-cell>
          <table:table-cell table:formula="of:=ORG.LIBREOFFICE.REGEX([.G195];&quot;.*m(.*)s.*&quot;;&quot;$1&quot;)" office:value-type="string" office:string-value=" 43.16" calcext:value-type="string">
            <text:p> 43.16</text:p>
          </table:table-cell>
          <table:table-cell table:formula="of:=VALUE([.T195])" office:value-type="float" office:value="43.16" calcext:value-type="float">
            <text:p>43.16</text:p>
          </table:table-cell>
          <table:table-cell table:formula="of:=ORG.LIBREOFFICE.REGEX([.H195];&quot;(.*)°.*&quot;;&quot;$1&quot;)" office:value-type="string" office:string-value="+59" calcext:value-type="string">
            <text:p>+59</text:p>
          </table:table-cell>
          <table:table-cell table:formula="of:=VALUE([.V195])" office:value-type="float" office:value="59" calcext:value-type="float">
            <text:p>59</text:p>
          </table:table-cell>
          <table:table-cell table:formula="of:=ORG.LIBREOFFICE.REGEX([.H195];&quot;.*°(.*)′ .*&quot;;&quot;$1&quot;)" office:value-type="string" office:string-value=" 20" calcext:value-type="string">
            <text:p> 20</text:p>
          </table:table-cell>
          <table:table-cell table:formula="of:=VALUE([.X195])" office:value-type="float" office:value="20" calcext:value-type="float">
            <text:p>20</text:p>
          </table:table-cell>
          <table:table-cell table:formula="of:=ORG.LIBREOFFICE.REGEX([.H195];&quot;.*′(.*)″.*&quot;;&quot;$1&quot;)" office:value-type="string" office:string-value=" 40.4" calcext:value-type="string">
            <text:p> 40.4</text:p>
          </table:table-cell>
          <table:table-cell table:formula="of:=VALUE([.Z195])" office:value-type="float" office:value="40.4" calcext:value-type="float">
            <text:p>40.4</text:p>
          </table:table-cell>
          <table:table-cell table:formula="of:=[.Q195]+[.S195]/60+[.U195]/3600" office:value-type="float" office:value="9.11198888888889" calcext:value-type="float">
            <text:p>9.11198888888889</text:p>
          </table:table-cell>
          <table:table-cell table:formula="of:=[.W195]+[.Y195]/60+[.AA195]/3600" office:value-type="float" office:value="59.3445555555556" calcext:value-type="float">
            <text:p>59.3445555555556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4084" calcext:value-type="float">
            <text:p>94084</text:p>
          </table:table-cell>
          <table:table-cell office:value-type="float" office:value="53157" calcext:value-type="float">
            <text:p>53157</text:p>
          </table:table-cell>
          <table:table-cell office:value-type="string" calcext:value-type="string">
            <text:p>10h 52m 32.11s</text:p>
          </table:table-cell>
          <table:table-cell office:value-type="string" calcext:value-type="string">
            <text:p>+52° 30′ 13.4″</text:p>
          </table:table-cell>
          <table:table-cell office:value-type="float" office:value="6.44" calcext:value-type="float">
            <text:p>6.44</text:p>
          </table:table-cell>
          <table:table-cell office:value-type="float" office:value="1.51" calcext:value-type="float">
            <text:p>1.5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K2III</text:p>
          </table:table-cell>
          <table:table-cell table:number-columns-repeated="3"/>
          <table:table-cell table:formula="of:=MIDB([.$G196];1;2)" office:value-type="string" office:string-value="10" calcext:value-type="string">
            <text:p>10</text:p>
          </table:table-cell>
          <table:table-cell table:formula="of:=VALUE([.P196])" office:value-type="float" office:value="10" calcext:value-type="float">
            <text:p>10</text:p>
          </table:table-cell>
          <table:table-cell table:formula="of:=ORG.LIBREOFFICE.REGEX([.G196];&quot;.*h(.*)m.*&quot;;&quot;$1&quot;)" office:value-type="string" office:string-value=" 52" calcext:value-type="string">
            <text:p> 52</text:p>
          </table:table-cell>
          <table:table-cell table:formula="of:=VALUE([.R196])" office:value-type="float" office:value="52" calcext:value-type="float">
            <text:p>52</text:p>
          </table:table-cell>
          <table:table-cell table:formula="of:=ORG.LIBREOFFICE.REGEX([.G196];&quot;.*m(.*)s.*&quot;;&quot;$1&quot;)" office:value-type="string" office:string-value=" 32.11" calcext:value-type="string">
            <text:p> 32.11</text:p>
          </table:table-cell>
          <table:table-cell table:formula="of:=VALUE([.T196])" office:value-type="float" office:value="32.11" calcext:value-type="float">
            <text:p>32.11</text:p>
          </table:table-cell>
          <table:table-cell table:formula="of:=ORG.LIBREOFFICE.REGEX([.H196];&quot;(.*)°.*&quot;;&quot;$1&quot;)" office:value-type="string" office:string-value="+52" calcext:value-type="string">
            <text:p>+52</text:p>
          </table:table-cell>
          <table:table-cell table:formula="of:=VALUE([.V196])" office:value-type="float" office:value="52" calcext:value-type="float">
            <text:p>52</text:p>
          </table:table-cell>
          <table:table-cell table:formula="of:=ORG.LIBREOFFICE.REGEX([.H196];&quot;.*°(.*)′ .*&quot;;&quot;$1&quot;)" office:value-type="string" office:string-value=" 30" calcext:value-type="string">
            <text:p> 30</text:p>
          </table:table-cell>
          <table:table-cell table:formula="of:=VALUE([.X196])" office:value-type="float" office:value="30" calcext:value-type="float">
            <text:p>30</text:p>
          </table:table-cell>
          <table:table-cell table:formula="of:=ORG.LIBREOFFICE.REGEX([.H196];&quot;.*′(.*)″.*&quot;;&quot;$1&quot;)" office:value-type="string" office:string-value=" 13.4" calcext:value-type="string">
            <text:p> 13.4</text:p>
          </table:table-cell>
          <table:table-cell table:formula="of:=VALUE([.Z196])" office:value-type="float" office:value="13.4" calcext:value-type="float">
            <text:p>13.4</text:p>
          </table:table-cell>
          <table:table-cell table:formula="of:=[.Q196]+[.S196]/60+[.U196]/3600" office:value-type="float" office:value="10.8755861111111" calcext:value-type="float">
            <text:p>10.8755861111111</text:p>
          </table:table-cell>
          <table:table-cell table:formula="of:=[.W196]+[.Y196]/60+[.AA196]/3600" office:value-type="float" office:value="52.5037222222222" calcext:value-type="float">
            <text:p>52.5037222222222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5572" calcext:value-type="float">
            <text:p>95572</text:p>
          </table:table-cell>
          <table:table-cell office:value-type="float" office:value="54038" calcext:value-type="float">
            <text:p>54038</text:p>
          </table:table-cell>
          <table:table-cell office:value-type="string" calcext:value-type="string">
            <text:p>11h 03m 27.37s</text:p>
          </table:table-cell>
          <table:table-cell office:value-type="string" calcext:value-type="string">
            <text:p>+70° 01′ 51.0″</text:p>
          </table:table-cell>
          <table:table-cell office:value-type="float" office:value="6.44" calcext:value-type="float">
            <text:p>6.44</text:p>
          </table:table-cell>
          <table:table-cell office:value-type="string" calcext:value-type="string">
            <text:p>−0.32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K0</text:p>
          </table:table-cell>
          <table:table-cell table:number-columns-repeated="3"/>
          <table:table-cell table:formula="of:=MIDB([.$G197];1;2)" office:value-type="string" office:string-value="11" calcext:value-type="string">
            <text:p>11</text:p>
          </table:table-cell>
          <table:table-cell table:formula="of:=VALUE([.P197])" office:value-type="float" office:value="11" calcext:value-type="float">
            <text:p>11</text:p>
          </table:table-cell>
          <table:table-cell table:formula="of:=ORG.LIBREOFFICE.REGEX([.G197];&quot;.*h(.*)m.*&quot;;&quot;$1&quot;)" office:value-type="string" office:string-value=" 03" calcext:value-type="string">
            <text:p> 03</text:p>
          </table:table-cell>
          <table:table-cell table:formula="of:=VALUE([.R197])" office:value-type="float" office:value="3" calcext:value-type="float">
            <text:p>3</text:p>
          </table:table-cell>
          <table:table-cell table:formula="of:=ORG.LIBREOFFICE.REGEX([.G197];&quot;.*m(.*)s.*&quot;;&quot;$1&quot;)" office:value-type="string" office:string-value=" 27.37" calcext:value-type="string">
            <text:p> 27.37</text:p>
          </table:table-cell>
          <table:table-cell table:formula="of:=VALUE([.T197])" office:value-type="float" office:value="27.37" calcext:value-type="float">
            <text:p>27.37</text:p>
          </table:table-cell>
          <table:table-cell table:formula="of:=ORG.LIBREOFFICE.REGEX([.H197];&quot;(.*)°.*&quot;;&quot;$1&quot;)" office:value-type="string" office:string-value="+70" calcext:value-type="string">
            <text:p>+70</text:p>
          </table:table-cell>
          <table:table-cell table:formula="of:=VALUE([.V197])" office:value-type="float" office:value="70" calcext:value-type="float">
            <text:p>70</text:p>
          </table:table-cell>
          <table:table-cell table:formula="of:=ORG.LIBREOFFICE.REGEX([.H197];&quot;.*°(.*)′ .*&quot;;&quot;$1&quot;)" office:value-type="string" office:string-value=" 01" calcext:value-type="string">
            <text:p> 01</text:p>
          </table:table-cell>
          <table:table-cell table:formula="of:=VALUE([.X197])" office:value-type="float" office:value="1" calcext:value-type="float">
            <text:p>1</text:p>
          </table:table-cell>
          <table:table-cell table:formula="of:=ORG.LIBREOFFICE.REGEX([.H197];&quot;.*′(.*)″.*&quot;;&quot;$1&quot;)" office:value-type="string" office:string-value=" 51.0" calcext:value-type="string">
            <text:p> 51.0</text:p>
          </table:table-cell>
          <table:table-cell table:formula="of:=VALUE([.Z197])" office:value-type="float" office:value="51" calcext:value-type="float">
            <text:p>51</text:p>
          </table:table-cell>
          <table:table-cell table:formula="of:=[.Q197]+[.S197]/60+[.U197]/3600" office:value-type="float" office:value="11.0576027777778" calcext:value-type="float">
            <text:p>11.0576027777778</text:p>
          </table:table-cell>
          <table:table-cell table:formula="of:=[.W197]+[.Y197]/60+[.AA197]/3600" office:value-type="float" office:value="70.0308333333333" calcext:value-type="float">
            <text:p>70.0308333333333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89389" calcext:value-type="float">
            <text:p>89389</text:p>
          </table:table-cell>
          <table:table-cell office:value-type="float" office:value="50606" calcext:value-type="float">
            <text:p>50606</text:p>
          </table:table-cell>
          <table:table-cell office:value-type="string" calcext:value-type="string">
            <text:p>10h 20m 14.88s</text:p>
          </table:table-cell>
          <table:table-cell office:value-type="string" calcext:value-type="string">
            <text:p>+53° 46′ 45.4″</text:p>
          </table:table-cell>
          <table:table-cell office:value-type="float" office:value="6.45" calcext:value-type="float">
            <text:p>6.45</text:p>
          </table:table-cell>
          <table:table-cell office:value-type="float" office:value="4.02" calcext:value-type="float">
            <text:p>4.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9V</text:p>
          </table:table-cell>
          <table:table-cell table:number-columns-repeated="3"/>
          <table:table-cell table:formula="of:=MIDB([.$G198];1;2)" office:value-type="string" office:string-value="10" calcext:value-type="string">
            <text:p>10</text:p>
          </table:table-cell>
          <table:table-cell table:formula="of:=VALUE([.P198])" office:value-type="float" office:value="10" calcext:value-type="float">
            <text:p>10</text:p>
          </table:table-cell>
          <table:table-cell table:formula="of:=ORG.LIBREOFFICE.REGEX([.G198];&quot;.*h(.*)m.*&quot;;&quot;$1&quot;)" office:value-type="string" office:string-value=" 20" calcext:value-type="string">
            <text:p> 20</text:p>
          </table:table-cell>
          <table:table-cell table:formula="of:=VALUE([.R198])" office:value-type="float" office:value="20" calcext:value-type="float">
            <text:p>20</text:p>
          </table:table-cell>
          <table:table-cell table:formula="of:=ORG.LIBREOFFICE.REGEX([.G198];&quot;.*m(.*)s.*&quot;;&quot;$1&quot;)" office:value-type="string" office:string-value=" 14.88" calcext:value-type="string">
            <text:p> 14.88</text:p>
          </table:table-cell>
          <table:table-cell table:formula="of:=VALUE([.T198])" office:value-type="float" office:value="14.88" calcext:value-type="float">
            <text:p>14.88</text:p>
          </table:table-cell>
          <table:table-cell table:formula="of:=ORG.LIBREOFFICE.REGEX([.H198];&quot;(.*)°.*&quot;;&quot;$1&quot;)" office:value-type="string" office:string-value="+53" calcext:value-type="string">
            <text:p>+53</text:p>
          </table:table-cell>
          <table:table-cell table:formula="of:=VALUE([.V198])" office:value-type="float" office:value="53" calcext:value-type="float">
            <text:p>53</text:p>
          </table:table-cell>
          <table:table-cell table:formula="of:=ORG.LIBREOFFICE.REGEX([.H198];&quot;.*°(.*)′ .*&quot;;&quot;$1&quot;)" office:value-type="string" office:string-value=" 46" calcext:value-type="string">
            <text:p> 46</text:p>
          </table:table-cell>
          <table:table-cell table:formula="of:=VALUE([.X198])" office:value-type="float" office:value="46" calcext:value-type="float">
            <text:p>46</text:p>
          </table:table-cell>
          <table:table-cell table:formula="of:=ORG.LIBREOFFICE.REGEX([.H198];&quot;.*′(.*)″.*&quot;;&quot;$1&quot;)" office:value-type="string" office:string-value=" 45.4" calcext:value-type="string">
            <text:p> 45.4</text:p>
          </table:table-cell>
          <table:table-cell table:formula="of:=VALUE([.Z198])" office:value-type="float" office:value="45.4" calcext:value-type="float">
            <text:p>45.4</text:p>
          </table:table-cell>
          <table:table-cell table:formula="of:=[.Q198]+[.S198]/60+[.U198]/3600" office:value-type="float" office:value="10.3374666666667" calcext:value-type="float">
            <text:p>10.3374666666667</text:p>
          </table:table-cell>
          <table:table-cell table:formula="of:=[.W198]+[.Y198]/60+[.AA198]/3600" office:value-type="float" office:value="53.7792777777778" calcext:value-type="float">
            <text:p>53.7792777777778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20874" calcext:value-type="float">
            <text:p>120874</text:p>
          </table:table-cell>
          <table:table-cell office:value-type="float" office:value="67548" calcext:value-type="float">
            <text:p>67548</text:p>
          </table:table-cell>
          <table:table-cell office:value-type="string" calcext:value-type="string">
            <text:p>13h 50m 27.77s</text:p>
          </table:table-cell>
          <table:table-cell office:value-type="string" calcext:value-type="string">
            <text:p>+58° 32′ 21.9″</text:p>
          </table:table-cell>
          <table:table-cell office:value-type="float" office:value="6.45" calcext:value-type="float">
            <text:p>6.45</text:p>
          </table:table-cell>
          <table:table-cell office:value-type="float" office:value="1.87" calcext:value-type="float">
            <text:p>1.87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A3V</text:p>
          </table:table-cell>
          <table:table-cell table:number-columns-repeated="3"/>
          <table:table-cell table:formula="of:=MIDB([.$G199];1;2)" office:value-type="string" office:string-value="13" calcext:value-type="string">
            <text:p>13</text:p>
          </table:table-cell>
          <table:table-cell table:formula="of:=VALUE([.P199])" office:value-type="float" office:value="13" calcext:value-type="float">
            <text:p>13</text:p>
          </table:table-cell>
          <table:table-cell table:formula="of:=ORG.LIBREOFFICE.REGEX([.G199];&quot;.*h(.*)m.*&quot;;&quot;$1&quot;)" office:value-type="string" office:string-value=" 50" calcext:value-type="string">
            <text:p> 50</text:p>
          </table:table-cell>
          <table:table-cell table:formula="of:=VALUE([.R199])" office:value-type="float" office:value="50" calcext:value-type="float">
            <text:p>50</text:p>
          </table:table-cell>
          <table:table-cell table:formula="of:=ORG.LIBREOFFICE.REGEX([.G199];&quot;.*m(.*)s.*&quot;;&quot;$1&quot;)" office:value-type="string" office:string-value=" 27.77" calcext:value-type="string">
            <text:p> 27.77</text:p>
          </table:table-cell>
          <table:table-cell table:formula="of:=VALUE([.T199])" office:value-type="float" office:value="27.77" calcext:value-type="float">
            <text:p>27.77</text:p>
          </table:table-cell>
          <table:table-cell table:formula="of:=ORG.LIBREOFFICE.REGEX([.H199];&quot;(.*)°.*&quot;;&quot;$1&quot;)" office:value-type="string" office:string-value="+58" calcext:value-type="string">
            <text:p>+58</text:p>
          </table:table-cell>
          <table:table-cell table:formula="of:=VALUE([.V199])" office:value-type="float" office:value="58" calcext:value-type="float">
            <text:p>58</text:p>
          </table:table-cell>
          <table:table-cell table:formula="of:=ORG.LIBREOFFICE.REGEX([.H199];&quot;.*°(.*)′ .*&quot;;&quot;$1&quot;)" office:value-type="string" office:string-value=" 32" calcext:value-type="string">
            <text:p> 32</text:p>
          </table:table-cell>
          <table:table-cell table:formula="of:=VALUE([.X199])" office:value-type="float" office:value="32" calcext:value-type="float">
            <text:p>32</text:p>
          </table:table-cell>
          <table:table-cell table:formula="of:=ORG.LIBREOFFICE.REGEX([.H199];&quot;.*′(.*)″.*&quot;;&quot;$1&quot;)" office:value-type="string" office:string-value=" 21.9" calcext:value-type="string">
            <text:p> 21.9</text:p>
          </table:table-cell>
          <table:table-cell table:formula="of:=VALUE([.Z199])" office:value-type="float" office:value="21.9" calcext:value-type="float">
            <text:p>21.9</text:p>
          </table:table-cell>
          <table:table-cell table:formula="of:=[.Q199]+[.S199]/60+[.U199]/3600" office:value-type="float" office:value="13.8410472222222" calcext:value-type="float">
            <text:p>13.8410472222222</text:p>
          </table:table-cell>
          <table:table-cell table:formula="of:=[.W199]+[.Y199]/60+[.AA199]/3600" office:value-type="float" office:value="58.5394166666667" calcext:value-type="float">
            <text:p>58.5394166666667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73029" calcext:value-type="float">
            <text:p>73029</text:p>
          </table:table-cell>
          <table:table-cell office:value-type="float" office:value="42434" calcext:value-type="float">
            <text:p>42434</text:p>
          </table:table-cell>
          <table:table-cell office:value-type="string" calcext:value-type="string">
            <text:p>08h 39m 10.10s</text:p>
          </table:table-cell>
          <table:table-cell office:value-type="string" calcext:value-type="string">
            <text:p>+59° 56′ 21.3″</text:p>
          </table:table-cell>
          <table:table-cell office:value-type="float" office:value="6.47" calcext:value-type="float">
            <text:p>6.47</text:p>
          </table:table-cell>
          <table:table-cell office:value-type="float" office:value="1.25" calcext:value-type="float">
            <text:p>1.25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A2Vn</text:p>
          </table:table-cell>
          <table:table-cell table:number-columns-repeated="3"/>
          <table:table-cell table:formula="of:=MIDB([.$G200];1;2)" office:value-type="string" office:string-value="08" calcext:value-type="string">
            <text:p>08</text:p>
          </table:table-cell>
          <table:table-cell table:formula="of:=VALUE([.P200])" office:value-type="float" office:value="8" calcext:value-type="float">
            <text:p>8</text:p>
          </table:table-cell>
          <table:table-cell table:formula="of:=ORG.LIBREOFFICE.REGEX([.G200];&quot;.*h(.*)m.*&quot;;&quot;$1&quot;)" office:value-type="string" office:string-value=" 39" calcext:value-type="string">
            <text:p> 39</text:p>
          </table:table-cell>
          <table:table-cell table:formula="of:=VALUE([.R200])" office:value-type="float" office:value="39" calcext:value-type="float">
            <text:p>39</text:p>
          </table:table-cell>
          <table:table-cell table:formula="of:=ORG.LIBREOFFICE.REGEX([.G200];&quot;.*m(.*)s.*&quot;;&quot;$1&quot;)" office:value-type="string" office:string-value=" 10.10" calcext:value-type="string">
            <text:p> 10.10</text:p>
          </table:table-cell>
          <table:table-cell table:formula="of:=VALUE([.T200])" office:value-type="float" office:value="10.1" calcext:value-type="float">
            <text:p>10.1</text:p>
          </table:table-cell>
          <table:table-cell table:formula="of:=ORG.LIBREOFFICE.REGEX([.H200];&quot;(.*)°.*&quot;;&quot;$1&quot;)" office:value-type="string" office:string-value="+59" calcext:value-type="string">
            <text:p>+59</text:p>
          </table:table-cell>
          <table:table-cell table:formula="of:=VALUE([.V200])" office:value-type="float" office:value="59" calcext:value-type="float">
            <text:p>59</text:p>
          </table:table-cell>
          <table:table-cell table:formula="of:=ORG.LIBREOFFICE.REGEX([.H200];&quot;.*°(.*)′ .*&quot;;&quot;$1&quot;)" office:value-type="string" office:string-value=" 56" calcext:value-type="string">
            <text:p> 56</text:p>
          </table:table-cell>
          <table:table-cell table:formula="of:=VALUE([.X200])" office:value-type="float" office:value="56" calcext:value-type="float">
            <text:p>56</text:p>
          </table:table-cell>
          <table:table-cell table:formula="of:=ORG.LIBREOFFICE.REGEX([.H200];&quot;.*′(.*)″.*&quot;;&quot;$1&quot;)" office:value-type="string" office:string-value=" 21.3" calcext:value-type="string">
            <text:p> 21.3</text:p>
          </table:table-cell>
          <table:table-cell table:formula="of:=VALUE([.Z200])" office:value-type="float" office:value="21.3" calcext:value-type="float">
            <text:p>21.3</text:p>
          </table:table-cell>
          <table:table-cell table:formula="of:=[.Q200]+[.S200]/60+[.U200]/3600" office:value-type="float" office:value="8.65280555555556" calcext:value-type="float">
            <text:p>8.65280555555556</text:p>
          </table:table-cell>
          <table:table-cell table:formula="of:=[.W200]+[.Y200]/60+[.AA200]/3600" office:value-type="float" office:value="59.93925" calcext:value-type="float">
            <text:p>59.93925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03500" calcext:value-type="float">
            <text:p>103500</text:p>
          </table:table-cell>
          <table:table-cell office:value-type="float" office:value="58119" calcext:value-type="float">
            <text:p>58119</text:p>
          </table:table-cell>
          <table:table-cell office:value-type="string" calcext:value-type="string">
            <text:p>11h 55m 14.10s</text:p>
          </table:table-cell>
          <table:table-cell office:value-type="string" calcext:value-type="string">
            <text:p>+36° 45′ 23.4″</text:p>
          </table:table-cell>
          <table:table-cell office:value-type="float" office:value="6.47" calcext:value-type="float">
            <text:p>6.47</text:p>
          </table:table-cell>
          <table:table-cell office:value-type="float" office:value="0.19" calcext:value-type="float">
            <text:p>0.19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M3III</text:p>
          </table:table-cell>
          <table:table-cell table:number-columns-repeated="3"/>
          <table:table-cell table:formula="of:=MIDB([.$G201];1;2)" office:value-type="string" office:string-value="11" calcext:value-type="string">
            <text:p>11</text:p>
          </table:table-cell>
          <table:table-cell table:formula="of:=VALUE([.P201])" office:value-type="float" office:value="11" calcext:value-type="float">
            <text:p>11</text:p>
          </table:table-cell>
          <table:table-cell table:formula="of:=ORG.LIBREOFFICE.REGEX([.G201];&quot;.*h(.*)m.*&quot;;&quot;$1&quot;)" office:value-type="string" office:string-value=" 55" calcext:value-type="string">
            <text:p> 55</text:p>
          </table:table-cell>
          <table:table-cell table:formula="of:=VALUE([.R201])" office:value-type="float" office:value="55" calcext:value-type="float">
            <text:p>55</text:p>
          </table:table-cell>
          <table:table-cell table:formula="of:=ORG.LIBREOFFICE.REGEX([.G201];&quot;.*m(.*)s.*&quot;;&quot;$1&quot;)" office:value-type="string" office:string-value=" 14.10" calcext:value-type="string">
            <text:p> 14.10</text:p>
          </table:table-cell>
          <table:table-cell table:formula="of:=VALUE([.T201])" office:value-type="float" office:value="14.1" calcext:value-type="float">
            <text:p>14.1</text:p>
          </table:table-cell>
          <table:table-cell table:formula="of:=ORG.LIBREOFFICE.REGEX([.H201];&quot;(.*)°.*&quot;;&quot;$1&quot;)" office:value-type="string" office:string-value="+36" calcext:value-type="string">
            <text:p>+36</text:p>
          </table:table-cell>
          <table:table-cell table:formula="of:=VALUE([.V201])" office:value-type="float" office:value="36" calcext:value-type="float">
            <text:p>36</text:p>
          </table:table-cell>
          <table:table-cell table:formula="of:=ORG.LIBREOFFICE.REGEX([.H201];&quot;.*°(.*)′ .*&quot;;&quot;$1&quot;)" office:value-type="string" office:string-value=" 45" calcext:value-type="string">
            <text:p> 45</text:p>
          </table:table-cell>
          <table:table-cell table:formula="of:=VALUE([.X201])" office:value-type="float" office:value="45" calcext:value-type="float">
            <text:p>45</text:p>
          </table:table-cell>
          <table:table-cell table:formula="of:=ORG.LIBREOFFICE.REGEX([.H201];&quot;.*′(.*)″.*&quot;;&quot;$1&quot;)" office:value-type="string" office:string-value=" 23.4" calcext:value-type="string">
            <text:p> 23.4</text:p>
          </table:table-cell>
          <table:table-cell table:formula="of:=VALUE([.Z201])" office:value-type="float" office:value="23.4" calcext:value-type="float">
            <text:p>23.4</text:p>
          </table:table-cell>
          <table:table-cell table:formula="of:=[.Q201]+[.S201]/60+[.U201]/3600" office:value-type="float" office:value="11.9205833333333" calcext:value-type="float">
            <text:p>11.9205833333333</text:p>
          </table:table-cell>
          <table:table-cell table:formula="of:=[.W201]+[.Y201]/60+[.AA201]/3600" office:value-type="float" office:value="36.7565" calcext:value-type="float">
            <text:p>36.7565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19992" calcext:value-type="float">
            <text:p>119992</text:p>
          </table:table-cell>
          <table:table-cell office:value-type="float" office:value="67103" calcext:value-type="float">
            <text:p>67103</text:p>
          </table:table-cell>
          <table:table-cell office:value-type="string" calcext:value-type="string">
            <text:p>13h 45m 13.10s</text:p>
          </table:table-cell>
          <table:table-cell office:value-type="string" calcext:value-type="string">
            <text:p>+55° 52′ 48.8″</text:p>
          </table:table-cell>
          <table:table-cell office:value-type="float" office:value="6.47" calcext:value-type="float">
            <text:p>6.47</text:p>
          </table:table-cell>
          <table:table-cell office:value-type="float" office:value="3.84" calcext:value-type="float">
            <text:p>3.8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7IV-V</text:p>
          </table:table-cell>
          <table:table-cell table:number-columns-repeated="3"/>
          <table:table-cell table:formula="of:=MIDB([.$G202];1;2)" office:value-type="string" office:string-value="13" calcext:value-type="string">
            <text:p>13</text:p>
          </table:table-cell>
          <table:table-cell table:formula="of:=VALUE([.P202])" office:value-type="float" office:value="13" calcext:value-type="float">
            <text:p>13</text:p>
          </table:table-cell>
          <table:table-cell table:formula="of:=ORG.LIBREOFFICE.REGEX([.G202];&quot;.*h(.*)m.*&quot;;&quot;$1&quot;)" office:value-type="string" office:string-value=" 45" calcext:value-type="string">
            <text:p> 45</text:p>
          </table:table-cell>
          <table:table-cell table:formula="of:=VALUE([.R202])" office:value-type="float" office:value="45" calcext:value-type="float">
            <text:p>45</text:p>
          </table:table-cell>
          <table:table-cell table:formula="of:=ORG.LIBREOFFICE.REGEX([.G202];&quot;.*m(.*)s.*&quot;;&quot;$1&quot;)" office:value-type="string" office:string-value=" 13.10" calcext:value-type="string">
            <text:p> 13.10</text:p>
          </table:table-cell>
          <table:table-cell table:formula="of:=VALUE([.T202])" office:value-type="float" office:value="13.1" calcext:value-type="float">
            <text:p>13.1</text:p>
          </table:table-cell>
          <table:table-cell table:formula="of:=ORG.LIBREOFFICE.REGEX([.H202];&quot;(.*)°.*&quot;;&quot;$1&quot;)" office:value-type="string" office:string-value="+55" calcext:value-type="string">
            <text:p>+55</text:p>
          </table:table-cell>
          <table:table-cell table:formula="of:=VALUE([.V202])" office:value-type="float" office:value="55" calcext:value-type="float">
            <text:p>55</text:p>
          </table:table-cell>
          <table:table-cell table:formula="of:=ORG.LIBREOFFICE.REGEX([.H202];&quot;.*°(.*)′ .*&quot;;&quot;$1&quot;)" office:value-type="string" office:string-value=" 52" calcext:value-type="string">
            <text:p> 52</text:p>
          </table:table-cell>
          <table:table-cell table:formula="of:=VALUE([.X202])" office:value-type="float" office:value="52" calcext:value-type="float">
            <text:p>52</text:p>
          </table:table-cell>
          <table:table-cell table:formula="of:=ORG.LIBREOFFICE.REGEX([.H202];&quot;.*′(.*)″.*&quot;;&quot;$1&quot;)" office:value-type="string" office:string-value=" 48.8" calcext:value-type="string">
            <text:p> 48.8</text:p>
          </table:table-cell>
          <table:table-cell table:formula="of:=VALUE([.Z202])" office:value-type="float" office:value="48.8" calcext:value-type="float">
            <text:p>48.8</text:p>
          </table:table-cell>
          <table:table-cell table:formula="of:=[.Q202]+[.S202]/60+[.U202]/3600" office:value-type="float" office:value="13.7536388888889" calcext:value-type="float">
            <text:p>13.7536388888889</text:p>
          </table:table-cell>
          <table:table-cell table:formula="of:=[.W202]+[.Y202]/60+[.AA202]/3600" office:value-type="float" office:value="55.8802222222222" calcext:value-type="float">
            <text:p>55.8802222222222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23977" calcext:value-type="float">
            <text:p>123977</text:p>
          </table:table-cell>
          <table:table-cell office:value-type="float" office:value="69107" calcext:value-type="float">
            <text:p>69107</text:p>
          </table:table-cell>
          <table:table-cell office:value-type="string" calcext:value-type="string">
            <text:p>14h 08m 46.19s</text:p>
          </table:table-cell>
          <table:table-cell office:value-type="string" calcext:value-type="string">
            <text:p>+59° 20′ 15.7″</text:p>
          </table:table-cell>
          <table:table-cell office:value-type="float" office:value="6.47" calcext:value-type="float">
            <text:p>6.47</text:p>
          </table:table-cell>
          <table:table-cell office:value-type="float" office:value="0.83" calcext:value-type="float">
            <text:p>0.83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K0III</text:p>
          </table:table-cell>
          <table:table-cell table:number-columns-repeated="3"/>
          <table:table-cell table:formula="of:=MIDB([.$G203];1;2)" office:value-type="string" office:string-value="14" calcext:value-type="string">
            <text:p>14</text:p>
          </table:table-cell>
          <table:table-cell table:formula="of:=VALUE([.P203])" office:value-type="float" office:value="14" calcext:value-type="float">
            <text:p>14</text:p>
          </table:table-cell>
          <table:table-cell table:formula="of:=ORG.LIBREOFFICE.REGEX([.G203];&quot;.*h(.*)m.*&quot;;&quot;$1&quot;)" office:value-type="string" office:string-value=" 08" calcext:value-type="string">
            <text:p> 08</text:p>
          </table:table-cell>
          <table:table-cell table:formula="of:=VALUE([.R203])" office:value-type="float" office:value="8" calcext:value-type="float">
            <text:p>8</text:p>
          </table:table-cell>
          <table:table-cell table:formula="of:=ORG.LIBREOFFICE.REGEX([.G203];&quot;.*m(.*)s.*&quot;;&quot;$1&quot;)" office:value-type="string" office:string-value=" 46.19" calcext:value-type="string">
            <text:p> 46.19</text:p>
          </table:table-cell>
          <table:table-cell table:formula="of:=VALUE([.T203])" office:value-type="float" office:value="46.19" calcext:value-type="float">
            <text:p>46.19</text:p>
          </table:table-cell>
          <table:table-cell table:formula="of:=ORG.LIBREOFFICE.REGEX([.H203];&quot;(.*)°.*&quot;;&quot;$1&quot;)" office:value-type="string" office:string-value="+59" calcext:value-type="string">
            <text:p>+59</text:p>
          </table:table-cell>
          <table:table-cell table:formula="of:=VALUE([.V203])" office:value-type="float" office:value="59" calcext:value-type="float">
            <text:p>59</text:p>
          </table:table-cell>
          <table:table-cell table:formula="of:=ORG.LIBREOFFICE.REGEX([.H203];&quot;.*°(.*)′ .*&quot;;&quot;$1&quot;)" office:value-type="string" office:string-value=" 20" calcext:value-type="string">
            <text:p> 20</text:p>
          </table:table-cell>
          <table:table-cell table:formula="of:=VALUE([.X203])" office:value-type="float" office:value="20" calcext:value-type="float">
            <text:p>20</text:p>
          </table:table-cell>
          <table:table-cell table:formula="of:=ORG.LIBREOFFICE.REGEX([.H203];&quot;.*′(.*)″.*&quot;;&quot;$1&quot;)" office:value-type="string" office:string-value=" 15.7" calcext:value-type="string">
            <text:p> 15.7</text:p>
          </table:table-cell>
          <table:table-cell table:formula="of:=VALUE([.Z203])" office:value-type="float" office:value="15.7" calcext:value-type="float">
            <text:p>15.7</text:p>
          </table:table-cell>
          <table:table-cell table:formula="of:=[.Q203]+[.S203]/60+[.U203]/3600" office:value-type="float" office:value="14.1461638888889" calcext:value-type="float">
            <text:p>14.1461638888889</text:p>
          </table:table-cell>
          <table:table-cell table:formula="of:=[.W203]+[.Y203]/60+[.AA203]/3600" office:value-type="float" office:value="59.3376944444444" calcext:value-type="float">
            <text:p>59.3376944444444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89221" calcext:value-type="float">
            <text:p>89221</text:p>
          </table:table-cell>
          <table:table-cell office:value-type="float" office:value="50485" calcext:value-type="float">
            <text:p>50485</text:p>
          </table:table-cell>
          <table:table-cell office:value-type="string" calcext:value-type="string">
            <text:p>10h 18m 32.91s</text:p>
          </table:table-cell>
          <table:table-cell office:value-type="string" calcext:value-type="string">
            <text:p>+43° 02′ 55.1″</text:p>
          </table:table-cell>
          <table:table-cell office:value-type="float" office:value="6.48" calcext:value-type="float">
            <text:p>6.48</text:p>
          </table:table-cell>
          <table:table-cell office:value-type="float" office:value="3.72" calcext:value-type="float">
            <text:p>3.7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G5</text:p>
          </table:table-cell>
          <table:table-cell table:number-columns-repeated="3"/>
          <table:table-cell table:formula="of:=MIDB([.$G204];1;2)" office:value-type="string" office:string-value="10" calcext:value-type="string">
            <text:p>10</text:p>
          </table:table-cell>
          <table:table-cell table:formula="of:=VALUE([.P204])" office:value-type="float" office:value="10" calcext:value-type="float">
            <text:p>10</text:p>
          </table:table-cell>
          <table:table-cell table:formula="of:=ORG.LIBREOFFICE.REGEX([.G204];&quot;.*h(.*)m.*&quot;;&quot;$1&quot;)" office:value-type="string" office:string-value=" 18" calcext:value-type="string">
            <text:p> 18</text:p>
          </table:table-cell>
          <table:table-cell table:formula="of:=VALUE([.R204])" office:value-type="float" office:value="18" calcext:value-type="float">
            <text:p>18</text:p>
          </table:table-cell>
          <table:table-cell table:formula="of:=ORG.LIBREOFFICE.REGEX([.G204];&quot;.*m(.*)s.*&quot;;&quot;$1&quot;)" office:value-type="string" office:string-value=" 32.91" calcext:value-type="string">
            <text:p> 32.91</text:p>
          </table:table-cell>
          <table:table-cell table:formula="of:=VALUE([.T204])" office:value-type="float" office:value="32.91" calcext:value-type="float">
            <text:p>32.91</text:p>
          </table:table-cell>
          <table:table-cell table:formula="of:=ORG.LIBREOFFICE.REGEX([.H204];&quot;(.*)°.*&quot;;&quot;$1&quot;)" office:value-type="string" office:string-value="+43" calcext:value-type="string">
            <text:p>+43</text:p>
          </table:table-cell>
          <table:table-cell table:formula="of:=VALUE([.V204])" office:value-type="float" office:value="43" calcext:value-type="float">
            <text:p>43</text:p>
          </table:table-cell>
          <table:table-cell table:formula="of:=ORG.LIBREOFFICE.REGEX([.H204];&quot;.*°(.*)′ .*&quot;;&quot;$1&quot;)" office:value-type="string" office:string-value=" 02" calcext:value-type="string">
            <text:p> 02</text:p>
          </table:table-cell>
          <table:table-cell table:formula="of:=VALUE([.X204])" office:value-type="float" office:value="2" calcext:value-type="float">
            <text:p>2</text:p>
          </table:table-cell>
          <table:table-cell table:formula="of:=ORG.LIBREOFFICE.REGEX([.H204];&quot;.*′(.*)″.*&quot;;&quot;$1&quot;)" office:value-type="string" office:string-value=" 55.1" calcext:value-type="string">
            <text:p> 55.1</text:p>
          </table:table-cell>
          <table:table-cell table:formula="of:=VALUE([.Z204])" office:value-type="float" office:value="55.1" calcext:value-type="float">
            <text:p>55.1</text:p>
          </table:table-cell>
          <table:table-cell table:formula="of:=[.Q204]+[.S204]/60+[.U204]/3600" office:value-type="float" office:value="10.3091416666667" calcext:value-type="float">
            <text:p>10.3091416666667</text:p>
          </table:table-cell>
          <table:table-cell table:formula="of:=[.W204]+[.Y204]/60+[.AA204]/3600" office:value-type="float" office:value="43.0486388888889" calcext:value-type="float">
            <text:p>43.0486388888889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18536" calcext:value-type="float">
            <text:p>118536</text:p>
          </table:table-cell>
          <table:table-cell office:value-type="float" office:value="66385" calcext:value-type="float">
            <text:p>66385</text:p>
          </table:table-cell>
          <table:table-cell office:value-type="string" calcext:value-type="string">
            <text:p>13h 36m 39.89s</text:p>
          </table:table-cell>
          <table:table-cell office:value-type="string" calcext:value-type="string">
            <text:p>+49° 29′ 12.1″</text:p>
          </table:table-cell>
          <table:table-cell office:value-type="float" office:value="6.48" calcext:value-type="float">
            <text:p>6.48</text:p>
          </table:table-cell>
          <table:table-cell office:value-type="float" office:value="0.55" calcext:value-type="float">
            <text:p>0.5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K1III</text:p>
          </table:table-cell>
          <table:table-cell table:number-columns-repeated="3"/>
          <table:table-cell table:formula="of:=MIDB([.$G205];1;2)" office:value-type="string" office:string-value="13" calcext:value-type="string">
            <text:p>13</text:p>
          </table:table-cell>
          <table:table-cell table:formula="of:=VALUE([.P205])" office:value-type="float" office:value="13" calcext:value-type="float">
            <text:p>13</text:p>
          </table:table-cell>
          <table:table-cell table:formula="of:=ORG.LIBREOFFICE.REGEX([.G205];&quot;.*h(.*)m.*&quot;;&quot;$1&quot;)" office:value-type="string" office:string-value=" 36" calcext:value-type="string">
            <text:p> 36</text:p>
          </table:table-cell>
          <table:table-cell table:formula="of:=VALUE([.R205])" office:value-type="float" office:value="36" calcext:value-type="float">
            <text:p>36</text:p>
          </table:table-cell>
          <table:table-cell table:formula="of:=ORG.LIBREOFFICE.REGEX([.G205];&quot;.*m(.*)s.*&quot;;&quot;$1&quot;)" office:value-type="string" office:string-value=" 39.89" calcext:value-type="string">
            <text:p> 39.89</text:p>
          </table:table-cell>
          <table:table-cell table:formula="of:=VALUE([.T205])" office:value-type="float" office:value="39.89" calcext:value-type="float">
            <text:p>39.89</text:p>
          </table:table-cell>
          <table:table-cell table:formula="of:=ORG.LIBREOFFICE.REGEX([.H205];&quot;(.*)°.*&quot;;&quot;$1&quot;)" office:value-type="string" office:string-value="+49" calcext:value-type="string">
            <text:p>+49</text:p>
          </table:table-cell>
          <table:table-cell table:formula="of:=VALUE([.V205])" office:value-type="float" office:value="49" calcext:value-type="float">
            <text:p>49</text:p>
          </table:table-cell>
          <table:table-cell table:formula="of:=ORG.LIBREOFFICE.REGEX([.H205];&quot;.*°(.*)′ .*&quot;;&quot;$1&quot;)" office:value-type="string" office:string-value=" 29" calcext:value-type="string">
            <text:p> 29</text:p>
          </table:table-cell>
          <table:table-cell table:formula="of:=VALUE([.X205])" office:value-type="float" office:value="29" calcext:value-type="float">
            <text:p>29</text:p>
          </table:table-cell>
          <table:table-cell table:formula="of:=ORG.LIBREOFFICE.REGEX([.H205];&quot;.*′(.*)″.*&quot;;&quot;$1&quot;)" office:value-type="string" office:string-value=" 12.1" calcext:value-type="string">
            <text:p> 12.1</text:p>
          </table:table-cell>
          <table:table-cell table:formula="of:=VALUE([.Z205])" office:value-type="float" office:value="12.1" calcext:value-type="float">
            <text:p>12.1</text:p>
          </table:table-cell>
          <table:table-cell table:formula="of:=[.Q205]+[.S205]/60+[.U205]/3600" office:value-type="float" office:value="13.6110805555556" calcext:value-type="float">
            <text:p>13.6110805555556</text:p>
          </table:table-cell>
          <table:table-cell table:formula="of:=[.W205]+[.Y205]/60+[.AA205]/3600" office:value-type="float" office:value="49.4866944444444" calcext:value-type="float">
            <text:p>49.4866944444444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82408" calcext:value-type="float">
            <text:p>82408</text:p>
          </table:table-cell>
          <table:table-cell office:value-type="float" office:value="46879" calcext:value-type="float">
            <text:p>46879</text:p>
          </table:table-cell>
          <table:table-cell office:value-type="string" calcext:value-type="string">
            <text:p>09h 33m 11.26s</text:p>
          </table:table-cell>
          <table:table-cell office:value-type="string" calcext:value-type="string">
            <text:p>+45° 30′ 49.9″</text:p>
          </table:table-cell>
          <table:table-cell office:value-type="float" office:value="6.49" calcext:value-type="float">
            <text:p>6.49</text:p>
          </table:table-cell>
          <table:table-cell office:value-type="float" office:value="0.22" calcext:value-type="float">
            <text:p>0.22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K0</text:p>
          </table:table-cell>
          <table:table-cell table:number-columns-repeated="3"/>
          <table:table-cell table:formula="of:=MIDB([.$G206];1;2)" office:value-type="string" office:string-value="09" calcext:value-type="string">
            <text:p>09</text:p>
          </table:table-cell>
          <table:table-cell table:formula="of:=VALUE([.P206])" office:value-type="float" office:value="9" calcext:value-type="float">
            <text:p>9</text:p>
          </table:table-cell>
          <table:table-cell table:formula="of:=ORG.LIBREOFFICE.REGEX([.G206];&quot;.*h(.*)m.*&quot;;&quot;$1&quot;)" office:value-type="string" office:string-value=" 33" calcext:value-type="string">
            <text:p> 33</text:p>
          </table:table-cell>
          <table:table-cell table:formula="of:=VALUE([.R206])" office:value-type="float" office:value="33" calcext:value-type="float">
            <text:p>33</text:p>
          </table:table-cell>
          <table:table-cell table:formula="of:=ORG.LIBREOFFICE.REGEX([.G206];&quot;.*m(.*)s.*&quot;;&quot;$1&quot;)" office:value-type="string" office:string-value=" 11.26" calcext:value-type="string">
            <text:p> 11.26</text:p>
          </table:table-cell>
          <table:table-cell table:formula="of:=VALUE([.T206])" office:value-type="float" office:value="11.26" calcext:value-type="float">
            <text:p>11.26</text:p>
          </table:table-cell>
          <table:table-cell table:formula="of:=ORG.LIBREOFFICE.REGEX([.H206];&quot;(.*)°.*&quot;;&quot;$1&quot;)" office:value-type="string" office:string-value="+45" calcext:value-type="string">
            <text:p>+45</text:p>
          </table:table-cell>
          <table:table-cell table:formula="of:=VALUE([.V206])" office:value-type="float" office:value="45" calcext:value-type="float">
            <text:p>45</text:p>
          </table:table-cell>
          <table:table-cell table:formula="of:=ORG.LIBREOFFICE.REGEX([.H206];&quot;.*°(.*)′ .*&quot;;&quot;$1&quot;)" office:value-type="string" office:string-value=" 30" calcext:value-type="string">
            <text:p> 30</text:p>
          </table:table-cell>
          <table:table-cell table:formula="of:=VALUE([.X206])" office:value-type="float" office:value="30" calcext:value-type="float">
            <text:p>30</text:p>
          </table:table-cell>
          <table:table-cell table:formula="of:=ORG.LIBREOFFICE.REGEX([.H206];&quot;.*′(.*)″.*&quot;;&quot;$1&quot;)" office:value-type="string" office:string-value=" 49.9" calcext:value-type="string">
            <text:p> 49.9</text:p>
          </table:table-cell>
          <table:table-cell table:formula="of:=VALUE([.Z206])" office:value-type="float" office:value="49.9" calcext:value-type="float">
            <text:p>49.9</text:p>
          </table:table-cell>
          <table:table-cell table:formula="of:=[.Q206]+[.S206]/60+[.U206]/3600" office:value-type="float" office:value="9.55312777777778" calcext:value-type="float">
            <text:p>9.55312777777778</text:p>
          </table:table-cell>
          <table:table-cell table:formula="of:=[.W206]+[.Y206]/60+[.AA206]/3600" office:value-type="float" office:value="45.5138611111111" calcext:value-type="float">
            <text:p>45.5138611111111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01150" calcext:value-type="float">
            <text:p>101150</text:p>
          </table:table-cell>
          <table:table-cell office:value-type="float" office:value="56816" calcext:value-type="float">
            <text:p>56816</text:p>
          </table:table-cell>
          <table:table-cell office:value-type="string" calcext:value-type="string">
            <text:p>11h 38m 49.12s</text:p>
          </table:table-cell>
          <table:table-cell office:value-type="string" calcext:value-type="string">
            <text:p>+64° 20′ 49.1″</text:p>
          </table:table-cell>
          <table:table-cell office:value-type="float" office:value="6.49" calcext:value-type="float">
            <text:p>6.49</text:p>
          </table:table-cell>
          <table:table-cell office:value-type="float" office:value="0.02" calcext:value-type="float">
            <text:p>0.02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A5IV</text:p>
          </table:table-cell>
          <table:table-cell table:number-columns-repeated="3"/>
          <table:table-cell table:formula="of:=MIDB([.$G207];1;2)" office:value-type="string" office:string-value="11" calcext:value-type="string">
            <text:p>11</text:p>
          </table:table-cell>
          <table:table-cell table:formula="of:=VALUE([.P207])" office:value-type="float" office:value="11" calcext:value-type="float">
            <text:p>11</text:p>
          </table:table-cell>
          <table:table-cell table:formula="of:=ORG.LIBREOFFICE.REGEX([.G207];&quot;.*h(.*)m.*&quot;;&quot;$1&quot;)" office:value-type="string" office:string-value=" 38" calcext:value-type="string">
            <text:p> 38</text:p>
          </table:table-cell>
          <table:table-cell table:formula="of:=VALUE([.R207])" office:value-type="float" office:value="38" calcext:value-type="float">
            <text:p>38</text:p>
          </table:table-cell>
          <table:table-cell table:formula="of:=ORG.LIBREOFFICE.REGEX([.G207];&quot;.*m(.*)s.*&quot;;&quot;$1&quot;)" office:value-type="string" office:string-value=" 49.12" calcext:value-type="string">
            <text:p> 49.12</text:p>
          </table:table-cell>
          <table:table-cell table:formula="of:=VALUE([.T207])" office:value-type="float" office:value="49.12" calcext:value-type="float">
            <text:p>49.12</text:p>
          </table:table-cell>
          <table:table-cell table:formula="of:=ORG.LIBREOFFICE.REGEX([.H207];&quot;(.*)°.*&quot;;&quot;$1&quot;)" office:value-type="string" office:string-value="+64" calcext:value-type="string">
            <text:p>+64</text:p>
          </table:table-cell>
          <table:table-cell table:formula="of:=VALUE([.V207])" office:value-type="float" office:value="64" calcext:value-type="float">
            <text:p>64</text:p>
          </table:table-cell>
          <table:table-cell table:formula="of:=ORG.LIBREOFFICE.REGEX([.H207];&quot;.*°(.*)′ .*&quot;;&quot;$1&quot;)" office:value-type="string" office:string-value=" 20" calcext:value-type="string">
            <text:p> 20</text:p>
          </table:table-cell>
          <table:table-cell table:formula="of:=VALUE([.X207])" office:value-type="float" office:value="20" calcext:value-type="float">
            <text:p>20</text:p>
          </table:table-cell>
          <table:table-cell table:formula="of:=ORG.LIBREOFFICE.REGEX([.H207];&quot;.*′(.*)″.*&quot;;&quot;$1&quot;)" office:value-type="string" office:string-value=" 49.1" calcext:value-type="string">
            <text:p> 49.1</text:p>
          </table:table-cell>
          <table:table-cell table:formula="of:=VALUE([.Z207])" office:value-type="float" office:value="49.1" calcext:value-type="float">
            <text:p>49.1</text:p>
          </table:table-cell>
          <table:table-cell table:formula="of:=[.Q207]+[.S207]/60+[.U207]/3600" office:value-type="float" office:value="11.6469777777778" calcext:value-type="float">
            <text:p>11.6469777777778</text:p>
          </table:table-cell>
          <table:table-cell table:formula="of:=[.W207]+[.Y207]/60+[.AA207]/3600" office:value-type="float" office:value="64.3469722222222" calcext:value-type="float">
            <text:p>64.3469722222222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04179" calcext:value-type="float">
            <text:p>104179</text:p>
          </table:table-cell>
          <table:table-cell office:value-type="float" office:value="58512" calcext:value-type="float">
            <text:p>58512</text:p>
          </table:table-cell>
          <table:table-cell office:value-type="string" calcext:value-type="string">
            <text:p>11h 59m 57.41s</text:p>
          </table:table-cell>
          <table:table-cell office:value-type="string" calcext:value-type="string">
            <text:p>+34° 02′ 04.8″</text:p>
          </table:table-cell>
          <table:table-cell office:value-type="float" office:value="6.49" calcext:value-type="float">
            <text:p>6.49</text:p>
          </table:table-cell>
          <table:table-cell office:value-type="float" office:value="1.19" calcext:value-type="float">
            <text:p>1.19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A9III</text:p>
          </table:table-cell>
          <table:table-cell table:number-columns-repeated="3"/>
          <table:table-cell table:formula="of:=MIDB([.$G208];1;2)" office:value-type="string" office:string-value="11" calcext:value-type="string">
            <text:p>11</text:p>
          </table:table-cell>
          <table:table-cell table:formula="of:=VALUE([.P208])" office:value-type="float" office:value="11" calcext:value-type="float">
            <text:p>11</text:p>
          </table:table-cell>
          <table:table-cell table:formula="of:=ORG.LIBREOFFICE.REGEX([.G208];&quot;.*h(.*)m.*&quot;;&quot;$1&quot;)" office:value-type="string" office:string-value=" 59" calcext:value-type="string">
            <text:p> 59</text:p>
          </table:table-cell>
          <table:table-cell table:formula="of:=VALUE([.R208])" office:value-type="float" office:value="59" calcext:value-type="float">
            <text:p>59</text:p>
          </table:table-cell>
          <table:table-cell table:formula="of:=ORG.LIBREOFFICE.REGEX([.G208];&quot;.*m(.*)s.*&quot;;&quot;$1&quot;)" office:value-type="string" office:string-value=" 57.41" calcext:value-type="string">
            <text:p> 57.41</text:p>
          </table:table-cell>
          <table:table-cell table:formula="of:=VALUE([.T208])" office:value-type="float" office:value="57.41" calcext:value-type="float">
            <text:p>57.41</text:p>
          </table:table-cell>
          <table:table-cell table:formula="of:=ORG.LIBREOFFICE.REGEX([.H208];&quot;(.*)°.*&quot;;&quot;$1&quot;)" office:value-type="string" office:string-value="+34" calcext:value-type="string">
            <text:p>+34</text:p>
          </table:table-cell>
          <table:table-cell table:formula="of:=VALUE([.V208])" office:value-type="float" office:value="34" calcext:value-type="float">
            <text:p>34</text:p>
          </table:table-cell>
          <table:table-cell table:formula="of:=ORG.LIBREOFFICE.REGEX([.H208];&quot;.*°(.*)′ .*&quot;;&quot;$1&quot;)" office:value-type="string" office:string-value=" 02" calcext:value-type="string">
            <text:p> 02</text:p>
          </table:table-cell>
          <table:table-cell table:formula="of:=VALUE([.X208])" office:value-type="float" office:value="2" calcext:value-type="float">
            <text:p>2</text:p>
          </table:table-cell>
          <table:table-cell table:formula="of:=ORG.LIBREOFFICE.REGEX([.H208];&quot;.*′(.*)″.*&quot;;&quot;$1&quot;)" office:value-type="string" office:string-value=" 04.8" calcext:value-type="string">
            <text:p> 04.8</text:p>
          </table:table-cell>
          <table:table-cell table:formula="of:=VALUE([.Z208])" office:value-type="float" office:value="4.8" calcext:value-type="float">
            <text:p>4.8</text:p>
          </table:table-cell>
          <table:table-cell table:formula="of:=[.Q208]+[.S208]/60+[.U208]/3600" office:value-type="float" office:value="11.9992805555556" calcext:value-type="float">
            <text:p>11.9992805555556</text:p>
          </table:table-cell>
          <table:table-cell table:formula="of:=[.W208]+[.Y208]/60+[.AA208]/3600" office:value-type="float" office:value="34.0346666666667" calcext:value-type="float">
            <text:p>34.0346666666667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18970" calcext:value-type="float">
            <text:p>118970</text:p>
          </table:table-cell>
          <table:table-cell office:value-type="float" office:value="66613" calcext:value-type="float">
            <text:p>66613</text:p>
          </table:table-cell>
          <table:table-cell office:value-type="string" calcext:value-type="string">
            <text:p>13h 39m 14.92s</text:p>
          </table:table-cell>
          <table:table-cell office:value-type="string" calcext:value-type="string">
            <text:p>+51° 48′ 15.1″</text:p>
          </table:table-cell>
          <table:table-cell office:value-type="float" office:value="6.49" calcext:value-type="float">
            <text:p>6.49</text:p>
          </table:table-cell>
          <table:table-cell office:value-type="string" calcext:value-type="string">
            <text:p>−1.82</text:p>
          </table:table-cell>
          <table:table-cell office:value-type="float" office:value="1495" calcext:value-type="float">
            <text:p>1495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209];1;2)" office:value-type="string" office:string-value="13" calcext:value-type="string">
            <text:p>13</text:p>
          </table:table-cell>
          <table:table-cell table:formula="of:=VALUE([.P209])" office:value-type="float" office:value="13" calcext:value-type="float">
            <text:p>13</text:p>
          </table:table-cell>
          <table:table-cell table:formula="of:=ORG.LIBREOFFICE.REGEX([.G209];&quot;.*h(.*)m.*&quot;;&quot;$1&quot;)" office:value-type="string" office:string-value=" 39" calcext:value-type="string">
            <text:p> 39</text:p>
          </table:table-cell>
          <table:table-cell table:formula="of:=VALUE([.R209])" office:value-type="float" office:value="39" calcext:value-type="float">
            <text:p>39</text:p>
          </table:table-cell>
          <table:table-cell table:formula="of:=ORG.LIBREOFFICE.REGEX([.G209];&quot;.*m(.*)s.*&quot;;&quot;$1&quot;)" office:value-type="string" office:string-value=" 14.92" calcext:value-type="string">
            <text:p> 14.92</text:p>
          </table:table-cell>
          <table:table-cell table:formula="of:=VALUE([.T209])" office:value-type="float" office:value="14.92" calcext:value-type="float">
            <text:p>14.92</text:p>
          </table:table-cell>
          <table:table-cell table:formula="of:=ORG.LIBREOFFICE.REGEX([.H209];&quot;(.*)°.*&quot;;&quot;$1&quot;)" office:value-type="string" office:string-value="+51" calcext:value-type="string">
            <text:p>+51</text:p>
          </table:table-cell>
          <table:table-cell table:formula="of:=VALUE([.V209])" office:value-type="float" office:value="51" calcext:value-type="float">
            <text:p>51</text:p>
          </table:table-cell>
          <table:table-cell table:formula="of:=ORG.LIBREOFFICE.REGEX([.H209];&quot;.*°(.*)′ .*&quot;;&quot;$1&quot;)" office:value-type="string" office:string-value=" 48" calcext:value-type="string">
            <text:p> 48</text:p>
          </table:table-cell>
          <table:table-cell table:formula="of:=VALUE([.X209])" office:value-type="float" office:value="48" calcext:value-type="float">
            <text:p>48</text:p>
          </table:table-cell>
          <table:table-cell table:formula="of:=ORG.LIBREOFFICE.REGEX([.H209];&quot;.*′(.*)″.*&quot;;&quot;$1&quot;)" office:value-type="string" office:string-value=" 15.1" calcext:value-type="string">
            <text:p> 15.1</text:p>
          </table:table-cell>
          <table:table-cell table:formula="of:=VALUE([.Z209])" office:value-type="float" office:value="15.1" calcext:value-type="float">
            <text:p>15.1</text:p>
          </table:table-cell>
          <table:table-cell table:formula="of:=[.Q209]+[.S209]/60+[.U209]/3600" office:value-type="float" office:value="13.6541444444444" calcext:value-type="float">
            <text:p>13.6541444444444</text:p>
          </table:table-cell>
          <table:table-cell table:formula="of:=[.W209]+[.Y209]/60+[.AA209]/3600" office:value-type="float" office:value="51.8041944444444" calcext:value-type="float">
            <text:p>51.8041944444444</text:p>
          </table:table-cell>
        </table:table-row>
        <table:table-row table:style-name="ro4">
          <table:table-cell office:value-type="string" calcext:value-type="string">
            <text:p><text:a xlink:href="https://en.wikipedia.org/wiki/HR_5256" xlink:type="simple">HR 5256</text:a></text:p>
          </table:table-cell>
          <table:table-cell table:number-columns-repeated="3"/>
          <table:table-cell office:value-type="float" office:value="122064" calcext:value-type="float">
            <text:p>122064</text:p>
          </table:table-cell>
          <table:table-cell office:value-type="float" office:value="68184" calcext:value-type="float">
            <text:p>68184</text:p>
          </table:table-cell>
          <table:table-cell office:value-type="string" calcext:value-type="string">
            <text:p>13h 57m 32.10s</text:p>
          </table:table-cell>
          <table:table-cell office:value-type="string" calcext:value-type="string">
            <text:p>+61° 29′ 32.4″</text:p>
          </table:table-cell>
          <table:table-cell office:value-type="float" office:value="6.49" calcext:value-type="float">
            <text:p>6.49</text:p>
          </table:table-cell>
          <table:table-cell office:value-type="float" office:value="6.47" calcext:value-type="float">
            <text:p>6.4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3V</text:p>
          </table:table-cell>
          <table:table-cell table:number-columns-repeated="3"/>
          <table:table-cell table:formula="of:=MIDB([.$G210];1;2)" office:value-type="string" office:string-value="13" calcext:value-type="string">
            <text:p>13</text:p>
          </table:table-cell>
          <table:table-cell table:formula="of:=VALUE([.P210])" office:value-type="float" office:value="13" calcext:value-type="float">
            <text:p>13</text:p>
          </table:table-cell>
          <table:table-cell table:formula="of:=ORG.LIBREOFFICE.REGEX([.G210];&quot;.*h(.*)m.*&quot;;&quot;$1&quot;)" office:value-type="string" office:string-value=" 57" calcext:value-type="string">
            <text:p> 57</text:p>
          </table:table-cell>
          <table:table-cell table:formula="of:=VALUE([.R210])" office:value-type="float" office:value="57" calcext:value-type="float">
            <text:p>57</text:p>
          </table:table-cell>
          <table:table-cell table:formula="of:=ORG.LIBREOFFICE.REGEX([.G210];&quot;.*m(.*)s.*&quot;;&quot;$1&quot;)" office:value-type="string" office:string-value=" 32.10" calcext:value-type="string">
            <text:p> 32.10</text:p>
          </table:table-cell>
          <table:table-cell table:formula="of:=VALUE([.T210])" office:value-type="float" office:value="32.1" calcext:value-type="float">
            <text:p>32.1</text:p>
          </table:table-cell>
          <table:table-cell table:formula="of:=ORG.LIBREOFFICE.REGEX([.H210];&quot;(.*)°.*&quot;;&quot;$1&quot;)" office:value-type="string" office:string-value="+61" calcext:value-type="string">
            <text:p>+61</text:p>
          </table:table-cell>
          <table:table-cell table:formula="of:=VALUE([.V210])" office:value-type="float" office:value="61" calcext:value-type="float">
            <text:p>61</text:p>
          </table:table-cell>
          <table:table-cell table:formula="of:=ORG.LIBREOFFICE.REGEX([.H210];&quot;.*°(.*)′ .*&quot;;&quot;$1&quot;)" office:value-type="string" office:string-value=" 29" calcext:value-type="string">
            <text:p> 29</text:p>
          </table:table-cell>
          <table:table-cell table:formula="of:=VALUE([.X210])" office:value-type="float" office:value="29" calcext:value-type="float">
            <text:p>29</text:p>
          </table:table-cell>
          <table:table-cell table:formula="of:=ORG.LIBREOFFICE.REGEX([.H210];&quot;.*′(.*)″.*&quot;;&quot;$1&quot;)" office:value-type="string" office:string-value=" 32.4" calcext:value-type="string">
            <text:p> 32.4</text:p>
          </table:table-cell>
          <table:table-cell table:formula="of:=VALUE([.Z210])" office:value-type="float" office:value="32.4" calcext:value-type="float">
            <text:p>32.4</text:p>
          </table:table-cell>
          <table:table-cell table:formula="of:=[.Q210]+[.S210]/60+[.U210]/3600" office:value-type="float" office:value="13.9589166666667" calcext:value-type="float">
            <text:p>13.9589166666667</text:p>
          </table:table-cell>
          <table:table-cell table:formula="of:=[.W210]+[.Y210]/60+[.AA210]/3600" office:value-type="float" office:value="61.4923333333333" calcext:value-type="float">
            <text:p>61.4923333333333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81790" calcext:value-type="float">
            <text:p>81790</text:p>
          </table:table-cell>
          <table:table-cell office:value-type="float" office:value="46566" calcext:value-type="float">
            <text:p>46566</text:p>
          </table:table-cell>
          <table:table-cell office:value-type="string" calcext:value-type="string">
            <text:p>09h 29m 47.87s</text:p>
          </table:table-cell>
          <table:table-cell office:value-type="string" calcext:value-type="string">
            <text:p>+55° 44′ 43.2″</text:p>
          </table:table-cell>
          <table:table-cell office:value-type="float" office:value="6.5" calcext:value-type="float">
            <text:p>6.5</text:p>
          </table:table-cell>
          <table:table-cell office:value-type="float" office:value="3.27" calcext:value-type="float">
            <text:p>3.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F3Vs</text:p>
          </table:table-cell>
          <table:table-cell table:number-columns-repeated="3"/>
          <table:table-cell table:formula="of:=MIDB([.$G211];1;2)" office:value-type="string" office:string-value="09" calcext:value-type="string">
            <text:p>09</text:p>
          </table:table-cell>
          <table:table-cell table:formula="of:=VALUE([.P211])" office:value-type="float" office:value="9" calcext:value-type="float">
            <text:p>9</text:p>
          </table:table-cell>
          <table:table-cell table:formula="of:=ORG.LIBREOFFICE.REGEX([.G211];&quot;.*h(.*)m.*&quot;;&quot;$1&quot;)" office:value-type="string" office:string-value=" 29" calcext:value-type="string">
            <text:p> 29</text:p>
          </table:table-cell>
          <table:table-cell table:formula="of:=VALUE([.R211])" office:value-type="float" office:value="29" calcext:value-type="float">
            <text:p>29</text:p>
          </table:table-cell>
          <table:table-cell table:formula="of:=ORG.LIBREOFFICE.REGEX([.G211];&quot;.*m(.*)s.*&quot;;&quot;$1&quot;)" office:value-type="string" office:string-value=" 47.87" calcext:value-type="string">
            <text:p> 47.87</text:p>
          </table:table-cell>
          <table:table-cell table:formula="of:=VALUE([.T211])" office:value-type="float" office:value="47.87" calcext:value-type="float">
            <text:p>47.87</text:p>
          </table:table-cell>
          <table:table-cell table:formula="of:=ORG.LIBREOFFICE.REGEX([.H211];&quot;(.*)°.*&quot;;&quot;$1&quot;)" office:value-type="string" office:string-value="+55" calcext:value-type="string">
            <text:p>+55</text:p>
          </table:table-cell>
          <table:table-cell table:formula="of:=VALUE([.V211])" office:value-type="float" office:value="55" calcext:value-type="float">
            <text:p>55</text:p>
          </table:table-cell>
          <table:table-cell table:formula="of:=ORG.LIBREOFFICE.REGEX([.H211];&quot;.*°(.*)′ .*&quot;;&quot;$1&quot;)" office:value-type="string" office:string-value=" 44" calcext:value-type="string">
            <text:p> 44</text:p>
          </table:table-cell>
          <table:table-cell table:formula="of:=VALUE([.X211])" office:value-type="float" office:value="44" calcext:value-type="float">
            <text:p>44</text:p>
          </table:table-cell>
          <table:table-cell table:formula="of:=ORG.LIBREOFFICE.REGEX([.H211];&quot;.*′(.*)″.*&quot;;&quot;$1&quot;)" office:value-type="string" office:string-value=" 43.2" calcext:value-type="string">
            <text:p> 43.2</text:p>
          </table:table-cell>
          <table:table-cell table:formula="of:=VALUE([.Z211])" office:value-type="float" office:value="43.2" calcext:value-type="float">
            <text:p>43.2</text:p>
          </table:table-cell>
          <table:table-cell table:formula="of:=[.Q211]+[.S211]/60+[.U211]/3600" office:value-type="float" office:value="9.49663055555556" calcext:value-type="float">
            <text:p>9.49663055555556</text:p>
          </table:table-cell>
          <table:table-cell table:formula="of:=[.W211]+[.Y211]/60+[.AA211]/3600" office:value-type="float" office:value="55.7453333333333" calcext:value-type="float">
            <text:p>55.7453333333333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83564" calcext:value-type="float">
            <text:p>83564</text:p>
          </table:table-cell>
          <table:table-cell office:value-type="float" office:value="47521" calcext:value-type="float">
            <text:p>47521</text:p>
          </table:table-cell>
          <table:table-cell office:value-type="string" calcext:value-type="string">
            <text:p>09h 41m 16.76s</text:p>
          </table:table-cell>
          <table:table-cell office:value-type="string" calcext:value-type="string">
            <text:p>+55° 51′ 59.7″</text:p>
          </table:table-cell>
          <table:table-cell office:value-type="float" office:value="6.5" calcext:value-type="float">
            <text:p>6.5</text:p>
          </table:table-cell>
          <table:table-cell office:value-type="float" office:value="0.99" calcext:value-type="float">
            <text:p>0.9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K1III-IV</text:p>
          </table:table-cell>
          <table:table-cell table:number-columns-repeated="3"/>
          <table:table-cell table:formula="of:=MIDB([.$G212];1;2)" office:value-type="string" office:string-value="09" calcext:value-type="string">
            <text:p>09</text:p>
          </table:table-cell>
          <table:table-cell table:formula="of:=VALUE([.P212])" office:value-type="float" office:value="9" calcext:value-type="float">
            <text:p>9</text:p>
          </table:table-cell>
          <table:table-cell table:formula="of:=ORG.LIBREOFFICE.REGEX([.G212];&quot;.*h(.*)m.*&quot;;&quot;$1&quot;)" office:value-type="string" office:string-value=" 41" calcext:value-type="string">
            <text:p> 41</text:p>
          </table:table-cell>
          <table:table-cell table:formula="of:=VALUE([.R212])" office:value-type="float" office:value="41" calcext:value-type="float">
            <text:p>41</text:p>
          </table:table-cell>
          <table:table-cell table:formula="of:=ORG.LIBREOFFICE.REGEX([.G212];&quot;.*m(.*)s.*&quot;;&quot;$1&quot;)" office:value-type="string" office:string-value=" 16.76" calcext:value-type="string">
            <text:p> 16.76</text:p>
          </table:table-cell>
          <table:table-cell table:formula="of:=VALUE([.T212])" office:value-type="float" office:value="16.76" calcext:value-type="float">
            <text:p>16.76</text:p>
          </table:table-cell>
          <table:table-cell table:formula="of:=ORG.LIBREOFFICE.REGEX([.H212];&quot;(.*)°.*&quot;;&quot;$1&quot;)" office:value-type="string" office:string-value="+55" calcext:value-type="string">
            <text:p>+55</text:p>
          </table:table-cell>
          <table:table-cell table:formula="of:=VALUE([.V212])" office:value-type="float" office:value="55" calcext:value-type="float">
            <text:p>55</text:p>
          </table:table-cell>
          <table:table-cell table:formula="of:=ORG.LIBREOFFICE.REGEX([.H212];&quot;.*°(.*)′ .*&quot;;&quot;$1&quot;)" office:value-type="string" office:string-value=" 51" calcext:value-type="string">
            <text:p> 51</text:p>
          </table:table-cell>
          <table:table-cell table:formula="of:=VALUE([.X212])" office:value-type="float" office:value="51" calcext:value-type="float">
            <text:p>51</text:p>
          </table:table-cell>
          <table:table-cell table:formula="of:=ORG.LIBREOFFICE.REGEX([.H212];&quot;.*′(.*)″.*&quot;;&quot;$1&quot;)" office:value-type="string" office:string-value=" 59.7" calcext:value-type="string">
            <text:p> 59.7</text:p>
          </table:table-cell>
          <table:table-cell table:formula="of:=VALUE([.Z212])" office:value-type="float" office:value="59.7" calcext:value-type="float">
            <text:p>59.7</text:p>
          </table:table-cell>
          <table:table-cell table:formula="of:=[.Q212]+[.S212]/60+[.U212]/3600" office:value-type="float" office:value="9.68798888888889" calcext:value-type="float">
            <text:p>9.68798888888889</text:p>
          </table:table-cell>
          <table:table-cell table:formula="of:=[.W212]+[.Y212]/60+[.AA212]/3600" office:value-type="float" office:value="55.8665833333333" calcext:value-type="float">
            <text:p>55.8665833333333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83886" calcext:value-type="float">
            <text:p>83886</text:p>
          </table:table-cell>
          <table:table-cell office:value-type="float" office:value="47664" calcext:value-type="float">
            <text:p>47664</text:p>
          </table:table-cell>
          <table:table-cell office:value-type="string" calcext:value-type="string">
            <text:p>09h 43m 07.00s</text:p>
          </table:table-cell>
          <table:table-cell office:value-type="string" calcext:value-type="string">
            <text:p>+54° 21′ 49.6″</text:p>
          </table:table-cell>
          <table:table-cell office:value-type="float" office:value="6.5" calcext:value-type="float">
            <text:p>6.5</text:p>
          </table:table-cell>
          <table:table-cell office:value-type="float" office:value="1.69" calcext:value-type="float">
            <text:p>1.69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A5m</text:p>
          </table:table-cell>
          <table:table-cell table:number-columns-repeated="3"/>
          <table:table-cell table:formula="of:=MIDB([.$G213];1;2)" office:value-type="string" office:string-value="09" calcext:value-type="string">
            <text:p>09</text:p>
          </table:table-cell>
          <table:table-cell table:formula="of:=VALUE([.P213])" office:value-type="float" office:value="9" calcext:value-type="float">
            <text:p>9</text:p>
          </table:table-cell>
          <table:table-cell table:formula="of:=ORG.LIBREOFFICE.REGEX([.G213];&quot;.*h(.*)m.*&quot;;&quot;$1&quot;)" office:value-type="string" office:string-value=" 43" calcext:value-type="string">
            <text:p> 43</text:p>
          </table:table-cell>
          <table:table-cell table:formula="of:=VALUE([.R213])" office:value-type="float" office:value="43" calcext:value-type="float">
            <text:p>43</text:p>
          </table:table-cell>
          <table:table-cell table:formula="of:=ORG.LIBREOFFICE.REGEX([.G213];&quot;.*m(.*)s.*&quot;;&quot;$1&quot;)" office:value-type="string" office:string-value=" 07.00" calcext:value-type="string">
            <text:p> 07.00</text:p>
          </table:table-cell>
          <table:table-cell table:formula="of:=VALUE([.T213])" office:value-type="float" office:value="7" calcext:value-type="float">
            <text:p>7</text:p>
          </table:table-cell>
          <table:table-cell table:formula="of:=ORG.LIBREOFFICE.REGEX([.H213];&quot;(.*)°.*&quot;;&quot;$1&quot;)" office:value-type="string" office:string-value="+54" calcext:value-type="string">
            <text:p>+54</text:p>
          </table:table-cell>
          <table:table-cell table:formula="of:=VALUE([.V213])" office:value-type="float" office:value="54" calcext:value-type="float">
            <text:p>54</text:p>
          </table:table-cell>
          <table:table-cell table:formula="of:=ORG.LIBREOFFICE.REGEX([.H213];&quot;.*°(.*)′ .*&quot;;&quot;$1&quot;)" office:value-type="string" office:string-value=" 21" calcext:value-type="string">
            <text:p> 21</text:p>
          </table:table-cell>
          <table:table-cell table:formula="of:=VALUE([.X213])" office:value-type="float" office:value="21" calcext:value-type="float">
            <text:p>21</text:p>
          </table:table-cell>
          <table:table-cell table:formula="of:=ORG.LIBREOFFICE.REGEX([.H213];&quot;.*′(.*)″.*&quot;;&quot;$1&quot;)" office:value-type="string" office:string-value=" 49.6" calcext:value-type="string">
            <text:p> 49.6</text:p>
          </table:table-cell>
          <table:table-cell table:formula="of:=VALUE([.Z213])" office:value-type="float" office:value="49.6" calcext:value-type="float">
            <text:p>49.6</text:p>
          </table:table-cell>
          <table:table-cell table:formula="of:=[.Q213]+[.S213]/60+[.U213]/3600" office:value-type="float" office:value="9.71861111111111" calcext:value-type="float">
            <text:p>9.71861111111111</text:p>
          </table:table-cell>
          <table:table-cell table:formula="of:=[.W213]+[.Y213]/60+[.AA213]/3600" office:value-type="float" office:value="54.3637777777778" calcext:value-type="float">
            <text:p>54.3637777777778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13436" calcext:value-type="float">
            <text:p>113436</text:p>
          </table:table-cell>
          <table:table-cell office:value-type="float" office:value="63647" calcext:value-type="float">
            <text:p>63647</text:p>
          </table:table-cell>
          <table:table-cell office:value-type="string" calcext:value-type="string">
            <text:p>13h 02m 40.46s</text:p>
          </table:table-cell>
          <table:table-cell office:value-type="string" calcext:value-type="string">
            <text:p>+59° 42′ 58.8″</text:p>
          </table:table-cell>
          <table:table-cell office:value-type="float" office:value="6.5" calcext:value-type="float">
            <text:p>6.5</text:p>
          </table:table-cell>
          <table:table-cell office:value-type="float" office:value="0.12" calcext:value-type="float">
            <text:p>0.12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A3Vn</text:p>
          </table:table-cell>
          <table:table-cell table:number-columns-repeated="3"/>
          <table:table-cell table:formula="of:=MIDB([.$G214];1;2)" office:value-type="string" office:string-value="13" calcext:value-type="string">
            <text:p>13</text:p>
          </table:table-cell>
          <table:table-cell table:formula="of:=VALUE([.P214])" office:value-type="float" office:value="13" calcext:value-type="float">
            <text:p>13</text:p>
          </table:table-cell>
          <table:table-cell table:formula="of:=ORG.LIBREOFFICE.REGEX([.G214];&quot;.*h(.*)m.*&quot;;&quot;$1&quot;)" office:value-type="string" office:string-value=" 02" calcext:value-type="string">
            <text:p> 02</text:p>
          </table:table-cell>
          <table:table-cell table:formula="of:=VALUE([.R214])" office:value-type="float" office:value="2" calcext:value-type="float">
            <text:p>2</text:p>
          </table:table-cell>
          <table:table-cell table:formula="of:=ORG.LIBREOFFICE.REGEX([.G214];&quot;.*m(.*)s.*&quot;;&quot;$1&quot;)" office:value-type="string" office:string-value=" 40.46" calcext:value-type="string">
            <text:p> 40.46</text:p>
          </table:table-cell>
          <table:table-cell table:formula="of:=VALUE([.T214])" office:value-type="float" office:value="40.46" calcext:value-type="float">
            <text:p>40.46</text:p>
          </table:table-cell>
          <table:table-cell table:formula="of:=ORG.LIBREOFFICE.REGEX([.H214];&quot;(.*)°.*&quot;;&quot;$1&quot;)" office:value-type="string" office:string-value="+59" calcext:value-type="string">
            <text:p>+59</text:p>
          </table:table-cell>
          <table:table-cell table:formula="of:=VALUE([.V214])" office:value-type="float" office:value="59" calcext:value-type="float">
            <text:p>59</text:p>
          </table:table-cell>
          <table:table-cell table:formula="of:=ORG.LIBREOFFICE.REGEX([.H214];&quot;.*°(.*)′ .*&quot;;&quot;$1&quot;)" office:value-type="string" office:string-value=" 42" calcext:value-type="string">
            <text:p> 42</text:p>
          </table:table-cell>
          <table:table-cell table:formula="of:=VALUE([.X214])" office:value-type="float" office:value="42" calcext:value-type="float">
            <text:p>42</text:p>
          </table:table-cell>
          <table:table-cell table:formula="of:=ORG.LIBREOFFICE.REGEX([.H214];&quot;.*′(.*)″.*&quot;;&quot;$1&quot;)" office:value-type="string" office:string-value=" 58.8" calcext:value-type="string">
            <text:p> 58.8</text:p>
          </table:table-cell>
          <table:table-cell table:formula="of:=VALUE([.Z214])" office:value-type="float" office:value="58.8" calcext:value-type="float">
            <text:p>58.8</text:p>
          </table:table-cell>
          <table:table-cell table:formula="of:=[.Q214]+[.S214]/60+[.U214]/3600" office:value-type="float" office:value="13.0445722222222" calcext:value-type="float">
            <text:p>13.0445722222222</text:p>
          </table:table-cell>
          <table:table-cell table:formula="of:=[.W214]+[.Y214]/60+[.AA214]/3600" office:value-type="float" office:value="59.7163333333333" calcext:value-type="float">
            <text:p>59.7163333333333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17043" calcext:value-type="float">
            <text:p>117043</text:p>
          </table:table-cell>
          <table:table-cell office:value-type="float" office:value="65530" calcext:value-type="float">
            <text:p>65530</text:p>
          </table:table-cell>
          <table:table-cell office:value-type="string" calcext:value-type="string">
            <text:p>13h 26m 00.37s</text:p>
          </table:table-cell>
          <table:table-cell office:value-type="string" calcext:value-type="string">
            <text:p>+63° 15′ 38.7″</text:p>
          </table:table-cell>
          <table:table-cell office:value-type="float" office:value="6.5" calcext:value-type="float">
            <text:p>6.5</text:p>
          </table:table-cell>
          <table:table-cell office:value-type="float" office:value="4.85" calcext:value-type="float">
            <text:p>4.8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6V</text:p>
          </table:table-cell>
          <table:table-cell table:number-columns-repeated="3"/>
          <table:table-cell table:formula="of:=MIDB([.$G215];1;2)" office:value-type="string" office:string-value="13" calcext:value-type="string">
            <text:p>13</text:p>
          </table:table-cell>
          <table:table-cell table:formula="of:=VALUE([.P215])" office:value-type="float" office:value="13" calcext:value-type="float">
            <text:p>13</text:p>
          </table:table-cell>
          <table:table-cell table:formula="of:=ORG.LIBREOFFICE.REGEX([.G215];&quot;.*h(.*)m.*&quot;;&quot;$1&quot;)" office:value-type="string" office:string-value=" 26" calcext:value-type="string">
            <text:p> 26</text:p>
          </table:table-cell>
          <table:table-cell table:formula="of:=VALUE([.R215])" office:value-type="float" office:value="26" calcext:value-type="float">
            <text:p>26</text:p>
          </table:table-cell>
          <table:table-cell table:formula="of:=ORG.LIBREOFFICE.REGEX([.G215];&quot;.*m(.*)s.*&quot;;&quot;$1&quot;)" office:value-type="string" office:string-value=" 00.37" calcext:value-type="string">
            <text:p> 00.37</text:p>
          </table:table-cell>
          <table:table-cell table:formula="of:=VALUE([.T215])" office:value-type="float" office:value="0.37" calcext:value-type="float">
            <text:p>0.37</text:p>
          </table:table-cell>
          <table:table-cell table:formula="of:=ORG.LIBREOFFICE.REGEX([.H215];&quot;(.*)°.*&quot;;&quot;$1&quot;)" office:value-type="string" office:string-value="+63" calcext:value-type="string">
            <text:p>+63</text:p>
          </table:table-cell>
          <table:table-cell table:formula="of:=VALUE([.V215])" office:value-type="float" office:value="63" calcext:value-type="float">
            <text:p>63</text:p>
          </table:table-cell>
          <table:table-cell table:formula="of:=ORG.LIBREOFFICE.REGEX([.H215];&quot;.*°(.*)′ .*&quot;;&quot;$1&quot;)" office:value-type="string" office:string-value=" 15" calcext:value-type="string">
            <text:p> 15</text:p>
          </table:table-cell>
          <table:table-cell table:formula="of:=VALUE([.X215])" office:value-type="float" office:value="15" calcext:value-type="float">
            <text:p>15</text:p>
          </table:table-cell>
          <table:table-cell table:formula="of:=ORG.LIBREOFFICE.REGEX([.H215];&quot;.*′(.*)″.*&quot;;&quot;$1&quot;)" office:value-type="string" office:string-value=" 38.7" calcext:value-type="string">
            <text:p> 38.7</text:p>
          </table:table-cell>
          <table:table-cell table:formula="of:=VALUE([.Z215])" office:value-type="float" office:value="38.7" calcext:value-type="float">
            <text:p>38.7</text:p>
          </table:table-cell>
          <table:table-cell table:formula="of:=[.Q215]+[.S215]/60+[.U215]/3600" office:value-type="float" office:value="13.4334361111111" calcext:value-type="float">
            <text:p>13.4334361111111</text:p>
          </table:table-cell>
          <table:table-cell table:formula="of:=[.W215]+[.Y215]/60+[.AA215]/3600" office:value-type="float" office:value="63.26075" calcext:value-type="float">
            <text:p>63.26075</text:p>
          </table:table-cell>
        </table:table-row>
        <table:table-row table:style-name="ro4">
          <table:table-cell office:value-type="string" calcext:value-type="string">
            <text:p>28 UMa</text:p>
          </table:table-cell>
          <table:table-cell/>
          <table:table-cell table:style-name="ce2" office:value-type="float" office:value="28" calcext:value-type="float">
            <text:p>28</text:p>
          </table:table-cell>
          <table:table-cell/>
          <table:table-cell office:value-type="float" office:value="84179" calcext:value-type="float">
            <text:p>84179</text:p>
          </table:table-cell>
          <table:table-cell office:value-type="float" office:value="47911" calcext:value-type="float">
            <text:p>47911</text:p>
          </table:table-cell>
          <table:table-cell office:value-type="string" calcext:value-type="string">
            <text:p>09h 45m 55.38s</text:p>
          </table:table-cell>
          <table:table-cell office:value-type="string" calcext:value-type="string">
            <text:p>+63° 39′ 12.3″</text:p>
          </table:table-cell>
          <table:table-cell office:value-type="float" office:value="6.51" calcext:value-type="float">
            <text:p>6.51</text:p>
          </table:table-cell>
          <table:table-cell office:value-type="float" office:value="2.07" calcext:value-type="float">
            <text:p>2.0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F2V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216];1;2)" office:value-type="string" office:string-value="09" calcext:value-type="string">
            <text:p>09</text:p>
          </table:table-cell>
          <table:table-cell table:formula="of:=VALUE([.P216])" office:value-type="float" office:value="9" calcext:value-type="float">
            <text:p>9</text:p>
          </table:table-cell>
          <table:table-cell table:formula="of:=ORG.LIBREOFFICE.REGEX([.G216];&quot;.*h(.*)m.*&quot;;&quot;$1&quot;)" office:value-type="string" office:string-value=" 45" calcext:value-type="string">
            <text:p> 45</text:p>
          </table:table-cell>
          <table:table-cell table:formula="of:=VALUE([.R216])" office:value-type="float" office:value="45" calcext:value-type="float">
            <text:p>45</text:p>
          </table:table-cell>
          <table:table-cell table:formula="of:=ORG.LIBREOFFICE.REGEX([.G216];&quot;.*m(.*)s.*&quot;;&quot;$1&quot;)" office:value-type="string" office:string-value=" 55.38" calcext:value-type="string">
            <text:p> 55.38</text:p>
          </table:table-cell>
          <table:table-cell table:formula="of:=VALUE([.T216])" office:value-type="float" office:value="55.38" calcext:value-type="float">
            <text:p>55.38</text:p>
          </table:table-cell>
          <table:table-cell table:formula="of:=ORG.LIBREOFFICE.REGEX([.H216];&quot;(.*)°.*&quot;;&quot;$1&quot;)" office:value-type="string" office:string-value="+63" calcext:value-type="string">
            <text:p>+63</text:p>
          </table:table-cell>
          <table:table-cell table:formula="of:=VALUE([.V216])" office:value-type="float" office:value="63" calcext:value-type="float">
            <text:p>63</text:p>
          </table:table-cell>
          <table:table-cell table:formula="of:=ORG.LIBREOFFICE.REGEX([.H216];&quot;.*°(.*)′ .*&quot;;&quot;$1&quot;)" office:value-type="string" office:string-value=" 39" calcext:value-type="string">
            <text:p> 39</text:p>
          </table:table-cell>
          <table:table-cell table:formula="of:=VALUE([.X216])" office:value-type="float" office:value="39" calcext:value-type="float">
            <text:p>39</text:p>
          </table:table-cell>
          <table:table-cell table:formula="of:=ORG.LIBREOFFICE.REGEX([.H216];&quot;.*′(.*)″.*&quot;;&quot;$1&quot;)" office:value-type="string" office:string-value=" 12.3" calcext:value-type="string">
            <text:p> 12.3</text:p>
          </table:table-cell>
          <table:table-cell table:formula="of:=VALUE([.Z216])" office:value-type="float" office:value="12.3" calcext:value-type="float">
            <text:p>12.3</text:p>
          </table:table-cell>
          <table:table-cell table:formula="of:=[.Q216]+[.S216]/60+[.U216]/3600" office:value-type="float" office:value="9.76538333333333" calcext:value-type="float">
            <text:p>9.76538333333333</text:p>
          </table:table-cell>
          <table:table-cell table:formula="of:=[.W216]+[.Y216]/60+[.AA216]/3600" office:value-type="float" office:value="63.6534166666667" calcext:value-type="float">
            <text:p>63.6534166666667</text:p>
          </table:table-cell>
        </table:table-row>
        <table:table-row table:style-name="ro4">
          <table:table-cell office:value-type="string" calcext:value-type="string">
            <text:p><text:a xlink:href="https://en.wikipedia.org/wiki/65_Ursae_Majoris" xlink:type="simple">65 UMa</text:a></text:p>
          </table:table-cell>
          <table:table-cell/>
          <table:table-cell table:style-name="ce2" office:value-type="float" office:value="65" calcext:value-type="float">
            <text:p>65</text:p>
          </table:table-cell>
          <table:table-cell/>
          <table:table-cell office:value-type="float" office:value="103483" calcext:value-type="float">
            <text:p>103483</text:p>
          </table:table-cell>
          <table:table-cell office:value-type="float" office:value="58112" calcext:value-type="float">
            <text:p>58112</text:p>
          </table:table-cell>
          <table:table-cell office:value-type="string" calcext:value-type="string">
            <text:p>11h 55m 05.74s</text:p>
          </table:table-cell>
          <table:table-cell office:value-type="string" calcext:value-type="string">
            <text:p>+46° 28′ 36.6″</text:p>
          </table:table-cell>
          <table:table-cell office:value-type="float" office:value="6.54" calcext:value-type="float">
            <text:p>6.54</text:p>
          </table:table-cell>
          <table:table-cell office:value-type="string" calcext:value-type="string">
            <text:p>−0.41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A3Vn</text:p>
          </table:table-cell>
          <table:table-cell table:number-columns-repeated="3"/>
          <table:table-cell table:formula="of:=MIDB([.$G217];1;2)" office:value-type="string" office:string-value="11" calcext:value-type="string">
            <text:p>11</text:p>
          </table:table-cell>
          <table:table-cell table:formula="of:=VALUE([.P217])" office:value-type="float" office:value="11" calcext:value-type="float">
            <text:p>11</text:p>
          </table:table-cell>
          <table:table-cell table:formula="of:=ORG.LIBREOFFICE.REGEX([.G217];&quot;.*h(.*)m.*&quot;;&quot;$1&quot;)" office:value-type="string" office:string-value=" 55" calcext:value-type="string">
            <text:p> 55</text:p>
          </table:table-cell>
          <table:table-cell table:formula="of:=VALUE([.R217])" office:value-type="float" office:value="55" calcext:value-type="float">
            <text:p>55</text:p>
          </table:table-cell>
          <table:table-cell table:formula="of:=ORG.LIBREOFFICE.REGEX([.G217];&quot;.*m(.*)s.*&quot;;&quot;$1&quot;)" office:value-type="string" office:string-value=" 05.74" calcext:value-type="string">
            <text:p> 05.74</text:p>
          </table:table-cell>
          <table:table-cell table:formula="of:=VALUE([.T217])" office:value-type="float" office:value="5.74" calcext:value-type="float">
            <text:p>5.74</text:p>
          </table:table-cell>
          <table:table-cell table:formula="of:=ORG.LIBREOFFICE.REGEX([.H217];&quot;(.*)°.*&quot;;&quot;$1&quot;)" office:value-type="string" office:string-value="+46" calcext:value-type="string">
            <text:p>+46</text:p>
          </table:table-cell>
          <table:table-cell table:formula="of:=VALUE([.V217])" office:value-type="float" office:value="46" calcext:value-type="float">
            <text:p>46</text:p>
          </table:table-cell>
          <table:table-cell table:formula="of:=ORG.LIBREOFFICE.REGEX([.H217];&quot;.*°(.*)′ .*&quot;;&quot;$1&quot;)" office:value-type="string" office:string-value=" 28" calcext:value-type="string">
            <text:p> 28</text:p>
          </table:table-cell>
          <table:table-cell table:formula="of:=VALUE([.X217])" office:value-type="float" office:value="28" calcext:value-type="float">
            <text:p>28</text:p>
          </table:table-cell>
          <table:table-cell table:formula="of:=ORG.LIBREOFFICE.REGEX([.H217];&quot;.*′(.*)″.*&quot;;&quot;$1&quot;)" office:value-type="string" office:string-value=" 36.6" calcext:value-type="string">
            <text:p> 36.6</text:p>
          </table:table-cell>
          <table:table-cell table:formula="of:=VALUE([.Z217])" office:value-type="float" office:value="36.6" calcext:value-type="float">
            <text:p>36.6</text:p>
          </table:table-cell>
          <table:table-cell table:formula="of:=[.Q217]+[.S217]/60+[.U217]/3600" office:value-type="float" office:value="11.9182611111111" calcext:value-type="float">
            <text:p>11.9182611111111</text:p>
          </table:table-cell>
          <table:table-cell table:formula="of:=[.W217]+[.Y217]/60+[.AA217]/3600" office:value-type="float" office:value="46.4768333333333" calcext:value-type="float">
            <text:p>46.4768333333333</text:p>
          </table:table-cell>
        </table:table-row>
        <table:table-row table:style-name="ro4">
          <table:table-cell office:value-type="string" calcext:value-type="string">
            <text:p>25 LMi</text:p>
          </table:table-cell>
          <table:table-cell/>
          <table:table-cell table:style-name="ce2" office:value-type="float" office:value="-25" calcext:value-type="float">
            <text:p>-25</text:p>
          </table:table-cell>
          <table:table-cell/>
          <table:table-cell office:value-type="float" office:value="89572" calcext:value-type="float">
            <text:p>89572</text:p>
          </table:table-cell>
          <table:table-cell office:value-type="float" office:value="50687" calcext:value-type="float">
            <text:p>50687</text:p>
          </table:table-cell>
          <table:table-cell office:value-type="string" calcext:value-type="string">
            <text:p>10h 21m 03.67s</text:p>
          </table:table-cell>
          <table:table-cell office:value-type="string" calcext:value-type="string">
            <text:p>+41° 50′ 57.8″</text:p>
          </table:table-cell>
          <table:table-cell office:value-type="float" office:value="6.78" calcext:value-type="float">
            <text:p>6.78</text:p>
          </table:table-cell>
          <table:table-cell office:value-type="float" office:value="0.17" calcext:value-type="float">
            <text:p>0.17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A0</text:p>
          </table:table-cell>
          <table:table-cell table:number-columns-repeated="3"/>
          <table:table-cell table:formula="of:=MIDB([.$G218];1;2)" office:value-type="string" office:string-value="10" calcext:value-type="string">
            <text:p>10</text:p>
          </table:table-cell>
          <table:table-cell table:formula="of:=VALUE([.P218])" office:value-type="float" office:value="10" calcext:value-type="float">
            <text:p>10</text:p>
          </table:table-cell>
          <table:table-cell table:formula="of:=ORG.LIBREOFFICE.REGEX([.G218];&quot;.*h(.*)m.*&quot;;&quot;$1&quot;)" office:value-type="string" office:string-value=" 21" calcext:value-type="string">
            <text:p> 21</text:p>
          </table:table-cell>
          <table:table-cell table:formula="of:=VALUE([.R218])" office:value-type="float" office:value="21" calcext:value-type="float">
            <text:p>21</text:p>
          </table:table-cell>
          <table:table-cell table:formula="of:=ORG.LIBREOFFICE.REGEX([.G218];&quot;.*m(.*)s.*&quot;;&quot;$1&quot;)" office:value-type="string" office:string-value=" 03.67" calcext:value-type="string">
            <text:p> 03.67</text:p>
          </table:table-cell>
          <table:table-cell table:formula="of:=VALUE([.T218])" office:value-type="float" office:value="3.67" calcext:value-type="float">
            <text:p>3.67</text:p>
          </table:table-cell>
          <table:table-cell table:formula="of:=ORG.LIBREOFFICE.REGEX([.H218];&quot;(.*)°.*&quot;;&quot;$1&quot;)" office:value-type="string" office:string-value="+41" calcext:value-type="string">
            <text:p>+41</text:p>
          </table:table-cell>
          <table:table-cell table:formula="of:=VALUE([.V218])" office:value-type="float" office:value="41" calcext:value-type="float">
            <text:p>41</text:p>
          </table:table-cell>
          <table:table-cell table:formula="of:=ORG.LIBREOFFICE.REGEX([.H218];&quot;.*°(.*)′ .*&quot;;&quot;$1&quot;)" office:value-type="string" office:string-value=" 50" calcext:value-type="string">
            <text:p> 50</text:p>
          </table:table-cell>
          <table:table-cell table:formula="of:=VALUE([.X218])" office:value-type="float" office:value="50" calcext:value-type="float">
            <text:p>50</text:p>
          </table:table-cell>
          <table:table-cell table:formula="of:=ORG.LIBREOFFICE.REGEX([.H218];&quot;.*′(.*)″.*&quot;;&quot;$1&quot;)" office:value-type="string" office:string-value=" 57.8" calcext:value-type="string">
            <text:p> 57.8</text:p>
          </table:table-cell>
          <table:table-cell table:formula="of:=VALUE([.Z218])" office:value-type="float" office:value="57.8" calcext:value-type="float">
            <text:p>57.8</text:p>
          </table:table-cell>
          <table:table-cell table:formula="of:=[.Q218]+[.S218]/60+[.U218]/3600" office:value-type="float" office:value="10.3510194444444" calcext:value-type="float">
            <text:p>10.3510194444444</text:p>
          </table:table-cell>
          <table:table-cell table:formula="of:=[.W218]+[.Y218]/60+[.AA218]/3600" office:value-type="float" office:value="41.8493888888889" calcext:value-type="float">
            <text:p>41.8493888888889</text:p>
          </table:table-cell>
        </table:table-row>
        <table:table-row table:style-name="ro4">
          <table:table-cell office:value-type="string" calcext:value-type="string">
            <text:p>14 LMi</text:p>
          </table:table-cell>
          <table:table-cell/>
          <table:table-cell table:style-name="ce2" office:value-type="float" office:value="-14" calcext:value-type="float">
            <text:p>-14</text:p>
          </table:table-cell>
          <table:table-cell/>
          <table:table-cell office:value-type="float" office:value="84453" calcext:value-type="float">
            <text:p>84453</text:p>
          </table:table-cell>
          <table:table-cell office:value-type="float" office:value="47973" calcext:value-type="float">
            <text:p>47973</text:p>
          </table:table-cell>
          <table:table-cell office:value-type="string" calcext:value-type="string">
            <text:p>09h 46m 42.44s</text:p>
          </table:table-cell>
          <table:table-cell office:value-type="string" calcext:value-type="string">
            <text:p>+45° 06′ 53.0″</text:p>
          </table:table-cell>
          <table:table-cell office:value-type="float" office:value="6.81" calcext:value-type="float">
            <text:p>6.81</text:p>
          </table:table-cell>
          <table:table-cell office:value-type="float" office:value="2.22" calcext:value-type="float">
            <text:p>2.2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K0IV</text:p>
          </table:table-cell>
          <table:table-cell table:number-columns-repeated="3"/>
          <table:table-cell table:formula="of:=MIDB([.$G219];1;2)" office:value-type="string" office:string-value="09" calcext:value-type="string">
            <text:p>09</text:p>
          </table:table-cell>
          <table:table-cell table:formula="of:=VALUE([.P219])" office:value-type="float" office:value="9" calcext:value-type="float">
            <text:p>9</text:p>
          </table:table-cell>
          <table:table-cell table:formula="of:=ORG.LIBREOFFICE.REGEX([.G219];&quot;.*h(.*)m.*&quot;;&quot;$1&quot;)" office:value-type="string" office:string-value=" 46" calcext:value-type="string">
            <text:p> 46</text:p>
          </table:table-cell>
          <table:table-cell table:formula="of:=VALUE([.R219])" office:value-type="float" office:value="46" calcext:value-type="float">
            <text:p>46</text:p>
          </table:table-cell>
          <table:table-cell table:formula="of:=ORG.LIBREOFFICE.REGEX([.G219];&quot;.*m(.*)s.*&quot;;&quot;$1&quot;)" office:value-type="string" office:string-value=" 42.44" calcext:value-type="string">
            <text:p> 42.44</text:p>
          </table:table-cell>
          <table:table-cell table:formula="of:=VALUE([.T219])" office:value-type="float" office:value="42.44" calcext:value-type="float">
            <text:p>42.44</text:p>
          </table:table-cell>
          <table:table-cell table:formula="of:=ORG.LIBREOFFICE.REGEX([.H219];&quot;(.*)°.*&quot;;&quot;$1&quot;)" office:value-type="string" office:string-value="+45" calcext:value-type="string">
            <text:p>+45</text:p>
          </table:table-cell>
          <table:table-cell table:formula="of:=VALUE([.V219])" office:value-type="float" office:value="45" calcext:value-type="float">
            <text:p>45</text:p>
          </table:table-cell>
          <table:table-cell table:formula="of:=ORG.LIBREOFFICE.REGEX([.H219];&quot;.*°(.*)′ .*&quot;;&quot;$1&quot;)" office:value-type="string" office:string-value=" 06" calcext:value-type="string">
            <text:p> 06</text:p>
          </table:table-cell>
          <table:table-cell table:formula="of:=VALUE([.X219])" office:value-type="float" office:value="6" calcext:value-type="float">
            <text:p>6</text:p>
          </table:table-cell>
          <table:table-cell table:formula="of:=ORG.LIBREOFFICE.REGEX([.H219];&quot;.*′(.*)″.*&quot;;&quot;$1&quot;)" office:value-type="string" office:string-value=" 53.0" calcext:value-type="string">
            <text:p> 53.0</text:p>
          </table:table-cell>
          <table:table-cell table:formula="of:=VALUE([.Z219])" office:value-type="float" office:value="53" calcext:value-type="float">
            <text:p>53</text:p>
          </table:table-cell>
          <table:table-cell table:formula="of:=[.Q219]+[.S219]/60+[.U219]/3600" office:value-type="float" office:value="9.77845555555556" calcext:value-type="float">
            <text:p>9.77845555555556</text:p>
          </table:table-cell>
          <table:table-cell table:formula="of:=[.W219]+[.Y219]/60+[.AA219]/3600" office:value-type="float" office:value="45.1147222222222" calcext:value-type="float">
            <text:p>45.1147222222222</text:p>
          </table:table-cell>
        </table:table-row>
        <table:table-row table:style-name="ro4">
          <table:table-cell office:value-type="string" calcext:value-type="string">
            <text:p>39 Lyn</text:p>
          </table:table-cell>
          <table:table-cell/>
          <table:table-cell table:style-name="ce2" office:value-type="float" office:value="-39" calcext:value-type="float">
            <text:p>-39</text:p>
          </table:table-cell>
          <table:table-cell/>
          <table:table-cell office:value-type="float" office:value="80608" calcext:value-type="float">
            <text:p>80608</text:p>
          </table:table-cell>
          <table:table-cell office:value-type="float" office:value="45974" calcext:value-type="float">
            <text:p>45974</text:p>
          </table:table-cell>
          <table:table-cell office:value-type="string" calcext:value-type="string">
            <text:p>09h 22m 32.20s</text:p>
          </table:table-cell>
          <table:table-cell office:value-type="string" calcext:value-type="string">
            <text:p>+49° 32′ 41.4″</text:p>
          </table:table-cell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220];1;2)" office:value-type="string" office:string-value="09" calcext:value-type="string">
            <text:p>09</text:p>
          </table:table-cell>
          <table:table-cell table:formula="of:=VALUE([.P220])" office:value-type="float" office:value="9" calcext:value-type="float">
            <text:p>9</text:p>
          </table:table-cell>
          <table:table-cell table:formula="of:=ORG.LIBREOFFICE.REGEX([.G220];&quot;.*h(.*)m.*&quot;;&quot;$1&quot;)" office:value-type="string" office:string-value=" 22" calcext:value-type="string">
            <text:p> 22</text:p>
          </table:table-cell>
          <table:table-cell table:formula="of:=VALUE([.R220])" office:value-type="float" office:value="22" calcext:value-type="float">
            <text:p>22</text:p>
          </table:table-cell>
          <table:table-cell table:formula="of:=ORG.LIBREOFFICE.REGEX([.G220];&quot;.*m(.*)s.*&quot;;&quot;$1&quot;)" office:value-type="string" office:string-value=" 32.20" calcext:value-type="string">
            <text:p> 32.20</text:p>
          </table:table-cell>
          <table:table-cell table:formula="of:=VALUE([.T220])" office:value-type="float" office:value="32.2" calcext:value-type="float">
            <text:p>32.2</text:p>
          </table:table-cell>
          <table:table-cell table:formula="of:=ORG.LIBREOFFICE.REGEX([.H220];&quot;(.*)°.*&quot;;&quot;$1&quot;)" office:value-type="string" office:string-value="+49" calcext:value-type="string">
            <text:p>+49</text:p>
          </table:table-cell>
          <table:table-cell table:formula="of:=VALUE([.V220])" office:value-type="float" office:value="49" calcext:value-type="float">
            <text:p>49</text:p>
          </table:table-cell>
          <table:table-cell table:formula="of:=ORG.LIBREOFFICE.REGEX([.H220];&quot;.*°(.*)′ .*&quot;;&quot;$1&quot;)" office:value-type="string" office:string-value=" 32" calcext:value-type="string">
            <text:p> 32</text:p>
          </table:table-cell>
          <table:table-cell table:formula="of:=VALUE([.X220])" office:value-type="float" office:value="32" calcext:value-type="float">
            <text:p>32</text:p>
          </table:table-cell>
          <table:table-cell table:formula="of:=ORG.LIBREOFFICE.REGEX([.H220];&quot;.*′(.*)″.*&quot;;&quot;$1&quot;)" office:value-type="string" office:string-value=" 41.4" calcext:value-type="string">
            <text:p> 41.4</text:p>
          </table:table-cell>
          <table:table-cell table:formula="of:=VALUE([.Z220])" office:value-type="float" office:value="41.4" calcext:value-type="float">
            <text:p>41.4</text:p>
          </table:table-cell>
          <table:table-cell table:formula="of:=[.Q220]+[.S220]/60+[.U220]/3600" office:value-type="float" office:value="9.37561111111111" calcext:value-type="float">
            <text:p>9.37561111111111</text:p>
          </table:table-cell>
          <table:table-cell table:formula="of:=[.W220]+[.Y220]/60+[.AA220]/3600" office:value-type="float" office:value="49.5448333333333" calcext:value-type="float">
            <text:p>49.5448333333333</text:p>
          </table:table-cell>
        </table:table-row>
        <table:table-row table:style-name="ro4">
          <table:table-cell office:value-type="string" calcext:value-type="string">
            <text:p><text:a xlink:href="https://en.wikipedia.org/wiki/HD_84406" xlink:type="simple">HD 84406</text:a></text:p>
          </table:table-cell>
          <table:table-cell table:number-columns-repeated="3"/>
          <table:table-cell office:value-type="float" office:value="84406" calcext:value-type="float">
            <text:p>84406</text:p>
          </table:table-cell>
          <table:table-cell office:value-type="float" office:value="48034" calcext:value-type="float">
            <text:p>48034</text:p>
          </table:table-cell>
          <table:table-cell office:value-type="string" calcext:value-type="string">
            <text:p>09h 47m 30.55s</text:p>
          </table:table-cell>
          <table:table-cell office:value-type="string" calcext:value-type="string">
            <text:p>+63° 14′ 52.1″</text:p>
          </table:table-cell>
          <table:table-cell office:value-type="float" office:value="6.94" calcext:value-type="float">
            <text:p>6.94</text:p>
          </table:table-cell>
          <table:table-cell office:value-type="float" office:value="2.55" calcext:value-type="float">
            <text:p>2.55</text:p>
          </table:table-cell>
          <table:table-cell office:value-type="float" office:value="258.5" calcext:value-type="float">
            <text:p>258.5</text:p>
          </table:table-cell>
          <table:table-cell office:value-type="string" calcext:value-type="string">
            <text:p>G8IV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221];1;2)" office:value-type="string" office:string-value="09" calcext:value-type="string">
            <text:p>09</text:p>
          </table:table-cell>
          <table:table-cell table:formula="of:=VALUE([.P221])" office:value-type="float" office:value="9" calcext:value-type="float">
            <text:p>9</text:p>
          </table:table-cell>
          <table:table-cell table:formula="of:=ORG.LIBREOFFICE.REGEX([.G221];&quot;.*h(.*)m.*&quot;;&quot;$1&quot;)" office:value-type="string" office:string-value=" 47" calcext:value-type="string">
            <text:p> 47</text:p>
          </table:table-cell>
          <table:table-cell table:formula="of:=VALUE([.R221])" office:value-type="float" office:value="47" calcext:value-type="float">
            <text:p>47</text:p>
          </table:table-cell>
          <table:table-cell table:formula="of:=ORG.LIBREOFFICE.REGEX([.G221];&quot;.*m(.*)s.*&quot;;&quot;$1&quot;)" office:value-type="string" office:string-value=" 30.55" calcext:value-type="string">
            <text:p> 30.55</text:p>
          </table:table-cell>
          <table:table-cell table:formula="of:=VALUE([.T221])" office:value-type="float" office:value="30.55" calcext:value-type="float">
            <text:p>30.55</text:p>
          </table:table-cell>
          <table:table-cell table:formula="of:=ORG.LIBREOFFICE.REGEX([.H221];&quot;(.*)°.*&quot;;&quot;$1&quot;)" office:value-type="string" office:string-value="+63" calcext:value-type="string">
            <text:p>+63</text:p>
          </table:table-cell>
          <table:table-cell table:formula="of:=VALUE([.V221])" office:value-type="float" office:value="63" calcext:value-type="float">
            <text:p>63</text:p>
          </table:table-cell>
          <table:table-cell table:formula="of:=ORG.LIBREOFFICE.REGEX([.H221];&quot;.*°(.*)′ .*&quot;;&quot;$1&quot;)" office:value-type="string" office:string-value=" 14" calcext:value-type="string">
            <text:p> 14</text:p>
          </table:table-cell>
          <table:table-cell table:formula="of:=VALUE([.X221])" office:value-type="float" office:value="14" calcext:value-type="float">
            <text:p>14</text:p>
          </table:table-cell>
          <table:table-cell table:formula="of:=ORG.LIBREOFFICE.REGEX([.H221];&quot;.*′(.*)″.*&quot;;&quot;$1&quot;)" office:value-type="string" office:string-value=" 52.1" calcext:value-type="string">
            <text:p> 52.1</text:p>
          </table:table-cell>
          <table:table-cell table:formula="of:=VALUE([.Z221])" office:value-type="float" office:value="52.1" calcext:value-type="float">
            <text:p>52.1</text:p>
          </table:table-cell>
          <table:table-cell table:formula="of:=[.Q221]+[.S221]/60+[.U221]/3600" office:value-type="float" office:value="9.79181944444444" calcext:value-type="float">
            <text:p>9.79181944444444</text:p>
          </table:table-cell>
          <table:table-cell table:formula="of:=[.W221]+[.Y221]/60+[.AA221]/3600" office:value-type="float" office:value="63.2478055555556" calcext:value-type="float">
            <text:p>63.2478055555556</text:p>
          </table:table-cell>
        </table:table-row>
        <table:table-row table:style-name="ro4">
          <table:table-cell office:value-type="string" calcext:value-type="string">
            <text:p><text:a xlink:href="https://en.wikipedia.org/wiki/65_Ursae_Majoris" xlink:type="simple">65 UMa</text:a></text:p>
          </table:table-cell>
          <table:table-cell/>
          <table:table-cell table:style-name="ce2" office:value-type="float" office:value="65" calcext:value-type="float">
            <text:p>65</text:p>
          </table:table-cell>
          <table:table-cell/>
          <table:table-cell office:value-type="float" office:value="103498" calcext:value-type="float">
            <text:p>103498</text:p>
          </table:table-cell>
          <table:table-cell office:value-type="float" office:value="58117" calcext:value-type="float">
            <text:p>58117</text:p>
          </table:table-cell>
          <table:table-cell office:value-type="string" calcext:value-type="string">
            <text:p>11h 55m 11.32s</text:p>
          </table:table-cell>
          <table:table-cell office:value-type="string" calcext:value-type="string">
            <text:p>+46° 28′ 11.2″</text:p>
          </table:table-cell>
          <table:table-cell office:value-type="float" office:value="7.03" calcext:value-type="float">
            <text:p>7.03</text:p>
          </table:table-cell>
          <table:table-cell office:value-type="string" calcext:value-type="string">
            <text:p>−0.46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A1spe...</text:p>
          </table:table-cell>
          <table:table-cell table:number-columns-repeated="3"/>
          <table:table-cell table:formula="of:=MIDB([.$G222];1;2)" office:value-type="string" office:string-value="11" calcext:value-type="string">
            <text:p>11</text:p>
          </table:table-cell>
          <table:table-cell table:formula="of:=VALUE([.P222])" office:value-type="float" office:value="11" calcext:value-type="float">
            <text:p>11</text:p>
          </table:table-cell>
          <table:table-cell table:formula="of:=ORG.LIBREOFFICE.REGEX([.G222];&quot;.*h(.*)m.*&quot;;&quot;$1&quot;)" office:value-type="string" office:string-value=" 55" calcext:value-type="string">
            <text:p> 55</text:p>
          </table:table-cell>
          <table:table-cell table:formula="of:=VALUE([.R222])" office:value-type="float" office:value="55" calcext:value-type="float">
            <text:p>55</text:p>
          </table:table-cell>
          <table:table-cell table:formula="of:=ORG.LIBREOFFICE.REGEX([.G222];&quot;.*m(.*)s.*&quot;;&quot;$1&quot;)" office:value-type="string" office:string-value=" 11.32" calcext:value-type="string">
            <text:p> 11.32</text:p>
          </table:table-cell>
          <table:table-cell table:formula="of:=VALUE([.T222])" office:value-type="float" office:value="11.32" calcext:value-type="float">
            <text:p>11.32</text:p>
          </table:table-cell>
          <table:table-cell table:formula="of:=ORG.LIBREOFFICE.REGEX([.H222];&quot;(.*)°.*&quot;;&quot;$1&quot;)" office:value-type="string" office:string-value="+46" calcext:value-type="string">
            <text:p>+46</text:p>
          </table:table-cell>
          <table:table-cell table:formula="of:=VALUE([.V222])" office:value-type="float" office:value="46" calcext:value-type="float">
            <text:p>46</text:p>
          </table:table-cell>
          <table:table-cell table:formula="of:=ORG.LIBREOFFICE.REGEX([.H222];&quot;.*°(.*)′ .*&quot;;&quot;$1&quot;)" office:value-type="string" office:string-value=" 28" calcext:value-type="string">
            <text:p> 28</text:p>
          </table:table-cell>
          <table:table-cell table:formula="of:=VALUE([.X222])" office:value-type="float" office:value="28" calcext:value-type="float">
            <text:p>28</text:p>
          </table:table-cell>
          <table:table-cell table:formula="of:=ORG.LIBREOFFICE.REGEX([.H222];&quot;.*′(.*)″.*&quot;;&quot;$1&quot;)" office:value-type="string" office:string-value=" 11.2" calcext:value-type="string">
            <text:p> 11.2</text:p>
          </table:table-cell>
          <table:table-cell table:formula="of:=VALUE([.Z222])" office:value-type="float" office:value="11.2" calcext:value-type="float">
            <text:p>11.2</text:p>
          </table:table-cell>
          <table:table-cell table:formula="of:=[.Q222]+[.S222]/60+[.U222]/3600" office:value-type="float" office:value="11.9198111111111" calcext:value-type="float">
            <text:p>11.9198111111111</text:p>
          </table:table-cell>
          <table:table-cell table:formula="of:=[.W222]+[.Y222]/60+[.AA222]/3600" office:value-type="float" office:value="46.4697777777778" calcext:value-type="float">
            <text:p>46.4697777777778</text:p>
          </table:table-cell>
        </table:table-row>
        <table:table-row table:style-name="ro4">
          <table:table-cell office:value-type="string" calcext:value-type="string">
            <text:p>72 UMa</text:p>
          </table:table-cell>
          <table:table-cell/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08346" calcext:value-type="float">
            <text:p>108346</text:p>
          </table:table-cell>
          <table:table-cell office:value-type="float" office:value="60712" calcext:value-type="float">
            <text:p>60712</text:p>
          </table:table-cell>
          <table:table-cell office:value-type="string" calcext:value-type="string">
            <text:p>12h 26m 32.60s</text:p>
          </table:table-cell>
          <table:table-cell office:value-type="string" calcext:value-type="string">
            <text:p>+55° 09′ 33.9″</text:p>
          </table:table-cell>
          <table:table-cell office:value-type="float" office:value="7.03" calcext:value-type="float">
            <text:p>7.03</text:p>
          </table:table-cell>
          <table:table-cell office:value-type="float" office:value="1.22" calcext:value-type="float">
            <text:p>1.22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Am</text:p>
          </table:table-cell>
          <table:table-cell table:number-columns-repeated="3"/>
          <table:table-cell table:formula="of:=MIDB([.$G223];1;2)" office:value-type="string" office:string-value="12" calcext:value-type="string">
            <text:p>12</text:p>
          </table:table-cell>
          <table:table-cell table:formula="of:=VALUE([.P223])" office:value-type="float" office:value="12" calcext:value-type="float">
            <text:p>12</text:p>
          </table:table-cell>
          <table:table-cell table:formula="of:=ORG.LIBREOFFICE.REGEX([.G223];&quot;.*h(.*)m.*&quot;;&quot;$1&quot;)" office:value-type="string" office:string-value=" 26" calcext:value-type="string">
            <text:p> 26</text:p>
          </table:table-cell>
          <table:table-cell table:formula="of:=VALUE([.R223])" office:value-type="float" office:value="26" calcext:value-type="float">
            <text:p>26</text:p>
          </table:table-cell>
          <table:table-cell table:formula="of:=ORG.LIBREOFFICE.REGEX([.G223];&quot;.*m(.*)s.*&quot;;&quot;$1&quot;)" office:value-type="string" office:string-value=" 32.60" calcext:value-type="string">
            <text:p> 32.60</text:p>
          </table:table-cell>
          <table:table-cell table:formula="of:=VALUE([.T223])" office:value-type="float" office:value="32.6" calcext:value-type="float">
            <text:p>32.6</text:p>
          </table:table-cell>
          <table:table-cell table:formula="of:=ORG.LIBREOFFICE.REGEX([.H223];&quot;(.*)°.*&quot;;&quot;$1&quot;)" office:value-type="string" office:string-value="+55" calcext:value-type="string">
            <text:p>+55</text:p>
          </table:table-cell>
          <table:table-cell table:formula="of:=VALUE([.V223])" office:value-type="float" office:value="55" calcext:value-type="float">
            <text:p>55</text:p>
          </table:table-cell>
          <table:table-cell table:formula="of:=ORG.LIBREOFFICE.REGEX([.H223];&quot;.*°(.*)′ .*&quot;;&quot;$1&quot;)" office:value-type="string" office:string-value=" 09" calcext:value-type="string">
            <text:p> 09</text:p>
          </table:table-cell>
          <table:table-cell table:formula="of:=VALUE([.X223])" office:value-type="float" office:value="9" calcext:value-type="float">
            <text:p>9</text:p>
          </table:table-cell>
          <table:table-cell table:formula="of:=ORG.LIBREOFFICE.REGEX([.H223];&quot;.*′(.*)″.*&quot;;&quot;$1&quot;)" office:value-type="string" office:string-value=" 33.9" calcext:value-type="string">
            <text:p> 33.9</text:p>
          </table:table-cell>
          <table:table-cell table:formula="of:=VALUE([.Z223])" office:value-type="float" office:value="33.9" calcext:value-type="float">
            <text:p>33.9</text:p>
          </table:table-cell>
          <table:table-cell table:formula="of:=[.Q223]+[.S223]/60+[.U223]/3600" office:value-type="float" office:value="12.4423888888889" calcext:value-type="float">
            <text:p>12.4423888888889</text:p>
          </table:table-cell>
          <table:table-cell table:formula="of:=[.W223]+[.Y223]/60+[.AA223]/3600" office:value-type="float" office:value="55.1594166666667" calcext:value-type="float">
            <text:p>55.1594166666667</text:p>
          </table:table-cell>
        </table:table-row>
        <table:table-row table:style-name="ro4">
          <table:table-cell office:value-type="string" calcext:value-type="string">
            <text:p>40 UMa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office:value-type="float" office:value="93075" calcext:value-type="float">
            <text:p>93075</text:p>
          </table:table-cell>
          <table:table-cell office:value-type="float" office:value="52650" calcext:value-type="float">
            <text:p>52650</text:p>
          </table:table-cell>
          <table:table-cell office:value-type="string" calcext:value-type="string">
            <text:p>10h 45m 59.86s</text:p>
          </table:table-cell>
          <table:table-cell office:value-type="string" calcext:value-type="string">
            <text:p>+56° 55′ 14.9″</text:p>
          </table:table-cell>
          <table:table-cell office:value-type="float" office:value="7.11" calcext:value-type="float">
            <text:p>7.11</text:p>
          </table:table-cell>
          <table:table-cell office:value-type="float" office:value="1.88" calcext:value-type="float">
            <text:p>1.88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A8V</text:p>
          </table:table-cell>
          <table:table-cell table:number-columns-repeated="3"/>
          <table:table-cell table:formula="of:=MIDB([.$G224];1;2)" office:value-type="string" office:string-value="10" calcext:value-type="string">
            <text:p>10</text:p>
          </table:table-cell>
          <table:table-cell table:formula="of:=VALUE([.P224])" office:value-type="float" office:value="10" calcext:value-type="float">
            <text:p>10</text:p>
          </table:table-cell>
          <table:table-cell table:formula="of:=ORG.LIBREOFFICE.REGEX([.G224];&quot;.*h(.*)m.*&quot;;&quot;$1&quot;)" office:value-type="string" office:string-value=" 45" calcext:value-type="string">
            <text:p> 45</text:p>
          </table:table-cell>
          <table:table-cell table:formula="of:=VALUE([.R224])" office:value-type="float" office:value="45" calcext:value-type="float">
            <text:p>45</text:p>
          </table:table-cell>
          <table:table-cell table:formula="of:=ORG.LIBREOFFICE.REGEX([.G224];&quot;.*m(.*)s.*&quot;;&quot;$1&quot;)" office:value-type="string" office:string-value=" 59.86" calcext:value-type="string">
            <text:p> 59.86</text:p>
          </table:table-cell>
          <table:table-cell table:formula="of:=VALUE([.T224])" office:value-type="float" office:value="59.86" calcext:value-type="float">
            <text:p>59.86</text:p>
          </table:table-cell>
          <table:table-cell table:formula="of:=ORG.LIBREOFFICE.REGEX([.H224];&quot;(.*)°.*&quot;;&quot;$1&quot;)" office:value-type="string" office:string-value="+56" calcext:value-type="string">
            <text:p>+56</text:p>
          </table:table-cell>
          <table:table-cell table:formula="of:=VALUE([.V224])" office:value-type="float" office:value="56" calcext:value-type="float">
            <text:p>56</text:p>
          </table:table-cell>
          <table:table-cell table:formula="of:=ORG.LIBREOFFICE.REGEX([.H224];&quot;.*°(.*)′ .*&quot;;&quot;$1&quot;)" office:value-type="string" office:string-value=" 55" calcext:value-type="string">
            <text:p> 55</text:p>
          </table:table-cell>
          <table:table-cell table:formula="of:=VALUE([.X224])" office:value-type="float" office:value="55" calcext:value-type="float">
            <text:p>55</text:p>
          </table:table-cell>
          <table:table-cell table:formula="of:=ORG.LIBREOFFICE.REGEX([.H224];&quot;.*′(.*)″.*&quot;;&quot;$1&quot;)" office:value-type="string" office:string-value=" 14.9" calcext:value-type="string">
            <text:p> 14.9</text:p>
          </table:table-cell>
          <table:table-cell table:formula="of:=VALUE([.Z224])" office:value-type="float" office:value="14.9" calcext:value-type="float">
            <text:p>14.9</text:p>
          </table:table-cell>
          <table:table-cell table:formula="of:=[.Q224]+[.S224]/60+[.U224]/3600" office:value-type="float" office:value="10.7666277777778" calcext:value-type="float">
            <text:p>10.7666277777778</text:p>
          </table:table-cell>
          <table:table-cell table:formula="of:=[.W224]+[.Y224]/60+[.AA224]/3600" office:value-type="float" office:value="56.9208055555556" calcext:value-type="float">
            <text:p>56.9208055555556</text:p>
          </table:table-cell>
        </table:table-row>
        <table:table-row table:style-name="ro6">
          <table:table-cell office:value-type="string" calcext:value-type="string">
            <text:p>HD 96127</text:p>
          </table:table-cell>
          <table:table-cell table:number-columns-repeated="3"/>
          <table:table-cell office:value-type="float" office:value="96127" calcext:value-type="float">
            <text:p>96127</text:p>
          </table:table-cell>
          <table:table-cell office:value-type="float" office:value="54232" calcext:value-type="float">
            <text:p>54232</text:p>
          </table:table-cell>
          <table:table-cell office:value-type="string" calcext:value-type="string">
            <text:p>11h 05m 46s</text:p>
          </table:table-cell>
          <table:table-cell office:value-type="string" calcext:value-type="string">
            <text:p>+44° 18′ 06″</text:p>
          </table:table-cell>
          <table:table-cell office:value-type="float" office:value="7.43" calcext:value-type="float">
            <text:p>7.43</text:p>
          </table:table-cell>
          <table:table-cell office:value-type="float" office:value="-1.23" calcext:value-type="float">
            <text:p>-1.23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K2III</text:p>
          </table:table-cell>
          <table:table-cell table:style-name="ce2" office:value-type="string" calcext:value-type="string">
            <text:p>has a <text:a xlink:href="https://en.wikipedia.org/wiki/Planet" xlink:type="simple">planet</text:a> (b)</text:p>
          </table:table-cell>
          <table:table-cell table:number-columns-repeated="2"/>
          <table:table-cell table:formula="of:=MIDB([.$G225];1;2)" office:value-type="string" office:string-value="11" calcext:value-type="string">
            <text:p>11</text:p>
          </table:table-cell>
          <table:table-cell table:formula="of:=VALUE([.P225])" office:value-type="float" office:value="11" calcext:value-type="float">
            <text:p>11</text:p>
          </table:table-cell>
          <table:table-cell table:formula="of:=ORG.LIBREOFFICE.REGEX([.G225];&quot;.*h(.*)m.*&quot;;&quot;$1&quot;)" office:value-type="string" office:string-value=" 05" calcext:value-type="string">
            <text:p> 05</text:p>
          </table:table-cell>
          <table:table-cell table:formula="of:=VALUE([.R225])" office:value-type="float" office:value="5" calcext:value-type="float">
            <text:p>5</text:p>
          </table:table-cell>
          <table:table-cell table:formula="of:=ORG.LIBREOFFICE.REGEX([.G225];&quot;.*m(.*)s.*&quot;;&quot;$1&quot;)" office:value-type="string" office:string-value=" 46" calcext:value-type="string">
            <text:p> 46</text:p>
          </table:table-cell>
          <table:table-cell table:formula="of:=VALUE([.T225])" office:value-type="float" office:value="46" calcext:value-type="float">
            <text:p>46</text:p>
          </table:table-cell>
          <table:table-cell table:formula="of:=ORG.LIBREOFFICE.REGEX([.H225];&quot;(.*)°.*&quot;;&quot;$1&quot;)" office:value-type="string" office:string-value="+44" calcext:value-type="string">
            <text:p>+44</text:p>
          </table:table-cell>
          <table:table-cell table:formula="of:=VALUE([.V225])" office:value-type="float" office:value="44" calcext:value-type="float">
            <text:p>44</text:p>
          </table:table-cell>
          <table:table-cell table:formula="of:=ORG.LIBREOFFICE.REGEX([.H225];&quot;.*°(.*)′ .*&quot;;&quot;$1&quot;)" office:value-type="string" office:string-value=" 18" calcext:value-type="string">
            <text:p> 18</text:p>
          </table:table-cell>
          <table:table-cell table:formula="of:=VALUE([.X225])" office:value-type="float" office:value="18" calcext:value-type="float">
            <text:p>18</text:p>
          </table:table-cell>
          <table:table-cell table:formula="of:=ORG.LIBREOFFICE.REGEX([.H225];&quot;.*′(.*)″.*&quot;;&quot;$1&quot;)" office:value-type="string" office:string-value=" 06" calcext:value-type="string">
            <text:p> 06</text:p>
          </table:table-cell>
          <table:table-cell table:formula="of:=VALUE([.Z225])" office:value-type="float" office:value="6" calcext:value-type="float">
            <text:p>6</text:p>
          </table:table-cell>
          <table:table-cell table:formula="of:=[.Q225]+[.S225]/60+[.U225]/3600" office:value-type="float" office:value="11.0961111111111" calcext:value-type="float">
            <text:p>11.0961111111111</text:p>
          </table:table-cell>
          <table:table-cell table:formula="of:=[.W225]+[.Y225]/60+[.AA225]/3600" office:value-type="float" office:value="44.3016666666667" calcext:value-type="float">
            <text:p>44.3016666666667</text:p>
          </table:table-cell>
        </table:table-row>
        <table:table-row table:style-name="ro3">
          <table:table-cell office:value-type="string" calcext:value-type="string">
            <text:p><text:a xlink:href="https://en.wikipedia.org/wiki/Lalande_21185" xlink:type="simple">Lalande 21185</text:a></text:p>
          </table:table-cell>
          <table:table-cell table:number-columns-repeated="3"/>
          <table:table-cell office:value-type="float" office:value="95735" calcext:value-type="float">
            <text:p>95735</text:p>
          </table:table-cell>
          <table:table-cell office:value-type="float" office:value="54035" calcext:value-type="float">
            <text:p>54035</text:p>
          </table:table-cell>
          <table:table-cell office:value-type="string" calcext:value-type="string">
            <text:p>11h 03m 20.19s</text:p>
          </table:table-cell>
          <table:table-cell office:value-type="string" calcext:value-type="string">
            <text:p>+35° 58′ 11.5″</text:p>
          </table:table-cell>
          <table:table-cell office:value-type="float" office:value="7.49" calcext:value-type="float">
            <text:p>7.49</text:p>
          </table:table-cell>
          <table:table-cell office:value-type="float" office:value="10.46" calcext:value-type="float">
            <text:p>10.46</text:p>
          </table:table-cell>
          <table:table-cell office:value-type="float" office:value="8.29" calcext:value-type="float">
            <text:p>8.29</text:p>
          </table:table-cell>
          <table:table-cell office:value-type="string" calcext:value-type="string">
            <text:p>M2V</text:p>
          </table:table-cell>
          <table:table-cell table:style-name="ce2" office:value-type="string" calcext:value-type="string">
            <text:p>Argelander's Second Star; <text:a xlink:href="https://en.wikipedia.org/wiki/List_of_nearest_stars" xlink:type="simple">4th closest</text:a> star system; planets suspected</text:p>
          </table:table-cell>
          <table:table-cell table:number-columns-repeated="2"/>
          <table:table-cell table:formula="of:=MIDB([.$G226];1;2)" office:value-type="string" office:string-value="11" calcext:value-type="string">
            <text:p>11</text:p>
          </table:table-cell>
          <table:table-cell table:formula="of:=VALUE([.P226])" office:value-type="float" office:value="11" calcext:value-type="float">
            <text:p>11</text:p>
          </table:table-cell>
          <table:table-cell table:formula="of:=ORG.LIBREOFFICE.REGEX([.G226];&quot;.*h(.*)m.*&quot;;&quot;$1&quot;)" office:value-type="string" office:string-value=" 03" calcext:value-type="string">
            <text:p> 03</text:p>
          </table:table-cell>
          <table:table-cell table:formula="of:=VALUE([.R226])" office:value-type="float" office:value="3" calcext:value-type="float">
            <text:p>3</text:p>
          </table:table-cell>
          <table:table-cell table:formula="of:=ORG.LIBREOFFICE.REGEX([.G226];&quot;.*m(.*)s.*&quot;;&quot;$1&quot;)" office:value-type="string" office:string-value=" 20.19" calcext:value-type="string">
            <text:p> 20.19</text:p>
          </table:table-cell>
          <table:table-cell table:formula="of:=VALUE([.T226])" office:value-type="float" office:value="20.19" calcext:value-type="float">
            <text:p>20.19</text:p>
          </table:table-cell>
          <table:table-cell table:formula="of:=ORG.LIBREOFFICE.REGEX([.H226];&quot;(.*)°.*&quot;;&quot;$1&quot;)" office:value-type="string" office:string-value="+35" calcext:value-type="string">
            <text:p>+35</text:p>
          </table:table-cell>
          <table:table-cell table:formula="of:=VALUE([.V226])" office:value-type="float" office:value="35" calcext:value-type="float">
            <text:p>35</text:p>
          </table:table-cell>
          <table:table-cell table:formula="of:=ORG.LIBREOFFICE.REGEX([.H226];&quot;.*°(.*)′ .*&quot;;&quot;$1&quot;)" office:value-type="string" office:string-value=" 58" calcext:value-type="string">
            <text:p> 58</text:p>
          </table:table-cell>
          <table:table-cell table:formula="of:=VALUE([.X226])" office:value-type="float" office:value="58" calcext:value-type="float">
            <text:p>58</text:p>
          </table:table-cell>
          <table:table-cell table:formula="of:=ORG.LIBREOFFICE.REGEX([.H226];&quot;.*′(.*)″.*&quot;;&quot;$1&quot;)" office:value-type="string" office:string-value=" 11.5" calcext:value-type="string">
            <text:p> 11.5</text:p>
          </table:table-cell>
          <table:table-cell table:formula="of:=VALUE([.Z226])" office:value-type="float" office:value="11.5" calcext:value-type="float">
            <text:p>11.5</text:p>
          </table:table-cell>
          <table:table-cell table:formula="of:=[.Q226]+[.S226]/60+[.U226]/3600" office:value-type="float" office:value="11.0556083333333" calcext:value-type="float">
            <text:p>11.0556083333333</text:p>
          </table:table-cell>
          <table:table-cell table:formula="of:=[.W226]+[.Y226]/60+[.AA226]/3600" office:value-type="float" office:value="35.9698611111111" calcext:value-type="float">
            <text:p>35.9698611111111</text:p>
          </table:table-cell>
        </table:table-row>
        <table:table-row table:style-name="ro1">
          <table:table-cell office:value-type="string" calcext:value-type="string">
            <text:p>HD 116798</text:p>
          </table:table-cell>
          <table:table-cell table:number-columns-repeated="3"/>
          <table:table-cell office:value-type="float" office:value="116798" calcext:value-type="float">
            <text:p>116798</text:p>
          </table:table-cell>
          <table:table-cell table:style-name="ce3"/>
          <table:table-cell office:value-type="string" calcext:value-type="string">
            <text:p>13h 24m 52s</text:p>
          </table:table-cell>
          <table:table-cell office:value-type="string" calcext:value-type="string">
            <text:p>+54° 53′ 51″</text:p>
          </table:table-cell>
          <table:table-cell office:value-type="float" office:value="7.59" calcext:value-type="float">
            <text:p>7.59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299<text:a xlink:href="https://en.wikipedia.org/wiki/List_of_stars_in_Ursa_Major#cite_note-3" xlink:type="simple">[3]</text:a></text:p>
          </table:table-cell>
          <table:table-cell office:value-type="string" calcext:value-type="string">
            <text:p>A5</text:p>
          </table:table-cell>
          <table:table-cell table:style-name="ce2" office:value-type="string" calcext:value-type="string">
            <text:p><text:a xlink:href="https://en.wikipedia.org/wiki/Sidus_Ludoviciana" xlink:type="simple">Sidus Ludoviciana</text:a></text:p>
          </table:table-cell>
          <table:table-cell table:number-columns-repeated="2"/>
          <table:table-cell table:formula="of:=MIDB([.$G227];1;2)" office:value-type="string" office:string-value="13" calcext:value-type="string">
            <text:p>13</text:p>
          </table:table-cell>
          <table:table-cell table:formula="of:=VALUE([.P227])" office:value-type="float" office:value="13" calcext:value-type="float">
            <text:p>13</text:p>
          </table:table-cell>
          <table:table-cell table:formula="of:=ORG.LIBREOFFICE.REGEX([.G227];&quot;.*h(.*)m.*&quot;;&quot;$1&quot;)" office:value-type="string" office:string-value=" 24" calcext:value-type="string">
            <text:p> 24</text:p>
          </table:table-cell>
          <table:table-cell table:formula="of:=VALUE([.R227])" office:value-type="float" office:value="24" calcext:value-type="float">
            <text:p>24</text:p>
          </table:table-cell>
          <table:table-cell table:formula="of:=ORG.LIBREOFFICE.REGEX([.G227];&quot;.*m(.*)s.*&quot;;&quot;$1&quot;)" office:value-type="string" office:string-value=" 52" calcext:value-type="string">
            <text:p> 52</text:p>
          </table:table-cell>
          <table:table-cell table:formula="of:=VALUE([.T227])" office:value-type="float" office:value="52" calcext:value-type="float">
            <text:p>52</text:p>
          </table:table-cell>
          <table:table-cell table:formula="of:=ORG.LIBREOFFICE.REGEX([.H227];&quot;(.*)°.*&quot;;&quot;$1&quot;)" office:value-type="string" office:string-value="+54" calcext:value-type="string">
            <text:p>+54</text:p>
          </table:table-cell>
          <table:table-cell table:formula="of:=VALUE([.V227])" office:value-type="float" office:value="54" calcext:value-type="float">
            <text:p>54</text:p>
          </table:table-cell>
          <table:table-cell table:formula="of:=ORG.LIBREOFFICE.REGEX([.H227];&quot;.*°(.*)′ .*&quot;;&quot;$1&quot;)" office:value-type="string" office:string-value=" 53" calcext:value-type="string">
            <text:p> 53</text:p>
          </table:table-cell>
          <table:table-cell table:formula="of:=VALUE([.X227])" office:value-type="float" office:value="53" calcext:value-type="float">
            <text:p>53</text:p>
          </table:table-cell>
          <table:table-cell table:formula="of:=ORG.LIBREOFFICE.REGEX([.H227];&quot;.*′(.*)″.*&quot;;&quot;$1&quot;)" office:value-type="string" office:string-value=" 51" calcext:value-type="string">
            <text:p> 51</text:p>
          </table:table-cell>
          <table:table-cell table:formula="of:=VALUE([.Z227])" office:value-type="float" office:value="51" calcext:value-type="float">
            <text:p>51</text:p>
          </table:table-cell>
          <table:table-cell table:formula="of:=[.Q227]+[.S227]/60+[.U227]/3600" office:value-type="float" office:value="13.4144444444444" calcext:value-type="float">
            <text:p>13.4144444444444</text:p>
          </table:table-cell>
          <table:table-cell table:formula="of:=[.W227]+[.Y227]/60+[.AA227]/3600" office:value-type="float" office:value="54.8975" calcext:value-type="float">
            <text:p>54.8975</text:p>
          </table:table-cell>
        </table:table-row>
        <table:table-row table:style-name="ro3">
          <table:table-cell office:value-type="string" calcext:value-type="string">
            <text:p><text:a xlink:href="https://en.wikipedia.org/wiki/ADS_7251" xlink:type="simple">HD 79211</text:a></text:p>
          </table:table-cell>
          <table:table-cell table:number-columns-repeated="3"/>
          <table:table-cell office:value-type="float" office:value="79211" calcext:value-type="float">
            <text:p>79211</text:p>
          </table:table-cell>
          <table:table-cell table:style-name="ce3"/>
          <table:table-cell office:value-type="string" calcext:value-type="string">
            <text:p>09h 14m 22.79157s</text:p>
          </table:table-cell>
          <table:table-cell office:value-type="string" calcext:value-type="string">
            <text:p>52° 41′ 11.7206″</text:p>
          </table:table-cell>
          <table:table-cell office:value-type="float" office:value="7.64" calcext:value-type="float">
            <text:p>7.64</text:p>
          </table:table-cell>
          <table:table-cell table:style-name="ce3"/>
          <table:table-cell office:value-type="float" office:value="20.09" calcext:value-type="float">
            <text:p>20.09</text:p>
          </table:table-cell>
          <table:table-cell office:value-type="string" calcext:value-type="string">
            <text:p>M0.0</text:p>
          </table:table-cell>
          <table:table-cell table:style-name="ce2" office:value-type="string" calcext:value-type="string">
            <text:p>a binary system with a <text:a xlink:href="https://en.wikipedia.org/wiki/Super-Earth" xlink:type="simple">super-Earth</text:a> planet detected by <text:a xlink:href="https://en.wikipedia.org/wiki/Radial_velocity" xlink:type="simple">radial velocity</text:a></text:p>
          </table:table-cell>
          <table:table-cell table:number-columns-repeated="2"/>
          <table:table-cell table:formula="of:=MIDB([.$G228];1;2)" office:value-type="string" office:string-value="09" calcext:value-type="string">
            <text:p>09</text:p>
          </table:table-cell>
          <table:table-cell table:formula="of:=VALUE([.P228])" office:value-type="float" office:value="9" calcext:value-type="float">
            <text:p>9</text:p>
          </table:table-cell>
          <table:table-cell table:formula="of:=ORG.LIBREOFFICE.REGEX([.G228];&quot;.*h(.*)m.*&quot;;&quot;$1&quot;)" office:value-type="string" office:string-value=" 14" calcext:value-type="string">
            <text:p> 14</text:p>
          </table:table-cell>
          <table:table-cell table:formula="of:=VALUE([.R228])" office:value-type="float" office:value="14" calcext:value-type="float">
            <text:p>14</text:p>
          </table:table-cell>
          <table:table-cell table:formula="of:=ORG.LIBREOFFICE.REGEX([.G228];&quot;.*m(.*)s.*&quot;;&quot;$1&quot;)" office:value-type="string" office:string-value=" 22.79157" calcext:value-type="string">
            <text:p> 22.79157</text:p>
          </table:table-cell>
          <table:table-cell table:formula="of:=VALUE([.T228])" office:value-type="float" office:value="22.79157" calcext:value-type="float">
            <text:p>22.79157</text:p>
          </table:table-cell>
          <table:table-cell table:formula="of:=ORG.LIBREOFFICE.REGEX([.H228];&quot;(.*)°.*&quot;;&quot;$1&quot;)" office:value-type="string" office:string-value="52" calcext:value-type="string">
            <text:p>52</text:p>
          </table:table-cell>
          <table:table-cell table:formula="of:=VALUE([.V228])" office:value-type="float" office:value="52" calcext:value-type="float">
            <text:p>52</text:p>
          </table:table-cell>
          <table:table-cell table:formula="of:=ORG.LIBREOFFICE.REGEX([.H228];&quot;.*°(.*)′ .*&quot;;&quot;$1&quot;)" office:value-type="string" office:string-value=" 41" calcext:value-type="string">
            <text:p> 41</text:p>
          </table:table-cell>
          <table:table-cell table:formula="of:=VALUE([.X228])" office:value-type="float" office:value="41" calcext:value-type="float">
            <text:p>41</text:p>
          </table:table-cell>
          <table:table-cell table:formula="of:=ORG.LIBREOFFICE.REGEX([.H228];&quot;.*′(.*)″.*&quot;;&quot;$1&quot;)" office:value-type="string" office:string-value=" 11.7206" calcext:value-type="string">
            <text:p> 11.7206</text:p>
          </table:table-cell>
          <table:table-cell table:formula="of:=VALUE([.Z228])" office:value-type="float" office:value="11.7206" calcext:value-type="float">
            <text:p>11.7206</text:p>
          </table:table-cell>
          <table:table-cell table:formula="of:=[.Q228]+[.S228]/60+[.U228]/3600" office:value-type="float" office:value="9.239664325" calcext:value-type="float">
            <text:p>9.239664325</text:p>
          </table:table-cell>
          <table:table-cell table:formula="of:=[.W228]+[.Y228]/60+[.AA228]/3600" office:value-type="float" office:value="52.6865890555556" calcext:value-type="float">
            <text:p>52.6865890555556</text:p>
          </table:table-cell>
        </table:table-row>
        <table:table-row table:style-name="ro6">
          <table:table-cell office:value-type="string" calcext:value-type="string">
            <text:p><text:a xlink:href="https://en.wikipedia.org/wiki/HD_99706" xlink:type="simple">HD 99706</text:a></text:p>
          </table:table-cell>
          <table:table-cell table:number-columns-repeated="3"/>
          <table:table-cell office:value-type="float" office:value="99706" calcext:value-type="float">
            <text:p>99706</text:p>
          </table:table-cell>
          <table:table-cell office:value-type="float" office:value="55994" calcext:value-type="float">
            <text:p>55994</text:p>
          </table:table-cell>
          <table:table-cell office:value-type="string" calcext:value-type="string">
            <text:p>11h 28m 30s</text:p>
          </table:table-cell>
          <table:table-cell office:value-type="string" calcext:value-type="string">
            <text:p>+43° 58′ 00 ″</text:p>
          </table:table-cell>
          <table:table-cell office:value-type="float" office:value="7.81" calcext:value-type="float">
            <text:p>7.81</text:p>
          </table:table-cell>
          <table:table-cell office:value-type="float" office:value="2.26" calcext:value-type="float">
            <text:p>2.26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K0</text:p>
          </table:table-cell>
          <table:table-cell table:style-name="ce2" office:value-type="string" calcext:value-type="string">
            <text:p>has a planet (b)</text:p>
          </table:table-cell>
          <table:table-cell table:number-columns-repeated="2"/>
          <table:table-cell table:formula="of:=MIDB([.$G229];1;2)" office:value-type="string" office:string-value="11" calcext:value-type="string">
            <text:p>11</text:p>
          </table:table-cell>
          <table:table-cell table:formula="of:=VALUE([.P229])" office:value-type="float" office:value="11" calcext:value-type="float">
            <text:p>11</text:p>
          </table:table-cell>
          <table:table-cell table:formula="of:=ORG.LIBREOFFICE.REGEX([.G229];&quot;.*h(.*)m.*&quot;;&quot;$1&quot;)" office:value-type="string" office:string-value=" 28" calcext:value-type="string">
            <text:p> 28</text:p>
          </table:table-cell>
          <table:table-cell table:formula="of:=VALUE([.R229])" office:value-type="float" office:value="28" calcext:value-type="float">
            <text:p>28</text:p>
          </table:table-cell>
          <table:table-cell table:formula="of:=ORG.LIBREOFFICE.REGEX([.G229];&quot;.*m(.*)s.*&quot;;&quot;$1&quot;)" office:value-type="string" office:string-value=" 30" calcext:value-type="string">
            <text:p> 30</text:p>
          </table:table-cell>
          <table:table-cell table:formula="of:=VALUE([.T229])" office:value-type="float" office:value="30" calcext:value-type="float">
            <text:p>30</text:p>
          </table:table-cell>
          <table:table-cell table:formula="of:=ORG.LIBREOFFICE.REGEX([.H229];&quot;(.*)°.*&quot;;&quot;$1&quot;)" office:value-type="string" office:string-value="+43" calcext:value-type="string">
            <text:p>+43</text:p>
          </table:table-cell>
          <table:table-cell table:formula="of:=VALUE([.V229])" office:value-type="float" office:value="43" calcext:value-type="float">
            <text:p>43</text:p>
          </table:table-cell>
          <table:table-cell table:formula="of:=ORG.LIBREOFFICE.REGEX([.H229];&quot;.*°(.*)′ .*&quot;;&quot;$1&quot;)" office:value-type="string" office:string-value=" 58" calcext:value-type="string">
            <text:p> 58</text:p>
          </table:table-cell>
          <table:table-cell table:formula="of:=VALUE([.X229])" office:value-type="float" office:value="58" calcext:value-type="float">
            <text:p>58</text:p>
          </table:table-cell>
          <table:table-cell table:formula="of:=ORG.LIBREOFFICE.REGEX([.H229];&quot;.*′(.*)″.*&quot;;&quot;$1&quot;)" office:value-type="string" office:string-value=" 00 " calcext:value-type="string">
            <text:p> 00 </text:p>
          </table:table-cell>
          <table:table-cell table:formula="of:=VALUE([.Z229])" office:value-type="float" office:value="0" calcext:value-type="float">
            <text:p>0</text:p>
          </table:table-cell>
          <table:table-cell table:formula="of:=[.Q229]+[.S229]/60+[.U229]/3600" office:value-type="float" office:value="11.475" calcext:value-type="float">
            <text:p>11.475</text:p>
          </table:table-cell>
          <table:table-cell table:formula="of:=[.W229]+[.Y229]/60+[.AA229]/3600" office:value-type="float" office:value="43.9666666666667" calcext:value-type="float">
            <text:p>43.9666666666667</text:p>
          </table:table-cell>
        </table:table-row>
        <table:table-row table:style-name="ro6">
          <table:table-cell office:value-type="string" calcext:value-type="string">
            <text:p><text:a xlink:href="https://en.wikipedia.org/wiki/W_Ursae_Majoris" xlink:type="simple">W UMa</text:a></text:p>
          </table:table-cell>
          <table:table-cell table:number-columns-repeated="2"/>
          <table:table-cell table:style-name="ce2" office:value-type="string" calcext:value-type="string">
            <text:p>W</text:p>
          </table:table-cell>
          <table:table-cell office:value-type="float" office:value="83950" calcext:value-type="float">
            <text:p>83950</text:p>
          </table:table-cell>
          <table:table-cell office:value-type="float" office:value="47727" calcext:value-type="float">
            <text:p>47727</text:p>
          </table:table-cell>
          <table:table-cell office:value-type="string" calcext:value-type="string">
            <text:p>09h 43m 45.47s</text:p>
          </table:table-cell>
          <table:table-cell office:value-type="string" calcext:value-type="string">
            <text:p>+55° 57′ 09.1″</text:p>
          </table:table-cell>
          <table:table-cell office:value-type="float" office:value="7.96" calcext:value-type="float">
            <text:p>7.96</text:p>
          </table:table-cell>
          <table:table-cell office:value-type="float" office:value="4.48" calcext:value-type="float">
            <text:p>4.4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8Vp+...</text:p>
          </table:table-cell>
          <table:table-cell table:style-name="ce2" office:value-type="string" calcext:value-type="string">
            <text:p>prototype of <text:a xlink:href="https://en.wikipedia.org/wiki/W_Ursae_Majoris_variable" xlink:type="simple">W UMa variables</text:a></text:p>
          </table:table-cell>
          <table:table-cell table:number-columns-repeated="2"/>
          <table:table-cell table:formula="of:=MIDB([.$G230];1;2)" office:value-type="string" office:string-value="09" calcext:value-type="string">
            <text:p>09</text:p>
          </table:table-cell>
          <table:table-cell table:formula="of:=VALUE([.P230])" office:value-type="float" office:value="9" calcext:value-type="float">
            <text:p>9</text:p>
          </table:table-cell>
          <table:table-cell table:formula="of:=ORG.LIBREOFFICE.REGEX([.G230];&quot;.*h(.*)m.*&quot;;&quot;$1&quot;)" office:value-type="string" office:string-value=" 43" calcext:value-type="string">
            <text:p> 43</text:p>
          </table:table-cell>
          <table:table-cell table:formula="of:=VALUE([.R230])" office:value-type="float" office:value="43" calcext:value-type="float">
            <text:p>43</text:p>
          </table:table-cell>
          <table:table-cell table:formula="of:=ORG.LIBREOFFICE.REGEX([.G230];&quot;.*m(.*)s.*&quot;;&quot;$1&quot;)" office:value-type="string" office:string-value=" 45.47" calcext:value-type="string">
            <text:p> 45.47</text:p>
          </table:table-cell>
          <table:table-cell table:formula="of:=VALUE([.T230])" office:value-type="float" office:value="45.47" calcext:value-type="float">
            <text:p>45.47</text:p>
          </table:table-cell>
          <table:table-cell table:formula="of:=ORG.LIBREOFFICE.REGEX([.H230];&quot;(.*)°.*&quot;;&quot;$1&quot;)" office:value-type="string" office:string-value="+55" calcext:value-type="string">
            <text:p>+55</text:p>
          </table:table-cell>
          <table:table-cell table:formula="of:=VALUE([.V230])" office:value-type="float" office:value="55" calcext:value-type="float">
            <text:p>55</text:p>
          </table:table-cell>
          <table:table-cell table:formula="of:=ORG.LIBREOFFICE.REGEX([.H230];&quot;.*°(.*)′ .*&quot;;&quot;$1&quot;)" office:value-type="string" office:string-value=" 57" calcext:value-type="string">
            <text:p> 57</text:p>
          </table:table-cell>
          <table:table-cell table:formula="of:=VALUE([.X230])" office:value-type="float" office:value="57" calcext:value-type="float">
            <text:p>57</text:p>
          </table:table-cell>
          <table:table-cell table:formula="of:=ORG.LIBREOFFICE.REGEX([.H230];&quot;.*′(.*)″.*&quot;;&quot;$1&quot;)" office:value-type="string" office:string-value=" 09.1" calcext:value-type="string">
            <text:p> 09.1</text:p>
          </table:table-cell>
          <table:table-cell table:formula="of:=VALUE([.Z230])" office:value-type="float" office:value="9.1" calcext:value-type="float">
            <text:p>9.1</text:p>
          </table:table-cell>
          <table:table-cell table:formula="of:=[.Q230]+[.S230]/60+[.U230]/3600" office:value-type="float" office:value="9.72929722222222" calcext:value-type="float">
            <text:p>9.72929722222222</text:p>
          </table:table-cell>
          <table:table-cell table:formula="of:=[.W230]+[.Y230]/60+[.AA230]/3600" office:value-type="float" office:value="55.9525277777778" calcext:value-type="float">
            <text:p>55.9525277777778</text:p>
          </table:table-cell>
        </table:table-row>
        <table:table-row table:style-name="ro6">
          <table:table-cell office:value-type="string" calcext:value-type="string">
            <text:p>HD 102956</text:p>
          </table:table-cell>
          <table:table-cell table:number-columns-repeated="3"/>
          <table:table-cell office:value-type="float" office:value="102956" calcext:value-type="float">
            <text:p>102956</text:p>
          </table:table-cell>
          <table:table-cell office:value-type="float" office:value="57820" calcext:value-type="float">
            <text:p>57820</text:p>
          </table:table-cell>
          <table:table-cell office:value-type="string" calcext:value-type="string">
            <text:p>11h 51m 23s</text:p>
          </table:table-cell>
          <table:table-cell office:value-type="string" calcext:value-type="string">
            <text:p>+57° 38′ 27″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Aniara; has a planet (<text:a xlink:href="https://en.wikipedia.org/wiki/HD_102956_b" xlink:type="simple">b</text:a>)</text:p>
          </table:table-cell>
          <table:table-cell table:number-columns-repeated="2"/>
          <table:table-cell table:formula="of:=MIDB([.$G231];1;2)" office:value-type="string" office:string-value="11" calcext:value-type="string">
            <text:p>11</text:p>
          </table:table-cell>
          <table:table-cell table:formula="of:=VALUE([.P231])" office:value-type="float" office:value="11" calcext:value-type="float">
            <text:p>11</text:p>
          </table:table-cell>
          <table:table-cell table:formula="of:=ORG.LIBREOFFICE.REGEX([.G231];&quot;.*h(.*)m.*&quot;;&quot;$1&quot;)" office:value-type="string" office:string-value=" 51" calcext:value-type="string">
            <text:p> 51</text:p>
          </table:table-cell>
          <table:table-cell table:formula="of:=VALUE([.R231])" office:value-type="float" office:value="51" calcext:value-type="float">
            <text:p>51</text:p>
          </table:table-cell>
          <table:table-cell table:formula="of:=ORG.LIBREOFFICE.REGEX([.G231];&quot;.*m(.*)s.*&quot;;&quot;$1&quot;)" office:value-type="string" office:string-value=" 23" calcext:value-type="string">
            <text:p> 23</text:p>
          </table:table-cell>
          <table:table-cell table:formula="of:=VALUE([.T231])" office:value-type="float" office:value="23" calcext:value-type="float">
            <text:p>23</text:p>
          </table:table-cell>
          <table:table-cell table:formula="of:=ORG.LIBREOFFICE.REGEX([.H231];&quot;(.*)°.*&quot;;&quot;$1&quot;)" office:value-type="string" office:string-value="+57" calcext:value-type="string">
            <text:p>+57</text:p>
          </table:table-cell>
          <table:table-cell table:formula="of:=VALUE([.V231])" office:value-type="float" office:value="57" calcext:value-type="float">
            <text:p>57</text:p>
          </table:table-cell>
          <table:table-cell table:formula="of:=ORG.LIBREOFFICE.REGEX([.H231];&quot;.*°(.*)′ .*&quot;;&quot;$1&quot;)" office:value-type="string" office:string-value=" 38" calcext:value-type="string">
            <text:p> 38</text:p>
          </table:table-cell>
          <table:table-cell table:formula="of:=VALUE([.X231])" office:value-type="float" office:value="38" calcext:value-type="float">
            <text:p>38</text:p>
          </table:table-cell>
          <table:table-cell table:formula="of:=ORG.LIBREOFFICE.REGEX([.H231];&quot;.*′(.*)″.*&quot;;&quot;$1&quot;)" office:value-type="string" office:string-value=" 27" calcext:value-type="string">
            <text:p> 27</text:p>
          </table:table-cell>
          <table:table-cell table:formula="of:=VALUE([.Z231])" office:value-type="float" office:value="27" calcext:value-type="float">
            <text:p>27</text:p>
          </table:table-cell>
          <table:table-cell table:formula="of:=[.Q231]+[.S231]/60+[.U231]/3600" office:value-type="float" office:value="11.8563888888889" calcext:value-type="float">
            <text:p>11.8563888888889</text:p>
          </table:table-cell>
          <table:table-cell table:formula="of:=[.W231]+[.Y231]/60+[.AA231]/3600" office:value-type="float" office:value="57.6408333333333" calcext:value-type="float">
            <text:p>57.6408333333333</text:p>
          </table:table-cell>
        </table:table-row>
        <table:table-row table:style-name="ro6">
          <table:table-cell office:value-type="string" calcext:value-type="string">
            <text:p><text:a xlink:href="https://en.wikipedia.org/wiki/HD_118203" xlink:type="simple">HD 118203</text:a></text:p>
          </table:table-cell>
          <table:table-cell table:number-columns-repeated="3"/>
          <table:table-cell office:value-type="float" office:value="118203" calcext:value-type="float">
            <text:p>118203</text:p>
          </table:table-cell>
          <table:table-cell office:value-type="float" office:value="66192" calcext:value-type="float">
            <text:p>66192</text:p>
          </table:table-cell>
          <table:table-cell office:value-type="string" calcext:value-type="string">
            <text:p>13h 34m 02.54s</text:p>
          </table:table-cell>
          <table:table-cell office:value-type="string" calcext:value-type="string">
            <text:p>+53° 43′ 42.7″</text:p>
          </table:table-cell>
          <table:table-cell office:value-type="float" office:value="8.07" calcext:value-type="float">
            <text:p>8.07</text:p>
          </table:table-cell>
          <table:table-cell office:value-type="float" office:value="3.33" calcext:value-type="float">
            <text:p>3.33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K0</text:p>
          </table:table-cell>
          <table:table-cell table:style-name="ce2" office:value-type="string" calcext:value-type="string">
            <text:p>Liesma; has a planet (<text:a xlink:href="https://en.wikipedia.org/wiki/HD_118203_b" xlink:type="simple">b</text:a>)</text:p>
          </table:table-cell>
          <table:table-cell table:number-columns-repeated="2"/>
          <table:table-cell table:formula="of:=MIDB([.$G232];1;2)" office:value-type="string" office:string-value="13" calcext:value-type="string">
            <text:p>13</text:p>
          </table:table-cell>
          <table:table-cell table:formula="of:=VALUE([.P232])" office:value-type="float" office:value="13" calcext:value-type="float">
            <text:p>13</text:p>
          </table:table-cell>
          <table:table-cell table:formula="of:=ORG.LIBREOFFICE.REGEX([.G232];&quot;.*h(.*)m.*&quot;;&quot;$1&quot;)" office:value-type="string" office:string-value=" 34" calcext:value-type="string">
            <text:p> 34</text:p>
          </table:table-cell>
          <table:table-cell table:formula="of:=VALUE([.R232])" office:value-type="float" office:value="34" calcext:value-type="float">
            <text:p>34</text:p>
          </table:table-cell>
          <table:table-cell table:formula="of:=ORG.LIBREOFFICE.REGEX([.G232];&quot;.*m(.*)s.*&quot;;&quot;$1&quot;)" office:value-type="string" office:string-value=" 02.54" calcext:value-type="string">
            <text:p> 02.54</text:p>
          </table:table-cell>
          <table:table-cell table:formula="of:=VALUE([.T232])" office:value-type="float" office:value="2.54" calcext:value-type="float">
            <text:p>2.54</text:p>
          </table:table-cell>
          <table:table-cell table:formula="of:=ORG.LIBREOFFICE.REGEX([.H232];&quot;(.*)°.*&quot;;&quot;$1&quot;)" office:value-type="string" office:string-value="+53" calcext:value-type="string">
            <text:p>+53</text:p>
          </table:table-cell>
          <table:table-cell table:formula="of:=VALUE([.V232])" office:value-type="float" office:value="53" calcext:value-type="float">
            <text:p>53</text:p>
          </table:table-cell>
          <table:table-cell table:formula="of:=ORG.LIBREOFFICE.REGEX([.H232];&quot;.*°(.*)′ .*&quot;;&quot;$1&quot;)" office:value-type="string" office:string-value=" 43" calcext:value-type="string">
            <text:p> 43</text:p>
          </table:table-cell>
          <table:table-cell table:formula="of:=VALUE([.X232])" office:value-type="float" office:value="43" calcext:value-type="float">
            <text:p>43</text:p>
          </table:table-cell>
          <table:table-cell table:formula="of:=ORG.LIBREOFFICE.REGEX([.H232];&quot;.*′(.*)″.*&quot;;&quot;$1&quot;)" office:value-type="string" office:string-value=" 42.7" calcext:value-type="string">
            <text:p> 42.7</text:p>
          </table:table-cell>
          <table:table-cell table:formula="of:=VALUE([.Z232])" office:value-type="float" office:value="42.7" calcext:value-type="float">
            <text:p>42.7</text:p>
          </table:table-cell>
          <table:table-cell table:formula="of:=[.Q232]+[.S232]/60+[.U232]/3600" office:value-type="float" office:value="13.5673722222222" calcext:value-type="float">
            <text:p>13.5673722222222</text:p>
          </table:table-cell>
          <table:table-cell table:formula="of:=[.W232]+[.Y232]/60+[.AA232]/3600" office:value-type="float" office:value="53.7285277777778" calcext:value-type="float">
            <text:p>53.7285277777778</text:p>
          </table:table-cell>
        </table:table-row>
        <table:table-row table:style-name="ro6">
          <table:table-cell office:value-type="string" calcext:value-type="string">
            <text:p>T UMa</text:p>
          </table:table-cell>
          <table:table-cell table:number-columns-repeated="2"/>
          <table:table-cell table:style-name="ce2" office:value-type="string" calcext:value-type="string">
            <text:p>T</text:p>
          </table:table-cell>
          <table:table-cell office:value-type="float" office:value="109729" calcext:value-type="float">
            <text:p>109729</text:p>
          </table:table-cell>
          <table:table-cell office:value-type="float" office:value="61532" calcext:value-type="float">
            <text:p>61532</text:p>
          </table:table-cell>
          <table:table-cell office:value-type="string" calcext:value-type="string">
            <text:p>12h 36m 23.47s</text:p>
          </table:table-cell>
          <table:table-cell office:value-type="string" calcext:value-type="string">
            <text:p>+59° 29′ 13.0″</text:p>
          </table:table-cell>
          <table:table-cell office:value-type="float" office:value="8.11" calcext:value-type="float">
            <text:p>8.11</text:p>
          </table:table-cell>
          <table:table-cell office:value-type="string" calcext:value-type="string">
            <text:p>−3.19</text:p>
          </table:table-cell>
          <table:table-cell office:value-type="float" office:value="5930" calcext:value-type="float">
            <text:p>5930</text:p>
          </table:table-cell>
          <table:table-cell office:value-type="string" calcext:value-type="string">
            <text:p>M4IIIe</text:p>
          </table:table-cell>
          <table:table-cell table:style-name="ce2" office:value-type="string" calcext:value-type="string">
            <text:p><text:a xlink:href="https://en.wikipedia.org/wiki/Mira_variable" xlink:type="simple">Mira-type variable star</text:a></text:p>
          </table:table-cell>
          <table:table-cell table:number-columns-repeated="2"/>
          <table:table-cell table:formula="of:=MIDB([.$G233];1;2)" office:value-type="string" office:string-value="12" calcext:value-type="string">
            <text:p>12</text:p>
          </table:table-cell>
          <table:table-cell table:formula="of:=VALUE([.P233])" office:value-type="float" office:value="12" calcext:value-type="float">
            <text:p>12</text:p>
          </table:table-cell>
          <table:table-cell table:formula="of:=ORG.LIBREOFFICE.REGEX([.G233];&quot;.*h(.*)m.*&quot;;&quot;$1&quot;)" office:value-type="string" office:string-value=" 36" calcext:value-type="string">
            <text:p> 36</text:p>
          </table:table-cell>
          <table:table-cell table:formula="of:=VALUE([.R233])" office:value-type="float" office:value="36" calcext:value-type="float">
            <text:p>36</text:p>
          </table:table-cell>
          <table:table-cell table:formula="of:=ORG.LIBREOFFICE.REGEX([.G233];&quot;.*m(.*)s.*&quot;;&quot;$1&quot;)" office:value-type="string" office:string-value=" 23.47" calcext:value-type="string">
            <text:p> 23.47</text:p>
          </table:table-cell>
          <table:table-cell table:formula="of:=VALUE([.T233])" office:value-type="float" office:value="23.47" calcext:value-type="float">
            <text:p>23.47</text:p>
          </table:table-cell>
          <table:table-cell table:formula="of:=ORG.LIBREOFFICE.REGEX([.H233];&quot;(.*)°.*&quot;;&quot;$1&quot;)" office:value-type="string" office:string-value="+59" calcext:value-type="string">
            <text:p>+59</text:p>
          </table:table-cell>
          <table:table-cell table:formula="of:=VALUE([.V233])" office:value-type="float" office:value="59" calcext:value-type="float">
            <text:p>59</text:p>
          </table:table-cell>
          <table:table-cell table:formula="of:=ORG.LIBREOFFICE.REGEX([.H233];&quot;.*°(.*)′ .*&quot;;&quot;$1&quot;)" office:value-type="string" office:string-value=" 29" calcext:value-type="string">
            <text:p> 29</text:p>
          </table:table-cell>
          <table:table-cell table:formula="of:=VALUE([.X233])" office:value-type="float" office:value="29" calcext:value-type="float">
            <text:p>29</text:p>
          </table:table-cell>
          <table:table-cell table:formula="of:=ORG.LIBREOFFICE.REGEX([.H233];&quot;.*′(.*)″.*&quot;;&quot;$1&quot;)" office:value-type="string" office:string-value=" 13.0" calcext:value-type="string">
            <text:p> 13.0</text:p>
          </table:table-cell>
          <table:table-cell table:formula="of:=VALUE([.Z233])" office:value-type="float" office:value="13" calcext:value-type="float">
            <text:p>13</text:p>
          </table:table-cell>
          <table:table-cell table:formula="of:=[.Q233]+[.S233]/60+[.U233]/3600" office:value-type="float" office:value="12.6065194444444" calcext:value-type="float">
            <text:p>12.6065194444444</text:p>
          </table:table-cell>
          <table:table-cell table:formula="of:=[.W233]+[.Y233]/60+[.AA233]/3600" office:value-type="float" office:value="59.4869444444445" calcext:value-type="float">
            <text:p>59.4869444444445</text:p>
          </table:table-cell>
        </table:table-row>
        <table:table-row table:style-name="ro6">
          <table:table-cell office:value-type="string" calcext:value-type="string">
            <text:p>HD 95127</text:p>
          </table:table-cell>
          <table:table-cell table:number-columns-repeated="3"/>
          <table:table-cell office:value-type="float" office:value="95127" calcext:value-type="float">
            <text:p>95127</text:p>
          </table:table-cell>
          <table:table-cell office:value-type="float" office:value="53733" calcext:value-type="float">
            <text:p>53733</text:p>
          </table:table-cell>
          <table:table-cell office:value-type="string" calcext:value-type="string">
            <text:p>10h 59m 35.0s</text:p>
          </table:table-cell>
          <table:table-cell office:value-type="string" calcext:value-type="string">
            <text:p>+43° 48′ 52″</text:p>
          </table:table-cell>
          <table:table-cell office:value-type="float" office:value="8.15" calcext:value-type="float">
            <text:p>8.15</text:p>
          </table:table-cell>
          <table:table-cell office:value-type="float" office:value="0.77" calcext:value-type="float">
            <text:p>0.77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K0</text:p>
          </table:table-cell>
          <table:table-cell table:style-name="ce2" office:value-type="string" calcext:value-type="string">
            <text:p>has a planet (b)</text:p>
          </table:table-cell>
          <table:table-cell table:number-columns-repeated="2"/>
          <table:table-cell table:formula="of:=MIDB([.$G234];1;2)" office:value-type="string" office:string-value="10" calcext:value-type="string">
            <text:p>10</text:p>
          </table:table-cell>
          <table:table-cell table:formula="of:=VALUE([.P234])" office:value-type="float" office:value="10" calcext:value-type="float">
            <text:p>10</text:p>
          </table:table-cell>
          <table:table-cell table:formula="of:=ORG.LIBREOFFICE.REGEX([.G234];&quot;.*h(.*)m.*&quot;;&quot;$1&quot;)" office:value-type="string" office:string-value=" 59" calcext:value-type="string">
            <text:p> 59</text:p>
          </table:table-cell>
          <table:table-cell table:formula="of:=VALUE([.R234])" office:value-type="float" office:value="59" calcext:value-type="float">
            <text:p>59</text:p>
          </table:table-cell>
          <table:table-cell table:formula="of:=ORG.LIBREOFFICE.REGEX([.G234];&quot;.*m(.*)s.*&quot;;&quot;$1&quot;)" office:value-type="string" office:string-value=" 35.0" calcext:value-type="string">
            <text:p> 35.0</text:p>
          </table:table-cell>
          <table:table-cell table:formula="of:=VALUE([.T234])" office:value-type="float" office:value="35" calcext:value-type="float">
            <text:p>35</text:p>
          </table:table-cell>
          <table:table-cell table:formula="of:=ORG.LIBREOFFICE.REGEX([.H234];&quot;(.*)°.*&quot;;&quot;$1&quot;)" office:value-type="string" office:string-value="+43" calcext:value-type="string">
            <text:p>+43</text:p>
          </table:table-cell>
          <table:table-cell table:formula="of:=VALUE([.V234])" office:value-type="float" office:value="43" calcext:value-type="float">
            <text:p>43</text:p>
          </table:table-cell>
          <table:table-cell table:formula="of:=ORG.LIBREOFFICE.REGEX([.H234];&quot;.*°(.*)′ .*&quot;;&quot;$1&quot;)" office:value-type="string" office:string-value=" 48" calcext:value-type="string">
            <text:p> 48</text:p>
          </table:table-cell>
          <table:table-cell table:formula="of:=VALUE([.X234])" office:value-type="float" office:value="48" calcext:value-type="float">
            <text:p>48</text:p>
          </table:table-cell>
          <table:table-cell table:formula="of:=ORG.LIBREOFFICE.REGEX([.H234];&quot;.*′(.*)″.*&quot;;&quot;$1&quot;)" office:value-type="string" office:string-value=" 52" calcext:value-type="string">
            <text:p> 52</text:p>
          </table:table-cell>
          <table:table-cell table:formula="of:=VALUE([.Z234])" office:value-type="float" office:value="52" calcext:value-type="float">
            <text:p>52</text:p>
          </table:table-cell>
          <table:table-cell table:formula="of:=[.Q234]+[.S234]/60+[.U234]/3600" office:value-type="float" office:value="10.9930555555556" calcext:value-type="float">
            <text:p>10.9930555555556</text:p>
          </table:table-cell>
          <table:table-cell table:formula="of:=[.W234]+[.Y234]/60+[.AA234]/3600" office:value-type="float" office:value="43.8144444444444" calcext:value-type="float">
            <text:p>43.8144444444444</text:p>
          </table:table-cell>
        </table:table-row>
        <table:table-row table:style-name="ro2">
          <table:table-cell office:value-type="string" calcext:value-type="string">
            <text:p><text:a xlink:href="https://en.wikipedia.org/wiki/HD_68988" xlink:type="simple">HD 68988</text:a></text:p>
          </table:table-cell>
          <table:table-cell table:number-columns-repeated="3"/>
          <table:table-cell office:value-type="float" office:value="68988" calcext:value-type="float">
            <text:p>68988</text:p>
          </table:table-cell>
          <table:table-cell office:value-type="float" office:value="40687" calcext:value-type="float">
            <text:p>40687</text:p>
          </table:table-cell>
          <table:table-cell office:value-type="string" calcext:value-type="string">
            <text:p>08h 18m 22.17s</text:p>
          </table:table-cell>
          <table:table-cell office:value-type="string" calcext:value-type="string">
            <text:p>+61° 27′ 38.6″</text:p>
          </table:table-cell>
          <table:table-cell office:value-type="float" office:value="8.21" calcext:value-type="float">
            <text:p>8.21</text:p>
          </table:table-cell>
          <table:table-cell office:value-type="float" office:value="4.36" calcext:value-type="float">
            <text:p>4.3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G0</text:p>
          </table:table-cell>
          <table:table-cell table:style-name="ce2" office:value-type="string" calcext:value-type="string">
            <text:p>has two planets (<text:a xlink:href="https://en.wikipedia.org/wiki/HD_68988_b" xlink:type="simple">b</text:a> &amp; <text:a xlink:href="https://en.wikipedia.org/wiki/HD_68988_c" xlink:type="simple">c</text:a>)</text:p>
          </table:table-cell>
          <table:table-cell table:number-columns-repeated="2"/>
          <table:table-cell table:formula="of:=MIDB([.$G235];1;2)" office:value-type="string" office:string-value="08" calcext:value-type="string">
            <text:p>08</text:p>
          </table:table-cell>
          <table:table-cell table:formula="of:=VALUE([.P235])" office:value-type="float" office:value="8" calcext:value-type="float">
            <text:p>8</text:p>
          </table:table-cell>
          <table:table-cell table:formula="of:=ORG.LIBREOFFICE.REGEX([.G235];&quot;.*h(.*)m.*&quot;;&quot;$1&quot;)" office:value-type="string" office:string-value=" 18" calcext:value-type="string">
            <text:p> 18</text:p>
          </table:table-cell>
          <table:table-cell table:formula="of:=VALUE([.R235])" office:value-type="float" office:value="18" calcext:value-type="float">
            <text:p>18</text:p>
          </table:table-cell>
          <table:table-cell table:formula="of:=ORG.LIBREOFFICE.REGEX([.G235];&quot;.*m(.*)s.*&quot;;&quot;$1&quot;)" office:value-type="string" office:string-value=" 22.17" calcext:value-type="string">
            <text:p> 22.17</text:p>
          </table:table-cell>
          <table:table-cell table:formula="of:=VALUE([.T235])" office:value-type="float" office:value="22.17" calcext:value-type="float">
            <text:p>22.17</text:p>
          </table:table-cell>
          <table:table-cell table:formula="of:=ORG.LIBREOFFICE.REGEX([.H235];&quot;(.*)°.*&quot;;&quot;$1&quot;)" office:value-type="string" office:string-value="+61" calcext:value-type="string">
            <text:p>+61</text:p>
          </table:table-cell>
          <table:table-cell table:formula="of:=VALUE([.V235])" office:value-type="float" office:value="61" calcext:value-type="float">
            <text:p>61</text:p>
          </table:table-cell>
          <table:table-cell table:formula="of:=ORG.LIBREOFFICE.REGEX([.H235];&quot;.*°(.*)′ .*&quot;;&quot;$1&quot;)" office:value-type="string" office:string-value=" 27" calcext:value-type="string">
            <text:p> 27</text:p>
          </table:table-cell>
          <table:table-cell table:formula="of:=VALUE([.X235])" office:value-type="float" office:value="27" calcext:value-type="float">
            <text:p>27</text:p>
          </table:table-cell>
          <table:table-cell table:formula="of:=ORG.LIBREOFFICE.REGEX([.H235];&quot;.*′(.*)″.*&quot;;&quot;$1&quot;)" office:value-type="string" office:string-value=" 38.6" calcext:value-type="string">
            <text:p> 38.6</text:p>
          </table:table-cell>
          <table:table-cell table:formula="of:=VALUE([.Z235])" office:value-type="float" office:value="38.6" calcext:value-type="float">
            <text:p>38.6</text:p>
          </table:table-cell>
          <table:table-cell table:formula="of:=[.Q235]+[.S235]/60+[.U235]/3600" office:value-type="float" office:value="8.30615833333333" calcext:value-type="float">
            <text:p>8.30615833333333</text:p>
          </table:table-cell>
          <table:table-cell table:formula="of:=[.W235]+[.Y235]/60+[.AA235]/3600" office:value-type="float" office:value="61.4607222222222" calcext:value-type="float">
            <text:p>61.4607222222222</text:p>
          </table:table-cell>
        </table:table-row>
        <table:table-row table:style-name="ro6">
          <table:table-cell office:value-type="string" calcext:value-type="string">
            <text:p>R UMa</text:p>
          </table:table-cell>
          <table:table-cell table:number-columns-repeated="2"/>
          <table:table-cell table:style-name="ce2" office:value-type="string" calcext:value-type="string">
            <text:p>R</text:p>
          </table:table-cell>
          <table:table-cell office:value-type="float" office:value="92763" calcext:value-type="float">
            <text:p>92763</text:p>
          </table:table-cell>
          <table:table-cell office:value-type="float" office:value="52546" calcext:value-type="float">
            <text:p>52546</text:p>
          </table:table-cell>
          <table:table-cell office:value-type="string" calcext:value-type="string">
            <text:p>10h 44m 38.47s</text:p>
          </table:table-cell>
          <table:table-cell office:value-type="string" calcext:value-type="string">
            <text:p>+68° 46′ 32.7″</text:p>
          </table:table-cell>
          <table:table-cell office:value-type="float" office:value="8.41" calcext:value-type="float">
            <text:p>8.41</text:p>
          </table:table-cell>
          <table:table-cell office:value-type="float" office:value="0.95" calcext:value-type="float">
            <text:p>0.95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M4e</text:p>
          </table:table-cell>
          <table:table-cell table:style-name="ce2" office:value-type="string" calcext:value-type="string">
            <text:p>Mira-type variable star</text:p>
          </table:table-cell>
          <table:table-cell table:number-columns-repeated="2"/>
          <table:table-cell table:formula="of:=MIDB([.$G236];1;2)" office:value-type="string" office:string-value="10" calcext:value-type="string">
            <text:p>10</text:p>
          </table:table-cell>
          <table:table-cell table:formula="of:=VALUE([.P236])" office:value-type="float" office:value="10" calcext:value-type="float">
            <text:p>10</text:p>
          </table:table-cell>
          <table:table-cell table:formula="of:=ORG.LIBREOFFICE.REGEX([.G236];&quot;.*h(.*)m.*&quot;;&quot;$1&quot;)" office:value-type="string" office:string-value=" 44" calcext:value-type="string">
            <text:p> 44</text:p>
          </table:table-cell>
          <table:table-cell table:formula="of:=VALUE([.R236])" office:value-type="float" office:value="44" calcext:value-type="float">
            <text:p>44</text:p>
          </table:table-cell>
          <table:table-cell table:formula="of:=ORG.LIBREOFFICE.REGEX([.G236];&quot;.*m(.*)s.*&quot;;&quot;$1&quot;)" office:value-type="string" office:string-value=" 38.47" calcext:value-type="string">
            <text:p> 38.47</text:p>
          </table:table-cell>
          <table:table-cell table:formula="of:=VALUE([.T236])" office:value-type="float" office:value="38.47" calcext:value-type="float">
            <text:p>38.47</text:p>
          </table:table-cell>
          <table:table-cell table:formula="of:=ORG.LIBREOFFICE.REGEX([.H236];&quot;(.*)°.*&quot;;&quot;$1&quot;)" office:value-type="string" office:string-value="+68" calcext:value-type="string">
            <text:p>+68</text:p>
          </table:table-cell>
          <table:table-cell table:formula="of:=VALUE([.V236])" office:value-type="float" office:value="68" calcext:value-type="float">
            <text:p>68</text:p>
          </table:table-cell>
          <table:table-cell table:formula="of:=ORG.LIBREOFFICE.REGEX([.H236];&quot;.*°(.*)′ .*&quot;;&quot;$1&quot;)" office:value-type="string" office:string-value=" 46" calcext:value-type="string">
            <text:p> 46</text:p>
          </table:table-cell>
          <table:table-cell table:formula="of:=VALUE([.X236])" office:value-type="float" office:value="46" calcext:value-type="float">
            <text:p>46</text:p>
          </table:table-cell>
          <table:table-cell table:formula="of:=ORG.LIBREOFFICE.REGEX([.H236];&quot;.*′(.*)″.*&quot;;&quot;$1&quot;)" office:value-type="string" office:string-value=" 32.7" calcext:value-type="string">
            <text:p> 32.7</text:p>
          </table:table-cell>
          <table:table-cell table:formula="of:=VALUE([.Z236])" office:value-type="float" office:value="32.7" calcext:value-type="float">
            <text:p>32.7</text:p>
          </table:table-cell>
          <table:table-cell table:formula="of:=[.Q236]+[.S236]/60+[.U236]/3600" office:value-type="float" office:value="10.7440194444444" calcext:value-type="float">
            <text:p>10.7440194444444</text:p>
          </table:table-cell>
          <table:table-cell table:formula="of:=[.W236]+[.Y236]/60+[.AA236]/3600" office:value-type="float" office:value="68.77575" calcext:value-type="float">
            <text:p>68.77575</text:p>
          </table:table-cell>
        </table:table-row>
        <table:table-row table:style-name="ro2">
          <table:table-cell office:value-type="string" calcext:value-type="string">
            <text:p><text:a xlink:href="https://en.wikipedia.org/wiki/HD_80606" xlink:type="simple">HD 80606</text:a></text:p>
          </table:table-cell>
          <table:table-cell table:number-columns-repeated="3"/>
          <table:table-cell office:value-type="float" office:value="80606" calcext:value-type="float">
            <text:p>80606</text:p>
          </table:table-cell>
          <table:table-cell office:value-type="float" office:value="45982" calcext:value-type="float">
            <text:p>45982</text:p>
          </table:table-cell>
          <table:table-cell office:value-type="string" calcext:value-type="string">
            <text:p>09h 22m 37.57s</text:p>
          </table:table-cell>
          <table:table-cell office:value-type="string" calcext:value-type="string">
            <text:p>+50° 36′ 13.4″</text:p>
          </table:table-cell>
          <table:table-cell office:value-type="float" office:value="8.93" calcext:value-type="float">
            <text:p>8.93</text:p>
          </table:table-cell>
          <table:table-cell office:value-type="float" office:value="5.1" calcext:value-type="float">
            <text:p>5.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G5</text:p>
          </table:table-cell>
          <table:table-cell table:style-name="ce2" office:value-type="string" calcext:value-type="string">
            <text:p>has a transiting planet (<text:a xlink:href="https://en.wikipedia.org/wiki/HD_80606_b" xlink:type="simple">b</text:a>)</text:p>
          </table:table-cell>
          <table:table-cell table:number-columns-repeated="2"/>
          <table:table-cell table:formula="of:=MIDB([.$G237];1;2)" office:value-type="string" office:string-value="09" calcext:value-type="string">
            <text:p>09</text:p>
          </table:table-cell>
          <table:table-cell table:formula="of:=VALUE([.P237])" office:value-type="float" office:value="9" calcext:value-type="float">
            <text:p>9</text:p>
          </table:table-cell>
          <table:table-cell table:formula="of:=ORG.LIBREOFFICE.REGEX([.G237];&quot;.*h(.*)m.*&quot;;&quot;$1&quot;)" office:value-type="string" office:string-value=" 22" calcext:value-type="string">
            <text:p> 22</text:p>
          </table:table-cell>
          <table:table-cell table:formula="of:=VALUE([.R237])" office:value-type="float" office:value="22" calcext:value-type="float">
            <text:p>22</text:p>
          </table:table-cell>
          <table:table-cell table:formula="of:=ORG.LIBREOFFICE.REGEX([.G237];&quot;.*m(.*)s.*&quot;;&quot;$1&quot;)" office:value-type="string" office:string-value=" 37.57" calcext:value-type="string">
            <text:p> 37.57</text:p>
          </table:table-cell>
          <table:table-cell table:formula="of:=VALUE([.T237])" office:value-type="float" office:value="37.57" calcext:value-type="float">
            <text:p>37.57</text:p>
          </table:table-cell>
          <table:table-cell table:formula="of:=ORG.LIBREOFFICE.REGEX([.H237];&quot;(.*)°.*&quot;;&quot;$1&quot;)" office:value-type="string" office:string-value="+50" calcext:value-type="string">
            <text:p>+50</text:p>
          </table:table-cell>
          <table:table-cell table:formula="of:=VALUE([.V237])" office:value-type="float" office:value="50" calcext:value-type="float">
            <text:p>50</text:p>
          </table:table-cell>
          <table:table-cell table:formula="of:=ORG.LIBREOFFICE.REGEX([.H237];&quot;.*°(.*)′ .*&quot;;&quot;$1&quot;)" office:value-type="string" office:string-value=" 36" calcext:value-type="string">
            <text:p> 36</text:p>
          </table:table-cell>
          <table:table-cell table:formula="of:=VALUE([.X237])" office:value-type="float" office:value="36" calcext:value-type="float">
            <text:p>36</text:p>
          </table:table-cell>
          <table:table-cell table:formula="of:=ORG.LIBREOFFICE.REGEX([.H237];&quot;.*′(.*)″.*&quot;;&quot;$1&quot;)" office:value-type="string" office:string-value=" 13.4" calcext:value-type="string">
            <text:p> 13.4</text:p>
          </table:table-cell>
          <table:table-cell table:formula="of:=VALUE([.Z237])" office:value-type="float" office:value="13.4" calcext:value-type="float">
            <text:p>13.4</text:p>
          </table:table-cell>
          <table:table-cell table:formula="of:=[.Q237]+[.S237]/60+[.U237]/3600" office:value-type="float" office:value="9.37710277777778" calcext:value-type="float">
            <text:p>9.37710277777778</text:p>
          </table:table-cell>
          <table:table-cell table:formula="of:=[.W237]+[.Y237]/60+[.AA237]/3600" office:value-type="float" office:value="50.6037222222222" calcext:value-type="float">
            <text:p>50.6037222222222</text:p>
          </table:table-cell>
        </table:table-row>
        <table:table-row table:style-name="ro2">
          <table:table-cell office:value-type="string" calcext:value-type="string">
            <text:p><text:a xlink:href="https://en.wikipedia.org/wiki/HIP_57274" xlink:type="simple">HIP 57274</text:a></text:p>
          </table:table-cell>
          <table:table-cell table:number-columns-repeated="3"/>
          <table:table-cell table:style-name="ce3"/>
          <table:table-cell office:value-type="float" office:value="57274" calcext:value-type="float">
            <text:p>57274</text:p>
          </table:table-cell>
          <table:table-cell office:value-type="string" calcext:value-type="string">
            <text:p>11h 44m 41s</text:p>
          </table:table-cell>
          <table:table-cell office:value-type="string" calcext:value-type="string">
            <text:p>+30° 57′ 33 ″</text:p>
          </table:table-cell>
          <table:table-cell office:value-type="float" office:value="8.96" calcext:value-type="float">
            <text:p>8.96</text:p>
          </table:table-cell>
          <table:table-cell office:value-type="float" office:value="6.88" calcext:value-type="float">
            <text:p>6.8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K5V</text:p>
          </table:table-cell>
          <table:table-cell table:style-name="ce2" office:value-type="string" calcext:value-type="string">
            <text:p>have three planets (<text:a xlink:href="https://en.wikipedia.org/wiki/HIP_57274_b" xlink:type="simple">b</text:a>, <text:a xlink:href="https://en.wikipedia.org/wiki/HIP_57274_c" xlink:type="simple">c</text:a> and <text:a xlink:href="https://en.wikipedia.org/wiki/HIP_57274_d" xlink:type="simple">d</text:a>)</text:p>
          </table:table-cell>
          <table:table-cell table:number-columns-repeated="2"/>
          <table:table-cell table:formula="of:=MIDB([.$G238];1;2)" office:value-type="string" office:string-value="11" calcext:value-type="string">
            <text:p>11</text:p>
          </table:table-cell>
          <table:table-cell table:formula="of:=VALUE([.P238])" office:value-type="float" office:value="11" calcext:value-type="float">
            <text:p>11</text:p>
          </table:table-cell>
          <table:table-cell table:formula="of:=ORG.LIBREOFFICE.REGEX([.G238];&quot;.*h(.*)m.*&quot;;&quot;$1&quot;)" office:value-type="string" office:string-value=" 44" calcext:value-type="string">
            <text:p> 44</text:p>
          </table:table-cell>
          <table:table-cell table:formula="of:=VALUE([.R238])" office:value-type="float" office:value="44" calcext:value-type="float">
            <text:p>44</text:p>
          </table:table-cell>
          <table:table-cell table:formula="of:=ORG.LIBREOFFICE.REGEX([.G238];&quot;.*m(.*)s.*&quot;;&quot;$1&quot;)" office:value-type="string" office:string-value=" 41" calcext:value-type="string">
            <text:p> 41</text:p>
          </table:table-cell>
          <table:table-cell table:formula="of:=VALUE([.T238])" office:value-type="float" office:value="41" calcext:value-type="float">
            <text:p>41</text:p>
          </table:table-cell>
          <table:table-cell table:formula="of:=ORG.LIBREOFFICE.REGEX([.H238];&quot;(.*)°.*&quot;;&quot;$1&quot;)" office:value-type="string" office:string-value="+30" calcext:value-type="string">
            <text:p>+30</text:p>
          </table:table-cell>
          <table:table-cell table:formula="of:=VALUE([.V238])" office:value-type="float" office:value="30" calcext:value-type="float">
            <text:p>30</text:p>
          </table:table-cell>
          <table:table-cell table:formula="of:=ORG.LIBREOFFICE.REGEX([.H238];&quot;.*°(.*)′ .*&quot;;&quot;$1&quot;)" office:value-type="string" office:string-value=" 57" calcext:value-type="string">
            <text:p> 57</text:p>
          </table:table-cell>
          <table:table-cell table:formula="of:=VALUE([.X238])" office:value-type="float" office:value="57" calcext:value-type="float">
            <text:p>57</text:p>
          </table:table-cell>
          <table:table-cell table:formula="of:=ORG.LIBREOFFICE.REGEX([.H238];&quot;.*′(.*)″.*&quot;;&quot;$1&quot;)" office:value-type="string" office:string-value=" 33 " calcext:value-type="string">
            <text:p> 33 </text:p>
          </table:table-cell>
          <table:table-cell table:formula="of:=VALUE([.Z238])" office:value-type="float" office:value="33" calcext:value-type="float">
            <text:p>33</text:p>
          </table:table-cell>
          <table:table-cell table:formula="of:=[.Q238]+[.S238]/60+[.U238]/3600" office:value-type="float" office:value="11.7447222222222" calcext:value-type="float">
            <text:p>11.7447222222222</text:p>
          </table:table-cell>
          <table:table-cell table:formula="of:=[.W238]+[.Y238]/60+[.AA238]/3600" office:value-type="float" office:value="30.9591666666667" calcext:value-type="float">
            <text:p>30.9591666666667</text:p>
          </table:table-cell>
        </table:table-row>
        <table:table-row table:style-name="ro2">
          <table:table-cell office:value-type="string" calcext:value-type="string">
            <text:p><text:a xlink:href="https://en.wikipedia.org/wiki/Winnecke_4" xlink:type="simple">Winnecke 4</text:a></text:p>
          </table:table-cell>
          <table:table-cell table:number-columns-repeated="3"/>
          <table:table-cell table:style-name="ce3" table:number-columns-repeated="2"/>
          <table:table-cell office:value-type="string" calcext:value-type="string">
            <text:p>12h 22m 12.5s</text:p>
          </table:table-cell>
          <table:table-cell office:value-type="string" calcext:value-type="string">
            <text:p>+58° 04′ 59″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10" calcext:value-type="float">
            <text:p>510</text:p>
          </table:table-cell>
          <table:table-cell table:style-name="ce3" office:value-type="string" calcext:value-type="string">
            <text:p/>
          </table:table-cell>
          <table:table-cell table:style-name="ce2" office:value-type="string" calcext:value-type="string">
            <text:p><text:a xlink:href="https://en.wikipedia.org/wiki/Messier_object" xlink:type="simple">Messier 40</text:a>; optical double star</text:p>
          </table:table-cell>
          <table:table-cell table:number-columns-repeated="2"/>
          <table:table-cell table:formula="of:=MIDB([.$G239];1;2)" office:value-type="string" office:string-value="12" calcext:value-type="string">
            <text:p>12</text:p>
          </table:table-cell>
          <table:table-cell table:formula="of:=VALUE([.P239])" office:value-type="float" office:value="12" calcext:value-type="float">
            <text:p>12</text:p>
          </table:table-cell>
          <table:table-cell table:formula="of:=ORG.LIBREOFFICE.REGEX([.G239];&quot;.*h(.*)m.*&quot;;&quot;$1&quot;)" office:value-type="string" office:string-value=" 22" calcext:value-type="string">
            <text:p> 22</text:p>
          </table:table-cell>
          <table:table-cell table:formula="of:=VALUE([.R239])" office:value-type="float" office:value="22" calcext:value-type="float">
            <text:p>22</text:p>
          </table:table-cell>
          <table:table-cell table:formula="of:=ORG.LIBREOFFICE.REGEX([.G239];&quot;.*m(.*)s.*&quot;;&quot;$1&quot;)" office:value-type="string" office:string-value=" 12.5" calcext:value-type="string">
            <text:p> 12.5</text:p>
          </table:table-cell>
          <table:table-cell table:formula="of:=VALUE([.T239])" office:value-type="float" office:value="12.5" calcext:value-type="float">
            <text:p>12.5</text:p>
          </table:table-cell>
          <table:table-cell table:formula="of:=ORG.LIBREOFFICE.REGEX([.H239];&quot;(.*)°.*&quot;;&quot;$1&quot;)" office:value-type="string" office:string-value="+58" calcext:value-type="string">
            <text:p>+58</text:p>
          </table:table-cell>
          <table:table-cell table:formula="of:=VALUE([.V239])" office:value-type="float" office:value="58" calcext:value-type="float">
            <text:p>58</text:p>
          </table:table-cell>
          <table:table-cell table:formula="of:=ORG.LIBREOFFICE.REGEX([.H239];&quot;.*°(.*)′ .*&quot;;&quot;$1&quot;)" office:value-type="string" office:string-value=" 04" calcext:value-type="string">
            <text:p> 04</text:p>
          </table:table-cell>
          <table:table-cell table:formula="of:=VALUE([.X239])" office:value-type="float" office:value="4" calcext:value-type="float">
            <text:p>4</text:p>
          </table:table-cell>
          <table:table-cell table:formula="of:=ORG.LIBREOFFICE.REGEX([.H239];&quot;.*′(.*)″.*&quot;;&quot;$1&quot;)" office:value-type="string" office:string-value=" 59" calcext:value-type="string">
            <text:p> 59</text:p>
          </table:table-cell>
          <table:table-cell table:formula="of:=VALUE([.Z239])" office:value-type="float" office:value="59" calcext:value-type="float">
            <text:p>59</text:p>
          </table:table-cell>
          <table:table-cell table:formula="of:=[.Q239]+[.S239]/60+[.U239]/3600" office:value-type="float" office:value="12.3701388888889" calcext:value-type="float">
            <text:p>12.3701388888889</text:p>
          </table:table-cell>
          <table:table-cell table:formula="of:=[.W239]+[.Y239]/60+[.AA239]/3600" office:value-type="float" office:value="58.0830555555556" calcext:value-type="float">
            <text:p>58.0830555555556</text:p>
          </table:table-cell>
        </table:table-row>
        <table:table-row table:style-name="ro6">
          <table:table-cell office:value-type="string" calcext:value-type="string">
            <text:p>SZ UMa</text:p>
          </table:table-cell>
          <table:table-cell table:number-columns-repeated="2"/>
          <table:table-cell table:style-name="ce2" office:value-type="string" calcext:value-type="string">
            <text:p>SZ</text:p>
          </table:table-cell>
          <table:table-cell table:style-name="ce3"/>
          <table:table-cell office:value-type="float" office:value="55360" calcext:value-type="float">
            <text:p>55360</text:p>
          </table:table-cell>
          <table:table-cell office:value-type="string" calcext:value-type="string">
            <text:p>11h 20m 04.83s</text:p>
          </table:table-cell>
          <table:table-cell office:value-type="string" calcext:value-type="string">
            <text:p>+65° 50′ 47.4″</text:p>
          </table:table-cell>
          <table:table-cell office:value-type="float" office:value="9.32" calcext:value-type="float">
            <text:p>9.32</text:p>
          </table:table-cell>
          <table:table-cell office:value-type="float" office:value="9.52" calcext:value-type="float">
            <text:p>9.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0</text:p>
          </table:table-cell>
          <table:table-cell table:style-name="ce2" office:value-type="string" calcext:value-type="string">
            <text:p>variable star</text:p>
          </table:table-cell>
          <table:table-cell table:number-columns-repeated="2"/>
          <table:table-cell table:formula="of:=MIDB([.$G240];1;2)" office:value-type="string" office:string-value="11" calcext:value-type="string">
            <text:p>11</text:p>
          </table:table-cell>
          <table:table-cell table:formula="of:=VALUE([.P240])" office:value-type="float" office:value="11" calcext:value-type="float">
            <text:p>11</text:p>
          </table:table-cell>
          <table:table-cell table:formula="of:=ORG.LIBREOFFICE.REGEX([.G240];&quot;.*h(.*)m.*&quot;;&quot;$1&quot;)" office:value-type="string" office:string-value=" 20" calcext:value-type="string">
            <text:p> 20</text:p>
          </table:table-cell>
          <table:table-cell table:formula="of:=VALUE([.R240])" office:value-type="float" office:value="20" calcext:value-type="float">
            <text:p>20</text:p>
          </table:table-cell>
          <table:table-cell table:formula="of:=ORG.LIBREOFFICE.REGEX([.G240];&quot;.*m(.*)s.*&quot;;&quot;$1&quot;)" office:value-type="string" office:string-value=" 04.83" calcext:value-type="string">
            <text:p> 04.83</text:p>
          </table:table-cell>
          <table:table-cell table:formula="of:=VALUE([.T240])" office:value-type="float" office:value="4.83" calcext:value-type="float">
            <text:p>4.83</text:p>
          </table:table-cell>
          <table:table-cell table:formula="of:=ORG.LIBREOFFICE.REGEX([.H240];&quot;(.*)°.*&quot;;&quot;$1&quot;)" office:value-type="string" office:string-value="+65" calcext:value-type="string">
            <text:p>+65</text:p>
          </table:table-cell>
          <table:table-cell table:formula="of:=VALUE([.V240])" office:value-type="float" office:value="65" calcext:value-type="float">
            <text:p>65</text:p>
          </table:table-cell>
          <table:table-cell table:formula="of:=ORG.LIBREOFFICE.REGEX([.H240];&quot;.*°(.*)′ .*&quot;;&quot;$1&quot;)" office:value-type="string" office:string-value=" 50" calcext:value-type="string">
            <text:p> 50</text:p>
          </table:table-cell>
          <table:table-cell table:formula="of:=VALUE([.X240])" office:value-type="float" office:value="50" calcext:value-type="float">
            <text:p>50</text:p>
          </table:table-cell>
          <table:table-cell table:formula="of:=ORG.LIBREOFFICE.REGEX([.H240];&quot;.*′(.*)″.*&quot;;&quot;$1&quot;)" office:value-type="string" office:string-value=" 47.4" calcext:value-type="string">
            <text:p> 47.4</text:p>
          </table:table-cell>
          <table:table-cell table:formula="of:=VALUE([.Z240])" office:value-type="float" office:value="47.4" calcext:value-type="float">
            <text:p>47.4</text:p>
          </table:table-cell>
          <table:table-cell table:formula="of:=[.Q240]+[.S240]/60+[.U240]/3600" office:value-type="float" office:value="11.334675" calcext:value-type="float">
            <text:p>11.334675</text:p>
          </table:table-cell>
          <table:table-cell table:formula="of:=[.W240]+[.Y240]/60+[.AA240]/3600" office:value-type="float" office:value="65.8465" calcext:value-type="float">
            <text:p>65.8465</text:p>
          </table:table-cell>
        </table:table-row>
        <table:table-row table:style-name="ro2">
          <table:table-cell office:value-type="string" calcext:value-type="string">
            <text:p><text:a xlink:href="https://en.wikipedia.org/wiki/HAT-P-22" xlink:type="simple">HAT-P-22</text:a></text:p>
          </table:table-cell>
          <table:table-cell table:number-columns-repeated="3"/>
          <table:table-cell office:value-type="float" office:value="233731" calcext:value-type="float">
            <text:p>233731</text:p>
          </table:table-cell>
          <table:table-cell table:style-name="ce3"/>
          <table:table-cell office:value-type="string" calcext:value-type="string">
            <text:p>10h 22m 44s</text:p>
          </table:table-cell>
          <table:table-cell office:value-type="string" calcext:value-type="string">
            <text:p>+50° 07′ 42″</text:p>
          </table:table-cell>
          <table:table-cell office:value-type="float" office:value="9.73" calcext:value-type="float">
            <text:p>9.73</text:p>
          </table:table-cell>
          <table:table-cell table:style-name="ce3"/>
          <table:table-cell office:value-type="float" office:value="267" calcext:value-type="float">
            <text:p>267</text:p>
          </table:table-cell>
          <table:table-cell office:value-type="string" calcext:value-type="string">
            <text:p>G5</text:p>
          </table:table-cell>
          <table:table-cell table:style-name="ce2" office:value-type="string" calcext:value-type="string">
            <text:p>has a <text:a xlink:href="https://en.wikipedia.org/wiki/Transiting_planet" xlink:type="simple">transiting planet</text:a> (b)</text:p>
          </table:table-cell>
          <table:table-cell table:number-columns-repeated="2"/>
          <table:table-cell table:formula="of:=MIDB([.$G241];1;2)" office:value-type="string" office:string-value="10" calcext:value-type="string">
            <text:p>10</text:p>
          </table:table-cell>
          <table:table-cell table:formula="of:=VALUE([.P241])" office:value-type="float" office:value="10" calcext:value-type="float">
            <text:p>10</text:p>
          </table:table-cell>
          <table:table-cell table:formula="of:=ORG.LIBREOFFICE.REGEX([.G241];&quot;.*h(.*)m.*&quot;;&quot;$1&quot;)" office:value-type="string" office:string-value=" 22" calcext:value-type="string">
            <text:p> 22</text:p>
          </table:table-cell>
          <table:table-cell table:formula="of:=VALUE([.R241])" office:value-type="float" office:value="22" calcext:value-type="float">
            <text:p>22</text:p>
          </table:table-cell>
          <table:table-cell table:formula="of:=ORG.LIBREOFFICE.REGEX([.G241];&quot;.*m(.*)s.*&quot;;&quot;$1&quot;)" office:value-type="string" office:string-value=" 44" calcext:value-type="string">
            <text:p> 44</text:p>
          </table:table-cell>
          <table:table-cell table:formula="of:=VALUE([.T241])" office:value-type="float" office:value="44" calcext:value-type="float">
            <text:p>44</text:p>
          </table:table-cell>
          <table:table-cell table:formula="of:=ORG.LIBREOFFICE.REGEX([.H241];&quot;(.*)°.*&quot;;&quot;$1&quot;)" office:value-type="string" office:string-value="+50" calcext:value-type="string">
            <text:p>+50</text:p>
          </table:table-cell>
          <table:table-cell table:formula="of:=VALUE([.V241])" office:value-type="float" office:value="50" calcext:value-type="float">
            <text:p>50</text:p>
          </table:table-cell>
          <table:table-cell table:formula="of:=ORG.LIBREOFFICE.REGEX([.H241];&quot;.*°(.*)′ .*&quot;;&quot;$1&quot;)" office:value-type="string" office:string-value=" 07" calcext:value-type="string">
            <text:p> 07</text:p>
          </table:table-cell>
          <table:table-cell table:formula="of:=VALUE([.X241])" office:value-type="float" office:value="7" calcext:value-type="float">
            <text:p>7</text:p>
          </table:table-cell>
          <table:table-cell table:formula="of:=ORG.LIBREOFFICE.REGEX([.H241];&quot;.*′(.*)″.*&quot;;&quot;$1&quot;)" office:value-type="string" office:string-value=" 42" calcext:value-type="string">
            <text:p> 42</text:p>
          </table:table-cell>
          <table:table-cell table:formula="of:=VALUE([.Z241])" office:value-type="float" office:value="42" calcext:value-type="float">
            <text:p>42</text:p>
          </table:table-cell>
          <table:table-cell table:formula="of:=[.Q241]+[.S241]/60+[.U241]/3600" office:value-type="float" office:value="10.3788888888889" calcext:value-type="float">
            <text:p>10.3788888888889</text:p>
          </table:table-cell>
          <table:table-cell table:formula="of:=[.W241]+[.Y241]/60+[.AA241]/3600" office:value-type="float" office:value="50.1283333333333" calcext:value-type="float">
            <text:p>50.1283333333333</text:p>
          </table:table-cell>
        </table:table-row>
        <table:table-row table:style-name="ro6">
          <table:table-cell office:value-type="string" calcext:value-type="string">
            <text:p>HD 233604</text:p>
          </table:table-cell>
          <table:table-cell table:number-columns-repeated="3"/>
          <table:table-cell office:value-type="float" office:value="233604" calcext:value-type="float">
            <text:p>233604</text:p>
          </table:table-cell>
          <table:table-cell table:style-name="ce3"/>
          <table:table-cell office:value-type="string" calcext:value-type="string">
            <text:p>09h 09m 49.0s</text:p>
          </table:table-cell>
          <table:table-cell office:value-type="string" calcext:value-type="string">
            <text:p>+53° 34′ 05″</text:p>
          </table:table-cell>
          <table:table-cell office:value-type="float" office:value="10.41" calcext:value-type="float">
            <text:p>10.41</text:p>
          </table:table-cell>
          <table:table-cell table:style-name="ce3" table:number-columns-repeated="2"/>
          <table:table-cell office:value-type="string" calcext:value-type="string">
            <text:p>K5</text:p>
          </table:table-cell>
          <table:table-cell table:style-name="ce2" office:value-type="string" calcext:value-type="string">
            <text:p>has a planet (b)</text:p>
          </table:table-cell>
          <table:table-cell table:number-columns-repeated="2"/>
          <table:table-cell table:formula="of:=MIDB([.$G242];1;2)" office:value-type="string" office:string-value="09" calcext:value-type="string">
            <text:p>09</text:p>
          </table:table-cell>
          <table:table-cell table:formula="of:=VALUE([.P242])" office:value-type="float" office:value="9" calcext:value-type="float">
            <text:p>9</text:p>
          </table:table-cell>
          <table:table-cell table:formula="of:=ORG.LIBREOFFICE.REGEX([.G242];&quot;.*h(.*)m.*&quot;;&quot;$1&quot;)" office:value-type="string" office:string-value=" 09" calcext:value-type="string">
            <text:p> 09</text:p>
          </table:table-cell>
          <table:table-cell table:formula="of:=VALUE([.R242])" office:value-type="float" office:value="9" calcext:value-type="float">
            <text:p>9</text:p>
          </table:table-cell>
          <table:table-cell table:formula="of:=ORG.LIBREOFFICE.REGEX([.G242];&quot;.*m(.*)s.*&quot;;&quot;$1&quot;)" office:value-type="string" office:string-value=" 49.0" calcext:value-type="string">
            <text:p> 49.0</text:p>
          </table:table-cell>
          <table:table-cell table:formula="of:=VALUE([.T242])" office:value-type="float" office:value="49" calcext:value-type="float">
            <text:p>49</text:p>
          </table:table-cell>
          <table:table-cell table:formula="of:=ORG.LIBREOFFICE.REGEX([.H242];&quot;(.*)°.*&quot;;&quot;$1&quot;)" office:value-type="string" office:string-value="+53" calcext:value-type="string">
            <text:p>+53</text:p>
          </table:table-cell>
          <table:table-cell table:formula="of:=VALUE([.V242])" office:value-type="float" office:value="53" calcext:value-type="float">
            <text:p>53</text:p>
          </table:table-cell>
          <table:table-cell table:formula="of:=ORG.LIBREOFFICE.REGEX([.H242];&quot;.*°(.*)′ .*&quot;;&quot;$1&quot;)" office:value-type="string" office:string-value=" 34" calcext:value-type="string">
            <text:p> 34</text:p>
          </table:table-cell>
          <table:table-cell table:formula="of:=VALUE([.X242])" office:value-type="float" office:value="34" calcext:value-type="float">
            <text:p>34</text:p>
          </table:table-cell>
          <table:table-cell table:formula="of:=ORG.LIBREOFFICE.REGEX([.H242];&quot;.*′(.*)″.*&quot;;&quot;$1&quot;)" office:value-type="string" office:string-value=" 05" calcext:value-type="string">
            <text:p> 05</text:p>
          </table:table-cell>
          <table:table-cell table:formula="of:=VALUE([.Z242])" office:value-type="float" office:value="5" calcext:value-type="float">
            <text:p>5</text:p>
          </table:table-cell>
          <table:table-cell table:formula="of:=[.Q242]+[.S242]/60+[.U242]/3600" office:value-type="float" office:value="9.16361111111111" calcext:value-type="float">
            <text:p>9.16361111111111</text:p>
          </table:table-cell>
          <table:table-cell table:formula="of:=[.W242]+[.Y242]/60+[.AA242]/3600" office:value-type="float" office:value="53.5680555555556" calcext:value-type="float">
            <text:p>53.5680555555556</text:p>
          </table:table-cell>
        </table:table-row>
        <table:table-row table:style-name="ro7">
          <table:table-cell office:value-type="string" calcext:value-type="string">
            <text:p><text:a xlink:href="https://en.wikipedia.org/wiki/HAT-P-13" xlink:type="simple">HAT-P-13</text:a></text:p>
          </table:table-cell>
          <table:table-cell table:number-columns-repeated="3"/>
          <table:table-cell table:style-name="ce3" table:number-columns-repeated="2"/>
          <table:table-cell office:value-type="string" calcext:value-type="string">
            <text:p>08h 39m 31.81s</text:p>
          </table:table-cell>
          <table:table-cell office:value-type="string" calcext:value-type="string">
            <text:p>+47° 21′ 07.3″</text:p>
          </table:table-cell>
          <table:table-cell office:value-type="float" office:value="10.62" calcext:value-type="float">
            <text:p>10.62</text:p>
          </table:table-cell>
          <table:table-cell office:value-type="float" office:value="3.97" calcext:value-type="float">
            <text:p>3.97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G4</text:p>
          </table:table-cell>
          <table:table-cell table:style-name="ce2" office:value-type="string" calcext:value-type="string">
            <text:p>has a <text:a xlink:href="https://en.wikipedia.org/wiki/Transiting_planet" xlink:type="simple">transiting planet</text:a> (<text:a xlink:href="https://en.wikipedia.org/wiki/HAT-P-13b" xlink:type="simple">b</text:a>), a brown dwarf (<text:a xlink:href="https://en.wikipedia.org/wiki/HAT-P-13c" xlink:type="simple">c</text:a>) and one unconfirmed planet (d)</text:p>
          </table:table-cell>
          <table:table-cell table:number-columns-repeated="2"/>
          <table:table-cell table:formula="of:=MIDB([.$G243];1;2)" office:value-type="string" office:string-value="08" calcext:value-type="string">
            <text:p>08</text:p>
          </table:table-cell>
          <table:table-cell table:formula="of:=VALUE([.P243])" office:value-type="float" office:value="8" calcext:value-type="float">
            <text:p>8</text:p>
          </table:table-cell>
          <table:table-cell table:formula="of:=ORG.LIBREOFFICE.REGEX([.G243];&quot;.*h(.*)m.*&quot;;&quot;$1&quot;)" office:value-type="string" office:string-value=" 39" calcext:value-type="string">
            <text:p> 39</text:p>
          </table:table-cell>
          <table:table-cell table:formula="of:=VALUE([.R243])" office:value-type="float" office:value="39" calcext:value-type="float">
            <text:p>39</text:p>
          </table:table-cell>
          <table:table-cell table:formula="of:=ORG.LIBREOFFICE.REGEX([.G243];&quot;.*m(.*)s.*&quot;;&quot;$1&quot;)" office:value-type="string" office:string-value=" 31.81" calcext:value-type="string">
            <text:p> 31.81</text:p>
          </table:table-cell>
          <table:table-cell table:formula="of:=VALUE([.T243])" office:value-type="float" office:value="31.81" calcext:value-type="float">
            <text:p>31.81</text:p>
          </table:table-cell>
          <table:table-cell table:formula="of:=ORG.LIBREOFFICE.REGEX([.H243];&quot;(.*)°.*&quot;;&quot;$1&quot;)" office:value-type="string" office:string-value="+47" calcext:value-type="string">
            <text:p>+47</text:p>
          </table:table-cell>
          <table:table-cell table:formula="of:=VALUE([.V243])" office:value-type="float" office:value="47" calcext:value-type="float">
            <text:p>47</text:p>
          </table:table-cell>
          <table:table-cell table:formula="of:=ORG.LIBREOFFICE.REGEX([.H243];&quot;.*°(.*)′ .*&quot;;&quot;$1&quot;)" office:value-type="string" office:string-value=" 21" calcext:value-type="string">
            <text:p> 21</text:p>
          </table:table-cell>
          <table:table-cell table:formula="of:=VALUE([.X243])" office:value-type="float" office:value="21" calcext:value-type="float">
            <text:p>21</text:p>
          </table:table-cell>
          <table:table-cell table:formula="of:=ORG.LIBREOFFICE.REGEX([.H243];&quot;.*′(.*)″.*&quot;;&quot;$1&quot;)" office:value-type="string" office:string-value=" 07.3" calcext:value-type="string">
            <text:p> 07.3</text:p>
          </table:table-cell>
          <table:table-cell table:formula="of:=VALUE([.Z243])" office:value-type="float" office:value="7.3" calcext:value-type="float">
            <text:p>7.3</text:p>
          </table:table-cell>
          <table:table-cell table:formula="of:=[.Q243]+[.S243]/60+[.U243]/3600" office:value-type="float" office:value="8.65883611111111" calcext:value-type="float">
            <text:p>8.65883611111111</text:p>
          </table:table-cell>
          <table:table-cell table:formula="of:=[.W243]+[.Y243]/60+[.AA243]/3600" office:value-type="float" office:value="47.3520277777778" calcext:value-type="float">
            <text:p>47.3520277777778</text:p>
          </table:table-cell>
        </table:table-row>
        <table:table-row table:style-name="ro1">
          <table:table-cell office:value-type="string" calcext:value-type="string">
            <text:p><text:a xlink:href="https://en.wikipedia.org/wiki/HAT-P-21" xlink:type="simple">HAT-P-21</text:a></text:p>
          </table:table-cell>
          <table:table-cell table:number-columns-repeated="3"/>
          <table:table-cell table:style-name="ce3" table:number-columns-repeated="2"/>
          <table:table-cell office:value-type="string" calcext:value-type="string">
            <text:p>11h 25m 06s</text:p>
          </table:table-cell>
          <table:table-cell office:value-type="string" calcext:value-type="string">
            <text:p>+41° 01′ 41″</text:p>
          </table:table-cell>
          <table:table-cell office:value-type="float" office:value="11.46" calcext:value-type="float">
            <text:p>11.46</text:p>
          </table:table-cell>
          <table:table-cell office:value-type="float" office:value="4.44" calcext:value-type="float">
            <text:p>4.44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G3</text:p>
          </table:table-cell>
          <table:table-cell table:style-name="ce2" office:value-type="string" calcext:value-type="string">
            <text:p>Mazaalai; has a <text:a xlink:href="https://en.wikipedia.org/wiki/Transiting_planet" xlink:type="simple">transiting planet</text:a> (b)</text:p>
          </table:table-cell>
          <table:table-cell table:number-columns-repeated="2"/>
          <table:table-cell table:formula="of:=MIDB([.$G244];1;2)" office:value-type="string" office:string-value="11" calcext:value-type="string">
            <text:p>11</text:p>
          </table:table-cell>
          <table:table-cell table:formula="of:=VALUE([.P244])" office:value-type="float" office:value="11" calcext:value-type="float">
            <text:p>11</text:p>
          </table:table-cell>
          <table:table-cell table:formula="of:=ORG.LIBREOFFICE.REGEX([.G244];&quot;.*h(.*)m.*&quot;;&quot;$1&quot;)" office:value-type="string" office:string-value=" 25" calcext:value-type="string">
            <text:p> 25</text:p>
          </table:table-cell>
          <table:table-cell table:formula="of:=VALUE([.R244])" office:value-type="float" office:value="25" calcext:value-type="float">
            <text:p>25</text:p>
          </table:table-cell>
          <table:table-cell table:formula="of:=ORG.LIBREOFFICE.REGEX([.G244];&quot;.*m(.*)s.*&quot;;&quot;$1&quot;)" office:value-type="string" office:string-value=" 06" calcext:value-type="string">
            <text:p> 06</text:p>
          </table:table-cell>
          <table:table-cell table:formula="of:=VALUE([.T244])" office:value-type="float" office:value="6" calcext:value-type="float">
            <text:p>6</text:p>
          </table:table-cell>
          <table:table-cell table:formula="of:=ORG.LIBREOFFICE.REGEX([.H244];&quot;(.*)°.*&quot;;&quot;$1&quot;)" office:value-type="string" office:string-value="+41" calcext:value-type="string">
            <text:p>+41</text:p>
          </table:table-cell>
          <table:table-cell table:formula="of:=VALUE([.V244])" office:value-type="float" office:value="41" calcext:value-type="float">
            <text:p>41</text:p>
          </table:table-cell>
          <table:table-cell table:formula="of:=ORG.LIBREOFFICE.REGEX([.H244];&quot;.*°(.*)′ .*&quot;;&quot;$1&quot;)" office:value-type="string" office:string-value=" 01" calcext:value-type="string">
            <text:p> 01</text:p>
          </table:table-cell>
          <table:table-cell table:formula="of:=VALUE([.X244])" office:value-type="float" office:value="1" calcext:value-type="float">
            <text:p>1</text:p>
          </table:table-cell>
          <table:table-cell table:formula="of:=ORG.LIBREOFFICE.REGEX([.H244];&quot;.*′(.*)″.*&quot;;&quot;$1&quot;)" office:value-type="string" office:string-value=" 41" calcext:value-type="string">
            <text:p> 41</text:p>
          </table:table-cell>
          <table:table-cell table:formula="of:=VALUE([.Z244])" office:value-type="float" office:value="41" calcext:value-type="float">
            <text:p>41</text:p>
          </table:table-cell>
          <table:table-cell table:formula="of:=[.Q244]+[.S244]/60+[.U244]/3600" office:value-type="float" office:value="11.4183333333333" calcext:value-type="float">
            <text:p>11.4183333333333</text:p>
          </table:table-cell>
          <table:table-cell table:formula="of:=[.W244]+[.Y244]/60+[.AA244]/3600" office:value-type="float" office:value="41.0280555555556" calcext:value-type="float">
            <text:p>41.0280555555556</text:p>
          </table:table-cell>
        </table:table-row>
        <table:table-row table:style-name="ro1">
          <table:table-cell office:value-type="string" calcext:value-type="string">
            <text:p><text:a xlink:href="https://en.wikipedia.org/wiki/GSC_03466-00819" xlink:type="simple">GSC 03466-00819</text:a></text:p>
          </table:table-cell>
          <table:table-cell table:number-columns-repeated="3"/>
          <table:table-cell table:style-name="ce3" table:number-columns-repeated="2"/>
          <table:table-cell office:value-type="string" calcext:value-type="string">
            <text:p>13h 44m 22.58s</text:p>
          </table:table-cell>
          <table:table-cell office:value-type="string" calcext:value-type="string">
            <text:p>+48° 01′ 43.2″</text:p>
          </table:table-cell>
          <table:table-cell office:value-type="float" office:value="11.86" calcext:value-type="float">
            <text:p>11.86</text:p>
          </table:table-cell>
          <table:table-cell office:value-type="float" office:value="6.13" calcext:value-type="float">
            <text:p>6.1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K</text:p>
          </table:table-cell>
          <table:table-cell table:style-name="ce2" office:value-type="string" calcext:value-type="string">
            <text:p>Dombay; has a transiting planet <text:a xlink:href="https://en.wikipedia.org/wiki/HAT-P-3b" xlink:type="simple">HAT-P-3b</text:a></text:p>
          </table:table-cell>
          <table:table-cell table:number-columns-repeated="2"/>
          <table:table-cell table:formula="of:=MIDB([.$G245];1;2)" office:value-type="string" office:string-value="13" calcext:value-type="string">
            <text:p>13</text:p>
          </table:table-cell>
          <table:table-cell table:formula="of:=VALUE([.P245])" office:value-type="float" office:value="13" calcext:value-type="float">
            <text:p>13</text:p>
          </table:table-cell>
          <table:table-cell table:formula="of:=ORG.LIBREOFFICE.REGEX([.G245];&quot;.*h(.*)m.*&quot;;&quot;$1&quot;)" office:value-type="string" office:string-value=" 44" calcext:value-type="string">
            <text:p> 44</text:p>
          </table:table-cell>
          <table:table-cell table:formula="of:=VALUE([.R245])" office:value-type="float" office:value="44" calcext:value-type="float">
            <text:p>44</text:p>
          </table:table-cell>
          <table:table-cell table:formula="of:=ORG.LIBREOFFICE.REGEX([.G245];&quot;.*m(.*)s.*&quot;;&quot;$1&quot;)" office:value-type="string" office:string-value=" 22.58" calcext:value-type="string">
            <text:p> 22.58</text:p>
          </table:table-cell>
          <table:table-cell table:formula="of:=VALUE([.T245])" office:value-type="float" office:value="22.58" calcext:value-type="float">
            <text:p>22.58</text:p>
          </table:table-cell>
          <table:table-cell table:formula="of:=ORG.LIBREOFFICE.REGEX([.H245];&quot;(.*)°.*&quot;;&quot;$1&quot;)" office:value-type="string" office:string-value="+48" calcext:value-type="string">
            <text:p>+48</text:p>
          </table:table-cell>
          <table:table-cell table:formula="of:=VALUE([.V245])" office:value-type="float" office:value="48" calcext:value-type="float">
            <text:p>48</text:p>
          </table:table-cell>
          <table:table-cell table:formula="of:=ORG.LIBREOFFICE.REGEX([.H245];&quot;.*°(.*)′ .*&quot;;&quot;$1&quot;)" office:value-type="string" office:string-value=" 01" calcext:value-type="string">
            <text:p> 01</text:p>
          </table:table-cell>
          <table:table-cell table:formula="of:=VALUE([.X245])" office:value-type="float" office:value="1" calcext:value-type="float">
            <text:p>1</text:p>
          </table:table-cell>
          <table:table-cell table:formula="of:=ORG.LIBREOFFICE.REGEX([.H245];&quot;.*′(.*)″.*&quot;;&quot;$1&quot;)" office:value-type="string" office:string-value=" 43.2" calcext:value-type="string">
            <text:p> 43.2</text:p>
          </table:table-cell>
          <table:table-cell table:formula="of:=VALUE([.Z245])" office:value-type="float" office:value="43.2" calcext:value-type="float">
            <text:p>43.2</text:p>
          </table:table-cell>
          <table:table-cell table:formula="of:=[.Q245]+[.S245]/60+[.U245]/3600" office:value-type="float" office:value="13.7396055555556" calcext:value-type="float">
            <text:p>13.7396055555556</text:p>
          </table:table-cell>
          <table:table-cell table:formula="of:=[.W245]+[.Y245]/60+[.AA245]/3600" office:value-type="float" office:value="48.0286666666667" calcext:value-type="float">
            <text:p>48.0286666666667</text:p>
          </table:table-cell>
        </table:table-row>
        <table:table-row table:style-name="ro6">
          <table:table-cell office:value-type="string" calcext:value-type="string">
            <text:p><text:a xlink:href="https://en.wikipedia.org/wiki/HIP_57050" xlink:type="simple">HIP 57050</text:a></text:p>
          </table:table-cell>
          <table:table-cell table:number-columns-repeated="3"/>
          <table:table-cell table:style-name="ce3"/>
          <table:table-cell office:value-type="float" office:value="57050" calcext:value-type="float">
            <text:p>57050</text:p>
          </table:table-cell>
          <table:table-cell office:value-type="string" calcext:value-type="string">
            <text:p>11h 41m 44.63s</text:p>
          </table:table-cell>
          <table:table-cell office:value-type="string" calcext:value-type="string">
            <text:p>+42° 45′ 07.1″</text:p>
          </table:table-cell>
          <table:table-cell office:value-type="float" office:value="11.88" calcext:value-type="float">
            <text:p>11.88</text:p>
          </table:table-cell>
          <table:table-cell office:value-type="float" office:value="11.66" calcext:value-type="float">
            <text:p>11.6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4V</text:p>
          </table:table-cell>
          <table:table-cell table:style-name="ce2" office:value-type="string" calcext:value-type="string">
            <text:p>has a planet (<text:a xlink:href="https://en.wikipedia.org/wiki/HIP_57050_b" xlink:type="simple">b</text:a>)</text:p>
          </table:table-cell>
          <table:table-cell table:number-columns-repeated="2"/>
          <table:table-cell table:formula="of:=MIDB([.$G246];1;2)" office:value-type="string" office:string-value="11" calcext:value-type="string">
            <text:p>11</text:p>
          </table:table-cell>
          <table:table-cell table:formula="of:=VALUE([.P246])" office:value-type="float" office:value="11" calcext:value-type="float">
            <text:p>11</text:p>
          </table:table-cell>
          <table:table-cell table:formula="of:=ORG.LIBREOFFICE.REGEX([.G246];&quot;.*h(.*)m.*&quot;;&quot;$1&quot;)" office:value-type="string" office:string-value=" 41" calcext:value-type="string">
            <text:p> 41</text:p>
          </table:table-cell>
          <table:table-cell table:formula="of:=VALUE([.R246])" office:value-type="float" office:value="41" calcext:value-type="float">
            <text:p>41</text:p>
          </table:table-cell>
          <table:table-cell table:formula="of:=ORG.LIBREOFFICE.REGEX([.G246];&quot;.*m(.*)s.*&quot;;&quot;$1&quot;)" office:value-type="string" office:string-value=" 44.63" calcext:value-type="string">
            <text:p> 44.63</text:p>
          </table:table-cell>
          <table:table-cell table:formula="of:=VALUE([.T246])" office:value-type="float" office:value="44.63" calcext:value-type="float">
            <text:p>44.63</text:p>
          </table:table-cell>
          <table:table-cell table:formula="of:=ORG.LIBREOFFICE.REGEX([.H246];&quot;(.*)°.*&quot;;&quot;$1&quot;)" office:value-type="string" office:string-value="+42" calcext:value-type="string">
            <text:p>+42</text:p>
          </table:table-cell>
          <table:table-cell table:formula="of:=VALUE([.V246])" office:value-type="float" office:value="42" calcext:value-type="float">
            <text:p>42</text:p>
          </table:table-cell>
          <table:table-cell table:formula="of:=ORG.LIBREOFFICE.REGEX([.H246];&quot;.*°(.*)′ .*&quot;;&quot;$1&quot;)" office:value-type="string" office:string-value=" 45" calcext:value-type="string">
            <text:p> 45</text:p>
          </table:table-cell>
          <table:table-cell table:formula="of:=VALUE([.X246])" office:value-type="float" office:value="45" calcext:value-type="float">
            <text:p>45</text:p>
          </table:table-cell>
          <table:table-cell table:formula="of:=ORG.LIBREOFFICE.REGEX([.H246];&quot;.*′(.*)″.*&quot;;&quot;$1&quot;)" office:value-type="string" office:string-value=" 07.1" calcext:value-type="string">
            <text:p> 07.1</text:p>
          </table:table-cell>
          <table:table-cell table:formula="of:=VALUE([.Z246])" office:value-type="float" office:value="7.1" calcext:value-type="float">
            <text:p>7.1</text:p>
          </table:table-cell>
          <table:table-cell table:formula="of:=[.Q246]+[.S246]/60+[.U246]/3600" office:value-type="float" office:value="11.6957305555556" calcext:value-type="float">
            <text:p>11.6957305555556</text:p>
          </table:table-cell>
          <table:table-cell table:formula="of:=[.W246]+[.Y246]/60+[.AA246]/3600" office:value-type="float" office:value="42.7519722222222" calcext:value-type="float">
            <text:p>42.7519722222222</text:p>
          </table:table-cell>
        </table:table-row>
        <table:table-row table:style-name="ro6">
          <table:table-cell office:value-type="string" calcext:value-type="string">
            <text:p>CF UMa</text:p>
          </table:table-cell>
          <table:table-cell table:number-columns-repeated="2"/>
          <table:table-cell table:style-name="ce2" office:value-type="string" calcext:value-type="string">
            <text:p>CF</text:p>
          </table:table-cell>
          <table:table-cell table:style-name="ce3" table:number-columns-repeated="2"/>
          <table:table-cell office:value-type="string" calcext:value-type="string">
            <text:p>11h 52m 58.8s</text:p>
          </table:table-cell>
          <table:table-cell office:value-type="string" calcext:value-type="string">
            <text:p>+37° 43′ 07″</text:p>
          </table:table-cell>
          <table:table-cell office:value-type="float" office:value="12" calcext:value-type="float">
            <text:p>12</text:p>
          </table:table-cell>
          <table:table-cell table:style-name="ce3" table:number-columns-repeated="2"/>
          <table:table-cell office:value-type="string" calcext:value-type="string">
            <text:p>M5.5V</text:p>
          </table:table-cell>
          <table:table-cell table:style-name="ce2" office:value-type="string" calcext:value-type="string">
            <text:p>flare star</text:p>
          </table:table-cell>
          <table:table-cell table:number-columns-repeated="2"/>
          <table:table-cell table:formula="of:=MIDB([.$G247];1;2)" office:value-type="string" office:string-value="11" calcext:value-type="string">
            <text:p>11</text:p>
          </table:table-cell>
          <table:table-cell table:formula="of:=VALUE([.P247])" office:value-type="float" office:value="11" calcext:value-type="float">
            <text:p>11</text:p>
          </table:table-cell>
          <table:table-cell table:formula="of:=ORG.LIBREOFFICE.REGEX([.G247];&quot;.*h(.*)m.*&quot;;&quot;$1&quot;)" office:value-type="string" office:string-value=" 52" calcext:value-type="string">
            <text:p> 52</text:p>
          </table:table-cell>
          <table:table-cell table:formula="of:=VALUE([.R247])" office:value-type="float" office:value="52" calcext:value-type="float">
            <text:p>52</text:p>
          </table:table-cell>
          <table:table-cell table:formula="of:=ORG.LIBREOFFICE.REGEX([.G247];&quot;.*m(.*)s.*&quot;;&quot;$1&quot;)" office:value-type="string" office:string-value=" 58.8" calcext:value-type="string">
            <text:p> 58.8</text:p>
          </table:table-cell>
          <table:table-cell table:formula="of:=VALUE([.T247])" office:value-type="float" office:value="58.8" calcext:value-type="float">
            <text:p>58.8</text:p>
          </table:table-cell>
          <table:table-cell table:formula="of:=ORG.LIBREOFFICE.REGEX([.H247];&quot;(.*)°.*&quot;;&quot;$1&quot;)" office:value-type="string" office:string-value="+37" calcext:value-type="string">
            <text:p>+37</text:p>
          </table:table-cell>
          <table:table-cell table:formula="of:=VALUE([.V247])" office:value-type="float" office:value="37" calcext:value-type="float">
            <text:p>37</text:p>
          </table:table-cell>
          <table:table-cell table:formula="of:=ORG.LIBREOFFICE.REGEX([.H247];&quot;.*°(.*)′ .*&quot;;&quot;$1&quot;)" office:value-type="string" office:string-value=" 43" calcext:value-type="string">
            <text:p> 43</text:p>
          </table:table-cell>
          <table:table-cell table:formula="of:=VALUE([.X247])" office:value-type="float" office:value="43" calcext:value-type="float">
            <text:p>43</text:p>
          </table:table-cell>
          <table:table-cell table:formula="of:=ORG.LIBREOFFICE.REGEX([.H247];&quot;.*′(.*)″.*&quot;;&quot;$1&quot;)" office:value-type="string" office:string-value=" 07" calcext:value-type="string">
            <text:p> 07</text:p>
          </table:table-cell>
          <table:table-cell table:formula="of:=VALUE([.Z247])" office:value-type="float" office:value="7" calcext:value-type="float">
            <text:p>7</text:p>
          </table:table-cell>
          <table:table-cell table:formula="of:=[.Q247]+[.S247]/60+[.U247]/3600" office:value-type="float" office:value="11.883" calcext:value-type="float">
            <text:p>11.883</text:p>
          </table:table-cell>
          <table:table-cell table:formula="of:=[.W247]+[.Y247]/60+[.AA247]/3600" office:value-type="float" office:value="37.7186111111111" calcext:value-type="float">
            <text:p>37.7186111111111</text:p>
          </table:table-cell>
        </table:table-row>
        <table:table-row table:style-name="ro1">
          <table:table-cell office:value-type="string" calcext:value-type="string">
            <text:p>HAT-P-66</text:p>
          </table:table-cell>
          <table:table-cell table:number-columns-repeated="3"/>
          <table:table-cell table:style-name="ce3" table:number-columns-repeated="2"/>
          <table:table-cell office:value-type="string" calcext:value-type="string">
            <text:p>10h 02m 17.5s</text:p>
          </table:table-cell>
          <table:table-cell office:value-type="string" calcext:value-type="string">
            <text:p>+53° 57′ 03″</text:p>
          </table:table-cell>
          <table:table-cell office:value-type="float" office:value="13" calcext:value-type="float">
            <text:p>13</text:p>
          </table:table-cell>
          <table:table-cell office:value-type="float" office:value="3.16" calcext:value-type="float">
            <text:p>3.16</text:p>
          </table:table-cell>
          <table:table-cell office:value-type="float" office:value="3023" calcext:value-type="float">
            <text:p>3023</text:p>
          </table:table-cell>
          <table:table-cell table:style-name="ce3"/>
          <table:table-cell table:style-name="ce2" office:value-type="string" calcext:value-type="string">
            <text:p>has a transiting planet HAT-P-66b</text:p>
          </table:table-cell>
          <table:table-cell table:number-columns-repeated="2"/>
          <table:table-cell table:formula="of:=MIDB([.$G248];1;2)" office:value-type="string" office:string-value="10" calcext:value-type="string">
            <text:p>10</text:p>
          </table:table-cell>
          <table:table-cell table:formula="of:=VALUE([.P248])" office:value-type="float" office:value="10" calcext:value-type="float">
            <text:p>10</text:p>
          </table:table-cell>
          <table:table-cell table:formula="of:=ORG.LIBREOFFICE.REGEX([.G248];&quot;.*h(.*)m.*&quot;;&quot;$1&quot;)" office:value-type="string" office:string-value=" 02" calcext:value-type="string">
            <text:p> 02</text:p>
          </table:table-cell>
          <table:table-cell table:formula="of:=VALUE([.R248])" office:value-type="float" office:value="2" calcext:value-type="float">
            <text:p>2</text:p>
          </table:table-cell>
          <table:table-cell table:formula="of:=ORG.LIBREOFFICE.REGEX([.G248];&quot;.*m(.*)s.*&quot;;&quot;$1&quot;)" office:value-type="string" office:string-value=" 17.5" calcext:value-type="string">
            <text:p> 17.5</text:p>
          </table:table-cell>
          <table:table-cell table:formula="of:=VALUE([.T248])" office:value-type="float" office:value="17.5" calcext:value-type="float">
            <text:p>17.5</text:p>
          </table:table-cell>
          <table:table-cell table:formula="of:=ORG.LIBREOFFICE.REGEX([.H248];&quot;(.*)°.*&quot;;&quot;$1&quot;)" office:value-type="string" office:string-value="+53" calcext:value-type="string">
            <text:p>+53</text:p>
          </table:table-cell>
          <table:table-cell table:formula="of:=VALUE([.V248])" office:value-type="float" office:value="53" calcext:value-type="float">
            <text:p>53</text:p>
          </table:table-cell>
          <table:table-cell table:formula="of:=ORG.LIBREOFFICE.REGEX([.H248];&quot;.*°(.*)′ .*&quot;;&quot;$1&quot;)" office:value-type="string" office:string-value=" 57" calcext:value-type="string">
            <text:p> 57</text:p>
          </table:table-cell>
          <table:table-cell table:formula="of:=VALUE([.X248])" office:value-type="float" office:value="57" calcext:value-type="float">
            <text:p>57</text:p>
          </table:table-cell>
          <table:table-cell table:formula="of:=ORG.LIBREOFFICE.REGEX([.H248];&quot;.*′(.*)″.*&quot;;&quot;$1&quot;)" office:value-type="string" office:string-value=" 03" calcext:value-type="string">
            <text:p> 03</text:p>
          </table:table-cell>
          <table:table-cell table:formula="of:=VALUE([.Z248])" office:value-type="float" office:value="3" calcext:value-type="float">
            <text:p>3</text:p>
          </table:table-cell>
          <table:table-cell table:formula="of:=[.Q248]+[.S248]/60+[.U248]/3600" office:value-type="float" office:value="10.0381944444444" calcext:value-type="float">
            <text:p>10.0381944444444</text:p>
          </table:table-cell>
          <table:table-cell table:formula="of:=[.W248]+[.Y248]/60+[.AA248]/3600" office:value-type="float" office:value="53.9508333333333" calcext:value-type="float">
            <text:p>53.9508333333333</text:p>
          </table:table-cell>
        </table:table-row>
        <table:table-row table:style-name="ro6">
          <table:table-cell office:value-type="string" calcext:value-type="string">
            <text:p><text:a xlink:href="https://en.wikipedia.org/wiki/WX_Ursae_Majoris" xlink:type="simple">WX UMa</text:a></text:p>
          </table:table-cell>
          <table:table-cell table:number-columns-repeated="2"/>
          <table:table-cell table:style-name="ce2" office:value-type="string" calcext:value-type="string">
            <text:p>WX</text:p>
          </table:table-cell>
          <table:table-cell table:style-name="ce3" table:number-columns-repeated="2"/>
          <table:table-cell office:value-type="string" calcext:value-type="string">
            <text:p>11h 05m 31.33s</text:p>
          </table:table-cell>
          <table:table-cell office:value-type="string" calcext:value-type="string">
            <text:p>+43° 31′ 17.1″</text:p>
          </table:table-cell>
          <table:table-cell office:value-type="float" office:value="14.45" calcext:value-type="float">
            <text:p>14.45</text:p>
          </table:table-cell>
          <table:table-cell office:value-type="float" office:value="16.03" calcext:value-type="float">
            <text:p>16.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6</text:p>
          </table:table-cell>
          <table:table-cell table:style-name="ce2" office:value-type="string" calcext:value-type="string">
            <text:p>flare star</text:p>
          </table:table-cell>
          <table:table-cell table:number-columns-repeated="2"/>
          <table:table-cell table:formula="of:=MIDB([.$G249];1;2)" office:value-type="string" office:string-value="11" calcext:value-type="string">
            <text:p>11</text:p>
          </table:table-cell>
          <table:table-cell table:formula="of:=VALUE([.P249])" office:value-type="float" office:value="11" calcext:value-type="float">
            <text:p>11</text:p>
          </table:table-cell>
          <table:table-cell table:formula="of:=ORG.LIBREOFFICE.REGEX([.G249];&quot;.*h(.*)m.*&quot;;&quot;$1&quot;)" office:value-type="string" office:string-value=" 05" calcext:value-type="string">
            <text:p> 05</text:p>
          </table:table-cell>
          <table:table-cell table:formula="of:=VALUE([.R249])" office:value-type="float" office:value="5" calcext:value-type="float">
            <text:p>5</text:p>
          </table:table-cell>
          <table:table-cell table:formula="of:=ORG.LIBREOFFICE.REGEX([.G249];&quot;.*m(.*)s.*&quot;;&quot;$1&quot;)" office:value-type="string" office:string-value=" 31.33" calcext:value-type="string">
            <text:p> 31.33</text:p>
          </table:table-cell>
          <table:table-cell table:formula="of:=VALUE([.T249])" office:value-type="float" office:value="31.33" calcext:value-type="float">
            <text:p>31.33</text:p>
          </table:table-cell>
          <table:table-cell table:formula="of:=ORG.LIBREOFFICE.REGEX([.H249];&quot;(.*)°.*&quot;;&quot;$1&quot;)" office:value-type="string" office:string-value="+43" calcext:value-type="string">
            <text:p>+43</text:p>
          </table:table-cell>
          <table:table-cell table:formula="of:=VALUE([.V249])" office:value-type="float" office:value="43" calcext:value-type="float">
            <text:p>43</text:p>
          </table:table-cell>
          <table:table-cell table:formula="of:=ORG.LIBREOFFICE.REGEX([.H249];&quot;.*°(.*)′ .*&quot;;&quot;$1&quot;)" office:value-type="string" office:string-value=" 31" calcext:value-type="string">
            <text:p> 31</text:p>
          </table:table-cell>
          <table:table-cell table:formula="of:=VALUE([.X249])" office:value-type="float" office:value="31" calcext:value-type="float">
            <text:p>31</text:p>
          </table:table-cell>
          <table:table-cell table:formula="of:=ORG.LIBREOFFICE.REGEX([.H249];&quot;.*′(.*)″.*&quot;;&quot;$1&quot;)" office:value-type="string" office:string-value=" 17.1" calcext:value-type="string">
            <text:p> 17.1</text:p>
          </table:table-cell>
          <table:table-cell table:formula="of:=VALUE([.Z249])" office:value-type="float" office:value="17.1" calcext:value-type="float">
            <text:p>17.1</text:p>
          </table:table-cell>
          <table:table-cell table:formula="of:=[.Q249]+[.S249]/60+[.U249]/3600" office:value-type="float" office:value="11.0920361111111" calcext:value-type="float">
            <text:p>11.0920361111111</text:p>
          </table:table-cell>
          <table:table-cell table:formula="of:=[.W249]+[.Y249]/60+[.AA249]/3600" office:value-type="float" office:value="43.5214166666667" calcext:value-type="float">
            <text:p>43.52141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6T10:03:58.435865872</meta:creation-date>
    <dc:date>2023-05-14T14:34:53.911907277</dc:date>
    <meta:editing-duration>P1DT21H39M45S</meta:editing-duration>
    <meta:editing-cycles>16</meta:editing-cycles>
    <meta:generator>LibreOffice/7.5.2.2$Linux_X86_64 LibreOffice_project/50$Build-2</meta:generator>
    <meta:document-statistic meta:table-count="1" meta:cell-count="5845" meta:object-count="0"/>
  </office:meta>
</office:document-meta>
</file>